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Unicode MS" svg:font-family="'Arial Unicode MS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5.23mm"/>
    </style:style>
    <style:style style:name="co2" style:family="table-column">
      <style:table-column-properties fo:break-before="auto" style:column-width="60.13mm"/>
    </style:style>
    <style:style style:name="co3" style:family="table-column">
      <style:table-column-properties fo:break-before="auto" style:column-width="10.62mm"/>
    </style:style>
    <style:style style:name="co4" style:family="table-column">
      <style:table-column-properties fo:break-before="auto" style:column-width="6.99mm"/>
    </style:style>
    <style:style style:name="co5" style:family="table-column">
      <style:table-column-properties fo:break-before="auto" style:column-width="42.23mm"/>
    </style:style>
    <style:style style:name="co6" style:family="table-column">
      <style:table-column-properties fo:break-before="auto" style:column-width="5.87mm"/>
    </style:style>
    <style:style style:name="co7" style:family="table-column">
      <style:table-column-properties fo:break-before="auto" style:column-width="5.59mm"/>
    </style:style>
    <style:style style:name="co8" style:family="table-column">
      <style:table-column-properties fo:break-before="auto" style:column-width="47.82mm"/>
    </style:style>
    <style:style style:name="co9" style:family="table-column">
      <style:table-column-properties fo:break-before="auto" style:column-width="8.4mm"/>
    </style:style>
    <style:style style:name="co10" style:family="table-column">
      <style:table-column-properties fo:break-before="auto" style:column-width="12.86mm"/>
    </style:style>
    <style:style style:name="co11" style:family="table-column">
      <style:table-column-properties fo:break-before="auto" style:column-width="112.71mm"/>
    </style:style>
    <style:style style:name="co12" style:family="table-column">
      <style:table-column-properties fo:break-before="auto" style:column-width="17.74mm"/>
    </style:style>
    <style:style style:name="co13" style:family="table-column">
      <style:table-column-properties fo:break-before="auto" style:column-width="22.37mm"/>
    </style:style>
    <style:style style:name="co14" style:family="table-column">
      <style:table-column-properties fo:break-before="auto" style:column-width="21.25mm"/>
    </style:style>
    <style:style style:name="co15" style:family="table-column">
      <style:table-column-properties fo:break-before="auto" style:column-width="15.38mm"/>
    </style:style>
    <style:style style:name="co16" style:family="table-column">
      <style:table-column-properties fo:break-before="auto" style:column-width="17.06mm"/>
    </style:style>
    <style:style style:name="co17" style:family="table-column">
      <style:table-column-properties fo:break-before="auto" style:column-width="197.47mm"/>
    </style:style>
    <style:style style:name="co18" style:family="table-column">
      <style:table-column-properties fo:break-before="auto" style:column-width="45.86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73mm" fo:break-before="auto" style:use-optimal-row-height="fals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31.75mm" fo:break-before="auto" style:use-optimal-row-height="false"/>
    </style:style>
    <style:style style:name="ro7" style:family="table-row">
      <style:table-row-properties style:row-height="9.26mm" fo:break-before="auto" style:use-optimal-row-height="false"/>
    </style:style>
    <style:style style:name="ro8" style:family="table-row">
      <style:table-row-properties style:row-height="9mm" fo:break-before="auto" style:use-optimal-row-height="false"/>
    </style:style>
    <style:style style:name="ta1" style:family="table" style:master-page-name="PageStyle_5f_BMW_20_CAN_20_Bus_20_Codes_20_V0.4">
      <style:table-properties table:display="true" style:writing-mode="lr-tb"/>
    </style:style>
    <style:style style:name="ta2" style:family="table" style:master-page-name="PageStyle_5f_Tabelle1">
      <style:table-properties table:display="true" style:writing-mode="lr-tb"/>
    </style:style>
    <style:style style:name="ta3" style:family="table" style:master-page-name="PageStyle_5f_Ideen">
      <style:table-properties table:display="true" style:writing-mode="lr-tb"/>
    </style:style>
    <style:style style:name="ce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0000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9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ackground-color="#ffff00" fo:padding="0.71mm"/>
    </style:style>
    <style:style style:name="ce11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ackground-color="#ff00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ackground-color="#3366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glyph-orientation-vertical="0" fo:background-color="#0000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7" style:family="table-cell" style:parent-style-name="Default">
      <style:table-cell-properties style:glyph-orientation-vertical="0" fo:background-color="#00000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996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color="#ff0000" style:font-name="Arial" style:font-style-asian="normal" style:font-weight-complex="normal" style:font-weight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2" style:family="text">
      <style:text-properties style:font-style-asian="normal" style:font-weight-complex="normal" style:font-weight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normal" fo:font-size="10pt" style:font-style-complex="normal" style:font-name="Arial"/>
    </style:style>
    <style:style style:name="T3" style:family="text">
      <style:text-properties fo:font-size="10pt" fo:font-weight="bold" style:text-underline-style="none" style:text-underline-color="font-color" style:font-size-complex="10pt" style:font-size-asian="10pt" style:text-position="0%" style:font-name="Arial" style:font-style-complex="normal" style:font-style-asian="normal" fo:color="#ff0000" fo:text-shadow="none" style:text-outline="false" fo:font-style="normal" style:text-line-through-type="none" style:font-weight-complex="bold" style:font-weight-asian="bold"/>
    </style:style>
    <style:style style:name="T4" style:family="text">
      <style:text-properties fo:font-size="10pt" fo:font-weight="bold" style:text-underline-style="none" style:text-underline-color="font-color" style:font-size-complex="10pt" style:font-size-asian="10pt" style:text-position="0%" style:font-name="Arial" style:font-style-complex="normal" style:font-style-asian="normal" fo:text-shadow="none" style:text-outline="false" fo:font-style="normal" style:text-line-through-type="none" style:font-weight-complex="bold" style:font-weight-asian="bold" fo:color="#0000ff"/>
    </style:style>
    <style:style style:name="T5" style:family="text">
      <style:text-properties fo:font-size="10pt" style:text-underline-style="none" style:text-underline-color="font-color" style:font-size-complex="10pt" style:font-size-asian="10pt" style:text-position="0%" style:font-style-complex="normal" style:font-style-asian="normal" fo:text-shadow="none" style:text-outline="false" fo:font-style="normal" style:text-line-through-type="none" style:font-name="Arial" style:font-weight-asian="normal" fo:font-weight="normal" style:font-weight-complex="normal"/>
    </style:style>
    <style:style style:name="T6" style:family="text">
      <style:text-properties fo:font-size="10pt" style:text-underline-style="none" style:text-underline-color="font-color" style:font-size-complex="10pt" style:font-size-asian="10pt" style:text-position="0%" style:font-style-complex="normal" style:font-style-asian="normal" fo:text-shadow="none" style:text-outline="false" fo:font-style="normal" style:text-line-through-type="none" fo:color="#339966" style:font-name="Arial" fo:font-weight="bold" style:font-weight-asian="bold" style:font-weight-complex="bold"/>
    </style:style>
    <style:style style:name="T7" style:family="text">
      <style:text-properties fo:font-size="10pt" style:text-underline-style="none" style:text-underline-color="font-color" style:font-size-complex="10pt" style:font-size-asian="10pt" style:text-position="0%" style:font-style-complex="normal" style:font-style-asian="normal" fo:text-shadow="none" style:text-outline="false" fo:font-style="normal" style:text-line-through-type="none" style:font-name="Arial" fo:font-weight="normal" style:font-weight-asian="normal" style:font-weight-complex="normal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BMW CAN Bus Codes V0.4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8"/>
        <table:table-column table:style-name="co5" table:default-cell-style-name="ce2"/>
        <table:table-column table:style-name="co6" table:number-columns-repeated="2" table:default-cell-style-name="ce2"/>
        <table:table-column table:style-name="co7" table:number-columns-repeated="7" table:default-cell-style-name="ce2"/>
        <table:table-column table:style-name="co8" table:default-cell-style-name="ce16"/>
        <table:table-column table:style-name="co9" table:number-columns-repeated="2" table:default-cell-style-name="ce2"/>
        <table:table-column table:style-name="co10" table:default-cell-style-name="ce2"/>
        <table:table-column table:style-name="co9" table:number-columns-repeated="6" table:default-cell-style-name="ce2"/>
        <table:table-column table:style-name="co11" table:default-cell-style-name="ce4"/>
        <table:table-column table:style-name="co12" table:number-columns-repeated="999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AN command</text:p>
          </table:table-cell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L</text:p>
          </table:table-cell>
          <table:table-cell table:style-name="ce1" office:value-type="string" calcext:value-type="string">
            <text:p>DAT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15" office:value-type="string" calcext:value-type="string">
            <text:p>Hex formatted</text:p>
          </table:table-cell>
          <table:table-cell table:style-name="ce17" office:value-type="string" calcext:value-type="string" table:number-columns-spanned="9" table:number-rows-spanned="1">
            <text:p>Hex to Integers…</text:p>
          </table:table-cell>
          <table:covered-table-cell table:number-columns-repeated="8" table:style-name="ce7"/>
          <table:table-cell table:style-name="ce1" office:value-type="string" calcext:value-type="string">
            <text:p>Comment</text:p>
          </table:table-cell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STEERING WHEEL Commands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ERING WHEEL MULTIFUNCTION PRESS</text:p>
          </table:table-cell>
          <table:table-cell office:value-type="string" calcext:value-type="string">
            <text:p>t22820300</text:p>
          </table:table-cell>
          <table:table-cell table:style-name="ce5" table:formula="of:=MID([.B4];2;3)" office:value-type="string" office:string-value="228" calcext:value-type="string">
            <text:p>228</text:p>
          </table:table-cell>
          <table:table-cell table:formula="of:=MID([.B4];5;1)" office:value-type="string" office:string-value="2" calcext:value-type="string">
            <text:p>2</text:p>
          </table:table-cell>
          <table:table-cell table:formula="of:=MID([.B4];6;50)" office:value-type="string" office:string-value="0300" calcext:value-type="string">
            <text:p>0300</text:p>
          </table:table-cell>
          <table:table-cell table:formula="of:=MID([.$E4];1;2)" office:value-type="string" office:string-value="03" calcext:value-type="string">
            <text:p>03</text:p>
          </table:table-cell>
          <table:table-cell table:style-name="ce8" table:formula="of:=MID([.$E4];3;2)" office:value-type="string" office:string-value="00" calcext:value-type="string">
            <text:p>00</text:p>
          </table:table-cell>
          <table:table-cell table:style-name="ce8" table:formula="of:=MID([.$E4];5;2)">
            <text:p/>
          </table:table-cell>
          <table:table-cell table:style-name="ce8" table:formula="of:=MID([.$E4];7;2)">
            <text:p/>
          </table:table-cell>
          <table:table-cell table:style-name="ce8" table:formula="of:=MID([.$E4];9;2)">
            <text:p/>
          </table:table-cell>
          <table:table-cell table:style-name="ce8" table:formula="of:=MID([.$E4];11;2)">
            <text:p/>
          </table:table-cell>
          <table:table-cell table:style-name="ce8" table:formula="of:=MID([.$E4];13;2)">
            <text:p/>
          </table:table-cell>
          <table:table-cell table:style-name="ce8" table:formula="of:=MID([.$E4];15;2)">
            <text:p/>
          </table:table-cell>
          <table:table-cell table:style-name="ce8"/>
          <table:table-cell table:formula="of:=CONCATENATE([.F4];&quot; &quot;;[.G4];&quot; &quot;;[.H4];&quot; &quot;;[.I4];&quot; &quot;;[.J4];&quot; &quot;;[.K4];&quot; &quot;;[.L4];&quot; &quot;;[.M4])" office:value-type="string" office:string-value="03 00      " calcext:value-type="string">
            <text:p>03 00 <text:s text:c="5"/></text:p>
          </table:table-cell>
          <table:table-cell table:formula="of:=HEX2DEC([.F4])" office:value-type="float" office:value="3" calcext:value-type="float">
            <text:p>3</text:p>
          </table:table-cell>
          <table:table-cell table:formula="of:=HEX2DEC([.G4])" office:value-type="float" office:value="0" calcext:value-type="float">
            <text:p>0</text:p>
          </table:table-cell>
          <table:table-cell table:formula="of:=HEX2DEC([.H4])" office:value-type="float" office:value="0" calcext:value-type="float">
            <text:p>0</text:p>
          </table:table-cell>
          <table:table-cell table:formula="of:=HEX2DEC([.I4])" office:value-type="float" office:value="0" calcext:value-type="float">
            <text:p>0</text:p>
          </table:table-cell>
          <table:table-cell table:formula="of:=HEX2DEC([.J4])" office:value-type="float" office:value="0" calcext:value-type="float">
            <text:p>0</text:p>
          </table:table-cell>
          <table:table-cell table:formula="of:=HEX2DEC([.K4])" office:value-type="float" office:value="0" calcext:value-type="float">
            <text:p>0</text:p>
          </table:table-cell>
          <table:table-cell table:formula="of:=HEX2DEC([.L4])" office:value-type="float" office:value="0" calcext:value-type="float">
            <text:p>0</text:p>
          </table:table-cell>
          <table:table-cell table:formula="of:=HEX2DEC([.M4])" office:value-type="float" office:value="0" calcext:value-type="float">
            <text:p>0</text:p>
          </table:table-cell>
          <table:table-cell table:formula="of:=HEX2DEC([.N4])" office:value-type="float" office:value="0" calcext:value-type="float">
            <text:p>0</text:p>
          </table:table-cell>
          <table:table-cell table:style-name="ce2"/>
          <table:table-cell table:number-columns-repeated="999"/>
        </table:table-row>
        <table:table-row table:style-name="ro2">
          <table:table-cell office:value-type="string" calcext:value-type="string">
            <text:p>STEERING WHEEL MULTIFUNCTION RELEASE</text:p>
          </table:table-cell>
          <table:table-cell office:value-type="string" calcext:value-type="string">
            <text:p>t22820000</text:p>
          </table:table-cell>
          <table:table-cell table:style-name="ce6" table:formula="of:=IF([.B5]=&quot;&quot;;&quot;&quot;;MID([.B5];2;3))" office:value-type="string" office:string-value="228" calcext:value-type="string">
            <text:p>228</text:p>
          </table:table-cell>
          <table:table-cell table:formula="of:=MID([.B5];5;1)" office:value-type="string" office:string-value="2" calcext:value-type="string">
            <text:p>2</text:p>
          </table:table-cell>
          <table:table-cell table:formula="of:=MID([.B5];6;50)" office:value-type="string" office:string-value="0000" calcext:value-type="string">
            <text:p>0000</text:p>
          </table:table-cell>
          <table:table-cell table:formula="of:=MID([.$E5];1;2)" office:value-type="string" office:string-value="00" calcext:value-type="string">
            <text:p>00</text:p>
          </table:table-cell>
          <table:table-cell table:style-name="ce8" table:formula="of:=MID([.$E5];3;2)" office:value-type="string" office:string-value="00" calcext:value-type="string">
            <text:p>00</text:p>
          </table:table-cell>
          <table:table-cell table:style-name="ce8" table:formula="of:=MID([.$E5];5;2)">
            <text:p/>
          </table:table-cell>
          <table:table-cell table:style-name="ce8" table:formula="of:=MID([.$E5];7;2)">
            <text:p/>
          </table:table-cell>
          <table:table-cell table:style-name="ce8" table:formula="of:=MID([.$E5];9;2)">
            <text:p/>
          </table:table-cell>
          <table:table-cell table:style-name="ce8" table:formula="of:=MID([.$E5];11;2)">
            <text:p/>
          </table:table-cell>
          <table:table-cell table:style-name="ce8" table:formula="of:=MID([.$E5];13;2)">
            <text:p/>
          </table:table-cell>
          <table:table-cell table:style-name="ce8" table:formula="of:=MID([.$E5];15;2)">
            <text:p/>
          </table:table-cell>
          <table:table-cell table:style-name="ce8"/>
          <table:table-cell table:formula="of:=CONCATENATE([.F5];&quot; &quot;;[.G5];&quot; &quot;;[.H5];&quot; &quot;;[.I5];&quot; &quot;;[.J5];&quot; &quot;;[.K5];&quot; &quot;;[.L5];&quot; &quot;;[.M5])" office:value-type="string" office:string-value="00 00      " calcext:value-type="string">
            <text:p>00 00 <text:s text:c="5"/></text:p>
          </table:table-cell>
          <table:table-cell table:formula="of:=HEX2DEC([.F5])" office:value-type="float" office:value="0" calcext:value-type="float">
            <text:p>0</text:p>
          </table:table-cell>
          <table:table-cell table:formula="of:=HEX2DEC([.G5])" office:value-type="float" office:value="0" calcext:value-type="float">
            <text:p>0</text:p>
          </table:table-cell>
          <table:table-cell table:formula="of:=HEX2DEC([.H5])" office:value-type="float" office:value="0" calcext:value-type="float">
            <text:p>0</text:p>
          </table:table-cell>
          <table:table-cell table:formula="of:=HEX2DEC([.I5])" office:value-type="float" office:value="0" calcext:value-type="float">
            <text:p>0</text:p>
          </table:table-cell>
          <table:table-cell table:formula="of:=HEX2DEC([.J5])" office:value-type="float" office:value="0" calcext:value-type="float">
            <text:p>0</text:p>
          </table:table-cell>
          <table:table-cell table:formula="of:=HEX2DEC([.K5])" office:value-type="float" office:value="0" calcext:value-type="float">
            <text:p>0</text:p>
          </table:table-cell>
          <table:table-cell table:formula="of:=HEX2DEC([.L5])" office:value-type="float" office:value="0" calcext:value-type="float">
            <text:p>0</text:p>
          </table:table-cell>
          <table:table-cell table:formula="of:=HEX2DEC([.M5])" office:value-type="float" office:value="0" calcext:value-type="float">
            <text:p>0</text:p>
          </table:table-cell>
          <table:table-cell table:formula="of:=HEX2DEC([.N5])" office:value-type="float" office:value="0" calcext:value-type="float">
            <text:p>0</text:p>
          </table:table-cell>
          <table:table-cell office:value-type="string" calcext:value-type="string">
            <text:p>t22820000</text:p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6" table:formula="of:=IF([.B6]=&quot;&quot;;&quot;&quot;;MID([.B6];2;3))">
            <text:p/>
          </table:table-cell>
          <table:table-cell table:formula="of:=MID([.B6];5;1)">
            <text:p/>
          </table:table-cell>
          <table:table-cell table:formula="of:=MID([.B6];6;50)">
            <text:p/>
          </table:table-cell>
          <table:table-cell table:formula="of:=MID([.$E6];1;2)">
            <text:p/>
          </table:table-cell>
          <table:table-cell table:style-name="ce8" table:formula="of:=MID([.$E6];3;2)">
            <text:p/>
          </table:table-cell>
          <table:table-cell table:style-name="ce8" table:formula="of:=MID([.$E6];5;2)">
            <text:p/>
          </table:table-cell>
          <table:table-cell table:style-name="ce8" table:formula="of:=MID([.$E6];7;2)">
            <text:p/>
          </table:table-cell>
          <table:table-cell table:style-name="ce8" table:formula="of:=MID([.$E6];9;2)">
            <text:p/>
          </table:table-cell>
          <table:table-cell table:style-name="ce8" table:formula="of:=MID([.$E6];11;2)">
            <text:p/>
          </table:table-cell>
          <table:table-cell table:style-name="ce8" table:formula="of:=MID([.$E6];13;2)">
            <text:p/>
          </table:table-cell>
          <table:table-cell table:style-name="ce8" table:formula="of:=MID([.$E6];15;2)">
            <text:p/>
          </table:table-cell>
          <table:table-cell table:style-name="ce8"/>
          <table:table-cell table:formula="of:=CONCATENATE([.F6];&quot; &quot;;[.G6];&quot; &quot;;[.H6];&quot; &quot;;[.I6];&quot; &quot;;[.J6];&quot; &quot;;[.K6];&quot; &quot;;[.L6];&quot; &quot;;[.M6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EERING WHEEL NEXT TRACK PRESS</text:p>
          </table:table-cell>
          <table:table-cell office:value-type="string" calcext:value-type="string">
            <text:p>t1D62E000</text:p>
          </table:table-cell>
          <table:table-cell table:style-name="ce6" table:formula="of:=IF([.B7]=&quot;&quot;;&quot;&quot;;MID([.B7];2;3))" office:value-type="string" office:string-value="1D6" calcext:value-type="string">
            <text:p>1D6</text:p>
          </table:table-cell>
          <table:table-cell table:formula="of:=MID([.B7];5;1)" office:value-type="string" office:string-value="2" calcext:value-type="string">
            <text:p>2</text:p>
          </table:table-cell>
          <table:table-cell table:formula="of:=MID([.B7];6;50)" office:value-type="string" office:string-value="E000" calcext:value-type="string">
            <text:p>E000</text:p>
          </table:table-cell>
          <table:table-cell table:formula="of:=MID([.$E7];1;2)" office:value-type="string" office:string-value="E0" calcext:value-type="string">
            <text:p>E0</text:p>
          </table:table-cell>
          <table:table-cell table:style-name="ce8" table:formula="of:=MID([.$E7];3;2)" office:value-type="string" office:string-value="00" calcext:value-type="string">
            <text:p>00</text:p>
          </table:table-cell>
          <table:table-cell table:style-name="ce8" table:formula="of:=MID([.$E7];5;2)">
            <text:p/>
          </table:table-cell>
          <table:table-cell table:style-name="ce8" table:formula="of:=MID([.$E7];7;2)">
            <text:p/>
          </table:table-cell>
          <table:table-cell table:style-name="ce8" table:formula="of:=MID([.$E7];9;2)">
            <text:p/>
          </table:table-cell>
          <table:table-cell table:style-name="ce8" table:formula="of:=MID([.$E7];11;2)">
            <text:p/>
          </table:table-cell>
          <table:table-cell table:style-name="ce8" table:formula="of:=MID([.$E7];13;2)">
            <text:p/>
          </table:table-cell>
          <table:table-cell table:style-name="ce8" table:formula="of:=MID([.$E7];15;2)">
            <text:p/>
          </table:table-cell>
          <table:table-cell table:style-name="ce8"/>
          <table:table-cell table:formula="of:=CONCATENATE([.F7];&quot; &quot;;[.G7];&quot; &quot;;[.H7];&quot; &quot;;[.I7];&quot; &quot;;[.J7];&quot; &quot;;[.K7];&quot; &quot;;[.L7];&quot; &quot;;[.M7])" office:value-type="string" office:string-value="E0 00      " calcext:value-type="string">
            <text:p>E0 00 <text:s text:c="5"/></text:p>
          </table:table-cell>
          <table:table-cell table:formula="of:=HEX2DEC([.F7])" office:value-type="float" office:value="224" calcext:value-type="float">
            <text:p>224</text:p>
          </table:table-cell>
          <table:table-cell table:formula="of:=HEX2DEC([.G7])" office:value-type="float" office:value="0" calcext:value-type="float">
            <text:p>0</text:p>
          </table:table-cell>
          <table:table-cell table:formula="of:=HEX2DEC([.H7])" office:value-type="float" office:value="0" calcext:value-type="float">
            <text:p>0</text:p>
          </table:table-cell>
          <table:table-cell table:formula="of:=HEX2DEC([.I7])" office:value-type="float" office:value="0" calcext:value-type="float">
            <text:p>0</text:p>
          </table:table-cell>
          <table:table-cell table:formula="of:=HEX2DEC([.J7])" office:value-type="float" office:value="0" calcext:value-type="float">
            <text:p>0</text:p>
          </table:table-cell>
          <table:table-cell table:formula="of:=HEX2DEC([.K7])" office:value-type="float" office:value="0" calcext:value-type="float">
            <text:p>0</text:p>
          </table:table-cell>
          <table:table-cell table:formula="of:=HEX2DEC([.L7])" office:value-type="float" office:value="0" calcext:value-type="float">
            <text:p>0</text:p>
          </table:table-cell>
          <table:table-cell table:formula="of:=HEX2DEC([.M7])" office:value-type="float" office:value="0" calcext:value-type="float">
            <text:p>0</text:p>
          </table:table-cell>
          <table:table-cell table:formula="of:=HEX2DEC([.N7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TEERING WHEEL NEXT TRACK RELEASE</text:p>
          </table:table-cell>
          <table:table-cell office:value-type="string" calcext:value-type="string">
            <text:p>t1D62C000</text:p>
          </table:table-cell>
          <table:table-cell table:style-name="ce6" table:formula="of:=IF([.B8]=&quot;&quot;;&quot;&quot;;MID([.B8];2;3))" office:value-type="string" office:string-value="1D6" calcext:value-type="string">
            <text:p>1D6</text:p>
          </table:table-cell>
          <table:table-cell table:formula="of:=MID([.B8];5;1)" office:value-type="string" office:string-value="2" calcext:value-type="string">
            <text:p>2</text:p>
          </table:table-cell>
          <table:table-cell table:formula="of:=MID([.B8];6;50)" office:value-type="string" office:string-value="C000" calcext:value-type="string">
            <text:p>C000</text:p>
          </table:table-cell>
          <table:table-cell table:formula="of:=MID([.$E8];1;2)" office:value-type="string" office:string-value="C0" calcext:value-type="string">
            <text:p>C0</text:p>
          </table:table-cell>
          <table:table-cell table:style-name="ce8" table:formula="of:=MID([.$E8];3;2)" office:value-type="string" office:string-value="00" calcext:value-type="string">
            <text:p>00</text:p>
          </table:table-cell>
          <table:table-cell table:style-name="ce8" table:formula="of:=MID([.$E8];5;2)">
            <text:p/>
          </table:table-cell>
          <table:table-cell table:style-name="ce8" table:formula="of:=MID([.$E8];7;2)">
            <text:p/>
          </table:table-cell>
          <table:table-cell table:style-name="ce8" table:formula="of:=MID([.$E8];9;2)">
            <text:p/>
          </table:table-cell>
          <table:table-cell table:style-name="ce8" table:formula="of:=MID([.$E8];11;2)">
            <text:p/>
          </table:table-cell>
          <table:table-cell table:style-name="ce8" table:formula="of:=MID([.$E8];13;2)">
            <text:p/>
          </table:table-cell>
          <table:table-cell table:style-name="ce8" table:formula="of:=MID([.$E8];15;2)">
            <text:p/>
          </table:table-cell>
          <table:table-cell table:style-name="ce8"/>
          <table:table-cell table:formula="of:=CONCATENATE([.F8];&quot; &quot;;[.G8];&quot; &quot;;[.H8];&quot; &quot;;[.I8];&quot; &quot;;[.J8];&quot; &quot;;[.K8];&quot; &quot;;[.L8];&quot; &quot;;[.M8])" office:value-type="string" office:string-value="C0 00      " calcext:value-type="string">
            <text:p>C0 00 <text:s text:c="5"/></text:p>
          </table:table-cell>
          <table:table-cell table:formula="of:=HEX2DEC([.F8])" office:value-type="float" office:value="192" calcext:value-type="float">
            <text:p>192</text:p>
          </table:table-cell>
          <table:table-cell table:formula="of:=HEX2DEC([.G8])" office:value-type="float" office:value="0" calcext:value-type="float">
            <text:p>0</text:p>
          </table:table-cell>
          <table:table-cell table:formula="of:=HEX2DEC([.H8])" office:value-type="float" office:value="0" calcext:value-type="float">
            <text:p>0</text:p>
          </table:table-cell>
          <table:table-cell table:formula="of:=HEX2DEC([.I8])" office:value-type="float" office:value="0" calcext:value-type="float">
            <text:p>0</text:p>
          </table:table-cell>
          <table:table-cell table:formula="of:=HEX2DEC([.J8])" office:value-type="float" office:value="0" calcext:value-type="float">
            <text:p>0</text:p>
          </table:table-cell>
          <table:table-cell table:formula="of:=HEX2DEC([.K8])" office:value-type="float" office:value="0" calcext:value-type="float">
            <text:p>0</text:p>
          </table:table-cell>
          <table:table-cell table:formula="of:=HEX2DEC([.L8])" office:value-type="float" office:value="0" calcext:value-type="float">
            <text:p>0</text:p>
          </table:table-cell>
          <table:table-cell table:formula="of:=HEX2DEC([.M8])" office:value-type="float" office:value="0" calcext:value-type="float">
            <text:p>0</text:p>
          </table:table-cell>
          <table:table-cell table:formula="of:=HEX2DEC([.N8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 table:formula="of:=IF([.B9]=&quot;&quot;;&quot;&quot;;MID([.B9];2;3))">
            <text:p/>
          </table:table-cell>
          <table:table-cell table:formula="of:=MID([.B9];5;1)">
            <text:p/>
          </table:table-cell>
          <table:table-cell table:formula="of:=MID([.B9];6;50)">
            <text:p/>
          </table:table-cell>
          <table:table-cell table:formula="of:=MID([.$E9];1;2)">
            <text:p/>
          </table:table-cell>
          <table:table-cell table:style-name="ce8" table:formula="of:=MID([.$E9];3;2)">
            <text:p/>
          </table:table-cell>
          <table:table-cell table:style-name="ce8" table:formula="of:=MID([.$E9];5;2)">
            <text:p/>
          </table:table-cell>
          <table:table-cell table:style-name="ce8" table:formula="of:=MID([.$E9];7;2)">
            <text:p/>
          </table:table-cell>
          <table:table-cell table:style-name="ce8" table:formula="of:=MID([.$E9];9;2)">
            <text:p/>
          </table:table-cell>
          <table:table-cell table:style-name="ce8" table:formula="of:=MID([.$E9];11;2)">
            <text:p/>
          </table:table-cell>
          <table:table-cell table:style-name="ce8" table:formula="of:=MID([.$E9];13;2)">
            <text:p/>
          </table:table-cell>
          <table:table-cell table:style-name="ce8" table:formula="of:=MID([.$E9];15;2)">
            <text:p/>
          </table:table-cell>
          <table:table-cell table:style-name="ce8"/>
          <table:table-cell table:formula="of:=CONCATENATE([.F9];&quot; &quot;;[.G9];&quot; &quot;;[.H9];&quot; &quot;;[.I9];&quot; &quot;;[.J9];&quot; &quot;;[.K9];&quot; &quot;;[.L9];&quot; &quot;;[.M9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EERING WHEEL PREVIOUS TRACK PRESS</text:p>
          </table:table-cell>
          <table:table-cell office:value-type="string" calcext:value-type="string">
            <text:p>t1D62D000</text:p>
          </table:table-cell>
          <table:table-cell table:style-name="ce6" table:formula="of:=IF([.B10]=&quot;&quot;;&quot;&quot;;MID([.B10];2;3))" office:value-type="string" office:string-value="1D6" calcext:value-type="string">
            <text:p>1D6</text:p>
          </table:table-cell>
          <table:table-cell table:formula="of:=MID([.B10];5;1)" office:value-type="string" office:string-value="2" calcext:value-type="string">
            <text:p>2</text:p>
          </table:table-cell>
          <table:table-cell table:formula="of:=MID([.B10];6;50)" office:value-type="string" office:string-value="D000" calcext:value-type="string">
            <text:p>D000</text:p>
          </table:table-cell>
          <table:table-cell table:formula="of:=MID([.$E10];1;2)" office:value-type="string" office:string-value="D0" calcext:value-type="string">
            <text:p>D0</text:p>
          </table:table-cell>
          <table:table-cell table:style-name="ce8" table:formula="of:=MID([.$E10];3;2)" office:value-type="string" office:string-value="00" calcext:value-type="string">
            <text:p>00</text:p>
          </table:table-cell>
          <table:table-cell table:style-name="ce8" table:formula="of:=MID([.$E10];5;2)">
            <text:p/>
          </table:table-cell>
          <table:table-cell table:style-name="ce8" table:formula="of:=MID([.$E10];7;2)">
            <text:p/>
          </table:table-cell>
          <table:table-cell table:style-name="ce8" table:formula="of:=MID([.$E10];9;2)">
            <text:p/>
          </table:table-cell>
          <table:table-cell table:style-name="ce8" table:formula="of:=MID([.$E10];11;2)">
            <text:p/>
          </table:table-cell>
          <table:table-cell table:style-name="ce8" table:formula="of:=MID([.$E10];13;2)">
            <text:p/>
          </table:table-cell>
          <table:table-cell table:style-name="ce8" table:formula="of:=MID([.$E10];15;2)">
            <text:p/>
          </table:table-cell>
          <table:table-cell table:style-name="ce8"/>
          <table:table-cell table:formula="of:=CONCATENATE([.F10];&quot; &quot;;[.G10];&quot; &quot;;[.H10];&quot; &quot;;[.I10];&quot; &quot;;[.J10];&quot; &quot;;[.K10];&quot; &quot;;[.L10];&quot; &quot;;[.M10])" office:value-type="string" office:string-value="D0 00      " calcext:value-type="string">
            <text:p>D0 00 <text:s text:c="5"/></text:p>
          </table:table-cell>
          <table:table-cell table:formula="of:=HEX2DEC([.F10])" office:value-type="float" office:value="208" calcext:value-type="float">
            <text:p>208</text:p>
          </table:table-cell>
          <table:table-cell table:formula="of:=HEX2DEC([.G10])" office:value-type="float" office:value="0" calcext:value-type="float">
            <text:p>0</text:p>
          </table:table-cell>
          <table:table-cell table:formula="of:=HEX2DEC([.H10])" office:value-type="float" office:value="0" calcext:value-type="float">
            <text:p>0</text:p>
          </table:table-cell>
          <table:table-cell table:formula="of:=HEX2DEC([.I10])" office:value-type="float" office:value="0" calcext:value-type="float">
            <text:p>0</text:p>
          </table:table-cell>
          <table:table-cell table:formula="of:=HEX2DEC([.J10])" office:value-type="float" office:value="0" calcext:value-type="float">
            <text:p>0</text:p>
          </table:table-cell>
          <table:table-cell table:formula="of:=HEX2DEC([.K10])" office:value-type="float" office:value="0" calcext:value-type="float">
            <text:p>0</text:p>
          </table:table-cell>
          <table:table-cell table:formula="of:=HEX2DEC([.L10])" office:value-type="float" office:value="0" calcext:value-type="float">
            <text:p>0</text:p>
          </table:table-cell>
          <table:table-cell table:formula="of:=HEX2DEC([.M10])" office:value-type="float" office:value="0" calcext:value-type="float">
            <text:p>0</text:p>
          </table:table-cell>
          <table:table-cell table:formula="of:=HEX2DEC([.N10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TEERING WHEEL PREVIOUS TRACK RELEASE</text:p>
          </table:table-cell>
          <table:table-cell office:value-type="string" calcext:value-type="string">
            <text:p>t1D62C000</text:p>
          </table:table-cell>
          <table:table-cell table:style-name="ce6" table:formula="of:=IF([.B11]=&quot;&quot;;&quot;&quot;;MID([.B11];2;3))" office:value-type="string" office:string-value="1D6" calcext:value-type="string">
            <text:p>1D6</text:p>
          </table:table-cell>
          <table:table-cell table:formula="of:=MID([.B11];5;1)" office:value-type="string" office:string-value="2" calcext:value-type="string">
            <text:p>2</text:p>
          </table:table-cell>
          <table:table-cell table:formula="of:=MID([.B11];6;50)" office:value-type="string" office:string-value="C000" calcext:value-type="string">
            <text:p>C000</text:p>
          </table:table-cell>
          <table:table-cell table:formula="of:=MID([.$E11];1;2)" office:value-type="string" office:string-value="C0" calcext:value-type="string">
            <text:p>C0</text:p>
          </table:table-cell>
          <table:table-cell table:style-name="ce8" table:formula="of:=MID([.$E11];3;2)" office:value-type="string" office:string-value="00" calcext:value-type="string">
            <text:p>00</text:p>
          </table:table-cell>
          <table:table-cell table:style-name="ce8" table:formula="of:=MID([.$E11];5;2)">
            <text:p/>
          </table:table-cell>
          <table:table-cell table:style-name="ce8" table:formula="of:=MID([.$E11];7;2)">
            <text:p/>
          </table:table-cell>
          <table:table-cell table:style-name="ce8" table:formula="of:=MID([.$E11];9;2)">
            <text:p/>
          </table:table-cell>
          <table:table-cell table:style-name="ce8" table:formula="of:=MID([.$E11];11;2)">
            <text:p/>
          </table:table-cell>
          <table:table-cell table:style-name="ce8" table:formula="of:=MID([.$E11];13;2)">
            <text:p/>
          </table:table-cell>
          <table:table-cell table:style-name="ce8" table:formula="of:=MID([.$E11];15;2)">
            <text:p/>
          </table:table-cell>
          <table:table-cell table:style-name="ce8"/>
          <table:table-cell table:formula="of:=CONCATENATE([.F11];&quot; &quot;;[.G11];&quot; &quot;;[.H11];&quot; &quot;;[.I11];&quot; &quot;;[.J11];&quot; &quot;;[.K11];&quot; &quot;;[.L11];&quot; &quot;;[.M11])" office:value-type="string" office:string-value="C0 00      " calcext:value-type="string">
            <text:p>C0 00 <text:s text:c="5"/></text:p>
          </table:table-cell>
          <table:table-cell table:formula="of:=HEX2DEC([.F11])" office:value-type="float" office:value="192" calcext:value-type="float">
            <text:p>192</text:p>
          </table:table-cell>
          <table:table-cell table:formula="of:=HEX2DEC([.G11])" office:value-type="float" office:value="0" calcext:value-type="float">
            <text:p>0</text:p>
          </table:table-cell>
          <table:table-cell table:formula="of:=HEX2DEC([.H11])" office:value-type="float" office:value="0" calcext:value-type="float">
            <text:p>0</text:p>
          </table:table-cell>
          <table:table-cell table:formula="of:=HEX2DEC([.I11])" office:value-type="float" office:value="0" calcext:value-type="float">
            <text:p>0</text:p>
          </table:table-cell>
          <table:table-cell table:formula="of:=HEX2DEC([.J11])" office:value-type="float" office:value="0" calcext:value-type="float">
            <text:p>0</text:p>
          </table:table-cell>
          <table:table-cell table:formula="of:=HEX2DEC([.K11])" office:value-type="float" office:value="0" calcext:value-type="float">
            <text:p>0</text:p>
          </table:table-cell>
          <table:table-cell table:formula="of:=HEX2DEC([.L11])" office:value-type="float" office:value="0" calcext:value-type="float">
            <text:p>0</text:p>
          </table:table-cell>
          <table:table-cell table:formula="of:=HEX2DEC([.M11])" office:value-type="float" office:value="0" calcext:value-type="float">
            <text:p>0</text:p>
          </table:table-cell>
          <table:table-cell table:formula="of:=HEX2DEC([.N11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 table:formula="of:=IF([.B12]=&quot;&quot;;&quot;&quot;;MID([.B12];2;3))">
            <text:p/>
          </table:table-cell>
          <table:table-cell table:formula="of:=MID([.B12];5;1)">
            <text:p/>
          </table:table-cell>
          <table:table-cell table:formula="of:=MID([.B12];6;50)">
            <text:p/>
          </table:table-cell>
          <table:table-cell table:formula="of:=MID([.$E12];1;2)">
            <text:p/>
          </table:table-cell>
          <table:table-cell table:style-name="ce8" table:formula="of:=MID([.$E12];3;2)">
            <text:p/>
          </table:table-cell>
          <table:table-cell table:style-name="ce8" table:formula="of:=MID([.$E12];5;2)">
            <text:p/>
          </table:table-cell>
          <table:table-cell table:style-name="ce8" table:formula="of:=MID([.$E12];7;2)">
            <text:p/>
          </table:table-cell>
          <table:table-cell table:style-name="ce8" table:formula="of:=MID([.$E12];9;2)">
            <text:p/>
          </table:table-cell>
          <table:table-cell table:style-name="ce8" table:formula="of:=MID([.$E12];11;2)">
            <text:p/>
          </table:table-cell>
          <table:table-cell table:style-name="ce8" table:formula="of:=MID([.$E12];13;2)">
            <text:p/>
          </table:table-cell>
          <table:table-cell table:style-name="ce8" table:formula="of:=MID([.$E12];15;2)">
            <text:p/>
          </table:table-cell>
          <table:table-cell table:style-name="ce8"/>
          <table:table-cell table:formula="of:=CONCATENATE([.F12];&quot; &quot;;[.G12];&quot; &quot;;[.H12];&quot; &quot;;[.I12];&quot; &quot;;[.J12];&quot; &quot;;[.K12];&quot; &quot;;[.L12];&quot; &quot;;[.M12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EERING WHEEL CHANGE MODE PRESS</text:p>
          </table:table-cell>
          <table:table-cell/>
          <table:table-cell table:style-name="ce6" table:formula="of:=IF([.B13]=&quot;&quot;;&quot;&quot;;MID([.B13];2;3))">
            <text:p/>
          </table:table-cell>
          <table:table-cell table:formula="of:=MID([.B13];5;1)">
            <text:p/>
          </table:table-cell>
          <table:table-cell table:formula="of:=MID([.B13];6;50)">
            <text:p/>
          </table:table-cell>
          <table:table-cell table:formula="of:=MID([.$E13];1;2)">
            <text:p/>
          </table:table-cell>
          <table:table-cell table:style-name="ce8" table:formula="of:=MID([.$E13];3;2)">
            <text:p/>
          </table:table-cell>
          <table:table-cell table:style-name="ce8" table:formula="of:=MID([.$E13];5;2)">
            <text:p/>
          </table:table-cell>
          <table:table-cell table:style-name="ce8" table:formula="of:=MID([.$E13];7;2)">
            <text:p/>
          </table:table-cell>
          <table:table-cell table:style-name="ce8" table:formula="of:=MID([.$E13];9;2)">
            <text:p/>
          </table:table-cell>
          <table:table-cell table:style-name="ce8" table:formula="of:=MID([.$E13];11;2)">
            <text:p/>
          </table:table-cell>
          <table:table-cell table:style-name="ce8" table:formula="of:=MID([.$E13];13;2)">
            <text:p/>
          </table:table-cell>
          <table:table-cell table:style-name="ce8" table:formula="of:=MID([.$E13];15;2)">
            <text:p/>
          </table:table-cell>
          <table:table-cell table:style-name="ce8"/>
          <table:table-cell table:formula="of:=CONCATENATE([.F13];&quot; &quot;;[.G13];&quot; &quot;;[.H13];&quot; &quot;;[.I13];&quot; &quot;;[.J13];&quot; &quot;;[.K13];&quot; &quot;;[.L13];&quot; &quot;;[.M13])" office:value-type="string" office:string-value="       " calcext:value-type="string">
            <text:p><text:s text:c="7"/></text:p>
          </table:table-cell>
          <table:table-cell table:number-columns-repeated="9"/>
          <table:table-cell table:style-name="ce18" office:value-type="string" calcext:value-type="string">
            <text:p>NO CMD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TEERING WHEEL CHANGE MODE RELEASE</text:p>
          </table:table-cell>
          <table:table-cell/>
          <table:table-cell table:style-name="ce6" table:formula="of:=IF([.B14]=&quot;&quot;;&quot;&quot;;MID([.B14];2;3))">
            <text:p/>
          </table:table-cell>
          <table:table-cell table:formula="of:=MID([.B14];5;1)">
            <text:p/>
          </table:table-cell>
          <table:table-cell table:formula="of:=MID([.B14];6;50)">
            <text:p/>
          </table:table-cell>
          <table:table-cell table:formula="of:=MID([.$E14];1;2)">
            <text:p/>
          </table:table-cell>
          <table:table-cell table:style-name="ce8" table:formula="of:=MID([.$E14];3;2)">
            <text:p/>
          </table:table-cell>
          <table:table-cell table:style-name="ce8" table:formula="of:=MID([.$E14];5;2)">
            <text:p/>
          </table:table-cell>
          <table:table-cell table:style-name="ce8" table:formula="of:=MID([.$E14];7;2)">
            <text:p/>
          </table:table-cell>
          <table:table-cell table:style-name="ce8" table:formula="of:=MID([.$E14];9;2)">
            <text:p/>
          </table:table-cell>
          <table:table-cell table:style-name="ce8" table:formula="of:=MID([.$E14];11;2)">
            <text:p/>
          </table:table-cell>
          <table:table-cell table:style-name="ce8" table:formula="of:=MID([.$E14];13;2)">
            <text:p/>
          </table:table-cell>
          <table:table-cell table:style-name="ce8" table:formula="of:=MID([.$E14];15;2)">
            <text:p/>
          </table:table-cell>
          <table:table-cell table:style-name="ce8"/>
          <table:table-cell table:formula="of:=CONCATENATE([.F14];&quot; &quot;;[.G14];&quot; &quot;;[.H14];&quot; &quot;;[.I14];&quot; &quot;;[.J14];&quot; &quot;;[.K14];&quot; &quot;;[.L14];&quot; &quot;;[.M14])" office:value-type="string" office:string-value="       " calcext:value-type="string">
            <text:p><text:s text:c="7"/></text:p>
          </table:table-cell>
          <table:table-cell table:number-columns-repeated="9"/>
          <table:table-cell table:style-name="ce18" office:value-type="string" calcext:value-type="string">
            <text:p>NO CMD</text:p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6" table:formula="of:=IF([.B15]=&quot;&quot;;&quot;&quot;;MID([.B15];2;3))">
            <text:p/>
          </table:table-cell>
          <table:table-cell table:formula="of:=MID([.B15];5;1)">
            <text:p/>
          </table:table-cell>
          <table:table-cell table:formula="of:=MID([.B15];6;50)">
            <text:p/>
          </table:table-cell>
          <table:table-cell table:formula="of:=MID([.$E15];1;2)">
            <text:p/>
          </table:table-cell>
          <table:table-cell table:style-name="ce8" table:formula="of:=MID([.$E15];3;2)">
            <text:p/>
          </table:table-cell>
          <table:table-cell table:style-name="ce8" table:formula="of:=MID([.$E15];5;2)">
            <text:p/>
          </table:table-cell>
          <table:table-cell table:style-name="ce8" table:formula="of:=MID([.$E15];7;2)">
            <text:p/>
          </table:table-cell>
          <table:table-cell table:style-name="ce8" table:formula="of:=MID([.$E15];9;2)">
            <text:p/>
          </table:table-cell>
          <table:table-cell table:style-name="ce8" table:formula="of:=MID([.$E15];11;2)">
            <text:p/>
          </table:table-cell>
          <table:table-cell table:style-name="ce8" table:formula="of:=MID([.$E15];13;2)">
            <text:p/>
          </table:table-cell>
          <table:table-cell table:style-name="ce8" table:formula="of:=MID([.$E15];15;2)">
            <text:p/>
          </table:table-cell>
          <table:table-cell table:style-name="ce8"/>
          <table:table-cell table:formula="of:=CONCATENATE([.F15];&quot; &quot;;[.G15];&quot; &quot;;[.H15];&quot; &quot;;[.I15];&quot; &quot;;[.J15];&quot; &quot;;[.K15];&quot; &quot;;[.L15];&quot; &quot;;[.M15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EERING WHEEL VOICE CONTROL PRESS</text:p>
          </table:table-cell>
          <table:table-cell office:value-type="string" calcext:value-type="string">
            <text:p>t1D62C001</text:p>
          </table:table-cell>
          <table:table-cell table:style-name="ce6" table:formula="of:=IF([.B16]=&quot;&quot;;&quot;&quot;;MID([.B16];2;3))" office:value-type="string" office:string-value="1D6" calcext:value-type="string">
            <text:p>1D6</text:p>
          </table:table-cell>
          <table:table-cell table:formula="of:=MID([.B16];5;1)" office:value-type="string" office:string-value="2" calcext:value-type="string">
            <text:p>2</text:p>
          </table:table-cell>
          <table:table-cell table:formula="of:=MID([.B16];6;50)" office:value-type="string" office:string-value="C001" calcext:value-type="string">
            <text:p>C001</text:p>
          </table:table-cell>
          <table:table-cell table:formula="of:=MID([.$E16];1;2)" office:value-type="string" office:string-value="C0" calcext:value-type="string">
            <text:p>C0</text:p>
          </table:table-cell>
          <table:table-cell table:style-name="ce8" table:formula="of:=MID([.$E16];3;2)" office:value-type="string" office:string-value="01" calcext:value-type="string">
            <text:p>01</text:p>
          </table:table-cell>
          <table:table-cell table:style-name="ce8" table:formula="of:=MID([.$E16];5;2)">
            <text:p/>
          </table:table-cell>
          <table:table-cell table:style-name="ce8" table:formula="of:=MID([.$E16];7;2)">
            <text:p/>
          </table:table-cell>
          <table:table-cell table:style-name="ce8" table:formula="of:=MID([.$E16];9;2)">
            <text:p/>
          </table:table-cell>
          <table:table-cell table:style-name="ce8" table:formula="of:=MID([.$E16];11;2)">
            <text:p/>
          </table:table-cell>
          <table:table-cell table:style-name="ce8" table:formula="of:=MID([.$E16];13;2)">
            <text:p/>
          </table:table-cell>
          <table:table-cell table:style-name="ce8" table:formula="of:=MID([.$E16];15;2)">
            <text:p/>
          </table:table-cell>
          <table:table-cell table:style-name="ce8"/>
          <table:table-cell table:formula="of:=CONCATENATE([.F16];&quot; &quot;;[.G16];&quot; &quot;;[.H16];&quot; &quot;;[.I16];&quot; &quot;;[.J16];&quot; &quot;;[.K16];&quot; &quot;;[.L16];&quot; &quot;;[.M16])" office:value-type="string" office:string-value="C0 01      " calcext:value-type="string">
            <text:p>C0 01 <text:s text:c="5"/></text:p>
          </table:table-cell>
          <table:table-cell table:formula="of:=HEX2DEC([.F16])" office:value-type="float" office:value="192" calcext:value-type="float">
            <text:p>192</text:p>
          </table:table-cell>
          <table:table-cell table:formula="of:=HEX2DEC([.G16])" office:value-type="float" office:value="1" calcext:value-type="float">
            <text:p>1</text:p>
          </table:table-cell>
          <table:table-cell table:formula="of:=HEX2DEC([.H16])" office:value-type="float" office:value="0" calcext:value-type="float">
            <text:p>0</text:p>
          </table:table-cell>
          <table:table-cell table:formula="of:=HEX2DEC([.I16])" office:value-type="float" office:value="0" calcext:value-type="float">
            <text:p>0</text:p>
          </table:table-cell>
          <table:table-cell table:formula="of:=HEX2DEC([.J16])" office:value-type="float" office:value="0" calcext:value-type="float">
            <text:p>0</text:p>
          </table:table-cell>
          <table:table-cell table:formula="of:=HEX2DEC([.K16])" office:value-type="float" office:value="0" calcext:value-type="float">
            <text:p>0</text:p>
          </table:table-cell>
          <table:table-cell table:formula="of:=HEX2DEC([.L16])" office:value-type="float" office:value="0" calcext:value-type="float">
            <text:p>0</text:p>
          </table:table-cell>
          <table:table-cell table:formula="of:=HEX2DEC([.M16])" office:value-type="float" office:value="0" calcext:value-type="float">
            <text:p>0</text:p>
          </table:table-cell>
          <table:table-cell table:formula="of:=HEX2DEC([.N16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TEERING WHEEL VOICE CONTROL RELEASE</text:p>
          </table:table-cell>
          <table:table-cell office:value-type="string" calcext:value-type="string">
            <text:p>t1D62C000</text:p>
          </table:table-cell>
          <table:table-cell table:style-name="ce6" table:formula="of:=IF([.B17]=&quot;&quot;;&quot;&quot;;MID([.B17];2;3))" office:value-type="string" office:string-value="1D6" calcext:value-type="string">
            <text:p>1D6</text:p>
          </table:table-cell>
          <table:table-cell table:formula="of:=MID([.B17];5;1)" office:value-type="string" office:string-value="2" calcext:value-type="string">
            <text:p>2</text:p>
          </table:table-cell>
          <table:table-cell table:formula="of:=MID([.B17];6;50)" office:value-type="string" office:string-value="C000" calcext:value-type="string">
            <text:p>C000</text:p>
          </table:table-cell>
          <table:table-cell table:formula="of:=MID([.$E17];1;2)" office:value-type="string" office:string-value="C0" calcext:value-type="string">
            <text:p>C0</text:p>
          </table:table-cell>
          <table:table-cell table:style-name="ce8" table:formula="of:=MID([.$E17];3;2)" office:value-type="string" office:string-value="00" calcext:value-type="string">
            <text:p>00</text:p>
          </table:table-cell>
          <table:table-cell table:style-name="ce8" table:formula="of:=MID([.$E17];5;2)">
            <text:p/>
          </table:table-cell>
          <table:table-cell table:style-name="ce8" table:formula="of:=MID([.$E17];7;2)">
            <text:p/>
          </table:table-cell>
          <table:table-cell table:style-name="ce8" table:formula="of:=MID([.$E17];9;2)">
            <text:p/>
          </table:table-cell>
          <table:table-cell table:style-name="ce8" table:formula="of:=MID([.$E17];11;2)">
            <text:p/>
          </table:table-cell>
          <table:table-cell table:style-name="ce8" table:formula="of:=MID([.$E17];13;2)">
            <text:p/>
          </table:table-cell>
          <table:table-cell table:style-name="ce8" table:formula="of:=MID([.$E17];15;2)">
            <text:p/>
          </table:table-cell>
          <table:table-cell table:style-name="ce8"/>
          <table:table-cell table:formula="of:=CONCATENATE([.F17];&quot; &quot;;[.G17];&quot; &quot;;[.H17];&quot; &quot;;[.I17];&quot; &quot;;[.J17];&quot; &quot;;[.K17];&quot; &quot;;[.L17];&quot; &quot;;[.M17])" office:value-type="string" office:string-value="C0 00      " calcext:value-type="string">
            <text:p>C0 00 <text:s text:c="5"/></text:p>
          </table:table-cell>
          <table:table-cell table:formula="of:=HEX2DEC([.F17])" office:value-type="float" office:value="192" calcext:value-type="float">
            <text:p>192</text:p>
          </table:table-cell>
          <table:table-cell table:formula="of:=HEX2DEC([.G17])" office:value-type="float" office:value="0" calcext:value-type="float">
            <text:p>0</text:p>
          </table:table-cell>
          <table:table-cell table:formula="of:=HEX2DEC([.H17])" office:value-type="float" office:value="0" calcext:value-type="float">
            <text:p>0</text:p>
          </table:table-cell>
          <table:table-cell table:formula="of:=HEX2DEC([.I17])" office:value-type="float" office:value="0" calcext:value-type="float">
            <text:p>0</text:p>
          </table:table-cell>
          <table:table-cell table:formula="of:=HEX2DEC([.J17])" office:value-type="float" office:value="0" calcext:value-type="float">
            <text:p>0</text:p>
          </table:table-cell>
          <table:table-cell table:formula="of:=HEX2DEC([.K17])" office:value-type="float" office:value="0" calcext:value-type="float">
            <text:p>0</text:p>
          </table:table-cell>
          <table:table-cell table:formula="of:=HEX2DEC([.L17])" office:value-type="float" office:value="0" calcext:value-type="float">
            <text:p>0</text:p>
          </table:table-cell>
          <table:table-cell table:formula="of:=HEX2DEC([.M17])" office:value-type="float" office:value="0" calcext:value-type="float">
            <text:p>0</text:p>
          </table:table-cell>
          <table:table-cell table:formula="of:=HEX2DEC([.N17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 table:formula="of:=IF([.B18]=&quot;&quot;;&quot;&quot;;MID([.B18];2;3))">
            <text:p/>
          </table:table-cell>
          <table:table-cell table:formula="of:=MID([.B18];5;1)">
            <text:p/>
          </table:table-cell>
          <table:table-cell table:formula="of:=MID([.B18];6;50)">
            <text:p/>
          </table:table-cell>
          <table:table-cell table:formula="of:=MID([.$E18];1;2)">
            <text:p/>
          </table:table-cell>
          <table:table-cell table:style-name="ce8" table:formula="of:=MID([.$E18];3;2)">
            <text:p/>
          </table:table-cell>
          <table:table-cell table:style-name="ce8" table:formula="of:=MID([.$E18];5;2)">
            <text:p/>
          </table:table-cell>
          <table:table-cell table:style-name="ce8" table:formula="of:=MID([.$E18];7;2)">
            <text:p/>
          </table:table-cell>
          <table:table-cell table:style-name="ce8" table:formula="of:=MID([.$E18];9;2)">
            <text:p/>
          </table:table-cell>
          <table:table-cell table:style-name="ce8" table:formula="of:=MID([.$E18];11;2)">
            <text:p/>
          </table:table-cell>
          <table:table-cell table:style-name="ce8" table:formula="of:=MID([.$E18];13;2)">
            <text:p/>
          </table:table-cell>
          <table:table-cell table:style-name="ce8" table:formula="of:=MID([.$E18];15;2)">
            <text:p/>
          </table:table-cell>
          <table:table-cell table:style-name="ce8"/>
          <table:table-cell table:formula="of:=CONCATENATE([.F18];&quot; &quot;;[.G18];&quot; &quot;;[.H18];&quot; &quot;;[.I18];&quot; &quot;;[.J18];&quot; &quot;;[.K18];&quot; &quot;;[.L18];&quot; &quot;;[.M18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EERING WHEEL VOLUME UP PRESS</text:p>
          </table:table-cell>
          <table:table-cell office:value-type="string" calcext:value-type="string">
            <text:p>t1D62C800</text:p>
          </table:table-cell>
          <table:table-cell table:style-name="ce6" table:formula="of:=IF([.B19]=&quot;&quot;;&quot;&quot;;MID([.B19];2;3))" office:value-type="string" office:string-value="1D6" calcext:value-type="string">
            <text:p>1D6</text:p>
          </table:table-cell>
          <table:table-cell table:formula="of:=MID([.B19];5;1)" office:value-type="string" office:string-value="2" calcext:value-type="string">
            <text:p>2</text:p>
          </table:table-cell>
          <table:table-cell table:formula="of:=MID([.B19];6;50)" office:value-type="string" office:string-value="C800" calcext:value-type="string">
            <text:p>C800</text:p>
          </table:table-cell>
          <table:table-cell table:formula="of:=MID([.$E19];1;2)" office:value-type="string" office:string-value="C8" calcext:value-type="string">
            <text:p>C8</text:p>
          </table:table-cell>
          <table:table-cell table:style-name="ce8" table:formula="of:=MID([.$E19];3;2)" office:value-type="string" office:string-value="00" calcext:value-type="string">
            <text:p>00</text:p>
          </table:table-cell>
          <table:table-cell table:style-name="ce8" table:formula="of:=MID([.$E19];5;2)">
            <text:p/>
          </table:table-cell>
          <table:table-cell table:style-name="ce8" table:formula="of:=MID([.$E19];7;2)">
            <text:p/>
          </table:table-cell>
          <table:table-cell table:style-name="ce8" table:formula="of:=MID([.$E19];9;2)">
            <text:p/>
          </table:table-cell>
          <table:table-cell table:style-name="ce8" table:formula="of:=MID([.$E19];11;2)">
            <text:p/>
          </table:table-cell>
          <table:table-cell table:style-name="ce8" table:formula="of:=MID([.$E19];13;2)">
            <text:p/>
          </table:table-cell>
          <table:table-cell table:style-name="ce8" table:formula="of:=MID([.$E19];15;2)">
            <text:p/>
          </table:table-cell>
          <table:table-cell table:style-name="ce8"/>
          <table:table-cell table:formula="of:=CONCATENATE([.F19];&quot; &quot;;[.G19];&quot; &quot;;[.H19];&quot; &quot;;[.I19];&quot; &quot;;[.J19];&quot; &quot;;[.K19];&quot; &quot;;[.L19];&quot; &quot;;[.M19])" office:value-type="string" office:string-value="C8 00      " calcext:value-type="string">
            <text:p>C8 00 <text:s text:c="5"/></text:p>
          </table:table-cell>
          <table:table-cell table:formula="of:=HEX2DEC([.F19])" office:value-type="float" office:value="200" calcext:value-type="float">
            <text:p>200</text:p>
          </table:table-cell>
          <table:table-cell table:formula="of:=HEX2DEC([.G19])" office:value-type="float" office:value="0" calcext:value-type="float">
            <text:p>0</text:p>
          </table:table-cell>
          <table:table-cell table:formula="of:=HEX2DEC([.H19])" office:value-type="float" office:value="0" calcext:value-type="float">
            <text:p>0</text:p>
          </table:table-cell>
          <table:table-cell table:formula="of:=HEX2DEC([.I19])" office:value-type="float" office:value="0" calcext:value-type="float">
            <text:p>0</text:p>
          </table:table-cell>
          <table:table-cell table:formula="of:=HEX2DEC([.J19])" office:value-type="float" office:value="0" calcext:value-type="float">
            <text:p>0</text:p>
          </table:table-cell>
          <table:table-cell table:formula="of:=HEX2DEC([.K19])" office:value-type="float" office:value="0" calcext:value-type="float">
            <text:p>0</text:p>
          </table:table-cell>
          <table:table-cell table:formula="of:=HEX2DEC([.L19])" office:value-type="float" office:value="0" calcext:value-type="float">
            <text:p>0</text:p>
          </table:table-cell>
          <table:table-cell table:formula="of:=HEX2DEC([.M19])" office:value-type="float" office:value="0" calcext:value-type="float">
            <text:p>0</text:p>
          </table:table-cell>
          <table:table-cell table:formula="of:=HEX2DEC([.N19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TEERING WHEEL VOLUME UP RELEASE</text:p>
          </table:table-cell>
          <table:table-cell office:value-type="string" calcext:value-type="string">
            <text:p>t1D62C000</text:p>
          </table:table-cell>
          <table:table-cell table:style-name="ce6" table:formula="of:=IF([.B20]=&quot;&quot;;&quot;&quot;;MID([.B20];2;3))" office:value-type="string" office:string-value="1D6" calcext:value-type="string">
            <text:p>1D6</text:p>
          </table:table-cell>
          <table:table-cell table:formula="of:=MID([.B20];5;1)" office:value-type="string" office:string-value="2" calcext:value-type="string">
            <text:p>2</text:p>
          </table:table-cell>
          <table:table-cell table:formula="of:=MID([.B20];6;50)" office:value-type="string" office:string-value="C000" calcext:value-type="string">
            <text:p>C000</text:p>
          </table:table-cell>
          <table:table-cell table:formula="of:=MID([.$E20];1;2)" office:value-type="string" office:string-value="C0" calcext:value-type="string">
            <text:p>C0</text:p>
          </table:table-cell>
          <table:table-cell table:style-name="ce8" table:formula="of:=MID([.$E20];3;2)" office:value-type="string" office:string-value="00" calcext:value-type="string">
            <text:p>00</text:p>
          </table:table-cell>
          <table:table-cell table:style-name="ce8" table:formula="of:=MID([.$E20];5;2)">
            <text:p/>
          </table:table-cell>
          <table:table-cell table:style-name="ce8" table:formula="of:=MID([.$E20];7;2)">
            <text:p/>
          </table:table-cell>
          <table:table-cell table:style-name="ce8" table:formula="of:=MID([.$E20];9;2)">
            <text:p/>
          </table:table-cell>
          <table:table-cell table:style-name="ce8" table:formula="of:=MID([.$E20];11;2)">
            <text:p/>
          </table:table-cell>
          <table:table-cell table:style-name="ce8" table:formula="of:=MID([.$E20];13;2)">
            <text:p/>
          </table:table-cell>
          <table:table-cell table:style-name="ce8" table:formula="of:=MID([.$E20];15;2)">
            <text:p/>
          </table:table-cell>
          <table:table-cell table:style-name="ce8"/>
          <table:table-cell table:formula="of:=CONCATENATE([.F20];&quot; &quot;;[.G20];&quot; &quot;;[.H20];&quot; &quot;;[.I20];&quot; &quot;;[.J20];&quot; &quot;;[.K20];&quot; &quot;;[.L20];&quot; &quot;;[.M20])" office:value-type="string" office:string-value="C0 00      " calcext:value-type="string">
            <text:p>C0 00 <text:s text:c="5"/></text:p>
          </table:table-cell>
          <table:table-cell table:formula="of:=HEX2DEC([.F20])" office:value-type="float" office:value="192" calcext:value-type="float">
            <text:p>192</text:p>
          </table:table-cell>
          <table:table-cell table:formula="of:=HEX2DEC([.G20])" office:value-type="float" office:value="0" calcext:value-type="float">
            <text:p>0</text:p>
          </table:table-cell>
          <table:table-cell table:formula="of:=HEX2DEC([.H20])" office:value-type="float" office:value="0" calcext:value-type="float">
            <text:p>0</text:p>
          </table:table-cell>
          <table:table-cell table:formula="of:=HEX2DEC([.I20])" office:value-type="float" office:value="0" calcext:value-type="float">
            <text:p>0</text:p>
          </table:table-cell>
          <table:table-cell table:formula="of:=HEX2DEC([.J20])" office:value-type="float" office:value="0" calcext:value-type="float">
            <text:p>0</text:p>
          </table:table-cell>
          <table:table-cell table:formula="of:=HEX2DEC([.K20])" office:value-type="float" office:value="0" calcext:value-type="float">
            <text:p>0</text:p>
          </table:table-cell>
          <table:table-cell table:formula="of:=HEX2DEC([.L20])" office:value-type="float" office:value="0" calcext:value-type="float">
            <text:p>0</text:p>
          </table:table-cell>
          <table:table-cell table:formula="of:=HEX2DEC([.M20])" office:value-type="float" office:value="0" calcext:value-type="float">
            <text:p>0</text:p>
          </table:table-cell>
          <table:table-cell table:formula="of:=HEX2DEC([.N20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 table:formula="of:=IF([.B21]=&quot;&quot;;&quot;&quot;;MID([.B21];2;3))">
            <text:p/>
          </table:table-cell>
          <table:table-cell table:formula="of:=MID([.B21];5;1)">
            <text:p/>
          </table:table-cell>
          <table:table-cell table:formula="of:=MID([.B21];6;50)">
            <text:p/>
          </table:table-cell>
          <table:table-cell table:formula="of:=MID([.$E21];1;2)">
            <text:p/>
          </table:table-cell>
          <table:table-cell table:style-name="ce8" table:formula="of:=MID([.$E21];3;2)">
            <text:p/>
          </table:table-cell>
          <table:table-cell table:style-name="ce8" table:formula="of:=MID([.$E21];5;2)">
            <text:p/>
          </table:table-cell>
          <table:table-cell table:style-name="ce8" table:formula="of:=MID([.$E21];7;2)">
            <text:p/>
          </table:table-cell>
          <table:table-cell table:style-name="ce8" table:formula="of:=MID([.$E21];9;2)">
            <text:p/>
          </table:table-cell>
          <table:table-cell table:style-name="ce8" table:formula="of:=MID([.$E21];11;2)">
            <text:p/>
          </table:table-cell>
          <table:table-cell table:style-name="ce8" table:formula="of:=MID([.$E21];13;2)">
            <text:p/>
          </table:table-cell>
          <table:table-cell table:style-name="ce8" table:formula="of:=MID([.$E21];15;2)">
            <text:p/>
          </table:table-cell>
          <table:table-cell table:style-name="ce8"/>
          <table:table-cell table:formula="of:=CONCATENATE([.F21];&quot; &quot;;[.G21];&quot; &quot;;[.H21];&quot; &quot;;[.I21];&quot; &quot;;[.J21];&quot; &quot;;[.K21];&quot; &quot;;[.L21];&quot; &quot;;[.M21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EERING WHEEL VOLUME DOWN PRESS</text:p>
          </table:table-cell>
          <table:table-cell office:value-type="string" calcext:value-type="string">
            <text:p>t1D62C400</text:p>
          </table:table-cell>
          <table:table-cell table:style-name="ce6" table:formula="of:=IF([.B22]=&quot;&quot;;&quot;&quot;;MID([.B22];2;3))" office:value-type="string" office:string-value="1D6" calcext:value-type="string">
            <text:p>1D6</text:p>
          </table:table-cell>
          <table:table-cell table:formula="of:=MID([.B22];5;1)" office:value-type="string" office:string-value="2" calcext:value-type="string">
            <text:p>2</text:p>
          </table:table-cell>
          <table:table-cell table:formula="of:=MID([.B22];6;50)" office:value-type="string" office:string-value="C400" calcext:value-type="string">
            <text:p>C400</text:p>
          </table:table-cell>
          <table:table-cell table:formula="of:=MID([.$E22];1;2)" office:value-type="string" office:string-value="C4" calcext:value-type="string">
            <text:p>C4</text:p>
          </table:table-cell>
          <table:table-cell table:style-name="ce8" table:formula="of:=MID([.$E22];3;2)" office:value-type="string" office:string-value="00" calcext:value-type="string">
            <text:p>00</text:p>
          </table:table-cell>
          <table:table-cell table:style-name="ce8" table:formula="of:=MID([.$E22];5;2)">
            <text:p/>
          </table:table-cell>
          <table:table-cell table:style-name="ce8" table:formula="of:=MID([.$E22];7;2)">
            <text:p/>
          </table:table-cell>
          <table:table-cell table:style-name="ce8" table:formula="of:=MID([.$E22];9;2)">
            <text:p/>
          </table:table-cell>
          <table:table-cell table:style-name="ce8" table:formula="of:=MID([.$E22];11;2)">
            <text:p/>
          </table:table-cell>
          <table:table-cell table:style-name="ce8" table:formula="of:=MID([.$E22];13;2)">
            <text:p/>
          </table:table-cell>
          <table:table-cell table:style-name="ce8" table:formula="of:=MID([.$E22];15;2)">
            <text:p/>
          </table:table-cell>
          <table:table-cell table:style-name="ce8"/>
          <table:table-cell table:formula="of:=CONCATENATE([.F22];&quot; &quot;;[.G22];&quot; &quot;;[.H22];&quot; &quot;;[.I22];&quot; &quot;;[.J22];&quot; &quot;;[.K22];&quot; &quot;;[.L22];&quot; &quot;;[.M22])" office:value-type="string" office:string-value="C4 00      " calcext:value-type="string">
            <text:p>C4 00 <text:s text:c="5"/></text:p>
          </table:table-cell>
          <table:table-cell table:formula="of:=HEX2DEC([.F22])" office:value-type="float" office:value="196" calcext:value-type="float">
            <text:p>196</text:p>
          </table:table-cell>
          <table:table-cell table:formula="of:=HEX2DEC([.G22])" office:value-type="float" office:value="0" calcext:value-type="float">
            <text:p>0</text:p>
          </table:table-cell>
          <table:table-cell table:formula="of:=HEX2DEC([.H22])" office:value-type="float" office:value="0" calcext:value-type="float">
            <text:p>0</text:p>
          </table:table-cell>
          <table:table-cell table:formula="of:=HEX2DEC([.I22])" office:value-type="float" office:value="0" calcext:value-type="float">
            <text:p>0</text:p>
          </table:table-cell>
          <table:table-cell table:formula="of:=HEX2DEC([.J22])" office:value-type="float" office:value="0" calcext:value-type="float">
            <text:p>0</text:p>
          </table:table-cell>
          <table:table-cell table:formula="of:=HEX2DEC([.K22])" office:value-type="float" office:value="0" calcext:value-type="float">
            <text:p>0</text:p>
          </table:table-cell>
          <table:table-cell table:formula="of:=HEX2DEC([.L22])" office:value-type="float" office:value="0" calcext:value-type="float">
            <text:p>0</text:p>
          </table:table-cell>
          <table:table-cell table:formula="of:=HEX2DEC([.M22])" office:value-type="float" office:value="0" calcext:value-type="float">
            <text:p>0</text:p>
          </table:table-cell>
          <table:table-cell table:formula="of:=HEX2DEC([.N22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TEERING WHEEL VOLUME DOWN RELEASE</text:p>
          </table:table-cell>
          <table:table-cell office:value-type="string" calcext:value-type="string">
            <text:p>t1D62C000</text:p>
          </table:table-cell>
          <table:table-cell table:style-name="ce6" table:formula="of:=IF([.B23]=&quot;&quot;;&quot;&quot;;MID([.B23];2;3))" office:value-type="string" office:string-value="1D6" calcext:value-type="string">
            <text:p>1D6</text:p>
          </table:table-cell>
          <table:table-cell table:formula="of:=MID([.B23];5;1)" office:value-type="string" office:string-value="2" calcext:value-type="string">
            <text:p>2</text:p>
          </table:table-cell>
          <table:table-cell table:formula="of:=MID([.B23];6;50)" office:value-type="string" office:string-value="C000" calcext:value-type="string">
            <text:p>C000</text:p>
          </table:table-cell>
          <table:table-cell table:formula="of:=MID([.$E23];1;2)" office:value-type="string" office:string-value="C0" calcext:value-type="string">
            <text:p>C0</text:p>
          </table:table-cell>
          <table:table-cell table:style-name="ce8" table:formula="of:=MID([.$E23];3;2)" office:value-type="string" office:string-value="00" calcext:value-type="string">
            <text:p>00</text:p>
          </table:table-cell>
          <table:table-cell table:style-name="ce8" table:formula="of:=MID([.$E23];5;2)">
            <text:p/>
          </table:table-cell>
          <table:table-cell table:style-name="ce8" table:formula="of:=MID([.$E23];7;2)">
            <text:p/>
          </table:table-cell>
          <table:table-cell table:style-name="ce8" table:formula="of:=MID([.$E23];9;2)">
            <text:p/>
          </table:table-cell>
          <table:table-cell table:style-name="ce8" table:formula="of:=MID([.$E23];11;2)">
            <text:p/>
          </table:table-cell>
          <table:table-cell table:style-name="ce8" table:formula="of:=MID([.$E23];13;2)">
            <text:p/>
          </table:table-cell>
          <table:table-cell table:style-name="ce8" table:formula="of:=MID([.$E23];15;2)">
            <text:p/>
          </table:table-cell>
          <table:table-cell table:style-name="ce8"/>
          <table:table-cell table:formula="of:=CONCATENATE([.F23];&quot; &quot;;[.G23];&quot; &quot;;[.H23];&quot; &quot;;[.I23];&quot; &quot;;[.J23];&quot; &quot;;[.K23];&quot; &quot;;[.L23];&quot; &quot;;[.M23])" office:value-type="string" office:string-value="C0 00      " calcext:value-type="string">
            <text:p>C0 00 <text:s text:c="5"/></text:p>
          </table:table-cell>
          <table:table-cell table:formula="of:=HEX2DEC([.F23])" office:value-type="float" office:value="192" calcext:value-type="float">
            <text:p>192</text:p>
          </table:table-cell>
          <table:table-cell table:formula="of:=HEX2DEC([.G23])" office:value-type="float" office:value="0" calcext:value-type="float">
            <text:p>0</text:p>
          </table:table-cell>
          <table:table-cell table:formula="of:=HEX2DEC([.H23])" office:value-type="float" office:value="0" calcext:value-type="float">
            <text:p>0</text:p>
          </table:table-cell>
          <table:table-cell table:formula="of:=HEX2DEC([.I23])" office:value-type="float" office:value="0" calcext:value-type="float">
            <text:p>0</text:p>
          </table:table-cell>
          <table:table-cell table:formula="of:=HEX2DEC([.J23])" office:value-type="float" office:value="0" calcext:value-type="float">
            <text:p>0</text:p>
          </table:table-cell>
          <table:table-cell table:formula="of:=HEX2DEC([.K23])" office:value-type="float" office:value="0" calcext:value-type="float">
            <text:p>0</text:p>
          </table:table-cell>
          <table:table-cell table:formula="of:=HEX2DEC([.L23])" office:value-type="float" office:value="0" calcext:value-type="float">
            <text:p>0</text:p>
          </table:table-cell>
          <table:table-cell table:formula="of:=HEX2DEC([.M23])" office:value-type="float" office:value="0" calcext:value-type="float">
            <text:p>0</text:p>
          </table:table-cell>
          <table:table-cell table:formula="of:=HEX2DEC([.N23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 table:formula="of:=IF([.B24]=&quot;&quot;;&quot;&quot;;MID([.B24];2;3))">
            <text:p/>
          </table:table-cell>
          <table:table-cell table:formula="of:=MID([.B24];5;1)">
            <text:p/>
          </table:table-cell>
          <table:table-cell table:formula="of:=MID([.B24];6;50)">
            <text:p/>
          </table:table-cell>
          <table:table-cell table:formula="of:=MID([.$E24];1;2)">
            <text:p/>
          </table:table-cell>
          <table:table-cell table:style-name="ce8" table:formula="of:=MID([.$E24];3;2)">
            <text:p/>
          </table:table-cell>
          <table:table-cell table:style-name="ce8" table:formula="of:=MID([.$E24];5;2)">
            <text:p/>
          </table:table-cell>
          <table:table-cell table:style-name="ce8" table:formula="of:=MID([.$E24];7;2)">
            <text:p/>
          </table:table-cell>
          <table:table-cell table:style-name="ce8" table:formula="of:=MID([.$E24];9;2)">
            <text:p/>
          </table:table-cell>
          <table:table-cell table:style-name="ce8" table:formula="of:=MID([.$E24];11;2)">
            <text:p/>
          </table:table-cell>
          <table:table-cell table:style-name="ce8" table:formula="of:=MID([.$E24];13;2)">
            <text:p/>
          </table:table-cell>
          <table:table-cell table:style-name="ce8" table:formula="of:=MID([.$E24];15;2)">
            <text:p/>
          </table:table-cell>
          <table:table-cell table:style-name="ce8"/>
          <table:table-cell table:formula="of:=CONCATENATE([.F24];&quot; &quot;;[.G24];&quot; &quot;;[.H24];&quot; &quot;;[.I24];&quot; &quot;;[.J24];&quot; &quot;;[.K24];&quot; &quot;;[.L24];&quot; &quot;;[.M24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EERING WHEEL TELEPHONE PRESS</text:p>
          </table:table-cell>
          <table:table-cell office:value-type="string" calcext:value-type="string">
            <text:p>t1D62C100</text:p>
          </table:table-cell>
          <table:table-cell table:style-name="ce6" table:formula="of:=IF([.B25]=&quot;&quot;;&quot;&quot;;MID([.B25];2;3))" office:value-type="string" office:string-value="1D6" calcext:value-type="string">
            <text:p>1D6</text:p>
          </table:table-cell>
          <table:table-cell table:formula="of:=MID([.B25];5;1)" office:value-type="string" office:string-value="2" calcext:value-type="string">
            <text:p>2</text:p>
          </table:table-cell>
          <table:table-cell table:formula="of:=MID([.B25];6;50)" office:value-type="string" office:string-value="C100" calcext:value-type="string">
            <text:p>C100</text:p>
          </table:table-cell>
          <table:table-cell table:formula="of:=MID([.$E25];1;2)" office:value-type="string" office:string-value="C1" calcext:value-type="string">
            <text:p>C1</text:p>
          </table:table-cell>
          <table:table-cell table:style-name="ce8" table:formula="of:=MID([.$E25];3;2)" office:value-type="string" office:string-value="00" calcext:value-type="string">
            <text:p>00</text:p>
          </table:table-cell>
          <table:table-cell table:style-name="ce8" table:formula="of:=MID([.$E25];5;2)">
            <text:p/>
          </table:table-cell>
          <table:table-cell table:style-name="ce8" table:formula="of:=MID([.$E25];7;2)">
            <text:p/>
          </table:table-cell>
          <table:table-cell table:style-name="ce8" table:formula="of:=MID([.$E25];9;2)">
            <text:p/>
          </table:table-cell>
          <table:table-cell table:style-name="ce8" table:formula="of:=MID([.$E25];11;2)">
            <text:p/>
          </table:table-cell>
          <table:table-cell table:style-name="ce8" table:formula="of:=MID([.$E25];13;2)">
            <text:p/>
          </table:table-cell>
          <table:table-cell table:style-name="ce8" table:formula="of:=MID([.$E25];15;2)">
            <text:p/>
          </table:table-cell>
          <table:table-cell table:style-name="ce8"/>
          <table:table-cell table:formula="of:=CONCATENATE([.F25];&quot; &quot;;[.G25];&quot; &quot;;[.H25];&quot; &quot;;[.I25];&quot; &quot;;[.J25];&quot; &quot;;[.K25];&quot; &quot;;[.L25];&quot; &quot;;[.M25])" office:value-type="string" office:string-value="C1 00      " calcext:value-type="string">
            <text:p>C1 00 <text:s text:c="5"/></text:p>
          </table:table-cell>
          <table:table-cell table:formula="of:=HEX2DEC([.F25])" office:value-type="float" office:value="193" calcext:value-type="float">
            <text:p>193</text:p>
          </table:table-cell>
          <table:table-cell table:formula="of:=HEX2DEC([.G25])" office:value-type="float" office:value="0" calcext:value-type="float">
            <text:p>0</text:p>
          </table:table-cell>
          <table:table-cell table:formula="of:=HEX2DEC([.H25])" office:value-type="float" office:value="0" calcext:value-type="float">
            <text:p>0</text:p>
          </table:table-cell>
          <table:table-cell table:formula="of:=HEX2DEC([.I25])" office:value-type="float" office:value="0" calcext:value-type="float">
            <text:p>0</text:p>
          </table:table-cell>
          <table:table-cell table:formula="of:=HEX2DEC([.J25])" office:value-type="float" office:value="0" calcext:value-type="float">
            <text:p>0</text:p>
          </table:table-cell>
          <table:table-cell table:formula="of:=HEX2DEC([.K25])" office:value-type="float" office:value="0" calcext:value-type="float">
            <text:p>0</text:p>
          </table:table-cell>
          <table:table-cell table:formula="of:=HEX2DEC([.L25])" office:value-type="float" office:value="0" calcext:value-type="float">
            <text:p>0</text:p>
          </table:table-cell>
          <table:table-cell table:formula="of:=HEX2DEC([.M25])" office:value-type="float" office:value="0" calcext:value-type="float">
            <text:p>0</text:p>
          </table:table-cell>
          <table:table-cell table:formula="of:=HEX2DEC([.N25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TEERING WHEEL TELEPHONE RELEASE</text:p>
          </table:table-cell>
          <table:table-cell office:value-type="string" calcext:value-type="string">
            <text:p>t1D62C000</text:p>
          </table:table-cell>
          <table:table-cell table:style-name="ce6" table:formula="of:=IF([.B26]=&quot;&quot;;&quot;&quot;;MID([.B26];2;3))" office:value-type="string" office:string-value="1D6" calcext:value-type="string">
            <text:p>1D6</text:p>
          </table:table-cell>
          <table:table-cell table:formula="of:=MID([.B26];5;1)" office:value-type="string" office:string-value="2" calcext:value-type="string">
            <text:p>2</text:p>
          </table:table-cell>
          <table:table-cell table:formula="of:=MID([.B26];6;50)" office:value-type="string" office:string-value="C000" calcext:value-type="string">
            <text:p>C000</text:p>
          </table:table-cell>
          <table:table-cell table:formula="of:=MID([.$E26];1;2)" office:value-type="string" office:string-value="C0" calcext:value-type="string">
            <text:p>C0</text:p>
          </table:table-cell>
          <table:table-cell table:style-name="ce8" table:formula="of:=MID([.$E26];3;2)" office:value-type="string" office:string-value="00" calcext:value-type="string">
            <text:p>00</text:p>
          </table:table-cell>
          <table:table-cell table:style-name="ce8" table:formula="of:=MID([.$E26];5;2)">
            <text:p/>
          </table:table-cell>
          <table:table-cell table:style-name="ce8" table:formula="of:=MID([.$E26];7;2)">
            <text:p/>
          </table:table-cell>
          <table:table-cell table:style-name="ce8" table:formula="of:=MID([.$E26];9;2)">
            <text:p/>
          </table:table-cell>
          <table:table-cell table:style-name="ce8" table:formula="of:=MID([.$E26];11;2)">
            <text:p/>
          </table:table-cell>
          <table:table-cell table:style-name="ce8" table:formula="of:=MID([.$E26];13;2)">
            <text:p/>
          </table:table-cell>
          <table:table-cell table:style-name="ce8" table:formula="of:=MID([.$E26];15;2)">
            <text:p/>
          </table:table-cell>
          <table:table-cell table:style-name="ce8"/>
          <table:table-cell table:formula="of:=CONCATENATE([.F26];&quot; &quot;;[.G26];&quot; &quot;;[.H26];&quot; &quot;;[.I26];&quot; &quot;;[.J26];&quot; &quot;;[.K26];&quot; &quot;;[.L26];&quot; &quot;;[.M26])" office:value-type="string" office:string-value="C0 00      " calcext:value-type="string">
            <text:p>C0 00 <text:s text:c="5"/></text:p>
          </table:table-cell>
          <table:table-cell table:formula="of:=HEX2DEC([.F26])" office:value-type="float" office:value="192" calcext:value-type="float">
            <text:p>192</text:p>
          </table:table-cell>
          <table:table-cell table:formula="of:=HEX2DEC([.G26])" office:value-type="float" office:value="0" calcext:value-type="float">
            <text:p>0</text:p>
          </table:table-cell>
          <table:table-cell table:formula="of:=HEX2DEC([.H26])" office:value-type="float" office:value="0" calcext:value-type="float">
            <text:p>0</text:p>
          </table:table-cell>
          <table:table-cell table:formula="of:=HEX2DEC([.I26])" office:value-type="float" office:value="0" calcext:value-type="float">
            <text:p>0</text:p>
          </table:table-cell>
          <table:table-cell table:formula="of:=HEX2DEC([.J26])" office:value-type="float" office:value="0" calcext:value-type="float">
            <text:p>0</text:p>
          </table:table-cell>
          <table:table-cell table:formula="of:=HEX2DEC([.K26])" office:value-type="float" office:value="0" calcext:value-type="float">
            <text:p>0</text:p>
          </table:table-cell>
          <table:table-cell table:formula="of:=HEX2DEC([.L26])" office:value-type="float" office:value="0" calcext:value-type="float">
            <text:p>0</text:p>
          </table:table-cell>
          <table:table-cell table:formula="of:=HEX2DEC([.M26])" office:value-type="float" office:value="0" calcext:value-type="float">
            <text:p>0</text:p>
          </table:table-cell>
          <table:table-cell table:formula="of:=HEX2DEC([.N26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 table:formula="of:=IF([.B27]=&quot;&quot;;&quot;&quot;;MID([.B27];2;3))">
            <text:p/>
          </table:table-cell>
          <table:table-cell table:formula="of:=MID([.B27];5;1)">
            <text:p/>
          </table:table-cell>
          <table:table-cell table:formula="of:=MID([.B27];6;50)">
            <text:p/>
          </table:table-cell>
          <table:table-cell table:formula="of:=MID([.$E27];1;2)">
            <text:p/>
          </table:table-cell>
          <table:table-cell table:style-name="ce8" table:formula="of:=MID([.$E27];3;2)">
            <text:p/>
          </table:table-cell>
          <table:table-cell table:style-name="ce8" table:formula="of:=MID([.$E27];5;2)">
            <text:p/>
          </table:table-cell>
          <table:table-cell table:style-name="ce8" table:formula="of:=MID([.$E27];7;2)">
            <text:p/>
          </table:table-cell>
          <table:table-cell table:style-name="ce8" table:formula="of:=MID([.$E27];9;2)">
            <text:p/>
          </table:table-cell>
          <table:table-cell table:style-name="ce8" table:formula="of:=MID([.$E27];11;2)">
            <text:p/>
          </table:table-cell>
          <table:table-cell table:style-name="ce8" table:formula="of:=MID([.$E27];13;2)">
            <text:p/>
          </table:table-cell>
          <table:table-cell table:style-name="ce8" table:formula="of:=MID([.$E27];15;2)">
            <text:p/>
          </table:table-cell>
          <table:table-cell table:style-name="ce8"/>
          <table:table-cell table:formula="of:=CONCATENATE([.F27];&quot; &quot;;[.G27];&quot; &quot;;[.H27];&quot; &quot;;[.I27];&quot; &quot;;[.J27];&quot; &quot;;[.K27];&quot; &quot;;[.L27];&quot; &quot;;[.M27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EERING WHEEL TURN</text:p>
          </table:table-cell>
          <table:table-cell office:value-type="string" calcext:value-type="string">
            <text:p>t0C47F129FC0080FFFF</text:p>
          </table:table-cell>
          <table:table-cell table:style-name="ce6" table:formula="of:=IF([.B28]=&quot;&quot;;&quot;&quot;;MID([.B28];2;3))" office:value-type="string" office:string-value="0C4" calcext:value-type="string">
            <text:p>0C4</text:p>
          </table:table-cell>
          <table:table-cell table:formula="of:=MID([.B28];5;1)" office:value-type="string" office:string-value="7" calcext:value-type="string">
            <text:p>7</text:p>
          </table:table-cell>
          <table:table-cell table:formula="of:=MID([.B28];6;50)" office:value-type="string" office:string-value="F129FC0080FFFF" calcext:value-type="string">
            <text:p>F129FC0080FFFF</text:p>
          </table:table-cell>
          <table:table-cell table:formula="of:=MID([.$E28];1;2)" office:value-type="string" office:string-value="F1" calcext:value-type="string">
            <text:p>F1</text:p>
          </table:table-cell>
          <table:table-cell table:style-name="ce8" table:formula="of:=MID([.$E28];3;2)" office:value-type="string" office:string-value="29" calcext:value-type="string">
            <text:p>29</text:p>
          </table:table-cell>
          <table:table-cell table:style-name="ce8" table:formula="of:=MID([.$E28];5;2)" office:value-type="string" office:string-value="FC" calcext:value-type="string">
            <text:p>FC</text:p>
          </table:table-cell>
          <table:table-cell table:style-name="ce8" table:formula="of:=MID([.$E28];7;2)" office:value-type="string" office:string-value="00" calcext:value-type="string">
            <text:p>00</text:p>
          </table:table-cell>
          <table:table-cell table:style-name="ce8" table:formula="of:=MID([.$E28];9;2)" office:value-type="string" office:string-value="80" calcext:value-type="string">
            <text:p>80</text:p>
          </table:table-cell>
          <table:table-cell table:style-name="ce8" table:formula="of:=MID([.$E28];11;2)" office:value-type="string" office:string-value="FF" calcext:value-type="string">
            <text:p>FF</text:p>
          </table:table-cell>
          <table:table-cell table:style-name="ce8" table:formula="of:=MID([.$E28];13;2)" office:value-type="string" office:string-value="FF" calcext:value-type="string">
            <text:p>FF</text:p>
          </table:table-cell>
          <table:table-cell table:style-name="ce8" table:formula="of:=MID([.$E28];15;2)">
            <text:p/>
          </table:table-cell>
          <table:table-cell table:style-name="ce8"/>
          <table:table-cell table:formula="of:=CONCATENATE([.F28];&quot; &quot;;[.G28];&quot; &quot;;[.H28];&quot; &quot;;[.I28];&quot; &quot;;[.J28];&quot; &quot;;[.K28];&quot; &quot;;[.L28];&quot; &quot;;[.M28])" office:value-type="string" office:string-value="F1 29 FC 00 80 FF FF " calcext:value-type="string">
            <text:p>F1 29 FC 00 80 FF FF </text:p>
          </table:table-cell>
          <table:table-cell table:formula="of:=HEX2DEC([.F28])" office:value-type="float" office:value="241" calcext:value-type="float">
            <text:p>241</text:p>
          </table:table-cell>
          <table:table-cell table:formula="of:=HEX2DEC([.G28])" office:value-type="float" office:value="41" calcext:value-type="float">
            <text:p>41</text:p>
          </table:table-cell>
          <table:table-cell table:formula="of:=HEX2DEC([.H28])" office:value-type="float" office:value="252" calcext:value-type="float">
            <text:p>252</text:p>
          </table:table-cell>
          <table:table-cell table:formula="of:=HEX2DEC([.I28])" office:value-type="float" office:value="0" calcext:value-type="float">
            <text:p>0</text:p>
          </table:table-cell>
          <table:table-cell table:formula="of:=HEX2DEC([.J28])" office:value-type="float" office:value="128" calcext:value-type="float">
            <text:p>128</text:p>
          </table:table-cell>
          <table:table-cell table:formula="of:=HEX2DEC([.K28])" office:value-type="float" office:value="255" calcext:value-type="float">
            <text:p>255</text:p>
          </table:table-cell>
          <table:table-cell table:formula="of:=HEX2DEC([.L28])" office:value-type="float" office:value="255" calcext:value-type="float">
            <text:p>255</text:p>
          </table:table-cell>
          <table:table-cell table:formula="of:=HEX2DEC([.M28])" office:value-type="float" office:value="0" calcext:value-type="float">
            <text:p>0</text:p>
          </table:table-cell>
          <table:table-cell table:formula="of:=HEX2DEC([.N28])" office:value-type="float" office:value="0" calcext:value-type="float">
            <text:p>0</text:p>
          </table:table-cell>
          <table:table-cell office:value-type="string" calcext:value-type="string">
            <text:p>0C4 <text:s/>TWO BYTES - <text:s/>LB+HB COUNTER 16BITS DECHA DEC</text:p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6" table:formula="of:=IF([.B29]=&quot;&quot;;&quot;&quot;;MID([.B29];2;3))">
            <text:p/>
          </table:table-cell>
          <table:table-cell table:formula="of:=MID([.B29];5;1)">
            <text:p/>
          </table:table-cell>
          <table:table-cell table:formula="of:=MID([.B29];6;50)">
            <text:p/>
          </table:table-cell>
          <table:table-cell table:formula="of:=MID([.$E29];1;2)">
            <text:p/>
          </table:table-cell>
          <table:table-cell table:style-name="ce8" table:formula="of:=MID([.$E29];3;2)">
            <text:p/>
          </table:table-cell>
          <table:table-cell table:style-name="ce8" table:formula="of:=MID([.$E29];5;2)">
            <text:p/>
          </table:table-cell>
          <table:table-cell table:style-name="ce8" table:formula="of:=MID([.$E29];7;2)">
            <text:p/>
          </table:table-cell>
          <table:table-cell table:style-name="ce8" table:formula="of:=MID([.$E29];9;2)">
            <text:p/>
          </table:table-cell>
          <table:table-cell table:style-name="ce8" table:formula="of:=MID([.$E29];11;2)">
            <text:p/>
          </table:table-cell>
          <table:table-cell table:style-name="ce8" table:formula="of:=MID([.$E29];13;2)">
            <text:p/>
          </table:table-cell>
          <table:table-cell table:style-name="ce8" table:formula="of:=MID([.$E29];15;2)">
            <text:p/>
          </table:table-cell>
          <table:table-cell table:style-name="ce8"/>
          <table:table-cell table:formula="of:=CONCATENATE([.F29];&quot; &quot;;[.G29];&quot; &quot;;[.H29];&quot; &quot;;[.I29];&quot; &quot;;[.J29];&quot; &quot;;[.K29];&quot; &quot;;[.L29];&quot; &quot;;[.M29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4">
          <table:table-cell table:style-name="ce3" office:value-type="string" calcext:value-type="string">
            <text:p>SUN Covers and windows</text:p>
          </table:table-cell>
          <table:table-cell/>
          <table:table-cell table:style-name="ce6" table:formula="of:=IF([.B30]=&quot;&quot;;&quot;&quot;;MID([.B30];2;3))">
            <text:p/>
          </table:table-cell>
          <table:table-cell table:formula="of:=MID([.B30];5;1)">
            <text:p/>
          </table:table-cell>
          <table:table-cell table:formula="of:=MID([.B30];6;50)">
            <text:p/>
          </table:table-cell>
          <table:table-cell table:formula="of:=MID([.$E30];1;2)">
            <text:p/>
          </table:table-cell>
          <table:table-cell table:style-name="ce8" table:formula="of:=MID([.$E30];3;2)">
            <text:p/>
          </table:table-cell>
          <table:table-cell table:style-name="ce8" table:formula="of:=MID([.$E30];5;2)">
            <text:p/>
          </table:table-cell>
          <table:table-cell table:style-name="ce8" table:formula="of:=MID([.$E30];7;2)">
            <text:p/>
          </table:table-cell>
          <table:table-cell table:style-name="ce8" table:formula="of:=MID([.$E30];9;2)">
            <text:p/>
          </table:table-cell>
          <table:table-cell table:style-name="ce8" table:formula="of:=MID([.$E30];11;2)">
            <text:p/>
          </table:table-cell>
          <table:table-cell table:style-name="ce8" table:formula="of:=MID([.$E30];13;2)">
            <text:p/>
          </table:table-cell>
          <table:table-cell table:style-name="ce8" table:formula="of:=MID([.$E30];15;2)">
            <text:p/>
          </table:table-cell>
          <table:table-cell table:style-name="ce8"/>
          <table:table-cell table:formula="of:=CONCATENATE([.F30];&quot; &quot;;[.G30];&quot; &quot;;[.H30];&quot; &quot;;[.I30];&quot; &quot;;[.J30];&quot; &quot;;[.K30];&quot; &quot;;[.L30];&quot; &quot;;[.M30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ve all Sun covers</text:p>
          </table:table-cell>
          <table:table-cell office:value-type="string" calcext:value-type="string">
            <text:p>t26C3FEFFFF</text:p>
          </table:table-cell>
          <table:table-cell table:style-name="ce6" table:formula="of:=IF([.B31]=&quot;&quot;;&quot;&quot;;MID([.B31];2;3))" office:value-type="string" office:string-value="26C" calcext:value-type="string">
            <text:p>26C</text:p>
          </table:table-cell>
          <table:table-cell table:formula="of:=MID([.B31];5;1)" office:value-type="string" office:string-value="3" calcext:value-type="string">
            <text:p>3</text:p>
          </table:table-cell>
          <table:table-cell table:formula="of:=MID([.B31];6;50)" office:value-type="string" office:string-value="FEFFFF" calcext:value-type="string">
            <text:p>FEFFFF</text:p>
          </table:table-cell>
          <table:table-cell table:formula="of:=MID([.$E31];1;2)" office:value-type="string" office:string-value="FE" calcext:value-type="string">
            <text:p>FE</text:p>
          </table:table-cell>
          <table:table-cell table:style-name="ce8" table:formula="of:=MID([.$E31];3;2)" office:value-type="string" office:string-value="FF" calcext:value-type="string">
            <text:p>FF</text:p>
          </table:table-cell>
          <table:table-cell table:style-name="ce8" table:formula="of:=MID([.$E31];5;2)" office:value-type="string" office:string-value="FF" calcext:value-type="string">
            <text:p>FF</text:p>
          </table:table-cell>
          <table:table-cell table:style-name="ce8" table:formula="of:=MID([.$E31];7;2)">
            <text:p/>
          </table:table-cell>
          <table:table-cell table:style-name="ce8" table:formula="of:=MID([.$E31];9;2)">
            <text:p/>
          </table:table-cell>
          <table:table-cell table:style-name="ce8" table:formula="of:=MID([.$E31];11;2)">
            <text:p/>
          </table:table-cell>
          <table:table-cell table:style-name="ce8" table:formula="of:=MID([.$E31];13;2)">
            <text:p/>
          </table:table-cell>
          <table:table-cell table:style-name="ce8" table:formula="of:=MID([.$E31];15;2)">
            <text:p/>
          </table:table-cell>
          <table:table-cell table:style-name="ce8"/>
          <table:table-cell table:formula="of:=CONCATENATE([.F31];&quot; &quot;;[.G31];&quot; &quot;;[.H31];&quot; &quot;;[.I31];&quot; &quot;;[.J31];&quot; &quot;;[.K31];&quot; &quot;;[.L31];&quot; &quot;;[.M31])" office:value-type="string" office:string-value="FE FF FF     " calcext:value-type="string">
            <text:p>FE FF FF <text:s text:c="4"/></text:p>
          </table:table-cell>
          <table:table-cell table:formula="of:=HEX2DEC([.F31])" office:value-type="float" office:value="254" calcext:value-type="float">
            <text:p>254</text:p>
          </table:table-cell>
          <table:table-cell table:formula="of:=HEX2DEC([.G31])" office:value-type="float" office:value="255" calcext:value-type="float">
            <text:p>255</text:p>
          </table:table-cell>
          <table:table-cell table:formula="of:=HEX2DEC([.H31])" office:value-type="float" office:value="255" calcext:value-type="float">
            <text:p>255</text:p>
          </table:table-cell>
          <table:table-cell table:formula="of:=HEX2DEC([.I31])" office:value-type="float" office:value="0" calcext:value-type="float">
            <text:p>0</text:p>
          </table:table-cell>
          <table:table-cell table:formula="of:=HEX2DEC([.J31])" office:value-type="float" office:value="0" calcext:value-type="float">
            <text:p>0</text:p>
          </table:table-cell>
          <table:table-cell table:formula="of:=HEX2DEC([.K31])" office:value-type="float" office:value="0" calcext:value-type="float">
            <text:p>0</text:p>
          </table:table-cell>
          <table:table-cell table:formula="of:=HEX2DEC([.L31])" office:value-type="float" office:value="0" calcext:value-type="float">
            <text:p>0</text:p>
          </table:table-cell>
          <table:table-cell table:formula="of:=HEX2DEC([.M31])" office:value-type="float" office:value="0" calcext:value-type="float">
            <text:p>0</text:p>
          </table:table-cell>
          <table:table-cell table:formula="of:=HEX2DEC([.N31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ove only rear sun cover</text:p>
          </table:table-cell>
          <table:table-cell office:value-type="string" calcext:value-type="string">
            <text:p>t26C3FDFFFF</text:p>
          </table:table-cell>
          <table:table-cell table:style-name="ce6" table:formula="of:=IF([.B32]=&quot;&quot;;&quot;&quot;;MID([.B32];2;3))" office:value-type="string" office:string-value="26C" calcext:value-type="string">
            <text:p>26C</text:p>
          </table:table-cell>
          <table:table-cell table:formula="of:=MID([.B32];5;1)" office:value-type="string" office:string-value="3" calcext:value-type="string">
            <text:p>3</text:p>
          </table:table-cell>
          <table:table-cell table:formula="of:=MID([.B32];6;50)" office:value-type="string" office:string-value="FDFFFF" calcext:value-type="string">
            <text:p>FDFFFF</text:p>
          </table:table-cell>
          <table:table-cell table:formula="of:=MID([.$E32];1;2)" office:value-type="string" office:string-value="FD" calcext:value-type="string">
            <text:p>FD</text:p>
          </table:table-cell>
          <table:table-cell table:style-name="ce8" table:formula="of:=MID([.$E32];3;2)" office:value-type="string" office:string-value="FF" calcext:value-type="string">
            <text:p>FF</text:p>
          </table:table-cell>
          <table:table-cell table:style-name="ce8" table:formula="of:=MID([.$E32];5;2)" office:value-type="string" office:string-value="FF" calcext:value-type="string">
            <text:p>FF</text:p>
          </table:table-cell>
          <table:table-cell table:style-name="ce8" table:formula="of:=MID([.$E32];7;2)">
            <text:p/>
          </table:table-cell>
          <table:table-cell table:style-name="ce8" table:formula="of:=MID([.$E32];9;2)">
            <text:p/>
          </table:table-cell>
          <table:table-cell table:style-name="ce8" table:formula="of:=MID([.$E32];11;2)">
            <text:p/>
          </table:table-cell>
          <table:table-cell table:style-name="ce8" table:formula="of:=MID([.$E32];13;2)">
            <text:p/>
          </table:table-cell>
          <table:table-cell table:style-name="ce8" table:formula="of:=MID([.$E32];15;2)">
            <text:p/>
          </table:table-cell>
          <table:table-cell table:style-name="ce8"/>
          <table:table-cell table:formula="of:=CONCATENATE([.F32];&quot; &quot;;[.G32];&quot; &quot;;[.H32];&quot; &quot;;[.I32];&quot; &quot;;[.J32];&quot; &quot;;[.K32];&quot; &quot;;[.L32];&quot; &quot;;[.M32])" office:value-type="string" office:string-value="FD FF FF     " calcext:value-type="string">
            <text:p>FD FF FF <text:s text:c="4"/></text:p>
          </table:table-cell>
          <table:table-cell table:formula="of:=HEX2DEC([.F32])" office:value-type="float" office:value="253" calcext:value-type="float">
            <text:p>253</text:p>
          </table:table-cell>
          <table:table-cell table:formula="of:=HEX2DEC([.G32])" office:value-type="float" office:value="255" calcext:value-type="float">
            <text:p>255</text:p>
          </table:table-cell>
          <table:table-cell table:formula="of:=HEX2DEC([.H32])" office:value-type="float" office:value="255" calcext:value-type="float">
            <text:p>255</text:p>
          </table:table-cell>
          <table:table-cell table:formula="of:=HEX2DEC([.I32])" office:value-type="float" office:value="0" calcext:value-type="float">
            <text:p>0</text:p>
          </table:table-cell>
          <table:table-cell table:formula="of:=HEX2DEC([.J32])" office:value-type="float" office:value="0" calcext:value-type="float">
            <text:p>0</text:p>
          </table:table-cell>
          <table:table-cell table:formula="of:=HEX2DEC([.K32])" office:value-type="float" office:value="0" calcext:value-type="float">
            <text:p>0</text:p>
          </table:table-cell>
          <table:table-cell table:formula="of:=HEX2DEC([.L32])" office:value-type="float" office:value="0" calcext:value-type="float">
            <text:p>0</text:p>
          </table:table-cell>
          <table:table-cell table:formula="of:=HEX2DEC([.M32])" office:value-type="float" office:value="0" calcext:value-type="float">
            <text:p>0</text:p>
          </table:table-cell>
          <table:table-cell table:formula="of:=HEX2DEC([.N32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 table:formula="of:=IF([.B33]=&quot;&quot;;&quot;&quot;;MID([.B33];2;3))">
            <text:p/>
          </table:table-cell>
          <table:table-cell table:formula="of:=MID([.B33];5;1)">
            <text:p/>
          </table:table-cell>
          <table:table-cell table:formula="of:=MID([.B33];6;50)">
            <text:p/>
          </table:table-cell>
          <table:table-cell table:formula="of:=MID([.$E33];1;2)">
            <text:p/>
          </table:table-cell>
          <table:table-cell table:style-name="ce8" table:formula="of:=MID([.$E33];3;2)">
            <text:p/>
          </table:table-cell>
          <table:table-cell table:style-name="ce8" table:formula="of:=MID([.$E33];5;2)">
            <text:p/>
          </table:table-cell>
          <table:table-cell table:style-name="ce8" table:formula="of:=MID([.$E33];7;2)">
            <text:p/>
          </table:table-cell>
          <table:table-cell table:style-name="ce8" table:formula="of:=MID([.$E33];9;2)">
            <text:p/>
          </table:table-cell>
          <table:table-cell table:style-name="ce8" table:formula="of:=MID([.$E33];11;2)">
            <text:p/>
          </table:table-cell>
          <table:table-cell table:style-name="ce8" table:formula="of:=MID([.$E33];13;2)">
            <text:p/>
          </table:table-cell>
          <table:table-cell table:style-name="ce8" table:formula="of:=MID([.$E33];15;2)">
            <text:p/>
          </table:table-cell>
          <table:table-cell table:style-name="ce8"/>
          <table:table-cell table:formula="of:=CONCATENATE([.F33];&quot; &quot;;[.G33];&quot; &quot;;[.H33];&quot; &quot;;[.I33];&quot; &quot;;[.J33];&quot; &quot;;[.K33];&quot; &quot;;[.L33];&quot; &quot;;[.M33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4">
          <table:table-cell table:style-name="ce3" office:value-type="string" calcext:value-type="string">
            <text:p>Wipers</text:p>
          </table:table-cell>
          <table:table-cell/>
          <table:table-cell table:style-name="ce6" table:formula="of:=IF([.B34]=&quot;&quot;;&quot;&quot;;MID([.B34];2;3))">
            <text:p/>
          </table:table-cell>
          <table:table-cell table:formula="of:=MID([.B34];5;1)">
            <text:p/>
          </table:table-cell>
          <table:table-cell table:formula="of:=MID([.B34];6;50)">
            <text:p/>
          </table:table-cell>
          <table:table-cell table:formula="of:=MID([.$E34];1;2)">
            <text:p/>
          </table:table-cell>
          <table:table-cell table:style-name="ce8" table:formula="of:=MID([.$E34];3;2)">
            <text:p/>
          </table:table-cell>
          <table:table-cell table:style-name="ce8" table:formula="of:=MID([.$E34];5;2)">
            <text:p/>
          </table:table-cell>
          <table:table-cell table:style-name="ce8" table:formula="of:=MID([.$E34];7;2)">
            <text:p/>
          </table:table-cell>
          <table:table-cell table:style-name="ce8" table:formula="of:=MID([.$E34];9;2)">
            <text:p/>
          </table:table-cell>
          <table:table-cell table:style-name="ce8" table:formula="of:=MID([.$E34];11;2)">
            <text:p/>
          </table:table-cell>
          <table:table-cell table:style-name="ce8" table:formula="of:=MID([.$E34];13;2)">
            <text:p/>
          </table:table-cell>
          <table:table-cell table:style-name="ce8" table:formula="of:=MID([.$E34];15;2)">
            <text:p/>
          </table:table-cell>
          <table:table-cell table:style-name="ce8"/>
          <table:table-cell table:formula="of:=CONCATENATE([.F34];&quot; &quot;;[.G34];&quot; &quot;;[.H34];&quot; &quot;;[.I34];&quot; &quot;;[.J34];&quot; &quot;;[.K34];&quot; &quot;;[.L34];&quot; &quot;;[.M34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n way up</text:p>
          </table:table-cell>
          <table:table-cell office:value-type="string" calcext:value-type="string">
            <text:p>t2522C1FF</text:p>
          </table:table-cell>
          <table:table-cell table:style-name="ce6" table:formula="of:=IF([.B35]=&quot;&quot;;&quot;&quot;;MID([.B35];2;3))" office:value-type="string" office:string-value="252" calcext:value-type="string">
            <text:p>252</text:p>
          </table:table-cell>
          <table:table-cell table:formula="of:=MID([.B35];5;1)" office:value-type="string" office:string-value="2" calcext:value-type="string">
            <text:p>2</text:p>
          </table:table-cell>
          <table:table-cell table:formula="of:=MID([.B35];6;50)" office:value-type="string" office:string-value="C1FF" calcext:value-type="string">
            <text:p>C1FF</text:p>
          </table:table-cell>
          <table:table-cell table:formula="of:=MID([.$E35];1;2)" office:value-type="string" office:string-value="C1" calcext:value-type="string">
            <text:p>C1</text:p>
          </table:table-cell>
          <table:table-cell table:style-name="ce8" table:formula="of:=MID([.$E35];3;2)" office:value-type="string" office:string-value="FF" calcext:value-type="string">
            <text:p>FF</text:p>
          </table:table-cell>
          <table:table-cell table:style-name="ce8" table:formula="of:=MID([.$E35];5;2)">
            <text:p/>
          </table:table-cell>
          <table:table-cell table:style-name="ce8" table:formula="of:=MID([.$E35];7;2)">
            <text:p/>
          </table:table-cell>
          <table:table-cell table:style-name="ce8" table:formula="of:=MID([.$E35];9;2)">
            <text:p/>
          </table:table-cell>
          <table:table-cell table:style-name="ce8" table:formula="of:=MID([.$E35];11;2)">
            <text:p/>
          </table:table-cell>
          <table:table-cell table:style-name="ce8" table:formula="of:=MID([.$E35];13;2)">
            <text:p/>
          </table:table-cell>
          <table:table-cell table:style-name="ce8" table:formula="of:=MID([.$E35];15;2)">
            <text:p/>
          </table:table-cell>
          <table:table-cell table:style-name="ce8"/>
          <table:table-cell table:formula="of:=CONCATENATE([.F35];&quot; &quot;;[.G35];&quot; &quot;;[.H35];&quot; &quot;;[.I35];&quot; &quot;;[.J35];&quot; &quot;;[.K35];&quot; &quot;;[.L35];&quot; &quot;;[.M35])" office:value-type="string" office:string-value="C1 FF      " calcext:value-type="string">
            <text:p>C1 FF <text:s text:c="5"/></text:p>
          </table:table-cell>
          <table:table-cell table:formula="of:=HEX2DEC([.F35])" office:value-type="float" office:value="193" calcext:value-type="float">
            <text:p>193</text:p>
          </table:table-cell>
          <table:table-cell table:formula="of:=HEX2DEC([.G35])" office:value-type="float" office:value="255" calcext:value-type="float">
            <text:p>255</text:p>
          </table:table-cell>
          <table:table-cell table:formula="of:=HEX2DEC([.H35])" office:value-type="float" office:value="0" calcext:value-type="float">
            <text:p>0</text:p>
          </table:table-cell>
          <table:table-cell table:formula="of:=HEX2DEC([.I35])" office:value-type="float" office:value="0" calcext:value-type="float">
            <text:p>0</text:p>
          </table:table-cell>
          <table:table-cell table:formula="of:=HEX2DEC([.J35])" office:value-type="float" office:value="0" calcext:value-type="float">
            <text:p>0</text:p>
          </table:table-cell>
          <table:table-cell table:formula="of:=HEX2DEC([.K35])" office:value-type="float" office:value="0" calcext:value-type="float">
            <text:p>0</text:p>
          </table:table-cell>
          <table:table-cell table:formula="of:=HEX2DEC([.L35])" office:value-type="float" office:value="0" calcext:value-type="float">
            <text:p>0</text:p>
          </table:table-cell>
          <table:table-cell table:formula="of:=HEX2DEC([.M35])" office:value-type="float" office:value="0" calcext:value-type="float">
            <text:p>0</text:p>
          </table:table-cell>
          <table:table-cell table:formula="of:=HEX2DEC([.N35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On Way down</text:p>
          </table:table-cell>
          <table:table-cell office:value-type="string" calcext:value-type="string">
            <text:p>t2522C2FF</text:p>
          </table:table-cell>
          <table:table-cell table:style-name="ce6" table:formula="of:=IF([.B36]=&quot;&quot;;&quot;&quot;;MID([.B36];2;3))" office:value-type="string" office:string-value="252" calcext:value-type="string">
            <text:p>252</text:p>
          </table:table-cell>
          <table:table-cell table:formula="of:=MID([.B36];5;1)" office:value-type="string" office:string-value="2" calcext:value-type="string">
            <text:p>2</text:p>
          </table:table-cell>
          <table:table-cell table:formula="of:=MID([.B36];6;50)" office:value-type="string" office:string-value="C2FF" calcext:value-type="string">
            <text:p>C2FF</text:p>
          </table:table-cell>
          <table:table-cell table:formula="of:=MID([.$E36];1;2)" office:value-type="string" office:string-value="C2" calcext:value-type="string">
            <text:p>C2</text:p>
          </table:table-cell>
          <table:table-cell table:style-name="ce8" table:formula="of:=MID([.$E36];3;2)" office:value-type="string" office:string-value="FF" calcext:value-type="string">
            <text:p>FF</text:p>
          </table:table-cell>
          <table:table-cell table:style-name="ce8" table:formula="of:=MID([.$E36];5;2)">
            <text:p/>
          </table:table-cell>
          <table:table-cell table:style-name="ce8" table:formula="of:=MID([.$E36];7;2)">
            <text:p/>
          </table:table-cell>
          <table:table-cell table:style-name="ce8" table:formula="of:=MID([.$E36];9;2)">
            <text:p/>
          </table:table-cell>
          <table:table-cell table:style-name="ce8" table:formula="of:=MID([.$E36];11;2)">
            <text:p/>
          </table:table-cell>
          <table:table-cell table:style-name="ce8" table:formula="of:=MID([.$E36];13;2)">
            <text:p/>
          </table:table-cell>
          <table:table-cell table:style-name="ce8" table:formula="of:=MID([.$E36];15;2)">
            <text:p/>
          </table:table-cell>
          <table:table-cell table:style-name="ce8"/>
          <table:table-cell table:formula="of:=CONCATENATE([.F36];&quot; &quot;;[.G36];&quot; &quot;;[.H36];&quot; &quot;;[.I36];&quot; &quot;;[.J36];&quot; &quot;;[.K36];&quot; &quot;;[.L36];&quot; &quot;;[.M36])" office:value-type="string" office:string-value="C2 FF      " calcext:value-type="string">
            <text:p>C2 FF <text:s text:c="5"/></text:p>
          </table:table-cell>
          <table:table-cell table:formula="of:=HEX2DEC([.F36])" office:value-type="float" office:value="194" calcext:value-type="float">
            <text:p>194</text:p>
          </table:table-cell>
          <table:table-cell table:formula="of:=HEX2DEC([.G36])" office:value-type="float" office:value="255" calcext:value-type="float">
            <text:p>255</text:p>
          </table:table-cell>
          <table:table-cell table:formula="of:=HEX2DEC([.H36])" office:value-type="float" office:value="0" calcext:value-type="float">
            <text:p>0</text:p>
          </table:table-cell>
          <table:table-cell table:formula="of:=HEX2DEC([.I36])" office:value-type="float" office:value="0" calcext:value-type="float">
            <text:p>0</text:p>
          </table:table-cell>
          <table:table-cell table:formula="of:=HEX2DEC([.J36])" office:value-type="float" office:value="0" calcext:value-type="float">
            <text:p>0</text:p>
          </table:table-cell>
          <table:table-cell table:formula="of:=HEX2DEC([.K36])" office:value-type="float" office:value="0" calcext:value-type="float">
            <text:p>0</text:p>
          </table:table-cell>
          <table:table-cell table:formula="of:=HEX2DEC([.L36])" office:value-type="float" office:value="0" calcext:value-type="float">
            <text:p>0</text:p>
          </table:table-cell>
          <table:table-cell table:formula="of:=HEX2DEC([.M36])" office:value-type="float" office:value="0" calcext:value-type="float">
            <text:p>0</text:p>
          </table:table-cell>
          <table:table-cell table:formula="of:=HEX2DEC([.N36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esting</text:p>
          </table:table-cell>
          <table:table-cell office:value-type="string" calcext:value-type="string">
            <text:p>t2522C4FF</text:p>
          </table:table-cell>
          <table:table-cell table:style-name="ce6" table:formula="of:=IF([.B37]=&quot;&quot;;&quot;&quot;;MID([.B37];2;3))" office:value-type="string" office:string-value="252" calcext:value-type="string">
            <text:p>252</text:p>
          </table:table-cell>
          <table:table-cell table:formula="of:=MID([.B37];5;1)" office:value-type="string" office:string-value="2" calcext:value-type="string">
            <text:p>2</text:p>
          </table:table-cell>
          <table:table-cell table:formula="of:=MID([.B37];6;50)" office:value-type="string" office:string-value="C4FF" calcext:value-type="string">
            <text:p>C4FF</text:p>
          </table:table-cell>
          <table:table-cell table:formula="of:=MID([.$E37];1;2)" office:value-type="string" office:string-value="C4" calcext:value-type="string">
            <text:p>C4</text:p>
          </table:table-cell>
          <table:table-cell table:style-name="ce8" table:formula="of:=MID([.$E37];3;2)" office:value-type="string" office:string-value="FF" calcext:value-type="string">
            <text:p>FF</text:p>
          </table:table-cell>
          <table:table-cell table:style-name="ce8" table:formula="of:=MID([.$E37];5;2)">
            <text:p/>
          </table:table-cell>
          <table:table-cell table:style-name="ce8" table:formula="of:=MID([.$E37];7;2)">
            <text:p/>
          </table:table-cell>
          <table:table-cell table:style-name="ce8" table:formula="of:=MID([.$E37];9;2)">
            <text:p/>
          </table:table-cell>
          <table:table-cell table:style-name="ce8" table:formula="of:=MID([.$E37];11;2)">
            <text:p/>
          </table:table-cell>
          <table:table-cell table:style-name="ce8" table:formula="of:=MID([.$E37];13;2)">
            <text:p/>
          </table:table-cell>
          <table:table-cell table:style-name="ce8" table:formula="of:=MID([.$E37];15;2)">
            <text:p/>
          </table:table-cell>
          <table:table-cell table:style-name="ce8"/>
          <table:table-cell table:formula="of:=CONCATENATE([.F37];&quot; &quot;;[.G37];&quot; &quot;;[.H37];&quot; &quot;;[.I37];&quot; &quot;;[.J37];&quot; &quot;;[.K37];&quot; &quot;;[.L37];&quot; &quot;;[.M37])" office:value-type="string" office:string-value="C4 FF      " calcext:value-type="string">
            <text:p>C4 FF <text:s text:c="5"/></text:p>
          </table:table-cell>
          <table:table-cell table:formula="of:=HEX2DEC([.F37])" office:value-type="float" office:value="196" calcext:value-type="float">
            <text:p>196</text:p>
          </table:table-cell>
          <table:table-cell table:formula="of:=HEX2DEC([.G37])" office:value-type="float" office:value="255" calcext:value-type="float">
            <text:p>255</text:p>
          </table:table-cell>
          <table:table-cell table:formula="of:=HEX2DEC([.H37])" office:value-type="float" office:value="0" calcext:value-type="float">
            <text:p>0</text:p>
          </table:table-cell>
          <table:table-cell table:formula="of:=HEX2DEC([.I37])" office:value-type="float" office:value="0" calcext:value-type="float">
            <text:p>0</text:p>
          </table:table-cell>
          <table:table-cell table:formula="of:=HEX2DEC([.J37])" office:value-type="float" office:value="0" calcext:value-type="float">
            <text:p>0</text:p>
          </table:table-cell>
          <table:table-cell table:formula="of:=HEX2DEC([.K37])" office:value-type="float" office:value="0" calcext:value-type="float">
            <text:p>0</text:p>
          </table:table-cell>
          <table:table-cell table:formula="of:=HEX2DEC([.L37])" office:value-type="float" office:value="0" calcext:value-type="float">
            <text:p>0</text:p>
          </table:table-cell>
          <table:table-cell table:formula="of:=HEX2DEC([.M37])" office:value-type="float" office:value="0" calcext:value-type="float">
            <text:p>0</text:p>
          </table:table-cell>
          <table:table-cell table:formula="of:=HEX2DEC([.N37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 table:formula="of:=IF([.B38]=&quot;&quot;;&quot;&quot;;MID([.B38];2;3))">
            <text:p/>
          </table:table-cell>
          <table:table-cell table:formula="of:=MID([.B38];5;1)">
            <text:p/>
          </table:table-cell>
          <table:table-cell table:formula="of:=MID([.B38];6;50)">
            <text:p/>
          </table:table-cell>
          <table:table-cell table:formula="of:=MID([.$E38];1;2)">
            <text:p/>
          </table:table-cell>
          <table:table-cell table:style-name="ce8" table:formula="of:=MID([.$E38];3;2)">
            <text:p/>
          </table:table-cell>
          <table:table-cell table:style-name="ce8" table:formula="of:=MID([.$E38];5;2)">
            <text:p/>
          </table:table-cell>
          <table:table-cell table:style-name="ce8" table:formula="of:=MID([.$E38];7;2)">
            <text:p/>
          </table:table-cell>
          <table:table-cell table:style-name="ce8" table:formula="of:=MID([.$E38];9;2)">
            <text:p/>
          </table:table-cell>
          <table:table-cell table:style-name="ce8" table:formula="of:=MID([.$E38];11;2)">
            <text:p/>
          </table:table-cell>
          <table:table-cell table:style-name="ce8" table:formula="of:=MID([.$E38];13;2)">
            <text:p/>
          </table:table-cell>
          <table:table-cell table:style-name="ce8" table:formula="of:=MID([.$E38];15;2)">
            <text:p/>
          </table:table-cell>
          <table:table-cell table:style-name="ce8"/>
          <table:table-cell table:formula="of:=CONCATENATE([.F38];&quot; &quot;;[.G38];&quot; &quot;;[.H38];&quot; &quot;;[.I38];&quot; &quot;;[.J38];&quot; &quot;;[.K38];&quot; &quot;;[.L38];&quot; &quot;;[.M38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4">
          <table:table-cell table:style-name="ce3" office:value-type="string" calcext:value-type="string">
            <text:p>Climate (limited)</text:p>
          </table:table-cell>
          <table:table-cell/>
          <table:table-cell table:style-name="ce6" table:formula="of:=IF([.B39]=&quot;&quot;;&quot;&quot;;MID([.B39];2;3))">
            <text:p/>
          </table:table-cell>
          <table:table-cell table:formula="of:=MID([.B39];5;1)">
            <text:p/>
          </table:table-cell>
          <table:table-cell table:formula="of:=MID([.B39];6;50)">
            <text:p/>
          </table:table-cell>
          <table:table-cell table:formula="of:=MID([.$E39];1;2)">
            <text:p/>
          </table:table-cell>
          <table:table-cell table:style-name="ce8" table:formula="of:=MID([.$E39];3;2)">
            <text:p/>
          </table:table-cell>
          <table:table-cell table:style-name="ce8" table:formula="of:=MID([.$E39];5;2)">
            <text:p/>
          </table:table-cell>
          <table:table-cell table:style-name="ce8" table:formula="of:=MID([.$E39];7;2)">
            <text:p/>
          </table:table-cell>
          <table:table-cell table:style-name="ce8" table:formula="of:=MID([.$E39];9;2)">
            <text:p/>
          </table:table-cell>
          <table:table-cell table:style-name="ce8" table:formula="of:=MID([.$E39];11;2)">
            <text:p/>
          </table:table-cell>
          <table:table-cell table:style-name="ce8" table:formula="of:=MID([.$E39];13;2)">
            <text:p/>
          </table:table-cell>
          <table:table-cell table:style-name="ce8" table:formula="of:=MID([.$E39];15;2)">
            <text:p/>
          </table:table-cell>
          <table:table-cell table:style-name="ce8"/>
          <table:table-cell table:formula="of:=CONCATENATE([.F39];&quot; &quot;;[.G39];&quot; &quot;;[.H39];&quot; &quot;;[.I39];&quot; &quot;;[.J39];&quot; &quot;;[.K39];&quot; &quot;;[.L39];&quot; &quot;;[.M39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ir flow free from outside</text:p>
          </table:table-cell>
          <table:table-cell office:value-type="string" calcext:value-type="string">
            <text:p>t242301F1F0</text:p>
          </table:table-cell>
          <table:table-cell table:style-name="ce6" table:formula="of:=IF([.B40]=&quot;&quot;;&quot;&quot;;MID([.B40];2;3))" office:value-type="string" office:string-value="242" calcext:value-type="string">
            <text:p>242</text:p>
          </table:table-cell>
          <table:table-cell table:formula="of:=MID([.B40];5;1)" office:value-type="string" office:string-value="3" calcext:value-type="string">
            <text:p>3</text:p>
          </table:table-cell>
          <table:table-cell table:formula="of:=MID([.B40];6;50)" office:value-type="string" office:string-value="01F1F0" calcext:value-type="string">
            <text:p>01F1F0</text:p>
          </table:table-cell>
          <table:table-cell table:formula="of:=MID([.$E40];1;2)" office:value-type="string" office:string-value="01" calcext:value-type="string">
            <text:p>01</text:p>
          </table:table-cell>
          <table:table-cell table:style-name="ce8" table:formula="of:=MID([.$E40];3;2)" office:value-type="string" office:string-value="F1" calcext:value-type="string">
            <text:p>F1</text:p>
          </table:table-cell>
          <table:table-cell table:style-name="ce8" table:formula="of:=MID([.$E40];5;2)" office:value-type="string" office:string-value="F0" calcext:value-type="string">
            <text:p>F0</text:p>
          </table:table-cell>
          <table:table-cell table:style-name="ce8" table:formula="of:=MID([.$E40];7;2)">
            <text:p/>
          </table:table-cell>
          <table:table-cell table:style-name="ce8" table:formula="of:=MID([.$E40];9;2)">
            <text:p/>
          </table:table-cell>
          <table:table-cell table:style-name="ce8" table:formula="of:=MID([.$E40];11;2)">
            <text:p/>
          </table:table-cell>
          <table:table-cell table:style-name="ce8" table:formula="of:=MID([.$E40];13;2)">
            <text:p/>
          </table:table-cell>
          <table:table-cell table:style-name="ce8" table:formula="of:=MID([.$E40];15;2)">
            <text:p/>
          </table:table-cell>
          <table:table-cell table:style-name="ce8"/>
          <table:table-cell table:formula="of:=CONCATENATE([.F40];&quot; &quot;;[.G40];&quot; &quot;;[.H40];&quot; &quot;;[.I40];&quot; &quot;;[.J40];&quot; &quot;;[.K40];&quot; &quot;;[.L40];&quot; &quot;;[.M40])" office:value-type="string" office:string-value="01 F1 F0     " calcext:value-type="string">
            <text:p>01 F1 F0 <text:s text:c="4"/></text:p>
          </table:table-cell>
          <table:table-cell table:formula="of:=HEX2DEC([.F40])" office:value-type="float" office:value="1" calcext:value-type="float">
            <text:p>1</text:p>
          </table:table-cell>
          <table:table-cell table:formula="of:=HEX2DEC([.G40])" office:value-type="float" office:value="241" calcext:value-type="float">
            <text:p>241</text:p>
          </table:table-cell>
          <table:table-cell table:formula="of:=HEX2DEC([.H40])" office:value-type="float" office:value="240" calcext:value-type="float">
            <text:p>240</text:p>
          </table:table-cell>
          <table:table-cell table:formula="of:=HEX2DEC([.I40])" office:value-type="float" office:value="0" calcext:value-type="float">
            <text:p>0</text:p>
          </table:table-cell>
          <table:table-cell table:formula="of:=HEX2DEC([.J40])" office:value-type="float" office:value="0" calcext:value-type="float">
            <text:p>0</text:p>
          </table:table-cell>
          <table:table-cell table:formula="of:=HEX2DEC([.K40])" office:value-type="float" office:value="0" calcext:value-type="float">
            <text:p>0</text:p>
          </table:table-cell>
          <table:table-cell table:formula="of:=HEX2DEC([.L40])" office:value-type="float" office:value="0" calcext:value-type="float">
            <text:p>0</text:p>
          </table:table-cell>
          <table:table-cell table:formula="of:=HEX2DEC([.M40])" office:value-type="float" office:value="0" calcext:value-type="float">
            <text:p>0</text:p>
          </table:table-cell>
          <table:table-cell table:formula="of:=HEX2DEC([.N40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Air flow filtered from outside</text:p>
          </table:table-cell>
          <table:table-cell office:value-type="string" calcext:value-type="string">
            <text:p>t242311F1F0</text:p>
          </table:table-cell>
          <table:table-cell table:style-name="ce6" table:formula="of:=IF([.B41]=&quot;&quot;;&quot;&quot;;MID([.B41];2;3))" office:value-type="string" office:string-value="242" calcext:value-type="string">
            <text:p>242</text:p>
          </table:table-cell>
          <table:table-cell table:formula="of:=MID([.B41];5;1)" office:value-type="string" office:string-value="3" calcext:value-type="string">
            <text:p>3</text:p>
          </table:table-cell>
          <table:table-cell table:formula="of:=MID([.B41];6;50)" office:value-type="string" office:string-value="11F1F0" calcext:value-type="string">
            <text:p>11F1F0</text:p>
          </table:table-cell>
          <table:table-cell table:formula="of:=MID([.$E41];1;2)" office:value-type="string" office:string-value="11" calcext:value-type="string">
            <text:p>11</text:p>
          </table:table-cell>
          <table:table-cell table:style-name="ce8" table:formula="of:=MID([.$E41];3;2)" office:value-type="string" office:string-value="F1" calcext:value-type="string">
            <text:p>F1</text:p>
          </table:table-cell>
          <table:table-cell table:style-name="ce8" table:formula="of:=MID([.$E41];5;2)" office:value-type="string" office:string-value="F0" calcext:value-type="string">
            <text:p>F0</text:p>
          </table:table-cell>
          <table:table-cell table:style-name="ce8" table:formula="of:=MID([.$E41];7;2)">
            <text:p/>
          </table:table-cell>
          <table:table-cell table:style-name="ce8" table:formula="of:=MID([.$E41];9;2)">
            <text:p/>
          </table:table-cell>
          <table:table-cell table:style-name="ce8" table:formula="of:=MID([.$E41];11;2)">
            <text:p/>
          </table:table-cell>
          <table:table-cell table:style-name="ce8" table:formula="of:=MID([.$E41];13;2)">
            <text:p/>
          </table:table-cell>
          <table:table-cell table:style-name="ce8" table:formula="of:=MID([.$E41];15;2)">
            <text:p/>
          </table:table-cell>
          <table:table-cell table:style-name="ce8"/>
          <table:table-cell table:formula="of:=CONCATENATE([.F41];&quot; &quot;;[.G41];&quot; &quot;;[.H41];&quot; &quot;;[.I41];&quot; &quot;;[.J41];&quot; &quot;;[.K41];&quot; &quot;;[.L41];&quot; &quot;;[.M41])" office:value-type="string" office:string-value="11 F1 F0     " calcext:value-type="string">
            <text:p>11 F1 F0 <text:s text:c="4"/></text:p>
          </table:table-cell>
          <table:table-cell table:formula="of:=HEX2DEC([.F41])" office:value-type="float" office:value="17" calcext:value-type="float">
            <text:p>17</text:p>
          </table:table-cell>
          <table:table-cell table:formula="of:=HEX2DEC([.G41])" office:value-type="float" office:value="241" calcext:value-type="float">
            <text:p>241</text:p>
          </table:table-cell>
          <table:table-cell table:formula="of:=HEX2DEC([.H41])" office:value-type="float" office:value="240" calcext:value-type="float">
            <text:p>240</text:p>
          </table:table-cell>
          <table:table-cell table:formula="of:=HEX2DEC([.I41])" office:value-type="float" office:value="0" calcext:value-type="float">
            <text:p>0</text:p>
          </table:table-cell>
          <table:table-cell table:formula="of:=HEX2DEC([.J41])" office:value-type="float" office:value="0" calcext:value-type="float">
            <text:p>0</text:p>
          </table:table-cell>
          <table:table-cell table:formula="of:=HEX2DEC([.K41])" office:value-type="float" office:value="0" calcext:value-type="float">
            <text:p>0</text:p>
          </table:table-cell>
          <table:table-cell table:formula="of:=HEX2DEC([.L41])" office:value-type="float" office:value="0" calcext:value-type="float">
            <text:p>0</text:p>
          </table:table-cell>
          <table:table-cell table:formula="of:=HEX2DEC([.M41])" office:value-type="float" office:value="0" calcext:value-type="float">
            <text:p>0</text:p>
          </table:table-cell>
          <table:table-cell table:formula="of:=HEX2DEC([.N41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Air flow circulating inside</text:p>
          </table:table-cell>
          <table:table-cell office:value-type="string" calcext:value-type="string">
            <text:p>t242321F1F0</text:p>
          </table:table-cell>
          <table:table-cell table:style-name="ce6" table:formula="of:=IF([.B42]=&quot;&quot;;&quot;&quot;;MID([.B42];2;3))" office:value-type="string" office:string-value="242" calcext:value-type="string">
            <text:p>242</text:p>
          </table:table-cell>
          <table:table-cell table:formula="of:=MID([.B42];5;1)" office:value-type="string" office:string-value="3" calcext:value-type="string">
            <text:p>3</text:p>
          </table:table-cell>
          <table:table-cell table:formula="of:=MID([.B42];6;50)" office:value-type="string" office:string-value="21F1F0" calcext:value-type="string">
            <text:p>21F1F0</text:p>
          </table:table-cell>
          <table:table-cell table:formula="of:=MID([.$E42];1;2)" office:value-type="string" office:string-value="21" calcext:value-type="string">
            <text:p>21</text:p>
          </table:table-cell>
          <table:table-cell table:style-name="ce8" table:formula="of:=MID([.$E42];3;2)" office:value-type="string" office:string-value="F1" calcext:value-type="string">
            <text:p>F1</text:p>
          </table:table-cell>
          <table:table-cell table:style-name="ce8" table:formula="of:=MID([.$E42];5;2)" office:value-type="string" office:string-value="F0" calcext:value-type="string">
            <text:p>F0</text:p>
          </table:table-cell>
          <table:table-cell table:style-name="ce8" table:formula="of:=MID([.$E42];7;2)">
            <text:p/>
          </table:table-cell>
          <table:table-cell table:style-name="ce8" table:formula="of:=MID([.$E42];9;2)">
            <text:p/>
          </table:table-cell>
          <table:table-cell table:style-name="ce8" table:formula="of:=MID([.$E42];11;2)">
            <text:p/>
          </table:table-cell>
          <table:table-cell table:style-name="ce8" table:formula="of:=MID([.$E42];13;2)">
            <text:p/>
          </table:table-cell>
          <table:table-cell table:style-name="ce8" table:formula="of:=MID([.$E42];15;2)">
            <text:p/>
          </table:table-cell>
          <table:table-cell table:style-name="ce8"/>
          <table:table-cell table:formula="of:=CONCATENATE([.F42];&quot; &quot;;[.G42];&quot; &quot;;[.H42];&quot; &quot;;[.I42];&quot; &quot;;[.J42];&quot; &quot;;[.K42];&quot; &quot;;[.L42];&quot; &quot;;[.M42])" office:value-type="string" office:string-value="21 F1 F0     " calcext:value-type="string">
            <text:p>21 F1 F0 <text:s text:c="4"/></text:p>
          </table:table-cell>
          <table:table-cell table:formula="of:=HEX2DEC([.F42])" office:value-type="float" office:value="33" calcext:value-type="float">
            <text:p>33</text:p>
          </table:table-cell>
          <table:table-cell table:formula="of:=HEX2DEC([.G42])" office:value-type="float" office:value="241" calcext:value-type="float">
            <text:p>241</text:p>
          </table:table-cell>
          <table:table-cell table:formula="of:=HEX2DEC([.H42])" office:value-type="float" office:value="240" calcext:value-type="float">
            <text:p>240</text:p>
          </table:table-cell>
          <table:table-cell table:formula="of:=HEX2DEC([.I42])" office:value-type="float" office:value="0" calcext:value-type="float">
            <text:p>0</text:p>
          </table:table-cell>
          <table:table-cell table:formula="of:=HEX2DEC([.J42])" office:value-type="float" office:value="0" calcext:value-type="float">
            <text:p>0</text:p>
          </table:table-cell>
          <table:table-cell table:formula="of:=HEX2DEC([.K42])" office:value-type="float" office:value="0" calcext:value-type="float">
            <text:p>0</text:p>
          </table:table-cell>
          <table:table-cell table:formula="of:=HEX2DEC([.L42])" office:value-type="float" office:value="0" calcext:value-type="float">
            <text:p>0</text:p>
          </table:table-cell>
          <table:table-cell table:formula="of:=HEX2DEC([.M42])" office:value-type="float" office:value="0" calcext:value-type="float">
            <text:p>0</text:p>
          </table:table-cell>
          <table:table-cell table:formula="of:=HEX2DEC([.N42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 table:formula="of:=IF([.B43]=&quot;&quot;;&quot;&quot;;MID([.B43];2;3))">
            <text:p/>
          </table:table-cell>
          <table:table-cell table:formula="of:=MID([.B43];5;1)">
            <text:p/>
          </table:table-cell>
          <table:table-cell table:formula="of:=MID([.B43];6;50)">
            <text:p/>
          </table:table-cell>
          <table:table-cell table:formula="of:=MID([.$E43];1;2)">
            <text:p/>
          </table:table-cell>
          <table:table-cell table:style-name="ce8" table:formula="of:=MID([.$E43];3;2)">
            <text:p/>
          </table:table-cell>
          <table:table-cell table:style-name="ce8" table:formula="of:=MID([.$E43];5;2)">
            <text:p/>
          </table:table-cell>
          <table:table-cell table:style-name="ce8" table:formula="of:=MID([.$E43];7;2)">
            <text:p/>
          </table:table-cell>
          <table:table-cell table:style-name="ce8" table:formula="of:=MID([.$E43];9;2)">
            <text:p/>
          </table:table-cell>
          <table:table-cell table:style-name="ce8" table:formula="of:=MID([.$E43];11;2)">
            <text:p/>
          </table:table-cell>
          <table:table-cell table:style-name="ce8" table:formula="of:=MID([.$E43];13;2)">
            <text:p/>
          </table:table-cell>
          <table:table-cell table:style-name="ce8" table:formula="of:=MID([.$E43];15;2)">
            <text:p/>
          </table:table-cell>
          <table:table-cell table:style-name="ce8"/>
          <table:table-cell table:formula="of:=CONCATENATE([.F43];&quot; &quot;;[.G43];&quot; &quot;;[.H43];&quot; &quot;;[.I43];&quot; &quot;;[.J43];&quot; &quot;;[.K43];&quot; &quot;;[.L43];&quot; &quot;;[.M43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6" table:formula="of:=IF([.B44]=&quot;&quot;;&quot;&quot;;MID([.B44];2;3))">
            <text:p/>
          </table:table-cell>
          <table:table-cell table:formula="of:=MID([.B44];5;1)">
            <text:p/>
          </table:table-cell>
          <table:table-cell table:formula="of:=MID([.B44];6;50)">
            <text:p/>
          </table:table-cell>
          <table:table-cell table:formula="of:=MID([.$E44];1;2)">
            <text:p/>
          </table:table-cell>
          <table:table-cell table:style-name="ce8" table:formula="of:=MID([.$E44];3;2)">
            <text:p/>
          </table:table-cell>
          <table:table-cell table:style-name="ce8" table:formula="of:=MID([.$E44];5;2)">
            <text:p/>
          </table:table-cell>
          <table:table-cell table:style-name="ce8" table:formula="of:=MID([.$E44];7;2)">
            <text:p/>
          </table:table-cell>
          <table:table-cell table:style-name="ce8" table:formula="of:=MID([.$E44];9;2)">
            <text:p/>
          </table:table-cell>
          <table:table-cell table:style-name="ce8" table:formula="of:=MID([.$E44];11;2)">
            <text:p/>
          </table:table-cell>
          <table:table-cell table:style-name="ce8" table:formula="of:=MID([.$E44];13;2)">
            <text:p/>
          </table:table-cell>
          <table:table-cell table:style-name="ce8" table:formula="of:=MID([.$E44];15;2)">
            <text:p/>
          </table:table-cell>
          <table:table-cell table:style-name="ce8"/>
          <table:table-cell table:formula="of:=CONCATENATE([.F44];&quot; &quot;;[.G44];&quot; &quot;;[.H44];&quot; &quot;;[.I44];&quot; &quot;;[.J44];&quot; &quot;;[.K44];&quot; &quot;;[.L44];&quot; &quot;;[.M44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4">
          <table:table-cell table:style-name="ce3" office:value-type="string" calcext:value-type="string">
            <text:p>Indicator lever</text:p>
          </table:table-cell>
          <table:table-cell/>
          <table:table-cell table:style-name="ce6" table:formula="of:=IF([.B45]=&quot;&quot;;&quot;&quot;;MID([.B45];2;3))">
            <text:p/>
          </table:table-cell>
          <table:table-cell table:formula="of:=MID([.B45];5;1)">
            <text:p/>
          </table:table-cell>
          <table:table-cell table:formula="of:=MID([.B45];6;50)">
            <text:p/>
          </table:table-cell>
          <table:table-cell table:formula="of:=MID([.$E45];1;2)">
            <text:p/>
          </table:table-cell>
          <table:table-cell table:style-name="ce8" table:formula="of:=MID([.$E45];3;2)">
            <text:p/>
          </table:table-cell>
          <table:table-cell table:style-name="ce8" table:formula="of:=MID([.$E45];5;2)">
            <text:p/>
          </table:table-cell>
          <table:table-cell table:style-name="ce8" table:formula="of:=MID([.$E45];7;2)">
            <text:p/>
          </table:table-cell>
          <table:table-cell table:style-name="ce8" table:formula="of:=MID([.$E45];9;2)">
            <text:p/>
          </table:table-cell>
          <table:table-cell table:style-name="ce8" table:formula="of:=MID([.$E45];11;2)">
            <text:p/>
          </table:table-cell>
          <table:table-cell table:style-name="ce8" table:formula="of:=MID([.$E45];13;2)">
            <text:p/>
          </table:table-cell>
          <table:table-cell table:style-name="ce8" table:formula="of:=MID([.$E45];15;2)">
            <text:p/>
          </table:table-cell>
          <table:table-cell table:style-name="ce8"/>
          <table:table-cell table:formula="of:=CONCATENATE([.F45];&quot; &quot;;[.G45];&quot; &quot;;[.H45];&quot; &quot;;[.I45];&quot; &quot;;[.J45];&quot; &quot;;[.K45];&quot; &quot;;[.L45];&quot; &quot;;[.M45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ndicator lever right until resistance</text:p>
          </table:table-cell>
          <table:table-cell table:style-name="ce4" office:value-type="string" calcext:value-type="string">
            <text:p>t1EE201FF</text:p>
          </table:table-cell>
          <table:table-cell table:style-name="ce6" table:formula="of:=IF([.B46]=&quot;&quot;;&quot;&quot;;MID([.B46];2;3))" office:value-type="string" office:string-value="1EE" calcext:value-type="string">
            <text:p>1EE</text:p>
          </table:table-cell>
          <table:table-cell table:formula="of:=MID([.B46];5;1)" office:value-type="string" office:string-value="2" calcext:value-type="string">
            <text:p>2</text:p>
          </table:table-cell>
          <table:table-cell table:formula="of:=MID([.B46];6;50)" office:value-type="string" office:string-value="01FF" calcext:value-type="string">
            <text:p>01FF</text:p>
          </table:table-cell>
          <table:table-cell table:formula="of:=MID([.$E46];1;2)" office:value-type="string" office:string-value="01" calcext:value-type="string">
            <text:p>01</text:p>
          </table:table-cell>
          <table:table-cell table:style-name="ce8" table:formula="of:=MID([.$E46];3;2)" office:value-type="string" office:string-value="FF" calcext:value-type="string">
            <text:p>FF</text:p>
          </table:table-cell>
          <table:table-cell table:style-name="ce8" table:formula="of:=MID([.$E46];5;2)">
            <text:p/>
          </table:table-cell>
          <table:table-cell table:style-name="ce8" table:formula="of:=MID([.$E46];7;2)">
            <text:p/>
          </table:table-cell>
          <table:table-cell table:style-name="ce8" table:formula="of:=MID([.$E46];9;2)">
            <text:p/>
          </table:table-cell>
          <table:table-cell table:style-name="ce8" table:formula="of:=MID([.$E46];11;2)">
            <text:p/>
          </table:table-cell>
          <table:table-cell table:style-name="ce8" table:formula="of:=MID([.$E46];13;2)">
            <text:p/>
          </table:table-cell>
          <table:table-cell table:style-name="ce8" table:formula="of:=MID([.$E46];15;2)">
            <text:p/>
          </table:table-cell>
          <table:table-cell table:style-name="ce8"/>
          <table:table-cell table:formula="of:=CONCATENATE([.F46];&quot; &quot;;[.G46];&quot; &quot;;[.H46];&quot; &quot;;[.I46];&quot; &quot;;[.J46];&quot; &quot;;[.K46];&quot; &quot;;[.L46];&quot; &quot;;[.M46])" office:value-type="string" office:string-value="01 FF      " calcext:value-type="string">
            <text:p>01 FF <text:s text:c="5"/></text:p>
          </table:table-cell>
          <table:table-cell table:formula="of:=HEX2DEC([.F46])" office:value-type="float" office:value="1" calcext:value-type="float">
            <text:p>1</text:p>
          </table:table-cell>
          <table:table-cell table:formula="of:=HEX2DEC([.G46])" office:value-type="float" office:value="255" calcext:value-type="float">
            <text:p>255</text:p>
          </table:table-cell>
          <table:table-cell table:formula="of:=HEX2DEC([.H46])" office:value-type="float" office:value="0" calcext:value-type="float">
            <text:p>0</text:p>
          </table:table-cell>
          <table:table-cell table:formula="of:=HEX2DEC([.I46])" office:value-type="float" office:value="0" calcext:value-type="float">
            <text:p>0</text:p>
          </table:table-cell>
          <table:table-cell table:formula="of:=HEX2DEC([.J46])" office:value-type="float" office:value="0" calcext:value-type="float">
            <text:p>0</text:p>
          </table:table-cell>
          <table:table-cell table:formula="of:=HEX2DEC([.K46])" office:value-type="float" office:value="0" calcext:value-type="float">
            <text:p>0</text:p>
          </table:table-cell>
          <table:table-cell table:formula="of:=HEX2DEC([.L46])" office:value-type="float" office:value="0" calcext:value-type="float">
            <text:p>0</text:p>
          </table:table-cell>
          <table:table-cell table:formula="of:=HEX2DEC([.M46])" office:value-type="float" office:value="0" calcext:value-type="float">
            <text:p>0</text:p>
          </table:table-cell>
          <table:table-cell table:formula="of:=HEX2DEC([.N46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Indicator lever right beyond resistance</text:p>
          </table:table-cell>
          <table:table-cell table:style-name="ce4" office:value-type="string" calcext:value-type="string">
            <text:p>t1EE202FF</text:p>
          </table:table-cell>
          <table:table-cell table:style-name="ce6" table:formula="of:=IF([.B47]=&quot;&quot;;&quot;&quot;;MID([.B47];2;3))" office:value-type="string" office:string-value="1EE" calcext:value-type="string">
            <text:p>1EE</text:p>
          </table:table-cell>
          <table:table-cell table:formula="of:=MID([.B47];5;1)" office:value-type="string" office:string-value="2" calcext:value-type="string">
            <text:p>2</text:p>
          </table:table-cell>
          <table:table-cell table:formula="of:=MID([.B47];6;50)" office:value-type="string" office:string-value="02FF" calcext:value-type="string">
            <text:p>02FF</text:p>
          </table:table-cell>
          <table:table-cell table:formula="of:=MID([.$E47];1;2)" office:value-type="string" office:string-value="02" calcext:value-type="string">
            <text:p>02</text:p>
          </table:table-cell>
          <table:table-cell table:style-name="ce8" table:formula="of:=MID([.$E47];3;2)" office:value-type="string" office:string-value="FF" calcext:value-type="string">
            <text:p>FF</text:p>
          </table:table-cell>
          <table:table-cell table:style-name="ce8" table:formula="of:=MID([.$E47];5;2)">
            <text:p/>
          </table:table-cell>
          <table:table-cell table:style-name="ce8" table:formula="of:=MID([.$E47];7;2)">
            <text:p/>
          </table:table-cell>
          <table:table-cell table:style-name="ce8" table:formula="of:=MID([.$E47];9;2)">
            <text:p/>
          </table:table-cell>
          <table:table-cell table:style-name="ce8" table:formula="of:=MID([.$E47];11;2)">
            <text:p/>
          </table:table-cell>
          <table:table-cell table:style-name="ce8" table:formula="of:=MID([.$E47];13;2)">
            <text:p/>
          </table:table-cell>
          <table:table-cell table:style-name="ce8" table:formula="of:=MID([.$E47];15;2)">
            <text:p/>
          </table:table-cell>
          <table:table-cell table:style-name="ce8"/>
          <table:table-cell table:formula="of:=CONCATENATE([.F47];&quot; &quot;;[.G47];&quot; &quot;;[.H47];&quot; &quot;;[.I47];&quot; &quot;;[.J47];&quot; &quot;;[.K47];&quot; &quot;;[.L47];&quot; &quot;;[.M47])" office:value-type="string" office:string-value="02 FF      " calcext:value-type="string">
            <text:p>02 FF <text:s text:c="5"/></text:p>
          </table:table-cell>
          <table:table-cell table:formula="of:=HEX2DEC([.F47])" office:value-type="float" office:value="2" calcext:value-type="float">
            <text:p>2</text:p>
          </table:table-cell>
          <table:table-cell table:formula="of:=HEX2DEC([.G47])" office:value-type="float" office:value="255" calcext:value-type="float">
            <text:p>255</text:p>
          </table:table-cell>
          <table:table-cell table:formula="of:=HEX2DEC([.H47])" office:value-type="float" office:value="0" calcext:value-type="float">
            <text:p>0</text:p>
          </table:table-cell>
          <table:table-cell table:formula="of:=HEX2DEC([.I47])" office:value-type="float" office:value="0" calcext:value-type="float">
            <text:p>0</text:p>
          </table:table-cell>
          <table:table-cell table:formula="of:=HEX2DEC([.J47])" office:value-type="float" office:value="0" calcext:value-type="float">
            <text:p>0</text:p>
          </table:table-cell>
          <table:table-cell table:formula="of:=HEX2DEC([.K47])" office:value-type="float" office:value="0" calcext:value-type="float">
            <text:p>0</text:p>
          </table:table-cell>
          <table:table-cell table:formula="of:=HEX2DEC([.L47])" office:value-type="float" office:value="0" calcext:value-type="float">
            <text:p>0</text:p>
          </table:table-cell>
          <table:table-cell table:formula="of:=HEX2DEC([.M47])" office:value-type="float" office:value="0" calcext:value-type="float">
            <text:p>0</text:p>
          </table:table-cell>
          <table:table-cell table:formula="of:=HEX2DEC([.N47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Indicator lever left until resistance</text:p>
          </table:table-cell>
          <table:table-cell table:style-name="ce4" office:value-type="string" calcext:value-type="string">
            <text:p>t1EE201FF</text:p>
          </table:table-cell>
          <table:table-cell table:style-name="ce6" table:formula="of:=IF([.B48]=&quot;&quot;;&quot;&quot;;MID([.B48];2;3))" office:value-type="string" office:string-value="1EE" calcext:value-type="string">
            <text:p>1EE</text:p>
          </table:table-cell>
          <table:table-cell table:formula="of:=MID([.B48];5;1)" office:value-type="string" office:string-value="2" calcext:value-type="string">
            <text:p>2</text:p>
          </table:table-cell>
          <table:table-cell table:formula="of:=MID([.B48];6;50)" office:value-type="string" office:string-value="01FF" calcext:value-type="string">
            <text:p>01FF</text:p>
          </table:table-cell>
          <table:table-cell table:formula="of:=MID([.$E48];1;2)" office:value-type="string" office:string-value="01" calcext:value-type="string">
            <text:p>01</text:p>
          </table:table-cell>
          <table:table-cell table:style-name="ce8" table:formula="of:=MID([.$E48];3;2)" office:value-type="string" office:string-value="FF" calcext:value-type="string">
            <text:p>FF</text:p>
          </table:table-cell>
          <table:table-cell table:style-name="ce8" table:formula="of:=MID([.$E48];5;2)">
            <text:p/>
          </table:table-cell>
          <table:table-cell table:style-name="ce8" table:formula="of:=MID([.$E48];7;2)">
            <text:p/>
          </table:table-cell>
          <table:table-cell table:style-name="ce8" table:formula="of:=MID([.$E48];9;2)">
            <text:p/>
          </table:table-cell>
          <table:table-cell table:style-name="ce8" table:formula="of:=MID([.$E48];11;2)">
            <text:p/>
          </table:table-cell>
          <table:table-cell table:style-name="ce8" table:formula="of:=MID([.$E48];13;2)">
            <text:p/>
          </table:table-cell>
          <table:table-cell table:style-name="ce8" table:formula="of:=MID([.$E48];15;2)">
            <text:p/>
          </table:table-cell>
          <table:table-cell table:style-name="ce8"/>
          <table:table-cell table:formula="of:=CONCATENATE([.F48];&quot; &quot;;[.G48];&quot; &quot;;[.H48];&quot; &quot;;[.I48];&quot; &quot;;[.J48];&quot; &quot;;[.K48];&quot; &quot;;[.L48];&quot; &quot;;[.M48])" office:value-type="string" office:string-value="01 FF      " calcext:value-type="string">
            <text:p>01 FF <text:s text:c="5"/></text:p>
          </table:table-cell>
          <table:table-cell table:formula="of:=HEX2DEC([.F48])" office:value-type="float" office:value="1" calcext:value-type="float">
            <text:p>1</text:p>
          </table:table-cell>
          <table:table-cell table:formula="of:=HEX2DEC([.G48])" office:value-type="float" office:value="255" calcext:value-type="float">
            <text:p>255</text:p>
          </table:table-cell>
          <table:table-cell table:formula="of:=HEX2DEC([.H48])" office:value-type="float" office:value="0" calcext:value-type="float">
            <text:p>0</text:p>
          </table:table-cell>
          <table:table-cell table:formula="of:=HEX2DEC([.I48])" office:value-type="float" office:value="0" calcext:value-type="float">
            <text:p>0</text:p>
          </table:table-cell>
          <table:table-cell table:formula="of:=HEX2DEC([.J48])" office:value-type="float" office:value="0" calcext:value-type="float">
            <text:p>0</text:p>
          </table:table-cell>
          <table:table-cell table:formula="of:=HEX2DEC([.K48])" office:value-type="float" office:value="0" calcext:value-type="float">
            <text:p>0</text:p>
          </table:table-cell>
          <table:table-cell table:formula="of:=HEX2DEC([.L48])" office:value-type="float" office:value="0" calcext:value-type="float">
            <text:p>0</text:p>
          </table:table-cell>
          <table:table-cell table:formula="of:=HEX2DEC([.M48])" office:value-type="float" office:value="0" calcext:value-type="float">
            <text:p>0</text:p>
          </table:table-cell>
          <table:table-cell table:formula="of:=HEX2DEC([.N48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Indicator lever left beyond resistance</text:p>
          </table:table-cell>
          <table:table-cell table:style-name="ce4" office:value-type="string" calcext:value-type="string">
            <text:p>t1EE204FF</text:p>
          </table:table-cell>
          <table:table-cell table:style-name="ce6" table:formula="of:=IF([.B49]=&quot;&quot;;&quot;&quot;;MID([.B49];2;3))" office:value-type="string" office:string-value="1EE" calcext:value-type="string">
            <text:p>1EE</text:p>
          </table:table-cell>
          <table:table-cell table:formula="of:=MID([.B49];5;1)" office:value-type="string" office:string-value="2" calcext:value-type="string">
            <text:p>2</text:p>
          </table:table-cell>
          <table:table-cell table:formula="of:=MID([.B49];6;50)" office:value-type="string" office:string-value="04FF" calcext:value-type="string">
            <text:p>04FF</text:p>
          </table:table-cell>
          <table:table-cell table:formula="of:=MID([.$E49];1;2)" office:value-type="string" office:string-value="04" calcext:value-type="string">
            <text:p>04</text:p>
          </table:table-cell>
          <table:table-cell table:style-name="ce8" table:formula="of:=MID([.$E49];3;2)" office:value-type="string" office:string-value="FF" calcext:value-type="string">
            <text:p>FF</text:p>
          </table:table-cell>
          <table:table-cell table:style-name="ce8" table:formula="of:=MID([.$E49];5;2)">
            <text:p/>
          </table:table-cell>
          <table:table-cell table:style-name="ce8" table:formula="of:=MID([.$E49];7;2)">
            <text:p/>
          </table:table-cell>
          <table:table-cell table:style-name="ce8" table:formula="of:=MID([.$E49];9;2)">
            <text:p/>
          </table:table-cell>
          <table:table-cell table:style-name="ce8" table:formula="of:=MID([.$E49];11;2)">
            <text:p/>
          </table:table-cell>
          <table:table-cell table:style-name="ce8" table:formula="of:=MID([.$E49];13;2)">
            <text:p/>
          </table:table-cell>
          <table:table-cell table:style-name="ce8" table:formula="of:=MID([.$E49];15;2)">
            <text:p/>
          </table:table-cell>
          <table:table-cell table:style-name="ce8"/>
          <table:table-cell table:formula="of:=CONCATENATE([.F49];&quot; &quot;;[.G49];&quot; &quot;;[.H49];&quot; &quot;;[.I49];&quot; &quot;;[.J49];&quot; &quot;;[.K49];&quot; &quot;;[.L49];&quot; &quot;;[.M49])" office:value-type="string" office:string-value="04 FF      " calcext:value-type="string">
            <text:p>04 FF <text:s text:c="5"/></text:p>
          </table:table-cell>
          <table:table-cell table:formula="of:=HEX2DEC([.F49])" office:value-type="float" office:value="4" calcext:value-type="float">
            <text:p>4</text:p>
          </table:table-cell>
          <table:table-cell table:formula="of:=HEX2DEC([.G49])" office:value-type="float" office:value="255" calcext:value-type="float">
            <text:p>255</text:p>
          </table:table-cell>
          <table:table-cell table:formula="of:=HEX2DEC([.H49])" office:value-type="float" office:value="0" calcext:value-type="float">
            <text:p>0</text:p>
          </table:table-cell>
          <table:table-cell table:formula="of:=HEX2DEC([.I49])" office:value-type="float" office:value="0" calcext:value-type="float">
            <text:p>0</text:p>
          </table:table-cell>
          <table:table-cell table:formula="of:=HEX2DEC([.J49])" office:value-type="float" office:value="0" calcext:value-type="float">
            <text:p>0</text:p>
          </table:table-cell>
          <table:table-cell table:formula="of:=HEX2DEC([.K49])" office:value-type="float" office:value="0" calcext:value-type="float">
            <text:p>0</text:p>
          </table:table-cell>
          <table:table-cell table:formula="of:=HEX2DEC([.L49])" office:value-type="float" office:value="0" calcext:value-type="float">
            <text:p>0</text:p>
          </table:table-cell>
          <table:table-cell table:formula="of:=HEX2DEC([.M49])" office:value-type="float" office:value="0" calcext:value-type="float">
            <text:p>0</text:p>
          </table:table-cell>
          <table:table-cell table:formula="of:=HEX2DEC([.N49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Indicator lever back to neutral</text:p>
          </table:table-cell>
          <table:table-cell table:style-name="ce4" office:value-type="string" calcext:value-type="string">
            <text:p>t1EE208FF</text:p>
          </table:table-cell>
          <table:table-cell table:style-name="ce6" table:formula="of:=IF([.B50]=&quot;&quot;;&quot;&quot;;MID([.B50];2;3))" office:value-type="string" office:string-value="1EE" calcext:value-type="string">
            <text:p>1EE</text:p>
          </table:table-cell>
          <table:table-cell table:formula="of:=MID([.B50];5;1)" office:value-type="string" office:string-value="2" calcext:value-type="string">
            <text:p>2</text:p>
          </table:table-cell>
          <table:table-cell table:formula="of:=MID([.B50];6;50)" office:value-type="string" office:string-value="08FF" calcext:value-type="string">
            <text:p>08FF</text:p>
          </table:table-cell>
          <table:table-cell table:formula="of:=MID([.$E50];1;2)" office:value-type="string" office:string-value="08" calcext:value-type="string">
            <text:p>08</text:p>
          </table:table-cell>
          <table:table-cell table:style-name="ce8" table:formula="of:=MID([.$E50];3;2)" office:value-type="string" office:string-value="FF" calcext:value-type="string">
            <text:p>FF</text:p>
          </table:table-cell>
          <table:table-cell table:style-name="ce8" table:formula="of:=MID([.$E50];5;2)">
            <text:p/>
          </table:table-cell>
          <table:table-cell table:style-name="ce8" table:formula="of:=MID([.$E50];7;2)">
            <text:p/>
          </table:table-cell>
          <table:table-cell table:style-name="ce8" table:formula="of:=MID([.$E50];9;2)">
            <text:p/>
          </table:table-cell>
          <table:table-cell table:style-name="ce8" table:formula="of:=MID([.$E50];11;2)">
            <text:p/>
          </table:table-cell>
          <table:table-cell table:style-name="ce8" table:formula="of:=MID([.$E50];13;2)">
            <text:p/>
          </table:table-cell>
          <table:table-cell table:style-name="ce8" table:formula="of:=MID([.$E50];15;2)">
            <text:p/>
          </table:table-cell>
          <table:table-cell table:style-name="ce8"/>
          <table:table-cell table:formula="of:=CONCATENATE([.F50];&quot; &quot;;[.G50];&quot; &quot;;[.H50];&quot; &quot;;[.I50];&quot; &quot;;[.J50];&quot; &quot;;[.K50];&quot; &quot;;[.L50];&quot; &quot;;[.M50])" office:value-type="string" office:string-value="08 FF      " calcext:value-type="string">
            <text:p>08 FF <text:s text:c="5"/></text:p>
          </table:table-cell>
          <table:table-cell table:formula="of:=HEX2DEC([.F50])" office:value-type="float" office:value="8" calcext:value-type="float">
            <text:p>8</text:p>
          </table:table-cell>
          <table:table-cell table:formula="of:=HEX2DEC([.G50])" office:value-type="float" office:value="255" calcext:value-type="float">
            <text:p>255</text:p>
          </table:table-cell>
          <table:table-cell table:formula="of:=HEX2DEC([.H50])" office:value-type="float" office:value="0" calcext:value-type="float">
            <text:p>0</text:p>
          </table:table-cell>
          <table:table-cell table:formula="of:=HEX2DEC([.I50])" office:value-type="float" office:value="0" calcext:value-type="float">
            <text:p>0</text:p>
          </table:table-cell>
          <table:table-cell table:formula="of:=HEX2DEC([.J50])" office:value-type="float" office:value="0" calcext:value-type="float">
            <text:p>0</text:p>
          </table:table-cell>
          <table:table-cell table:formula="of:=HEX2DEC([.K50])" office:value-type="float" office:value="0" calcext:value-type="float">
            <text:p>0</text:p>
          </table:table-cell>
          <table:table-cell table:formula="of:=HEX2DEC([.L50])" office:value-type="float" office:value="0" calcext:value-type="float">
            <text:p>0</text:p>
          </table:table-cell>
          <table:table-cell table:formula="of:=HEX2DEC([.M50])" office:value-type="float" office:value="0" calcext:value-type="float">
            <text:p>0</text:p>
          </table:table-cell>
          <table:table-cell table:formula="of:=HEX2DEC([.N50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Indicator lever to rear (warning lights only one flash)</text:p>
          </table:table-cell>
          <table:table-cell table:style-name="ce4" office:value-type="string" calcext:value-type="string">
            <text:p>t1EE220FF</text:p>
          </table:table-cell>
          <table:table-cell table:style-name="ce6" table:formula="of:=IF([.B51]=&quot;&quot;;&quot;&quot;;MID([.B51];2;3))" office:value-type="string" office:string-value="1EE" calcext:value-type="string">
            <text:p>1EE</text:p>
          </table:table-cell>
          <table:table-cell table:formula="of:=MID([.B51];5;1)" office:value-type="string" office:string-value="2" calcext:value-type="string">
            <text:p>2</text:p>
          </table:table-cell>
          <table:table-cell table:formula="of:=MID([.B51];6;50)" office:value-type="string" office:string-value="20FF" calcext:value-type="string">
            <text:p>20FF</text:p>
          </table:table-cell>
          <table:table-cell table:formula="of:=MID([.$E51];1;2)" office:value-type="string" office:string-value="20" calcext:value-type="string">
            <text:p>20</text:p>
          </table:table-cell>
          <table:table-cell table:style-name="ce8" table:formula="of:=MID([.$E51];3;2)" office:value-type="string" office:string-value="FF" calcext:value-type="string">
            <text:p>FF</text:p>
          </table:table-cell>
          <table:table-cell table:style-name="ce8" table:formula="of:=MID([.$E51];5;2)">
            <text:p/>
          </table:table-cell>
          <table:table-cell table:style-name="ce8" table:formula="of:=MID([.$E51];7;2)">
            <text:p/>
          </table:table-cell>
          <table:table-cell table:style-name="ce8" table:formula="of:=MID([.$E51];9;2)">
            <text:p/>
          </table:table-cell>
          <table:table-cell table:style-name="ce8" table:formula="of:=MID([.$E51];11;2)">
            <text:p/>
          </table:table-cell>
          <table:table-cell table:style-name="ce8" table:formula="of:=MID([.$E51];13;2)">
            <text:p/>
          </table:table-cell>
          <table:table-cell table:style-name="ce8" table:formula="of:=MID([.$E51];15;2)">
            <text:p/>
          </table:table-cell>
          <table:table-cell table:style-name="ce8"/>
          <table:table-cell table:formula="of:=CONCATENATE([.F51];&quot; &quot;;[.G51];&quot; &quot;;[.H51];&quot; &quot;;[.I51];&quot; &quot;;[.J51];&quot; &quot;;[.K51];&quot; &quot;;[.L51];&quot; &quot;;[.M51])" office:value-type="string" office:string-value="20 FF      " calcext:value-type="string">
            <text:p>20 FF <text:s text:c="5"/></text:p>
          </table:table-cell>
          <table:table-cell table:formula="of:=HEX2DEC([.F51])" office:value-type="float" office:value="32" calcext:value-type="float">
            <text:p>32</text:p>
          </table:table-cell>
          <table:table-cell table:formula="of:=HEX2DEC([.G51])" office:value-type="float" office:value="255" calcext:value-type="float">
            <text:p>255</text:p>
          </table:table-cell>
          <table:table-cell table:formula="of:=HEX2DEC([.H51])" office:value-type="float" office:value="0" calcext:value-type="float">
            <text:p>0</text:p>
          </table:table-cell>
          <table:table-cell table:formula="of:=HEX2DEC([.I51])" office:value-type="float" office:value="0" calcext:value-type="float">
            <text:p>0</text:p>
          </table:table-cell>
          <table:table-cell table:formula="of:=HEX2DEC([.J51])" office:value-type="float" office:value="0" calcext:value-type="float">
            <text:p>0</text:p>
          </table:table-cell>
          <table:table-cell table:formula="of:=HEX2DEC([.K51])" office:value-type="float" office:value="0" calcext:value-type="float">
            <text:p>0</text:p>
          </table:table-cell>
          <table:table-cell table:formula="of:=HEX2DEC([.L51])" office:value-type="float" office:value="0" calcext:value-type="float">
            <text:p>0</text:p>
          </table:table-cell>
          <table:table-cell table:formula="of:=HEX2DEC([.M51])" office:value-type="float" office:value="0" calcext:value-type="float">
            <text:p>0</text:p>
          </table:table-cell>
          <table:table-cell table:formula="of:=HEX2DEC([.N51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Indicator lever to front (warning lights permanent)</text:p>
          </table:table-cell>
          <table:table-cell table:style-name="ce4" office:value-type="string" calcext:value-type="string">
            <text:p>t1EE210FF</text:p>
          </table:table-cell>
          <table:table-cell table:style-name="ce6" table:formula="of:=IF([.B52]=&quot;&quot;;&quot;&quot;;MID([.B52];2;3))" office:value-type="string" office:string-value="1EE" calcext:value-type="string">
            <text:p>1EE</text:p>
          </table:table-cell>
          <table:table-cell table:formula="of:=MID([.B52];5;1)" office:value-type="string" office:string-value="2" calcext:value-type="string">
            <text:p>2</text:p>
          </table:table-cell>
          <table:table-cell table:formula="of:=MID([.B52];6;50)" office:value-type="string" office:string-value="10FF" calcext:value-type="string">
            <text:p>10FF</text:p>
          </table:table-cell>
          <table:table-cell table:formula="of:=MID([.$E52];1;2)" office:value-type="string" office:string-value="10" calcext:value-type="string">
            <text:p>10</text:p>
          </table:table-cell>
          <table:table-cell table:style-name="ce8" table:formula="of:=MID([.$E52];3;2)" office:value-type="string" office:string-value="FF" calcext:value-type="string">
            <text:p>FF</text:p>
          </table:table-cell>
          <table:table-cell table:style-name="ce8" table:formula="of:=MID([.$E52];5;2)">
            <text:p/>
          </table:table-cell>
          <table:table-cell table:style-name="ce8" table:formula="of:=MID([.$E52];7;2)">
            <text:p/>
          </table:table-cell>
          <table:table-cell table:style-name="ce8" table:formula="of:=MID([.$E52];9;2)">
            <text:p/>
          </table:table-cell>
          <table:table-cell table:style-name="ce8" table:formula="of:=MID([.$E52];11;2)">
            <text:p/>
          </table:table-cell>
          <table:table-cell table:style-name="ce8" table:formula="of:=MID([.$E52];13;2)">
            <text:p/>
          </table:table-cell>
          <table:table-cell table:style-name="ce8" table:formula="of:=MID([.$E52];15;2)">
            <text:p/>
          </table:table-cell>
          <table:table-cell table:style-name="ce8"/>
          <table:table-cell table:formula="of:=CONCATENATE([.F52];&quot; &quot;;[.G52];&quot; &quot;;[.H52];&quot; &quot;;[.I52];&quot; &quot;;[.J52];&quot; &quot;;[.K52];&quot; &quot;;[.L52];&quot; &quot;;[.M52])" office:value-type="string" office:string-value="10 FF      " calcext:value-type="string">
            <text:p>10 FF <text:s text:c="5"/></text:p>
          </table:table-cell>
          <table:table-cell table:formula="of:=HEX2DEC([.F52])" office:value-type="float" office:value="16" calcext:value-type="float">
            <text:p>16</text:p>
          </table:table-cell>
          <table:table-cell table:formula="of:=HEX2DEC([.G52])" office:value-type="float" office:value="255" calcext:value-type="float">
            <text:p>255</text:p>
          </table:table-cell>
          <table:table-cell table:formula="of:=HEX2DEC([.H52])" office:value-type="float" office:value="0" calcext:value-type="float">
            <text:p>0</text:p>
          </table:table-cell>
          <table:table-cell table:formula="of:=HEX2DEC([.I52])" office:value-type="float" office:value="0" calcext:value-type="float">
            <text:p>0</text:p>
          </table:table-cell>
          <table:table-cell table:formula="of:=HEX2DEC([.J52])" office:value-type="float" office:value="0" calcext:value-type="float">
            <text:p>0</text:p>
          </table:table-cell>
          <table:table-cell table:formula="of:=HEX2DEC([.K52])" office:value-type="float" office:value="0" calcext:value-type="float">
            <text:p>0</text:p>
          </table:table-cell>
          <table:table-cell table:formula="of:=HEX2DEC([.L52])" office:value-type="float" office:value="0" calcext:value-type="float">
            <text:p>0</text:p>
          </table:table-cell>
          <table:table-cell table:formula="of:=HEX2DEC([.M52])" office:value-type="float" office:value="0" calcext:value-type="float">
            <text:p>0</text:p>
          </table:table-cell>
          <table:table-cell table:formula="of:=HEX2DEC([.N52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style-name="ce4" office:value-type="string" calcext:value-type="string">
            <text:p>Indicator lever - upper small button</text:p>
          </table:table-cell>
          <table:table-cell table:style-name="ce4" office:value-type="string" calcext:value-type="string">
            <text:p>t1EE280FF</text:p>
          </table:table-cell>
          <table:table-cell table:style-name="ce6" table:formula="of:=IF([.B53]=&quot;&quot;;&quot;&quot;;MID([.B53];2;3))" office:value-type="string" office:string-value="1EE" calcext:value-type="string">
            <text:p>1EE</text:p>
          </table:table-cell>
          <table:table-cell table:formula="of:=MID([.B53];5;1)" office:value-type="string" office:string-value="2" calcext:value-type="string">
            <text:p>2</text:p>
          </table:table-cell>
          <table:table-cell table:formula="of:=MID([.B53];6;50)" office:value-type="string" office:string-value="80FF" calcext:value-type="string">
            <text:p>80FF</text:p>
          </table:table-cell>
          <table:table-cell table:formula="of:=MID([.$E53];1;2)" office:value-type="string" office:string-value="80" calcext:value-type="string">
            <text:p>80</text:p>
          </table:table-cell>
          <table:table-cell table:style-name="ce8" table:formula="of:=MID([.$E53];3;2)" office:value-type="string" office:string-value="FF" calcext:value-type="string">
            <text:p>FF</text:p>
          </table:table-cell>
          <table:table-cell table:style-name="ce8" table:formula="of:=MID([.$E53];5;2)">
            <text:p/>
          </table:table-cell>
          <table:table-cell table:style-name="ce8" table:formula="of:=MID([.$E53];7;2)">
            <text:p/>
          </table:table-cell>
          <table:table-cell table:style-name="ce8" table:formula="of:=MID([.$E53];9;2)">
            <text:p/>
          </table:table-cell>
          <table:table-cell table:style-name="ce8" table:formula="of:=MID([.$E53];11;2)">
            <text:p/>
          </table:table-cell>
          <table:table-cell table:style-name="ce8" table:formula="of:=MID([.$E53];13;2)">
            <text:p/>
          </table:table-cell>
          <table:table-cell table:style-name="ce8" table:formula="of:=MID([.$E53];15;2)">
            <text:p/>
          </table:table-cell>
          <table:table-cell table:style-name="ce8"/>
          <table:table-cell table:formula="of:=CONCATENATE([.F53];&quot; &quot;;[.G53];&quot; &quot;;[.H53];&quot; &quot;;[.I53];&quot; &quot;;[.J53];&quot; &quot;;[.K53];&quot; &quot;;[.L53];&quot; &quot;;[.M53])" office:value-type="string" office:string-value="80 FF      " calcext:value-type="string">
            <text:p>80 FF <text:s text:c="5"/></text:p>
          </table:table-cell>
          <table:table-cell table:formula="of:=HEX2DEC([.F53])" office:value-type="float" office:value="128" calcext:value-type="float">
            <text:p>128</text:p>
          </table:table-cell>
          <table:table-cell table:formula="of:=HEX2DEC([.G53])" office:value-type="float" office:value="255" calcext:value-type="float">
            <text:p>255</text:p>
          </table:table-cell>
          <table:table-cell table:formula="of:=HEX2DEC([.H53])" office:value-type="float" office:value="0" calcext:value-type="float">
            <text:p>0</text:p>
          </table:table-cell>
          <table:table-cell table:formula="of:=HEX2DEC([.I53])" office:value-type="float" office:value="0" calcext:value-type="float">
            <text:p>0</text:p>
          </table:table-cell>
          <table:table-cell table:formula="of:=HEX2DEC([.J53])" office:value-type="float" office:value="0" calcext:value-type="float">
            <text:p>0</text:p>
          </table:table-cell>
          <table:table-cell table:formula="of:=HEX2DEC([.K53])" office:value-type="float" office:value="0" calcext:value-type="float">
            <text:p>0</text:p>
          </table:table-cell>
          <table:table-cell table:formula="of:=HEX2DEC([.L53])" office:value-type="float" office:value="0" calcext:value-type="float">
            <text:p>0</text:p>
          </table:table-cell>
          <table:table-cell table:formula="of:=HEX2DEC([.M53])" office:value-type="float" office:value="0" calcext:value-type="float">
            <text:p>0</text:p>
          </table:table-cell>
          <table:table-cell table:formula="of:=HEX2DEC([.N53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style-name="ce4" office:value-type="string" calcext:value-type="string">
            <text:p>Indicator lever - lower small button</text:p>
          </table:table-cell>
          <table:table-cell office:value-type="string" calcext:value-type="string">
            <text:p>t1EE240FF</text:p>
          </table:table-cell>
          <table:table-cell table:style-name="ce6" table:formula="of:=IF([.B54]=&quot;&quot;;&quot;&quot;;MID([.B54];2;3))" office:value-type="string" office:string-value="1EE" calcext:value-type="string">
            <text:p>1EE</text:p>
          </table:table-cell>
          <table:table-cell table:formula="of:=MID([.B54];5;1)" office:value-type="string" office:string-value="2" calcext:value-type="string">
            <text:p>2</text:p>
          </table:table-cell>
          <table:table-cell table:formula="of:=MID([.B54];6;50)" office:value-type="string" office:string-value="40FF" calcext:value-type="string">
            <text:p>40FF</text:p>
          </table:table-cell>
          <table:table-cell table:formula="of:=MID([.$E54];1;2)" office:value-type="string" office:string-value="40" calcext:value-type="string">
            <text:p>40</text:p>
          </table:table-cell>
          <table:table-cell table:style-name="ce8" table:formula="of:=MID([.$E54];3;2)" office:value-type="string" office:string-value="FF" calcext:value-type="string">
            <text:p>FF</text:p>
          </table:table-cell>
          <table:table-cell table:style-name="ce8" table:formula="of:=MID([.$E54];5;2)">
            <text:p/>
          </table:table-cell>
          <table:table-cell table:style-name="ce8" table:formula="of:=MID([.$E54];7;2)">
            <text:p/>
          </table:table-cell>
          <table:table-cell table:style-name="ce8" table:formula="of:=MID([.$E54];9;2)">
            <text:p/>
          </table:table-cell>
          <table:table-cell table:style-name="ce8" table:formula="of:=MID([.$E54];11;2)">
            <text:p/>
          </table:table-cell>
          <table:table-cell table:style-name="ce8" table:formula="of:=MID([.$E54];13;2)">
            <text:p/>
          </table:table-cell>
          <table:table-cell table:style-name="ce8" table:formula="of:=MID([.$E54];15;2)">
            <text:p/>
          </table:table-cell>
          <table:table-cell table:style-name="ce8"/>
          <table:table-cell table:formula="of:=CONCATENATE([.F54];&quot; &quot;;[.G54];&quot; &quot;;[.H54];&quot; &quot;;[.I54];&quot; &quot;;[.J54];&quot; &quot;;[.K54];&quot; &quot;;[.L54];&quot; &quot;;[.M54])" office:value-type="string" office:string-value="40 FF      " calcext:value-type="string">
            <text:p>40 FF <text:s text:c="5"/></text:p>
          </table:table-cell>
          <table:table-cell table:formula="of:=HEX2DEC([.F54])" office:value-type="float" office:value="64" calcext:value-type="float">
            <text:p>64</text:p>
          </table:table-cell>
          <table:table-cell table:formula="of:=HEX2DEC([.G54])" office:value-type="float" office:value="255" calcext:value-type="float">
            <text:p>255</text:p>
          </table:table-cell>
          <table:table-cell table:formula="of:=HEX2DEC([.H54])" office:value-type="float" office:value="0" calcext:value-type="float">
            <text:p>0</text:p>
          </table:table-cell>
          <table:table-cell table:formula="of:=HEX2DEC([.I54])" office:value-type="float" office:value="0" calcext:value-type="float">
            <text:p>0</text:p>
          </table:table-cell>
          <table:table-cell table:formula="of:=HEX2DEC([.J54])" office:value-type="float" office:value="0" calcext:value-type="float">
            <text:p>0</text:p>
          </table:table-cell>
          <table:table-cell table:formula="of:=HEX2DEC([.K54])" office:value-type="float" office:value="0" calcext:value-type="float">
            <text:p>0</text:p>
          </table:table-cell>
          <table:table-cell table:formula="of:=HEX2DEC([.L54])" office:value-type="float" office:value="0" calcext:value-type="float">
            <text:p>0</text:p>
          </table:table-cell>
          <table:table-cell table:formula="of:=HEX2DEC([.M54])" office:value-type="float" office:value="0" calcext:value-type="float">
            <text:p>0</text:p>
          </table:table-cell>
          <table:table-cell table:formula="of:=HEX2DEC([.N54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/>
          <table:table-cell table:number-columns-repeated="3"/>
          <table:table-cell table:style-name="ce8" table:number-columns-repeated="8"/>
          <table:table-cell table:number-columns-repeated="1010"/>
        </table:table-row>
        <table:table-row table:style-name="ro4">
          <table:table-cell table:style-name="ce3" office:value-type="string" calcext:value-type="string">
            <text:p>Dashboard Buttons </text:p>
          </table:table-cell>
          <table:table-cell/>
          <table:table-cell table:style-name="ce6" table:formula="of:=IF([.B56]=&quot;&quot;;&quot;&quot;;MID([.B56];2;3))">
            <text:p/>
          </table:table-cell>
          <table:table-cell table:formula="of:=MID([.B56];5;1)">
            <text:p/>
          </table:table-cell>
          <table:table-cell table:formula="of:=MID([.B56];6;50)">
            <text:p/>
          </table:table-cell>
          <table:table-cell table:formula="of:=MID([.$E56];1;2)">
            <text:p/>
          </table:table-cell>
          <table:table-cell table:style-name="ce8" table:formula="of:=MID([.$E56];3;2)">
            <text:p/>
          </table:table-cell>
          <table:table-cell table:style-name="ce8" table:formula="of:=MID([.$E56];5;2)">
            <text:p/>
          </table:table-cell>
          <table:table-cell table:style-name="ce8" table:formula="of:=MID([.$E56];7;2)">
            <text:p/>
          </table:table-cell>
          <table:table-cell table:style-name="ce8" table:formula="of:=MID([.$E56];9;2)">
            <text:p/>
          </table:table-cell>
          <table:table-cell table:style-name="ce8" table:formula="of:=MID([.$E56];11;2)">
            <text:p/>
          </table:table-cell>
          <table:table-cell table:style-name="ce8" table:formula="of:=MID([.$E56];13;2)">
            <text:p/>
          </table:table-cell>
          <table:table-cell table:style-name="ce8" table:formula="of:=MID([.$E56];15;2)">
            <text:p/>
          </table:table-cell>
          <table:table-cell table:style-name="ce8"/>
          <table:table-cell table:formula="of:=CONCATENATE([.F56];&quot; &quot;;[.G56];&quot; &quot;;[.H56];&quot; &quot;;[.I56];&quot; &quot;;[.J56];&quot; &quot;;[.K56];&quot; &quot;;[.L56];&quot; &quot;;[.M56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NDBRAKE PRESS</text:p>
          </table:table-cell>
          <table:table-cell/>
          <table:table-cell table:style-name="ce6" table:formula="of:=IF([.B57]=&quot;&quot;;&quot;&quot;;MID([.B57];2;3))">
            <text:p/>
          </table:table-cell>
          <table:table-cell table:formula="of:=MID([.B57];5;1)">
            <text:p/>
          </table:table-cell>
          <table:table-cell table:formula="of:=MID([.B57];6;50)">
            <text:p/>
          </table:table-cell>
          <table:table-cell table:formula="of:=MID([.$E57];1;2)">
            <text:p/>
          </table:table-cell>
          <table:table-cell table:style-name="ce8" table:formula="of:=MID([.$E57];3;2)">
            <text:p/>
          </table:table-cell>
          <table:table-cell table:style-name="ce8" table:formula="of:=MID([.$E57];5;2)">
            <text:p/>
          </table:table-cell>
          <table:table-cell table:style-name="ce8" table:formula="of:=MID([.$E57];7;2)">
            <text:p/>
          </table:table-cell>
          <table:table-cell table:style-name="ce8" table:formula="of:=MID([.$E57];9;2)">
            <text:p/>
          </table:table-cell>
          <table:table-cell table:style-name="ce8" table:formula="of:=MID([.$E57];11;2)">
            <text:p/>
          </table:table-cell>
          <table:table-cell table:style-name="ce8" table:formula="of:=MID([.$E57];13;2)">
            <text:p/>
          </table:table-cell>
          <table:table-cell table:style-name="ce8" table:formula="of:=MID([.$E57];15;2)">
            <text:p/>
          </table:table-cell>
          <table:table-cell table:style-name="ce8"/>
          <table:table-cell table:formula="of:=CONCATENATE([.F57];&quot; &quot;;[.G57];&quot; &quot;;[.H57];&quot; &quot;;[.I57];&quot; &quot;;[.J57];&quot; &quot;;[.K57];&quot; &quot;;[.L57];&quot; &quot;;[.M57])" office:value-type="string" office:string-value="       " calcext:value-type="string">
            <text:p><text:s text:c="7"/></text:p>
          </table:table-cell>
          <table:table-cell table:number-columns-repeated="9"/>
          <table:table-cell table:style-name="ce19" office:value-type="string" calcext:value-type="string">
            <text:p>NO CMD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ANDBRAKE RELEASE</text:p>
          </table:table-cell>
          <table:table-cell/>
          <table:table-cell table:style-name="ce6" table:formula="of:=IF([.B58]=&quot;&quot;;&quot;&quot;;MID([.B58];2;3))">
            <text:p/>
          </table:table-cell>
          <table:table-cell table:formula="of:=MID([.B58];5;1)">
            <text:p/>
          </table:table-cell>
          <table:table-cell table:formula="of:=MID([.B58];6;50)">
            <text:p/>
          </table:table-cell>
          <table:table-cell table:formula="of:=MID([.$E58];1;2)">
            <text:p/>
          </table:table-cell>
          <table:table-cell table:style-name="ce8" table:formula="of:=MID([.$E58];3;2)">
            <text:p/>
          </table:table-cell>
          <table:table-cell table:style-name="ce8" table:formula="of:=MID([.$E58];5;2)">
            <text:p/>
          </table:table-cell>
          <table:table-cell table:style-name="ce8" table:formula="of:=MID([.$E58];7;2)">
            <text:p/>
          </table:table-cell>
          <table:table-cell table:style-name="ce8" table:formula="of:=MID([.$E58];9;2)">
            <text:p/>
          </table:table-cell>
          <table:table-cell table:style-name="ce8" table:formula="of:=MID([.$E58];11;2)">
            <text:p/>
          </table:table-cell>
          <table:table-cell table:style-name="ce8" table:formula="of:=MID([.$E58];13;2)">
            <text:p/>
          </table:table-cell>
          <table:table-cell table:style-name="ce8" table:formula="of:=MID([.$E58];15;2)">
            <text:p/>
          </table:table-cell>
          <table:table-cell table:style-name="ce8"/>
          <table:table-cell table:formula="of:=CONCATENATE([.F58];&quot; &quot;;[.G58];&quot; &quot;;[.H58];&quot; &quot;;[.I58];&quot; &quot;;[.J58];&quot; &quot;;[.K58];&quot; &quot;;[.L58];&quot; &quot;;[.M58])" office:value-type="string" office:string-value="       " calcext:value-type="string">
            <text:p><text:s text:c="7"/></text:p>
          </table:table-cell>
          <table:table-cell table:number-columns-repeated="9"/>
          <table:table-cell table:style-name="ce19" office:value-type="string" calcext:value-type="string">
            <text:p>NO CMD</text:p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6" table:formula="of:=IF([.B59]=&quot;&quot;;&quot;&quot;;MID([.B59];2;3))">
            <text:p/>
          </table:table-cell>
          <table:table-cell table:formula="of:=MID([.B59];5;1)">
            <text:p/>
          </table:table-cell>
          <table:table-cell table:formula="of:=MID([.B59];6;50)">
            <text:p/>
          </table:table-cell>
          <table:table-cell table:formula="of:=MID([.$E59];1;2)">
            <text:p/>
          </table:table-cell>
          <table:table-cell table:style-name="ce8" table:formula="of:=MID([.$E59];3;2)">
            <text:p/>
          </table:table-cell>
          <table:table-cell table:style-name="ce8" table:formula="of:=MID([.$E59];5;2)">
            <text:p/>
          </table:table-cell>
          <table:table-cell table:style-name="ce8" table:formula="of:=MID([.$E59];7;2)">
            <text:p/>
          </table:table-cell>
          <table:table-cell table:style-name="ce8" table:formula="of:=MID([.$E59];9;2)">
            <text:p/>
          </table:table-cell>
          <table:table-cell table:style-name="ce8" table:formula="of:=MID([.$E59];11;2)">
            <text:p/>
          </table:table-cell>
          <table:table-cell table:style-name="ce8" table:formula="of:=MID([.$E59];13;2)">
            <text:p/>
          </table:table-cell>
          <table:table-cell table:style-name="ce8" table:formula="of:=MID([.$E59];15;2)">
            <text:p/>
          </table:table-cell>
          <table:table-cell table:style-name="ce8"/>
          <table:table-cell table:formula="of:=CONCATENATE([.F59];&quot; &quot;;[.G59];&quot; &quot;;[.H59];&quot; &quot;;[.I59];&quot; &quot;;[.J59];&quot; &quot;;[.K59];&quot; &quot;;[.L59];&quot; &quot;;[.M59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6" table:formula="of:=IF([.B60]=&quot;&quot;;&quot;&quot;;MID([.B60];2;3))">
            <text:p/>
          </table:table-cell>
          <table:table-cell table:formula="of:=MID([.B60];5;1)">
            <text:p/>
          </table:table-cell>
          <table:table-cell table:formula="of:=MID([.B60];6;50)">
            <text:p/>
          </table:table-cell>
          <table:table-cell table:formula="of:=MID([.$E60];1;2)">
            <text:p/>
          </table:table-cell>
          <table:table-cell table:style-name="ce8" table:formula="of:=MID([.$E60];3;2)">
            <text:p/>
          </table:table-cell>
          <table:table-cell table:style-name="ce8" table:formula="of:=MID([.$E60];5;2)">
            <text:p/>
          </table:table-cell>
          <table:table-cell table:style-name="ce8" table:formula="of:=MID([.$E60];7;2)">
            <text:p/>
          </table:table-cell>
          <table:table-cell table:style-name="ce8" table:formula="of:=MID([.$E60];9;2)">
            <text:p/>
          </table:table-cell>
          <table:table-cell table:style-name="ce8" table:formula="of:=MID([.$E60];11;2)">
            <text:p/>
          </table:table-cell>
          <table:table-cell table:style-name="ce8" table:formula="of:=MID([.$E60];13;2)">
            <text:p/>
          </table:table-cell>
          <table:table-cell table:style-name="ce8" table:formula="of:=MID([.$E60];15;2)">
            <text:p/>
          </table:table-cell>
          <table:table-cell table:style-name="ce8"/>
          <table:table-cell table:formula="of:=CONCATENATE([.F60];&quot; &quot;;[.G60];&quot; &quot;;[.H60];&quot; &quot;;[.I60];&quot; &quot;;[.J60];&quot; &quot;;[.K60];&quot; &quot;;[.L60];&quot; &quot;;[.M60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NTROL OF LIGHTS ZERO POSITION</text:p>
          </table:table-cell>
          <table:table-cell office:value-type="string" calcext:value-type="string">
            <text:p>t21A30030FC</text:p>
          </table:table-cell>
          <table:table-cell table:style-name="ce6" table:formula="of:=IF([.B61]=&quot;&quot;;&quot;&quot;;MID([.B61];2;3))" office:value-type="string" office:string-value="21A" calcext:value-type="string">
            <text:p>21A</text:p>
          </table:table-cell>
          <table:table-cell table:formula="of:=MID([.B61];5;1)" office:value-type="string" office:string-value="3" calcext:value-type="string">
            <text:p>3</text:p>
          </table:table-cell>
          <table:table-cell table:formula="of:=MID([.B61];6;50)" office:value-type="string" office:string-value="0030FC" calcext:value-type="string">
            <text:p>0030FC</text:p>
          </table:table-cell>
          <table:table-cell table:formula="of:=MID([.$E61];1;2)" office:value-type="string" office:string-value="00" calcext:value-type="string">
            <text:p>00</text:p>
          </table:table-cell>
          <table:table-cell table:style-name="ce8" table:formula="of:=MID([.$E61];3;2)" office:value-type="string" office:string-value="30" calcext:value-type="string">
            <text:p>30</text:p>
          </table:table-cell>
          <table:table-cell table:style-name="ce8" table:formula="of:=MID([.$E61];5;2)" office:value-type="string" office:string-value="FC" calcext:value-type="string">
            <text:p>FC</text:p>
          </table:table-cell>
          <table:table-cell table:style-name="ce8" table:formula="of:=MID([.$E61];7;2)">
            <text:p/>
          </table:table-cell>
          <table:table-cell table:style-name="ce8" table:formula="of:=MID([.$E61];9;2)">
            <text:p/>
          </table:table-cell>
          <table:table-cell table:style-name="ce8" table:formula="of:=MID([.$E61];11;2)">
            <text:p/>
          </table:table-cell>
          <table:table-cell table:style-name="ce8" table:formula="of:=MID([.$E61];13;2)">
            <text:p/>
          </table:table-cell>
          <table:table-cell table:style-name="ce8" table:formula="of:=MID([.$E61];15;2)">
            <text:p/>
          </table:table-cell>
          <table:table-cell table:style-name="ce8"/>
          <table:table-cell table:formula="of:=CONCATENATE([.F61];&quot; &quot;;[.G61];&quot; &quot;;[.H61];&quot; &quot;;[.I61];&quot; &quot;;[.J61];&quot; &quot;;[.K61];&quot; &quot;;[.L61];&quot; &quot;;[.M61])" office:value-type="string" office:string-value="00 30 FC     " calcext:value-type="string">
            <text:p>00 30 FC <text:s text:c="4"/></text:p>
          </table:table-cell>
          <table:table-cell table:formula="of:=HEX2DEC([.F61])" office:value-type="float" office:value="0" calcext:value-type="float">
            <text:p>0</text:p>
          </table:table-cell>
          <table:table-cell table:formula="of:=HEX2DEC([.G61])" office:value-type="float" office:value="48" calcext:value-type="float">
            <text:p>48</text:p>
          </table:table-cell>
          <table:table-cell table:formula="of:=HEX2DEC([.H61])" office:value-type="float" office:value="252" calcext:value-type="float">
            <text:p>252</text:p>
          </table:table-cell>
          <table:table-cell table:formula="of:=HEX2DEC([.I61])" office:value-type="float" office:value="0" calcext:value-type="float">
            <text:p>0</text:p>
          </table:table-cell>
          <table:table-cell table:formula="of:=HEX2DEC([.J61])" office:value-type="float" office:value="0" calcext:value-type="float">
            <text:p>0</text:p>
          </table:table-cell>
          <table:table-cell table:formula="of:=HEX2DEC([.K61])" office:value-type="float" office:value="0" calcext:value-type="float">
            <text:p>0</text:p>
          </table:table-cell>
          <table:table-cell table:formula="of:=HEX2DEC([.L61])" office:value-type="float" office:value="0" calcext:value-type="float">
            <text:p>0</text:p>
          </table:table-cell>
          <table:table-cell table:formula="of:=HEX2DEC([.M61])" office:value-type="float" office:value="0" calcext:value-type="float">
            <text:p>0</text:p>
          </table:table-cell>
          <table:table-cell table:formula="of:=HEX2DEC([.N61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CONTROL OF LIGHTS POSITION</text:p>
          </table:table-cell>
          <table:table-cell office:value-type="string" calcext:value-type="string">
            <text:p>t21A30432FC</text:p>
          </table:table-cell>
          <table:table-cell table:style-name="ce6" table:formula="of:=IF([.B62]=&quot;&quot;;&quot;&quot;;MID([.B62];2;3))" office:value-type="string" office:string-value="21A" calcext:value-type="string">
            <text:p>21A</text:p>
          </table:table-cell>
          <table:table-cell table:formula="of:=MID([.B62];5;1)" office:value-type="string" office:string-value="3" calcext:value-type="string">
            <text:p>3</text:p>
          </table:table-cell>
          <table:table-cell table:formula="of:=MID([.B62];6;50)" office:value-type="string" office:string-value="0432FC" calcext:value-type="string">
            <text:p>0432FC</text:p>
          </table:table-cell>
          <table:table-cell table:formula="of:=MID([.$E62];1;2)" office:value-type="string" office:string-value="04" calcext:value-type="string">
            <text:p>04</text:p>
          </table:table-cell>
          <table:table-cell table:style-name="ce8" table:formula="of:=MID([.$E62];3;2)" office:value-type="string" office:string-value="32" calcext:value-type="string">
            <text:p>32</text:p>
          </table:table-cell>
          <table:table-cell table:style-name="ce8" table:formula="of:=MID([.$E62];5;2)" office:value-type="string" office:string-value="FC" calcext:value-type="string">
            <text:p>FC</text:p>
          </table:table-cell>
          <table:table-cell table:style-name="ce8" table:formula="of:=MID([.$E62];7;2)">
            <text:p/>
          </table:table-cell>
          <table:table-cell table:style-name="ce8" table:formula="of:=MID([.$E62];9;2)">
            <text:p/>
          </table:table-cell>
          <table:table-cell table:style-name="ce8" table:formula="of:=MID([.$E62];11;2)">
            <text:p/>
          </table:table-cell>
          <table:table-cell table:style-name="ce8" table:formula="of:=MID([.$E62];13;2)">
            <text:p/>
          </table:table-cell>
          <table:table-cell table:style-name="ce8" table:formula="of:=MID([.$E62];15;2)">
            <text:p/>
          </table:table-cell>
          <table:table-cell table:style-name="ce8"/>
          <table:table-cell table:formula="of:=CONCATENATE([.F62];&quot; &quot;;[.G62];&quot; &quot;;[.H62];&quot; &quot;;[.I62];&quot; &quot;;[.J62];&quot; &quot;;[.K62];&quot; &quot;;[.L62];&quot; &quot;;[.M62])" office:value-type="string" office:string-value="04 32 FC     " calcext:value-type="string">
            <text:p>04 32 FC <text:s text:c="4"/></text:p>
          </table:table-cell>
          <table:table-cell table:formula="of:=HEX2DEC([.F62])" office:value-type="float" office:value="4" calcext:value-type="float">
            <text:p>4</text:p>
          </table:table-cell>
          <table:table-cell table:formula="of:=HEX2DEC([.G62])" office:value-type="float" office:value="50" calcext:value-type="float">
            <text:p>50</text:p>
          </table:table-cell>
          <table:table-cell table:formula="of:=HEX2DEC([.H62])" office:value-type="float" office:value="252" calcext:value-type="float">
            <text:p>252</text:p>
          </table:table-cell>
          <table:table-cell table:formula="of:=HEX2DEC([.I62])" office:value-type="float" office:value="0" calcext:value-type="float">
            <text:p>0</text:p>
          </table:table-cell>
          <table:table-cell table:formula="of:=HEX2DEC([.J62])" office:value-type="float" office:value="0" calcext:value-type="float">
            <text:p>0</text:p>
          </table:table-cell>
          <table:table-cell table:formula="of:=HEX2DEC([.K62])" office:value-type="float" office:value="0" calcext:value-type="float">
            <text:p>0</text:p>
          </table:table-cell>
          <table:table-cell table:formula="of:=HEX2DEC([.L62])" office:value-type="float" office:value="0" calcext:value-type="float">
            <text:p>0</text:p>
          </table:table-cell>
          <table:table-cell table:formula="of:=HEX2DEC([.M62])" office:value-type="float" office:value="0" calcext:value-type="float">
            <text:p>0</text:p>
          </table:table-cell>
          <table:table-cell table:formula="of:=HEX2DEC([.N62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CONTROL OF LIGHTSCROSSING</text:p>
          </table:table-cell>
          <table:table-cell office:value-type="string" calcext:value-type="string">
            <text:p>t21A30532FC</text:p>
          </table:table-cell>
          <table:table-cell table:style-name="ce6" table:formula="of:=IF([.B63]=&quot;&quot;;&quot;&quot;;MID([.B63];2;3))" office:value-type="string" office:string-value="21A" calcext:value-type="string">
            <text:p>21A</text:p>
          </table:table-cell>
          <table:table-cell table:formula="of:=MID([.B63];5;1)" office:value-type="string" office:string-value="3" calcext:value-type="string">
            <text:p>3</text:p>
          </table:table-cell>
          <table:table-cell table:formula="of:=MID([.B63];6;50)" office:value-type="string" office:string-value="0532FC" calcext:value-type="string">
            <text:p>0532FC</text:p>
          </table:table-cell>
          <table:table-cell table:formula="of:=MID([.$E63];1;2)" office:value-type="string" office:string-value="05" calcext:value-type="string">
            <text:p>05</text:p>
          </table:table-cell>
          <table:table-cell table:style-name="ce8" table:formula="of:=MID([.$E63];3;2)" office:value-type="string" office:string-value="32" calcext:value-type="string">
            <text:p>32</text:p>
          </table:table-cell>
          <table:table-cell table:style-name="ce8" table:formula="of:=MID([.$E63];5;2)" office:value-type="string" office:string-value="FC" calcext:value-type="string">
            <text:p>FC</text:p>
          </table:table-cell>
          <table:table-cell table:style-name="ce8" table:formula="of:=MID([.$E63];7;2)">
            <text:p/>
          </table:table-cell>
          <table:table-cell table:style-name="ce8" table:formula="of:=MID([.$E63];9;2)">
            <text:p/>
          </table:table-cell>
          <table:table-cell table:style-name="ce8" table:formula="of:=MID([.$E63];11;2)">
            <text:p/>
          </table:table-cell>
          <table:table-cell table:style-name="ce8" table:formula="of:=MID([.$E63];13;2)">
            <text:p/>
          </table:table-cell>
          <table:table-cell table:style-name="ce8" table:formula="of:=MID([.$E63];15;2)">
            <text:p/>
          </table:table-cell>
          <table:table-cell table:style-name="ce8"/>
          <table:table-cell table:formula="of:=CONCATENATE([.F63];&quot; &quot;;[.G63];&quot; &quot;;[.H63];&quot; &quot;;[.I63];&quot; &quot;;[.J63];&quot; &quot;;[.K63];&quot; &quot;;[.L63];&quot; &quot;;[.M63])" office:value-type="string" office:string-value="05 32 FC     " calcext:value-type="string">
            <text:p>05 32 FC <text:s text:c="4"/></text:p>
          </table:table-cell>
          <table:table-cell table:formula="of:=HEX2DEC([.F63])" office:value-type="float" office:value="5" calcext:value-type="float">
            <text:p>5</text:p>
          </table:table-cell>
          <table:table-cell table:formula="of:=HEX2DEC([.G63])" office:value-type="float" office:value="50" calcext:value-type="float">
            <text:p>50</text:p>
          </table:table-cell>
          <table:table-cell table:formula="of:=HEX2DEC([.H63])" office:value-type="float" office:value="252" calcext:value-type="float">
            <text:p>252</text:p>
          </table:table-cell>
          <table:table-cell table:formula="of:=HEX2DEC([.I63])" office:value-type="float" office:value="0" calcext:value-type="float">
            <text:p>0</text:p>
          </table:table-cell>
          <table:table-cell table:formula="of:=HEX2DEC([.J63])" office:value-type="float" office:value="0" calcext:value-type="float">
            <text:p>0</text:p>
          </table:table-cell>
          <table:table-cell table:formula="of:=HEX2DEC([.K63])" office:value-type="float" office:value="0" calcext:value-type="float">
            <text:p>0</text:p>
          </table:table-cell>
          <table:table-cell table:formula="of:=HEX2DEC([.L63])" office:value-type="float" office:value="0" calcext:value-type="float">
            <text:p>0</text:p>
          </table:table-cell>
          <table:table-cell table:formula="of:=HEX2DEC([.M63])" office:value-type="float" office:value="0" calcext:value-type="float">
            <text:p>0</text:p>
          </table:table-cell>
          <table:table-cell table:formula="of:=HEX2DEC([.N63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CONTROL OF LIGHTS AUTOMATIC</text:p>
          </table:table-cell>
          <table:table-cell office:value-type="string" calcext:value-type="string">
            <text:p>t21A30532FC</text:p>
          </table:table-cell>
          <table:table-cell table:style-name="ce6" table:formula="of:=IF([.B64]=&quot;&quot;;&quot;&quot;;MID([.B64];2;3))" office:value-type="string" office:string-value="21A" calcext:value-type="string">
            <text:p>21A</text:p>
          </table:table-cell>
          <table:table-cell table:formula="of:=MID([.B64];5;1)" office:value-type="string" office:string-value="3" calcext:value-type="string">
            <text:p>3</text:p>
          </table:table-cell>
          <table:table-cell table:formula="of:=MID([.B64];6;50)" office:value-type="string" office:string-value="0532FC" calcext:value-type="string">
            <text:p>0532FC</text:p>
          </table:table-cell>
          <table:table-cell table:formula="of:=MID([.$E64];1;2)" office:value-type="string" office:string-value="05" calcext:value-type="string">
            <text:p>05</text:p>
          </table:table-cell>
          <table:table-cell table:style-name="ce8" table:formula="of:=MID([.$E64];3;2)" office:value-type="string" office:string-value="32" calcext:value-type="string">
            <text:p>32</text:p>
          </table:table-cell>
          <table:table-cell table:style-name="ce8" table:formula="of:=MID([.$E64];5;2)" office:value-type="string" office:string-value="FC" calcext:value-type="string">
            <text:p>FC</text:p>
          </table:table-cell>
          <table:table-cell table:style-name="ce8" table:formula="of:=MID([.$E64];7;2)">
            <text:p/>
          </table:table-cell>
          <table:table-cell table:style-name="ce8" table:formula="of:=MID([.$E64];9;2)">
            <text:p/>
          </table:table-cell>
          <table:table-cell table:style-name="ce8" table:formula="of:=MID([.$E64];11;2)">
            <text:p/>
          </table:table-cell>
          <table:table-cell table:style-name="ce8" table:formula="of:=MID([.$E64];13;2)">
            <text:p/>
          </table:table-cell>
          <table:table-cell table:style-name="ce8" table:formula="of:=MID([.$E64];15;2)">
            <text:p/>
          </table:table-cell>
          <table:table-cell table:style-name="ce8"/>
          <table:table-cell table:formula="of:=CONCATENATE([.F64];&quot; &quot;;[.G64];&quot; &quot;;[.H64];&quot; &quot;;[.I64];&quot; &quot;;[.J64];&quot; &quot;;[.K64];&quot; &quot;;[.L64];&quot; &quot;;[.M64])" office:value-type="string" office:string-value="05 32 FC     " calcext:value-type="string">
            <text:p>05 32 FC <text:s text:c="4"/></text:p>
          </table:table-cell>
          <table:table-cell table:formula="of:=HEX2DEC([.F64])" office:value-type="float" office:value="5" calcext:value-type="float">
            <text:p>5</text:p>
          </table:table-cell>
          <table:table-cell table:formula="of:=HEX2DEC([.G64])" office:value-type="float" office:value="50" calcext:value-type="float">
            <text:p>50</text:p>
          </table:table-cell>
          <table:table-cell table:formula="of:=HEX2DEC([.H64])" office:value-type="float" office:value="252" calcext:value-type="float">
            <text:p>252</text:p>
          </table:table-cell>
          <table:table-cell table:formula="of:=HEX2DEC([.I64])" office:value-type="float" office:value="0" calcext:value-type="float">
            <text:p>0</text:p>
          </table:table-cell>
          <table:table-cell table:formula="of:=HEX2DEC([.J64])" office:value-type="float" office:value="0" calcext:value-type="float">
            <text:p>0</text:p>
          </table:table-cell>
          <table:table-cell table:formula="of:=HEX2DEC([.K64])" office:value-type="float" office:value="0" calcext:value-type="float">
            <text:p>0</text:p>
          </table:table-cell>
          <table:table-cell table:formula="of:=HEX2DEC([.L64])" office:value-type="float" office:value="0" calcext:value-type="float">
            <text:p>0</text:p>
          </table:table-cell>
          <table:table-cell table:formula="of:=HEX2DEC([.M64])" office:value-type="float" office:value="0" calcext:value-type="float">
            <text:p>0</text:p>
          </table:table-cell>
          <table:table-cell table:formula="of:=HEX2DEC([.N64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 table:formula="of:=IF([.B65]=&quot;&quot;;&quot;&quot;;MID([.B65];2;3))">
            <text:p/>
          </table:table-cell>
          <table:table-cell table:formula="of:=MID([.B65];5;1)">
            <text:p/>
          </table:table-cell>
          <table:table-cell table:formula="of:=MID([.B65];6;50)">
            <text:p/>
          </table:table-cell>
          <table:table-cell table:formula="of:=MID([.$E65];1;2)">
            <text:p/>
          </table:table-cell>
          <table:table-cell table:style-name="ce8" table:formula="of:=MID([.$E65];3;2)">
            <text:p/>
          </table:table-cell>
          <table:table-cell table:style-name="ce8" table:formula="of:=MID([.$E65];5;2)">
            <text:p/>
          </table:table-cell>
          <table:table-cell table:style-name="ce8" table:formula="of:=MID([.$E65];7;2)">
            <text:p/>
          </table:table-cell>
          <table:table-cell table:style-name="ce8" table:formula="of:=MID([.$E65];9;2)">
            <text:p/>
          </table:table-cell>
          <table:table-cell table:style-name="ce8" table:formula="of:=MID([.$E65];11;2)">
            <text:p/>
          </table:table-cell>
          <table:table-cell table:style-name="ce8" table:formula="of:=MID([.$E65];13;2)">
            <text:p/>
          </table:table-cell>
          <table:table-cell table:style-name="ce8" table:formula="of:=MID([.$E65];15;2)">
            <text:p/>
          </table:table-cell>
          <table:table-cell table:style-name="ce8"/>
          <table:table-cell table:formula="of:=CONCATENATE([.F65];&quot; &quot;;[.G65];&quot; &quot;;[.H65];&quot; &quot;;[.I65];&quot; &quot;;[.J65];&quot; &quot;;[.K65];&quot; &quot;;[.L65];&quot; &quot;;[.M65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mmer minimum</text:p>
          </table:table-cell>
          <table:table-cell office:value-type="string" calcext:value-type="string">
            <text:p>t202200FF</text:p>
          </table:table-cell>
          <table:table-cell table:style-name="ce6" table:formula="of:=IF([.B66]=&quot;&quot;;&quot;&quot;;MID([.B66];2;3))" office:value-type="string" office:string-value="202" calcext:value-type="string">
            <text:p>202</text:p>
          </table:table-cell>
          <table:table-cell table:formula="of:=MID([.B66];5;1)" office:value-type="string" office:string-value="2" calcext:value-type="string">
            <text:p>2</text:p>
          </table:table-cell>
          <table:table-cell table:formula="of:=MID([.B66];6;50)" office:value-type="string" office:string-value="00FF" calcext:value-type="string">
            <text:p>00FF</text:p>
          </table:table-cell>
          <table:table-cell table:formula="of:=MID([.$E66];1;2)" office:value-type="string" office:string-value="00" calcext:value-type="string">
            <text:p>00</text:p>
          </table:table-cell>
          <table:table-cell table:style-name="ce8" table:formula="of:=MID([.$E66];3;2)" office:value-type="string" office:string-value="FF" calcext:value-type="string">
            <text:p>FF</text:p>
          </table:table-cell>
          <table:table-cell table:style-name="ce8" table:formula="of:=MID([.$E66];5;2)">
            <text:p/>
          </table:table-cell>
          <table:table-cell table:style-name="ce8" table:formula="of:=MID([.$E66];7;2)">
            <text:p/>
          </table:table-cell>
          <table:table-cell table:style-name="ce8" table:formula="of:=MID([.$E66];9;2)">
            <text:p/>
          </table:table-cell>
          <table:table-cell table:style-name="ce8" table:formula="of:=MID([.$E66];11;2)">
            <text:p/>
          </table:table-cell>
          <table:table-cell table:style-name="ce8" table:formula="of:=MID([.$E66];13;2)">
            <text:p/>
          </table:table-cell>
          <table:table-cell table:style-name="ce8" table:formula="of:=MID([.$E66];15;2)">
            <text:p/>
          </table:table-cell>
          <table:table-cell table:style-name="ce8"/>
          <table:table-cell table:formula="of:=CONCATENATE([.F66];&quot; &quot;;[.G66];&quot; &quot;;[.H66];&quot; &quot;;[.I66];&quot; &quot;;[.J66];&quot; &quot;;[.K66];&quot; &quot;;[.L66];&quot; &quot;;[.M66])" office:value-type="string" office:string-value="00 FF      " calcext:value-type="string">
            <text:p>00 FF <text:s text:c="5"/></text:p>
          </table:table-cell>
          <table:table-cell table:formula="of:=HEX2DEC([.F66])" office:value-type="float" office:value="0" calcext:value-type="float">
            <text:p>0</text:p>
          </table:table-cell>
          <table:table-cell table:formula="of:=HEX2DEC([.G66])" office:value-type="float" office:value="255" calcext:value-type="float">
            <text:p>255</text:p>
          </table:table-cell>
          <table:table-cell table:formula="of:=HEX2DEC([.H66])" office:value-type="float" office:value="0" calcext:value-type="float">
            <text:p>0</text:p>
          </table:table-cell>
          <table:table-cell table:formula="of:=HEX2DEC([.I66])" office:value-type="float" office:value="0" calcext:value-type="float">
            <text:p>0</text:p>
          </table:table-cell>
          <table:table-cell table:formula="of:=HEX2DEC([.J66])" office:value-type="float" office:value="0" calcext:value-type="float">
            <text:p>0</text:p>
          </table:table-cell>
          <table:table-cell table:formula="of:=HEX2DEC([.K66])" office:value-type="float" office:value="0" calcext:value-type="float">
            <text:p>0</text:p>
          </table:table-cell>
          <table:table-cell table:formula="of:=HEX2DEC([.L66])" office:value-type="float" office:value="0" calcext:value-type="float">
            <text:p>0</text:p>
          </table:table-cell>
          <table:table-cell table:formula="of:=HEX2DEC([.M66])" office:value-type="float" office:value="0" calcext:value-type="float">
            <text:p>0</text:p>
          </table:table-cell>
          <table:table-cell table:formula="of:=HEX2DEC([.N66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Dimmer maximum</text:p>
          </table:table-cell>
          <table:table-cell office:value-type="string" calcext:value-type="string">
            <text:p>t2022EFFF</text:p>
          </table:table-cell>
          <table:table-cell table:style-name="ce6" table:formula="of:=IF([.B67]=&quot;&quot;;&quot;&quot;;MID([.B67];2;3))" office:value-type="string" office:string-value="202" calcext:value-type="string">
            <text:p>202</text:p>
          </table:table-cell>
          <table:table-cell table:formula="of:=MID([.B67];5;1)" office:value-type="string" office:string-value="2" calcext:value-type="string">
            <text:p>2</text:p>
          </table:table-cell>
          <table:table-cell table:formula="of:=MID([.B67];6;50)" office:value-type="string" office:string-value="EFFF" calcext:value-type="string">
            <text:p>EFFF</text:p>
          </table:table-cell>
          <table:table-cell table:formula="of:=MID([.$E67];1;2)" office:value-type="string" office:string-value="EF" calcext:value-type="string">
            <text:p>EF</text:p>
          </table:table-cell>
          <table:table-cell table:style-name="ce8" table:formula="of:=MID([.$E67];3;2)" office:value-type="string" office:string-value="FF" calcext:value-type="string">
            <text:p>FF</text:p>
          </table:table-cell>
          <table:table-cell table:style-name="ce8" table:formula="of:=MID([.$E67];5;2)">
            <text:p/>
          </table:table-cell>
          <table:table-cell table:style-name="ce8" table:formula="of:=MID([.$E67];7;2)">
            <text:p/>
          </table:table-cell>
          <table:table-cell table:style-name="ce8" table:formula="of:=MID([.$E67];9;2)">
            <text:p/>
          </table:table-cell>
          <table:table-cell table:style-name="ce8" table:formula="of:=MID([.$E67];11;2)">
            <text:p/>
          </table:table-cell>
          <table:table-cell table:style-name="ce8" table:formula="of:=MID([.$E67];13;2)">
            <text:p/>
          </table:table-cell>
          <table:table-cell table:style-name="ce8" table:formula="of:=MID([.$E67];15;2)">
            <text:p/>
          </table:table-cell>
          <table:table-cell table:style-name="ce8"/>
          <table:table-cell table:formula="of:=CONCATENATE([.F67];&quot; &quot;;[.G67];&quot; &quot;;[.H67];&quot; &quot;;[.I67];&quot; &quot;;[.J67];&quot; &quot;;[.K67];&quot; &quot;;[.L67];&quot; &quot;;[.M67])" office:value-type="string" office:string-value="EF FF      " calcext:value-type="string">
            <text:p>EF FF <text:s text:c="5"/></text:p>
          </table:table-cell>
          <table:table-cell table:formula="of:=HEX2DEC([.F67])" office:value-type="float" office:value="239" calcext:value-type="float">
            <text:p>239</text:p>
          </table:table-cell>
          <table:table-cell table:formula="of:=HEX2DEC([.G67])" office:value-type="float" office:value="255" calcext:value-type="float">
            <text:p>255</text:p>
          </table:table-cell>
          <table:table-cell table:formula="of:=HEX2DEC([.H67])" office:value-type="float" office:value="0" calcext:value-type="float">
            <text:p>0</text:p>
          </table:table-cell>
          <table:table-cell table:formula="of:=HEX2DEC([.I67])" office:value-type="float" office:value="0" calcext:value-type="float">
            <text:p>0</text:p>
          </table:table-cell>
          <table:table-cell table:formula="of:=HEX2DEC([.J67])" office:value-type="float" office:value="0" calcext:value-type="float">
            <text:p>0</text:p>
          </table:table-cell>
          <table:table-cell table:formula="of:=HEX2DEC([.K67])" office:value-type="float" office:value="0" calcext:value-type="float">
            <text:p>0</text:p>
          </table:table-cell>
          <table:table-cell table:formula="of:=HEX2DEC([.L67])" office:value-type="float" office:value="0" calcext:value-type="float">
            <text:p>0</text:p>
          </table:table-cell>
          <table:table-cell table:formula="of:=HEX2DEC([.M67])" office:value-type="float" office:value="0" calcext:value-type="float">
            <text:p>0</text:p>
          </table:table-cell>
          <table:table-cell table:formula="of:=HEX2DEC([.N67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 table:formula="of:=IF([.B68]=&quot;&quot;;&quot;&quot;;MID([.B68];2;3))">
            <text:p/>
          </table:table-cell>
          <table:table-cell table:formula="of:=MID([.B68];5;1)">
            <text:p/>
          </table:table-cell>
          <table:table-cell table:formula="of:=MID([.B68];6;50)">
            <text:p/>
          </table:table-cell>
          <table:table-cell table:formula="of:=MID([.$E68];1;2)">
            <text:p/>
          </table:table-cell>
          <table:table-cell table:style-name="ce8" table:formula="of:=MID([.$E68];3;2)">
            <text:p/>
          </table:table-cell>
          <table:table-cell table:style-name="ce8" table:formula="of:=MID([.$E68];5;2)">
            <text:p/>
          </table:table-cell>
          <table:table-cell table:style-name="ce8" table:formula="of:=MID([.$E68];7;2)">
            <text:p/>
          </table:table-cell>
          <table:table-cell table:style-name="ce8" table:formula="of:=MID([.$E68];9;2)">
            <text:p/>
          </table:table-cell>
          <table:table-cell table:style-name="ce8" table:formula="of:=MID([.$E68];11;2)">
            <text:p/>
          </table:table-cell>
          <table:table-cell table:style-name="ce8" table:formula="of:=MID([.$E68];13;2)">
            <text:p/>
          </table:table-cell>
          <table:table-cell table:style-name="ce8" table:formula="of:=MID([.$E68];15;2)">
            <text:p/>
          </table:table-cell>
          <table:table-cell table:style-name="ce8"/>
          <table:table-cell table:formula="of:=CONCATENATE([.F68];&quot; &quot;;[.G68];&quot; &quot;;[.H68];&quot; &quot;;[.I68];&quot; &quot;;[.J68];&quot; &quot;;[.K68];&quot; &quot;;[.L68];&quot; &quot;;[.M68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OG LAMP FRONT PRESS</text:p>
          </table:table-cell>
          <table:table-cell office:value-type="string" calcext:value-type="string">
            <text:p>t21A32532FC</text:p>
          </table:table-cell>
          <table:table-cell table:style-name="ce6" table:formula="of:=IF([.B69]=&quot;&quot;;&quot;&quot;;MID([.B69];2;3))" office:value-type="string" office:string-value="21A" calcext:value-type="string">
            <text:p>21A</text:p>
          </table:table-cell>
          <table:table-cell table:formula="of:=MID([.B69];5;1)" office:value-type="string" office:string-value="3" calcext:value-type="string">
            <text:p>3</text:p>
          </table:table-cell>
          <table:table-cell table:formula="of:=MID([.B69];6;50)" office:value-type="string" office:string-value="2532FC" calcext:value-type="string">
            <text:p>2532FC</text:p>
          </table:table-cell>
          <table:table-cell table:formula="of:=MID([.$E69];1;2)" office:value-type="string" office:string-value="25" calcext:value-type="string">
            <text:p>25</text:p>
          </table:table-cell>
          <table:table-cell table:style-name="ce8" table:formula="of:=MID([.$E69];3;2)" office:value-type="string" office:string-value="32" calcext:value-type="string">
            <text:p>32</text:p>
          </table:table-cell>
          <table:table-cell table:style-name="ce8" table:formula="of:=MID([.$E69];5;2)" office:value-type="string" office:string-value="FC" calcext:value-type="string">
            <text:p>FC</text:p>
          </table:table-cell>
          <table:table-cell table:style-name="ce8" table:formula="of:=MID([.$E69];7;2)">
            <text:p/>
          </table:table-cell>
          <table:table-cell table:style-name="ce8" table:formula="of:=MID([.$E69];9;2)">
            <text:p/>
          </table:table-cell>
          <table:table-cell table:style-name="ce8" table:formula="of:=MID([.$E69];11;2)">
            <text:p/>
          </table:table-cell>
          <table:table-cell table:style-name="ce8" table:formula="of:=MID([.$E69];13;2)">
            <text:p/>
          </table:table-cell>
          <table:table-cell table:style-name="ce8" table:formula="of:=MID([.$E69];15;2)">
            <text:p/>
          </table:table-cell>
          <table:table-cell table:style-name="ce8"/>
          <table:table-cell table:formula="of:=CONCATENATE([.F69];&quot; &quot;;[.G69];&quot; &quot;;[.H69];&quot; &quot;;[.I69];&quot; &quot;;[.J69];&quot; &quot;;[.K69];&quot; &quot;;[.L69];&quot; &quot;;[.M69])" office:value-type="string" office:string-value="25 32 FC     " calcext:value-type="string">
            <text:p>25 32 FC <text:s text:c="4"/></text:p>
          </table:table-cell>
          <table:table-cell table:formula="of:=HEX2DEC([.F69])" office:value-type="float" office:value="37" calcext:value-type="float">
            <text:p>37</text:p>
          </table:table-cell>
          <table:table-cell table:formula="of:=HEX2DEC([.G69])" office:value-type="float" office:value="50" calcext:value-type="float">
            <text:p>50</text:p>
          </table:table-cell>
          <table:table-cell table:formula="of:=HEX2DEC([.H69])" office:value-type="float" office:value="252" calcext:value-type="float">
            <text:p>252</text:p>
          </table:table-cell>
          <table:table-cell table:formula="of:=HEX2DEC([.I69])" office:value-type="float" office:value="0" calcext:value-type="float">
            <text:p>0</text:p>
          </table:table-cell>
          <table:table-cell table:formula="of:=HEX2DEC([.J69])" office:value-type="float" office:value="0" calcext:value-type="float">
            <text:p>0</text:p>
          </table:table-cell>
          <table:table-cell table:formula="of:=HEX2DEC([.K69])" office:value-type="float" office:value="0" calcext:value-type="float">
            <text:p>0</text:p>
          </table:table-cell>
          <table:table-cell table:formula="of:=HEX2DEC([.L69])" office:value-type="float" office:value="0" calcext:value-type="float">
            <text:p>0</text:p>
          </table:table-cell>
          <table:table-cell table:formula="of:=HEX2DEC([.M69])" office:value-type="float" office:value="0" calcext:value-type="float">
            <text:p>0</text:p>
          </table:table-cell>
          <table:table-cell table:formula="of:=HEX2DEC([.N69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FOG LAMP FRONT RELEASE:</text:p>
          </table:table-cell>
          <table:table-cell/>
          <table:table-cell table:style-name="ce6" table:formula="of:=IF([.B70]=&quot;&quot;;&quot;&quot;;MID([.B70];2;3))">
            <text:p/>
          </table:table-cell>
          <table:table-cell table:formula="of:=MID([.B70];5;1)">
            <text:p/>
          </table:table-cell>
          <table:table-cell table:formula="of:=MID([.B70];6;50)">
            <text:p/>
          </table:table-cell>
          <table:table-cell table:formula="of:=MID([.$E70];1;2)">
            <text:p/>
          </table:table-cell>
          <table:table-cell table:style-name="ce8" table:formula="of:=MID([.$E70];3;2)">
            <text:p/>
          </table:table-cell>
          <table:table-cell table:style-name="ce8" table:formula="of:=MID([.$E70];5;2)">
            <text:p/>
          </table:table-cell>
          <table:table-cell table:style-name="ce8" table:formula="of:=MID([.$E70];7;2)">
            <text:p/>
          </table:table-cell>
          <table:table-cell table:style-name="ce8" table:formula="of:=MID([.$E70];9;2)">
            <text:p/>
          </table:table-cell>
          <table:table-cell table:style-name="ce8" table:formula="of:=MID([.$E70];11;2)">
            <text:p/>
          </table:table-cell>
          <table:table-cell table:style-name="ce8" table:formula="of:=MID([.$E70];13;2)">
            <text:p/>
          </table:table-cell>
          <table:table-cell table:style-name="ce8" table:formula="of:=MID([.$E70];15;2)">
            <text:p/>
          </table:table-cell>
          <table:table-cell table:style-name="ce8"/>
          <table:table-cell table:formula="of:=CONCATENATE([.F70];&quot; &quot;;[.G70];&quot; &quot;;[.H70];&quot; &quot;;[.I70];&quot; &quot;;[.J70];&quot; &quot;;[.K70];&quot; &quot;;[.L70];&quot; &quot;;[.M70])" office:value-type="string" office:string-value="       " calcext:value-type="string">
            <text:p><text:s text:c="7"/></text:p>
          </table:table-cell>
          <table:table-cell table:formula="of:=HEX2DEC([.F70])" office:value-type="float" office:value="0" calcext:value-type="float">
            <text:p>0</text:p>
          </table:table-cell>
          <table:table-cell table:formula="of:=HEX2DEC([.G70])" office:value-type="float" office:value="0" calcext:value-type="float">
            <text:p>0</text:p>
          </table:table-cell>
          <table:table-cell table:formula="of:=HEX2DEC([.H70])" office:value-type="float" office:value="0" calcext:value-type="float">
            <text:p>0</text:p>
          </table:table-cell>
          <table:table-cell table:formula="of:=HEX2DEC([.I70])" office:value-type="float" office:value="0" calcext:value-type="float">
            <text:p>0</text:p>
          </table:table-cell>
          <table:table-cell table:formula="of:=HEX2DEC([.J70])" office:value-type="float" office:value="0" calcext:value-type="float">
            <text:p>0</text:p>
          </table:table-cell>
          <table:table-cell table:formula="of:=HEX2DEC([.K70])" office:value-type="float" office:value="0" calcext:value-type="float">
            <text:p>0</text:p>
          </table:table-cell>
          <table:table-cell table:formula="of:=HEX2DEC([.L70])" office:value-type="float" office:value="0" calcext:value-type="float">
            <text:p>0</text:p>
          </table:table-cell>
          <table:table-cell table:formula="of:=HEX2DEC([.M70])" office:value-type="float" office:value="0" calcext:value-type="float">
            <text:p>0</text:p>
          </table:table-cell>
          <table:table-cell table:formula="of:=HEX2DEC([.N70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FOG LAMP REAR PRESS</text:p>
          </table:table-cell>
          <table:table-cell office:value-type="string" calcext:value-type="string">
            <text:p>t21A34532FC</text:p>
          </table:table-cell>
          <table:table-cell table:style-name="ce6" table:formula="of:=IF([.B71]=&quot;&quot;;&quot;&quot;;MID([.B71];2;3))" office:value-type="string" office:string-value="21A" calcext:value-type="string">
            <text:p>21A</text:p>
          </table:table-cell>
          <table:table-cell table:formula="of:=MID([.B71];5;1)" office:value-type="string" office:string-value="3" calcext:value-type="string">
            <text:p>3</text:p>
          </table:table-cell>
          <table:table-cell table:formula="of:=MID([.B71];6;50)" office:value-type="string" office:string-value="4532FC" calcext:value-type="string">
            <text:p>4532FC</text:p>
          </table:table-cell>
          <table:table-cell table:formula="of:=MID([.$E71];1;2)" office:value-type="string" office:string-value="45" calcext:value-type="string">
            <text:p>45</text:p>
          </table:table-cell>
          <table:table-cell table:style-name="ce8" table:formula="of:=MID([.$E71];3;2)" office:value-type="string" office:string-value="32" calcext:value-type="string">
            <text:p>32</text:p>
          </table:table-cell>
          <table:table-cell table:style-name="ce8" table:formula="of:=MID([.$E71];5;2)" office:value-type="string" office:string-value="FC" calcext:value-type="string">
            <text:p>FC</text:p>
          </table:table-cell>
          <table:table-cell table:style-name="ce8" table:formula="of:=MID([.$E71];7;2)">
            <text:p/>
          </table:table-cell>
          <table:table-cell table:style-name="ce8" table:formula="of:=MID([.$E71];9;2)">
            <text:p/>
          </table:table-cell>
          <table:table-cell table:style-name="ce8" table:formula="of:=MID([.$E71];11;2)">
            <text:p/>
          </table:table-cell>
          <table:table-cell table:style-name="ce8" table:formula="of:=MID([.$E71];13;2)">
            <text:p/>
          </table:table-cell>
          <table:table-cell table:style-name="ce8" table:formula="of:=MID([.$E71];15;2)">
            <text:p/>
          </table:table-cell>
          <table:table-cell table:style-name="ce8"/>
          <table:table-cell table:formula="of:=CONCATENATE([.F71];&quot; &quot;;[.G71];&quot; &quot;;[.H71];&quot; &quot;;[.I71];&quot; &quot;;[.J71];&quot; &quot;;[.K71];&quot; &quot;;[.L71];&quot; &quot;;[.M71])" office:value-type="string" office:string-value="45 32 FC     " calcext:value-type="string">
            <text:p>45 32 FC <text:s text:c="4"/></text:p>
          </table:table-cell>
          <table:table-cell table:formula="of:=HEX2DEC([.F71])" office:value-type="float" office:value="69" calcext:value-type="float">
            <text:p>69</text:p>
          </table:table-cell>
          <table:table-cell table:formula="of:=HEX2DEC([.G71])" office:value-type="float" office:value="50" calcext:value-type="float">
            <text:p>50</text:p>
          </table:table-cell>
          <table:table-cell table:formula="of:=HEX2DEC([.H71])" office:value-type="float" office:value="252" calcext:value-type="float">
            <text:p>252</text:p>
          </table:table-cell>
          <table:table-cell table:formula="of:=HEX2DEC([.I71])" office:value-type="float" office:value="0" calcext:value-type="float">
            <text:p>0</text:p>
          </table:table-cell>
          <table:table-cell table:formula="of:=HEX2DEC([.J71])" office:value-type="float" office:value="0" calcext:value-type="float">
            <text:p>0</text:p>
          </table:table-cell>
          <table:table-cell table:formula="of:=HEX2DEC([.K71])" office:value-type="float" office:value="0" calcext:value-type="float">
            <text:p>0</text:p>
          </table:table-cell>
          <table:table-cell table:formula="of:=HEX2DEC([.L71])" office:value-type="float" office:value="0" calcext:value-type="float">
            <text:p>0</text:p>
          </table:table-cell>
          <table:table-cell table:formula="of:=HEX2DEC([.M71])" office:value-type="float" office:value="0" calcext:value-type="float">
            <text:p>0</text:p>
          </table:table-cell>
          <table:table-cell table:formula="of:=HEX2DEC([.N71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FOG LAMP REAR RELEASE:</text:p>
          </table:table-cell>
          <table:table-cell/>
          <table:table-cell table:style-name="ce6" table:formula="of:=IF([.B72]=&quot;&quot;;&quot;&quot;;MID([.B72];2;3))">
            <text:p/>
          </table:table-cell>
          <table:table-cell table:formula="of:=MID([.B72];5;1)">
            <text:p/>
          </table:table-cell>
          <table:table-cell table:formula="of:=MID([.B72];6;50)">
            <text:p/>
          </table:table-cell>
          <table:table-cell table:formula="of:=MID([.$E72];1;2)">
            <text:p/>
          </table:table-cell>
          <table:table-cell table:style-name="ce8" table:formula="of:=MID([.$E72];3;2)">
            <text:p/>
          </table:table-cell>
          <table:table-cell table:style-name="ce8" table:formula="of:=MID([.$E72];5;2)">
            <text:p/>
          </table:table-cell>
          <table:table-cell table:style-name="ce8" table:formula="of:=MID([.$E72];7;2)">
            <text:p/>
          </table:table-cell>
          <table:table-cell table:style-name="ce8" table:formula="of:=MID([.$E72];9;2)">
            <text:p/>
          </table:table-cell>
          <table:table-cell table:style-name="ce8" table:formula="of:=MID([.$E72];11;2)">
            <text:p/>
          </table:table-cell>
          <table:table-cell table:style-name="ce8" table:formula="of:=MID([.$E72];13;2)">
            <text:p/>
          </table:table-cell>
          <table:table-cell table:style-name="ce8" table:formula="of:=MID([.$E72];15;2)">
            <text:p/>
          </table:table-cell>
          <table:table-cell table:style-name="ce8"/>
          <table:table-cell table:formula="of:=CONCATENATE([.F72];&quot; &quot;;[.G72];&quot; &quot;;[.H72];&quot; &quot;;[.I72];&quot; &quot;;[.J72];&quot; &quot;;[.K72];&quot; &quot;;[.L72];&quot; &quot;;[.M72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OG LAMPS BOTH</text:p>
          </table:table-cell>
          <table:table-cell office:value-type="string" calcext:value-type="string">
            <text:p>t21A36532FC</text:p>
          </table:table-cell>
          <table:table-cell table:style-name="ce6" table:formula="of:=IF([.B73]=&quot;&quot;;&quot;&quot;;MID([.B73];2;3))" office:value-type="string" office:string-value="21A" calcext:value-type="string">
            <text:p>21A</text:p>
          </table:table-cell>
          <table:table-cell table:formula="of:=MID([.B73];5;1)" office:value-type="string" office:string-value="3" calcext:value-type="string">
            <text:p>3</text:p>
          </table:table-cell>
          <table:table-cell table:formula="of:=MID([.B73];6;50)" office:value-type="string" office:string-value="6532FC" calcext:value-type="string">
            <text:p>6532FC</text:p>
          </table:table-cell>
          <table:table-cell table:formula="of:=MID([.$E73];1;2)" office:value-type="string" office:string-value="65" calcext:value-type="string">
            <text:p>65</text:p>
          </table:table-cell>
          <table:table-cell table:style-name="ce8" table:formula="of:=MID([.$E73];3;2)" office:value-type="string" office:string-value="32" calcext:value-type="string">
            <text:p>32</text:p>
          </table:table-cell>
          <table:table-cell table:style-name="ce8" table:formula="of:=MID([.$E73];5;2)" office:value-type="string" office:string-value="FC" calcext:value-type="string">
            <text:p>FC</text:p>
          </table:table-cell>
          <table:table-cell table:style-name="ce8" table:formula="of:=MID([.$E73];7;2)">
            <text:p/>
          </table:table-cell>
          <table:table-cell table:style-name="ce8" table:formula="of:=MID([.$E73];9;2)">
            <text:p/>
          </table:table-cell>
          <table:table-cell table:style-name="ce8" table:formula="of:=MID([.$E73];11;2)">
            <text:p/>
          </table:table-cell>
          <table:table-cell table:style-name="ce8" table:formula="of:=MID([.$E73];13;2)">
            <text:p/>
          </table:table-cell>
          <table:table-cell table:style-name="ce8" table:formula="of:=MID([.$E73];15;2)">
            <text:p/>
          </table:table-cell>
          <table:table-cell table:style-name="ce8"/>
          <table:table-cell table:formula="of:=CONCATENATE([.F73];&quot; &quot;;[.G73];&quot; &quot;;[.H73];&quot; &quot;;[.I73];&quot; &quot;;[.J73];&quot; &quot;;[.K73];&quot; &quot;;[.L73];&quot; &quot;;[.M73])" office:value-type="string" office:string-value="65 32 FC     " calcext:value-type="string">
            <text:p>65 32 FC <text:s text:c="4"/></text:p>
          </table:table-cell>
          <table:table-cell table:formula="of:=HEX2DEC([.F73])" office:value-type="float" office:value="101" calcext:value-type="float">
            <text:p>101</text:p>
          </table:table-cell>
          <table:table-cell table:formula="of:=HEX2DEC([.G73])" office:value-type="float" office:value="50" calcext:value-type="float">
            <text:p>50</text:p>
          </table:table-cell>
          <table:table-cell table:formula="of:=HEX2DEC([.H73])" office:value-type="float" office:value="252" calcext:value-type="float">
            <text:p>252</text:p>
          </table:table-cell>
          <table:table-cell table:formula="of:=HEX2DEC([.I73])" office:value-type="float" office:value="0" calcext:value-type="float">
            <text:p>0</text:p>
          </table:table-cell>
          <table:table-cell table:formula="of:=HEX2DEC([.J73])" office:value-type="float" office:value="0" calcext:value-type="float">
            <text:p>0</text:p>
          </table:table-cell>
          <table:table-cell table:formula="of:=HEX2DEC([.K73])" office:value-type="float" office:value="0" calcext:value-type="float">
            <text:p>0</text:p>
          </table:table-cell>
          <table:table-cell table:formula="of:=HEX2DEC([.L73])" office:value-type="float" office:value="0" calcext:value-type="float">
            <text:p>0</text:p>
          </table:table-cell>
          <table:table-cell table:formula="of:=HEX2DEC([.M73])" office:value-type="float" office:value="0" calcext:value-type="float">
            <text:p>0</text:p>
          </table:table-cell>
          <table:table-cell table:formula="of:=HEX2DEC([.N73])" office:value-type="float" office:value="0" calcext:value-type="float">
            <text:p>0</text:p>
          </table:table-cell>
          <table:table-cell office:value-type="string" calcext:value-type="string">
            <text:p>HAVE TO BE THE LIGHTS - AND HOW TO ZERO CROSSING</text:p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6" table:formula="of:=IF([.B74]=&quot;&quot;;&quot;&quot;;MID([.B74];2;3))">
            <text:p/>
          </table:table-cell>
          <table:table-cell table:formula="of:=MID([.B74];5;1)">
            <text:p/>
          </table:table-cell>
          <table:table-cell table:formula="of:=MID([.B74];6;50)">
            <text:p/>
          </table:table-cell>
          <table:table-cell table:formula="of:=MID([.$E74];1;2)">
            <text:p/>
          </table:table-cell>
          <table:table-cell table:style-name="ce8" table:formula="of:=MID([.$E74];3;2)">
            <text:p/>
          </table:table-cell>
          <table:table-cell table:style-name="ce8" table:formula="of:=MID([.$E74];5;2)">
            <text:p/>
          </table:table-cell>
          <table:table-cell table:style-name="ce8" table:formula="of:=MID([.$E74];7;2)">
            <text:p/>
          </table:table-cell>
          <table:table-cell table:style-name="ce8" table:formula="of:=MID([.$E74];9;2)">
            <text:p/>
          </table:table-cell>
          <table:table-cell table:style-name="ce8" table:formula="of:=MID([.$E74];11;2)">
            <text:p/>
          </table:table-cell>
          <table:table-cell table:style-name="ce8" table:formula="of:=MID([.$E74];13;2)">
            <text:p/>
          </table:table-cell>
          <table:table-cell table:style-name="ce8" table:formula="of:=MID([.$E74];15;2)">
            <text:p/>
          </table:table-cell>
          <table:table-cell table:style-name="ce8"/>
          <table:table-cell table:formula="of:=CONCATENATE([.F74];&quot; &quot;;[.G74];&quot; &quot;;[.H74];&quot; &quot;;[.I74];&quot; &quot;;[.J74];&quot; &quot;;[.K74];&quot; &quot;;[.L74];&quot; &quot;;[.M74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MMER WHEEL MAXIMUM BRIGHT</text:p>
          </table:table-cell>
          <table:table-cell office:value-type="string" calcext:value-type="string">
            <text:p>t2022E3FF</text:p>
          </table:table-cell>
          <table:table-cell table:style-name="ce6" table:formula="of:=IF([.B75]=&quot;&quot;;&quot;&quot;;MID([.B75];2;3))" office:value-type="string" office:string-value="202" calcext:value-type="string">
            <text:p>202</text:p>
          </table:table-cell>
          <table:table-cell table:formula="of:=MID([.B75];5;1)" office:value-type="string" office:string-value="2" calcext:value-type="string">
            <text:p>2</text:p>
          </table:table-cell>
          <table:table-cell table:formula="of:=MID([.B75];6;50)" office:value-type="string" office:string-value="E3FF" calcext:value-type="string">
            <text:p>E3FF</text:p>
          </table:table-cell>
          <table:table-cell table:formula="of:=MID([.$E75];1;2)" office:value-type="string" office:string-value="E3" calcext:value-type="string">
            <text:p>E3</text:p>
          </table:table-cell>
          <table:table-cell table:style-name="ce8" table:formula="of:=MID([.$E75];3;2)" office:value-type="string" office:string-value="FF" calcext:value-type="string">
            <text:p>FF</text:p>
          </table:table-cell>
          <table:table-cell table:style-name="ce8" table:formula="of:=MID([.$E75];5;2)">
            <text:p/>
          </table:table-cell>
          <table:table-cell table:style-name="ce8" table:formula="of:=MID([.$E75];7;2)">
            <text:p/>
          </table:table-cell>
          <table:table-cell table:style-name="ce8" table:formula="of:=MID([.$E75];9;2)">
            <text:p/>
          </table:table-cell>
          <table:table-cell table:style-name="ce8" table:formula="of:=MID([.$E75];11;2)">
            <text:p/>
          </table:table-cell>
          <table:table-cell table:style-name="ce8" table:formula="of:=MID([.$E75];13;2)">
            <text:p/>
          </table:table-cell>
          <table:table-cell table:style-name="ce8" table:formula="of:=MID([.$E75];15;2)">
            <text:p/>
          </table:table-cell>
          <table:table-cell table:style-name="ce8"/>
          <table:table-cell table:formula="of:=CONCATENATE([.F75];&quot; &quot;;[.G75];&quot; &quot;;[.H75];&quot; &quot;;[.I75];&quot; &quot;;[.J75];&quot; &quot;;[.K75];&quot; &quot;;[.L75];&quot; &quot;;[.M75])" office:value-type="string" office:string-value="E3 FF      " calcext:value-type="string">
            <text:p>E3 FF <text:s text:c="5"/></text:p>
          </table:table-cell>
          <table:table-cell table:formula="of:=HEX2DEC([.F75])" office:value-type="float" office:value="227" calcext:value-type="float">
            <text:p>227</text:p>
          </table:table-cell>
          <table:table-cell table:formula="of:=HEX2DEC([.G75])" office:value-type="float" office:value="255" calcext:value-type="float">
            <text:p>255</text:p>
          </table:table-cell>
          <table:table-cell table:formula="of:=HEX2DEC([.H75])" office:value-type="float" office:value="0" calcext:value-type="float">
            <text:p>0</text:p>
          </table:table-cell>
          <table:table-cell table:formula="of:=HEX2DEC([.I75])" office:value-type="float" office:value="0" calcext:value-type="float">
            <text:p>0</text:p>
          </table:table-cell>
          <table:table-cell table:formula="of:=HEX2DEC([.J75])" office:value-type="float" office:value="0" calcext:value-type="float">
            <text:p>0</text:p>
          </table:table-cell>
          <table:table-cell table:formula="of:=HEX2DEC([.K75])" office:value-type="float" office:value="0" calcext:value-type="float">
            <text:p>0</text:p>
          </table:table-cell>
          <table:table-cell table:formula="of:=HEX2DEC([.L75])" office:value-type="float" office:value="0" calcext:value-type="float">
            <text:p>0</text:p>
          </table:table-cell>
          <table:table-cell table:formula="of:=HEX2DEC([.M75])" office:value-type="float" office:value="0" calcext:value-type="float">
            <text:p>0</text:p>
          </table:table-cell>
          <table:table-cell table:formula="of:=HEX2DEC([.N75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DIMMER WHEEL MINIMUM BRIGHT</text:p>
          </table:table-cell>
          <table:table-cell office:value-type="string" calcext:value-type="string">
            <text:p>t202200FF</text:p>
          </table:table-cell>
          <table:table-cell table:style-name="ce6" table:formula="of:=IF([.B76]=&quot;&quot;;&quot;&quot;;MID([.B76];2;3))" office:value-type="string" office:string-value="202" calcext:value-type="string">
            <text:p>202</text:p>
          </table:table-cell>
          <table:table-cell table:formula="of:=MID([.B76];5;1)" office:value-type="string" office:string-value="2" calcext:value-type="string">
            <text:p>2</text:p>
          </table:table-cell>
          <table:table-cell table:formula="of:=MID([.B76];6;50)" office:value-type="string" office:string-value="00FF" calcext:value-type="string">
            <text:p>00FF</text:p>
          </table:table-cell>
          <table:table-cell table:formula="of:=MID([.$E76];1;2)" office:value-type="string" office:string-value="00" calcext:value-type="string">
            <text:p>00</text:p>
          </table:table-cell>
          <table:table-cell table:style-name="ce8" table:formula="of:=MID([.$E76];3;2)" office:value-type="string" office:string-value="FF" calcext:value-type="string">
            <text:p>FF</text:p>
          </table:table-cell>
          <table:table-cell table:style-name="ce8" table:formula="of:=MID([.$E76];5;2)">
            <text:p/>
          </table:table-cell>
          <table:table-cell table:style-name="ce8" table:formula="of:=MID([.$E76];7;2)">
            <text:p/>
          </table:table-cell>
          <table:table-cell table:style-name="ce8" table:formula="of:=MID([.$E76];9;2)">
            <text:p/>
          </table:table-cell>
          <table:table-cell table:style-name="ce8" table:formula="of:=MID([.$E76];11;2)">
            <text:p/>
          </table:table-cell>
          <table:table-cell table:style-name="ce8" table:formula="of:=MID([.$E76];13;2)">
            <text:p/>
          </table:table-cell>
          <table:table-cell table:style-name="ce8" table:formula="of:=MID([.$E76];15;2)">
            <text:p/>
          </table:table-cell>
          <table:table-cell table:style-name="ce8"/>
          <table:table-cell table:formula="of:=CONCATENATE([.F76];&quot; &quot;;[.G76];&quot; &quot;;[.H76];&quot; &quot;;[.I76];&quot; &quot;;[.J76];&quot; &quot;;[.K76];&quot; &quot;;[.L76];&quot; &quot;;[.M76])" office:value-type="string" office:string-value="00 FF      " calcext:value-type="string">
            <text:p>00 FF <text:s text:c="5"/></text:p>
          </table:table-cell>
          <table:table-cell table:formula="of:=HEX2DEC([.F76])" office:value-type="float" office:value="0" calcext:value-type="float">
            <text:p>0</text:p>
          </table:table-cell>
          <table:table-cell table:formula="of:=HEX2DEC([.G76])" office:value-type="float" office:value="255" calcext:value-type="float">
            <text:p>255</text:p>
          </table:table-cell>
          <table:table-cell table:formula="of:=HEX2DEC([.H76])" office:value-type="float" office:value="0" calcext:value-type="float">
            <text:p>0</text:p>
          </table:table-cell>
          <table:table-cell table:formula="of:=HEX2DEC([.I76])" office:value-type="float" office:value="0" calcext:value-type="float">
            <text:p>0</text:p>
          </table:table-cell>
          <table:table-cell table:formula="of:=HEX2DEC([.J76])" office:value-type="float" office:value="0" calcext:value-type="float">
            <text:p>0</text:p>
          </table:table-cell>
          <table:table-cell table:formula="of:=HEX2DEC([.K76])" office:value-type="float" office:value="0" calcext:value-type="float">
            <text:p>0</text:p>
          </table:table-cell>
          <table:table-cell table:formula="of:=HEX2DEC([.L76])" office:value-type="float" office:value="0" calcext:value-type="float">
            <text:p>0</text:p>
          </table:table-cell>
          <table:table-cell table:formula="of:=HEX2DEC([.M76])" office:value-type="float" office:value="0" calcext:value-type="float">
            <text:p>0</text:p>
          </table:table-cell>
          <table:table-cell table:formula="of:=HEX2DEC([.N76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 table:formula="of:=IF([.B77]=&quot;&quot;;&quot;&quot;;MID([.B77];2;3))">
            <text:p/>
          </table:table-cell>
          <table:table-cell table:formula="of:=MID([.B77];5;1)">
            <text:p/>
          </table:table-cell>
          <table:table-cell table:formula="of:=MID([.B77];6;50)">
            <text:p/>
          </table:table-cell>
          <table:table-cell table:formula="of:=MID([.$E77];1;2)">
            <text:p/>
          </table:table-cell>
          <table:table-cell table:style-name="ce8" table:formula="of:=MID([.$E77];3;2)">
            <text:p/>
          </table:table-cell>
          <table:table-cell table:style-name="ce8" table:formula="of:=MID([.$E77];5;2)">
            <text:p/>
          </table:table-cell>
          <table:table-cell table:style-name="ce8" table:formula="of:=MID([.$E77];7;2)">
            <text:p/>
          </table:table-cell>
          <table:table-cell table:style-name="ce8" table:formula="of:=MID([.$E77];9;2)">
            <text:p/>
          </table:table-cell>
          <table:table-cell table:style-name="ce8" table:formula="of:=MID([.$E77];11;2)">
            <text:p/>
          </table:table-cell>
          <table:table-cell table:style-name="ce8" table:formula="of:=MID([.$E77];13;2)">
            <text:p/>
          </table:table-cell>
          <table:table-cell table:style-name="ce8" table:formula="of:=MID([.$E77];15;2)">
            <text:p/>
          </table:table-cell>
          <table:table-cell table:style-name="ce8"/>
          <table:table-cell table:formula="of:=CONCATENATE([.F77];&quot; &quot;;[.G77];&quot; &quot;;[.H77];&quot; &quot;;[.I77];&quot; &quot;;[.J77];&quot; &quot;;[.K77];&quot; &quot;;[.L77];&quot; &quot;;[.M77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RUNK OPEN PRESS</text:p>
          </table:table-cell>
          <table:table-cell/>
          <table:table-cell table:style-name="ce6" table:formula="of:=IF([.B78]=&quot;&quot;;&quot;&quot;;MID([.B78];2;3))">
            <text:p/>
          </table:table-cell>
          <table:table-cell table:formula="of:=MID([.B78];5;1)">
            <text:p/>
          </table:table-cell>
          <table:table-cell table:formula="of:=MID([.B78];6;50)">
            <text:p/>
          </table:table-cell>
          <table:table-cell table:formula="of:=MID([.$E78];1;2)">
            <text:p/>
          </table:table-cell>
          <table:table-cell table:style-name="ce8" table:formula="of:=MID([.$E78];3;2)">
            <text:p/>
          </table:table-cell>
          <table:table-cell table:style-name="ce8" table:formula="of:=MID([.$E78];5;2)">
            <text:p/>
          </table:table-cell>
          <table:table-cell table:style-name="ce8" table:formula="of:=MID([.$E78];7;2)">
            <text:p/>
          </table:table-cell>
          <table:table-cell table:style-name="ce8" table:formula="of:=MID([.$E78];9;2)">
            <text:p/>
          </table:table-cell>
          <table:table-cell table:style-name="ce8" table:formula="of:=MID([.$E78];11;2)">
            <text:p/>
          </table:table-cell>
          <table:table-cell table:style-name="ce8" table:formula="of:=MID([.$E78];13;2)">
            <text:p/>
          </table:table-cell>
          <table:table-cell table:style-name="ce8" table:formula="of:=MID([.$E78];15;2)">
            <text:p/>
          </table:table-cell>
          <table:table-cell table:style-name="ce8"/>
          <table:table-cell table:formula="of:=CONCATENATE([.F78];&quot; &quot;;[.G78];&quot; &quot;;[.H78];&quot; &quot;;[.I78];&quot; &quot;;[.J78];&quot; &quot;;[.K78];&quot; &quot;;[.L78];&quot; &quot;;[.M78])" office:value-type="string" office:string-value="       " calcext:value-type="string">
            <text:p><text:s text:c="7"/></text:p>
          </table:table-cell>
          <table:table-cell table:number-columns-repeated="9"/>
          <table:table-cell table:style-name="ce19" office:value-type="string" calcext:value-type="string">
            <text:p>NO CMD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RUNK OPEN RELEASE</text:p>
          </table:table-cell>
          <table:table-cell/>
          <table:table-cell table:style-name="ce6" table:formula="of:=IF([.B79]=&quot;&quot;;&quot;&quot;;MID([.B79];2;3))">
            <text:p/>
          </table:table-cell>
          <table:table-cell table:formula="of:=MID([.B79];5;1)">
            <text:p/>
          </table:table-cell>
          <table:table-cell table:formula="of:=MID([.B79];6;50)">
            <text:p/>
          </table:table-cell>
          <table:table-cell table:formula="of:=MID([.$E79];1;2)">
            <text:p/>
          </table:table-cell>
          <table:table-cell table:style-name="ce8" table:formula="of:=MID([.$E79];3;2)">
            <text:p/>
          </table:table-cell>
          <table:table-cell table:style-name="ce8" table:formula="of:=MID([.$E79];5;2)">
            <text:p/>
          </table:table-cell>
          <table:table-cell table:style-name="ce8" table:formula="of:=MID([.$E79];7;2)">
            <text:p/>
          </table:table-cell>
          <table:table-cell table:style-name="ce8" table:formula="of:=MID([.$E79];9;2)">
            <text:p/>
          </table:table-cell>
          <table:table-cell table:style-name="ce8" table:formula="of:=MID([.$E79];11;2)">
            <text:p/>
          </table:table-cell>
          <table:table-cell table:style-name="ce8" table:formula="of:=MID([.$E79];13;2)">
            <text:p/>
          </table:table-cell>
          <table:table-cell table:style-name="ce8" table:formula="of:=MID([.$E79];15;2)">
            <text:p/>
          </table:table-cell>
          <table:table-cell table:style-name="ce8"/>
          <table:table-cell table:formula="of:=CONCATENATE([.F79];&quot; &quot;;[.G79];&quot; &quot;;[.H79];&quot; &quot;;[.I79];&quot; &quot;;[.J79];&quot; &quot;;[.K79];&quot; &quot;;[.L79];&quot; &quot;;[.M79])" office:value-type="string" office:string-value="       " calcext:value-type="string">
            <text:p><text:s text:c="7"/></text:p>
          </table:table-cell>
          <table:table-cell table:number-columns-repeated="9"/>
          <table:table-cell table:style-name="ce19" office:value-type="string" calcext:value-type="string">
            <text:p>NO CMD</text:p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6" table:formula="of:=IF([.B80]=&quot;&quot;;&quot;&quot;;MID([.B80];2;3))">
            <text:p/>
          </table:table-cell>
          <table:table-cell table:formula="of:=MID([.B80];5;1)">
            <text:p/>
          </table:table-cell>
          <table:table-cell table:formula="of:=MID([.B80];6;50)">
            <text:p/>
          </table:table-cell>
          <table:table-cell table:formula="of:=MID([.$E80];1;2)">
            <text:p/>
          </table:table-cell>
          <table:table-cell table:style-name="ce8" table:formula="of:=MID([.$E80];3;2)">
            <text:p/>
          </table:table-cell>
          <table:table-cell table:style-name="ce8" table:formula="of:=MID([.$E80];5;2)">
            <text:p/>
          </table:table-cell>
          <table:table-cell table:style-name="ce8" table:formula="of:=MID([.$E80];7;2)">
            <text:p/>
          </table:table-cell>
          <table:table-cell table:style-name="ce8" table:formula="of:=MID([.$E80];9;2)">
            <text:p/>
          </table:table-cell>
          <table:table-cell table:style-name="ce8" table:formula="of:=MID([.$E80];11;2)">
            <text:p/>
          </table:table-cell>
          <table:table-cell table:style-name="ce8" table:formula="of:=MID([.$E80];13;2)">
            <text:p/>
          </table:table-cell>
          <table:table-cell table:style-name="ce8" table:formula="of:=MID([.$E80];15;2)">
            <text:p/>
          </table:table-cell>
          <table:table-cell table:style-name="ce8"/>
          <table:table-cell table:formula="of:=CONCATENATE([.F80];&quot; &quot;;[.G80];&quot; &quot;;[.H80];&quot; &quot;;[.I80];&quot; &quot;;[.J80];&quot; &quot;;[.K80];&quot; &quot;;[.L80];&quot; &quot;;[.M80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ARK DISTANCE CONTROL PRESS</text:p>
          </table:table-cell>
          <table:table-cell office:value-type="string" calcext:value-type="string">
            <text:p>t1C6400005252</text:p>
          </table:table-cell>
          <table:table-cell table:style-name="ce6" table:formula="of:=IF([.B81]=&quot;&quot;;&quot;&quot;;MID([.B81];2;3))" office:value-type="string" office:string-value="1C6" calcext:value-type="string">
            <text:p>1C6</text:p>
          </table:table-cell>
          <table:table-cell table:formula="of:=MID([.B81];5;1)" office:value-type="string" office:string-value="4" calcext:value-type="string">
            <text:p>4</text:p>
          </table:table-cell>
          <table:table-cell table:formula="of:=MID([.B81];6;50)" office:value-type="string" office:string-value="00005252" calcext:value-type="string">
            <text:p>00005252</text:p>
          </table:table-cell>
          <table:table-cell table:formula="of:=MID([.$E81];1;2)" office:value-type="string" office:string-value="00" calcext:value-type="string">
            <text:p>00</text:p>
          </table:table-cell>
          <table:table-cell table:style-name="ce8" table:formula="of:=MID([.$E81];3;2)" office:value-type="string" office:string-value="00" calcext:value-type="string">
            <text:p>00</text:p>
          </table:table-cell>
          <table:table-cell table:style-name="ce8" table:formula="of:=MID([.$E81];5;2)" office:value-type="string" office:string-value="52" calcext:value-type="string">
            <text:p>52</text:p>
          </table:table-cell>
          <table:table-cell table:style-name="ce8" table:formula="of:=MID([.$E81];7;2)" office:value-type="string" office:string-value="52" calcext:value-type="string">
            <text:p>52</text:p>
          </table:table-cell>
          <table:table-cell table:style-name="ce8" table:formula="of:=MID([.$E81];9;2)">
            <text:p/>
          </table:table-cell>
          <table:table-cell table:style-name="ce8" table:formula="of:=MID([.$E81];11;2)">
            <text:p/>
          </table:table-cell>
          <table:table-cell table:style-name="ce8" table:formula="of:=MID([.$E81];13;2)">
            <text:p/>
          </table:table-cell>
          <table:table-cell table:style-name="ce8" table:formula="of:=MID([.$E81];15;2)">
            <text:p/>
          </table:table-cell>
          <table:table-cell table:style-name="ce8"/>
          <table:table-cell table:formula="of:=CONCATENATE([.F81];&quot; &quot;;[.G81];&quot; &quot;;[.H81];&quot; &quot;;[.I81];&quot; &quot;;[.J81];&quot; &quot;;[.K81];&quot; &quot;;[.L81];&quot; &quot;;[.M81])" office:value-type="string" office:string-value="00 00 52 52    " calcext:value-type="string">
            <text:p>00 00 52 52 <text:s text:c="3"/></text:p>
          </table:table-cell>
          <table:table-cell table:formula="of:=HEX2DEC([.F81])" office:value-type="float" office:value="0" calcext:value-type="float">
            <text:p>0</text:p>
          </table:table-cell>
          <table:table-cell table:formula="of:=HEX2DEC([.G81])" office:value-type="float" office:value="0" calcext:value-type="float">
            <text:p>0</text:p>
          </table:table-cell>
          <table:table-cell table:formula="of:=HEX2DEC([.H81])" office:value-type="float" office:value="82" calcext:value-type="float">
            <text:p>82</text:p>
          </table:table-cell>
          <table:table-cell table:formula="of:=HEX2DEC([.I81])" office:value-type="float" office:value="82" calcext:value-type="float">
            <text:p>82</text:p>
          </table:table-cell>
          <table:table-cell table:formula="of:=HEX2DEC([.J81])" office:value-type="float" office:value="0" calcext:value-type="float">
            <text:p>0</text:p>
          </table:table-cell>
          <table:table-cell table:formula="of:=HEX2DEC([.K81])" office:value-type="float" office:value="0" calcext:value-type="float">
            <text:p>0</text:p>
          </table:table-cell>
          <table:table-cell table:formula="of:=HEX2DEC([.L81])" office:value-type="float" office:value="0" calcext:value-type="float">
            <text:p>0</text:p>
          </table:table-cell>
          <table:table-cell table:formula="of:=HEX2DEC([.M81])" office:value-type="float" office:value="0" calcext:value-type="float">
            <text:p>0</text:p>
          </table:table-cell>
          <table:table-cell table:formula="of:=HEX2DEC([.N81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ARK DISTANCE CONTROL RELEASE</text:p>
          </table:table-cell>
          <table:table-cell office:value-type="string" calcext:value-type="string">
            <text:p>t1C6400000000</text:p>
          </table:table-cell>
          <table:table-cell table:style-name="ce6" table:formula="of:=IF([.B82]=&quot;&quot;;&quot;&quot;;MID([.B82];2;3))" office:value-type="string" office:string-value="1C6" calcext:value-type="string">
            <text:p>1C6</text:p>
          </table:table-cell>
          <table:table-cell table:formula="of:=MID([.B82];5;1)" office:value-type="string" office:string-value="4" calcext:value-type="string">
            <text:p>4</text:p>
          </table:table-cell>
          <table:table-cell table:formula="of:=MID([.B82];6;50)" office:value-type="string" office:string-value="00000000" calcext:value-type="string">
            <text:p>00000000</text:p>
          </table:table-cell>
          <table:table-cell table:formula="of:=MID([.$E82];1;2)" office:value-type="string" office:string-value="00" calcext:value-type="string">
            <text:p>00</text:p>
          </table:table-cell>
          <table:table-cell table:style-name="ce8" table:formula="of:=MID([.$E82];3;2)" office:value-type="string" office:string-value="00" calcext:value-type="string">
            <text:p>00</text:p>
          </table:table-cell>
          <table:table-cell table:style-name="ce8" table:formula="of:=MID([.$E82];5;2)" office:value-type="string" office:string-value="00" calcext:value-type="string">
            <text:p>00</text:p>
          </table:table-cell>
          <table:table-cell table:style-name="ce8" table:formula="of:=MID([.$E82];7;2)" office:value-type="string" office:string-value="00" calcext:value-type="string">
            <text:p>00</text:p>
          </table:table-cell>
          <table:table-cell table:style-name="ce8" table:formula="of:=MID([.$E82];9;2)">
            <text:p/>
          </table:table-cell>
          <table:table-cell table:style-name="ce8" table:formula="of:=MID([.$E82];11;2)">
            <text:p/>
          </table:table-cell>
          <table:table-cell table:style-name="ce8" table:formula="of:=MID([.$E82];13;2)">
            <text:p/>
          </table:table-cell>
          <table:table-cell table:style-name="ce8" table:formula="of:=MID([.$E82];15;2)">
            <text:p/>
          </table:table-cell>
          <table:table-cell table:style-name="ce8"/>
          <table:table-cell table:formula="of:=CONCATENATE([.F82];&quot; &quot;;[.G82];&quot; &quot;;[.H82];&quot; &quot;;[.I82];&quot; &quot;;[.J82];&quot; &quot;;[.K82];&quot; &quot;;[.L82];&quot; &quot;;[.M82])" office:value-type="string" office:string-value="00 00 00 00    " calcext:value-type="string">
            <text:p>00 00 00 00 <text:s text:c="3"/></text:p>
          </table:table-cell>
          <table:table-cell table:formula="of:=HEX2DEC([.F82])" office:value-type="float" office:value="0" calcext:value-type="float">
            <text:p>0</text:p>
          </table:table-cell>
          <table:table-cell table:formula="of:=HEX2DEC([.G82])" office:value-type="float" office:value="0" calcext:value-type="float">
            <text:p>0</text:p>
          </table:table-cell>
          <table:table-cell table:formula="of:=HEX2DEC([.H82])" office:value-type="float" office:value="0" calcext:value-type="float">
            <text:p>0</text:p>
          </table:table-cell>
          <table:table-cell table:formula="of:=HEX2DEC([.I82])" office:value-type="float" office:value="0" calcext:value-type="float">
            <text:p>0</text:p>
          </table:table-cell>
          <table:table-cell table:formula="of:=HEX2DEC([.J82])" office:value-type="float" office:value="0" calcext:value-type="float">
            <text:p>0</text:p>
          </table:table-cell>
          <table:table-cell table:formula="of:=HEX2DEC([.K82])" office:value-type="float" office:value="0" calcext:value-type="float">
            <text:p>0</text:p>
          </table:table-cell>
          <table:table-cell table:formula="of:=HEX2DEC([.L82])" office:value-type="float" office:value="0" calcext:value-type="float">
            <text:p>0</text:p>
          </table:table-cell>
          <table:table-cell table:formula="of:=HEX2DEC([.M82])" office:value-type="float" office:value="0" calcext:value-type="float">
            <text:p>0</text:p>
          </table:table-cell>
          <table:table-cell table:formula="of:=HEX2DEC([.N82])" office:value-type="float" office:value="0" calcext:value-type="float">
            <text:p>0</text:p>
          </table:table-cell>
          <table:table-cell office:value-type="string" calcext:value-type="string">
            <text:p><text:s/>EN REPOSO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ARK DISTANCE CONTROL SENSORS</text:p>
          </table:table-cell>
          <table:table-cell office:value-type="string" calcext:value-type="string">
            <text:p>t1C28FEFEFEFEFEFEFEFE</text:p>
          </table:table-cell>
          <table:table-cell table:style-name="ce6" table:formula="of:=IF([.B83]=&quot;&quot;;&quot;&quot;;MID([.B83];2;3))" office:value-type="string" office:string-value="1C2" calcext:value-type="string">
            <text:p>1C2</text:p>
          </table:table-cell>
          <table:table-cell table:formula="of:=MID([.B83];5;1)" office:value-type="string" office:string-value="8" calcext:value-type="string">
            <text:p>8</text:p>
          </table:table-cell>
          <table:table-cell table:formula="of:=MID([.B83];6;50)" office:value-type="string" office:string-value="FEFEFEFEFEFEFEFE" calcext:value-type="string">
            <text:p>FEFEFEFEFEFEFEFE</text:p>
          </table:table-cell>
          <table:table-cell table:formula="of:=MID([.$E83];1;2)" office:value-type="string" office:string-value="FE" calcext:value-type="string">
            <text:p>FE</text:p>
          </table:table-cell>
          <table:table-cell table:style-name="ce8" table:formula="of:=MID([.$E83];3;2)" office:value-type="string" office:string-value="FE" calcext:value-type="string">
            <text:p>FE</text:p>
          </table:table-cell>
          <table:table-cell table:style-name="ce8" table:formula="of:=MID([.$E83];5;2)" office:value-type="string" office:string-value="FE" calcext:value-type="string">
            <text:p>FE</text:p>
          </table:table-cell>
          <table:table-cell table:style-name="ce8" table:formula="of:=MID([.$E83];7;2)" office:value-type="string" office:string-value="FE" calcext:value-type="string">
            <text:p>FE</text:p>
          </table:table-cell>
          <table:table-cell table:style-name="ce8" table:formula="of:=MID([.$E83];9;2)" office:value-type="string" office:string-value="FE" calcext:value-type="string">
            <text:p>FE</text:p>
          </table:table-cell>
          <table:table-cell table:style-name="ce8" table:formula="of:=MID([.$E83];11;2)" office:value-type="string" office:string-value="FE" calcext:value-type="string">
            <text:p>FE</text:p>
          </table:table-cell>
          <table:table-cell table:style-name="ce8" table:formula="of:=MID([.$E83];13;2)" office:value-type="string" office:string-value="FE" calcext:value-type="string">
            <text:p>FE</text:p>
          </table:table-cell>
          <table:table-cell table:style-name="ce8" table:formula="of:=MID([.$E83];15;2)" office:value-type="string" office:string-value="FE" calcext:value-type="string">
            <text:p>FE</text:p>
          </table:table-cell>
          <table:table-cell table:style-name="ce8"/>
          <table:table-cell table:formula="of:=CONCATENATE([.F83];&quot; &quot;;[.G83];&quot; &quot;;[.H83];&quot; &quot;;[.I83];&quot; &quot;;[.J83];&quot; &quot;;[.K83];&quot; &quot;;[.L83];&quot; &quot;;[.M83])" office:value-type="string" office:string-value="FE FE FE FE FE FE FE FE" calcext:value-type="string">
            <text:p>FE FE FE FE FE FE FE FE</text:p>
          </table:table-cell>
          <table:table-cell table:formula="of:=HEX2DEC([.F83])" office:value-type="float" office:value="254" calcext:value-type="float">
            <text:p>254</text:p>
          </table:table-cell>
          <table:table-cell table:formula="of:=HEX2DEC([.G83])" office:value-type="float" office:value="254" calcext:value-type="float">
            <text:p>254</text:p>
          </table:table-cell>
          <table:table-cell table:formula="of:=HEX2DEC([.H83])" office:value-type="float" office:value="254" calcext:value-type="float">
            <text:p>254</text:p>
          </table:table-cell>
          <table:table-cell table:formula="of:=HEX2DEC([.I83])" office:value-type="float" office:value="254" calcext:value-type="float">
            <text:p>254</text:p>
          </table:table-cell>
          <table:table-cell table:formula="of:=HEX2DEC([.J83])" office:value-type="float" office:value="254" calcext:value-type="float">
            <text:p>254</text:p>
          </table:table-cell>
          <table:table-cell table:formula="of:=HEX2DEC([.K83])" office:value-type="float" office:value="254" calcext:value-type="float">
            <text:p>254</text:p>
          </table:table-cell>
          <table:table-cell table:formula="of:=HEX2DEC([.L83])" office:value-type="float" office:value="254" calcext:value-type="float">
            <text:p>254</text:p>
          </table:table-cell>
          <table:table-cell table:formula="of:=HEX2DEC([.M83])" office:value-type="float" office:value="254" calcext:value-type="float">
            <text:p>254</text:p>
          </table:table-cell>
          <table:table-cell table:formula="of:=HEX2DEC([.N83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 table:formula="of:=IF([.B84]=&quot;&quot;;&quot;&quot;;MID([.B84];2;3))">
            <text:p/>
          </table:table-cell>
          <table:table-cell table:formula="of:=MID([.B84];5;1)">
            <text:p/>
          </table:table-cell>
          <table:table-cell table:formula="of:=MID([.B84];6;50)">
            <text:p/>
          </table:table-cell>
          <table:table-cell table:formula="of:=MID([.$E84];1;2)">
            <text:p/>
          </table:table-cell>
          <table:table-cell table:style-name="ce8" table:formula="of:=MID([.$E84];3;2)">
            <text:p/>
          </table:table-cell>
          <table:table-cell table:style-name="ce8" table:formula="of:=MID([.$E84];5;2)">
            <text:p/>
          </table:table-cell>
          <table:table-cell table:style-name="ce8" table:formula="of:=MID([.$E84];7;2)">
            <text:p/>
          </table:table-cell>
          <table:table-cell table:style-name="ce8" table:formula="of:=MID([.$E84];9;2)">
            <text:p/>
          </table:table-cell>
          <table:table-cell table:style-name="ce8" table:formula="of:=MID([.$E84];11;2)">
            <text:p/>
          </table:table-cell>
          <table:table-cell table:style-name="ce8" table:formula="of:=MID([.$E84];13;2)">
            <text:p/>
          </table:table-cell>
          <table:table-cell table:style-name="ce8" table:formula="of:=MID([.$E84];15;2)">
            <text:p/>
          </table:table-cell>
          <table:table-cell table:style-name="ce8"/>
          <table:table-cell table:formula="of:=CONCATENATE([.F84];&quot; &quot;;[.G84];&quot; &quot;;[.H84];&quot; &quot;;[.I84];&quot; &quot;;[.J84];&quot; &quot;;[.K84];&quot; &quot;;[.L84];&quot; &quot;;[.M84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EEL MOVEMENT UP</text:p>
          </table:table-cell>
          <table:table-cell office:value-type="string" calcext:value-type="string">
            <text:p>t1EA2F4FF</text:p>
          </table:table-cell>
          <table:table-cell table:style-name="ce6" table:formula="of:=IF([.B85]=&quot;&quot;;&quot;&quot;;MID([.B85];2;3))" office:value-type="string" office:string-value="1EA" calcext:value-type="string">
            <text:p>1EA</text:p>
          </table:table-cell>
          <table:table-cell table:formula="of:=MID([.B85];5;1)" office:value-type="string" office:string-value="2" calcext:value-type="string">
            <text:p>2</text:p>
          </table:table-cell>
          <table:table-cell table:formula="of:=MID([.B85];6;50)" office:value-type="string" office:string-value="F4FF" calcext:value-type="string">
            <text:p>F4FF</text:p>
          </table:table-cell>
          <table:table-cell table:formula="of:=MID([.$E85];1;2)" office:value-type="string" office:string-value="F4" calcext:value-type="string">
            <text:p>F4</text:p>
          </table:table-cell>
          <table:table-cell table:style-name="ce8" table:formula="of:=MID([.$E85];3;2)" office:value-type="string" office:string-value="FF" calcext:value-type="string">
            <text:p>FF</text:p>
          </table:table-cell>
          <table:table-cell table:style-name="ce8" table:formula="of:=MID([.$E85];5;2)">
            <text:p/>
          </table:table-cell>
          <table:table-cell table:style-name="ce8" table:formula="of:=MID([.$E85];7;2)">
            <text:p/>
          </table:table-cell>
          <table:table-cell table:style-name="ce8" table:formula="of:=MID([.$E85];9;2)">
            <text:p/>
          </table:table-cell>
          <table:table-cell table:style-name="ce8" table:formula="of:=MID([.$E85];11;2)">
            <text:p/>
          </table:table-cell>
          <table:table-cell table:style-name="ce8" table:formula="of:=MID([.$E85];13;2)">
            <text:p/>
          </table:table-cell>
          <table:table-cell table:style-name="ce8" table:formula="of:=MID([.$E85];15;2)">
            <text:p/>
          </table:table-cell>
          <table:table-cell table:style-name="ce8"/>
          <table:table-cell table:formula="of:=CONCATENATE([.F85];&quot; &quot;;[.G85];&quot; &quot;;[.H85];&quot; &quot;;[.I85];&quot; &quot;;[.J85];&quot; &quot;;[.K85];&quot; &quot;;[.L85];&quot; &quot;;[.M85])" office:value-type="string" office:string-value="F4 FF      " calcext:value-type="string">
            <text:p>F4 FF <text:s text:c="5"/></text:p>
          </table:table-cell>
          <table:table-cell table:formula="of:=HEX2DEC([.F85])" office:value-type="float" office:value="244" calcext:value-type="float">
            <text:p>244</text:p>
          </table:table-cell>
          <table:table-cell table:formula="of:=HEX2DEC([.G85])" office:value-type="float" office:value="255" calcext:value-type="float">
            <text:p>255</text:p>
          </table:table-cell>
          <table:table-cell table:formula="of:=HEX2DEC([.H85])" office:value-type="float" office:value="0" calcext:value-type="float">
            <text:p>0</text:p>
          </table:table-cell>
          <table:table-cell table:formula="of:=HEX2DEC([.I85])" office:value-type="float" office:value="0" calcext:value-type="float">
            <text:p>0</text:p>
          </table:table-cell>
          <table:table-cell table:formula="of:=HEX2DEC([.J85])" office:value-type="float" office:value="0" calcext:value-type="float">
            <text:p>0</text:p>
          </table:table-cell>
          <table:table-cell table:formula="of:=HEX2DEC([.K85])" office:value-type="float" office:value="0" calcext:value-type="float">
            <text:p>0</text:p>
          </table:table-cell>
          <table:table-cell table:formula="of:=HEX2DEC([.L85])" office:value-type="float" office:value="0" calcext:value-type="float">
            <text:p>0</text:p>
          </table:table-cell>
          <table:table-cell table:formula="of:=HEX2DEC([.M85])" office:value-type="float" office:value="0" calcext:value-type="float">
            <text:p>0</text:p>
          </table:table-cell>
          <table:table-cell table:formula="of:=HEX2DEC([.N85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WHEEL MOVEMENT DOWN</text:p>
          </table:table-cell>
          <table:table-cell office:value-type="string" calcext:value-type="string">
            <text:p>t1EA2F8FF</text:p>
          </table:table-cell>
          <table:table-cell table:style-name="ce6" table:formula="of:=IF([.B86]=&quot;&quot;;&quot;&quot;;MID([.B86];2;3))" office:value-type="string" office:string-value="1EA" calcext:value-type="string">
            <text:p>1EA</text:p>
          </table:table-cell>
          <table:table-cell table:formula="of:=MID([.B86];5;1)" office:value-type="string" office:string-value="2" calcext:value-type="string">
            <text:p>2</text:p>
          </table:table-cell>
          <table:table-cell table:formula="of:=MID([.B86];6;50)" office:value-type="string" office:string-value="F8FF" calcext:value-type="string">
            <text:p>F8FF</text:p>
          </table:table-cell>
          <table:table-cell table:formula="of:=MID([.$E86];1;2)" office:value-type="string" office:string-value="F8" calcext:value-type="string">
            <text:p>F8</text:p>
          </table:table-cell>
          <table:table-cell table:style-name="ce8" table:formula="of:=MID([.$E86];3;2)" office:value-type="string" office:string-value="FF" calcext:value-type="string">
            <text:p>FF</text:p>
          </table:table-cell>
          <table:table-cell table:style-name="ce8" table:formula="of:=MID([.$E86];5;2)">
            <text:p/>
          </table:table-cell>
          <table:table-cell table:style-name="ce8" table:formula="of:=MID([.$E86];7;2)">
            <text:p/>
          </table:table-cell>
          <table:table-cell table:style-name="ce8" table:formula="of:=MID([.$E86];9;2)">
            <text:p/>
          </table:table-cell>
          <table:table-cell table:style-name="ce8" table:formula="of:=MID([.$E86];11;2)">
            <text:p/>
          </table:table-cell>
          <table:table-cell table:style-name="ce8" table:formula="of:=MID([.$E86];13;2)">
            <text:p/>
          </table:table-cell>
          <table:table-cell table:style-name="ce8" table:formula="of:=MID([.$E86];15;2)">
            <text:p/>
          </table:table-cell>
          <table:table-cell table:style-name="ce8"/>
          <table:table-cell table:formula="of:=CONCATENATE([.F86];&quot; &quot;;[.G86];&quot; &quot;;[.H86];&quot; &quot;;[.I86];&quot; &quot;;[.J86];&quot; &quot;;[.K86];&quot; &quot;;[.L86];&quot; &quot;;[.M86])" office:value-type="string" office:string-value="F8 FF      " calcext:value-type="string">
            <text:p>F8 FF <text:s text:c="5"/></text:p>
          </table:table-cell>
          <table:table-cell table:formula="of:=HEX2DEC([.F86])" office:value-type="float" office:value="248" calcext:value-type="float">
            <text:p>248</text:p>
          </table:table-cell>
          <table:table-cell table:formula="of:=HEX2DEC([.G86])" office:value-type="float" office:value="255" calcext:value-type="float">
            <text:p>255</text:p>
          </table:table-cell>
          <table:table-cell table:formula="of:=HEX2DEC([.H86])" office:value-type="float" office:value="0" calcext:value-type="float">
            <text:p>0</text:p>
          </table:table-cell>
          <table:table-cell table:formula="of:=HEX2DEC([.I86])" office:value-type="float" office:value="0" calcext:value-type="float">
            <text:p>0</text:p>
          </table:table-cell>
          <table:table-cell table:formula="of:=HEX2DEC([.J86])" office:value-type="float" office:value="0" calcext:value-type="float">
            <text:p>0</text:p>
          </table:table-cell>
          <table:table-cell table:formula="of:=HEX2DEC([.K86])" office:value-type="float" office:value="0" calcext:value-type="float">
            <text:p>0</text:p>
          </table:table-cell>
          <table:table-cell table:formula="of:=HEX2DEC([.L86])" office:value-type="float" office:value="0" calcext:value-type="float">
            <text:p>0</text:p>
          </table:table-cell>
          <table:table-cell table:formula="of:=HEX2DEC([.M86])" office:value-type="float" office:value="0" calcext:value-type="float">
            <text:p>0</text:p>
          </table:table-cell>
          <table:table-cell table:formula="of:=HEX2DEC([.N86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WHEEL MOVEMENT FRONT</text:p>
          </table:table-cell>
          <table:table-cell office:value-type="string" calcext:value-type="string">
            <text:p>t1EA2F2FF</text:p>
          </table:table-cell>
          <table:table-cell table:style-name="ce6" table:formula="of:=IF([.B87]=&quot;&quot;;&quot;&quot;;MID([.B87];2;3))" office:value-type="string" office:string-value="1EA" calcext:value-type="string">
            <text:p>1EA</text:p>
          </table:table-cell>
          <table:table-cell table:formula="of:=MID([.B87];5;1)" office:value-type="string" office:string-value="2" calcext:value-type="string">
            <text:p>2</text:p>
          </table:table-cell>
          <table:table-cell table:formula="of:=MID([.B87];6;50)" office:value-type="string" office:string-value="F2FF" calcext:value-type="string">
            <text:p>F2FF</text:p>
          </table:table-cell>
          <table:table-cell table:formula="of:=MID([.$E87];1;2)" office:value-type="string" office:string-value="F2" calcext:value-type="string">
            <text:p>F2</text:p>
          </table:table-cell>
          <table:table-cell table:style-name="ce8" table:formula="of:=MID([.$E87];3;2)" office:value-type="string" office:string-value="FF" calcext:value-type="string">
            <text:p>FF</text:p>
          </table:table-cell>
          <table:table-cell table:style-name="ce8" table:formula="of:=MID([.$E87];5;2)">
            <text:p/>
          </table:table-cell>
          <table:table-cell table:style-name="ce8" table:formula="of:=MID([.$E87];7;2)">
            <text:p/>
          </table:table-cell>
          <table:table-cell table:style-name="ce8" table:formula="of:=MID([.$E87];9;2)">
            <text:p/>
          </table:table-cell>
          <table:table-cell table:style-name="ce8" table:formula="of:=MID([.$E87];11;2)">
            <text:p/>
          </table:table-cell>
          <table:table-cell table:style-name="ce8" table:formula="of:=MID([.$E87];13;2)">
            <text:p/>
          </table:table-cell>
          <table:table-cell table:style-name="ce8" table:formula="of:=MID([.$E87];15;2)">
            <text:p/>
          </table:table-cell>
          <table:table-cell table:style-name="ce8"/>
          <table:table-cell table:formula="of:=CONCATENATE([.F87];&quot; &quot;;[.G87];&quot; &quot;;[.H87];&quot; &quot;;[.I87];&quot; &quot;;[.J87];&quot; &quot;;[.K87];&quot; &quot;;[.L87];&quot; &quot;;[.M87])" office:value-type="string" office:string-value="F2 FF      " calcext:value-type="string">
            <text:p>F2 FF <text:s text:c="5"/></text:p>
          </table:table-cell>
          <table:table-cell table:formula="of:=HEX2DEC([.F87])" office:value-type="float" office:value="242" calcext:value-type="float">
            <text:p>242</text:p>
          </table:table-cell>
          <table:table-cell table:formula="of:=HEX2DEC([.G87])" office:value-type="float" office:value="255" calcext:value-type="float">
            <text:p>255</text:p>
          </table:table-cell>
          <table:table-cell table:formula="of:=HEX2DEC([.H87])" office:value-type="float" office:value="0" calcext:value-type="float">
            <text:p>0</text:p>
          </table:table-cell>
          <table:table-cell table:formula="of:=HEX2DEC([.I87])" office:value-type="float" office:value="0" calcext:value-type="float">
            <text:p>0</text:p>
          </table:table-cell>
          <table:table-cell table:formula="of:=HEX2DEC([.J87])" office:value-type="float" office:value="0" calcext:value-type="float">
            <text:p>0</text:p>
          </table:table-cell>
          <table:table-cell table:formula="of:=HEX2DEC([.K87])" office:value-type="float" office:value="0" calcext:value-type="float">
            <text:p>0</text:p>
          </table:table-cell>
          <table:table-cell table:formula="of:=HEX2DEC([.L87])" office:value-type="float" office:value="0" calcext:value-type="float">
            <text:p>0</text:p>
          </table:table-cell>
          <table:table-cell table:formula="of:=HEX2DEC([.M87])" office:value-type="float" office:value="0" calcext:value-type="float">
            <text:p>0</text:p>
          </table:table-cell>
          <table:table-cell table:formula="of:=HEX2DEC([.N87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WHEEL MOVEMENT REAR</text:p>
          </table:table-cell>
          <table:table-cell office:value-type="string" calcext:value-type="string">
            <text:p>t1EA2F1FF</text:p>
          </table:table-cell>
          <table:table-cell table:style-name="ce6" table:formula="of:=IF([.B88]=&quot;&quot;;&quot;&quot;;MID([.B88];2;3))" office:value-type="string" office:string-value="1EA" calcext:value-type="string">
            <text:p>1EA</text:p>
          </table:table-cell>
          <table:table-cell table:formula="of:=MID([.B88];5;1)" office:value-type="string" office:string-value="2" calcext:value-type="string">
            <text:p>2</text:p>
          </table:table-cell>
          <table:table-cell table:formula="of:=MID([.B88];6;50)" office:value-type="string" office:string-value="F1FF" calcext:value-type="string">
            <text:p>F1FF</text:p>
          </table:table-cell>
          <table:table-cell table:formula="of:=MID([.$E88];1;2)" office:value-type="string" office:string-value="F1" calcext:value-type="string">
            <text:p>F1</text:p>
          </table:table-cell>
          <table:table-cell table:style-name="ce8" table:formula="of:=MID([.$E88];3;2)" office:value-type="string" office:string-value="FF" calcext:value-type="string">
            <text:p>FF</text:p>
          </table:table-cell>
          <table:table-cell table:style-name="ce8" table:formula="of:=MID([.$E88];5;2)">
            <text:p/>
          </table:table-cell>
          <table:table-cell table:style-name="ce8" table:formula="of:=MID([.$E88];7;2)">
            <text:p/>
          </table:table-cell>
          <table:table-cell table:style-name="ce8" table:formula="of:=MID([.$E88];9;2)">
            <text:p/>
          </table:table-cell>
          <table:table-cell table:style-name="ce8" table:formula="of:=MID([.$E88];11;2)">
            <text:p/>
          </table:table-cell>
          <table:table-cell table:style-name="ce8" table:formula="of:=MID([.$E88];13;2)">
            <text:p/>
          </table:table-cell>
          <table:table-cell table:style-name="ce8" table:formula="of:=MID([.$E88];15;2)">
            <text:p/>
          </table:table-cell>
          <table:table-cell table:style-name="ce8"/>
          <table:table-cell table:formula="of:=CONCATENATE([.F88];&quot; &quot;;[.G88];&quot; &quot;;[.H88];&quot; &quot;;[.I88];&quot; &quot;;[.J88];&quot; &quot;;[.K88];&quot; &quot;;[.L88];&quot; &quot;;[.M88])" office:value-type="string" office:string-value="F1 FF      " calcext:value-type="string">
            <text:p>F1 FF <text:s text:c="5"/></text:p>
          </table:table-cell>
          <table:table-cell table:formula="of:=HEX2DEC([.F88])" office:value-type="float" office:value="241" calcext:value-type="float">
            <text:p>241</text:p>
          </table:table-cell>
          <table:table-cell table:formula="of:=HEX2DEC([.G88])" office:value-type="float" office:value="255" calcext:value-type="float">
            <text:p>255</text:p>
          </table:table-cell>
          <table:table-cell table:formula="of:=HEX2DEC([.H88])" office:value-type="float" office:value="0" calcext:value-type="float">
            <text:p>0</text:p>
          </table:table-cell>
          <table:table-cell table:formula="of:=HEX2DEC([.I88])" office:value-type="float" office:value="0" calcext:value-type="float">
            <text:p>0</text:p>
          </table:table-cell>
          <table:table-cell table:formula="of:=HEX2DEC([.J88])" office:value-type="float" office:value="0" calcext:value-type="float">
            <text:p>0</text:p>
          </table:table-cell>
          <table:table-cell table:formula="of:=HEX2DEC([.K88])" office:value-type="float" office:value="0" calcext:value-type="float">
            <text:p>0</text:p>
          </table:table-cell>
          <table:table-cell table:formula="of:=HEX2DEC([.L88])" office:value-type="float" office:value="0" calcext:value-type="float">
            <text:p>0</text:p>
          </table:table-cell>
          <table:table-cell table:formula="of:=HEX2DEC([.M88])" office:value-type="float" office:value="0" calcext:value-type="float">
            <text:p>0</text:p>
          </table:table-cell>
          <table:table-cell table:formula="of:=HEX2DEC([.N88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 table:formula="of:=IF([.B89]=&quot;&quot;;&quot;&quot;;MID([.B89];2;3))">
            <text:p/>
          </table:table-cell>
          <table:table-cell table:formula="of:=MID([.B89];5;1)">
            <text:p/>
          </table:table-cell>
          <table:table-cell table:formula="of:=MID([.B89];6;50)">
            <text:p/>
          </table:table-cell>
          <table:table-cell table:formula="of:=MID([.$E89];1;2)">
            <text:p/>
          </table:table-cell>
          <table:table-cell table:style-name="ce8" table:formula="of:=MID([.$E89];3;2)">
            <text:p/>
          </table:table-cell>
          <table:table-cell table:style-name="ce8" table:formula="of:=MID([.$E89];5;2)">
            <text:p/>
          </table:table-cell>
          <table:table-cell table:style-name="ce8" table:formula="of:=MID([.$E89];7;2)">
            <text:p/>
          </table:table-cell>
          <table:table-cell table:style-name="ce8" table:formula="of:=MID([.$E89];9;2)">
            <text:p/>
          </table:table-cell>
          <table:table-cell table:style-name="ce8" table:formula="of:=MID([.$E89];11;2)">
            <text:p/>
          </table:table-cell>
          <table:table-cell table:style-name="ce8" table:formula="of:=MID([.$E89];13;2)">
            <text:p/>
          </table:table-cell>
          <table:table-cell table:style-name="ce8" table:formula="of:=MID([.$E89];15;2)">
            <text:p/>
          </table:table-cell>
          <table:table-cell table:style-name="ce8"/>
          <table:table-cell table:formula="of:=CONCATENATE([.F89];&quot; &quot;;[.G89];&quot; &quot;;[.H89];&quot; &quot;;[.I89];&quot; &quot;;[.J89];&quot; &quot;;[.K89];&quot; &quot;;[.L89];&quot; &quot;;[.M89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HANGE CONTROL</text:p>
          </table:table-cell>
          <table:table-cell/>
          <table:table-cell table:style-name="ce6" table:formula="of:=IF([.B90]=&quot;&quot;;&quot;&quot;;MID([.B90];2;3))">
            <text:p/>
          </table:table-cell>
          <table:table-cell table:formula="of:=MID([.B90];5;1)">
            <text:p/>
          </table:table-cell>
          <table:table-cell table:formula="of:=MID([.B90];6;50)">
            <text:p/>
          </table:table-cell>
          <table:table-cell table:formula="of:=MID([.$E90];1;2)">
            <text:p/>
          </table:table-cell>
          <table:table-cell table:style-name="ce8" table:formula="of:=MID([.$E90];3;2)">
            <text:p/>
          </table:table-cell>
          <table:table-cell table:style-name="ce8" table:formula="of:=MID([.$E90];5;2)">
            <text:p/>
          </table:table-cell>
          <table:table-cell table:style-name="ce8" table:formula="of:=MID([.$E90];7;2)">
            <text:p/>
          </table:table-cell>
          <table:table-cell table:style-name="ce8" table:formula="of:=MID([.$E90];9;2)">
            <text:p/>
          </table:table-cell>
          <table:table-cell table:style-name="ce8" table:formula="of:=MID([.$E90];11;2)">
            <text:p/>
          </table:table-cell>
          <table:table-cell table:style-name="ce8" table:formula="of:=MID([.$E90];13;2)">
            <text:p/>
          </table:table-cell>
          <table:table-cell table:style-name="ce8" table:formula="of:=MID([.$E90];15;2)">
            <text:p/>
          </table:table-cell>
          <table:table-cell table:style-name="ce8"/>
          <table:table-cell table:formula="of:=CONCATENATE([.F90];&quot; &quot;;[.G90];&quot; &quot;;[.H90];&quot; &quot;;[.I90];&quot; &quot;;[.J90];&quot; &quot;;[.K90];&quot; &quot;;[.L90];&quot; &quot;;[.M90])" office:value-type="string" office:string-value="       " calcext:value-type="string">
            <text:p><text:s text:c="7"/></text:p>
          </table:table-cell>
          <table:table-cell table:number-columns-repeated="9"/>
          <table:table-cell table:style-name="ce19" office:value-type="string" calcext:value-type="string">
            <text:p>NO CMD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PEED CONTROL PROGRAMMER</text:p>
          </table:table-cell>
          <table:table-cell/>
          <table:table-cell table:style-name="ce6" table:formula="of:=IF([.B91]=&quot;&quot;;&quot;&quot;;MID([.B91];2;3))">
            <text:p/>
          </table:table-cell>
          <table:table-cell table:formula="of:=MID([.B91];5;1)">
            <text:p/>
          </table:table-cell>
          <table:table-cell table:formula="of:=MID([.B91];6;50)">
            <text:p/>
          </table:table-cell>
          <table:table-cell table:formula="of:=MID([.$E91];1;2)">
            <text:p/>
          </table:table-cell>
          <table:table-cell table:style-name="ce8" table:formula="of:=MID([.$E91];3;2)">
            <text:p/>
          </table:table-cell>
          <table:table-cell table:style-name="ce8" table:formula="of:=MID([.$E91];5;2)">
            <text:p/>
          </table:table-cell>
          <table:table-cell table:style-name="ce8" table:formula="of:=MID([.$E91];7;2)">
            <text:p/>
          </table:table-cell>
          <table:table-cell table:style-name="ce8" table:formula="of:=MID([.$E91];9;2)">
            <text:p/>
          </table:table-cell>
          <table:table-cell table:style-name="ce8" table:formula="of:=MID([.$E91];11;2)">
            <text:p/>
          </table:table-cell>
          <table:table-cell table:style-name="ce8" table:formula="of:=MID([.$E91];13;2)">
            <text:p/>
          </table:table-cell>
          <table:table-cell table:style-name="ce8" table:formula="of:=MID([.$E91];15;2)">
            <text:p/>
          </table:table-cell>
          <table:table-cell table:style-name="ce8"/>
          <table:table-cell table:formula="of:=CONCATENATE([.F91];&quot; &quot;;[.G91];&quot; &quot;;[.H91];&quot; &quot;;[.I91];&quot; &quot;;[.J91];&quot; &quot;;[.K91];&quot; &quot;;[.L91];&quot; &quot;;[.M91])" office:value-type="string" office:string-value="       " calcext:value-type="string">
            <text:p><text:s text:c="7"/></text:p>
          </table:table-cell>
          <table:table-cell table:number-columns-repeated="9"/>
          <table:table-cell table:style-name="ce19" office:value-type="string" calcext:value-type="string">
            <text:p>NO CMD</text:p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6" table:formula="of:=IF([.B92]=&quot;&quot;;&quot;&quot;;MID([.B92];2;3))">
            <text:p/>
          </table:table-cell>
          <table:table-cell table:formula="of:=MID([.B92];5;1)">
            <text:p/>
          </table:table-cell>
          <table:table-cell table:formula="of:=MID([.B92];6;50)">
            <text:p/>
          </table:table-cell>
          <table:table-cell table:formula="of:=MID([.$E92];1;2)">
            <text:p/>
          </table:table-cell>
          <table:table-cell table:style-name="ce8" table:formula="of:=MID([.$E92];3;2)">
            <text:p/>
          </table:table-cell>
          <table:table-cell table:style-name="ce8" table:formula="of:=MID([.$E92];5;2)">
            <text:p/>
          </table:table-cell>
          <table:table-cell table:style-name="ce8" table:formula="of:=MID([.$E92];7;2)">
            <text:p/>
          </table:table-cell>
          <table:table-cell table:style-name="ce8" table:formula="of:=MID([.$E92];9;2)">
            <text:p/>
          </table:table-cell>
          <table:table-cell table:style-name="ce8" table:formula="of:=MID([.$E92];11;2)">
            <text:p/>
          </table:table-cell>
          <table:table-cell table:style-name="ce8" table:formula="of:=MID([.$E92];13;2)">
            <text:p/>
          </table:table-cell>
          <table:table-cell table:style-name="ce8" table:formula="of:=MID([.$E92];15;2)">
            <text:p/>
          </table:table-cell>
          <table:table-cell table:style-name="ce8"/>
          <table:table-cell table:formula="of:=CONCATENATE([.F92];&quot; &quot;;[.G92];&quot; &quot;;[.H92];&quot; &quot;;[.I92];&quot; &quot;;[.J92];&quot; &quot;;[.K92];&quot; &quot;;[.L92];&quot; &quot;;[.M92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6" table:formula="of:=IF([.B93]=&quot;&quot;;&quot;&quot;;MID([.B93];2;3))">
            <text:p/>
          </table:table-cell>
          <table:table-cell table:formula="of:=MID([.B93];5;1)">
            <text:p/>
          </table:table-cell>
          <table:table-cell table:formula="of:=MID([.B93];6;50)">
            <text:p/>
          </table:table-cell>
          <table:table-cell table:formula="of:=MID([.$E93];1;2)">
            <text:p/>
          </table:table-cell>
          <table:table-cell table:style-name="ce8" table:formula="of:=MID([.$E93];3;2)">
            <text:p/>
          </table:table-cell>
          <table:table-cell table:style-name="ce8" table:formula="of:=MID([.$E93];5;2)">
            <text:p/>
          </table:table-cell>
          <table:table-cell table:style-name="ce8" table:formula="of:=MID([.$E93];7;2)">
            <text:p/>
          </table:table-cell>
          <table:table-cell table:style-name="ce8" table:formula="of:=MID([.$E93];9;2)">
            <text:p/>
          </table:table-cell>
          <table:table-cell table:style-name="ce8" table:formula="of:=MID([.$E93];11;2)">
            <text:p/>
          </table:table-cell>
          <table:table-cell table:style-name="ce8" table:formula="of:=MID([.$E93];13;2)">
            <text:p/>
          </table:table-cell>
          <table:table-cell table:style-name="ce8" table:formula="of:=MID([.$E93];15;2)">
            <text:p/>
          </table:table-cell>
          <table:table-cell table:style-name="ce8"/>
          <table:table-cell table:formula="of:=CONCATENATE([.F93];&quot; &quot;;[.G93];&quot; &quot;;[.H93];&quot; &quot;;[.I93];&quot; &quot;;[.J93];&quot; &quot;;[.K93];&quot; &quot;;[.L93];&quot; &quot;;[.M93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4">
          <table:table-cell table:style-name="ce3" office:value-type="string" calcext:value-type="string">
            <text:p>SEAT Buttons</text:p>
          </table:table-cell>
          <table:table-cell/>
          <table:table-cell table:style-name="ce6" table:formula="of:=IF([.B94]=&quot;&quot;;&quot;&quot;;MID([.B94];2;3))">
            <text:p/>
          </table:table-cell>
          <table:table-cell table:formula="of:=MID([.B94];5;1)">
            <text:p/>
          </table:table-cell>
          <table:table-cell table:formula="of:=MID([.B94];6;50)">
            <text:p/>
          </table:table-cell>
          <table:table-cell table:formula="of:=MID([.$E94];1;2)">
            <text:p/>
          </table:table-cell>
          <table:table-cell table:style-name="ce8" table:formula="of:=MID([.$E94];3;2)">
            <text:p/>
          </table:table-cell>
          <table:table-cell table:style-name="ce8" table:formula="of:=MID([.$E94];5;2)">
            <text:p/>
          </table:table-cell>
          <table:table-cell table:style-name="ce8" table:formula="of:=MID([.$E94];7;2)">
            <text:p/>
          </table:table-cell>
          <table:table-cell table:style-name="ce8" table:formula="of:=MID([.$E94];9;2)">
            <text:p/>
          </table:table-cell>
          <table:table-cell table:style-name="ce8" table:formula="of:=MID([.$E94];11;2)">
            <text:p/>
          </table:table-cell>
          <table:table-cell table:style-name="ce8" table:formula="of:=MID([.$E94];13;2)">
            <text:p/>
          </table:table-cell>
          <table:table-cell table:style-name="ce8" table:formula="of:=MID([.$E94];15;2)">
            <text:p/>
          </table:table-cell>
          <table:table-cell table:style-name="ce8"/>
          <table:table-cell table:formula="of:=CONCATENATE([.F94];&quot; &quot;;[.G94];&quot; &quot;;[.H94];&quot; &quot;;[.I94];&quot; &quot;;[.J94];&quot; &quot;;[.K94];&quot; &quot;;[.L94];&quot; &quot;;[.M94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EAT HEATING DRIVER SEAT MORE</text:p>
          </table:table-cell>
          <table:table-cell office:value-type="string" calcext:value-type="string">
            <text:p>t1E72F1FF </text:p>
          </table:table-cell>
          <table:table-cell table:style-name="ce6" table:formula="of:=IF([.B95]=&quot;&quot;;&quot;&quot;;MID([.B95];2;3))" office:value-type="string" office:string-value="1E7" calcext:value-type="string">
            <text:p>1E7</text:p>
          </table:table-cell>
          <table:table-cell table:formula="of:=MID([.B95];5;1)" office:value-type="string" office:string-value="2" calcext:value-type="string">
            <text:p>2</text:p>
          </table:table-cell>
          <table:table-cell table:formula="of:=MID([.B95];6;50)" office:value-type="string" office:string-value="F1FF " calcext:value-type="string">
            <text:p>F1FF </text:p>
          </table:table-cell>
          <table:table-cell table:formula="of:=MID([.$E95];1;2)" office:value-type="string" office:string-value="F1" calcext:value-type="string">
            <text:p>F1</text:p>
          </table:table-cell>
          <table:table-cell table:style-name="ce8" table:formula="of:=MID([.$E95];3;2)" office:value-type="string" office:string-value="FF" calcext:value-type="string">
            <text:p>FF</text:p>
          </table:table-cell>
          <table:table-cell table:style-name="ce8"/>
          <table:table-cell table:style-name="ce8" table:formula="of:=MID([.$E95];7;2)">
            <text:p/>
          </table:table-cell>
          <table:table-cell table:style-name="ce8" table:formula="of:=MID([.$E95];9;2)">
            <text:p/>
          </table:table-cell>
          <table:table-cell table:style-name="ce8" table:formula="of:=MID([.$E95];11;2)">
            <text:p/>
          </table:table-cell>
          <table:table-cell table:style-name="ce8" table:formula="of:=MID([.$E95];13;2)">
            <text:p/>
          </table:table-cell>
          <table:table-cell table:style-name="ce8" table:formula="of:=MID([.$E95];15;2)">
            <text:p/>
          </table:table-cell>
          <table:table-cell table:style-name="ce8"/>
          <table:table-cell table:formula="of:=CONCATENATE([.F95];&quot; &quot;;[.G95];&quot; &quot;;[.H95];&quot; &quot;;[.I95];&quot; &quot;;[.J95];&quot; &quot;;[.K95];&quot; &quot;;[.L95];&quot; &quot;;[.M95])" office:value-type="string" office:string-value="F1 FF      " calcext:value-type="string">
            <text:p>F1 FF <text:s text:c="5"/></text:p>
          </table:table-cell>
          <table:table-cell table:formula="of:=HEX2DEC([.F95])" office:value-type="float" office:value="241" calcext:value-type="float">
            <text:p>241</text:p>
          </table:table-cell>
          <table:table-cell table:formula="of:=HEX2DEC([.G95])" office:value-type="float" office:value="255" calcext:value-type="float">
            <text:p>255</text:p>
          </table:table-cell>
          <table:table-cell table:formula="of:=HEX2DEC([.H95])" office:value-type="float" office:value="0" calcext:value-type="float">
            <text:p>0</text:p>
          </table:table-cell>
          <table:table-cell table:formula="of:=HEX2DEC([.I95])" office:value-type="float" office:value="0" calcext:value-type="float">
            <text:p>0</text:p>
          </table:table-cell>
          <table:table-cell table:formula="of:=HEX2DEC([.J95])" office:value-type="float" office:value="0" calcext:value-type="float">
            <text:p>0</text:p>
          </table:table-cell>
          <table:table-cell table:formula="of:=HEX2DEC([.K95])" office:value-type="float" office:value="0" calcext:value-type="float">
            <text:p>0</text:p>
          </table:table-cell>
          <table:table-cell table:formula="of:=HEX2DEC([.L95])" office:value-type="float" office:value="0" calcext:value-type="float">
            <text:p>0</text:p>
          </table:table-cell>
          <table:table-cell table:formula="of:=HEX2DEC([.M95])" office:value-type="float" office:value="0" calcext:value-type="float">
            <text:p>0</text:p>
          </table:table-cell>
          <table:table-cell table:formula="of:=HEX2DEC([.N95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EAT HEATING DRIVER SEAT OFF</text:p>
          </table:table-cell>
          <table:table-cell office:value-type="string" calcext:value-type="string">
            <text:p>t1E72F0FF</text:p>
          </table:table-cell>
          <table:table-cell table:style-name="ce6" table:formula="of:=IF([.B96]=&quot;&quot;;&quot;&quot;;MID([.B96];2;3))" office:value-type="string" office:string-value="1E7" calcext:value-type="string">
            <text:p>1E7</text:p>
          </table:table-cell>
          <table:table-cell table:formula="of:=MID([.B96];5;1)" office:value-type="string" office:string-value="2" calcext:value-type="string">
            <text:p>2</text:p>
          </table:table-cell>
          <table:table-cell table:formula="of:=MID([.B96];6;50)" office:value-type="string" office:string-value="F0FF" calcext:value-type="string">
            <text:p>F0FF</text:p>
          </table:table-cell>
          <table:table-cell table:formula="of:=MID([.$E96];1;2)" office:value-type="string" office:string-value="F0" calcext:value-type="string">
            <text:p>F0</text:p>
          </table:table-cell>
          <table:table-cell table:style-name="ce8" table:formula="of:=MID([.$E96];3;2)" office:value-type="string" office:string-value="FF" calcext:value-type="string">
            <text:p>FF</text:p>
          </table:table-cell>
          <table:table-cell table:style-name="ce8" table:formula="of:=MID([.$E96];5;2)">
            <text:p/>
          </table:table-cell>
          <table:table-cell table:style-name="ce8" table:formula="of:=MID([.$E96];7;2)">
            <text:p/>
          </table:table-cell>
          <table:table-cell table:style-name="ce8" table:formula="of:=MID([.$E96];9;2)">
            <text:p/>
          </table:table-cell>
          <table:table-cell table:style-name="ce8" table:formula="of:=MID([.$E96];11;2)">
            <text:p/>
          </table:table-cell>
          <table:table-cell table:style-name="ce8" table:formula="of:=MID([.$E96];13;2)">
            <text:p/>
          </table:table-cell>
          <table:table-cell table:style-name="ce8" table:formula="of:=MID([.$E96];15;2)">
            <text:p/>
          </table:table-cell>
          <table:table-cell table:style-name="ce8"/>
          <table:table-cell table:formula="of:=CONCATENATE([.F96];&quot; &quot;;[.G96];&quot; &quot;;[.H96];&quot; &quot;;[.I96];&quot; &quot;;[.J96];&quot; &quot;;[.K96];&quot; &quot;;[.L96];&quot; &quot;;[.M96])" office:value-type="string" office:string-value="F0 FF      " calcext:value-type="string">
            <text:p>F0 FF <text:s text:c="5"/></text:p>
          </table:table-cell>
          <table:table-cell table:formula="of:=HEX2DEC([.F96])" office:value-type="float" office:value="240" calcext:value-type="float">
            <text:p>240</text:p>
          </table:table-cell>
          <table:table-cell table:formula="of:=HEX2DEC([.G96])" office:value-type="float" office:value="255" calcext:value-type="float">
            <text:p>255</text:p>
          </table:table-cell>
          <table:table-cell table:formula="of:=HEX2DEC([.H96])" office:value-type="float" office:value="0" calcext:value-type="float">
            <text:p>0</text:p>
          </table:table-cell>
          <table:table-cell table:formula="of:=HEX2DEC([.I96])" office:value-type="float" office:value="0" calcext:value-type="float">
            <text:p>0</text:p>
          </table:table-cell>
          <table:table-cell table:formula="of:=HEX2DEC([.J96])" office:value-type="float" office:value="0" calcext:value-type="float">
            <text:p>0</text:p>
          </table:table-cell>
          <table:table-cell table:formula="of:=HEX2DEC([.K96])" office:value-type="float" office:value="0" calcext:value-type="float">
            <text:p>0</text:p>
          </table:table-cell>
          <table:table-cell table:formula="of:=HEX2DEC([.L96])" office:value-type="float" office:value="0" calcext:value-type="float">
            <text:p>0</text:p>
          </table:table-cell>
          <table:table-cell table:formula="of:=HEX2DEC([.M96])" office:value-type="float" office:value="0" calcext:value-type="float">
            <text:p>0</text:p>
          </table:table-cell>
          <table:table-cell table:formula="of:=HEX2DEC([.N96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 table:formula="of:=IF([.B97]=&quot;&quot;;&quot;&quot;;MID([.B97];2;3))">
            <text:p/>
          </table:table-cell>
          <table:table-cell table:formula="of:=MID([.B97];5;1)">
            <text:p/>
          </table:table-cell>
          <table:table-cell table:formula="of:=MID([.B97];6;50)">
            <text:p/>
          </table:table-cell>
          <table:table-cell table:formula="of:=MID([.$E97];1;2)">
            <text:p/>
          </table:table-cell>
          <table:table-cell table:style-name="ce8" table:formula="of:=MID([.$E97];3;2)">
            <text:p/>
          </table:table-cell>
          <table:table-cell table:style-name="ce8" table:formula="of:=MID([.$E97];5;2)">
            <text:p/>
          </table:table-cell>
          <table:table-cell table:style-name="ce8" table:formula="of:=MID([.$E97];7;2)">
            <text:p/>
          </table:table-cell>
          <table:table-cell table:style-name="ce8" table:formula="of:=MID([.$E97];9;2)">
            <text:p/>
          </table:table-cell>
          <table:table-cell table:style-name="ce8" table:formula="of:=MID([.$E97];11;2)">
            <text:p/>
          </table:table-cell>
          <table:table-cell table:style-name="ce8" table:formula="of:=MID([.$E97];13;2)">
            <text:p/>
          </table:table-cell>
          <table:table-cell table:style-name="ce8" table:formula="of:=MID([.$E97];15;2)">
            <text:p/>
          </table:table-cell>
          <table:table-cell table:style-name="ce8"/>
          <table:table-cell table:formula="of:=CONCATENATE([.F97];&quot; &quot;;[.G97];&quot; &quot;;[.H97];&quot; &quot;;[.I97];&quot; &quot;;[.J97];&quot; &quot;;[.K97];&quot; &quot;;[.L97];&quot; &quot;;[.M97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EAT HEATING PASSENGER SEAT MORE</text:p>
          </table:table-cell>
          <table:table-cell office:value-type="string" calcext:value-type="string">
            <text:p>t1E82F1FF </text:p>
          </table:table-cell>
          <table:table-cell table:style-name="ce6" table:formula="of:=IF([.B98]=&quot;&quot;;&quot;&quot;;MID([.B98];2;3))" office:value-type="string" office:string-value="1E8" calcext:value-type="string">
            <text:p>1E8</text:p>
          </table:table-cell>
          <table:table-cell table:formula="of:=MID([.B98];5;1)" office:value-type="string" office:string-value="2" calcext:value-type="string">
            <text:p>2</text:p>
          </table:table-cell>
          <table:table-cell table:formula="of:=MID([.B98];6;50)" office:value-type="string" office:string-value="F1FF " calcext:value-type="string">
            <text:p>F1FF </text:p>
          </table:table-cell>
          <table:table-cell table:formula="of:=MID([.$E98];1;2)" office:value-type="string" office:string-value="F1" calcext:value-type="string">
            <text:p>F1</text:p>
          </table:table-cell>
          <table:table-cell table:style-name="ce8" table:formula="of:=MID([.$E98];3;2)" office:value-type="string" office:string-value="FF" calcext:value-type="string">
            <text:p>FF</text:p>
          </table:table-cell>
          <table:table-cell table:style-name="ce8" table:formula="of:=MID([.$E98];5;2)" office:value-type="string" office:string-value=" " calcext:value-type="string">
            <text:p><text:s/></text:p>
          </table:table-cell>
          <table:table-cell table:style-name="ce8" table:formula="of:=MID([.$E98];7;2)">
            <text:p/>
          </table:table-cell>
          <table:table-cell table:style-name="ce8" table:formula="of:=MID([.$E98];9;2)">
            <text:p/>
          </table:table-cell>
          <table:table-cell table:style-name="ce8" table:formula="of:=MID([.$E98];11;2)">
            <text:p/>
          </table:table-cell>
          <table:table-cell table:style-name="ce8" table:formula="of:=MID([.$E98];13;2)">
            <text:p/>
          </table:table-cell>
          <table:table-cell table:style-name="ce8" table:formula="of:=MID([.$E98];15;2)">
            <text:p/>
          </table:table-cell>
          <table:table-cell table:style-name="ce8"/>
          <table:table-cell table:formula="of:=CONCATENATE([.F98];&quot; &quot;;[.G98];&quot; &quot;;[.H98];&quot; &quot;;[.I98];&quot; &quot;;[.J98];&quot; &quot;;[.K98];&quot; &quot;;[.L98];&quot; &quot;;[.M98])" office:value-type="string" office:string-value="F1 FF       " calcext:value-type="string">
            <text:p>F1 FF <text:s text:c="6"/></text:p>
          </table:table-cell>
          <table:table-cell table:formula="of:=HEX2DEC([.F98])" office:value-type="float" office:value="241" calcext:value-type="float">
            <text:p>241</text:p>
          </table:table-cell>
          <table:table-cell table:formula="of:=HEX2DEC([.G98])" office:value-type="float" office:value="255" calcext:value-type="float">
            <text:p>255</text:p>
          </table:table-cell>
          <table:table-cell table:formula="of:=HEX2DEC([.H98])" office:value-type="string" office:string-value="" calcext:value-type="error">
            <text:p>Err:502</text:p>
          </table:table-cell>
          <table:table-cell table:formula="of:=HEX2DEC([.I98])" office:value-type="float" office:value="0" calcext:value-type="float">
            <text:p>0</text:p>
          </table:table-cell>
          <table:table-cell table:formula="of:=HEX2DEC([.J98])" office:value-type="float" office:value="0" calcext:value-type="float">
            <text:p>0</text:p>
          </table:table-cell>
          <table:table-cell table:formula="of:=HEX2DEC([.K98])" office:value-type="float" office:value="0" calcext:value-type="float">
            <text:p>0</text:p>
          </table:table-cell>
          <table:table-cell table:formula="of:=HEX2DEC([.L98])" office:value-type="float" office:value="0" calcext:value-type="float">
            <text:p>0</text:p>
          </table:table-cell>
          <table:table-cell table:formula="of:=HEX2DEC([.M98])" office:value-type="float" office:value="0" calcext:value-type="float">
            <text:p>0</text:p>
          </table:table-cell>
          <table:table-cell table:formula="of:=HEX2DEC([.N98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EAT HEATING PASSENGER SEAT OFF</text:p>
          </table:table-cell>
          <table:table-cell office:value-type="string" calcext:value-type="string">
            <text:p>t1E82F0FF</text:p>
          </table:table-cell>
          <table:table-cell table:style-name="ce6" table:formula="of:=IF([.B99]=&quot;&quot;;&quot;&quot;;MID([.B99];2;3))" office:value-type="string" office:string-value="1E8" calcext:value-type="string">
            <text:p>1E8</text:p>
          </table:table-cell>
          <table:table-cell table:formula="of:=MID([.B99];5;1)" office:value-type="string" office:string-value="2" calcext:value-type="string">
            <text:p>2</text:p>
          </table:table-cell>
          <table:table-cell table:formula="of:=MID([.B99];6;50)" office:value-type="string" office:string-value="F0FF" calcext:value-type="string">
            <text:p>F0FF</text:p>
          </table:table-cell>
          <table:table-cell table:formula="of:=MID([.$E99];1;2)" office:value-type="string" office:string-value="F0" calcext:value-type="string">
            <text:p>F0</text:p>
          </table:table-cell>
          <table:table-cell table:style-name="ce8" table:formula="of:=MID([.$E99];3;2)" office:value-type="string" office:string-value="FF" calcext:value-type="string">
            <text:p>FF</text:p>
          </table:table-cell>
          <table:table-cell table:style-name="ce8" table:formula="of:=MID([.$E99];5;2)">
            <text:p/>
          </table:table-cell>
          <table:table-cell table:style-name="ce8" table:formula="of:=MID([.$E99];7;2)">
            <text:p/>
          </table:table-cell>
          <table:table-cell table:style-name="ce8" table:formula="of:=MID([.$E99];9;2)">
            <text:p/>
          </table:table-cell>
          <table:table-cell table:style-name="ce8" table:formula="of:=MID([.$E99];11;2)">
            <text:p/>
          </table:table-cell>
          <table:table-cell table:style-name="ce8" table:formula="of:=MID([.$E99];13;2)">
            <text:p/>
          </table:table-cell>
          <table:table-cell table:style-name="ce8" table:formula="of:=MID([.$E99];15;2)">
            <text:p/>
          </table:table-cell>
          <table:table-cell table:style-name="ce8"/>
          <table:table-cell table:formula="of:=CONCATENATE([.F99];&quot; &quot;;[.G99];&quot; &quot;;[.H99];&quot; &quot;;[.I99];&quot; &quot;;[.J99];&quot; &quot;;[.K99];&quot; &quot;;[.L99];&quot; &quot;;[.M99])" office:value-type="string" office:string-value="F0 FF      " calcext:value-type="string">
            <text:p>F0 FF <text:s text:c="5"/></text:p>
          </table:table-cell>
          <table:table-cell table:formula="of:=HEX2DEC([.F99])" office:value-type="float" office:value="240" calcext:value-type="float">
            <text:p>240</text:p>
          </table:table-cell>
          <table:table-cell table:formula="of:=HEX2DEC([.G99])" office:value-type="float" office:value="255" calcext:value-type="float">
            <text:p>255</text:p>
          </table:table-cell>
          <table:table-cell table:formula="of:=HEX2DEC([.H99])" office:value-type="float" office:value="0" calcext:value-type="float">
            <text:p>0</text:p>
          </table:table-cell>
          <table:table-cell table:formula="of:=HEX2DEC([.I99])" office:value-type="float" office:value="0" calcext:value-type="float">
            <text:p>0</text:p>
          </table:table-cell>
          <table:table-cell table:formula="of:=HEX2DEC([.J99])" office:value-type="float" office:value="0" calcext:value-type="float">
            <text:p>0</text:p>
          </table:table-cell>
          <table:table-cell table:formula="of:=HEX2DEC([.K99])" office:value-type="float" office:value="0" calcext:value-type="float">
            <text:p>0</text:p>
          </table:table-cell>
          <table:table-cell table:formula="of:=HEX2DEC([.L99])" office:value-type="float" office:value="0" calcext:value-type="float">
            <text:p>0</text:p>
          </table:table-cell>
          <table:table-cell table:formula="of:=HEX2DEC([.M99])" office:value-type="float" office:value="0" calcext:value-type="float">
            <text:p>0</text:p>
          </table:table-cell>
          <table:table-cell table:formula="of:=HEX2DEC([.N99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 table:formula="of:=IF([.B100]=&quot;&quot;;&quot;&quot;;MID([.B100];2;3))">
            <text:p/>
          </table:table-cell>
          <table:table-cell table:formula="of:=MID([.B100];5;1)">
            <text:p/>
          </table:table-cell>
          <table:table-cell table:formula="of:=MID([.B100];6;50)">
            <text:p/>
          </table:table-cell>
          <table:table-cell table:formula="of:=MID([.$E100];1;2)">
            <text:p/>
          </table:table-cell>
          <table:table-cell table:style-name="ce8" table:formula="of:=MID([.$E100];3;2)">
            <text:p/>
          </table:table-cell>
          <table:table-cell table:style-name="ce8" table:formula="of:=MID([.$E100];5;2)">
            <text:p/>
          </table:table-cell>
          <table:table-cell table:style-name="ce8" table:formula="of:=MID([.$E100];7;2)">
            <text:p/>
          </table:table-cell>
          <table:table-cell table:style-name="ce8" table:formula="of:=MID([.$E100];9;2)">
            <text:p/>
          </table:table-cell>
          <table:table-cell table:style-name="ce8" table:formula="of:=MID([.$E100];11;2)">
            <text:p/>
          </table:table-cell>
          <table:table-cell table:style-name="ce8" table:formula="of:=MID([.$E100];13;2)">
            <text:p/>
          </table:table-cell>
          <table:table-cell table:style-name="ce8" table:formula="of:=MID([.$E100];15;2)">
            <text:p/>
          </table:table-cell>
          <table:table-cell table:style-name="ce8"/>
          <table:table-cell table:formula="of:=CONCATENATE([.F100];&quot; &quot;;[.G100];&quot; &quot;;[.H100];&quot; &quot;;[.I100];&quot; &quot;;[.J100];&quot; &quot;;[.K100];&quot; &quot;;[.L100];&quot; &quot;;[.M100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send 3 of MORE and you have full heat bypassing the other levels)</text:p>
          </table:table-cell>
          <table:table-cell/>
          <table:table-cell table:style-name="ce6" table:formula="of:=IF([.B101]=&quot;&quot;;&quot;&quot;;MID([.B101];2;3))">
            <text:p/>
          </table:table-cell>
          <table:table-cell table:formula="of:=MID([.B101];5;1)">
            <text:p/>
          </table:table-cell>
          <table:table-cell table:formula="of:=MID([.B101];6;50)">
            <text:p/>
          </table:table-cell>
          <table:table-cell table:formula="of:=MID([.$E101];1;2)">
            <text:p/>
          </table:table-cell>
          <table:table-cell table:style-name="ce8" table:formula="of:=MID([.$E101];3;2)">
            <text:p/>
          </table:table-cell>
          <table:table-cell table:style-name="ce8" table:formula="of:=MID([.$E101];5;2)">
            <text:p/>
          </table:table-cell>
          <table:table-cell table:style-name="ce8" table:formula="of:=MID([.$E101];7;2)">
            <text:p/>
          </table:table-cell>
          <table:table-cell table:style-name="ce8" table:formula="of:=MID([.$E101];9;2)">
            <text:p/>
          </table:table-cell>
          <table:table-cell table:style-name="ce8" table:formula="of:=MID([.$E101];11;2)">
            <text:p/>
          </table:table-cell>
          <table:table-cell table:style-name="ce8" table:formula="of:=MID([.$E101];13;2)">
            <text:p/>
          </table:table-cell>
          <table:table-cell table:style-name="ce8" table:formula="of:=MID([.$E101];15;2)">
            <text:p/>
          </table:table-cell>
          <table:table-cell table:style-name="ce8"/>
          <table:table-cell table:formula="of:=CONCATENATE([.F101];&quot; &quot;;[.G101];&quot; &quot;;[.H101];&quot; &quot;;[.I101];&quot; &quot;;[.J101];&quot; &quot;;[.K101];&quot; &quot;;[.L101];&quot; &quot;;[.M101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6" table:formula="of:=IF([.B102]=&quot;&quot;;&quot;&quot;;MID([.B102];2;3))">
            <text:p/>
          </table:table-cell>
          <table:table-cell table:formula="of:=MID([.B102];5;1)">
            <text:p/>
          </table:table-cell>
          <table:table-cell table:formula="of:=MID([.B102];6;50)">
            <text:p/>
          </table:table-cell>
          <table:table-cell table:formula="of:=MID([.$E102];1;2)">
            <text:p/>
          </table:table-cell>
          <table:table-cell table:style-name="ce8" table:formula="of:=MID([.$E102];3;2)">
            <text:p/>
          </table:table-cell>
          <table:table-cell table:style-name="ce8" table:formula="of:=MID([.$E102];5;2)">
            <text:p/>
          </table:table-cell>
          <table:table-cell table:style-name="ce8" table:formula="of:=MID([.$E102];7;2)">
            <text:p/>
          </table:table-cell>
          <table:table-cell table:style-name="ce8" table:formula="of:=MID([.$E102];9;2)">
            <text:p/>
          </table:table-cell>
          <table:table-cell table:style-name="ce8" table:formula="of:=MID([.$E102];11;2)">
            <text:p/>
          </table:table-cell>
          <table:table-cell table:style-name="ce8" table:formula="of:=MID([.$E102];13;2)">
            <text:p/>
          </table:table-cell>
          <table:table-cell table:style-name="ce8" table:formula="of:=MID([.$E102];15;2)">
            <text:p/>
          </table:table-cell>
          <table:table-cell table:style-name="ce8"/>
          <table:table-cell table:formula="of:=CONCATENATE([.F102];&quot; &quot;;[.G102];&quot; &quot;;[.H102];&quot; &quot;;[.I102];&quot; &quot;;[.J102];&quot; &quot;;[.K102];&quot; &quot;;[.L102];&quot; &quot;;[.M102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6" table:formula="of:=IF([.B103]=&quot;&quot;;&quot;&quot;;MID([.B103];2;3))">
            <text:p/>
          </table:table-cell>
          <table:table-cell table:formula="of:=MID([.B103];5;1)">
            <text:p/>
          </table:table-cell>
          <table:table-cell table:formula="of:=MID([.B103];6;50)">
            <text:p/>
          </table:table-cell>
          <table:table-cell table:formula="of:=MID([.$E103];1;2)">
            <text:p/>
          </table:table-cell>
          <table:table-cell table:style-name="ce8" table:formula="of:=MID([.$E103];3;2)">
            <text:p/>
          </table:table-cell>
          <table:table-cell table:style-name="ce8" table:formula="of:=MID([.$E103];5;2)">
            <text:p/>
          </table:table-cell>
          <table:table-cell table:style-name="ce8" table:formula="of:=MID([.$E103];7;2)">
            <text:p/>
          </table:table-cell>
          <table:table-cell table:style-name="ce8" table:formula="of:=MID([.$E103];9;2)">
            <text:p/>
          </table:table-cell>
          <table:table-cell table:style-name="ce8" table:formula="of:=MID([.$E103];11;2)">
            <text:p/>
          </table:table-cell>
          <table:table-cell table:style-name="ce8" table:formula="of:=MID([.$E103];13;2)">
            <text:p/>
          </table:table-cell>
          <table:table-cell table:style-name="ce8" table:formula="of:=MID([.$E103];15;2)">
            <text:p/>
          </table:table-cell>
          <table:table-cell table:style-name="ce8"/>
          <table:table-cell table:formula="of:=CONCATENATE([.F103];&quot; &quot;;[.G103];&quot; &quot;;[.H103];&quot; &quot;;[.I103];&quot; &quot;;[.J103];&quot; &quot;;[.K103];&quot; &quot;;[.L103];&quot; &quot;;[.M103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RIVER SEAT MEMORY M PRESS</text:p>
          </table:table-cell>
          <table:table-cell office:value-type="string" calcext:value-type="string">
            <text:p>t1F32FCFF</text:p>
          </table:table-cell>
          <table:table-cell table:style-name="ce6" table:formula="of:=IF([.B104]=&quot;&quot;;&quot;&quot;;MID([.B104];2;3))" office:value-type="string" office:string-value="1F3" calcext:value-type="string">
            <text:p>1F3</text:p>
          </table:table-cell>
          <table:table-cell table:formula="of:=MID([.B104];5;1)" office:value-type="string" office:string-value="2" calcext:value-type="string">
            <text:p>2</text:p>
          </table:table-cell>
          <table:table-cell table:formula="of:=MID([.B104];6;50)" office:value-type="string" office:string-value="FCFF" calcext:value-type="string">
            <text:p>FCFF</text:p>
          </table:table-cell>
          <table:table-cell table:formula="of:=MID([.$E104];1;2)" office:value-type="string" office:string-value="FC" calcext:value-type="string">
            <text:p>FC</text:p>
          </table:table-cell>
          <table:table-cell table:style-name="ce8" table:formula="of:=MID([.$E104];3;2)" office:value-type="string" office:string-value="FF" calcext:value-type="string">
            <text:p>FF</text:p>
          </table:table-cell>
          <table:table-cell table:style-name="ce8" table:formula="of:=MID([.$E104];5;2)">
            <text:p/>
          </table:table-cell>
          <table:table-cell table:style-name="ce8" table:formula="of:=MID([.$E104];7;2)">
            <text:p/>
          </table:table-cell>
          <table:table-cell table:style-name="ce8" table:formula="of:=MID([.$E104];9;2)">
            <text:p/>
          </table:table-cell>
          <table:table-cell table:style-name="ce8" table:formula="of:=MID([.$E104];11;2)">
            <text:p/>
          </table:table-cell>
          <table:table-cell table:style-name="ce8" table:formula="of:=MID([.$E104];13;2)">
            <text:p/>
          </table:table-cell>
          <table:table-cell table:style-name="ce8" table:formula="of:=MID([.$E104];15;2)">
            <text:p/>
          </table:table-cell>
          <table:table-cell table:style-name="ce8"/>
          <table:table-cell table:formula="of:=CONCATENATE([.F104];&quot; &quot;;[.G104];&quot; &quot;;[.H104];&quot; &quot;;[.I104];&quot; &quot;;[.J104];&quot; &quot;;[.K104];&quot; &quot;;[.L104];&quot; &quot;;[.M104])" office:value-type="string" office:string-value="FC FF      " calcext:value-type="string">
            <text:p>FC FF <text:s text:c="5"/></text:p>
          </table:table-cell>
          <table:table-cell table:formula="of:=HEX2DEC([.F104])" office:value-type="float" office:value="252" calcext:value-type="float">
            <text:p>252</text:p>
          </table:table-cell>
          <table:table-cell table:formula="of:=HEX2DEC([.G104])" office:value-type="float" office:value="255" calcext:value-type="float">
            <text:p>255</text:p>
          </table:table-cell>
          <table:table-cell table:formula="of:=HEX2DEC([.H104])" office:value-type="float" office:value="0" calcext:value-type="float">
            <text:p>0</text:p>
          </table:table-cell>
          <table:table-cell table:formula="of:=HEX2DEC([.I104])" office:value-type="float" office:value="0" calcext:value-type="float">
            <text:p>0</text:p>
          </table:table-cell>
          <table:table-cell table:formula="of:=HEX2DEC([.J104])" office:value-type="float" office:value="0" calcext:value-type="float">
            <text:p>0</text:p>
          </table:table-cell>
          <table:table-cell table:formula="of:=HEX2DEC([.K104])" office:value-type="float" office:value="0" calcext:value-type="float">
            <text:p>0</text:p>
          </table:table-cell>
          <table:table-cell table:formula="of:=HEX2DEC([.L104])" office:value-type="float" office:value="0" calcext:value-type="float">
            <text:p>0</text:p>
          </table:table-cell>
          <table:table-cell table:formula="of:=HEX2DEC([.M104])" office:value-type="float" office:value="0" calcext:value-type="float">
            <text:p>0</text:p>
          </table:table-cell>
          <table:table-cell table:formula="of:=HEX2DEC([.N104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DRIVER SEAT MEMORY M RELEASE</text:p>
          </table:table-cell>
          <table:table-cell office:value-type="string" calcext:value-type="string">
            <text:p>t1F32F8FF</text:p>
          </table:table-cell>
          <table:table-cell table:style-name="ce6" table:formula="of:=IF([.B105]=&quot;&quot;;&quot;&quot;;MID([.B105];2;3))" office:value-type="string" office:string-value="1F3" calcext:value-type="string">
            <text:p>1F3</text:p>
          </table:table-cell>
          <table:table-cell table:formula="of:=MID([.B105];5;1)" office:value-type="string" office:string-value="2" calcext:value-type="string">
            <text:p>2</text:p>
          </table:table-cell>
          <table:table-cell table:formula="of:=MID([.B105];6;50)" office:value-type="string" office:string-value="F8FF" calcext:value-type="string">
            <text:p>F8FF</text:p>
          </table:table-cell>
          <table:table-cell table:formula="of:=MID([.$E105];1;2)" office:value-type="string" office:string-value="F8" calcext:value-type="string">
            <text:p>F8</text:p>
          </table:table-cell>
          <table:table-cell table:style-name="ce8" table:formula="of:=MID([.$E105];3;2)" office:value-type="string" office:string-value="FF" calcext:value-type="string">
            <text:p>FF</text:p>
          </table:table-cell>
          <table:table-cell table:style-name="ce8" table:formula="of:=MID([.$E105];5;2)">
            <text:p/>
          </table:table-cell>
          <table:table-cell table:style-name="ce8" table:formula="of:=MID([.$E105];7;2)">
            <text:p/>
          </table:table-cell>
          <table:table-cell table:style-name="ce8" table:formula="of:=MID([.$E105];9;2)">
            <text:p/>
          </table:table-cell>
          <table:table-cell table:style-name="ce8" table:formula="of:=MID([.$E105];11;2)">
            <text:p/>
          </table:table-cell>
          <table:table-cell table:style-name="ce8" table:formula="of:=MID([.$E105];13;2)">
            <text:p/>
          </table:table-cell>
          <table:table-cell table:style-name="ce8" table:formula="of:=MID([.$E105];15;2)">
            <text:p/>
          </table:table-cell>
          <table:table-cell table:style-name="ce8"/>
          <table:table-cell table:formula="of:=CONCATENATE([.F105];&quot; &quot;;[.G105];&quot; &quot;;[.H105];&quot; &quot;;[.I105];&quot; &quot;;[.J105];&quot; &quot;;[.K105];&quot; &quot;;[.L105];&quot; &quot;;[.M105])" office:value-type="string" office:string-value="F8 FF      " calcext:value-type="string">
            <text:p>F8 FF <text:s text:c="5"/></text:p>
          </table:table-cell>
          <table:table-cell table:formula="of:=HEX2DEC([.F105])" office:value-type="float" office:value="248" calcext:value-type="float">
            <text:p>248</text:p>
          </table:table-cell>
          <table:table-cell table:formula="of:=HEX2DEC([.G105])" office:value-type="float" office:value="255" calcext:value-type="float">
            <text:p>255</text:p>
          </table:table-cell>
          <table:table-cell table:formula="of:=HEX2DEC([.H105])" office:value-type="float" office:value="0" calcext:value-type="float">
            <text:p>0</text:p>
          </table:table-cell>
          <table:table-cell table:formula="of:=HEX2DEC([.I105])" office:value-type="float" office:value="0" calcext:value-type="float">
            <text:p>0</text:p>
          </table:table-cell>
          <table:table-cell table:formula="of:=HEX2DEC([.J105])" office:value-type="float" office:value="0" calcext:value-type="float">
            <text:p>0</text:p>
          </table:table-cell>
          <table:table-cell table:formula="of:=HEX2DEC([.K105])" office:value-type="float" office:value="0" calcext:value-type="float">
            <text:p>0</text:p>
          </table:table-cell>
          <table:table-cell table:formula="of:=HEX2DEC([.L105])" office:value-type="float" office:value="0" calcext:value-type="float">
            <text:p>0</text:p>
          </table:table-cell>
          <table:table-cell table:formula="of:=HEX2DEC([.M105])" office:value-type="float" office:value="0" calcext:value-type="float">
            <text:p>0</text:p>
          </table:table-cell>
          <table:table-cell table:formula="of:=HEX2DEC([.N105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DRIVER SEAT MEMORY 1 PRESS</text:p>
          </table:table-cell>
          <table:table-cell office:value-type="string" calcext:value-type="string">
            <text:p>t1F32F9FF</text:p>
          </table:table-cell>
          <table:table-cell table:style-name="ce6" table:formula="of:=IF([.B106]=&quot;&quot;;&quot;&quot;;MID([.B106];2;3))" office:value-type="string" office:string-value="1F3" calcext:value-type="string">
            <text:p>1F3</text:p>
          </table:table-cell>
          <table:table-cell table:formula="of:=MID([.B106];5;1)" office:value-type="string" office:string-value="2" calcext:value-type="string">
            <text:p>2</text:p>
          </table:table-cell>
          <table:table-cell table:formula="of:=MID([.B106];6;50)" office:value-type="string" office:string-value="F9FF" calcext:value-type="string">
            <text:p>F9FF</text:p>
          </table:table-cell>
          <table:table-cell table:formula="of:=MID([.$E106];1;2)" office:value-type="string" office:string-value="F9" calcext:value-type="string">
            <text:p>F9</text:p>
          </table:table-cell>
          <table:table-cell table:style-name="ce8" table:formula="of:=MID([.$E106];3;2)" office:value-type="string" office:string-value="FF" calcext:value-type="string">
            <text:p>FF</text:p>
          </table:table-cell>
          <table:table-cell table:style-name="ce8" table:formula="of:=MID([.$E106];5;2)">
            <text:p/>
          </table:table-cell>
          <table:table-cell table:style-name="ce8" table:formula="of:=MID([.$E106];7;2)">
            <text:p/>
          </table:table-cell>
          <table:table-cell table:style-name="ce8" table:formula="of:=MID([.$E106];9;2)">
            <text:p/>
          </table:table-cell>
          <table:table-cell table:style-name="ce8" table:formula="of:=MID([.$E106];11;2)">
            <text:p/>
          </table:table-cell>
          <table:table-cell table:style-name="ce8" table:formula="of:=MID([.$E106];13;2)">
            <text:p/>
          </table:table-cell>
          <table:table-cell table:style-name="ce8" table:formula="of:=MID([.$E106];15;2)">
            <text:p/>
          </table:table-cell>
          <table:table-cell table:style-name="ce8"/>
          <table:table-cell table:formula="of:=CONCATENATE([.F106];&quot; &quot;;[.G106];&quot; &quot;;[.H106];&quot; &quot;;[.I106];&quot; &quot;;[.J106];&quot; &quot;;[.K106];&quot; &quot;;[.L106];&quot; &quot;;[.M106])" office:value-type="string" office:string-value="F9 FF      " calcext:value-type="string">
            <text:p>F9 FF <text:s text:c="5"/></text:p>
          </table:table-cell>
          <table:table-cell table:formula="of:=HEX2DEC([.F106])" office:value-type="float" office:value="249" calcext:value-type="float">
            <text:p>249</text:p>
          </table:table-cell>
          <table:table-cell table:formula="of:=HEX2DEC([.G106])" office:value-type="float" office:value="255" calcext:value-type="float">
            <text:p>255</text:p>
          </table:table-cell>
          <table:table-cell table:formula="of:=HEX2DEC([.H106])" office:value-type="float" office:value="0" calcext:value-type="float">
            <text:p>0</text:p>
          </table:table-cell>
          <table:table-cell table:formula="of:=HEX2DEC([.I106])" office:value-type="float" office:value="0" calcext:value-type="float">
            <text:p>0</text:p>
          </table:table-cell>
          <table:table-cell table:formula="of:=HEX2DEC([.J106])" office:value-type="float" office:value="0" calcext:value-type="float">
            <text:p>0</text:p>
          </table:table-cell>
          <table:table-cell table:formula="of:=HEX2DEC([.K106])" office:value-type="float" office:value="0" calcext:value-type="float">
            <text:p>0</text:p>
          </table:table-cell>
          <table:table-cell table:formula="of:=HEX2DEC([.L106])" office:value-type="float" office:value="0" calcext:value-type="float">
            <text:p>0</text:p>
          </table:table-cell>
          <table:table-cell table:formula="of:=HEX2DEC([.M106])" office:value-type="float" office:value="0" calcext:value-type="float">
            <text:p>0</text:p>
          </table:table-cell>
          <table:table-cell table:formula="of:=HEX2DEC([.N106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DRIVER SEAT MEMORY 1 RELEASE</text:p>
          </table:table-cell>
          <table:table-cell office:value-type="string" calcext:value-type="string">
            <text:p>t1F32F8FF</text:p>
          </table:table-cell>
          <table:table-cell table:style-name="ce6" table:formula="of:=IF([.B107]=&quot;&quot;;&quot;&quot;;MID([.B107];2;3))" office:value-type="string" office:string-value="1F3" calcext:value-type="string">
            <text:p>1F3</text:p>
          </table:table-cell>
          <table:table-cell table:formula="of:=MID([.B107];5;1)" office:value-type="string" office:string-value="2" calcext:value-type="string">
            <text:p>2</text:p>
          </table:table-cell>
          <table:table-cell table:formula="of:=MID([.B107];6;50)" office:value-type="string" office:string-value="F8FF" calcext:value-type="string">
            <text:p>F8FF</text:p>
          </table:table-cell>
          <table:table-cell table:formula="of:=MID([.$E107];1;2)" office:value-type="string" office:string-value="F8" calcext:value-type="string">
            <text:p>F8</text:p>
          </table:table-cell>
          <table:table-cell table:style-name="ce8" table:formula="of:=MID([.$E107];3;2)" office:value-type="string" office:string-value="FF" calcext:value-type="string">
            <text:p>FF</text:p>
          </table:table-cell>
          <table:table-cell table:style-name="ce8" table:formula="of:=MID([.$E107];5;2)">
            <text:p/>
          </table:table-cell>
          <table:table-cell table:style-name="ce8" table:formula="of:=MID([.$E107];7;2)">
            <text:p/>
          </table:table-cell>
          <table:table-cell table:style-name="ce8" table:formula="of:=MID([.$E107];9;2)">
            <text:p/>
          </table:table-cell>
          <table:table-cell table:style-name="ce8" table:formula="of:=MID([.$E107];11;2)">
            <text:p/>
          </table:table-cell>
          <table:table-cell table:style-name="ce8" table:formula="of:=MID([.$E107];13;2)">
            <text:p/>
          </table:table-cell>
          <table:table-cell table:style-name="ce8" table:formula="of:=MID([.$E107];15;2)">
            <text:p/>
          </table:table-cell>
          <table:table-cell table:style-name="ce8"/>
          <table:table-cell table:formula="of:=CONCATENATE([.F107];&quot; &quot;;[.G107];&quot; &quot;;[.H107];&quot; &quot;;[.I107];&quot; &quot;;[.J107];&quot; &quot;;[.K107];&quot; &quot;;[.L107];&quot; &quot;;[.M107])" office:value-type="string" office:string-value="F8 FF      " calcext:value-type="string">
            <text:p>F8 FF <text:s text:c="5"/></text:p>
          </table:table-cell>
          <table:table-cell table:formula="of:=HEX2DEC([.F107])" office:value-type="float" office:value="248" calcext:value-type="float">
            <text:p>248</text:p>
          </table:table-cell>
          <table:table-cell table:formula="of:=HEX2DEC([.G107])" office:value-type="float" office:value="255" calcext:value-type="float">
            <text:p>255</text:p>
          </table:table-cell>
          <table:table-cell table:formula="of:=HEX2DEC([.H107])" office:value-type="float" office:value="0" calcext:value-type="float">
            <text:p>0</text:p>
          </table:table-cell>
          <table:table-cell table:formula="of:=HEX2DEC([.I107])" office:value-type="float" office:value="0" calcext:value-type="float">
            <text:p>0</text:p>
          </table:table-cell>
          <table:table-cell table:formula="of:=HEX2DEC([.J107])" office:value-type="float" office:value="0" calcext:value-type="float">
            <text:p>0</text:p>
          </table:table-cell>
          <table:table-cell table:formula="of:=HEX2DEC([.K107])" office:value-type="float" office:value="0" calcext:value-type="float">
            <text:p>0</text:p>
          </table:table-cell>
          <table:table-cell table:formula="of:=HEX2DEC([.L107])" office:value-type="float" office:value="0" calcext:value-type="float">
            <text:p>0</text:p>
          </table:table-cell>
          <table:table-cell table:formula="of:=HEX2DEC([.M107])" office:value-type="float" office:value="0" calcext:value-type="float">
            <text:p>0</text:p>
          </table:table-cell>
          <table:table-cell table:formula="of:=HEX2DEC([.N107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DRIVER SEAT MEMORY 2 PRESS</text:p>
          </table:table-cell>
          <table:table-cell office:value-type="string" calcext:value-type="string">
            <text:p>t1F32FAFF</text:p>
          </table:table-cell>
          <table:table-cell table:style-name="ce6" table:formula="of:=IF([.B108]=&quot;&quot;;&quot;&quot;;MID([.B108];2;3))" office:value-type="string" office:string-value="1F3" calcext:value-type="string">
            <text:p>1F3</text:p>
          </table:table-cell>
          <table:table-cell table:formula="of:=MID([.B108];5;1)" office:value-type="string" office:string-value="2" calcext:value-type="string">
            <text:p>2</text:p>
          </table:table-cell>
          <table:table-cell table:formula="of:=MID([.B108];6;50)" office:value-type="string" office:string-value="FAFF" calcext:value-type="string">
            <text:p>FAFF</text:p>
          </table:table-cell>
          <table:table-cell table:formula="of:=MID([.$E108];1;2)" office:value-type="string" office:string-value="FA" calcext:value-type="string">
            <text:p>FA</text:p>
          </table:table-cell>
          <table:table-cell table:style-name="ce8" table:formula="of:=MID([.$E108];3;2)" office:value-type="string" office:string-value="FF" calcext:value-type="string">
            <text:p>FF</text:p>
          </table:table-cell>
          <table:table-cell table:style-name="ce8" table:formula="of:=MID([.$E108];5;2)">
            <text:p/>
          </table:table-cell>
          <table:table-cell table:style-name="ce8" table:formula="of:=MID([.$E108];7;2)">
            <text:p/>
          </table:table-cell>
          <table:table-cell table:style-name="ce8" table:formula="of:=MID([.$E108];9;2)">
            <text:p/>
          </table:table-cell>
          <table:table-cell table:style-name="ce8" table:formula="of:=MID([.$E108];11;2)">
            <text:p/>
          </table:table-cell>
          <table:table-cell table:style-name="ce8" table:formula="of:=MID([.$E108];13;2)">
            <text:p/>
          </table:table-cell>
          <table:table-cell table:style-name="ce8" table:formula="of:=MID([.$E108];15;2)">
            <text:p/>
          </table:table-cell>
          <table:table-cell table:style-name="ce8"/>
          <table:table-cell table:formula="of:=CONCATENATE([.F108];&quot; &quot;;[.G108];&quot; &quot;;[.H108];&quot; &quot;;[.I108];&quot; &quot;;[.J108];&quot; &quot;;[.K108];&quot; &quot;;[.L108];&quot; &quot;;[.M108])" office:value-type="string" office:string-value="FA FF      " calcext:value-type="string">
            <text:p>FA FF <text:s text:c="5"/></text:p>
          </table:table-cell>
          <table:table-cell table:formula="of:=HEX2DEC([.F108])" office:value-type="float" office:value="250" calcext:value-type="float">
            <text:p>250</text:p>
          </table:table-cell>
          <table:table-cell table:formula="of:=HEX2DEC([.G108])" office:value-type="float" office:value="255" calcext:value-type="float">
            <text:p>255</text:p>
          </table:table-cell>
          <table:table-cell table:formula="of:=HEX2DEC([.H108])" office:value-type="float" office:value="0" calcext:value-type="float">
            <text:p>0</text:p>
          </table:table-cell>
          <table:table-cell table:formula="of:=HEX2DEC([.I108])" office:value-type="float" office:value="0" calcext:value-type="float">
            <text:p>0</text:p>
          </table:table-cell>
          <table:table-cell table:formula="of:=HEX2DEC([.J108])" office:value-type="float" office:value="0" calcext:value-type="float">
            <text:p>0</text:p>
          </table:table-cell>
          <table:table-cell table:formula="of:=HEX2DEC([.K108])" office:value-type="float" office:value="0" calcext:value-type="float">
            <text:p>0</text:p>
          </table:table-cell>
          <table:table-cell table:formula="of:=HEX2DEC([.L108])" office:value-type="float" office:value="0" calcext:value-type="float">
            <text:p>0</text:p>
          </table:table-cell>
          <table:table-cell table:formula="of:=HEX2DEC([.M108])" office:value-type="float" office:value="0" calcext:value-type="float">
            <text:p>0</text:p>
          </table:table-cell>
          <table:table-cell table:formula="of:=HEX2DEC([.N108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DRIVER SEAT MEMORY 2 RELEASE</text:p>
          </table:table-cell>
          <table:table-cell office:value-type="string" calcext:value-type="string">
            <text:p>t1F32F8FF</text:p>
          </table:table-cell>
          <table:table-cell table:style-name="ce6" table:formula="of:=IF([.B109]=&quot;&quot;;&quot;&quot;;MID([.B109];2;3))" office:value-type="string" office:string-value="1F3" calcext:value-type="string">
            <text:p>1F3</text:p>
          </table:table-cell>
          <table:table-cell table:formula="of:=MID([.B109];5;1)" office:value-type="string" office:string-value="2" calcext:value-type="string">
            <text:p>2</text:p>
          </table:table-cell>
          <table:table-cell table:formula="of:=MID([.B109];6;50)" office:value-type="string" office:string-value="F8FF" calcext:value-type="string">
            <text:p>F8FF</text:p>
          </table:table-cell>
          <table:table-cell table:formula="of:=MID([.$E109];1;2)" office:value-type="string" office:string-value="F8" calcext:value-type="string">
            <text:p>F8</text:p>
          </table:table-cell>
          <table:table-cell table:style-name="ce8" table:formula="of:=MID([.$E109];3;2)" office:value-type="string" office:string-value="FF" calcext:value-type="string">
            <text:p>FF</text:p>
          </table:table-cell>
          <table:table-cell table:style-name="ce8" table:formula="of:=MID([.$E109];5;2)">
            <text:p/>
          </table:table-cell>
          <table:table-cell table:style-name="ce8" table:formula="of:=MID([.$E109];7;2)">
            <text:p/>
          </table:table-cell>
          <table:table-cell table:style-name="ce8" table:formula="of:=MID([.$E109];9;2)">
            <text:p/>
          </table:table-cell>
          <table:table-cell table:style-name="ce8" table:formula="of:=MID([.$E109];11;2)">
            <text:p/>
          </table:table-cell>
          <table:table-cell table:style-name="ce8" table:formula="of:=MID([.$E109];13;2)">
            <text:p/>
          </table:table-cell>
          <table:table-cell table:style-name="ce8" table:formula="of:=MID([.$E109];15;2)">
            <text:p/>
          </table:table-cell>
          <table:table-cell table:style-name="ce8"/>
          <table:table-cell table:formula="of:=CONCATENATE([.F109];&quot; &quot;;[.G109];&quot; &quot;;[.H109];&quot; &quot;;[.I109];&quot; &quot;;[.J109];&quot; &quot;;[.K109];&quot; &quot;;[.L109];&quot; &quot;;[.M109])" office:value-type="string" office:string-value="F8 FF      " calcext:value-type="string">
            <text:p>F8 FF <text:s text:c="5"/></text:p>
          </table:table-cell>
          <table:table-cell table:formula="of:=HEX2DEC([.F109])" office:value-type="float" office:value="248" calcext:value-type="float">
            <text:p>248</text:p>
          </table:table-cell>
          <table:table-cell table:formula="of:=HEX2DEC([.G109])" office:value-type="float" office:value="255" calcext:value-type="float">
            <text:p>255</text:p>
          </table:table-cell>
          <table:table-cell table:formula="of:=HEX2DEC([.H109])" office:value-type="float" office:value="0" calcext:value-type="float">
            <text:p>0</text:p>
          </table:table-cell>
          <table:table-cell table:formula="of:=HEX2DEC([.I109])" office:value-type="float" office:value="0" calcext:value-type="float">
            <text:p>0</text:p>
          </table:table-cell>
          <table:table-cell table:formula="of:=HEX2DEC([.J109])" office:value-type="float" office:value="0" calcext:value-type="float">
            <text:p>0</text:p>
          </table:table-cell>
          <table:table-cell table:formula="of:=HEX2DEC([.K109])" office:value-type="float" office:value="0" calcext:value-type="float">
            <text:p>0</text:p>
          </table:table-cell>
          <table:table-cell table:formula="of:=HEX2DEC([.L109])" office:value-type="float" office:value="0" calcext:value-type="float">
            <text:p>0</text:p>
          </table:table-cell>
          <table:table-cell table:formula="of:=HEX2DEC([.M109])" office:value-type="float" office:value="0" calcext:value-type="float">
            <text:p>0</text:p>
          </table:table-cell>
          <table:table-cell table:formula="of:=HEX2DEC([.N109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 table:formula="of:=IF([.B110]=&quot;&quot;;&quot;&quot;;MID([.B110];2;3))">
            <text:p/>
          </table:table-cell>
          <table:table-cell table:formula="of:=MID([.B110];5;1)">
            <text:p/>
          </table:table-cell>
          <table:table-cell table:formula="of:=MID([.B110];6;50)">
            <text:p/>
          </table:table-cell>
          <table:table-cell table:formula="of:=MID([.$E110];1;2)">
            <text:p/>
          </table:table-cell>
          <table:table-cell table:style-name="ce8" table:formula="of:=MID([.$E110];3;2)">
            <text:p/>
          </table:table-cell>
          <table:table-cell table:style-name="ce8" table:formula="of:=MID([.$E110];5;2)">
            <text:p/>
          </table:table-cell>
          <table:table-cell table:style-name="ce8" table:formula="of:=MID([.$E110];7;2)">
            <text:p/>
          </table:table-cell>
          <table:table-cell table:style-name="ce8" table:formula="of:=MID([.$E110];9;2)">
            <text:p/>
          </table:table-cell>
          <table:table-cell table:style-name="ce8" table:formula="of:=MID([.$E110];11;2)">
            <text:p/>
          </table:table-cell>
          <table:table-cell table:style-name="ce8" table:formula="of:=MID([.$E110];13;2)">
            <text:p/>
          </table:table-cell>
          <table:table-cell table:style-name="ce8" table:formula="of:=MID([.$E110];15;2)">
            <text:p/>
          </table:table-cell>
          <table:table-cell table:style-name="ce8"/>
          <table:table-cell table:formula="of:=CONCATENATE([.F110];&quot; &quot;;[.G110];&quot; &quot;;[.H110];&quot; &quot;;[.I110];&quot; &quot;;[.J110];&quot; &quot;;[.K110];&quot; &quot;;[.L110];&quot; &quot;;[.M110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6" table:formula="of:=IF([.B111]=&quot;&quot;;&quot;&quot;;MID([.B111];2;3))">
            <text:p/>
          </table:table-cell>
          <table:table-cell table:formula="of:=MID([.B111];5;1)">
            <text:p/>
          </table:table-cell>
          <table:table-cell table:formula="of:=MID([.B111];6;50)">
            <text:p/>
          </table:table-cell>
          <table:table-cell table:formula="of:=MID([.$E111];1;2)">
            <text:p/>
          </table:table-cell>
          <table:table-cell table:style-name="ce8" table:formula="of:=MID([.$E111];3;2)">
            <text:p/>
          </table:table-cell>
          <table:table-cell table:style-name="ce8" table:formula="of:=MID([.$E111];5;2)">
            <text:p/>
          </table:table-cell>
          <table:table-cell table:style-name="ce8" table:formula="of:=MID([.$E111];7;2)">
            <text:p/>
          </table:table-cell>
          <table:table-cell table:style-name="ce8" table:formula="of:=MID([.$E111];9;2)">
            <text:p/>
          </table:table-cell>
          <table:table-cell table:style-name="ce8" table:formula="of:=MID([.$E111];11;2)">
            <text:p/>
          </table:table-cell>
          <table:table-cell table:style-name="ce8" table:formula="of:=MID([.$E111];13;2)">
            <text:p/>
          </table:table-cell>
          <table:table-cell table:style-name="ce8" table:formula="of:=MID([.$E111];15;2)">
            <text:p/>
          </table:table-cell>
          <table:table-cell table:style-name="ce8"/>
          <table:table-cell table:formula="of:=CONCATENATE([.F111];&quot; &quot;;[.G111];&quot; &quot;;[.H111];&quot; &quot;;[.I111];&quot; &quot;;[.J111];&quot; &quot;;[.K111];&quot; &quot;;[.L111];&quot; &quot;;[.M111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RIVER SEAT MOVEMENT REST</text:p>
          </table:table-cell>
          <table:table-cell office:value-type="string" calcext:value-type="string">
            <text:p>t0DA40000C0FF</text:p>
          </table:table-cell>
          <table:table-cell table:style-name="ce6" table:formula="of:=IF([.B112]=&quot;&quot;;&quot;&quot;;MID([.B112];2;3))" office:value-type="string" office:string-value="0DA" calcext:value-type="string">
            <text:p>0DA</text:p>
          </table:table-cell>
          <table:table-cell table:formula="of:=MID([.B112];5;1)" office:value-type="string" office:string-value="4" calcext:value-type="string">
            <text:p>4</text:p>
          </table:table-cell>
          <table:table-cell table:formula="of:=MID([.B112];6;50)" office:value-type="string" office:string-value="0000C0FF" calcext:value-type="string">
            <text:p>0000C0FF</text:p>
          </table:table-cell>
          <table:table-cell table:formula="of:=MID([.$E112];1;2)" office:value-type="string" office:string-value="00" calcext:value-type="string">
            <text:p>00</text:p>
          </table:table-cell>
          <table:table-cell table:style-name="ce8" table:formula="of:=MID([.$E112];3;2)" office:value-type="string" office:string-value="00" calcext:value-type="string">
            <text:p>00</text:p>
          </table:table-cell>
          <table:table-cell table:style-name="ce8" table:formula="of:=MID([.$E112];5;2)" office:value-type="string" office:string-value="C0" calcext:value-type="string">
            <text:p>C0</text:p>
          </table:table-cell>
          <table:table-cell table:style-name="ce8" table:formula="of:=MID([.$E112];7;2)" office:value-type="string" office:string-value="FF" calcext:value-type="string">
            <text:p>FF</text:p>
          </table:table-cell>
          <table:table-cell table:style-name="ce8" table:formula="of:=MID([.$E112];9;2)">
            <text:p/>
          </table:table-cell>
          <table:table-cell table:style-name="ce8" table:formula="of:=MID([.$E112];11;2)">
            <text:p/>
          </table:table-cell>
          <table:table-cell table:style-name="ce8" table:formula="of:=MID([.$E112];13;2)">
            <text:p/>
          </table:table-cell>
          <table:table-cell table:style-name="ce8" table:formula="of:=MID([.$E112];15;2)">
            <text:p/>
          </table:table-cell>
          <table:table-cell table:style-name="ce8"/>
          <table:table-cell table:formula="of:=CONCATENATE([.F112];&quot; &quot;;[.G112];&quot; &quot;;[.H112];&quot; &quot;;[.I112];&quot; &quot;;[.J112];&quot; &quot;;[.K112];&quot; &quot;;[.L112];&quot; &quot;;[.M112])" office:value-type="string" office:string-value="00 00 C0 FF    " calcext:value-type="string">
            <text:p>00 00 C0 FF <text:s text:c="3"/></text:p>
          </table:table-cell>
          <table:table-cell table:formula="of:=HEX2DEC([.F112])" office:value-type="float" office:value="0" calcext:value-type="float">
            <text:p>0</text:p>
          </table:table-cell>
          <table:table-cell table:formula="of:=HEX2DEC([.G112])" office:value-type="float" office:value="0" calcext:value-type="float">
            <text:p>0</text:p>
          </table:table-cell>
          <table:table-cell table:formula="of:=HEX2DEC([.H112])" office:value-type="float" office:value="192" calcext:value-type="float">
            <text:p>192</text:p>
          </table:table-cell>
          <table:table-cell table:formula="of:=HEX2DEC([.I112])" office:value-type="float" office:value="255" calcext:value-type="float">
            <text:p>255</text:p>
          </table:table-cell>
          <table:table-cell table:formula="of:=HEX2DEC([.J112])" office:value-type="float" office:value="0" calcext:value-type="float">
            <text:p>0</text:p>
          </table:table-cell>
          <table:table-cell table:formula="of:=HEX2DEC([.K112])" office:value-type="float" office:value="0" calcext:value-type="float">
            <text:p>0</text:p>
          </table:table-cell>
          <table:table-cell table:formula="of:=HEX2DEC([.L112])" office:value-type="float" office:value="0" calcext:value-type="float">
            <text:p>0</text:p>
          </table:table-cell>
          <table:table-cell table:formula="of:=HEX2DEC([.M112])" office:value-type="float" office:value="0" calcext:value-type="float">
            <text:p>0</text:p>
          </table:table-cell>
          <table:table-cell table:formula="of:=HEX2DEC([.N112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DRIVER SEAT MOVEMENT FRONT</text:p>
          </table:table-cell>
          <table:table-cell office:value-type="string" calcext:value-type="string">
            <text:p>t0DA40100C0FF</text:p>
          </table:table-cell>
          <table:table-cell table:style-name="ce6" table:formula="of:=IF([.B113]=&quot;&quot;;&quot;&quot;;MID([.B113];2;3))" office:value-type="string" office:string-value="0DA" calcext:value-type="string">
            <text:p>0DA</text:p>
          </table:table-cell>
          <table:table-cell table:formula="of:=MID([.B113];5;1)" office:value-type="string" office:string-value="4" calcext:value-type="string">
            <text:p>4</text:p>
          </table:table-cell>
          <table:table-cell table:formula="of:=MID([.B113];6;50)" office:value-type="string" office:string-value="0100C0FF" calcext:value-type="string">
            <text:p>0100C0FF</text:p>
          </table:table-cell>
          <table:table-cell table:formula="of:=MID([.$E113];1;2)" office:value-type="string" office:string-value="01" calcext:value-type="string">
            <text:p>01</text:p>
          </table:table-cell>
          <table:table-cell table:style-name="ce8" table:formula="of:=MID([.$E113];3;2)" office:value-type="string" office:string-value="00" calcext:value-type="string">
            <text:p>00</text:p>
          </table:table-cell>
          <table:table-cell table:style-name="ce8" table:formula="of:=MID([.$E113];5;2)" office:value-type="string" office:string-value="C0" calcext:value-type="string">
            <text:p>C0</text:p>
          </table:table-cell>
          <table:table-cell table:style-name="ce8" table:formula="of:=MID([.$E113];7;2)" office:value-type="string" office:string-value="FF" calcext:value-type="string">
            <text:p>FF</text:p>
          </table:table-cell>
          <table:table-cell table:style-name="ce8" table:formula="of:=MID([.$E113];9;2)">
            <text:p/>
          </table:table-cell>
          <table:table-cell table:style-name="ce8" table:formula="of:=MID([.$E113];11;2)">
            <text:p/>
          </table:table-cell>
          <table:table-cell table:style-name="ce8" table:formula="of:=MID([.$E113];13;2)">
            <text:p/>
          </table:table-cell>
          <table:table-cell table:style-name="ce8" table:formula="of:=MID([.$E113];15;2)">
            <text:p/>
          </table:table-cell>
          <table:table-cell table:style-name="ce8"/>
          <table:table-cell table:formula="of:=CONCATENATE([.F113];&quot; &quot;;[.G113];&quot; &quot;;[.H113];&quot; &quot;;[.I113];&quot; &quot;;[.J113];&quot; &quot;;[.K113];&quot; &quot;;[.L113];&quot; &quot;;[.M113])" office:value-type="string" office:string-value="01 00 C0 FF    " calcext:value-type="string">
            <text:p>01 00 C0 FF <text:s text:c="3"/></text:p>
          </table:table-cell>
          <table:table-cell table:formula="of:=HEX2DEC([.F113])" office:value-type="float" office:value="1" calcext:value-type="float">
            <text:p>1</text:p>
          </table:table-cell>
          <table:table-cell table:formula="of:=HEX2DEC([.G113])" office:value-type="float" office:value="0" calcext:value-type="float">
            <text:p>0</text:p>
          </table:table-cell>
          <table:table-cell table:formula="of:=HEX2DEC([.H113])" office:value-type="float" office:value="192" calcext:value-type="float">
            <text:p>192</text:p>
          </table:table-cell>
          <table:table-cell table:formula="of:=HEX2DEC([.I113])" office:value-type="float" office:value="255" calcext:value-type="float">
            <text:p>255</text:p>
          </table:table-cell>
          <table:table-cell table:formula="of:=HEX2DEC([.J113])" office:value-type="float" office:value="0" calcext:value-type="float">
            <text:p>0</text:p>
          </table:table-cell>
          <table:table-cell table:formula="of:=HEX2DEC([.K113])" office:value-type="float" office:value="0" calcext:value-type="float">
            <text:p>0</text:p>
          </table:table-cell>
          <table:table-cell table:formula="of:=HEX2DEC([.L113])" office:value-type="float" office:value="0" calcext:value-type="float">
            <text:p>0</text:p>
          </table:table-cell>
          <table:table-cell table:formula="of:=HEX2DEC([.M113])" office:value-type="float" office:value="0" calcext:value-type="float">
            <text:p>0</text:p>
          </table:table-cell>
          <table:table-cell table:formula="of:=HEX2DEC([.N113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DRIVER SEAT MOVEMENT REAR</text:p>
          </table:table-cell>
          <table:table-cell office:value-type="string" calcext:value-type="string">
            <text:p>t0DA40200C0FF</text:p>
          </table:table-cell>
          <table:table-cell table:style-name="ce6" table:formula="of:=IF([.B114]=&quot;&quot;;&quot;&quot;;MID([.B114];2;3))" office:value-type="string" office:string-value="0DA" calcext:value-type="string">
            <text:p>0DA</text:p>
          </table:table-cell>
          <table:table-cell table:formula="of:=MID([.B114];5;1)" office:value-type="string" office:string-value="4" calcext:value-type="string">
            <text:p>4</text:p>
          </table:table-cell>
          <table:table-cell table:formula="of:=MID([.B114];6;50)" office:value-type="string" office:string-value="0200C0FF" calcext:value-type="string">
            <text:p>0200C0FF</text:p>
          </table:table-cell>
          <table:table-cell table:formula="of:=MID([.$E114];1;2)" office:value-type="string" office:string-value="02" calcext:value-type="string">
            <text:p>02</text:p>
          </table:table-cell>
          <table:table-cell table:style-name="ce8" table:formula="of:=MID([.$E114];3;2)" office:value-type="string" office:string-value="00" calcext:value-type="string">
            <text:p>00</text:p>
          </table:table-cell>
          <table:table-cell table:style-name="ce8" table:formula="of:=MID([.$E114];5;2)" office:value-type="string" office:string-value="C0" calcext:value-type="string">
            <text:p>C0</text:p>
          </table:table-cell>
          <table:table-cell table:style-name="ce8" table:formula="of:=MID([.$E114];7;2)" office:value-type="string" office:string-value="FF" calcext:value-type="string">
            <text:p>FF</text:p>
          </table:table-cell>
          <table:table-cell table:style-name="ce8" table:formula="of:=MID([.$E114];9;2)">
            <text:p/>
          </table:table-cell>
          <table:table-cell table:style-name="ce8" table:formula="of:=MID([.$E114];11;2)">
            <text:p/>
          </table:table-cell>
          <table:table-cell table:style-name="ce8" table:formula="of:=MID([.$E114];13;2)">
            <text:p/>
          </table:table-cell>
          <table:table-cell table:style-name="ce8" table:formula="of:=MID([.$E114];15;2)">
            <text:p/>
          </table:table-cell>
          <table:table-cell table:style-name="ce8"/>
          <table:table-cell table:formula="of:=CONCATENATE([.F114];&quot; &quot;;[.G114];&quot; &quot;;[.H114];&quot; &quot;;[.I114];&quot; &quot;;[.J114];&quot; &quot;;[.K114];&quot; &quot;;[.L114];&quot; &quot;;[.M114])" office:value-type="string" office:string-value="02 00 C0 FF    " calcext:value-type="string">
            <text:p>02 00 C0 FF <text:s text:c="3"/></text:p>
          </table:table-cell>
          <table:table-cell table:formula="of:=HEX2DEC([.F114])" office:value-type="float" office:value="2" calcext:value-type="float">
            <text:p>2</text:p>
          </table:table-cell>
          <table:table-cell table:formula="of:=HEX2DEC([.G114])" office:value-type="float" office:value="0" calcext:value-type="float">
            <text:p>0</text:p>
          </table:table-cell>
          <table:table-cell table:formula="of:=HEX2DEC([.H114])" office:value-type="float" office:value="192" calcext:value-type="float">
            <text:p>192</text:p>
          </table:table-cell>
          <table:table-cell table:formula="of:=HEX2DEC([.I114])" office:value-type="float" office:value="255" calcext:value-type="float">
            <text:p>255</text:p>
          </table:table-cell>
          <table:table-cell table:formula="of:=HEX2DEC([.J114])" office:value-type="float" office:value="0" calcext:value-type="float">
            <text:p>0</text:p>
          </table:table-cell>
          <table:table-cell table:formula="of:=HEX2DEC([.K114])" office:value-type="float" office:value="0" calcext:value-type="float">
            <text:p>0</text:p>
          </table:table-cell>
          <table:table-cell table:formula="of:=HEX2DEC([.L114])" office:value-type="float" office:value="0" calcext:value-type="float">
            <text:p>0</text:p>
          </table:table-cell>
          <table:table-cell table:formula="of:=HEX2DEC([.M114])" office:value-type="float" office:value="0" calcext:value-type="float">
            <text:p>0</text:p>
          </table:table-cell>
          <table:table-cell table:formula="of:=HEX2DEC([.N114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DRIVER SEAT MOVEMENT UP</text:p>
          </table:table-cell>
          <table:table-cell office:value-type="string" calcext:value-type="string">
            <text:p>t0DA40400C0FF</text:p>
          </table:table-cell>
          <table:table-cell table:style-name="ce6" table:formula="of:=IF([.B115]=&quot;&quot;;&quot;&quot;;MID([.B115];2;3))" office:value-type="string" office:string-value="0DA" calcext:value-type="string">
            <text:p>0DA</text:p>
          </table:table-cell>
          <table:table-cell table:formula="of:=MID([.B115];5;1)" office:value-type="string" office:string-value="4" calcext:value-type="string">
            <text:p>4</text:p>
          </table:table-cell>
          <table:table-cell table:formula="of:=MID([.B115];6;50)" office:value-type="string" office:string-value="0400C0FF" calcext:value-type="string">
            <text:p>0400C0FF</text:p>
          </table:table-cell>
          <table:table-cell table:formula="of:=MID([.$E115];1;2)" office:value-type="string" office:string-value="04" calcext:value-type="string">
            <text:p>04</text:p>
          </table:table-cell>
          <table:table-cell table:style-name="ce8" table:formula="of:=MID([.$E115];3;2)" office:value-type="string" office:string-value="00" calcext:value-type="string">
            <text:p>00</text:p>
          </table:table-cell>
          <table:table-cell table:style-name="ce8" table:formula="of:=MID([.$E115];5;2)" office:value-type="string" office:string-value="C0" calcext:value-type="string">
            <text:p>C0</text:p>
          </table:table-cell>
          <table:table-cell table:style-name="ce8" table:formula="of:=MID([.$E115];7;2)" office:value-type="string" office:string-value="FF" calcext:value-type="string">
            <text:p>FF</text:p>
          </table:table-cell>
          <table:table-cell table:style-name="ce8" table:formula="of:=MID([.$E115];9;2)">
            <text:p/>
          </table:table-cell>
          <table:table-cell table:style-name="ce8" table:formula="of:=MID([.$E115];11;2)">
            <text:p/>
          </table:table-cell>
          <table:table-cell table:style-name="ce8" table:formula="of:=MID([.$E115];13;2)">
            <text:p/>
          </table:table-cell>
          <table:table-cell table:style-name="ce8" table:formula="of:=MID([.$E115];15;2)">
            <text:p/>
          </table:table-cell>
          <table:table-cell table:style-name="ce8"/>
          <table:table-cell table:formula="of:=CONCATENATE([.F115];&quot; &quot;;[.G115];&quot; &quot;;[.H115];&quot; &quot;;[.I115];&quot; &quot;;[.J115];&quot; &quot;;[.K115];&quot; &quot;;[.L115];&quot; &quot;;[.M115])" office:value-type="string" office:string-value="04 00 C0 FF    " calcext:value-type="string">
            <text:p>04 00 C0 FF <text:s text:c="3"/></text:p>
          </table:table-cell>
          <table:table-cell table:formula="of:=HEX2DEC([.F115])" office:value-type="float" office:value="4" calcext:value-type="float">
            <text:p>4</text:p>
          </table:table-cell>
          <table:table-cell table:formula="of:=HEX2DEC([.G115])" office:value-type="float" office:value="0" calcext:value-type="float">
            <text:p>0</text:p>
          </table:table-cell>
          <table:table-cell table:formula="of:=HEX2DEC([.H115])" office:value-type="float" office:value="192" calcext:value-type="float">
            <text:p>192</text:p>
          </table:table-cell>
          <table:table-cell table:formula="of:=HEX2DEC([.I115])" office:value-type="float" office:value="255" calcext:value-type="float">
            <text:p>255</text:p>
          </table:table-cell>
          <table:table-cell table:formula="of:=HEX2DEC([.J115])" office:value-type="float" office:value="0" calcext:value-type="float">
            <text:p>0</text:p>
          </table:table-cell>
          <table:table-cell table:formula="of:=HEX2DEC([.K115])" office:value-type="float" office:value="0" calcext:value-type="float">
            <text:p>0</text:p>
          </table:table-cell>
          <table:table-cell table:formula="of:=HEX2DEC([.L115])" office:value-type="float" office:value="0" calcext:value-type="float">
            <text:p>0</text:p>
          </table:table-cell>
          <table:table-cell table:formula="of:=HEX2DEC([.M115])" office:value-type="float" office:value="0" calcext:value-type="float">
            <text:p>0</text:p>
          </table:table-cell>
          <table:table-cell table:formula="of:=HEX2DEC([.N115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DRIVER SEAT MOVEMENT DOWN</text:p>
          </table:table-cell>
          <table:table-cell office:value-type="string" calcext:value-type="string">
            <text:p>t0DA40800C0FF</text:p>
          </table:table-cell>
          <table:table-cell table:style-name="ce6" table:formula="of:=IF([.B116]=&quot;&quot;;&quot;&quot;;MID([.B116];2;3))" office:value-type="string" office:string-value="0DA" calcext:value-type="string">
            <text:p>0DA</text:p>
          </table:table-cell>
          <table:table-cell table:formula="of:=MID([.B116];5;1)" office:value-type="string" office:string-value="4" calcext:value-type="string">
            <text:p>4</text:p>
          </table:table-cell>
          <table:table-cell table:formula="of:=MID([.B116];6;50)" office:value-type="string" office:string-value="0800C0FF" calcext:value-type="string">
            <text:p>0800C0FF</text:p>
          </table:table-cell>
          <table:table-cell table:formula="of:=MID([.$E116];1;2)" office:value-type="string" office:string-value="08" calcext:value-type="string">
            <text:p>08</text:p>
          </table:table-cell>
          <table:table-cell table:style-name="ce8" table:formula="of:=MID([.$E116];3;2)" office:value-type="string" office:string-value="00" calcext:value-type="string">
            <text:p>00</text:p>
          </table:table-cell>
          <table:table-cell table:style-name="ce8" table:formula="of:=MID([.$E116];5;2)" office:value-type="string" office:string-value="C0" calcext:value-type="string">
            <text:p>C0</text:p>
          </table:table-cell>
          <table:table-cell table:style-name="ce8" table:formula="of:=MID([.$E116];7;2)" office:value-type="string" office:string-value="FF" calcext:value-type="string">
            <text:p>FF</text:p>
          </table:table-cell>
          <table:table-cell table:style-name="ce8" table:formula="of:=MID([.$E116];9;2)">
            <text:p/>
          </table:table-cell>
          <table:table-cell table:style-name="ce8" table:formula="of:=MID([.$E116];11;2)">
            <text:p/>
          </table:table-cell>
          <table:table-cell table:style-name="ce8" table:formula="of:=MID([.$E116];13;2)">
            <text:p/>
          </table:table-cell>
          <table:table-cell table:style-name="ce8" table:formula="of:=MID([.$E116];15;2)">
            <text:p/>
          </table:table-cell>
          <table:table-cell table:style-name="ce8"/>
          <table:table-cell table:formula="of:=CONCATENATE([.F116];&quot; &quot;;[.G116];&quot; &quot;;[.H116];&quot; &quot;;[.I116];&quot; &quot;;[.J116];&quot; &quot;;[.K116];&quot; &quot;;[.L116];&quot; &quot;;[.M116])" office:value-type="string" office:string-value="08 00 C0 FF    " calcext:value-type="string">
            <text:p>08 00 C0 FF <text:s text:c="3"/></text:p>
          </table:table-cell>
          <table:table-cell table:formula="of:=HEX2DEC([.F116])" office:value-type="float" office:value="8" calcext:value-type="float">
            <text:p>8</text:p>
          </table:table-cell>
          <table:table-cell table:formula="of:=HEX2DEC([.G116])" office:value-type="float" office:value="0" calcext:value-type="float">
            <text:p>0</text:p>
          </table:table-cell>
          <table:table-cell table:formula="of:=HEX2DEC([.H116])" office:value-type="float" office:value="192" calcext:value-type="float">
            <text:p>192</text:p>
          </table:table-cell>
          <table:table-cell table:formula="of:=HEX2DEC([.I116])" office:value-type="float" office:value="255" calcext:value-type="float">
            <text:p>255</text:p>
          </table:table-cell>
          <table:table-cell table:formula="of:=HEX2DEC([.J116])" office:value-type="float" office:value="0" calcext:value-type="float">
            <text:p>0</text:p>
          </table:table-cell>
          <table:table-cell table:formula="of:=HEX2DEC([.K116])" office:value-type="float" office:value="0" calcext:value-type="float">
            <text:p>0</text:p>
          </table:table-cell>
          <table:table-cell table:formula="of:=HEX2DEC([.L116])" office:value-type="float" office:value="0" calcext:value-type="float">
            <text:p>0</text:p>
          </table:table-cell>
          <table:table-cell table:formula="of:=HEX2DEC([.M116])" office:value-type="float" office:value="0" calcext:value-type="float">
            <text:p>0</text:p>
          </table:table-cell>
          <table:table-cell table:formula="of:=HEX2DEC([.N116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 table:formula="of:=IF([.B117]=&quot;&quot;;&quot;&quot;;MID([.B117];2;3))">
            <text:p/>
          </table:table-cell>
          <table:table-cell table:formula="of:=MID([.B117];5;1)">
            <text:p/>
          </table:table-cell>
          <table:table-cell table:formula="of:=MID([.B117];6;50)">
            <text:p/>
          </table:table-cell>
          <table:table-cell table:formula="of:=MID([.$E117];1;2)">
            <text:p/>
          </table:table-cell>
          <table:table-cell table:style-name="ce8" table:formula="of:=MID([.$E117];3;2)">
            <text:p/>
          </table:table-cell>
          <table:table-cell table:style-name="ce8" table:formula="of:=MID([.$E117];5;2)">
            <text:p/>
          </table:table-cell>
          <table:table-cell table:style-name="ce8" table:formula="of:=MID([.$E117];7;2)">
            <text:p/>
          </table:table-cell>
          <table:table-cell table:style-name="ce8" table:formula="of:=MID([.$E117];9;2)">
            <text:p/>
          </table:table-cell>
          <table:table-cell table:style-name="ce8" table:formula="of:=MID([.$E117];11;2)">
            <text:p/>
          </table:table-cell>
          <table:table-cell table:style-name="ce8" table:formula="of:=MID([.$E117];13;2)">
            <text:p/>
          </table:table-cell>
          <table:table-cell table:style-name="ce8" table:formula="of:=MID([.$E117];15;2)">
            <text:p/>
          </table:table-cell>
          <table:table-cell table:style-name="ce8"/>
          <table:table-cell table:formula="of:=CONCATENATE([.F117];&quot; &quot;;[.G117];&quot; &quot;;[.H117];&quot; &quot;;[.I117];&quot; &quot;;[.J117];&quot; &quot;;[.K117];&quot; &quot;;[.L117];&quot; &quot;;[.M117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RIVER SEAT TILT CLOCKWISE</text:p>
          </table:table-cell>
          <table:table-cell office:value-type="string" calcext:value-type="string">
            <text:p>t0DA42000C0FF</text:p>
          </table:table-cell>
          <table:table-cell table:style-name="ce6" table:formula="of:=IF([.B118]=&quot;&quot;;&quot;&quot;;MID([.B118];2;3))" office:value-type="string" office:string-value="0DA" calcext:value-type="string">
            <text:p>0DA</text:p>
          </table:table-cell>
          <table:table-cell table:formula="of:=MID([.B118];5;1)" office:value-type="string" office:string-value="4" calcext:value-type="string">
            <text:p>4</text:p>
          </table:table-cell>
          <table:table-cell table:formula="of:=MID([.B118];6;50)" office:value-type="string" office:string-value="2000C0FF" calcext:value-type="string">
            <text:p>2000C0FF</text:p>
          </table:table-cell>
          <table:table-cell table:formula="of:=MID([.$E118];1;2)" office:value-type="string" office:string-value="20" calcext:value-type="string">
            <text:p>20</text:p>
          </table:table-cell>
          <table:table-cell table:style-name="ce8" table:formula="of:=MID([.$E118];3;2)" office:value-type="string" office:string-value="00" calcext:value-type="string">
            <text:p>00</text:p>
          </table:table-cell>
          <table:table-cell table:style-name="ce8" table:formula="of:=MID([.$E118];5;2)" office:value-type="string" office:string-value="C0" calcext:value-type="string">
            <text:p>C0</text:p>
          </table:table-cell>
          <table:table-cell table:style-name="ce8" table:formula="of:=MID([.$E118];7;2)" office:value-type="string" office:string-value="FF" calcext:value-type="string">
            <text:p>FF</text:p>
          </table:table-cell>
          <table:table-cell table:style-name="ce8" table:formula="of:=MID([.$E118];9;2)">
            <text:p/>
          </table:table-cell>
          <table:table-cell table:style-name="ce8" table:formula="of:=MID([.$E118];11;2)">
            <text:p/>
          </table:table-cell>
          <table:table-cell table:style-name="ce8" table:formula="of:=MID([.$E118];13;2)">
            <text:p/>
          </table:table-cell>
          <table:table-cell table:style-name="ce8" table:formula="of:=MID([.$E118];15;2)">
            <text:p/>
          </table:table-cell>
          <table:table-cell table:style-name="ce8"/>
          <table:table-cell table:formula="of:=CONCATENATE([.F118];&quot; &quot;;[.G118];&quot; &quot;;[.H118];&quot; &quot;;[.I118];&quot; &quot;;[.J118];&quot; &quot;;[.K118];&quot; &quot;;[.L118];&quot; &quot;;[.M118])" office:value-type="string" office:string-value="20 00 C0 FF    " calcext:value-type="string">
            <text:p>20 00 C0 FF <text:s text:c="3"/></text:p>
          </table:table-cell>
          <table:table-cell table:formula="of:=HEX2DEC([.F118])" office:value-type="float" office:value="32" calcext:value-type="float">
            <text:p>32</text:p>
          </table:table-cell>
          <table:table-cell table:formula="of:=HEX2DEC([.G118])" office:value-type="float" office:value="0" calcext:value-type="float">
            <text:p>0</text:p>
          </table:table-cell>
          <table:table-cell table:formula="of:=HEX2DEC([.H118])" office:value-type="float" office:value="192" calcext:value-type="float">
            <text:p>192</text:p>
          </table:table-cell>
          <table:table-cell table:formula="of:=HEX2DEC([.I118])" office:value-type="float" office:value="255" calcext:value-type="float">
            <text:p>255</text:p>
          </table:table-cell>
          <table:table-cell table:formula="of:=HEX2DEC([.J118])" office:value-type="float" office:value="0" calcext:value-type="float">
            <text:p>0</text:p>
          </table:table-cell>
          <table:table-cell table:formula="of:=HEX2DEC([.K118])" office:value-type="float" office:value="0" calcext:value-type="float">
            <text:p>0</text:p>
          </table:table-cell>
          <table:table-cell table:formula="of:=HEX2DEC([.L118])" office:value-type="float" office:value="0" calcext:value-type="float">
            <text:p>0</text:p>
          </table:table-cell>
          <table:table-cell table:formula="of:=HEX2DEC([.M118])" office:value-type="float" office:value="0" calcext:value-type="float">
            <text:p>0</text:p>
          </table:table-cell>
          <table:table-cell table:formula="of:=HEX2DEC([.N118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DRIVER SEAT TILT COUNTERCLOCKWISE</text:p>
          </table:table-cell>
          <table:table-cell office:value-type="string" calcext:value-type="string">
            <text:p>t0DA41000C0FF</text:p>
          </table:table-cell>
          <table:table-cell table:style-name="ce6" table:formula="of:=IF([.B119]=&quot;&quot;;&quot;&quot;;MID([.B119];2;3))" office:value-type="string" office:string-value="0DA" calcext:value-type="string">
            <text:p>0DA</text:p>
          </table:table-cell>
          <table:table-cell table:formula="of:=MID([.B119];5;1)" office:value-type="string" office:string-value="4" calcext:value-type="string">
            <text:p>4</text:p>
          </table:table-cell>
          <table:table-cell table:formula="of:=MID([.B119];6;50)" office:value-type="string" office:string-value="1000C0FF" calcext:value-type="string">
            <text:p>1000C0FF</text:p>
          </table:table-cell>
          <table:table-cell table:formula="of:=MID([.$E119];1;2)" office:value-type="string" office:string-value="10" calcext:value-type="string">
            <text:p>10</text:p>
          </table:table-cell>
          <table:table-cell table:style-name="ce8" table:formula="of:=MID([.$E119];3;2)" office:value-type="string" office:string-value="00" calcext:value-type="string">
            <text:p>00</text:p>
          </table:table-cell>
          <table:table-cell table:style-name="ce8" table:formula="of:=MID([.$E119];5;2)" office:value-type="string" office:string-value="C0" calcext:value-type="string">
            <text:p>C0</text:p>
          </table:table-cell>
          <table:table-cell table:style-name="ce8" table:formula="of:=MID([.$E119];7;2)" office:value-type="string" office:string-value="FF" calcext:value-type="string">
            <text:p>FF</text:p>
          </table:table-cell>
          <table:table-cell table:style-name="ce8" table:formula="of:=MID([.$E119];9;2)">
            <text:p/>
          </table:table-cell>
          <table:table-cell table:style-name="ce8" table:formula="of:=MID([.$E119];11;2)">
            <text:p/>
          </table:table-cell>
          <table:table-cell table:style-name="ce8" table:formula="of:=MID([.$E119];13;2)">
            <text:p/>
          </table:table-cell>
          <table:table-cell table:style-name="ce8" table:formula="of:=MID([.$E119];15;2)">
            <text:p/>
          </table:table-cell>
          <table:table-cell table:style-name="ce8"/>
          <table:table-cell table:formula="of:=CONCATENATE([.F119];&quot; &quot;;[.G119];&quot; &quot;;[.H119];&quot; &quot;;[.I119];&quot; &quot;;[.J119];&quot; &quot;;[.K119];&quot; &quot;;[.L119];&quot; &quot;;[.M119])" office:value-type="string" office:string-value="10 00 C0 FF    " calcext:value-type="string">
            <text:p>10 00 C0 FF <text:s text:c="3"/></text:p>
          </table:table-cell>
          <table:table-cell table:formula="of:=HEX2DEC([.F119])" office:value-type="float" office:value="16" calcext:value-type="float">
            <text:p>16</text:p>
          </table:table-cell>
          <table:table-cell table:formula="of:=HEX2DEC([.G119])" office:value-type="float" office:value="0" calcext:value-type="float">
            <text:p>0</text:p>
          </table:table-cell>
          <table:table-cell table:formula="of:=HEX2DEC([.H119])" office:value-type="float" office:value="192" calcext:value-type="float">
            <text:p>192</text:p>
          </table:table-cell>
          <table:table-cell table:formula="of:=HEX2DEC([.I119])" office:value-type="float" office:value="255" calcext:value-type="float">
            <text:p>255</text:p>
          </table:table-cell>
          <table:table-cell table:formula="of:=HEX2DEC([.J119])" office:value-type="float" office:value="0" calcext:value-type="float">
            <text:p>0</text:p>
          </table:table-cell>
          <table:table-cell table:formula="of:=HEX2DEC([.K119])" office:value-type="float" office:value="0" calcext:value-type="float">
            <text:p>0</text:p>
          </table:table-cell>
          <table:table-cell table:formula="of:=HEX2DEC([.L119])" office:value-type="float" office:value="0" calcext:value-type="float">
            <text:p>0</text:p>
          </table:table-cell>
          <table:table-cell table:formula="of:=HEX2DEC([.M119])" office:value-type="float" office:value="0" calcext:value-type="float">
            <text:p>0</text:p>
          </table:table-cell>
          <table:table-cell table:formula="of:=HEX2DEC([.N119])" office:value-type="float" office:value="0" calcext:value-type="float">
            <text:p>0</text:p>
          </table:table-cell>
          <table:table-cell table:number-columns-repeated="1000"/>
        </table:table-row>
        <table:table-row table:style-name="ro2" table:number-rows-repeated="3">
          <table:table-cell table:number-columns-repeated="2"/>
          <table:table-cell table:style-name="ce6"/>
          <table:table-cell table:number-columns-repeated="3"/>
          <table:table-cell table:style-name="ce8" table:number-columns-repeated="8"/>
          <table:table-cell table:number-columns-repeated="1010"/>
        </table:table-row>
        <table:table-row table:style-name="ro2">
          <table:table-cell table:number-columns-repeated="2"/>
          <table:table-cell table:style-name="ce6" table:formula="of:=IF([.B123]=&quot;&quot;;&quot;&quot;;MID([.B123];2;3))">
            <text:p/>
          </table:table-cell>
          <table:table-cell table:formula="of:=MID([.B123];5;1)">
            <text:p/>
          </table:table-cell>
          <table:table-cell table:formula="of:=MID([.B123];6;50)">
            <text:p/>
          </table:table-cell>
          <table:table-cell table:formula="of:=MID([.$E123];1;2)">
            <text:p/>
          </table:table-cell>
          <table:table-cell table:style-name="ce8" table:formula="of:=MID([.$E123];3;2)">
            <text:p/>
          </table:table-cell>
          <table:table-cell table:style-name="ce8" table:formula="of:=MID([.$E123];5;2)">
            <text:p/>
          </table:table-cell>
          <table:table-cell table:style-name="ce8" table:formula="of:=MID([.$E123];7;2)">
            <text:p/>
          </table:table-cell>
          <table:table-cell table:style-name="ce8" table:formula="of:=MID([.$E123];9;2)">
            <text:p/>
          </table:table-cell>
          <table:table-cell table:style-name="ce8" table:formula="of:=MID([.$E123];11;2)">
            <text:p/>
          </table:table-cell>
          <table:table-cell table:style-name="ce8" table:formula="of:=MID([.$E123];13;2)">
            <text:p/>
          </table:table-cell>
          <table:table-cell table:style-name="ce8" table:formula="of:=MID([.$E123];15;2)">
            <text:p/>
          </table:table-cell>
          <table:table-cell table:style-name="ce8"/>
          <table:table-cell table:formula="of:=CONCATENATE([.F123];&quot; &quot;;[.G123];&quot; &quot;;[.H123];&quot; &quot;;[.I123];&quot; &quot;;[.J123];&quot; &quot;;[.K123];&quot; &quot;;[.L123];&quot; &quot;;[.M123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4">
          <table:table-cell table:style-name="ce3" office:value-type="string" calcext:value-type="string">
            <text:p>i-Drive wheel commands</text:p>
          </table:table-cell>
          <table:table-cell/>
          <table:table-cell table:style-name="ce6" table:formula="of:=IF([.B124]=&quot;&quot;;&quot;&quot;;MID([.B124];2;3))">
            <text:p/>
          </table:table-cell>
          <table:table-cell table:formula="of:=MID([.B124];5;1)">
            <text:p/>
          </table:table-cell>
          <table:table-cell table:formula="of:=MID([.B124];6;50)">
            <text:p/>
          </table:table-cell>
          <table:table-cell table:formula="of:=MID([.$E124];1;2)">
            <text:p/>
          </table:table-cell>
          <table:table-cell table:style-name="ce8" table:formula="of:=MID([.$E124];3;2)">
            <text:p/>
          </table:table-cell>
          <table:table-cell table:style-name="ce8" table:formula="of:=MID([.$E124];5;2)">
            <text:p/>
          </table:table-cell>
          <table:table-cell table:style-name="ce8" table:formula="of:=MID([.$E124];7;2)">
            <text:p/>
          </table:table-cell>
          <table:table-cell table:style-name="ce8" table:formula="of:=MID([.$E124];9;2)">
            <text:p/>
          </table:table-cell>
          <table:table-cell table:style-name="ce8" table:formula="of:=MID([.$E124];11;2)">
            <text:p/>
          </table:table-cell>
          <table:table-cell table:style-name="ce8" table:formula="of:=MID([.$E124];13;2)">
            <text:p/>
          </table:table-cell>
          <table:table-cell table:style-name="ce8" table:formula="of:=MID([.$E124];15;2)">
            <text:p/>
          </table:table-cell>
          <table:table-cell table:style-name="ce8"/>
          <table:table-cell table:formula="of:=CONCATENATE([.F124];&quot; &quot;;[.G124];&quot; &quot;;[.H124];&quot; &quot;;[.I124];&quot; &quot;;[.J124];&quot; &quot;;[.K124];&quot; &quot;;[.L124];&quot; &quot;;[.M124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t1B860F00FD003322</text:p>
          </table:table-cell>
          <table:table-cell table:style-name="ce6" table:formula="of:=IF([.B125]=&quot;&quot;;&quot;&quot;;MID([.B125];2;3))" office:value-type="string" office:string-value="1B8" calcext:value-type="string">
            <text:p>1B8</text:p>
          </table:table-cell>
          <table:table-cell table:formula="of:=MID([.B125];5;1)" office:value-type="string" office:string-value="6" calcext:value-type="string">
            <text:p>6</text:p>
          </table:table-cell>
          <table:table-cell table:formula="of:=MID([.B125];6;50)" office:value-type="string" office:string-value="0F00FD003322" calcext:value-type="string">
            <text:p>0F00FD003322</text:p>
          </table:table-cell>
          <table:table-cell table:formula="of:=MID([.$E125];1;2)" office:value-type="string" office:string-value="0F" calcext:value-type="string">
            <text:p>0F</text:p>
          </table:table-cell>
          <table:table-cell table:style-name="ce8" table:formula="of:=MID([.$E125];3;2)" office:value-type="string" office:string-value="00" calcext:value-type="string">
            <text:p>00</text:p>
          </table:table-cell>
          <table:table-cell table:style-name="ce8" table:formula="of:=MID([.$E125];5;2)" office:value-type="string" office:string-value="FD" calcext:value-type="string">
            <text:p>FD</text:p>
          </table:table-cell>
          <table:table-cell table:style-name="ce8" table:formula="of:=MID([.$E125];7;2)" office:value-type="string" office:string-value="00" calcext:value-type="string">
            <text:p>00</text:p>
          </table:table-cell>
          <table:table-cell table:style-name="ce8" table:formula="of:=MID([.$E125];9;2)" office:value-type="string" office:string-value="33" calcext:value-type="string">
            <text:p>33</text:p>
          </table:table-cell>
          <table:table-cell table:style-name="ce8" table:formula="of:=MID([.$E125];11;2)" office:value-type="string" office:string-value="22" calcext:value-type="string">
            <text:p>22</text:p>
          </table:table-cell>
          <table:table-cell table:style-name="ce8" table:formula="of:=MID([.$E125];13;2)">
            <text:p/>
          </table:table-cell>
          <table:table-cell table:style-name="ce8" table:formula="of:=MID([.$E125];15;2)">
            <text:p/>
          </table:table-cell>
          <table:table-cell table:style-name="ce8"/>
          <table:table-cell table:formula="of:=CONCATENATE([.F125];&quot; &quot;;[.G125];&quot; &quot;;[.H125];&quot; &quot;;[.I125];&quot; &quot;;[.J125];&quot; &quot;;[.K125];&quot; &quot;;[.L125];&quot; &quot;;[.M125])" office:value-type="string" office:string-value="0F 00 FD 00 33 22  " calcext:value-type="string">
            <text:p>0F 00 FD 00 33 22 <text:s/></text:p>
          </table:table-cell>
          <table:table-cell table:formula="of:=HEX2DEC([.F125])" office:value-type="float" office:value="15" calcext:value-type="float">
            <text:p>15</text:p>
          </table:table-cell>
          <table:table-cell table:formula="of:=HEX2DEC([.G125])" office:value-type="float" office:value="0" calcext:value-type="float">
            <text:p>0</text:p>
          </table:table-cell>
          <table:table-cell table:formula="of:=HEX2DEC([.H125])" office:value-type="float" office:value="253" calcext:value-type="float">
            <text:p>253</text:p>
          </table:table-cell>
          <table:table-cell table:formula="of:=HEX2DEC([.I125])" office:value-type="float" office:value="0" calcext:value-type="float">
            <text:p>0</text:p>
          </table:table-cell>
          <table:table-cell table:formula="of:=HEX2DEC([.J125])" office:value-type="float" office:value="51" calcext:value-type="float">
            <text:p>51</text:p>
          </table:table-cell>
          <table:table-cell table:formula="of:=HEX2DEC([.K125])" office:value-type="float" office:value="34" calcext:value-type="float">
            <text:p>34</text:p>
          </table:table-cell>
          <table:table-cell table:formula="of:=HEX2DEC([.L125])" office:value-type="float" office:value="0" calcext:value-type="float">
            <text:p>0</text:p>
          </table:table-cell>
          <table:table-cell table:formula="of:=HEX2DEC([.M125])" office:value-type="float" office:value="0" calcext:value-type="float">
            <text:p>0</text:p>
          </table:table-cell>
          <table:table-cell table:formula="of:=HEX2DEC([.N125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t1B860F00nnnnF216</text:p>
          </table:table-cell>
          <table:table-cell table:style-name="ce6" table:formula="of:=IF([.B126]=&quot;&quot;;&quot;&quot;;MID([.B126];2;3))" office:value-type="string" office:string-value="1B8" calcext:value-type="string">
            <text:p>1B8</text:p>
          </table:table-cell>
          <table:table-cell table:formula="of:=MID([.B126];5;1)" office:value-type="string" office:string-value="6" calcext:value-type="string">
            <text:p>6</text:p>
          </table:table-cell>
          <table:table-cell table:formula="of:=MID([.B126];6;50)" office:value-type="string" office:string-value="0F00nnnnF216" calcext:value-type="string">
            <text:p>0F00nnnnF216</text:p>
          </table:table-cell>
          <table:table-cell table:formula="of:=MID([.$E126];1;2)" office:value-type="string" office:string-value="0F" calcext:value-type="string">
            <text:p>0F</text:p>
          </table:table-cell>
          <table:table-cell table:style-name="ce8" table:formula="of:=MID([.$E126];3;2)" office:value-type="string" office:string-value="00" calcext:value-type="string">
            <text:p>00</text:p>
          </table:table-cell>
          <table:table-cell table:style-name="ce8" table:formula="of:=MID([.$E126];5;2)" office:value-type="string" office:string-value="nn" calcext:value-type="string">
            <text:p>nn</text:p>
          </table:table-cell>
          <table:table-cell table:style-name="ce8" table:formula="of:=MID([.$E126];7;2)" office:value-type="string" office:string-value="nn" calcext:value-type="string">
            <text:p>nn</text:p>
          </table:table-cell>
          <table:table-cell table:style-name="ce8" table:formula="of:=MID([.$E126];9;2)" office:value-type="string" office:string-value="F2" calcext:value-type="string">
            <text:p>F2</text:p>
          </table:table-cell>
          <table:table-cell table:style-name="ce8" table:formula="of:=MID([.$E126];11;2)" office:value-type="string" office:string-value="16" calcext:value-type="string">
            <text:p>16</text:p>
          </table:table-cell>
          <table:table-cell table:style-name="ce8" table:formula="of:=MID([.$E126];13;2)">
            <text:p/>
          </table:table-cell>
          <table:table-cell table:style-name="ce8" table:formula="of:=MID([.$E126];15;2)">
            <text:p/>
          </table:table-cell>
          <table:table-cell table:style-name="ce8"/>
          <table:table-cell table:formula="of:=CONCATENATE([.F126];&quot; &quot;;[.G126];&quot; &quot;;[.H126];&quot; &quot;;[.I126];&quot; &quot;;[.J126];&quot; &quot;;[.K126];&quot; &quot;;[.L126];&quot; &quot;;[.M126])" office:value-type="string" office:string-value="0F 00 nn nn F2 16  " calcext:value-type="string">
            <text:p>0F 00 nn nn F2 16 <text:s/></text:p>
          </table:table-cell>
          <table:table-cell table:formula="of:=HEX2DEC([.F126])" office:value-type="float" office:value="15" calcext:value-type="float">
            <text:p>15</text:p>
          </table:table-cell>
          <table:table-cell table:formula="of:=HEX2DEC([.G126])" office:value-type="float" office:value="0" calcext:value-type="float">
            <text:p>0</text:p>
          </table:table-cell>
          <table:table-cell table:number-columns-repeated="2" office:value-type="string" calcext:value-type="string">
            <text:p>nn</text:p>
          </table:table-cell>
          <table:table-cell table:formula="of:=HEX2DEC([.J126])" office:value-type="float" office:value="242" calcext:value-type="float">
            <text:p>242</text:p>
          </table:table-cell>
          <table:table-cell table:formula="of:=HEX2DEC([.K126])" office:value-type="float" office:value="22" calcext:value-type="float">
            <text:p>22</text:p>
          </table:table-cell>
          <table:table-cell table:formula="of:=HEX2DEC([.L126])" office:value-type="float" office:value="0" calcext:value-type="float">
            <text:p>0</text:p>
          </table:table-cell>
          <table:table-cell table:formula="of:=HEX2DEC([.M126])" office:value-type="float" office:value="0" calcext:value-type="float">
            <text:p>0</text:p>
          </table:table-cell>
          <table:table-cell table:formula="of:=HEX2DEC([.N126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I-DRIVE ROTATION</text:p>
          </table:table-cell>
          <table:table-cell office:value-type="string" calcext:value-type="string">
            <text:p>t1B860F00F9FF7722 </text:p>
          </table:table-cell>
          <table:table-cell table:style-name="ce6" table:formula="of:=IF([.B127]=&quot;&quot;;&quot;&quot;;MID([.B127];2;3))" office:value-type="string" office:string-value="1B8" calcext:value-type="string">
            <text:p>1B8</text:p>
          </table:table-cell>
          <table:table-cell table:formula="of:=MID([.B127];5;1)" office:value-type="string" office:string-value="6" calcext:value-type="string">
            <text:p>6</text:p>
          </table:table-cell>
          <table:table-cell table:formula="of:=MID([.B127];6;50)" office:value-type="string" office:string-value="0F00F9FF7722 " calcext:value-type="string">
            <text:p>0F00F9FF7722 </text:p>
          </table:table-cell>
          <table:table-cell table:formula="of:=MID([.$E127];1;2)" office:value-type="string" office:string-value="0F" calcext:value-type="string">
            <text:p>0F</text:p>
          </table:table-cell>
          <table:table-cell table:style-name="ce8" table:formula="of:=MID([.$E127];3;2)" office:value-type="string" office:string-value="00" calcext:value-type="string">
            <text:p>00</text:p>
          </table:table-cell>
          <table:table-cell table:style-name="ce8" table:formula="of:=MID([.$E127];5;2)" office:value-type="string" office:string-value="F9" calcext:value-type="string">
            <text:p>F9</text:p>
          </table:table-cell>
          <table:table-cell table:style-name="ce8" table:formula="of:=MID([.$E127];7;2)" office:value-type="string" office:string-value="FF" calcext:value-type="string">
            <text:p>FF</text:p>
          </table:table-cell>
          <table:table-cell table:style-name="ce8" table:formula="of:=MID([.$E127];9;2)" office:value-type="string" office:string-value="77" calcext:value-type="string">
            <text:p>77</text:p>
          </table:table-cell>
          <table:table-cell table:style-name="ce8" table:formula="of:=MID([.$E127];11;2)" office:value-type="string" office:string-value="22" calcext:value-type="string">
            <text:p>22</text:p>
          </table:table-cell>
          <table:table-cell table:style-name="ce8"/>
          <table:table-cell table:style-name="ce8" table:formula="of:=MID([.$E127];15;2)">
            <text:p/>
          </table:table-cell>
          <table:table-cell table:style-name="ce8"/>
          <table:table-cell table:formula="of:=CONCATENATE([.F127];&quot; &quot;;[.G127];&quot; &quot;;[.H127];&quot; &quot;;[.I127];&quot; &quot;;[.J127];&quot; &quot;;[.K127];&quot; &quot;;[.L127];&quot; &quot;;[.M127])" office:value-type="string" office:string-value="0F 00 F9 FF 77 22  " calcext:value-type="string">
            <text:p>0F 00 F9 FF 77 22 <text:s/></text:p>
          </table:table-cell>
          <table:table-cell table:formula="of:=HEX2DEC([.F127])" office:value-type="float" office:value="15" calcext:value-type="float">
            <text:p>15</text:p>
          </table:table-cell>
          <table:table-cell table:formula="of:=HEX2DEC([.G127])" office:value-type="float" office:value="0" calcext:value-type="float">
            <text:p>0</text:p>
          </table:table-cell>
          <table:table-cell table:formula="of:=HEX2DEC([.H127])" office:value-type="float" office:value="249" calcext:value-type="float">
            <text:p>249</text:p>
          </table:table-cell>
          <table:table-cell table:formula="of:=HEX2DEC([.I127])" office:value-type="float" office:value="255" calcext:value-type="float">
            <text:p>255</text:p>
          </table:table-cell>
          <table:table-cell table:formula="of:=HEX2DEC([.J127])" office:value-type="float" office:value="119" calcext:value-type="float">
            <text:p>119</text:p>
          </table:table-cell>
          <table:table-cell table:formula="of:=HEX2DEC([.K127])" office:value-type="float" office:value="34" calcext:value-type="float">
            <text:p>34</text:p>
          </table:table-cell>
          <table:table-cell table:formula="of:=HEX2DEC([.L127])" office:value-type="float" office:value="0" calcext:value-type="float">
            <text:p>0</text:p>
          </table:table-cell>
          <table:table-cell table:formula="of:=HEX2DEC([.M127])" office:value-type="float" office:value="0" calcext:value-type="float">
            <text:p>0</text:p>
          </table:table-cell>
          <table:table-cell table:formula="of:=HEX2DEC([.N127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F9 COUNTER</text:p>
          </table:table-cell>
          <table:table-cell/>
          <table:table-cell table:style-name="ce6" table:formula="of:=IF([.B128]=&quot;&quot;;&quot;&quot;;MID([.B128];2;3))">
            <text:p/>
          </table:table-cell>
          <table:table-cell table:formula="of:=MID([.B128];5;1)">
            <text:p/>
          </table:table-cell>
          <table:table-cell table:formula="of:=MID([.B128];6;50)">
            <text:p/>
          </table:table-cell>
          <table:table-cell table:formula="of:=MID([.$E128];1;2)">
            <text:p/>
          </table:table-cell>
          <table:table-cell table:style-name="ce8" table:formula="of:=MID([.$E128];3;2)">
            <text:p/>
          </table:table-cell>
          <table:table-cell table:style-name="ce8" table:formula="of:=MID([.$E128];5;2)">
            <text:p/>
          </table:table-cell>
          <table:table-cell table:style-name="ce8" table:formula="of:=MID([.$E128];7;2)">
            <text:p/>
          </table:table-cell>
          <table:table-cell table:style-name="ce8" table:formula="of:=MID([.$E128];9;2)">
            <text:p/>
          </table:table-cell>
          <table:table-cell table:style-name="ce8" table:formula="of:=MID([.$E128];11;2)">
            <text:p/>
          </table:table-cell>
          <table:table-cell table:style-name="ce8" table:formula="of:=MID([.$E128];13;2)">
            <text:p/>
          </table:table-cell>
          <table:table-cell table:style-name="ce8" table:formula="of:=MID([.$E128];15;2)">
            <text:p/>
          </table:table-cell>
          <table:table-cell table:style-name="ce8"/>
          <table:table-cell table:formula="of:=CONCATENATE([.F128];&quot; &quot;;[.G128];&quot; &quot;;[.H128];&quot; &quot;;[.I128];&quot; &quot;;[.J128];&quot; &quot;;[.K128];&quot; &quot;;[.L128];&quot; &quot;;[.M128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F HAPTIC JUMPS</text:p>
          </table:table-cell>
          <table:table-cell/>
          <table:table-cell table:style-name="ce6" table:formula="of:=IF([.B129]=&quot;&quot;;&quot;&quot;;MID([.B129];2;3))">
            <text:p/>
          </table:table-cell>
          <table:table-cell table:formula="of:=MID([.B129];5;1)">
            <text:p/>
          </table:table-cell>
          <table:table-cell table:formula="of:=MID([.B129];6;50)">
            <text:p/>
          </table:table-cell>
          <table:table-cell table:formula="of:=MID([.$E129];1;2)">
            <text:p/>
          </table:table-cell>
          <table:table-cell table:style-name="ce8" table:formula="of:=MID([.$E129];3;2)">
            <text:p/>
          </table:table-cell>
          <table:table-cell table:style-name="ce8" table:formula="of:=MID([.$E129];5;2)">
            <text:p/>
          </table:table-cell>
          <table:table-cell table:style-name="ce8" table:formula="of:=MID([.$E129];7;2)">
            <text:p/>
          </table:table-cell>
          <table:table-cell table:style-name="ce8" table:formula="of:=MID([.$E129];9;2)">
            <text:p/>
          </table:table-cell>
          <table:table-cell table:style-name="ce8" table:formula="of:=MID([.$E129];11;2)">
            <text:p/>
          </table:table-cell>
          <table:table-cell table:style-name="ce8" table:formula="of:=MID([.$E129];13;2)">
            <text:p/>
          </table:table-cell>
          <table:table-cell table:style-name="ce8" table:formula="of:=MID([.$E129];15;2)">
            <text:p/>
          </table:table-cell>
          <table:table-cell table:style-name="ce8"/>
          <table:table-cell table:formula="of:=CONCATENATE([.F129];&quot; &quot;;[.G129];&quot; &quot;;[.H129];&quot; &quot;;[.I129];&quot; &quot;;[.J129];&quot; &quot;;[.K129];&quot; &quot;;[.L129];&quot; &quot;;[.M129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6"/>
          <table:table-cell table:number-columns-repeated="3"/>
          <table:table-cell table:style-name="ce8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i-drive max left = 00 80 (32768)</text:p>
          </table:table-cell>
          <table:table-cell/>
          <table:table-cell table:style-name="ce6"/>
          <table:table-cell table:number-columns-repeated="3"/>
          <table:table-cell table:style-name="ce8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i-drive max right <text:s/>= FF 7F (32768)</text:p>
          </table:table-cell>
          <table:table-cell/>
          <table:table-cell table:style-name="ce6" table:formula="of:=IF([.B132]=&quot;&quot;;&quot;&quot;;MID([.B132];2;3))">
            <text:p/>
          </table:table-cell>
          <table:table-cell table:formula="of:=MID([.B132];5;1)">
            <text:p/>
          </table:table-cell>
          <table:table-cell table:formula="of:=MID([.B132];6;50)">
            <text:p/>
          </table:table-cell>
          <table:table-cell table:formula="of:=MID([.$E132];1;2)">
            <text:p/>
          </table:table-cell>
          <table:table-cell table:style-name="ce8" table:formula="of:=MID([.$E132];3;2)">
            <text:p/>
          </table:table-cell>
          <table:table-cell table:style-name="ce8" table:formula="of:=MID([.$E132];5;2)">
            <text:p/>
          </table:table-cell>
          <table:table-cell table:style-name="ce8" table:formula="of:=MID([.$E132];7;2)">
            <text:p/>
          </table:table-cell>
          <table:table-cell table:style-name="ce8" table:formula="of:=MID([.$E132];9;2)">
            <text:p/>
          </table:table-cell>
          <table:table-cell table:style-name="ce8" table:formula="of:=MID([.$E132];11;2)">
            <text:p/>
          </table:table-cell>
          <table:table-cell table:style-name="ce8" table:formula="of:=MID([.$E132];13;2)">
            <text:p/>
          </table:table-cell>
          <table:table-cell table:style-name="ce8" table:formula="of:=MID([.$E132];15;2)">
            <text:p/>
          </table:table-cell>
          <table:table-cell table:style-name="ce8"/>
          <table:table-cell table:formula="of:=CONCATENATE([.F132];&quot; &quot;;[.G132];&quot; &quot;;[.H132];&quot; &quot;;[.I132];&quot; &quot;;[.J132];&quot; &quot;;[.K132];&quot; &quot;;[.L132];&quot; &quot;;[.M132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6"/>
          <table:table-cell table:number-columns-repeated="3"/>
          <table:table-cell table:style-name="ce8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I-DRIVE PRESS</text:p>
          </table:table-cell>
          <table:table-cell office:value-type="string" calcext:value-type="string">
            <text:p>t1B860F01FCFF2022</text:p>
          </table:table-cell>
          <table:table-cell table:style-name="ce6" table:formula="of:=IF([.B134]=&quot;&quot;;&quot;&quot;;MID([.B134];2;3))" office:value-type="string" office:string-value="1B8" calcext:value-type="string">
            <text:p>1B8</text:p>
          </table:table-cell>
          <table:table-cell table:formula="of:=MID([.B134];5;1)" office:value-type="string" office:string-value="6" calcext:value-type="string">
            <text:p>6</text:p>
          </table:table-cell>
          <table:table-cell table:formula="of:=MID([.B134];6;50)" office:value-type="string" office:string-value="0F01FCFF2022" calcext:value-type="string">
            <text:p>0F01FCFF2022</text:p>
          </table:table-cell>
          <table:table-cell table:formula="of:=MID([.$E134];1;2)" office:value-type="string" office:string-value="0F" calcext:value-type="string">
            <text:p>0F</text:p>
          </table:table-cell>
          <table:table-cell table:style-name="ce8" table:formula="of:=MID([.$E134];3;2)" office:value-type="string" office:string-value="01" calcext:value-type="string">
            <text:p>01</text:p>
          </table:table-cell>
          <table:table-cell table:style-name="ce8" table:formula="of:=MID([.$E134];5;2)" office:value-type="string" office:string-value="FC" calcext:value-type="string">
            <text:p>FC</text:p>
          </table:table-cell>
          <table:table-cell table:style-name="ce8" table:formula="of:=MID([.$E134];7;2)" office:value-type="string" office:string-value="FF" calcext:value-type="string">
            <text:p>FF</text:p>
          </table:table-cell>
          <table:table-cell table:style-name="ce8" table:formula="of:=MID([.$E134];9;2)" office:value-type="string" office:string-value="20" calcext:value-type="string">
            <text:p>20</text:p>
          </table:table-cell>
          <table:table-cell table:style-name="ce8" table:formula="of:=MID([.$E134];11;2)" office:value-type="string" office:string-value="22" calcext:value-type="string">
            <text:p>22</text:p>
          </table:table-cell>
          <table:table-cell table:style-name="ce8" table:formula="of:=MID([.$E134];13;2)">
            <text:p/>
          </table:table-cell>
          <table:table-cell table:style-name="ce8" table:formula="of:=MID([.$E134];15;2)">
            <text:p/>
          </table:table-cell>
          <table:table-cell table:style-name="ce8"/>
          <table:table-cell table:formula="of:=CONCATENATE([.F134];&quot; &quot;;[.G134];&quot; &quot;;[.H134];&quot; &quot;;[.I134];&quot; &quot;;[.J134];&quot; &quot;;[.K134];&quot; &quot;;[.L134];&quot; &quot;;[.M134])" office:value-type="string" office:string-value="0F 01 FC FF 20 22  " calcext:value-type="string">
            <text:p>0F 01 FC FF 20 22 <text:s/></text:p>
          </table:table-cell>
          <table:table-cell table:formula="of:=HEX2DEC([.F134])" office:value-type="float" office:value="15" calcext:value-type="float">
            <text:p>15</text:p>
          </table:table-cell>
          <table:table-cell table:formula="of:=HEX2DEC([.G134])" office:value-type="float" office:value="1" calcext:value-type="float">
            <text:p>1</text:p>
          </table:table-cell>
          <table:table-cell table:formula="of:=HEX2DEC([.H134])" office:value-type="float" office:value="252" calcext:value-type="float">
            <text:p>252</text:p>
          </table:table-cell>
          <table:table-cell table:formula="of:=HEX2DEC([.I134])" office:value-type="float" office:value="255" calcext:value-type="float">
            <text:p>255</text:p>
          </table:table-cell>
          <table:table-cell table:formula="of:=HEX2DEC([.J134])" office:value-type="float" office:value="32" calcext:value-type="float">
            <text:p>32</text:p>
          </table:table-cell>
          <table:table-cell table:formula="of:=HEX2DEC([.K134])" office:value-type="float" office:value="34" calcext:value-type="float">
            <text:p>34</text:p>
          </table:table-cell>
          <table:table-cell table:formula="of:=HEX2DEC([.L134])" office:value-type="float" office:value="0" calcext:value-type="float">
            <text:p>0</text:p>
          </table:table-cell>
          <table:table-cell table:formula="of:=HEX2DEC([.M134])" office:value-type="float" office:value="0" calcext:value-type="float">
            <text:p>0</text:p>
          </table:table-cell>
          <table:table-cell table:formula="of:=HEX2DEC([.N134])" office:value-type="float" office:value="0" calcext:value-type="float">
            <text:p>0</text:p>
          </table:table-cell>
          <table:table-cell office:value-type="string" calcext:value-type="string">
            <text:p>0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-DRIVE RELEASE</text:p>
          </table:table-cell>
          <table:table-cell office:value-type="string" calcext:value-type="string">
            <text:p>t1B860F00FCFF2022</text:p>
          </table:table-cell>
          <table:table-cell table:style-name="ce6" table:formula="of:=IF([.B135]=&quot;&quot;;&quot;&quot;;MID([.B135];2;3))" office:value-type="string" office:string-value="1B8" calcext:value-type="string">
            <text:p>1B8</text:p>
          </table:table-cell>
          <table:table-cell table:formula="of:=MID([.B135];5;1)" office:value-type="string" office:string-value="6" calcext:value-type="string">
            <text:p>6</text:p>
          </table:table-cell>
          <table:table-cell table:formula="of:=MID([.B135];6;50)" office:value-type="string" office:string-value="0F00FCFF2022" calcext:value-type="string">
            <text:p>0F00FCFF2022</text:p>
          </table:table-cell>
          <table:table-cell table:formula="of:=MID([.$E135];1;2)" office:value-type="string" office:string-value="0F" calcext:value-type="string">
            <text:p>0F</text:p>
          </table:table-cell>
          <table:table-cell table:style-name="ce8" table:formula="of:=MID([.$E135];3;2)" office:value-type="string" office:string-value="00" calcext:value-type="string">
            <text:p>00</text:p>
          </table:table-cell>
          <table:table-cell table:style-name="ce8" table:formula="of:=MID([.$E135];5;2)" office:value-type="string" office:string-value="FC" calcext:value-type="string">
            <text:p>FC</text:p>
          </table:table-cell>
          <table:table-cell table:style-name="ce8" table:formula="of:=MID([.$E135];7;2)" office:value-type="string" office:string-value="FF" calcext:value-type="string">
            <text:p>FF</text:p>
          </table:table-cell>
          <table:table-cell table:style-name="ce8" table:formula="of:=MID([.$E135];9;2)" office:value-type="string" office:string-value="20" calcext:value-type="string">
            <text:p>20</text:p>
          </table:table-cell>
          <table:table-cell table:style-name="ce8" table:formula="of:=MID([.$E135];11;2)" office:value-type="string" office:string-value="22" calcext:value-type="string">
            <text:p>22</text:p>
          </table:table-cell>
          <table:table-cell table:style-name="ce8" table:formula="of:=MID([.$E135];13;2)">
            <text:p/>
          </table:table-cell>
          <table:table-cell table:style-name="ce8" table:formula="of:=MID([.$E135];15;2)">
            <text:p/>
          </table:table-cell>
          <table:table-cell table:style-name="ce8"/>
          <table:table-cell table:formula="of:=CONCATENATE([.F135];&quot; &quot;;[.G135];&quot; &quot;;[.H135];&quot; &quot;;[.I135];&quot; &quot;;[.J135];&quot; &quot;;[.K135];&quot; &quot;;[.L135];&quot; &quot;;[.M135])" office:value-type="string" office:string-value="0F 00 FC FF 20 22  " calcext:value-type="string">
            <text:p>0F 00 FC FF 20 22 <text:s/></text:p>
          </table:table-cell>
          <table:table-cell table:formula="of:=HEX2DEC([.F135])" office:value-type="float" office:value="15" calcext:value-type="float">
            <text:p>15</text:p>
          </table:table-cell>
          <table:table-cell table:formula="of:=HEX2DEC([.G135])" office:value-type="float" office:value="0" calcext:value-type="float">
            <text:p>0</text:p>
          </table:table-cell>
          <table:table-cell table:formula="of:=HEX2DEC([.H135])" office:value-type="float" office:value="252" calcext:value-type="float">
            <text:p>252</text:p>
          </table:table-cell>
          <table:table-cell table:formula="of:=HEX2DEC([.I135])" office:value-type="float" office:value="255" calcext:value-type="float">
            <text:p>255</text:p>
          </table:table-cell>
          <table:table-cell table:formula="of:=HEX2DEC([.J135])" office:value-type="float" office:value="32" calcext:value-type="float">
            <text:p>32</text:p>
          </table:table-cell>
          <table:table-cell table:formula="of:=HEX2DEC([.K135])" office:value-type="float" office:value="34" calcext:value-type="float">
            <text:p>34</text:p>
          </table:table-cell>
          <table:table-cell table:formula="of:=HEX2DEC([.L135])" office:value-type="float" office:value="0" calcext:value-type="float">
            <text:p>0</text:p>
          </table:table-cell>
          <table:table-cell table:formula="of:=HEX2DEC([.M135])" office:value-type="float" office:value="0" calcext:value-type="float">
            <text:p>0</text:p>
          </table:table-cell>
          <table:table-cell table:formula="of:=HEX2DEC([.N135])"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table:number-columns-repeated="999"/>
        </table:table-row>
        <table:table-row table:style-name="ro2">
          <table:table-cell/>
          <table:table-cell table:style-name="ce4" office:value-type="string" calcext:value-type="string">
            <text:p>t1B86<text:span text:style-name="T1">00</text:span><text:span text:style-name="T2">00FD04F016</text:span></text:p>
          </table:table-cell>
          <table:table-cell table:style-name="ce6" table:formula="of:=IF([.B136]=&quot;&quot;;&quot;&quot;;MID([.B136];2;3))" office:value-type="string" office:string-value="1B8" calcext:value-type="string">
            <text:p>1B8</text:p>
          </table:table-cell>
          <table:table-cell table:formula="of:=MID([.B136];5;1)" office:value-type="string" office:string-value="6" calcext:value-type="string">
            <text:p>6</text:p>
          </table:table-cell>
          <table:table-cell table:formula="of:=MID([.B136];6;50)" office:value-type="string" office:string-value="0000FD04F016" calcext:value-type="string">
            <text:p>0000FD04F016</text:p>
          </table:table-cell>
          <table:table-cell table:formula="of:=MID([.$E136];1;2)" office:value-type="string" office:string-value="00" calcext:value-type="string">
            <text:p>00</text:p>
          </table:table-cell>
          <table:table-cell table:style-name="ce8" table:formula="of:=MID([.$E136];3;2)" office:value-type="string" office:string-value="00" calcext:value-type="string">
            <text:p>00</text:p>
          </table:table-cell>
          <table:table-cell table:style-name="ce8" table:formula="of:=MID([.$E136];5;2)" office:value-type="string" office:string-value="FD" calcext:value-type="string">
            <text:p>FD</text:p>
          </table:table-cell>
          <table:table-cell table:style-name="ce8" table:formula="of:=MID([.$E136];7;2)" office:value-type="string" office:string-value="04" calcext:value-type="string">
            <text:p>04</text:p>
          </table:table-cell>
          <table:table-cell table:style-name="ce8" table:formula="of:=MID([.$E136];9;2)" office:value-type="string" office:string-value="F0" calcext:value-type="string">
            <text:p>F0</text:p>
          </table:table-cell>
          <table:table-cell table:style-name="ce8" table:formula="of:=MID([.$E136];11;2)" office:value-type="string" office:string-value="16" calcext:value-type="string">
            <text:p>16</text:p>
          </table:table-cell>
          <table:table-cell table:style-name="ce8" table:formula="of:=MID([.$E136];13;2)">
            <text:p/>
          </table:table-cell>
          <table:table-cell table:style-name="ce8" table:formula="of:=MID([.$E136];15;2)">
            <text:p/>
          </table:table-cell>
          <table:table-cell table:style-name="ce8"/>
          <table:table-cell table:formula="of:=CONCATENATE([.F136];&quot; &quot;;[.G136];&quot; &quot;;[.H136];&quot; &quot;;[.I136];&quot; &quot;;[.J136];&quot; &quot;;[.K136];&quot; &quot;;[.L136];&quot; &quot;;[.M136])" office:value-type="string" office:string-value="00 00 FD 04 F0 16  " calcext:value-type="string">
            <text:p>00 00 FD 04 F0 16 <text:s/></text:p>
          </table:table-cell>
          <table:table-cell table:formula="of:=HEX2DEC([.F136])" office:value-type="float" office:value="0" calcext:value-type="float">
            <text:p>0</text:p>
          </table:table-cell>
          <table:table-cell table:formula="of:=HEX2DEC([.G136])" office:value-type="float" office:value="0" calcext:value-type="float">
            <text:p>0</text:p>
          </table:table-cell>
          <table:table-cell table:formula="of:=HEX2DEC([.H136])" office:value-type="float" office:value="253" calcext:value-type="float">
            <text:p>253</text:p>
          </table:table-cell>
          <table:table-cell table:formula="of:=HEX2DEC([.I136])" office:value-type="float" office:value="4" calcext:value-type="float">
            <text:p>4</text:p>
          </table:table-cell>
          <table:table-cell table:formula="of:=HEX2DEC([.J136])" office:value-type="float" office:value="240" calcext:value-type="float">
            <text:p>240</text:p>
          </table:table-cell>
          <table:table-cell table:formula="of:=HEX2DEC([.K136])" office:value-type="float" office:value="22" calcext:value-type="float">
            <text:p>22</text:p>
          </table:table-cell>
          <table:table-cell table:formula="of:=HEX2DEC([.L136])" office:value-type="float" office:value="0" calcext:value-type="float">
            <text:p>0</text:p>
          </table:table-cell>
          <table:table-cell table:formula="of:=HEX2DEC([.M136])" office:value-type="float" office:value="0" calcext:value-type="float">
            <text:p>0</text:p>
          </table:table-cell>
          <table:table-cell table:formula="of:=HEX2DEC([.N136])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office:value-type="string" calcext:value-type="string">
            <text:p>I-DRIVE MOVEMENT FRONT</text:p>
          </table:table-cell>
          <table:table-cell office:value-type="string" calcext:value-type="string">
            <text:p>t1B86<text:span text:style-name="T1">00</text:span><text:span text:style-name="T2">000F01F016</text:span></text:p>
          </table:table-cell>
          <table:table-cell table:style-name="ce6" table:formula="of:=IF([.B137]=&quot;&quot;;&quot;&quot;;MID([.B137];2;3))" office:value-type="string" office:string-value="1B8" calcext:value-type="string">
            <text:p>1B8</text:p>
          </table:table-cell>
          <table:table-cell table:formula="of:=MID([.B137];5;1)" office:value-type="string" office:string-value="6" calcext:value-type="string">
            <text:p>6</text:p>
          </table:table-cell>
          <table:table-cell table:formula="of:=MID([.B137];6;50)" office:value-type="string" office:string-value="00000F01F016" calcext:value-type="string">
            <text:p>00000F01F016</text:p>
          </table:table-cell>
          <table:table-cell table:formula="of:=MID([.$E137];1;2)" office:value-type="string" office:string-value="00" calcext:value-type="string">
            <text:p>00</text:p>
          </table:table-cell>
          <table:table-cell table:style-name="ce8" table:formula="of:=MID([.$E137];3;2)" office:value-type="string" office:string-value="00" calcext:value-type="string">
            <text:p>00</text:p>
          </table:table-cell>
          <table:table-cell table:style-name="ce8" table:formula="of:=MID([.$E137];5;2)" office:value-type="string" office:string-value="0F" calcext:value-type="string">
            <text:p>0F</text:p>
          </table:table-cell>
          <table:table-cell table:style-name="ce8" table:formula="of:=MID([.$E137];7;2)" office:value-type="string" office:string-value="01" calcext:value-type="string">
            <text:p>01</text:p>
          </table:table-cell>
          <table:table-cell table:style-name="ce8" table:formula="of:=MID([.$E137];9;2)" office:value-type="string" office:string-value="F0" calcext:value-type="string">
            <text:p>F0</text:p>
          </table:table-cell>
          <table:table-cell table:style-name="ce8" table:formula="of:=MID([.$E137];11;2)" office:value-type="string" office:string-value="16" calcext:value-type="string">
            <text:p>16</text:p>
          </table:table-cell>
          <table:table-cell table:style-name="ce8" table:formula="of:=MID([.$E137];13;2)">
            <text:p/>
          </table:table-cell>
          <table:table-cell table:style-name="ce8" table:formula="of:=MID([.$E137];15;2)">
            <text:p/>
          </table:table-cell>
          <table:table-cell table:style-name="ce8"/>
          <table:table-cell table:formula="of:=CONCATENATE([.F137];&quot; &quot;;[.G137];&quot; &quot;;[.H137];&quot; &quot;;[.I137];&quot; &quot;;[.J137];&quot; &quot;;[.K137];&quot; &quot;;[.L137];&quot; &quot;;[.M137])" office:value-type="string" office:string-value="00 00 0F 01 F0 16  " calcext:value-type="string">
            <text:p>00 00 0F 01 F0 16 <text:s/></text:p>
          </table:table-cell>
          <table:table-cell table:formula="of:=HEX2DEC([.F137])" office:value-type="float" office:value="0" calcext:value-type="float">
            <text:p>0</text:p>
          </table:table-cell>
          <table:table-cell table:formula="of:=HEX2DEC([.G137])" office:value-type="float" office:value="0" calcext:value-type="float">
            <text:p>0</text:p>
          </table:table-cell>
          <table:table-cell table:formula="of:=HEX2DEC([.H137])" office:value-type="float" office:value="15" calcext:value-type="float">
            <text:p>15</text:p>
          </table:table-cell>
          <table:table-cell table:formula="of:=HEX2DEC([.I137])" office:value-type="float" office:value="1" calcext:value-type="float">
            <text:p>1</text:p>
          </table:table-cell>
          <table:table-cell table:formula="of:=HEX2DEC([.J137])" office:value-type="float" office:value="240" calcext:value-type="float">
            <text:p>240</text:p>
          </table:table-cell>
          <table:table-cell table:formula="of:=HEX2DEC([.K137])" office:value-type="float" office:value="22" calcext:value-type="float">
            <text:p>22</text:p>
          </table:table-cell>
          <table:table-cell table:formula="of:=HEX2DEC([.L137])" office:value-type="float" office:value="0" calcext:value-type="float">
            <text:p>0</text:p>
          </table:table-cell>
          <table:table-cell table:formula="of:=HEX2DEC([.M137])" office:value-type="float" office:value="0" calcext:value-type="float">
            <text:p>0</text:p>
          </table:table-cell>
          <table:table-cell table:formula="of:=HEX2DEC([.N137])" office:value-type="float" office:value="0" calcext:value-type="float">
            <text:p>0</text:p>
          </table:table-cell>
          <table:table-cell table:style-name="ce20" office:value-type="string" calcext:value-type="string">
            <text:p>PRIMER 0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-DRIVE MOVEMENT REAR</text:p>
          </table:table-cell>
          <table:table-cell office:value-type="string" calcext:value-type="string">
            <text:p>t1B86<text:span text:style-name="T1">04</text:span><text:span text:style-name="T2">001504F016</text:span></text:p>
          </table:table-cell>
          <table:table-cell table:style-name="ce6" table:formula="of:=IF([.B138]=&quot;&quot;;&quot;&quot;;MID([.B138];2;3))" office:value-type="string" office:string-value="1B8" calcext:value-type="string">
            <text:p>1B8</text:p>
          </table:table-cell>
          <table:table-cell table:formula="of:=MID([.B138];5;1)" office:value-type="string" office:string-value="6" calcext:value-type="string">
            <text:p>6</text:p>
          </table:table-cell>
          <table:table-cell table:formula="of:=MID([.B138];6;50)" office:value-type="string" office:string-value="04001504F016" calcext:value-type="string">
            <text:p>04001504F016</text:p>
          </table:table-cell>
          <table:table-cell table:formula="of:=MID([.$E138];1;2)" office:value-type="string" office:string-value="04" calcext:value-type="string">
            <text:p>04</text:p>
          </table:table-cell>
          <table:table-cell table:style-name="ce8" table:formula="of:=MID([.$E138];3;2)" office:value-type="string" office:string-value="00" calcext:value-type="string">
            <text:p>00</text:p>
          </table:table-cell>
          <table:table-cell table:style-name="ce8" table:formula="of:=MID([.$E138];5;2)" office:value-type="string" office:string-value="15" calcext:value-type="string">
            <text:p>15</text:p>
          </table:table-cell>
          <table:table-cell table:style-name="ce8" table:formula="of:=MID([.$E138];7;2)" office:value-type="string" office:string-value="04" calcext:value-type="string">
            <text:p>04</text:p>
          </table:table-cell>
          <table:table-cell table:style-name="ce8" table:formula="of:=MID([.$E138];9;2)" office:value-type="string" office:string-value="F0" calcext:value-type="string">
            <text:p>F0</text:p>
          </table:table-cell>
          <table:table-cell table:style-name="ce8" table:formula="of:=MID([.$E138];11;2)" office:value-type="string" office:string-value="16" calcext:value-type="string">
            <text:p>16</text:p>
          </table:table-cell>
          <table:table-cell table:style-name="ce8" table:formula="of:=MID([.$E138];13;2)">
            <text:p/>
          </table:table-cell>
          <table:table-cell table:style-name="ce8" table:formula="of:=MID([.$E138];15;2)">
            <text:p/>
          </table:table-cell>
          <table:table-cell table:style-name="ce8"/>
          <table:table-cell table:formula="of:=CONCATENATE([.F138];&quot; &quot;;[.G138];&quot; &quot;;[.H138];&quot; &quot;;[.I138];&quot; &quot;;[.J138];&quot; &quot;;[.K138];&quot; &quot;;[.L138];&quot; &quot;;[.M138])" office:value-type="string" office:string-value="04 00 15 04 F0 16  " calcext:value-type="string">
            <text:p>04 00 15 04 F0 16 <text:s/></text:p>
          </table:table-cell>
          <table:table-cell table:formula="of:=HEX2DEC([.F138])" office:value-type="float" office:value="4" calcext:value-type="float">
            <text:p>4</text:p>
          </table:table-cell>
          <table:table-cell table:formula="of:=HEX2DEC([.G138])" office:value-type="float" office:value="0" calcext:value-type="float">
            <text:p>0</text:p>
          </table:table-cell>
          <table:table-cell table:formula="of:=HEX2DEC([.H138])" office:value-type="float" office:value="21" calcext:value-type="float">
            <text:p>21</text:p>
          </table:table-cell>
          <table:table-cell table:formula="of:=HEX2DEC([.I138])" office:value-type="float" office:value="4" calcext:value-type="float">
            <text:p>4</text:p>
          </table:table-cell>
          <table:table-cell table:formula="of:=HEX2DEC([.J138])" office:value-type="float" office:value="240" calcext:value-type="float">
            <text:p>240</text:p>
          </table:table-cell>
          <table:table-cell table:formula="of:=HEX2DEC([.K138])" office:value-type="float" office:value="22" calcext:value-type="float">
            <text:p>22</text:p>
          </table:table-cell>
          <table:table-cell table:formula="of:=HEX2DEC([.L138])" office:value-type="float" office:value="0" calcext:value-type="float">
            <text:p>0</text:p>
          </table:table-cell>
          <table:table-cell table:formula="of:=HEX2DEC([.M138])" office:value-type="float" office:value="0" calcext:value-type="float">
            <text:p>0</text:p>
          </table:table-cell>
          <table:table-cell table:formula="of:=HEX2DEC([.N138])" office:value-type="float" office:value="0" calcext:value-type="float">
            <text:p>0</text:p>
          </table:table-cell>
          <table:table-cell office:value-type="string" calcext:value-type="string">
            <text:p>0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-DRIVE MOVEMENT LEFT</text:p>
          </table:table-cell>
          <table:table-cell office:value-type="string" calcext:value-type="string">
            <text:p>t1B86<text:span text:style-name="T1">06</text:span><text:span text:style-name="T2">003204A022</text:span></text:p>
          </table:table-cell>
          <table:table-cell table:style-name="ce6" table:formula="of:=IF([.B139]=&quot;&quot;;&quot;&quot;;MID([.B139];2;3))" office:value-type="string" office:string-value="1B8" calcext:value-type="string">
            <text:p>1B8</text:p>
          </table:table-cell>
          <table:table-cell table:formula="of:=MID([.B139];5;1)" office:value-type="string" office:string-value="6" calcext:value-type="string">
            <text:p>6</text:p>
          </table:table-cell>
          <table:table-cell table:formula="of:=MID([.B139];6;50)" office:value-type="string" office:string-value="06003204A022" calcext:value-type="string">
            <text:p>06003204A022</text:p>
          </table:table-cell>
          <table:table-cell table:formula="of:=MID([.$E139];1;2)" office:value-type="string" office:string-value="06" calcext:value-type="string">
            <text:p>06</text:p>
          </table:table-cell>
          <table:table-cell table:style-name="ce8" table:formula="of:=MID([.$E139];3;2)" office:value-type="string" office:string-value="00" calcext:value-type="string">
            <text:p>00</text:p>
          </table:table-cell>
          <table:table-cell table:style-name="ce8" table:formula="of:=MID([.$E139];5;2)" office:value-type="string" office:string-value="32" calcext:value-type="string">
            <text:p>32</text:p>
          </table:table-cell>
          <table:table-cell table:style-name="ce8" table:formula="of:=MID([.$E139];7;2)" office:value-type="string" office:string-value="04" calcext:value-type="string">
            <text:p>04</text:p>
          </table:table-cell>
          <table:table-cell table:style-name="ce8" table:formula="of:=MID([.$E139];9;2)" office:value-type="string" office:string-value="A0" calcext:value-type="string">
            <text:p>A0</text:p>
          </table:table-cell>
          <table:table-cell table:style-name="ce8" table:formula="of:=MID([.$E139];11;2)" office:value-type="string" office:string-value="22" calcext:value-type="string">
            <text:p>22</text:p>
          </table:table-cell>
          <table:table-cell table:style-name="ce8" table:formula="of:=MID([.$E139];13;2)">
            <text:p/>
          </table:table-cell>
          <table:table-cell table:style-name="ce8" table:formula="of:=MID([.$E139];15;2)">
            <text:p/>
          </table:table-cell>
          <table:table-cell table:style-name="ce8"/>
          <table:table-cell table:formula="of:=CONCATENATE([.F139];&quot; &quot;;[.G139];&quot; &quot;;[.H139];&quot; &quot;;[.I139];&quot; &quot;;[.J139];&quot; &quot;;[.K139];&quot; &quot;;[.L139];&quot; &quot;;[.M139])" office:value-type="string" office:string-value="06 00 32 04 A0 22  " calcext:value-type="string">
            <text:p>06 00 32 04 A0 22 <text:s/></text:p>
          </table:table-cell>
          <table:table-cell table:formula="of:=HEX2DEC([.F139])" office:value-type="float" office:value="6" calcext:value-type="float">
            <text:p>6</text:p>
          </table:table-cell>
          <table:table-cell table:formula="of:=HEX2DEC([.G139])" office:value-type="float" office:value="0" calcext:value-type="float">
            <text:p>0</text:p>
          </table:table-cell>
          <table:table-cell table:formula="of:=HEX2DEC([.H139])" office:value-type="float" office:value="50" calcext:value-type="float">
            <text:p>50</text:p>
          </table:table-cell>
          <table:table-cell table:formula="of:=HEX2DEC([.I139])" office:value-type="float" office:value="4" calcext:value-type="float">
            <text:p>4</text:p>
          </table:table-cell>
          <table:table-cell table:formula="of:=HEX2DEC([.J139])" office:value-type="float" office:value="160" calcext:value-type="float">
            <text:p>160</text:p>
          </table:table-cell>
          <table:table-cell table:formula="of:=HEX2DEC([.K139])" office:value-type="float" office:value="34" calcext:value-type="float">
            <text:p>34</text:p>
          </table:table-cell>
          <table:table-cell table:formula="of:=HEX2DEC([.L139])" office:value-type="float" office:value="0" calcext:value-type="float">
            <text:p>0</text:p>
          </table:table-cell>
          <table:table-cell table:formula="of:=HEX2DEC([.M139])" office:value-type="float" office:value="0" calcext:value-type="float">
            <text:p>0</text:p>
          </table:table-cell>
          <table:table-cell table:formula="of:=HEX2DEC([.N139])" office:value-type="float" office:value="0" calcext:value-type="float">
            <text:p>0</text:p>
          </table:table-cell>
          <table:table-cell office:value-type="string" calcext:value-type="string">
            <text:p>0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-DRIVE MOVEMENT RIGHT</text:p>
          </table:table-cell>
          <table:table-cell office:value-type="string" calcext:value-type="string">
            <text:p>t1B8602000C049022</text:p>
          </table:table-cell>
          <table:table-cell table:style-name="ce6" table:formula="of:=IF([.B140]=&quot;&quot;;&quot;&quot;;MID([.B140];2;3))" office:value-type="string" office:string-value="1B8" calcext:value-type="string">
            <text:p>1B8</text:p>
          </table:table-cell>
          <table:table-cell table:formula="of:=MID([.B140];5;1)" office:value-type="string" office:string-value="6" calcext:value-type="string">
            <text:p>6</text:p>
          </table:table-cell>
          <table:table-cell table:formula="of:=MID([.B140];6;50)" office:value-type="string" office:string-value="02000C049022" calcext:value-type="string">
            <text:p>02000C049022</text:p>
          </table:table-cell>
          <table:table-cell table:formula="of:=MID([.$E140];1;2)" office:value-type="string" office:string-value="02" calcext:value-type="string">
            <text:p>02</text:p>
          </table:table-cell>
          <table:table-cell table:style-name="ce8" table:formula="of:=MID([.$E140];3;2)" office:value-type="string" office:string-value="00" calcext:value-type="string">
            <text:p>00</text:p>
          </table:table-cell>
          <table:table-cell table:style-name="ce8" table:formula="of:=MID([.$E140];5;2)" office:value-type="string" office:string-value="0C" calcext:value-type="string">
            <text:p>0C</text:p>
          </table:table-cell>
          <table:table-cell table:style-name="ce8" table:formula="of:=MID([.$E140];7;2)" office:value-type="string" office:string-value="04" calcext:value-type="string">
            <text:p>04</text:p>
          </table:table-cell>
          <table:table-cell table:style-name="ce8" table:formula="of:=MID([.$E140];9;2)" office:value-type="string" office:string-value="90" calcext:value-type="string">
            <text:p>90</text:p>
          </table:table-cell>
          <table:table-cell table:style-name="ce8" table:formula="of:=MID([.$E140];11;2)" office:value-type="string" office:string-value="22" calcext:value-type="string">
            <text:p>22</text:p>
          </table:table-cell>
          <table:table-cell table:style-name="ce8" table:formula="of:=MID([.$E140];13;2)">
            <text:p/>
          </table:table-cell>
          <table:table-cell table:style-name="ce8" table:formula="of:=MID([.$E140];15;2)">
            <text:p/>
          </table:table-cell>
          <table:table-cell table:style-name="ce8"/>
          <table:table-cell table:formula="of:=CONCATENATE([.F140];&quot; &quot;;[.G140];&quot; &quot;;[.H140];&quot; &quot;;[.I140];&quot; &quot;;[.J140];&quot; &quot;;[.K140];&quot; &quot;;[.L140];&quot; &quot;;[.M140])" office:value-type="string" office:string-value="02 00 0C 04 90 22  " calcext:value-type="string">
            <text:p>02 00 0C 04 90 22 <text:s/></text:p>
          </table:table-cell>
          <table:table-cell table:formula="of:=HEX2DEC([.F140])" office:value-type="float" office:value="2" calcext:value-type="float">
            <text:p>2</text:p>
          </table:table-cell>
          <table:table-cell table:formula="of:=HEX2DEC([.G140])" office:value-type="float" office:value="0" calcext:value-type="float">
            <text:p>0</text:p>
          </table:table-cell>
          <table:table-cell table:formula="of:=HEX2DEC([.H140])" office:value-type="float" office:value="12" calcext:value-type="float">
            <text:p>12</text:p>
          </table:table-cell>
          <table:table-cell table:formula="of:=HEX2DEC([.I140])" office:value-type="float" office:value="4" calcext:value-type="float">
            <text:p>4</text:p>
          </table:table-cell>
          <table:table-cell table:formula="of:=HEX2DEC([.J140])" office:value-type="float" office:value="144" calcext:value-type="float">
            <text:p>144</text:p>
          </table:table-cell>
          <table:table-cell table:formula="of:=HEX2DEC([.K140])" office:value-type="float" office:value="34" calcext:value-type="float">
            <text:p>34</text:p>
          </table:table-cell>
          <table:table-cell table:formula="of:=HEX2DEC([.L140])" office:value-type="float" office:value="0" calcext:value-type="float">
            <text:p>0</text:p>
          </table:table-cell>
          <table:table-cell table:formula="of:=HEX2DEC([.M140])" office:value-type="float" office:value="0" calcext:value-type="float">
            <text:p>0</text:p>
          </table:table-cell>
          <table:table-cell table:formula="of:=HEX2DEC([.N140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I-DRIVE MOVEMENT FRONT-LEFT</text:p>
          </table:table-cell>
          <table:table-cell office:value-type="string" calcext:value-type="string">
            <text:p>t1B86<text:span text:style-name="T1">07</text:span><text:span text:style-name="T2">0020001022</text:span></text:p>
          </table:table-cell>
          <table:table-cell table:style-name="ce6" table:formula="of:=IF([.B141]=&quot;&quot;;&quot;&quot;;MID([.B141];2;3))" office:value-type="string" office:string-value="1B8" calcext:value-type="string">
            <text:p>1B8</text:p>
          </table:table-cell>
          <table:table-cell table:formula="of:=MID([.B141];5;1)" office:value-type="string" office:string-value="6" calcext:value-type="string">
            <text:p>6</text:p>
          </table:table-cell>
          <table:table-cell table:formula="of:=MID([.B141];6;50)" office:value-type="string" office:string-value="070020001022" calcext:value-type="string">
            <text:p>070020001022</text:p>
          </table:table-cell>
          <table:table-cell table:formula="of:=MID([.$E141];1;2)" office:value-type="string" office:string-value="07" calcext:value-type="string">
            <text:p>07</text:p>
          </table:table-cell>
          <table:table-cell table:style-name="ce8" table:formula="of:=MID([.$E141];3;2)" office:value-type="string" office:string-value="00" calcext:value-type="string">
            <text:p>00</text:p>
          </table:table-cell>
          <table:table-cell table:style-name="ce8" table:formula="of:=MID([.$E141];5;2)" office:value-type="string" office:string-value="20" calcext:value-type="string">
            <text:p>20</text:p>
          </table:table-cell>
          <table:table-cell table:style-name="ce8" table:formula="of:=MID([.$E141];7;2)" office:value-type="string" office:string-value="00" calcext:value-type="string">
            <text:p>00</text:p>
          </table:table-cell>
          <table:table-cell table:style-name="ce8" table:formula="of:=MID([.$E141];9;2)" office:value-type="string" office:string-value="10" calcext:value-type="string">
            <text:p>10</text:p>
          </table:table-cell>
          <table:table-cell table:style-name="ce8" table:formula="of:=MID([.$E141];11;2)" office:value-type="string" office:string-value="22" calcext:value-type="string">
            <text:p>22</text:p>
          </table:table-cell>
          <table:table-cell table:style-name="ce8" table:formula="of:=MID([.$E141];13;2)">
            <text:p/>
          </table:table-cell>
          <table:table-cell table:style-name="ce8" table:formula="of:=MID([.$E141];15;2)">
            <text:p/>
          </table:table-cell>
          <table:table-cell table:style-name="ce8"/>
          <table:table-cell table:formula="of:=CONCATENATE([.F141];&quot; &quot;;[.G141];&quot; &quot;;[.H141];&quot; &quot;;[.I141];&quot; &quot;;[.J141];&quot; &quot;;[.K141];&quot; &quot;;[.L141];&quot; &quot;;[.M141])" office:value-type="string" office:string-value="07 00 20 00 10 22  " calcext:value-type="string">
            <text:p>07 00 20 00 10 22 <text:s/></text:p>
          </table:table-cell>
          <table:table-cell table:formula="of:=HEX2DEC([.F141])" office:value-type="float" office:value="7" calcext:value-type="float">
            <text:p>7</text:p>
          </table:table-cell>
          <table:table-cell table:formula="of:=HEX2DEC([.G141])" office:value-type="float" office:value="0" calcext:value-type="float">
            <text:p>0</text:p>
          </table:table-cell>
          <table:table-cell table:formula="of:=HEX2DEC([.H141])" office:value-type="float" office:value="32" calcext:value-type="float">
            <text:p>32</text:p>
          </table:table-cell>
          <table:table-cell table:formula="of:=HEX2DEC([.I141])" office:value-type="float" office:value="0" calcext:value-type="float">
            <text:p>0</text:p>
          </table:table-cell>
          <table:table-cell table:formula="of:=HEX2DEC([.J141])" office:value-type="float" office:value="16" calcext:value-type="float">
            <text:p>16</text:p>
          </table:table-cell>
          <table:table-cell table:formula="of:=HEX2DEC([.K141])" office:value-type="float" office:value="34" calcext:value-type="float">
            <text:p>34</text:p>
          </table:table-cell>
          <table:table-cell table:formula="of:=HEX2DEC([.L141])" office:value-type="float" office:value="0" calcext:value-type="float">
            <text:p>0</text:p>
          </table:table-cell>
          <table:table-cell table:formula="of:=HEX2DEC([.M141])" office:value-type="float" office:value="0" calcext:value-type="float">
            <text:p>0</text:p>
          </table:table-cell>
          <table:table-cell table:formula="of:=HEX2DEC([.N141])" office:value-type="float" office:value="0" calcext:value-type="float">
            <text:p>0</text:p>
          </table:table-cell>
          <table:table-cell office:value-type="string" calcext:value-type="string">
            <text:p>0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-DRIVE MOVEMENT FRONT-RIGHT</text:p>
          </table:table-cell>
          <table:table-cell office:value-type="string" calcext:value-type="string">
            <text:p>t1B86010023015022</text:p>
          </table:table-cell>
          <table:table-cell table:style-name="ce6" table:formula="of:=IF([.B142]=&quot;&quot;;&quot;&quot;;MID([.B142];2;3))" office:value-type="string" office:string-value="1B8" calcext:value-type="string">
            <text:p>1B8</text:p>
          </table:table-cell>
          <table:table-cell table:formula="of:=MID([.B142];5;1)" office:value-type="string" office:string-value="6" calcext:value-type="string">
            <text:p>6</text:p>
          </table:table-cell>
          <table:table-cell table:formula="of:=MID([.B142];6;50)" office:value-type="string" office:string-value="010023015022" calcext:value-type="string">
            <text:p>010023015022</text:p>
          </table:table-cell>
          <table:table-cell table:formula="of:=MID([.$E142];1;2)" office:value-type="string" office:string-value="01" calcext:value-type="string">
            <text:p>01</text:p>
          </table:table-cell>
          <table:table-cell table:style-name="ce8" table:formula="of:=MID([.$E142];3;2)" office:value-type="string" office:string-value="00" calcext:value-type="string">
            <text:p>00</text:p>
          </table:table-cell>
          <table:table-cell table:style-name="ce8" table:formula="of:=MID([.$E142];5;2)" office:value-type="string" office:string-value="23" calcext:value-type="string">
            <text:p>23</text:p>
          </table:table-cell>
          <table:table-cell table:style-name="ce8" table:formula="of:=MID([.$E142];7;2)" office:value-type="string" office:string-value="01" calcext:value-type="string">
            <text:p>01</text:p>
          </table:table-cell>
          <table:table-cell table:style-name="ce8" table:formula="of:=MID([.$E142];9;2)" office:value-type="string" office:string-value="50" calcext:value-type="string">
            <text:p>50</text:p>
          </table:table-cell>
          <table:table-cell table:style-name="ce8" table:formula="of:=MID([.$E142];11;2)" office:value-type="string" office:string-value="22" calcext:value-type="string">
            <text:p>22</text:p>
          </table:table-cell>
          <table:table-cell table:style-name="ce8" table:formula="of:=MID([.$E142];13;2)">
            <text:p/>
          </table:table-cell>
          <table:table-cell table:style-name="ce8" table:formula="of:=MID([.$E142];15;2)">
            <text:p/>
          </table:table-cell>
          <table:table-cell table:style-name="ce8"/>
          <table:table-cell table:formula="of:=CONCATENATE([.F142];&quot; &quot;;[.G142];&quot; &quot;;[.H142];&quot; &quot;;[.I142];&quot; &quot;;[.J142];&quot; &quot;;[.K142];&quot; &quot;;[.L142];&quot; &quot;;[.M142])" office:value-type="string" office:string-value="01 00 23 01 50 22  " calcext:value-type="string">
            <text:p>01 00 23 01 50 22 <text:s/></text:p>
          </table:table-cell>
          <table:table-cell table:formula="of:=HEX2DEC([.F142])" office:value-type="float" office:value="1" calcext:value-type="float">
            <text:p>1</text:p>
          </table:table-cell>
          <table:table-cell table:formula="of:=HEX2DEC([.G142])" office:value-type="float" office:value="0" calcext:value-type="float">
            <text:p>0</text:p>
          </table:table-cell>
          <table:table-cell table:formula="of:=HEX2DEC([.H142])" office:value-type="float" office:value="35" calcext:value-type="float">
            <text:p>35</text:p>
          </table:table-cell>
          <table:table-cell table:formula="of:=HEX2DEC([.I142])" office:value-type="float" office:value="1" calcext:value-type="float">
            <text:p>1</text:p>
          </table:table-cell>
          <table:table-cell table:formula="of:=HEX2DEC([.J142])" office:value-type="float" office:value="80" calcext:value-type="float">
            <text:p>80</text:p>
          </table:table-cell>
          <table:table-cell table:formula="of:=HEX2DEC([.K142])" office:value-type="float" office:value="34" calcext:value-type="float">
            <text:p>34</text:p>
          </table:table-cell>
          <table:table-cell table:formula="of:=HEX2DEC([.L142])" office:value-type="float" office:value="0" calcext:value-type="float">
            <text:p>0</text:p>
          </table:table-cell>
          <table:table-cell table:formula="of:=HEX2DEC([.M142])" office:value-type="float" office:value="0" calcext:value-type="float">
            <text:p>0</text:p>
          </table:table-cell>
          <table:table-cell table:formula="of:=HEX2DEC([.N142])" office:value-type="float" office:value="0" calcext:value-type="float">
            <text:p>0</text:p>
          </table:table-cell>
          <table:table-cell office:value-type="string" calcext:value-type="string">
            <text:p>0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-DRIVE MOVEMENT REAR LEFT</text:p>
          </table:table-cell>
          <table:table-cell office:value-type="string" calcext:value-type="string">
            <text:p>t1B86050055002022</text:p>
          </table:table-cell>
          <table:table-cell table:style-name="ce6" table:formula="of:=IF([.B143]=&quot;&quot;;&quot;&quot;;MID([.B143];2;3))" office:value-type="string" office:string-value="1B8" calcext:value-type="string">
            <text:p>1B8</text:p>
          </table:table-cell>
          <table:table-cell table:formula="of:=MID([.B143];5;1)" office:value-type="string" office:string-value="6" calcext:value-type="string">
            <text:p>6</text:p>
          </table:table-cell>
          <table:table-cell table:formula="of:=MID([.B143];6;50)" office:value-type="string" office:string-value="050055002022" calcext:value-type="string">
            <text:p>050055002022</text:p>
          </table:table-cell>
          <table:table-cell table:formula="of:=MID([.$E143];1;2)" office:value-type="string" office:string-value="05" calcext:value-type="string">
            <text:p>05</text:p>
          </table:table-cell>
          <table:table-cell table:style-name="ce8" table:formula="of:=MID([.$E143];3;2)" office:value-type="string" office:string-value="00" calcext:value-type="string">
            <text:p>00</text:p>
          </table:table-cell>
          <table:table-cell table:style-name="ce8" table:formula="of:=MID([.$E143];5;2)" office:value-type="string" office:string-value="55" calcext:value-type="string">
            <text:p>55</text:p>
          </table:table-cell>
          <table:table-cell table:style-name="ce8" table:formula="of:=MID([.$E143];7;2)" office:value-type="string" office:string-value="00" calcext:value-type="string">
            <text:p>00</text:p>
          </table:table-cell>
          <table:table-cell table:style-name="ce8" table:formula="of:=MID([.$E143];9;2)" office:value-type="string" office:string-value="20" calcext:value-type="string">
            <text:p>20</text:p>
          </table:table-cell>
          <table:table-cell table:style-name="ce8" table:formula="of:=MID([.$E143];11;2)" office:value-type="string" office:string-value="22" calcext:value-type="string">
            <text:p>22</text:p>
          </table:table-cell>
          <table:table-cell table:style-name="ce8" table:formula="of:=MID([.$E143];13;2)">
            <text:p/>
          </table:table-cell>
          <table:table-cell table:style-name="ce8" table:formula="of:=MID([.$E143];15;2)">
            <text:p/>
          </table:table-cell>
          <table:table-cell table:style-name="ce8"/>
          <table:table-cell table:formula="of:=CONCATENATE([.F143];&quot; &quot;;[.G143];&quot; &quot;;[.H143];&quot; &quot;;[.I143];&quot; &quot;;[.J143];&quot; &quot;;[.K143];&quot; &quot;;[.L143];&quot; &quot;;[.M143])" office:value-type="string" office:string-value="05 00 55 00 20 22  " calcext:value-type="string">
            <text:p>05 00 55 00 20 22 <text:s/></text:p>
          </table:table-cell>
          <table:table-cell table:formula="of:=HEX2DEC([.F143])" office:value-type="float" office:value="5" calcext:value-type="float">
            <text:p>5</text:p>
          </table:table-cell>
          <table:table-cell table:formula="of:=HEX2DEC([.G143])" office:value-type="float" office:value="0" calcext:value-type="float">
            <text:p>0</text:p>
          </table:table-cell>
          <table:table-cell table:formula="of:=HEX2DEC([.H143])" office:value-type="float" office:value="85" calcext:value-type="float">
            <text:p>85</text:p>
          </table:table-cell>
          <table:table-cell table:formula="of:=HEX2DEC([.I143])" office:value-type="float" office:value="0" calcext:value-type="float">
            <text:p>0</text:p>
          </table:table-cell>
          <table:table-cell table:formula="of:=HEX2DEC([.J143])" office:value-type="float" office:value="32" calcext:value-type="float">
            <text:p>32</text:p>
          </table:table-cell>
          <table:table-cell table:formula="of:=HEX2DEC([.K143])" office:value-type="float" office:value="34" calcext:value-type="float">
            <text:p>34</text:p>
          </table:table-cell>
          <table:table-cell table:formula="of:=HEX2DEC([.L143])" office:value-type="float" office:value="0" calcext:value-type="float">
            <text:p>0</text:p>
          </table:table-cell>
          <table:table-cell table:formula="of:=HEX2DEC([.M143])" office:value-type="float" office:value="0" calcext:value-type="float">
            <text:p>0</text:p>
          </table:table-cell>
          <table:table-cell table:formula="of:=HEX2DEC([.N143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I-DRIVE MOVEMENTREAR RIGHT</text:p>
          </table:table-cell>
          <table:table-cell office:value-type="string" calcext:value-type="string">
            <text:p>t1B86030004003022</text:p>
          </table:table-cell>
          <table:table-cell table:style-name="ce6" table:formula="of:=IF([.B144]=&quot;&quot;;&quot;&quot;;MID([.B144];2;3))" office:value-type="string" office:string-value="1B8" calcext:value-type="string">
            <text:p>1B8</text:p>
          </table:table-cell>
          <table:table-cell table:formula="of:=MID([.B144];5;1)" office:value-type="string" office:string-value="6" calcext:value-type="string">
            <text:p>6</text:p>
          </table:table-cell>
          <table:table-cell table:formula="of:=MID([.B144];6;50)" office:value-type="string" office:string-value="030004003022" calcext:value-type="string">
            <text:p>030004003022</text:p>
          </table:table-cell>
          <table:table-cell table:formula="of:=MID([.$E144];1;2)" office:value-type="string" office:string-value="03" calcext:value-type="string">
            <text:p>03</text:p>
          </table:table-cell>
          <table:table-cell table:style-name="ce8" table:formula="of:=MID([.$E144];3;2)" office:value-type="string" office:string-value="00" calcext:value-type="string">
            <text:p>00</text:p>
          </table:table-cell>
          <table:table-cell table:style-name="ce8" table:formula="of:=MID([.$E144];5;2)" office:value-type="string" office:string-value="04" calcext:value-type="string">
            <text:p>04</text:p>
          </table:table-cell>
          <table:table-cell table:style-name="ce8" table:formula="of:=MID([.$E144];7;2)" office:value-type="string" office:string-value="00" calcext:value-type="string">
            <text:p>00</text:p>
          </table:table-cell>
          <table:table-cell table:style-name="ce8" table:formula="of:=MID([.$E144];9;2)" office:value-type="string" office:string-value="30" calcext:value-type="string">
            <text:p>30</text:p>
          </table:table-cell>
          <table:table-cell table:style-name="ce8" table:formula="of:=MID([.$E144];11;2)" office:value-type="string" office:string-value="22" calcext:value-type="string">
            <text:p>22</text:p>
          </table:table-cell>
          <table:table-cell table:style-name="ce8" table:formula="of:=MID([.$E144];13;2)">
            <text:p/>
          </table:table-cell>
          <table:table-cell table:style-name="ce8" table:formula="of:=MID([.$E144];15;2)">
            <text:p/>
          </table:table-cell>
          <table:table-cell table:style-name="ce8"/>
          <table:table-cell table:formula="of:=CONCATENATE([.F144];&quot; &quot;;[.G144];&quot; &quot;;[.H144];&quot; &quot;;[.I144];&quot; &quot;;[.J144];&quot; &quot;;[.K144];&quot; &quot;;[.L144];&quot; &quot;;[.M144])" office:value-type="string" office:string-value="03 00 04 00 30 22  " calcext:value-type="string">
            <text:p>03 00 04 00 30 22 <text:s/></text:p>
          </table:table-cell>
          <table:table-cell table:formula="of:=HEX2DEC([.F144])" office:value-type="float" office:value="3" calcext:value-type="float">
            <text:p>3</text:p>
          </table:table-cell>
          <table:table-cell table:formula="of:=HEX2DEC([.G144])" office:value-type="float" office:value="0" calcext:value-type="float">
            <text:p>0</text:p>
          </table:table-cell>
          <table:table-cell table:formula="of:=HEX2DEC([.H144])" office:value-type="float" office:value="4" calcext:value-type="float">
            <text:p>4</text:p>
          </table:table-cell>
          <table:table-cell table:formula="of:=HEX2DEC([.I144])" office:value-type="float" office:value="0" calcext:value-type="float">
            <text:p>0</text:p>
          </table:table-cell>
          <table:table-cell table:formula="of:=HEX2DEC([.J144])" office:value-type="float" office:value="48" calcext:value-type="float">
            <text:p>48</text:p>
          </table:table-cell>
          <table:table-cell table:formula="of:=HEX2DEC([.K144])" office:value-type="float" office:value="34" calcext:value-type="float">
            <text:p>34</text:p>
          </table:table-cell>
          <table:table-cell table:formula="of:=HEX2DEC([.L144])" office:value-type="float" office:value="0" calcext:value-type="float">
            <text:p>0</text:p>
          </table:table-cell>
          <table:table-cell table:formula="of:=HEX2DEC([.M144])" office:value-type="float" office:value="0" calcext:value-type="float">
            <text:p>0</text:p>
          </table:table-cell>
          <table:table-cell table:formula="of:=HEX2DEC([.N144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/>
          <table:table-cell table:number-columns-repeated="3"/>
          <table:table-cell table:style-name="ce8" table:number-columns-repeated="8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t1AA8F17F200000000000</text:p>
          </table:table-cell>
          <table:table-cell table:style-name="ce6" table:formula="of:=IF([.B146]=&quot;&quot;;&quot;&quot;;MID([.B146];2;3))" office:value-type="string" office:string-value="1AA" calcext:value-type="string">
            <text:p>1AA</text:p>
          </table:table-cell>
          <table:table-cell table:formula="of:=MID([.B146];5;1)" office:value-type="string" office:string-value="8" calcext:value-type="string">
            <text:p>8</text:p>
          </table:table-cell>
          <table:table-cell table:formula="of:=MID([.B146];6;50)" office:value-type="string" office:string-value="F17F200000000000" calcext:value-type="string">
            <text:p>F17F200000000000</text:p>
          </table:table-cell>
          <table:table-cell table:formula="of:=MID([.$E146];1;2)" office:value-type="string" office:string-value="F1" calcext:value-type="string">
            <text:p>F1</text:p>
          </table:table-cell>
          <table:table-cell table:style-name="ce8" table:formula="of:=MID([.$E146];3;2)" office:value-type="string" office:string-value="7F" calcext:value-type="string">
            <text:p>7F</text:p>
          </table:table-cell>
          <table:table-cell table:style-name="ce8" table:formula="of:=MID([.$E146];5;2)" office:value-type="string" office:string-value="20" calcext:value-type="string">
            <text:p>20</text:p>
          </table:table-cell>
          <table:table-cell table:style-name="ce8" table:formula="of:=MID([.$E146];7;2)" office:value-type="string" office:string-value="00" calcext:value-type="string">
            <text:p>00</text:p>
          </table:table-cell>
          <table:table-cell table:style-name="ce8" table:formula="of:=MID([.$E146];9;2)" office:value-type="string" office:string-value="00" calcext:value-type="string">
            <text:p>00</text:p>
          </table:table-cell>
          <table:table-cell table:style-name="ce8" table:formula="of:=MID([.$E146];11;2)" office:value-type="string" office:string-value="00" calcext:value-type="string">
            <text:p>00</text:p>
          </table:table-cell>
          <table:table-cell table:style-name="ce8" table:formula="of:=MID([.$E146];13;2)" office:value-type="string" office:string-value="00" calcext:value-type="string">
            <text:p>00</text:p>
          </table:table-cell>
          <table:table-cell table:style-name="ce8" table:formula="of:=MID([.$E146];15;2)" office:value-type="string" office:string-value="00" calcext:value-type="string">
            <text:p>00</text:p>
          </table:table-cell>
          <table:table-cell table:style-name="ce8"/>
          <table:table-cell table:formula="of:=CONCATENATE([.F146];&quot; &quot;;[.G146];&quot; &quot;;[.H146];&quot; &quot;;[.I146];&quot; &quot;;[.J146];&quot; &quot;;[.K146];&quot; &quot;;[.L146];&quot; &quot;;[.M146])" office:value-type="string" office:string-value="F1 7F 20 00 00 00 00 00" calcext:value-type="string">
            <text:p>F1 7F 20 00 00 00 00 00</text:p>
          </table:table-cell>
          <table:table-cell table:formula="of:=HEX2DEC([.F146])" office:value-type="float" office:value="241" calcext:value-type="float">
            <text:p>241</text:p>
          </table:table-cell>
          <table:table-cell table:formula="of:=HEX2DEC([.G146])" office:value-type="float" office:value="127" calcext:value-type="float">
            <text:p>127</text:p>
          </table:table-cell>
          <table:table-cell table:formula="of:=HEX2DEC([.H146])" office:value-type="float" office:value="32" calcext:value-type="float">
            <text:p>32</text:p>
          </table:table-cell>
          <table:table-cell table:formula="of:=HEX2DEC([.I146])" office:value-type="float" office:value="0" calcext:value-type="float">
            <text:p>0</text:p>
          </table:table-cell>
          <table:table-cell table:formula="of:=HEX2DEC([.J146])" office:value-type="float" office:value="0" calcext:value-type="float">
            <text:p>0</text:p>
          </table:table-cell>
          <table:table-cell table:formula="of:=HEX2DEC([.K146])" office:value-type="float" office:value="0" calcext:value-type="float">
            <text:p>0</text:p>
          </table:table-cell>
          <table:table-cell table:formula="of:=HEX2DEC([.L146])" office:value-type="float" office:value="0" calcext:value-type="float">
            <text:p>0</text:p>
          </table:table-cell>
          <table:table-cell table:formula="of:=HEX2DEC([.M146])" office:value-type="float" office:value="0" calcext:value-type="float">
            <text:p>0</text:p>
          </table:table-cell>
          <table:table-cell table:formula="of:=HEX2DEC([.N146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/>
          <table:table-cell table:number-columns-repeated="3"/>
          <table:table-cell table:style-name="ce8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MENUE INTERACTION - MAIN</text:p>
          </table:table-cell>
          <table:table-cell office:value-type="string" calcext:value-type="string">
            <text:p>t1AA8F07F000000000000</text:p>
          </table:table-cell>
          <table:table-cell table:style-name="ce6" table:formula="of:=IF([.B148]=&quot;&quot;;&quot;&quot;;MID([.B148];2;3))" office:value-type="string" office:string-value="1AA" calcext:value-type="string">
            <text:p>1AA</text:p>
          </table:table-cell>
          <table:table-cell table:formula="of:=MID([.B148];5;1)" office:value-type="string" office:string-value="8" calcext:value-type="string">
            <text:p>8</text:p>
          </table:table-cell>
          <table:table-cell table:formula="of:=MID([.B148];6;50)" office:value-type="string" office:string-value="F07F000000000000" calcext:value-type="string">
            <text:p>F07F000000000000</text:p>
          </table:table-cell>
          <table:table-cell table:formula="of:=MID([.$E148];1;2)" office:value-type="string" office:string-value="F0" calcext:value-type="string">
            <text:p>F0</text:p>
          </table:table-cell>
          <table:table-cell table:style-name="ce8" table:formula="of:=MID([.$E148];3;2)" office:value-type="string" office:string-value="7F" calcext:value-type="string">
            <text:p>7F</text:p>
          </table:table-cell>
          <table:table-cell table:style-name="ce8" table:formula="of:=MID([.$E148];5;2)" office:value-type="string" office:string-value="00" calcext:value-type="string">
            <text:p>00</text:p>
          </table:table-cell>
          <table:table-cell table:style-name="ce8" table:formula="of:=MID([.$E148];7;2)" office:value-type="string" office:string-value="00" calcext:value-type="string">
            <text:p>00</text:p>
          </table:table-cell>
          <table:table-cell table:style-name="ce8" table:formula="of:=MID([.$E148];9;2)" office:value-type="string" office:string-value="00" calcext:value-type="string">
            <text:p>00</text:p>
          </table:table-cell>
          <table:table-cell table:style-name="ce8" table:formula="of:=MID([.$E148];11;2)" office:value-type="string" office:string-value="00" calcext:value-type="string">
            <text:p>00</text:p>
          </table:table-cell>
          <table:table-cell table:style-name="ce8" table:formula="of:=MID([.$E148];13;2)" office:value-type="string" office:string-value="00" calcext:value-type="string">
            <text:p>00</text:p>
          </table:table-cell>
          <table:table-cell table:style-name="ce8" table:formula="of:=MID([.$E148];15;2)" office:value-type="string" office:string-value="00" calcext:value-type="string">
            <text:p>00</text:p>
          </table:table-cell>
          <table:table-cell table:style-name="ce8"/>
          <table:table-cell table:formula="of:=CONCATENATE([.F148];&quot; &quot;;[.G148];&quot; &quot;;[.H148];&quot; &quot;;[.I148];&quot; &quot;;[.J148];&quot; &quot;;[.K148];&quot; &quot;;[.L148];&quot; &quot;;[.M148])" office:value-type="string" office:string-value="F0 7F 00 00 00 00 00 00" calcext:value-type="string">
            <text:p>F0 7F 00 00 00 00 00 00</text:p>
          </table:table-cell>
          <table:table-cell table:formula="of:=HEX2DEC([.F148])" office:value-type="float" office:value="240" calcext:value-type="float">
            <text:p>240</text:p>
          </table:table-cell>
          <table:table-cell table:formula="of:=HEX2DEC([.G148])" office:value-type="float" office:value="127" calcext:value-type="float">
            <text:p>127</text:p>
          </table:table-cell>
          <table:table-cell table:formula="of:=HEX2DEC([.H148])" office:value-type="float" office:value="0" calcext:value-type="float">
            <text:p>0</text:p>
          </table:table-cell>
          <table:table-cell table:formula="of:=HEX2DEC([.I148])" office:value-type="float" office:value="0" calcext:value-type="float">
            <text:p>0</text:p>
          </table:table-cell>
          <table:table-cell table:formula="of:=HEX2DEC([.J148])" office:value-type="float" office:value="0" calcext:value-type="float">
            <text:p>0</text:p>
          </table:table-cell>
          <table:table-cell table:formula="of:=HEX2DEC([.K148])" office:value-type="float" office:value="0" calcext:value-type="float">
            <text:p>0</text:p>
          </table:table-cell>
          <table:table-cell table:formula="of:=HEX2DEC([.L148])" office:value-type="float" office:value="0" calcext:value-type="float">
            <text:p>0</text:p>
          </table:table-cell>
          <table:table-cell table:formula="of:=HEX2DEC([.M148])" office:value-type="float" office:value="0" calcext:value-type="float">
            <text:p>0</text:p>
          </table:table-cell>
          <table:table-cell table:formula="of:=HEX2DEC([.N148])" office:value-type="float" office:value="0" calcext:value-type="float">
            <text:p>0</text:p>
          </table:table-cell>
          <table:table-cell office:value-type="string" calcext:value-type="string">
            <text:p>Korrekt !!!!! aber auch Telefon solange keine Karte drin ist !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ENUE INTERACTION - PHONE</text:p>
          </table:table-cell>
          <table:table-cell office:value-type="string" calcext:value-type="string">
            <text:p>t1AA8F27F10040100207F</text:p>
          </table:table-cell>
          <table:table-cell table:style-name="ce6" table:formula="of:=IF([.B149]=&quot;&quot;;&quot;&quot;;MID([.B149];2;3))" office:value-type="string" office:string-value="1AA" calcext:value-type="string">
            <text:p>1AA</text:p>
          </table:table-cell>
          <table:table-cell table:formula="of:=MID([.B149];5;1)" office:value-type="string" office:string-value="8" calcext:value-type="string">
            <text:p>8</text:p>
          </table:table-cell>
          <table:table-cell table:formula="of:=MID([.B149];6;50)" office:value-type="string" office:string-value="F27F10040100207F" calcext:value-type="string">
            <text:p>F27F10040100207F</text:p>
          </table:table-cell>
          <table:table-cell table:formula="of:=MID([.$E149];1;2)" office:value-type="string" office:string-value="F2" calcext:value-type="string">
            <text:p>F2</text:p>
          </table:table-cell>
          <table:table-cell table:style-name="ce8" table:formula="of:=MID([.$E149];3;2)" office:value-type="string" office:string-value="7F" calcext:value-type="string">
            <text:p>7F</text:p>
          </table:table-cell>
          <table:table-cell table:style-name="ce8" table:formula="of:=MID([.$E149];5;2)" office:value-type="string" office:string-value="10" calcext:value-type="string">
            <text:p>10</text:p>
          </table:table-cell>
          <table:table-cell table:style-name="ce8" table:formula="of:=MID([.$E149];7;2)" office:value-type="string" office:string-value="04" calcext:value-type="string">
            <text:p>04</text:p>
          </table:table-cell>
          <table:table-cell table:style-name="ce8" table:formula="of:=MID([.$E149];9;2)" office:value-type="string" office:string-value="01" calcext:value-type="string">
            <text:p>01</text:p>
          </table:table-cell>
          <table:table-cell table:style-name="ce8" table:formula="of:=MID([.$E149];11;2)" office:value-type="string" office:string-value="00" calcext:value-type="string">
            <text:p>00</text:p>
          </table:table-cell>
          <table:table-cell table:style-name="ce8" table:formula="of:=MID([.$E149];13;2)" office:value-type="string" office:string-value="20" calcext:value-type="string">
            <text:p>20</text:p>
          </table:table-cell>
          <table:table-cell table:style-name="ce8" table:formula="of:=MID([.$E149];15;2)" office:value-type="string" office:string-value="7F" calcext:value-type="string">
            <text:p>7F</text:p>
          </table:table-cell>
          <table:table-cell table:style-name="ce8"/>
          <table:table-cell table:formula="of:=CONCATENATE([.F149];&quot; &quot;;[.G149];&quot; &quot;;[.H149];&quot; &quot;;[.I149];&quot; &quot;;[.J149];&quot; &quot;;[.K149];&quot; &quot;;[.L149];&quot; &quot;;[.M149])" office:value-type="string" office:string-value="F2 7F 10 04 01 00 20 7F" calcext:value-type="string">
            <text:p>F2 7F 10 04 01 00 20 7F</text:p>
          </table:table-cell>
          <table:table-cell table:formula="of:=HEX2DEC([.F149])" office:value-type="float" office:value="242" calcext:value-type="float">
            <text:p>242</text:p>
          </table:table-cell>
          <table:table-cell table:formula="of:=HEX2DEC([.G149])" office:value-type="float" office:value="127" calcext:value-type="float">
            <text:p>127</text:p>
          </table:table-cell>
          <table:table-cell table:formula="of:=HEX2DEC([.H149])" office:value-type="float" office:value="16" calcext:value-type="float">
            <text:p>16</text:p>
          </table:table-cell>
          <table:table-cell table:formula="of:=HEX2DEC([.I149])" office:value-type="float" office:value="4" calcext:value-type="float">
            <text:p>4</text:p>
          </table:table-cell>
          <table:table-cell table:formula="of:=HEX2DEC([.J149])" office:value-type="float" office:value="1" calcext:value-type="float">
            <text:p>1</text:p>
          </table:table-cell>
          <table:table-cell table:formula="of:=HEX2DEC([.K149])" office:value-type="float" office:value="0" calcext:value-type="float">
            <text:p>0</text:p>
          </table:table-cell>
          <table:table-cell table:formula="of:=HEX2DEC([.L149])" office:value-type="float" office:value="32" calcext:value-type="float">
            <text:p>32</text:p>
          </table:table-cell>
          <table:table-cell table:formula="of:=HEX2DEC([.M149])" office:value-type="float" office:value="127" calcext:value-type="float">
            <text:p>127</text:p>
          </table:table-cell>
          <table:table-cell table:formula="of:=HEX2DEC([.N149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ENUE INTERACTION - HELP</text:p>
          </table:table-cell>
          <table:table-cell office:value-type="string" calcext:value-type="string">
            <text:p>t1AA8F27F10020100207F</text:p>
          </table:table-cell>
          <table:table-cell table:style-name="ce6" table:formula="of:=IF([.B150]=&quot;&quot;;&quot;&quot;;MID([.B150];2;3))" office:value-type="string" office:string-value="1AA" calcext:value-type="string">
            <text:p>1AA</text:p>
          </table:table-cell>
          <table:table-cell table:formula="of:=MID([.B150];5;1)" office:value-type="string" office:string-value="8" calcext:value-type="string">
            <text:p>8</text:p>
          </table:table-cell>
          <table:table-cell table:formula="of:=MID([.B150];6;50)" office:value-type="string" office:string-value="F27F10020100207F" calcext:value-type="string">
            <text:p>F27F10020100207F</text:p>
          </table:table-cell>
          <table:table-cell table:formula="of:=MID([.$E150];1;2)" office:value-type="string" office:string-value="F2" calcext:value-type="string">
            <text:p>F2</text:p>
          </table:table-cell>
          <table:table-cell table:style-name="ce8" table:formula="of:=MID([.$E150];3;2)" office:value-type="string" office:string-value="7F" calcext:value-type="string">
            <text:p>7F</text:p>
          </table:table-cell>
          <table:table-cell table:style-name="ce8" table:formula="of:=MID([.$E150];5;2)" office:value-type="string" office:string-value="10" calcext:value-type="string">
            <text:p>10</text:p>
          </table:table-cell>
          <table:table-cell table:style-name="ce8" table:formula="of:=MID([.$E150];7;2)" office:value-type="string" office:string-value="02" calcext:value-type="string">
            <text:p>02</text:p>
          </table:table-cell>
          <table:table-cell table:style-name="ce8" table:formula="of:=MID([.$E150];9;2)" office:value-type="string" office:string-value="01" calcext:value-type="string">
            <text:p>01</text:p>
          </table:table-cell>
          <table:table-cell table:style-name="ce8" table:formula="of:=MID([.$E150];11;2)" office:value-type="string" office:string-value="00" calcext:value-type="string">
            <text:p>00</text:p>
          </table:table-cell>
          <table:table-cell table:style-name="ce8" table:formula="of:=MID([.$E150];13;2)" office:value-type="string" office:string-value="20" calcext:value-type="string">
            <text:p>20</text:p>
          </table:table-cell>
          <table:table-cell table:style-name="ce8" table:formula="of:=MID([.$E150];15;2)" office:value-type="string" office:string-value="7F" calcext:value-type="string">
            <text:p>7F</text:p>
          </table:table-cell>
          <table:table-cell table:style-name="ce8"/>
          <table:table-cell table:formula="of:=CONCATENATE([.F150];&quot; &quot;;[.G150];&quot; &quot;;[.H150];&quot; &quot;;[.I150];&quot; &quot;;[.J150];&quot; &quot;;[.K150];&quot; &quot;;[.L150];&quot; &quot;;[.M150])" office:value-type="string" office:string-value="F2 7F 10 02 01 00 20 7F" calcext:value-type="string">
            <text:p>F2 7F 10 02 01 00 20 7F</text:p>
          </table:table-cell>
          <table:table-cell table:formula="of:=HEX2DEC([.F150])" office:value-type="float" office:value="242" calcext:value-type="float">
            <text:p>242</text:p>
          </table:table-cell>
          <table:table-cell table:formula="of:=HEX2DEC([.G150])" office:value-type="float" office:value="127" calcext:value-type="float">
            <text:p>127</text:p>
          </table:table-cell>
          <table:table-cell table:formula="of:=HEX2DEC([.H150])" office:value-type="float" office:value="16" calcext:value-type="float">
            <text:p>16</text:p>
          </table:table-cell>
          <table:table-cell table:formula="of:=HEX2DEC([.I150])" office:value-type="float" office:value="2" calcext:value-type="float">
            <text:p>2</text:p>
          </table:table-cell>
          <table:table-cell table:formula="of:=HEX2DEC([.J150])" office:value-type="float" office:value="1" calcext:value-type="float">
            <text:p>1</text:p>
          </table:table-cell>
          <table:table-cell table:formula="of:=HEX2DEC([.K150])" office:value-type="float" office:value="0" calcext:value-type="float">
            <text:p>0</text:p>
          </table:table-cell>
          <table:table-cell table:formula="of:=HEX2DEC([.L150])" office:value-type="float" office:value="32" calcext:value-type="float">
            <text:p>32</text:p>
          </table:table-cell>
          <table:table-cell table:formula="of:=HEX2DEC([.M150])" office:value-type="float" office:value="127" calcext:value-type="float">
            <text:p>127</text:p>
          </table:table-cell>
          <table:table-cell table:formula="of:=HEX2DEC([.N150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ENUE INTERACTION - NAVIGATION</text:p>
          </table:table-cell>
          <table:table-cell office:value-type="string" calcext:value-type="string">
            <text:p>t1AA8F27F10010000207F</text:p>
          </table:table-cell>
          <table:table-cell table:style-name="ce6" table:formula="of:=IF([.B151]=&quot;&quot;;&quot;&quot;;MID([.B151];2;3))" office:value-type="string" office:string-value="1AA" calcext:value-type="string">
            <text:p>1AA</text:p>
          </table:table-cell>
          <table:table-cell table:formula="of:=MID([.B151];5;1)" office:value-type="string" office:string-value="8" calcext:value-type="string">
            <text:p>8</text:p>
          </table:table-cell>
          <table:table-cell table:formula="of:=MID([.B151];6;50)" office:value-type="string" office:string-value="F27F10010000207F" calcext:value-type="string">
            <text:p>F27F10010000207F</text:p>
          </table:table-cell>
          <table:table-cell table:formula="of:=MID([.$E151];1;2)" office:value-type="string" office:string-value="F2" calcext:value-type="string">
            <text:p>F2</text:p>
          </table:table-cell>
          <table:table-cell table:style-name="ce8" table:formula="of:=MID([.$E151];3;2)" office:value-type="string" office:string-value="7F" calcext:value-type="string">
            <text:p>7F</text:p>
          </table:table-cell>
          <table:table-cell table:style-name="ce8" table:formula="of:=MID([.$E151];5;2)" office:value-type="string" office:string-value="10" calcext:value-type="string">
            <text:p>10</text:p>
          </table:table-cell>
          <table:table-cell table:style-name="ce8" table:formula="of:=MID([.$E151];7;2)" office:value-type="string" office:string-value="01" calcext:value-type="string">
            <text:p>01</text:p>
          </table:table-cell>
          <table:table-cell table:style-name="ce8" table:formula="of:=MID([.$E151];9;2)" office:value-type="string" office:string-value="00" calcext:value-type="string">
            <text:p>00</text:p>
          </table:table-cell>
          <table:table-cell table:style-name="ce8" table:formula="of:=MID([.$E151];11;2)" office:value-type="string" office:string-value="00" calcext:value-type="string">
            <text:p>00</text:p>
          </table:table-cell>
          <table:table-cell table:style-name="ce8" table:formula="of:=MID([.$E151];13;2)" office:value-type="string" office:string-value="20" calcext:value-type="string">
            <text:p>20</text:p>
          </table:table-cell>
          <table:table-cell table:style-name="ce8" table:formula="of:=MID([.$E151];15;2)" office:value-type="string" office:string-value="7F" calcext:value-type="string">
            <text:p>7F</text:p>
          </table:table-cell>
          <table:table-cell table:style-name="ce8"/>
          <table:table-cell table:formula="of:=CONCATENATE([.F151];&quot; &quot;;[.G151];&quot; &quot;;[.H151];&quot; &quot;;[.I151];&quot; &quot;;[.J151];&quot; &quot;;[.K151];&quot; &quot;;[.L151];&quot; &quot;;[.M151])" office:value-type="string" office:string-value="F2 7F 10 01 00 00 20 7F" calcext:value-type="string">
            <text:p>F2 7F 10 01 00 00 20 7F</text:p>
          </table:table-cell>
          <table:table-cell table:formula="of:=HEX2DEC([.F151])" office:value-type="float" office:value="242" calcext:value-type="float">
            <text:p>242</text:p>
          </table:table-cell>
          <table:table-cell table:formula="of:=HEX2DEC([.G151])" office:value-type="float" office:value="127" calcext:value-type="float">
            <text:p>127</text:p>
          </table:table-cell>
          <table:table-cell table:formula="of:=HEX2DEC([.H151])" office:value-type="float" office:value="16" calcext:value-type="float">
            <text:p>16</text:p>
          </table:table-cell>
          <table:table-cell table:formula="of:=HEX2DEC([.I151])" office:value-type="float" office:value="1" calcext:value-type="float">
            <text:p>1</text:p>
          </table:table-cell>
          <table:table-cell table:formula="of:=HEX2DEC([.J151])" office:value-type="float" office:value="0" calcext:value-type="float">
            <text:p>0</text:p>
          </table:table-cell>
          <table:table-cell table:formula="of:=HEX2DEC([.K151])" office:value-type="float" office:value="0" calcext:value-type="float">
            <text:p>0</text:p>
          </table:table-cell>
          <table:table-cell table:formula="of:=HEX2DEC([.L151])" office:value-type="float" office:value="32" calcext:value-type="float">
            <text:p>32</text:p>
          </table:table-cell>
          <table:table-cell table:formula="of:=HEX2DEC([.M151])" office:value-type="float" office:value="127" calcext:value-type="float">
            <text:p>127</text:p>
          </table:table-cell>
          <table:table-cell table:formula="of:=HEX2DEC([.N151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ENUE INTERACTION - BOARD DATA</text:p>
          </table:table-cell>
          <table:table-cell office:value-type="string" calcext:value-type="string">
            <text:p>t1AA8F27F10020000207F</text:p>
          </table:table-cell>
          <table:table-cell table:style-name="ce6" table:formula="of:=IF([.B152]=&quot;&quot;;&quot;&quot;;MID([.B152];2;3))" office:value-type="string" office:string-value="1AA" calcext:value-type="string">
            <text:p>1AA</text:p>
          </table:table-cell>
          <table:table-cell table:formula="of:=MID([.B152];5;1)" office:value-type="string" office:string-value="8" calcext:value-type="string">
            <text:p>8</text:p>
          </table:table-cell>
          <table:table-cell table:formula="of:=MID([.B152];6;50)" office:value-type="string" office:string-value="F27F10020000207F" calcext:value-type="string">
            <text:p>F27F10020000207F</text:p>
          </table:table-cell>
          <table:table-cell table:formula="of:=MID([.$E152];1;2)" office:value-type="string" office:string-value="F2" calcext:value-type="string">
            <text:p>F2</text:p>
          </table:table-cell>
          <table:table-cell table:style-name="ce8" table:formula="of:=MID([.$E152];3;2)" office:value-type="string" office:string-value="7F" calcext:value-type="string">
            <text:p>7F</text:p>
          </table:table-cell>
          <table:table-cell table:style-name="ce8" table:formula="of:=MID([.$E152];5;2)" office:value-type="string" office:string-value="10" calcext:value-type="string">
            <text:p>10</text:p>
          </table:table-cell>
          <table:table-cell table:style-name="ce8" table:formula="of:=MID([.$E152];7;2)" office:value-type="string" office:string-value="02" calcext:value-type="string">
            <text:p>02</text:p>
          </table:table-cell>
          <table:table-cell table:style-name="ce8" table:formula="of:=MID([.$E152];9;2)" office:value-type="string" office:string-value="00" calcext:value-type="string">
            <text:p>00</text:p>
          </table:table-cell>
          <table:table-cell table:style-name="ce8" table:formula="of:=MID([.$E152];11;2)" office:value-type="string" office:string-value="00" calcext:value-type="string">
            <text:p>00</text:p>
          </table:table-cell>
          <table:table-cell table:style-name="ce8" table:formula="of:=MID([.$E152];13;2)" office:value-type="string" office:string-value="20" calcext:value-type="string">
            <text:p>20</text:p>
          </table:table-cell>
          <table:table-cell table:style-name="ce8" table:formula="of:=MID([.$E152];15;2)" office:value-type="string" office:string-value="7F" calcext:value-type="string">
            <text:p>7F</text:p>
          </table:table-cell>
          <table:table-cell table:style-name="ce8"/>
          <table:table-cell table:formula="of:=CONCATENATE([.F152];&quot; &quot;;[.G152];&quot; &quot;;[.H152];&quot; &quot;;[.I152];&quot; &quot;;[.J152];&quot; &quot;;[.K152];&quot; &quot;;[.L152];&quot; &quot;;[.M152])" office:value-type="string" office:string-value="F2 7F 10 02 00 00 20 7F" calcext:value-type="string">
            <text:p>F2 7F 10 02 00 00 20 7F</text:p>
          </table:table-cell>
          <table:table-cell table:formula="of:=HEX2DEC([.F152])" office:value-type="float" office:value="242" calcext:value-type="float">
            <text:p>242</text:p>
          </table:table-cell>
          <table:table-cell table:formula="of:=HEX2DEC([.G152])" office:value-type="float" office:value="127" calcext:value-type="float">
            <text:p>127</text:p>
          </table:table-cell>
          <table:table-cell table:formula="of:=HEX2DEC([.H152])" office:value-type="float" office:value="16" calcext:value-type="float">
            <text:p>16</text:p>
          </table:table-cell>
          <table:table-cell table:formula="of:=HEX2DEC([.I152])" office:value-type="float" office:value="2" calcext:value-type="float">
            <text:p>2</text:p>
          </table:table-cell>
          <table:table-cell table:formula="of:=HEX2DEC([.J152])" office:value-type="float" office:value="0" calcext:value-type="float">
            <text:p>0</text:p>
          </table:table-cell>
          <table:table-cell table:formula="of:=HEX2DEC([.K152])" office:value-type="float" office:value="0" calcext:value-type="float">
            <text:p>0</text:p>
          </table:table-cell>
          <table:table-cell table:formula="of:=HEX2DEC([.L152])" office:value-type="float" office:value="32" calcext:value-type="float">
            <text:p>32</text:p>
          </table:table-cell>
          <table:table-cell table:formula="of:=HEX2DEC([.M152])" office:value-type="float" office:value="127" calcext:value-type="float">
            <text:p>127</text:p>
          </table:table-cell>
          <table:table-cell table:formula="of:=HEX2DEC([.N152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ENUE INTERACTION - ENTERTAINMENT</text:p>
          </table:table-cell>
          <table:table-cell office:value-type="string" calcext:value-type="string">
            <text:p>t1AA8F27F10060400207F</text:p>
          </table:table-cell>
          <table:table-cell table:style-name="ce6" table:formula="of:=IF([.B153]=&quot;&quot;;&quot;&quot;;MID([.B153];2;3))" office:value-type="string" office:string-value="1AA" calcext:value-type="string">
            <text:p>1AA</text:p>
          </table:table-cell>
          <table:table-cell table:formula="of:=MID([.B153];5;1)" office:value-type="string" office:string-value="8" calcext:value-type="string">
            <text:p>8</text:p>
          </table:table-cell>
          <table:table-cell table:formula="of:=MID([.B153];6;50)" office:value-type="string" office:string-value="F27F10060400207F" calcext:value-type="string">
            <text:p>F27F10060400207F</text:p>
          </table:table-cell>
          <table:table-cell table:formula="of:=MID([.$E153];1;2)" office:value-type="string" office:string-value="F2" calcext:value-type="string">
            <text:p>F2</text:p>
          </table:table-cell>
          <table:table-cell table:style-name="ce8" table:formula="of:=MID([.$E153];3;2)" office:value-type="string" office:string-value="7F" calcext:value-type="string">
            <text:p>7F</text:p>
          </table:table-cell>
          <table:table-cell table:style-name="ce8" table:formula="of:=MID([.$E153];5;2)" office:value-type="string" office:string-value="10" calcext:value-type="string">
            <text:p>10</text:p>
          </table:table-cell>
          <table:table-cell table:style-name="ce8" table:formula="of:=MID([.$E153];7;2)" office:value-type="string" office:string-value="06" calcext:value-type="string">
            <text:p>06</text:p>
          </table:table-cell>
          <table:table-cell table:style-name="ce8" table:formula="of:=MID([.$E153];9;2)" office:value-type="string" office:string-value="04" calcext:value-type="string">
            <text:p>04</text:p>
          </table:table-cell>
          <table:table-cell table:style-name="ce8" table:formula="of:=MID([.$E153];11;2)" office:value-type="string" office:string-value="00" calcext:value-type="string">
            <text:p>00</text:p>
          </table:table-cell>
          <table:table-cell table:style-name="ce8" table:formula="of:=MID([.$E153];13;2)" office:value-type="string" office:string-value="20" calcext:value-type="string">
            <text:p>20</text:p>
          </table:table-cell>
          <table:table-cell table:style-name="ce8" table:formula="of:=MID([.$E153];15;2)" office:value-type="string" office:string-value="7F" calcext:value-type="string">
            <text:p>7F</text:p>
          </table:table-cell>
          <table:table-cell table:style-name="ce8"/>
          <table:table-cell table:formula="of:=CONCATENATE([.F153];&quot; &quot;;[.G153];&quot; &quot;;[.H153];&quot; &quot;;[.I153];&quot; &quot;;[.J153];&quot; &quot;;[.K153];&quot; &quot;;[.L153];&quot; &quot;;[.M153])" office:value-type="string" office:string-value="F2 7F 10 06 04 00 20 7F" calcext:value-type="string">
            <text:p>F2 7F 10 06 04 00 20 7F</text:p>
          </table:table-cell>
          <table:table-cell table:formula="of:=HEX2DEC([.F153])" office:value-type="float" office:value="242" calcext:value-type="float">
            <text:p>242</text:p>
          </table:table-cell>
          <table:table-cell table:formula="of:=HEX2DEC([.G153])" office:value-type="float" office:value="127" calcext:value-type="float">
            <text:p>127</text:p>
          </table:table-cell>
          <table:table-cell table:formula="of:=HEX2DEC([.H153])" office:value-type="float" office:value="16" calcext:value-type="float">
            <text:p>16</text:p>
          </table:table-cell>
          <table:table-cell table:formula="of:=HEX2DEC([.I153])" office:value-type="float" office:value="6" calcext:value-type="float">
            <text:p>6</text:p>
          </table:table-cell>
          <table:table-cell table:formula="of:=HEX2DEC([.J153])" office:value-type="float" office:value="4" calcext:value-type="float">
            <text:p>4</text:p>
          </table:table-cell>
          <table:table-cell table:formula="of:=HEX2DEC([.K153])" office:value-type="float" office:value="0" calcext:value-type="float">
            <text:p>0</text:p>
          </table:table-cell>
          <table:table-cell table:formula="of:=HEX2DEC([.L153])" office:value-type="float" office:value="32" calcext:value-type="float">
            <text:p>32</text:p>
          </table:table-cell>
          <table:table-cell table:formula="of:=HEX2DEC([.M153])" office:value-type="float" office:value="127" calcext:value-type="float">
            <text:p>127</text:p>
          </table:table-cell>
          <table:table-cell table:formula="of:=HEX2DEC([.N153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ENUE INTERACTION - SETTINGS</text:p>
          </table:table-cell>
          <table:table-cell office:value-type="string" calcext:value-type="string">
            <text:p>t1AA8F27F10030000207F</text:p>
          </table:table-cell>
          <table:table-cell table:style-name="ce6" table:formula="of:=IF([.B154]=&quot;&quot;;&quot;&quot;;MID([.B154];2;3))" office:value-type="string" office:string-value="1AA" calcext:value-type="string">
            <text:p>1AA</text:p>
          </table:table-cell>
          <table:table-cell table:formula="of:=MID([.B154];5;1)" office:value-type="string" office:string-value="8" calcext:value-type="string">
            <text:p>8</text:p>
          </table:table-cell>
          <table:table-cell table:formula="of:=MID([.B154];6;50)" office:value-type="string" office:string-value="F27F10030000207F" calcext:value-type="string">
            <text:p>F27F10030000207F</text:p>
          </table:table-cell>
          <table:table-cell table:formula="of:=MID([.$E154];1;2)" office:value-type="string" office:string-value="F2" calcext:value-type="string">
            <text:p>F2</text:p>
          </table:table-cell>
          <table:table-cell table:style-name="ce8" table:formula="of:=MID([.$E154];3;2)" office:value-type="string" office:string-value="7F" calcext:value-type="string">
            <text:p>7F</text:p>
          </table:table-cell>
          <table:table-cell table:style-name="ce8" table:formula="of:=MID([.$E154];5;2)" office:value-type="string" office:string-value="10" calcext:value-type="string">
            <text:p>10</text:p>
          </table:table-cell>
          <table:table-cell table:style-name="ce8" table:formula="of:=MID([.$E154];7;2)" office:value-type="string" office:string-value="03" calcext:value-type="string">
            <text:p>03</text:p>
          </table:table-cell>
          <table:table-cell table:style-name="ce8" table:formula="of:=MID([.$E154];9;2)" office:value-type="string" office:string-value="00" calcext:value-type="string">
            <text:p>00</text:p>
          </table:table-cell>
          <table:table-cell table:style-name="ce8" table:formula="of:=MID([.$E154];11;2)" office:value-type="string" office:string-value="00" calcext:value-type="string">
            <text:p>00</text:p>
          </table:table-cell>
          <table:table-cell table:style-name="ce8" table:formula="of:=MID([.$E154];13;2)" office:value-type="string" office:string-value="20" calcext:value-type="string">
            <text:p>20</text:p>
          </table:table-cell>
          <table:table-cell table:style-name="ce8" table:formula="of:=MID([.$E154];15;2)" office:value-type="string" office:string-value="7F" calcext:value-type="string">
            <text:p>7F</text:p>
          </table:table-cell>
          <table:table-cell table:style-name="ce8"/>
          <table:table-cell table:formula="of:=CONCATENATE([.F154];&quot; &quot;;[.G154];&quot; &quot;;[.H154];&quot; &quot;;[.I154];&quot; &quot;;[.J154];&quot; &quot;;[.K154];&quot; &quot;;[.L154];&quot; &quot;;[.M154])" office:value-type="string" office:string-value="F2 7F 10 03 00 00 20 7F" calcext:value-type="string">
            <text:p>F2 7F 10 03 00 00 20 7F</text:p>
          </table:table-cell>
          <table:table-cell table:formula="of:=HEX2DEC([.F154])" office:value-type="float" office:value="242" calcext:value-type="float">
            <text:p>242</text:p>
          </table:table-cell>
          <table:table-cell table:formula="of:=HEX2DEC([.G154])" office:value-type="float" office:value="127" calcext:value-type="float">
            <text:p>127</text:p>
          </table:table-cell>
          <table:table-cell table:formula="of:=HEX2DEC([.H154])" office:value-type="float" office:value="16" calcext:value-type="float">
            <text:p>16</text:p>
          </table:table-cell>
          <table:table-cell table:formula="of:=HEX2DEC([.I154])" office:value-type="float" office:value="3" calcext:value-type="float">
            <text:p>3</text:p>
          </table:table-cell>
          <table:table-cell table:formula="of:=HEX2DEC([.J154])" office:value-type="float" office:value="0" calcext:value-type="float">
            <text:p>0</text:p>
          </table:table-cell>
          <table:table-cell table:formula="of:=HEX2DEC([.K154])" office:value-type="float" office:value="0" calcext:value-type="float">
            <text:p>0</text:p>
          </table:table-cell>
          <table:table-cell table:formula="of:=HEX2DEC([.L154])" office:value-type="float" office:value="32" calcext:value-type="float">
            <text:p>32</text:p>
          </table:table-cell>
          <table:table-cell table:formula="of:=HEX2DEC([.M154])" office:value-type="float" office:value="127" calcext:value-type="float">
            <text:p>127</text:p>
          </table:table-cell>
          <table:table-cell table:formula="of:=HEX2DEC([.N154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ENUE INTERACTION - CLIMATE</text:p>
          </table:table-cell>
          <table:table-cell office:value-type="string" calcext:value-type="string">
            <text:p>t1AA8F27F10010000207F</text:p>
          </table:table-cell>
          <table:table-cell table:style-name="ce6" table:formula="of:=IF([.B155]=&quot;&quot;;&quot;&quot;;MID([.B155];2;3))" office:value-type="string" office:string-value="1AA" calcext:value-type="string">
            <text:p>1AA</text:p>
          </table:table-cell>
          <table:table-cell table:formula="of:=MID([.B155];5;1)" office:value-type="string" office:string-value="8" calcext:value-type="string">
            <text:p>8</text:p>
          </table:table-cell>
          <table:table-cell table:formula="of:=MID([.B155];6;50)" office:value-type="string" office:string-value="F27F10010000207F" calcext:value-type="string">
            <text:p>F27F10010000207F</text:p>
          </table:table-cell>
          <table:table-cell table:formula="of:=MID([.$E155];1;2)" office:value-type="string" office:string-value="F2" calcext:value-type="string">
            <text:p>F2</text:p>
          </table:table-cell>
          <table:table-cell table:style-name="ce8" table:formula="of:=MID([.$E155];3;2)" office:value-type="string" office:string-value="7F" calcext:value-type="string">
            <text:p>7F</text:p>
          </table:table-cell>
          <table:table-cell table:style-name="ce8" table:formula="of:=MID([.$E155];5;2)" office:value-type="string" office:string-value="10" calcext:value-type="string">
            <text:p>10</text:p>
          </table:table-cell>
          <table:table-cell table:style-name="ce8" table:formula="of:=MID([.$E155];7;2)" office:value-type="string" office:string-value="01" calcext:value-type="string">
            <text:p>01</text:p>
          </table:table-cell>
          <table:table-cell table:style-name="ce8" table:formula="of:=MID([.$E155];9;2)" office:value-type="string" office:string-value="00" calcext:value-type="string">
            <text:p>00</text:p>
          </table:table-cell>
          <table:table-cell table:style-name="ce8" table:formula="of:=MID([.$E155];11;2)" office:value-type="string" office:string-value="00" calcext:value-type="string">
            <text:p>00</text:p>
          </table:table-cell>
          <table:table-cell table:style-name="ce8" table:formula="of:=MID([.$E155];13;2)" office:value-type="string" office:string-value="20" calcext:value-type="string">
            <text:p>20</text:p>
          </table:table-cell>
          <table:table-cell table:style-name="ce8" table:formula="of:=MID([.$E155];15;2)" office:value-type="string" office:string-value="7F" calcext:value-type="string">
            <text:p>7F</text:p>
          </table:table-cell>
          <table:table-cell table:style-name="ce8"/>
          <table:table-cell table:formula="of:=CONCATENATE([.F155];&quot; &quot;;[.G155];&quot; &quot;;[.H155];&quot; &quot;;[.I155];&quot; &quot;;[.J155];&quot; &quot;;[.K155];&quot; &quot;;[.L155];&quot; &quot;;[.M155])" office:value-type="string" office:string-value="F2 7F 10 01 00 00 20 7F" calcext:value-type="string">
            <text:p>F2 7F 10 01 00 00 20 7F</text:p>
          </table:table-cell>
          <table:table-cell table:formula="of:=HEX2DEC([.F155])" office:value-type="float" office:value="242" calcext:value-type="float">
            <text:p>242</text:p>
          </table:table-cell>
          <table:table-cell table:formula="of:=HEX2DEC([.G155])" office:value-type="float" office:value="127" calcext:value-type="float">
            <text:p>127</text:p>
          </table:table-cell>
          <table:table-cell table:formula="of:=HEX2DEC([.H155])" office:value-type="float" office:value="16" calcext:value-type="float">
            <text:p>16</text:p>
          </table:table-cell>
          <table:table-cell table:formula="of:=HEX2DEC([.I155])" office:value-type="float" office:value="1" calcext:value-type="float">
            <text:p>1</text:p>
          </table:table-cell>
          <table:table-cell table:formula="of:=HEX2DEC([.J155])" office:value-type="float" office:value="0" calcext:value-type="float">
            <text:p>0</text:p>
          </table:table-cell>
          <table:table-cell table:formula="of:=HEX2DEC([.K155])" office:value-type="float" office:value="0" calcext:value-type="float">
            <text:p>0</text:p>
          </table:table-cell>
          <table:table-cell table:formula="of:=HEX2DEC([.L155])" office:value-type="float" office:value="32" calcext:value-type="float">
            <text:p>32</text:p>
          </table:table-cell>
          <table:table-cell table:formula="of:=HEX2DEC([.M155])" office:value-type="float" office:value="127" calcext:value-type="float">
            <text:p>127</text:p>
          </table:table-cell>
          <table:table-cell table:formula="of:=HEX2DEC([.N155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ENUE INTERACTION - BMW ASSIST</text:p>
          </table:table-cell>
          <table:table-cell office:value-type="string" calcext:value-type="string">
            <text:p>t1AA8F27F10040300207F</text:p>
          </table:table-cell>
          <table:table-cell table:style-name="ce6" table:formula="of:=IF([.B156]=&quot;&quot;;&quot;&quot;;MID([.B156];2;3))" office:value-type="string" office:string-value="1AA" calcext:value-type="string">
            <text:p>1AA</text:p>
          </table:table-cell>
          <table:table-cell table:formula="of:=MID([.B156];5;1)" office:value-type="string" office:string-value="8" calcext:value-type="string">
            <text:p>8</text:p>
          </table:table-cell>
          <table:table-cell table:formula="of:=MID([.B156];6;50)" office:value-type="string" office:string-value="F27F10040300207F" calcext:value-type="string">
            <text:p>F27F10040300207F</text:p>
          </table:table-cell>
          <table:table-cell table:formula="of:=MID([.$E156];1;2)" office:value-type="string" office:string-value="F2" calcext:value-type="string">
            <text:p>F2</text:p>
          </table:table-cell>
          <table:table-cell table:style-name="ce8" table:formula="of:=MID([.$E156];3;2)" office:value-type="string" office:string-value="7F" calcext:value-type="string">
            <text:p>7F</text:p>
          </table:table-cell>
          <table:table-cell table:style-name="ce8" table:formula="of:=MID([.$E156];5;2)" office:value-type="string" office:string-value="10" calcext:value-type="string">
            <text:p>10</text:p>
          </table:table-cell>
          <table:table-cell table:style-name="ce8" table:formula="of:=MID([.$E156];7;2)" office:value-type="string" office:string-value="04" calcext:value-type="string">
            <text:p>04</text:p>
          </table:table-cell>
          <table:table-cell table:style-name="ce8" table:formula="of:=MID([.$E156];9;2)" office:value-type="string" office:string-value="03" calcext:value-type="string">
            <text:p>03</text:p>
          </table:table-cell>
          <table:table-cell table:style-name="ce8" table:formula="of:=MID([.$E156];11;2)" office:value-type="string" office:string-value="00" calcext:value-type="string">
            <text:p>00</text:p>
          </table:table-cell>
          <table:table-cell table:style-name="ce8" table:formula="of:=MID([.$E156];13;2)" office:value-type="string" office:string-value="20" calcext:value-type="string">
            <text:p>20</text:p>
          </table:table-cell>
          <table:table-cell table:style-name="ce8" table:formula="of:=MID([.$E156];15;2)" office:value-type="string" office:string-value="7F" calcext:value-type="string">
            <text:p>7F</text:p>
          </table:table-cell>
          <table:table-cell table:style-name="ce8"/>
          <table:table-cell table:formula="of:=CONCATENATE([.F156];&quot; &quot;;[.G156];&quot; &quot;;[.H156];&quot; &quot;;[.I156];&quot; &quot;;[.J156];&quot; &quot;;[.K156];&quot; &quot;;[.L156];&quot; &quot;;[.M156])" office:value-type="string" office:string-value="F2 7F 10 04 03 00 20 7F" calcext:value-type="string">
            <text:p>F2 7F 10 04 03 00 20 7F</text:p>
          </table:table-cell>
          <table:table-cell table:formula="of:=HEX2DEC([.F156])" office:value-type="float" office:value="242" calcext:value-type="float">
            <text:p>242</text:p>
          </table:table-cell>
          <table:table-cell table:formula="of:=HEX2DEC([.G156])" office:value-type="float" office:value="127" calcext:value-type="float">
            <text:p>127</text:p>
          </table:table-cell>
          <table:table-cell table:formula="of:=HEX2DEC([.H156])" office:value-type="float" office:value="16" calcext:value-type="float">
            <text:p>16</text:p>
          </table:table-cell>
          <table:table-cell table:formula="of:=HEX2DEC([.I156])" office:value-type="float" office:value="4" calcext:value-type="float">
            <text:p>4</text:p>
          </table:table-cell>
          <table:table-cell table:formula="of:=HEX2DEC([.J156])" office:value-type="float" office:value="3" calcext:value-type="float">
            <text:p>3</text:p>
          </table:table-cell>
          <table:table-cell table:formula="of:=HEX2DEC([.K156])" office:value-type="float" office:value="0" calcext:value-type="float">
            <text:p>0</text:p>
          </table:table-cell>
          <table:table-cell table:formula="of:=HEX2DEC([.L156])" office:value-type="float" office:value="32" calcext:value-type="float">
            <text:p>32</text:p>
          </table:table-cell>
          <table:table-cell table:formula="of:=HEX2DEC([.M156])" office:value-type="float" office:value="127" calcext:value-type="float">
            <text:p>127</text:p>
          </table:table-cell>
          <table:table-cell table:formula="of:=HEX2DEC([.N156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/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number-columns-repeated="1010"/>
        </table:table-row>
        <table:table-row table:style-name="ro2">
          <table:table-cell table:number-columns-repeated="2"/>
          <table:table-cell table:style-name="ce6"/>
          <table:table-cell table:number-columns-repeated="3"/>
          <table:table-cell table:style-name="ce8" table:number-columns-repeated="8"/>
          <table:table-cell table:number-columns-repeated="1010"/>
        </table:table-row>
        <table:table-row table:style-name="ro6">
          <table:table-cell table:style-name="ce3" office:value-type="string" calcext:value-type="string">
            <text:p>I-DRIVE HAPTIC CONTROL</text:p>
          </table:table-cell>
          <table:table-cell/>
          <table:table-cell table:style-name="ce6"/>
          <table:table-cell table:number-columns-repeated="2"/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click hardness</text:p>
          </table:table-cell>
          <table:table-cell table:style-name="ce9" office:value-type="string" calcext:value-type="string">
            <text:p>Delta step to step</text:p>
          </table:table-cell>
          <table:table-cell table:style-name="ce9" office:value-type="string" calcext:value-type="string">
            <text:p>number of jumps</text:p>
          </table:table-cell>
          <table:table-cell table:style-name="ce9" office:value-type="string" calcext:value-type="string">
            <text:p>Start position</text:p>
          </table:table-cell>
          <table:table-cell table:style-name="ce9" office:value-type="string" calcext:value-type="string">
            <text:p>??</text:p>
          </table:table-cell>
          <table:table-cell table:style-name="ce9" office:value-type="string" calcext:value-type="string">
            <text:p>FORCE</text:p>
          </table:table-cell>
          <table:table-cell table:style-name="ce9" office:value-type="string" calcext:value-type="string">
            <text:p>delta in between</text:p>
          </table:table-cell>
          <table:table-cell table:style-name="ce8"/>
          <table:table-cell table:number-columns-repeated="10"/>
          <table:table-cell office:value-type="string" calcext:value-type="string">
            <text:p>Type: </text:p>
            <text:p>F5 = hard limits, never get out of boundaries</text:p>
            <text:p>F0 = no limit, turn forever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ok, blocked with limits on both sides, position set</text:p>
          </table:table-cell>
          <table:table-cell office:value-type="string" calcext:value-type="string">
            <text:p>t1AA8F52A000707003500</text:p>
          </table:table-cell>
          <table:table-cell table:style-name="ce6" table:formula="of:=IF([.B160]=&quot;&quot;;&quot;&quot;;MID([.B160];2;3))" office:value-type="string" office:string-value="1AA" calcext:value-type="string">
            <text:p>1AA</text:p>
          </table:table-cell>
          <table:table-cell table:formula="of:=MID([.B160];5;1)" office:value-type="string" office:string-value="8" calcext:value-type="string">
            <text:p>8</text:p>
          </table:table-cell>
          <table:table-cell table:formula="of:=MID([.B160];6;50)" office:value-type="string" office:string-value="F52A000707003500" calcext:value-type="string">
            <text:p>F52A000707003500</text:p>
          </table:table-cell>
          <table:table-cell table:formula="of:=MID([.$E160];1;2)" office:value-type="string" office:string-value="F5" calcext:value-type="string">
            <text:p>F5</text:p>
          </table:table-cell>
          <table:table-cell table:style-name="ce8" table:formula="of:=MID([.$E160];3;2)" office:value-type="string" office:string-value="2A" calcext:value-type="string">
            <text:p>2A</text:p>
          </table:table-cell>
          <table:table-cell table:style-name="ce8" table:formula="of:=MID([.$E160];5;2)" office:value-type="string" office:string-value="00" calcext:value-type="string">
            <text:p>00</text:p>
          </table:table-cell>
          <table:table-cell table:style-name="ce12" table:formula="of:=MID([.$E160];7;2)" office:value-type="string" office:string-value="07" calcext:value-type="string">
            <text:p>07</text:p>
          </table:table-cell>
          <table:table-cell table:style-name="ce13" table:formula="of:=MID([.$E160];9;2)" office:value-type="string" office:string-value="07" calcext:value-type="string">
            <text:p>07</text:p>
          </table:table-cell>
          <table:table-cell table:style-name="ce8" table:formula="of:=MID([.$E160];11;2)" office:value-type="string" office:string-value="00" calcext:value-type="string">
            <text:p>00</text:p>
          </table:table-cell>
          <table:table-cell table:style-name="ce14" table:formula="of:=MID([.$E160];13;2)" office:value-type="string" office:string-value="35" calcext:value-type="string">
            <text:p>35</text:p>
          </table:table-cell>
          <table:table-cell table:style-name="ce8" table:formula="of:=MID([.$E160];15;2)" office:value-type="string" office:string-value="00" calcext:value-type="string">
            <text:p>00</text:p>
          </table:table-cell>
          <table:table-cell table:style-name="ce8"/>
          <table:table-cell table:formula="of:=CONCATENATE([.F160];&quot; &quot;;[.G160];&quot; &quot;;[.H160];&quot; &quot;;[.I160];&quot; &quot;;[.J160];&quot; &quot;;[.K160];&quot; &quot;;[.L160];&quot; &quot;;[.M160])" office:value-type="string" office:string-value="F5 2A 00 07 07 00 35 00" calcext:value-type="string">
            <text:p>F5 2A 00 07 07 00 35 00</text:p>
          </table:table-cell>
          <table:table-cell table:formula="of:=HEX2DEC([.F160])" office:value-type="float" office:value="245" calcext:value-type="float">
            <text:p>245</text:p>
          </table:table-cell>
          <table:table-cell table:formula="of:=HEX2DEC([.G160])" office:value-type="float" office:value="42" calcext:value-type="float">
            <text:p>42</text:p>
          </table:table-cell>
          <table:table-cell table:formula="of:=HEX2DEC([.H160])" office:value-type="float" office:value="0" calcext:value-type="float">
            <text:p>0</text:p>
          </table:table-cell>
          <table:table-cell table:style-name="ce12" table:formula="of:=HEX2DEC([.I160])" office:value-type="float" office:value="7" calcext:value-type="float">
            <text:p>7</text:p>
          </table:table-cell>
          <table:table-cell table:style-name="ce13" table:formula="of:=HEX2DEC([.J160])" office:value-type="float" office:value="7" calcext:value-type="float">
            <text:p>7</text:p>
          </table:table-cell>
          <table:table-cell table:formula="of:=HEX2DEC([.K160])" office:value-type="float" office:value="0" calcext:value-type="float">
            <text:p>0</text:p>
          </table:table-cell>
          <table:table-cell table:style-name="ce14" table:formula="of:=HEX2DEC([.L160])" office:value-type="float" office:value="53" calcext:value-type="float">
            <text:p>53</text:p>
          </table:table-cell>
          <table:table-cell table:formula="of:=HEX2DEC([.M160])" office:value-type="float" office:value="0" calcext:value-type="float">
            <text:p>0</text:p>
          </table:table-cell>
          <table:table-cell table:formula="of:=HEX2DEC([.N160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ok, fine, with limits on both sides, position set</text:p>
            <text:p/>
          </table:table-cell>
          <table:table-cell office:value-type="string" calcext:value-type="string">
            <text:p>t1AA8F52A0A060400FF7F</text:p>
          </table:table-cell>
          <table:table-cell table:style-name="ce6" table:formula="of:=IF([.B161]=&quot;&quot;;&quot;&quot;;MID([.B161];2;3))" office:value-type="string" office:string-value="1AA" calcext:value-type="string">
            <text:p>1AA</text:p>
          </table:table-cell>
          <table:table-cell table:formula="of:=MID([.B161];5;1)" office:value-type="string" office:string-value="8" calcext:value-type="string">
            <text:p>8</text:p>
          </table:table-cell>
          <table:table-cell table:formula="of:=MID([.B161];6;50)" office:value-type="string" office:string-value="F52A0A060400FF7F" calcext:value-type="string">
            <text:p>F52A0A060400FF7F</text:p>
          </table:table-cell>
          <table:table-cell table:formula="of:=MID([.$E161];1;2)" office:value-type="string" office:string-value="F5" calcext:value-type="string">
            <text:p>F5</text:p>
          </table:table-cell>
          <table:table-cell table:style-name="ce8" table:formula="of:=MID([.$E161];3;2)" office:value-type="string" office:string-value="2A" calcext:value-type="string">
            <text:p>2A</text:p>
          </table:table-cell>
          <table:table-cell table:style-name="ce8" table:formula="of:=MID([.$E161];5;2)" office:value-type="string" office:string-value="0A" calcext:value-type="string">
            <text:p>0A</text:p>
          </table:table-cell>
          <table:table-cell table:style-name="ce12" table:formula="of:=MID([.$E161];7;2)" office:value-type="string" office:string-value="06" calcext:value-type="string">
            <text:p>06</text:p>
          </table:table-cell>
          <table:table-cell table:style-name="ce13" table:formula="of:=MID([.$E161];9;2)" office:value-type="string" office:string-value="04" calcext:value-type="string">
            <text:p>04</text:p>
          </table:table-cell>
          <table:table-cell table:style-name="ce8" table:formula="of:=MID([.$E161];11;2)" office:value-type="string" office:string-value="00" calcext:value-type="string">
            <text:p>00</text:p>
          </table:table-cell>
          <table:table-cell table:style-name="ce14" table:formula="of:=MID([.$E161];13;2)" office:value-type="string" office:string-value="FF" calcext:value-type="string">
            <text:p>FF</text:p>
          </table:table-cell>
          <table:table-cell table:style-name="ce8" table:formula="of:=MID([.$E161];15;2)" office:value-type="string" office:string-value="7F" calcext:value-type="string">
            <text:p>7F</text:p>
          </table:table-cell>
          <table:table-cell table:style-name="ce8"/>
          <table:table-cell table:formula="of:=CONCATENATE([.F161];&quot; &quot;;[.G161];&quot; &quot;;[.H161];&quot; &quot;;[.I161];&quot; &quot;;[.J161];&quot; &quot;;[.K161];&quot; &quot;;[.L161];&quot; &quot;;[.M161])" office:value-type="string" office:string-value="F5 2A 0A 06 04 00 FF 7F" calcext:value-type="string">
            <text:p>F5 2A 0A 06 04 00 FF 7F</text:p>
          </table:table-cell>
          <table:table-cell table:formula="of:=HEX2DEC([.F161])" office:value-type="float" office:value="245" calcext:value-type="float">
            <text:p>245</text:p>
          </table:table-cell>
          <table:table-cell table:formula="of:=HEX2DEC([.G161])" office:value-type="float" office:value="42" calcext:value-type="float">
            <text:p>42</text:p>
          </table:table-cell>
          <table:table-cell table:formula="of:=HEX2DEC([.H161])" office:value-type="float" office:value="10" calcext:value-type="float">
            <text:p>10</text:p>
          </table:table-cell>
          <table:table-cell table:style-name="ce12" table:formula="of:=HEX2DEC([.I161])" office:value-type="float" office:value="6" calcext:value-type="float">
            <text:p>6</text:p>
          </table:table-cell>
          <table:table-cell table:style-name="ce13" table:formula="of:=HEX2DEC([.J161])" office:value-type="float" office:value="4" calcext:value-type="float">
            <text:p>4</text:p>
          </table:table-cell>
          <table:table-cell table:formula="of:=HEX2DEC([.K161])" office:value-type="float" office:value="0" calcext:value-type="float">
            <text:p>0</text:p>
          </table:table-cell>
          <table:table-cell table:style-name="ce14" table:formula="of:=HEX2DEC([.L161])" office:value-type="float" office:value="255" calcext:value-type="float">
            <text:p>255</text:p>
          </table:table-cell>
          <table:table-cell table:formula="of:=HEX2DEC([.M161])" office:value-type="float" office:value="127" calcext:value-type="float">
            <text:p>127</text:p>
          </table:table-cell>
          <table:table-cell table:formula="of:=HEX2DEC([.N161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Idrive_Haptic_rough</text:p>
          </table:table-cell>
          <table:table-cell office:value-type="string" calcext:value-type="string">
            <text:p>t1AA8F17F200000000000</text:p>
          </table:table-cell>
          <table:table-cell table:style-name="ce6" table:formula="of:=IF([.B162]=&quot;&quot;;&quot;&quot;;MID([.B162];2;3))" office:value-type="string" office:string-value="1AA" calcext:value-type="string">
            <text:p>1AA</text:p>
          </table:table-cell>
          <table:table-cell table:formula="of:=MID([.B162];5;1)" office:value-type="string" office:string-value="8" calcext:value-type="string">
            <text:p>8</text:p>
          </table:table-cell>
          <table:table-cell table:formula="of:=MID([.B162];6;50)" office:value-type="string" office:string-value="F17F200000000000" calcext:value-type="string">
            <text:p>F17F200000000000</text:p>
          </table:table-cell>
          <table:table-cell table:formula="of:=MID([.$E162];1;2)" office:value-type="string" office:string-value="F1" calcext:value-type="string">
            <text:p>F1</text:p>
          </table:table-cell>
          <table:table-cell table:style-name="ce8" table:formula="of:=MID([.$E162];3;2)" office:value-type="string" office:string-value="7F" calcext:value-type="string">
            <text:p>7F</text:p>
          </table:table-cell>
          <table:table-cell table:style-name="ce8" table:formula="of:=MID([.$E162];5;2)" office:value-type="string" office:string-value="20" calcext:value-type="string">
            <text:p>20</text:p>
          </table:table-cell>
          <table:table-cell table:style-name="ce12" table:formula="of:=MID([.$E162];7;2)" office:value-type="string" office:string-value="00" calcext:value-type="string">
            <text:p>00</text:p>
          </table:table-cell>
          <table:table-cell table:style-name="ce13" table:formula="of:=MID([.$E162];9;2)" office:value-type="string" office:string-value="00" calcext:value-type="string">
            <text:p>00</text:p>
          </table:table-cell>
          <table:table-cell table:style-name="ce8" table:formula="of:=MID([.$E162];11;2)" office:value-type="string" office:string-value="00" calcext:value-type="string">
            <text:p>00</text:p>
          </table:table-cell>
          <table:table-cell table:style-name="ce14" table:formula="of:=MID([.$E162];13;2)" office:value-type="string" office:string-value="00" calcext:value-type="string">
            <text:p>00</text:p>
          </table:table-cell>
          <table:table-cell table:style-name="ce8" table:formula="of:=MID([.$E162];15;2)" office:value-type="string" office:string-value="00" calcext:value-type="string">
            <text:p>00</text:p>
          </table:table-cell>
          <table:table-cell table:style-name="ce8"/>
          <table:table-cell table:formula="of:=CONCATENATE([.F162];&quot; &quot;;[.G162];&quot; &quot;;[.H162];&quot; &quot;;[.I162];&quot; &quot;;[.J162];&quot; &quot;;[.K162];&quot; &quot;;[.L162];&quot; &quot;;[.M162])" office:value-type="string" office:string-value="F1 7F 20 00 00 00 00 00" calcext:value-type="string">
            <text:p>F1 7F 20 00 00 00 00 00</text:p>
          </table:table-cell>
          <table:table-cell table:formula="of:=HEX2DEC([.F162])" office:value-type="float" office:value="241" calcext:value-type="float">
            <text:p>241</text:p>
          </table:table-cell>
          <table:table-cell table:formula="of:=HEX2DEC([.G162])" office:value-type="float" office:value="127" calcext:value-type="float">
            <text:p>127</text:p>
          </table:table-cell>
          <table:table-cell table:formula="of:=HEX2DEC([.H162])" office:value-type="float" office:value="32" calcext:value-type="float">
            <text:p>32</text:p>
          </table:table-cell>
          <table:table-cell table:style-name="ce12" table:formula="of:=HEX2DEC([.I162])" office:value-type="float" office:value="0" calcext:value-type="float">
            <text:p>0</text:p>
          </table:table-cell>
          <table:table-cell table:style-name="ce13" table:formula="of:=HEX2DEC([.J162])" office:value-type="float" office:value="0" calcext:value-type="float">
            <text:p>0</text:p>
          </table:table-cell>
          <table:table-cell table:formula="of:=HEX2DEC([.K162])" office:value-type="float" office:value="0" calcext:value-type="float">
            <text:p>0</text:p>
          </table:table-cell>
          <table:table-cell table:style-name="ce14" table:formula="of:=HEX2DEC([.L162])" office:value-type="float" office:value="0" calcext:value-type="float">
            <text:p>0</text:p>
          </table:table-cell>
          <table:table-cell table:formula="of:=HEX2DEC([.M162])" office:value-type="float" office:value="0" calcext:value-type="float">
            <text:p>0</text:p>
          </table:table-cell>
          <table:table-cell table:formula="of:=HEX2DEC([.N162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Idrive_Haptic_fine</text:p>
          </table:table-cell>
          <table:table-cell office:value-type="string" calcext:value-type="string">
            <text:p>t1AA8F17F0AFF0000207F</text:p>
          </table:table-cell>
          <table:table-cell table:style-name="ce6" table:formula="of:=IF([.B163]=&quot;&quot;;&quot;&quot;;MID([.B163];2;3))" office:value-type="string" office:string-value="1AA" calcext:value-type="string">
            <text:p>1AA</text:p>
          </table:table-cell>
          <table:table-cell table:formula="of:=MID([.B163];5;1)" office:value-type="string" office:string-value="8" calcext:value-type="string">
            <text:p>8</text:p>
          </table:table-cell>
          <table:table-cell table:formula="of:=MID([.B163];6;50)" office:value-type="string" office:string-value="F17F0AFF0000207F" calcext:value-type="string">
            <text:p>F17F0AFF0000207F</text:p>
          </table:table-cell>
          <table:table-cell table:formula="of:=MID([.$E163];1;2)" office:value-type="string" office:string-value="F1" calcext:value-type="string">
            <text:p>F1</text:p>
          </table:table-cell>
          <table:table-cell table:style-name="ce8" table:formula="of:=MID([.$E163];3;2)" office:value-type="string" office:string-value="7F" calcext:value-type="string">
            <text:p>7F</text:p>
          </table:table-cell>
          <table:table-cell table:style-name="ce8" table:formula="of:=MID([.$E163];5;2)" office:value-type="string" office:string-value="0A" calcext:value-type="string">
            <text:p>0A</text:p>
          </table:table-cell>
          <table:table-cell table:style-name="ce12" table:formula="of:=MID([.$E163];7;2)" office:value-type="string" office:string-value="FF" calcext:value-type="string">
            <text:p>FF</text:p>
          </table:table-cell>
          <table:table-cell table:style-name="ce13" table:formula="of:=MID([.$E163];9;2)" office:value-type="string" office:string-value="00" calcext:value-type="string">
            <text:p>00</text:p>
          </table:table-cell>
          <table:table-cell table:style-name="ce8" table:formula="of:=MID([.$E163];11;2)" office:value-type="string" office:string-value="00" calcext:value-type="string">
            <text:p>00</text:p>
          </table:table-cell>
          <table:table-cell table:style-name="ce14" table:formula="of:=MID([.$E163];13;2)" office:value-type="string" office:string-value="20" calcext:value-type="string">
            <text:p>20</text:p>
          </table:table-cell>
          <table:table-cell table:style-name="ce8" table:formula="of:=MID([.$E163];15;2)" office:value-type="string" office:string-value="7F" calcext:value-type="string">
            <text:p>7F</text:p>
          </table:table-cell>
          <table:table-cell table:style-name="ce8"/>
          <table:table-cell table:formula="of:=CONCATENATE([.F163];&quot; &quot;;[.G163];&quot; &quot;;[.H163];&quot; &quot;;[.I163];&quot; &quot;;[.J163];&quot; &quot;;[.K163];&quot; &quot;;[.L163];&quot; &quot;;[.M163])" office:value-type="string" office:string-value="F1 7F 0A FF 00 00 20 7F" calcext:value-type="string">
            <text:p>F1 7F 0A FF 00 00 20 7F</text:p>
          </table:table-cell>
          <table:table-cell table:formula="of:=HEX2DEC([.F163])" office:value-type="float" office:value="241" calcext:value-type="float">
            <text:p>241</text:p>
          </table:table-cell>
          <table:table-cell table:formula="of:=HEX2DEC([.G163])" office:value-type="float" office:value="127" calcext:value-type="float">
            <text:p>127</text:p>
          </table:table-cell>
          <table:table-cell table:formula="of:=HEX2DEC([.H163])" office:value-type="float" office:value="10" calcext:value-type="float">
            <text:p>10</text:p>
          </table:table-cell>
          <table:table-cell table:style-name="ce12" table:formula="of:=HEX2DEC([.I163])" office:value-type="float" office:value="255" calcext:value-type="float">
            <text:p>255</text:p>
          </table:table-cell>
          <table:table-cell table:style-name="ce13" table:formula="of:=HEX2DEC([.J163])" office:value-type="float" office:value="0" calcext:value-type="float">
            <text:p>0</text:p>
          </table:table-cell>
          <table:table-cell table:formula="of:=HEX2DEC([.K163])" office:value-type="float" office:value="0" calcext:value-type="float">
            <text:p>0</text:p>
          </table:table-cell>
          <table:table-cell table:style-name="ce14" table:formula="of:=HEX2DEC([.L163])" office:value-type="float" office:value="32" calcext:value-type="float">
            <text:p>32</text:p>
          </table:table-cell>
          <table:table-cell table:formula="of:=HEX2DEC([.M163])" office:value-type="float" office:value="127" calcext:value-type="float">
            <text:p>127</text:p>
          </table:table-cell>
          <table:table-cell table:formula="of:=HEX2DEC([.N163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Idrive_Haptic_null</text:p>
          </table:table-cell>
          <table:table-cell office:value-type="string" calcext:value-type="string">
            <text:p>t1AA8F07F000000000000</text:p>
          </table:table-cell>
          <table:table-cell table:style-name="ce6" table:formula="of:=IF([.B164]=&quot;&quot;;&quot;&quot;;MID([.B164];2;3))" office:value-type="string" office:string-value="1AA" calcext:value-type="string">
            <text:p>1AA</text:p>
          </table:table-cell>
          <table:table-cell table:formula="of:=MID([.B164];5;1)" office:value-type="string" office:string-value="8" calcext:value-type="string">
            <text:p>8</text:p>
          </table:table-cell>
          <table:table-cell table:formula="of:=MID([.B164];6;50)" office:value-type="string" office:string-value="F07F000000000000" calcext:value-type="string">
            <text:p>F07F000000000000</text:p>
          </table:table-cell>
          <table:table-cell table:formula="of:=MID([.$E164];1;2)" office:value-type="string" office:string-value="F0" calcext:value-type="string">
            <text:p>F0</text:p>
          </table:table-cell>
          <table:table-cell table:style-name="ce8" table:formula="of:=MID([.$E164];3;2)" office:value-type="string" office:string-value="7F" calcext:value-type="string">
            <text:p>7F</text:p>
          </table:table-cell>
          <table:table-cell table:style-name="ce8" table:formula="of:=MID([.$E164];5;2)" office:value-type="string" office:string-value="00" calcext:value-type="string">
            <text:p>00</text:p>
          </table:table-cell>
          <table:table-cell table:style-name="ce12" table:formula="of:=MID([.$E164];7;2)" office:value-type="string" office:string-value="00" calcext:value-type="string">
            <text:p>00</text:p>
          </table:table-cell>
          <table:table-cell table:style-name="ce13" table:formula="of:=MID([.$E164];9;2)" office:value-type="string" office:string-value="00" calcext:value-type="string">
            <text:p>00</text:p>
          </table:table-cell>
          <table:table-cell table:style-name="ce8" table:formula="of:=MID([.$E164];11;2)" office:value-type="string" office:string-value="00" calcext:value-type="string">
            <text:p>00</text:p>
          </table:table-cell>
          <table:table-cell table:style-name="ce14" table:formula="of:=MID([.$E164];13;2)" office:value-type="string" office:string-value="00" calcext:value-type="string">
            <text:p>00</text:p>
          </table:table-cell>
          <table:table-cell table:style-name="ce8" table:formula="of:=MID([.$E164];15;2)" office:value-type="string" office:string-value="00" calcext:value-type="string">
            <text:p>00</text:p>
          </table:table-cell>
          <table:table-cell table:style-name="ce8"/>
          <table:table-cell table:formula="of:=CONCATENATE([.F164];&quot; &quot;;[.G164];&quot; &quot;;[.H164];&quot; &quot;;[.I164];&quot; &quot;;[.J164];&quot; &quot;;[.K164];&quot; &quot;;[.L164];&quot; &quot;;[.M164])" office:value-type="string" office:string-value="F0 7F 00 00 00 00 00 00" calcext:value-type="string">
            <text:p>F0 7F 00 00 00 00 00 00</text:p>
          </table:table-cell>
          <table:table-cell table:formula="of:=HEX2DEC([.F164])" office:value-type="float" office:value="240" calcext:value-type="float">
            <text:p>240</text:p>
          </table:table-cell>
          <table:table-cell table:formula="of:=HEX2DEC([.G164])" office:value-type="float" office:value="127" calcext:value-type="float">
            <text:p>127</text:p>
          </table:table-cell>
          <table:table-cell table:formula="of:=HEX2DEC([.H164])" office:value-type="float" office:value="0" calcext:value-type="float">
            <text:p>0</text:p>
          </table:table-cell>
          <table:table-cell table:style-name="ce12" table:formula="of:=HEX2DEC([.I164])" office:value-type="float" office:value="0" calcext:value-type="float">
            <text:p>0</text:p>
          </table:table-cell>
          <table:table-cell table:style-name="ce13" table:formula="of:=HEX2DEC([.J164])" office:value-type="float" office:value="0" calcext:value-type="float">
            <text:p>0</text:p>
          </table:table-cell>
          <table:table-cell table:formula="of:=HEX2DEC([.K164])" office:value-type="float" office:value="0" calcext:value-type="float">
            <text:p>0</text:p>
          </table:table-cell>
          <table:table-cell table:style-name="ce14" table:formula="of:=HEX2DEC([.L164])" office:value-type="float" office:value="0" calcext:value-type="float">
            <text:p>0</text:p>
          </table:table-cell>
          <table:table-cell table:formula="of:=HEX2DEC([.M164])" office:value-type="float" office:value="0" calcext:value-type="float">
            <text:p>0</text:p>
          </table:table-cell>
          <table:table-cell table:formula="of:=HEX2DEC([.N164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t1AA8F37F0AFF0000207F</text:p>
          </table:table-cell>
          <table:table-cell table:style-name="ce6" table:formula="of:=IF([.B165]=&quot;&quot;;&quot;&quot;;MID([.B165];2;3))" office:value-type="string" office:string-value="1AA" calcext:value-type="string">
            <text:p>1AA</text:p>
          </table:table-cell>
          <table:table-cell table:formula="of:=MID([.B165];5;1)" office:value-type="string" office:string-value="8" calcext:value-type="string">
            <text:p>8</text:p>
          </table:table-cell>
          <table:table-cell table:formula="of:=MID([.B165];6;50)" office:value-type="string" office:string-value="F37F0AFF0000207F" calcext:value-type="string">
            <text:p>F37F0AFF0000207F</text:p>
          </table:table-cell>
          <table:table-cell table:formula="of:=MID([.$E165];1;2)" office:value-type="string" office:string-value="F3" calcext:value-type="string">
            <text:p>F3</text:p>
          </table:table-cell>
          <table:table-cell table:style-name="ce8" table:formula="of:=MID([.$E165];3;2)" office:value-type="string" office:string-value="7F" calcext:value-type="string">
            <text:p>7F</text:p>
          </table:table-cell>
          <table:table-cell table:style-name="ce8" table:formula="of:=MID([.$E165];5;2)" office:value-type="string" office:string-value="0A" calcext:value-type="string">
            <text:p>0A</text:p>
          </table:table-cell>
          <table:table-cell table:style-name="ce12" table:formula="of:=MID([.$E165];7;2)" office:value-type="string" office:string-value="FF" calcext:value-type="string">
            <text:p>FF</text:p>
          </table:table-cell>
          <table:table-cell table:style-name="ce13" table:formula="of:=MID([.$E165];9;2)" office:value-type="string" office:string-value="00" calcext:value-type="string">
            <text:p>00</text:p>
          </table:table-cell>
          <table:table-cell table:style-name="ce8" table:formula="of:=MID([.$E165];11;2)" office:value-type="string" office:string-value="00" calcext:value-type="string">
            <text:p>00</text:p>
          </table:table-cell>
          <table:table-cell table:style-name="ce14" table:formula="of:=MID([.$E165];13;2)" office:value-type="string" office:string-value="20" calcext:value-type="string">
            <text:p>20</text:p>
          </table:table-cell>
          <table:table-cell table:style-name="ce8" table:formula="of:=MID([.$E165];15;2)" office:value-type="string" office:string-value="7F" calcext:value-type="string">
            <text:p>7F</text:p>
          </table:table-cell>
          <table:table-cell table:style-name="ce8"/>
          <table:table-cell table:formula="of:=CONCATENATE([.F165];&quot; &quot;;[.G165];&quot; &quot;;[.H165];&quot; &quot;;[.I165];&quot; &quot;;[.J165];&quot; &quot;;[.K165];&quot; &quot;;[.L165];&quot; &quot;;[.M165])" office:value-type="string" office:string-value="F3 7F 0A FF 00 00 20 7F" calcext:value-type="string">
            <text:p>F3 7F 0A FF 00 00 20 7F</text:p>
          </table:table-cell>
          <table:table-cell table:formula="of:=HEX2DEC([.F165])" office:value-type="float" office:value="243" calcext:value-type="float">
            <text:p>243</text:p>
          </table:table-cell>
          <table:table-cell table:style-name="ce8" table:formula="of:=HEX2DEC([.G165])" office:value-type="float" office:value="127" calcext:value-type="float">
            <text:p>127</text:p>
          </table:table-cell>
          <table:table-cell table:style-name="ce8" table:formula="of:=HEX2DEC([.H165])" office:value-type="float" office:value="10" calcext:value-type="float">
            <text:p>10</text:p>
          </table:table-cell>
          <table:table-cell table:style-name="ce12" table:formula="of:=HEX2DEC([.I165])" office:value-type="float" office:value="255" calcext:value-type="float">
            <text:p>255</text:p>
          </table:table-cell>
          <table:table-cell table:style-name="ce13" table:formula="of:=HEX2DEC([.J165])" office:value-type="float" office:value="0" calcext:value-type="float">
            <text:p>0</text:p>
          </table:table-cell>
          <table:table-cell table:style-name="ce8" table:formula="of:=HEX2DEC([.K165])" office:value-type="float" office:value="0" calcext:value-type="float">
            <text:p>0</text:p>
          </table:table-cell>
          <table:table-cell table:style-name="ce14" table:formula="of:=HEX2DEC([.L165])" office:value-type="float" office:value="32" calcext:value-type="float">
            <text:p>32</text:p>
          </table:table-cell>
          <table:table-cell table:style-name="ce8" table:formula="of:=HEX2DEC([.M165])" office:value-type="float" office:value="127" calcext:value-type="float">
            <text:p>127</text:p>
          </table:table-cell>
          <table:table-cell table:formula="of:=HEX2DEC([.N165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t1AA8F37F0A060000357F</text:p>
          </table:table-cell>
          <table:table-cell table:style-name="ce6" table:formula="of:=IF([.B166]=&quot;&quot;;&quot;&quot;;MID([.B166];2;3))" office:value-type="string" office:string-value="1AA" calcext:value-type="string">
            <text:p>1AA</text:p>
          </table:table-cell>
          <table:table-cell table:formula="of:=MID([.B166];5;1)" office:value-type="string" office:string-value="8" calcext:value-type="string">
            <text:p>8</text:p>
          </table:table-cell>
          <table:table-cell table:formula="of:=MID([.B166];6;50)" office:value-type="string" office:string-value="F37F0A060000357F" calcext:value-type="string">
            <text:p>F37F0A060000357F</text:p>
          </table:table-cell>
          <table:table-cell table:formula="of:=MID([.$E166];1;2)" office:value-type="string" office:string-value="F3" calcext:value-type="string">
            <text:p>F3</text:p>
          </table:table-cell>
          <table:table-cell table:style-name="ce8" table:formula="of:=MID([.$E166];3;2)" office:value-type="string" office:string-value="7F" calcext:value-type="string">
            <text:p>7F</text:p>
          </table:table-cell>
          <table:table-cell table:style-name="ce8" table:formula="of:=MID([.$E166];5;2)" office:value-type="string" office:string-value="0A" calcext:value-type="string">
            <text:p>0A</text:p>
          </table:table-cell>
          <table:table-cell table:style-name="ce12" table:formula="of:=MID([.$E166];7;2)" office:value-type="string" office:string-value="06" calcext:value-type="string">
            <text:p>06</text:p>
          </table:table-cell>
          <table:table-cell table:style-name="ce13" table:formula="of:=MID([.$E166];9;2)" office:value-type="string" office:string-value="00" calcext:value-type="string">
            <text:p>00</text:p>
          </table:table-cell>
          <table:table-cell table:style-name="ce8" table:formula="of:=MID([.$E166];11;2)" office:value-type="string" office:string-value="00" calcext:value-type="string">
            <text:p>00</text:p>
          </table:table-cell>
          <table:table-cell table:style-name="ce14" table:formula="of:=MID([.$E166];13;2)" office:value-type="string" office:string-value="35" calcext:value-type="string">
            <text:p>35</text:p>
          </table:table-cell>
          <table:table-cell table:style-name="ce8" table:formula="of:=MID([.$E166];15;2)" office:value-type="string" office:string-value="7F" calcext:value-type="string">
            <text:p>7F</text:p>
          </table:table-cell>
          <table:table-cell table:style-name="ce8"/>
          <table:table-cell table:formula="of:=CONCATENATE([.F166];&quot; &quot;;[.G166];&quot; &quot;;[.H166];&quot; &quot;;[.I166];&quot; &quot;;[.J166];&quot; &quot;;[.K166];&quot; &quot;;[.L166];&quot; &quot;;[.M166])" office:value-type="string" office:string-value="F3 7F 0A 06 00 00 35 7F" calcext:value-type="string">
            <text:p>F3 7F 0A 06 00 00 35 7F</text:p>
          </table:table-cell>
          <table:table-cell table:formula="of:=HEX2DEC([.F166])" office:value-type="float" office:value="243" calcext:value-type="float">
            <text:p>243</text:p>
          </table:table-cell>
          <table:table-cell table:style-name="ce8" table:formula="of:=HEX2DEC([.G166])" office:value-type="float" office:value="127" calcext:value-type="float">
            <text:p>127</text:p>
          </table:table-cell>
          <table:table-cell table:style-name="ce8" table:formula="of:=HEX2DEC([.H166])" office:value-type="float" office:value="10" calcext:value-type="float">
            <text:p>10</text:p>
          </table:table-cell>
          <table:table-cell table:style-name="ce12" table:formula="of:=HEX2DEC([.I166])" office:value-type="float" office:value="6" calcext:value-type="float">
            <text:p>6</text:p>
          </table:table-cell>
          <table:table-cell table:style-name="ce13" table:formula="of:=HEX2DEC([.J166])" office:value-type="float" office:value="0" calcext:value-type="float">
            <text:p>0</text:p>
          </table:table-cell>
          <table:table-cell table:style-name="ce8" table:formula="of:=HEX2DEC([.K166])" office:value-type="float" office:value="0" calcext:value-type="float">
            <text:p>0</text:p>
          </table:table-cell>
          <table:table-cell table:style-name="ce14" table:formula="of:=HEX2DEC([.L166])" office:value-type="float" office:value="53" calcext:value-type="float">
            <text:p>53</text:p>
          </table:table-cell>
          <table:table-cell table:style-name="ce8" table:formula="of:=HEX2DEC([.M166])" office:value-type="float" office:value="127" calcext:value-type="float">
            <text:p>127</text:p>
          </table:table-cell>
          <table:table-cell table:formula="of:=HEX2DEC([.N166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t1AA8F27F10<text:span text:style-name="T3">04</text:span><text:span text:style-name="T4">02</text:span><text:span text:style-name="T5">00</text:span><text:span text:style-name="T6">20</text:span><text:span text:style-name="T7">7F </text:span></text:p>
          </table:table-cell>
          <table:table-cell table:style-name="ce6" table:formula="of:=IF([.B167]=&quot;&quot;;&quot;&quot;;MID([.B167];2;3))" office:value-type="string" office:string-value="1AA" calcext:value-type="string">
            <text:p>1AA</text:p>
          </table:table-cell>
          <table:table-cell table:formula="of:=MID([.B167];5;1)" office:value-type="string" office:string-value="8" calcext:value-type="string">
            <text:p>8</text:p>
          </table:table-cell>
          <table:table-cell table:formula="of:=MID([.B167];6;50)" office:value-type="string" office:string-value="F27F10040200207F " calcext:value-type="string">
            <text:p>F27F10040200207F </text:p>
          </table:table-cell>
          <table:table-cell table:formula="of:=MID([.$E167];1;2)" office:value-type="string" office:string-value="F2" calcext:value-type="string">
            <text:p>F2</text:p>
          </table:table-cell>
          <table:table-cell table:style-name="ce8" table:formula="of:=MID([.$E167];3;2)" office:value-type="string" office:string-value="7F" calcext:value-type="string">
            <text:p>7F</text:p>
          </table:table-cell>
          <table:table-cell table:style-name="ce8" table:formula="of:=MID([.$E167];5;2)" office:value-type="string" office:string-value="10" calcext:value-type="string">
            <text:p>10</text:p>
          </table:table-cell>
          <table:table-cell table:style-name="ce12" table:formula="of:=MID([.$E167];7;2)" office:value-type="string" office:string-value="04" calcext:value-type="string">
            <text:p>04</text:p>
          </table:table-cell>
          <table:table-cell table:style-name="ce13" table:formula="of:=MID([.$E167];9;2)" office:value-type="string" office:string-value="02" calcext:value-type="string">
            <text:p>02</text:p>
          </table:table-cell>
          <table:table-cell table:style-name="ce8" table:formula="of:=MID([.$E167];11;2)" office:value-type="string" office:string-value="00" calcext:value-type="string">
            <text:p>00</text:p>
          </table:table-cell>
          <table:table-cell table:style-name="ce14" table:formula="of:=MID([.$E167];13;2)" office:value-type="string" office:string-value="20" calcext:value-type="string">
            <text:p>20</text:p>
          </table:table-cell>
          <table:table-cell table:style-name="ce8" table:formula="of:=MID([.$E167];15;2)" office:value-type="string" office:string-value="7F" calcext:value-type="string">
            <text:p>7F</text:p>
          </table:table-cell>
          <table:table-cell table:style-name="ce8"/>
          <table:table-cell table:formula="of:=CONCATENATE([.F167];&quot; &quot;;[.G167];&quot; &quot;;[.H167];&quot; &quot;;[.I167];&quot; &quot;;[.J167];&quot; &quot;;[.K167];&quot; &quot;;[.L167];&quot; &quot;;[.M167])" office:value-type="string" office:string-value="F2 7F 10 04 02 00 20 7F" calcext:value-type="string">
            <text:p>F2 7F 10 04 02 00 20 7F</text:p>
          </table:table-cell>
          <table:table-cell table:formula="of:=HEX2DEC([.F167])" office:value-type="float" office:value="242" calcext:value-type="float">
            <text:p>242</text:p>
          </table:table-cell>
          <table:table-cell table:style-name="ce8" table:formula="of:=HEX2DEC([.G167])" office:value-type="float" office:value="127" calcext:value-type="float">
            <text:p>127</text:p>
          </table:table-cell>
          <table:table-cell table:style-name="ce8" table:formula="of:=HEX2DEC([.H167])" office:value-type="float" office:value="16" calcext:value-type="float">
            <text:p>16</text:p>
          </table:table-cell>
          <table:table-cell table:style-name="ce12" table:formula="of:=HEX2DEC([.I167])" office:value-type="float" office:value="4" calcext:value-type="float">
            <text:p>4</text:p>
          </table:table-cell>
          <table:table-cell table:style-name="ce13" table:formula="of:=HEX2DEC([.J167])" office:value-type="float" office:value="2" calcext:value-type="float">
            <text:p>2</text:p>
          </table:table-cell>
          <table:table-cell table:style-name="ce8" table:formula="of:=HEX2DEC([.K167])" office:value-type="float" office:value="0" calcext:value-type="float">
            <text:p>0</text:p>
          </table:table-cell>
          <table:table-cell table:style-name="ce14" table:formula="of:=HEX2DEC([.L167])" office:value-type="float" office:value="32" calcext:value-type="float">
            <text:p>32</text:p>
          </table:table-cell>
          <table:table-cell table:style-name="ce8" table:formula="of:=HEX2DEC([.M167])" office:value-type="float" office:value="127" calcext:value-type="float">
            <text:p>127</text:p>
          </table:table-cell>
          <table:table-cell table:formula="of:=HEX2DEC([.N167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/>
          <table:table-cell office:value-type="string" calcext:value-type="string">
            <text:p>t1AA8F27F10040000207F</text:p>
          </table:table-cell>
          <table:table-cell table:style-name="ce6" table:formula="of:=IF([.B168]=&quot;&quot;;&quot;&quot;;MID([.B168];2;3))" office:value-type="string" office:string-value="1AA" calcext:value-type="string">
            <text:p>1AA</text:p>
          </table:table-cell>
          <table:table-cell table:formula="of:=MID([.B168];5;1)" office:value-type="string" office:string-value="8" calcext:value-type="string">
            <text:p>8</text:p>
          </table:table-cell>
          <table:table-cell table:formula="of:=MID([.B168];6;50)" office:value-type="string" office:string-value="F27F10040000207F" calcext:value-type="string">
            <text:p>F27F10040000207F</text:p>
          </table:table-cell>
          <table:table-cell table:formula="of:=MID([.$E168];1;2)" office:value-type="string" office:string-value="F2" calcext:value-type="string">
            <text:p>F2</text:p>
          </table:table-cell>
          <table:table-cell table:style-name="ce8" table:formula="of:=MID([.$E168];3;2)" office:value-type="string" office:string-value="7F" calcext:value-type="string">
            <text:p>7F</text:p>
          </table:table-cell>
          <table:table-cell table:style-name="ce8" table:formula="of:=MID([.$E168];5;2)" office:value-type="string" office:string-value="10" calcext:value-type="string">
            <text:p>10</text:p>
          </table:table-cell>
          <table:table-cell table:style-name="ce12" table:formula="of:=MID([.$E168];7;2)" office:value-type="string" office:string-value="04" calcext:value-type="string">
            <text:p>04</text:p>
          </table:table-cell>
          <table:table-cell table:style-name="ce13" table:formula="of:=MID([.$E168];9;2)" office:value-type="string" office:string-value="00" calcext:value-type="string">
            <text:p>00</text:p>
          </table:table-cell>
          <table:table-cell table:style-name="ce8" table:formula="of:=MID([.$E168];11;2)" office:value-type="string" office:string-value="00" calcext:value-type="string">
            <text:p>00</text:p>
          </table:table-cell>
          <table:table-cell table:style-name="ce14" table:formula="of:=MID([.$E168];13;2)" office:value-type="string" office:string-value="20" calcext:value-type="string">
            <text:p>20</text:p>
          </table:table-cell>
          <table:table-cell table:style-name="ce8" table:formula="of:=MID([.$E168];15;2)" office:value-type="string" office:string-value="7F" calcext:value-type="string">
            <text:p>7F</text:p>
          </table:table-cell>
          <table:table-cell table:style-name="ce8"/>
          <table:table-cell table:formula="of:=CONCATENATE([.F168];&quot; &quot;;[.G168];&quot; &quot;;[.H168];&quot; &quot;;[.I168];&quot; &quot;;[.J168];&quot; &quot;;[.K168];&quot; &quot;;[.L168];&quot; &quot;;[.M168])" office:value-type="string" office:string-value="F2 7F 10 04 00 00 20 7F" calcext:value-type="string">
            <text:p>F2 7F 10 04 00 00 20 7F</text:p>
          </table:table-cell>
          <table:table-cell table:formula="of:=HEX2DEC([.F168])" office:value-type="float" office:value="242" calcext:value-type="float">
            <text:p>242</text:p>
          </table:table-cell>
          <table:table-cell table:formula="of:=HEX2DEC([.G168])" office:value-type="float" office:value="127" calcext:value-type="float">
            <text:p>127</text:p>
          </table:table-cell>
          <table:table-cell table:formula="of:=HEX2DEC([.H168])" office:value-type="float" office:value="16" calcext:value-type="float">
            <text:p>16</text:p>
          </table:table-cell>
          <table:table-cell table:style-name="ce12" table:formula="of:=HEX2DEC([.I168])" office:value-type="float" office:value="4" calcext:value-type="float">
            <text:p>4</text:p>
          </table:table-cell>
          <table:table-cell table:style-name="ce13" table:formula="of:=HEX2DEC([.J168])" office:value-type="float" office:value="0" calcext:value-type="float">
            <text:p>0</text:p>
          </table:table-cell>
          <table:table-cell table:formula="of:=HEX2DEC([.K168])" office:value-type="float" office:value="0" calcext:value-type="float">
            <text:p>0</text:p>
          </table:table-cell>
          <table:table-cell table:style-name="ce14" table:formula="of:=HEX2DEC([.L168])" office:value-type="float" office:value="32" calcext:value-type="float">
            <text:p>32</text:p>
          </table:table-cell>
          <table:table-cell table:formula="of:=HEX2DEC([.M168])" office:value-type="float" office:value="127" calcext:value-type="float">
            <text:p>127</text:p>
          </table:table-cell>
          <table:table-cell table:formula="of:=HEX2DEC([.N168])" office:value-type="float" office:value="0" calcext:value-type="float">
            <text:p>0</text:p>
          </table:table-cell>
          <table:table-cell table:style-name="ce21" office:value-type="string" calcext:value-type="string">
            <text:p>20<text:span text:style-name="T8"> IS THE RETENTION FORCE OF EACH ITEM - FROM 00 TO FF - WHERE FROM 00 (FREE)  TO FF (180 DEGREES)</text:span>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t1AA8F27F10040000FF7F</text:p>
          </table:table-cell>
          <table:table-cell table:style-name="ce6" table:formula="of:=IF([.B169]=&quot;&quot;;&quot;&quot;;MID([.B169];2;3))" office:value-type="string" office:string-value="1AA" calcext:value-type="string">
            <text:p>1AA</text:p>
          </table:table-cell>
          <table:table-cell table:formula="of:=MID([.B169];5;1)" office:value-type="string" office:string-value="8" calcext:value-type="string">
            <text:p>8</text:p>
          </table:table-cell>
          <table:table-cell table:formula="of:=MID([.B169];6;50)" office:value-type="string" office:string-value="F27F10040000FF7F" calcext:value-type="string">
            <text:p>F27F10040000FF7F</text:p>
          </table:table-cell>
          <table:table-cell table:formula="of:=MID([.$E169];1;2)" office:value-type="string" office:string-value="F2" calcext:value-type="string">
            <text:p>F2</text:p>
          </table:table-cell>
          <table:table-cell table:style-name="ce8" table:formula="of:=MID([.$E169];3;2)" office:value-type="string" office:string-value="7F" calcext:value-type="string">
            <text:p>7F</text:p>
          </table:table-cell>
          <table:table-cell table:style-name="ce8" table:formula="of:=MID([.$E169];5;2)" office:value-type="string" office:string-value="10" calcext:value-type="string">
            <text:p>10</text:p>
          </table:table-cell>
          <table:table-cell table:style-name="ce12" table:formula="of:=MID([.$E169];7;2)" office:value-type="string" office:string-value="04" calcext:value-type="string">
            <text:p>04</text:p>
          </table:table-cell>
          <table:table-cell table:style-name="ce13" table:formula="of:=MID([.$E169];9;2)" office:value-type="string" office:string-value="00" calcext:value-type="string">
            <text:p>00</text:p>
          </table:table-cell>
          <table:table-cell table:style-name="ce8" table:formula="of:=MID([.$E169];11;2)" office:value-type="string" office:string-value="00" calcext:value-type="string">
            <text:p>00</text:p>
          </table:table-cell>
          <table:table-cell table:style-name="ce14" table:formula="of:=MID([.$E169];13;2)" office:value-type="string" office:string-value="FF" calcext:value-type="string">
            <text:p>FF</text:p>
          </table:table-cell>
          <table:table-cell table:style-name="ce8" table:formula="of:=MID([.$E169];15;2)" office:value-type="string" office:string-value="7F" calcext:value-type="string">
            <text:p>7F</text:p>
          </table:table-cell>
          <table:table-cell table:style-name="ce8"/>
          <table:table-cell table:formula="of:=CONCATENATE([.F169];&quot; &quot;;[.G169];&quot; &quot;;[.H169];&quot; &quot;;[.I169];&quot; &quot;;[.J169];&quot; &quot;;[.K169];&quot; &quot;;[.L169];&quot; &quot;;[.M169])" office:value-type="string" office:string-value="F2 7F 10 04 00 00 FF 7F" calcext:value-type="string">
            <text:p>F2 7F 10 04 00 00 FF 7F</text:p>
          </table:table-cell>
          <table:table-cell table:formula="of:=HEX2DEC([.F169])" office:value-type="float" office:value="242" calcext:value-type="float">
            <text:p>242</text:p>
          </table:table-cell>
          <table:table-cell table:formula="of:=HEX2DEC([.G169])" office:value-type="float" office:value="127" calcext:value-type="float">
            <text:p>127</text:p>
          </table:table-cell>
          <table:table-cell table:formula="of:=HEX2DEC([.H169])" office:value-type="float" office:value="16" calcext:value-type="float">
            <text:p>16</text:p>
          </table:table-cell>
          <table:table-cell table:style-name="ce12" table:formula="of:=HEX2DEC([.I169])" office:value-type="float" office:value="4" calcext:value-type="float">
            <text:p>4</text:p>
          </table:table-cell>
          <table:table-cell table:style-name="ce13" table:formula="of:=HEX2DEC([.J169])" office:value-type="float" office:value="0" calcext:value-type="float">
            <text:p>0</text:p>
          </table:table-cell>
          <table:table-cell table:formula="of:=HEX2DEC([.K169])" office:value-type="float" office:value="0" calcext:value-type="float">
            <text:p>0</text:p>
          </table:table-cell>
          <table:table-cell table:style-name="ce14" table:formula="of:=HEX2DEC([.L169])" office:value-type="float" office:value="255" calcext:value-type="float">
            <text:p>255</text:p>
          </table:table-cell>
          <table:table-cell table:formula="of:=HEX2DEC([.M169])" office:value-type="float" office:value="127" calcext:value-type="float">
            <text:p>127</text:p>
          </table:table-cell>
          <table:table-cell table:formula="of:=HEX2DEC([.N169])" office:value-type="float" office:value="0" calcext:value-type="float">
            <text:p>0</text:p>
          </table:table-cell>
          <table:table-cell table:style-name="ce22" office:value-type="string" calcext:value-type="string">
            <text:p>04<text:span text:style-name="T8"> IS THE NUMBER OF JUMPS</text:span></text:p>
          </table:table-cell>
          <table:table-cell table:number-columns-repeated="999"/>
        </table:table-row>
        <table:table-row table:style-name="ro8">
          <table:table-cell/>
          <table:table-cell office:value-type="string" calcext:value-type="string">
            <text:p>t1AA8F27F10070400807F</text:p>
          </table:table-cell>
          <table:table-cell table:style-name="ce6" table:formula="of:=IF([.B170]=&quot;&quot;;&quot;&quot;;MID([.B170];2;3))" office:value-type="string" office:string-value="1AA" calcext:value-type="string">
            <text:p>1AA</text:p>
          </table:table-cell>
          <table:table-cell table:formula="of:=MID([.B170];5;1)" office:value-type="string" office:string-value="8" calcext:value-type="string">
            <text:p>8</text:p>
          </table:table-cell>
          <table:table-cell table:formula="of:=MID([.B170];6;50)" office:value-type="string" office:string-value="F27F10070400807F" calcext:value-type="string">
            <text:p>F27F10070400807F</text:p>
          </table:table-cell>
          <table:table-cell table:formula="of:=MID([.$E170];1;2)" office:value-type="string" office:string-value="F2" calcext:value-type="string">
            <text:p>F2</text:p>
          </table:table-cell>
          <table:table-cell table:style-name="ce8" table:formula="of:=MID([.$E170];3;2)" office:value-type="string" office:string-value="7F" calcext:value-type="string">
            <text:p>7F</text:p>
          </table:table-cell>
          <table:table-cell table:style-name="ce8" table:formula="of:=MID([.$E170];5;2)" office:value-type="string" office:string-value="10" calcext:value-type="string">
            <text:p>10</text:p>
          </table:table-cell>
          <table:table-cell table:style-name="ce12" table:formula="of:=MID([.$E170];7;2)" office:value-type="string" office:string-value="07" calcext:value-type="string">
            <text:p>07</text:p>
          </table:table-cell>
          <table:table-cell table:style-name="ce13" table:formula="of:=MID([.$E170];9;2)" office:value-type="string" office:string-value="04" calcext:value-type="string">
            <text:p>04</text:p>
          </table:table-cell>
          <table:table-cell table:style-name="ce8" table:formula="of:=MID([.$E170];11;2)" office:value-type="string" office:string-value="00" calcext:value-type="string">
            <text:p>00</text:p>
          </table:table-cell>
          <table:table-cell table:style-name="ce14" table:formula="of:=MID([.$E170];13;2)" office:value-type="string" office:string-value="80" calcext:value-type="string">
            <text:p>80</text:p>
          </table:table-cell>
          <table:table-cell table:style-name="ce8" table:formula="of:=MID([.$E170];15;2)" office:value-type="string" office:string-value="7F" calcext:value-type="string">
            <text:p>7F</text:p>
          </table:table-cell>
          <table:table-cell table:style-name="ce8"/>
          <table:table-cell table:formula="of:=CONCATENATE([.F170];&quot; &quot;;[.G170];&quot; &quot;;[.H170];&quot; &quot;;[.I170];&quot; &quot;;[.J170];&quot; &quot;;[.K170];&quot; &quot;;[.L170];&quot; &quot;;[.M170])" office:value-type="string" office:string-value="F2 7F 10 07 04 00 80 7F" calcext:value-type="string">
            <text:p>F2 7F 10 07 04 00 80 7F</text:p>
          </table:table-cell>
          <table:table-cell table:formula="of:=HEX2DEC([.F170])" office:value-type="float" office:value="242" calcext:value-type="float">
            <text:p>242</text:p>
          </table:table-cell>
          <table:table-cell table:formula="of:=HEX2DEC([.G170])" office:value-type="float" office:value="127" calcext:value-type="float">
            <text:p>127</text:p>
          </table:table-cell>
          <table:table-cell table:formula="of:=HEX2DEC([.H170])" office:value-type="float" office:value="16" calcext:value-type="float">
            <text:p>16</text:p>
          </table:table-cell>
          <table:table-cell table:style-name="ce12" table:formula="of:=HEX2DEC([.I170])" office:value-type="float" office:value="7" calcext:value-type="float">
            <text:p>7</text:p>
          </table:table-cell>
          <table:table-cell table:style-name="ce13" table:formula="of:=HEX2DEC([.J170])" office:value-type="float" office:value="4" calcext:value-type="float">
            <text:p>4</text:p>
          </table:table-cell>
          <table:table-cell table:formula="of:=HEX2DEC([.K170])" office:value-type="float" office:value="0" calcext:value-type="float">
            <text:p>0</text:p>
          </table:table-cell>
          <table:table-cell table:style-name="ce14" table:formula="of:=HEX2DEC([.L170])" office:value-type="float" office:value="128" calcext:value-type="float">
            <text:p>128</text:p>
          </table:table-cell>
          <table:table-cell table:formula="of:=HEX2DEC([.M170])" office:value-type="float" office:value="127" calcext:value-type="float">
            <text:p>127</text:p>
          </table:table-cell>
          <table:table-cell table:formula="of:=HEX2DEC([.N170])" office:value-type="float" office:value="0" calcext:value-type="float">
            <text:p>0</text:p>
          </table:table-cell>
          <table:table-cell table:style-name="ce23" office:value-type="string" calcext:value-type="string">
            <text:p>02<text:span text:style-name="T8"> IS THE POSITION IN WHICH THE I-DRIVE IS - SENT FROM THE SCALE - FROM RIGHT TO LEFT - COUTERCLOCKWISE </text:span></text:p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6" table:formula="of:=IF([.B171]=&quot;&quot;;&quot;&quot;;MID([.B171];2;3))">
            <text:p/>
          </table:table-cell>
          <table:table-cell table:formula="of:=MID([.B171];5;1)">
            <text:p/>
          </table:table-cell>
          <table:table-cell table:formula="of:=MID([.B171];6;50)">
            <text:p/>
          </table:table-cell>
          <table:table-cell table:formula="of:=MID([.$E171];1;2)">
            <text:p/>
          </table:table-cell>
          <table:table-cell table:style-name="ce8" table:formula="of:=MID([.$E171];3;2)">
            <text:p/>
          </table:table-cell>
          <table:table-cell table:style-name="ce8" table:formula="of:=MID([.$E171];5;2)">
            <text:p/>
          </table:table-cell>
          <table:table-cell table:style-name="ce12" table:formula="of:=MID([.$E171];7;2)">
            <text:p/>
          </table:table-cell>
          <table:table-cell table:style-name="ce13" table:formula="of:=MID([.$E171];9;2)">
            <text:p/>
          </table:table-cell>
          <table:table-cell table:style-name="ce8" table:formula="of:=MID([.$E171];11;2)">
            <text:p/>
          </table:table-cell>
          <table:table-cell table:style-name="ce14" table:formula="of:=MID([.$E171];13;2)">
            <text:p/>
          </table:table-cell>
          <table:table-cell table:style-name="ce8" table:formula="of:=MID([.$E171];15;2)">
            <text:p/>
          </table:table-cell>
          <table:table-cell table:style-name="ce8"/>
          <table:table-cell table:formula="of:=CONCATENATE([.F171];&quot; &quot;;[.G171];&quot; &quot;;[.H171];&quot; &quot;;[.I171];&quot; &quot;;[.J171];&quot; &quot;;[.K171];&quot; &quot;;[.L171];&quot; &quot;;[.M171])" office:value-type="string" office:string-value="       " calcext:value-type="string">
            <text:p><text:s text:c="7"/></text:p>
          </table:table-cell>
          <table:table-cell table:formula="of:=HEX2DEC([.F171])" office:value-type="float" office:value="0" calcext:value-type="float">
            <text:p>0</text:p>
          </table:table-cell>
          <table:table-cell table:formula="of:=HEX2DEC([.G171])" office:value-type="float" office:value="0" calcext:value-type="float">
            <text:p>0</text:p>
          </table:table-cell>
          <table:table-cell table:formula="of:=HEX2DEC([.H171])" office:value-type="float" office:value="0" calcext:value-type="float">
            <text:p>0</text:p>
          </table:table-cell>
          <table:table-cell table:style-name="ce12" table:formula="of:=HEX2DEC([.I171])" office:value-type="float" office:value="0" calcext:value-type="float">
            <text:p>0</text:p>
          </table:table-cell>
          <table:table-cell table:style-name="ce13" table:formula="of:=HEX2DEC([.J171])" office:value-type="float" office:value="0" calcext:value-type="float">
            <text:p>0</text:p>
          </table:table-cell>
          <table:table-cell table:formula="of:=HEX2DEC([.K171])" office:value-type="float" office:value="0" calcext:value-type="float">
            <text:p>0</text:p>
          </table:table-cell>
          <table:table-cell table:style-name="ce14" table:formula="of:=HEX2DEC([.L171])" office:value-type="float" office:value="0" calcext:value-type="float">
            <text:p>0</text:p>
          </table:table-cell>
          <table:table-cell table:formula="of:=HEX2DEC([.M171])" office:value-type="float" office:value="0" calcext:value-type="float">
            <text:p>0</text:p>
          </table:table-cell>
          <table:table-cell table:formula="of:=HEX2DEC([.N171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IN THE PHONE NUMBERS MENU</text:p>
          </table:table-cell>
          <table:table-cell office:value-type="string" calcext:value-type="string">
            <text:p>t1AA8F42A000000000000 </text:p>
          </table:table-cell>
          <table:table-cell table:style-name="ce6" table:formula="of:=IF([.B172]=&quot;&quot;;&quot;&quot;;MID([.B172];2;3))" office:value-type="string" office:string-value="1AA" calcext:value-type="string">
            <text:p>1AA</text:p>
          </table:table-cell>
          <table:table-cell table:formula="of:=MID([.B172];5;1)" office:value-type="string" office:string-value="8" calcext:value-type="string">
            <text:p>8</text:p>
          </table:table-cell>
          <table:table-cell table:formula="of:=MID([.B172];6;50)" office:value-type="string" office:string-value="F42A000000000000 " calcext:value-type="string">
            <text:p>F42A000000000000 </text:p>
          </table:table-cell>
          <table:table-cell table:formula="of:=MID([.$E172];1;2)" office:value-type="string" office:string-value="F4" calcext:value-type="string">
            <text:p>F4</text:p>
          </table:table-cell>
          <table:table-cell table:style-name="ce8" table:formula="of:=MID([.$E172];3;2)" office:value-type="string" office:string-value="2A" calcext:value-type="string">
            <text:p>2A</text:p>
          </table:table-cell>
          <table:table-cell table:style-name="ce8" table:formula="of:=MID([.$E172];5;2)" office:value-type="string" office:string-value="00" calcext:value-type="string">
            <text:p>00</text:p>
          </table:table-cell>
          <table:table-cell table:style-name="ce12" table:formula="of:=MID([.$E172];7;2)" office:value-type="string" office:string-value="00" calcext:value-type="string">
            <text:p>00</text:p>
          </table:table-cell>
          <table:table-cell table:style-name="ce13" table:formula="of:=MID([.$E172];9;2)" office:value-type="string" office:string-value="00" calcext:value-type="string">
            <text:p>00</text:p>
          </table:table-cell>
          <table:table-cell table:style-name="ce8" table:formula="of:=MID([.$E172];11;2)" office:value-type="string" office:string-value="00" calcext:value-type="string">
            <text:p>00</text:p>
          </table:table-cell>
          <table:table-cell table:style-name="ce14" table:formula="of:=MID([.$E172];13;2)" office:value-type="string" office:string-value="00" calcext:value-type="string">
            <text:p>00</text:p>
          </table:table-cell>
          <table:table-cell table:style-name="ce8" table:formula="of:=MID([.$E172];15;2)" office:value-type="string" office:string-value="00" calcext:value-type="string">
            <text:p>00</text:p>
          </table:table-cell>
          <table:table-cell table:style-name="ce8"/>
          <table:table-cell table:formula="of:=CONCATENATE([.F172];&quot; &quot;;[.G172];&quot; &quot;;[.H172];&quot; &quot;;[.I172];&quot; &quot;;[.J172];&quot; &quot;;[.K172];&quot; &quot;;[.L172];&quot; &quot;;[.M172])" office:value-type="string" office:string-value="F4 2A 00 00 00 00 00 00" calcext:value-type="string">
            <text:p>F4 2A 00 00 00 00 00 00</text:p>
          </table:table-cell>
          <table:table-cell table:formula="of:=HEX2DEC([.F172])" office:value-type="float" office:value="244" calcext:value-type="float">
            <text:p>244</text:p>
          </table:table-cell>
          <table:table-cell table:formula="of:=HEX2DEC([.G172])" office:value-type="float" office:value="42" calcext:value-type="float">
            <text:p>42</text:p>
          </table:table-cell>
          <table:table-cell table:formula="of:=HEX2DEC([.H172])" office:value-type="float" office:value="0" calcext:value-type="float">
            <text:p>0</text:p>
          </table:table-cell>
          <table:table-cell table:style-name="ce12" table:formula="of:=HEX2DEC([.I172])" office:value-type="float" office:value="0" calcext:value-type="float">
            <text:p>0</text:p>
          </table:table-cell>
          <table:table-cell table:style-name="ce13" table:formula="of:=HEX2DEC([.J172])" office:value-type="float" office:value="0" calcext:value-type="float">
            <text:p>0</text:p>
          </table:table-cell>
          <table:table-cell table:formula="of:=HEX2DEC([.K172])" office:value-type="float" office:value="0" calcext:value-type="float">
            <text:p>0</text:p>
          </table:table-cell>
          <table:table-cell table:style-name="ce14" table:formula="of:=HEX2DEC([.L172])" office:value-type="float" office:value="0" calcext:value-type="float">
            <text:p>0</text:p>
          </table:table-cell>
          <table:table-cell table:formula="of:=HEX2DEC([.M172])" office:value-type="float" office:value="0" calcext:value-type="float">
            <text:p>0</text:p>
          </table:table-cell>
          <table:table-cell table:formula="of:=HEX2DEC([.N172])" office:value-type="float" office:value="0" calcext:value-type="float">
            <text:p>0</text:p>
          </table:table-cell>
          <table:table-cell office:value-type="string" calcext:value-type="string">
            <text:p>IS WHAT IS SENT IN REBOUND SCROLL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N THE PHONE CANCIONES MENU - JUMPS</text:p>
          </table:table-cell>
          <table:table-cell office:value-type="string" calcext:value-type="string">
            <text:p>t1AA8F37F0A060000357F</text:p>
          </table:table-cell>
          <table:table-cell table:style-name="ce6" table:formula="of:=IF([.B173]=&quot;&quot;;&quot;&quot;;MID([.B173];2;3))" office:value-type="string" office:string-value="1AA" calcext:value-type="string">
            <text:p>1AA</text:p>
          </table:table-cell>
          <table:table-cell table:formula="of:=MID([.B173];5;1)" office:value-type="string" office:string-value="8" calcext:value-type="string">
            <text:p>8</text:p>
          </table:table-cell>
          <table:table-cell table:formula="of:=MID([.B173];6;50)" office:value-type="string" office:string-value="F37F0A060000357F" calcext:value-type="string">
            <text:p>F37F0A060000357F</text:p>
          </table:table-cell>
          <table:table-cell table:formula="of:=MID([.$E173];1;2)" office:value-type="string" office:string-value="F3" calcext:value-type="string">
            <text:p>F3</text:p>
          </table:table-cell>
          <table:table-cell table:style-name="ce8" table:formula="of:=MID([.$E173];3;2)" office:value-type="string" office:string-value="7F" calcext:value-type="string">
            <text:p>7F</text:p>
          </table:table-cell>
          <table:table-cell table:style-name="ce8" table:formula="of:=MID([.$E173];5;2)" office:value-type="string" office:string-value="0A" calcext:value-type="string">
            <text:p>0A</text:p>
          </table:table-cell>
          <table:table-cell table:style-name="ce12" table:formula="of:=MID([.$E173];7;2)" office:value-type="string" office:string-value="06" calcext:value-type="string">
            <text:p>06</text:p>
          </table:table-cell>
          <table:table-cell table:style-name="ce13" table:formula="of:=MID([.$E173];9;2)" office:value-type="string" office:string-value="00" calcext:value-type="string">
            <text:p>00</text:p>
          </table:table-cell>
          <table:table-cell table:style-name="ce8" table:formula="of:=MID([.$E173];11;2)" office:value-type="string" office:string-value="00" calcext:value-type="string">
            <text:p>00</text:p>
          </table:table-cell>
          <table:table-cell table:style-name="ce14" table:formula="of:=MID([.$E173];13;2)" office:value-type="string" office:string-value="35" calcext:value-type="string">
            <text:p>35</text:p>
          </table:table-cell>
          <table:table-cell table:style-name="ce8" table:formula="of:=MID([.$E173];15;2)" office:value-type="string" office:string-value="7F" calcext:value-type="string">
            <text:p>7F</text:p>
          </table:table-cell>
          <table:table-cell table:style-name="ce8"/>
          <table:table-cell table:formula="of:=CONCATENATE([.F173];&quot; &quot;;[.G173];&quot; &quot;;[.H173];&quot; &quot;;[.I173];&quot; &quot;;[.J173];&quot; &quot;;[.K173];&quot; &quot;;[.L173];&quot; &quot;;[.M173])" office:value-type="string" office:string-value="F3 7F 0A 06 00 00 35 7F" calcext:value-type="string">
            <text:p>F3 7F 0A 06 00 00 35 7F</text:p>
          </table:table-cell>
          <table:table-cell table:formula="of:=HEX2DEC([.F173])" office:value-type="float" office:value="243" calcext:value-type="float">
            <text:p>243</text:p>
          </table:table-cell>
          <table:table-cell table:formula="of:=HEX2DEC([.G173])" office:value-type="float" office:value="127" calcext:value-type="float">
            <text:p>127</text:p>
          </table:table-cell>
          <table:table-cell table:formula="of:=HEX2DEC([.H173])" office:value-type="float" office:value="10" calcext:value-type="float">
            <text:p>10</text:p>
          </table:table-cell>
          <table:table-cell table:style-name="ce12" table:formula="of:=HEX2DEC([.I173])" office:value-type="float" office:value="6" calcext:value-type="float">
            <text:p>6</text:p>
          </table:table-cell>
          <table:table-cell table:style-name="ce13" table:formula="of:=HEX2DEC([.J173])" office:value-type="float" office:value="0" calcext:value-type="float">
            <text:p>0</text:p>
          </table:table-cell>
          <table:table-cell table:formula="of:=HEX2DEC([.K173])" office:value-type="float" office:value="0" calcext:value-type="float">
            <text:p>0</text:p>
          </table:table-cell>
          <table:table-cell table:style-name="ce14" table:formula="of:=HEX2DEC([.L173])" office:value-type="float" office:value="53" calcext:value-type="float">
            <text:p>53</text:p>
          </table:table-cell>
          <table:table-cell table:formula="of:=HEX2DEC([.M173])" office:value-type="float" office:value="127" calcext:value-type="float">
            <text:p>127</text:p>
          </table:table-cell>
          <table:table-cell table:formula="of:=HEX2DEC([.N173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 table:formula="of:=IF([.B174]=&quot;&quot;;&quot;&quot;;MID([.B174];2;3))">
            <text:p/>
          </table:table-cell>
          <table:table-cell table:formula="of:=MID([.B174];5;1)">
            <text:p/>
          </table:table-cell>
          <table:table-cell table:formula="of:=MID([.B174];6;50)">
            <text:p/>
          </table:table-cell>
          <table:table-cell table:formula="of:=MID([.$E174];1;2)">
            <text:p/>
          </table:table-cell>
          <table:table-cell table:style-name="ce8" table:formula="of:=MID([.$E174];3;2)">
            <text:p/>
          </table:table-cell>
          <table:table-cell table:style-name="ce8" table:formula="of:=MID([.$E174];5;2)">
            <text:p/>
          </table:table-cell>
          <table:table-cell table:style-name="ce8" table:formula="of:=MID([.$E174];7;2)">
            <text:p/>
          </table:table-cell>
          <table:table-cell table:style-name="ce8" table:formula="of:=MID([.$E174];9;2)">
            <text:p/>
          </table:table-cell>
          <table:table-cell table:style-name="ce8" table:formula="of:=MID([.$E174];11;2)">
            <text:p/>
          </table:table-cell>
          <table:table-cell table:style-name="ce8" table:formula="of:=MID([.$E174];13;2)">
            <text:p/>
          </table:table-cell>
          <table:table-cell table:style-name="ce8" table:formula="of:=MID([.$E174];15;2)">
            <text:p/>
          </table:table-cell>
          <table:table-cell table:style-name="ce8"/>
          <table:table-cell table:formula="of:=CONCATENATE([.F174];&quot; &quot;;[.G174];&quot; &quot;;[.H174];&quot; &quot;;[.I174];&quot; &quot;;[.J174];&quot; &quot;;[.K174];&quot; &quot;;[.L174];&quot; &quot;;[.M174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4">
          <table:table-cell table:style-name="ce3" office:value-type="string" calcext:value-type="string">
            <text:p>HAZARD WARNING / INDICATORS</text:p>
          </table:table-cell>
          <table:table-cell/>
          <table:table-cell table:style-name="ce6" table:formula="of:=IF([.B175]=&quot;&quot;;&quot;&quot;;MID([.B175];2;3))">
            <text:p/>
          </table:table-cell>
          <table:table-cell table:formula="of:=MID([.B175];5;1)">
            <text:p/>
          </table:table-cell>
          <table:table-cell table:formula="of:=MID([.B175];6;50)">
            <text:p/>
          </table:table-cell>
          <table:table-cell table:formula="of:=MID([.$E175];1;2)">
            <text:p/>
          </table:table-cell>
          <table:table-cell table:style-name="ce8" table:formula="of:=MID([.$E175];3;2)">
            <text:p/>
          </table:table-cell>
          <table:table-cell table:style-name="ce8" table:formula="of:=MID([.$E175];5;2)">
            <text:p/>
          </table:table-cell>
          <table:table-cell table:style-name="ce8" table:formula="of:=MID([.$E175];7;2)">
            <text:p/>
          </table:table-cell>
          <table:table-cell table:style-name="ce8" table:formula="of:=MID([.$E175];9;2)">
            <text:p/>
          </table:table-cell>
          <table:table-cell table:style-name="ce8" table:formula="of:=MID([.$E175];11;2)">
            <text:p/>
          </table:table-cell>
          <table:table-cell table:style-name="ce8" table:formula="of:=MID([.$E175];13;2)">
            <text:p/>
          </table:table-cell>
          <table:table-cell table:style-name="ce8" table:formula="of:=MID([.$E175];15;2)">
            <text:p/>
          </table:table-cell>
          <table:table-cell table:style-name="ce8"/>
          <table:table-cell table:formula="of:=CONCATENATE([.F175];&quot; &quot;;[.G175];&quot; &quot;;[.H175];&quot; &quot;;[.I175];&quot; &quot;;[.J175];&quot; &quot;;[.K175];&quot; &quot;;[.L175];&quot; &quot;;[.M175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ZARD WARNING SIGNAL OFF</text:p>
          </table:table-cell>
          <table:table-cell office:value-type="string" calcext:value-type="string">
            <text:p>t1F6280F0</text:p>
          </table:table-cell>
          <table:table-cell table:style-name="ce6" table:formula="of:=IF([.B176]=&quot;&quot;;&quot;&quot;;MID([.B176];2;3))" office:value-type="string" office:string-value="1F6" calcext:value-type="string">
            <text:p>1F6</text:p>
          </table:table-cell>
          <table:table-cell table:formula="of:=MID([.B176];5;1)" office:value-type="string" office:string-value="2" calcext:value-type="string">
            <text:p>2</text:p>
          </table:table-cell>
          <table:table-cell table:formula="of:=MID([.B176];6;50)" office:value-type="string" office:string-value="80F0" calcext:value-type="string">
            <text:p>80F0</text:p>
          </table:table-cell>
          <table:table-cell table:formula="of:=MID([.$E176];1;2)" office:value-type="string" office:string-value="80" calcext:value-type="string">
            <text:p>80</text:p>
          </table:table-cell>
          <table:table-cell table:style-name="ce8" table:formula="of:=MID([.$E176];3;2)" office:value-type="string" office:string-value="F0" calcext:value-type="string">
            <text:p>F0</text:p>
          </table:table-cell>
          <table:table-cell table:style-name="ce8" table:number-columns-repeated="7"/>
          <table:table-cell table:formula="of:=CONCATENATE([.F176];&quot; &quot;;[.G176];&quot; &quot;;[.H176];&quot; &quot;;[.I176];&quot; &quot;;[.J176];&quot; &quot;;[.K176];&quot; &quot;;[.L176];&quot; &quot;;[.M176])" office:value-type="string" office:string-value="80 F0      " calcext:value-type="string">
            <text:p>80 F0 <text:s text:c="5"/></text:p>
          </table:table-cell>
          <table:table-cell table:formula="of:=HEX2DEC([.F176])" office:value-type="float" office:value="128" calcext:value-type="float">
            <text:p>128</text:p>
          </table:table-cell>
          <table:table-cell table:formula="of:=HEX2DEC([.G176])" office:value-type="float" office:value="240" calcext:value-type="float">
            <text:p>240</text:p>
          </table:table-cell>
          <table:table-cell table:formula="of:=HEX2DEC([.H176])" office:value-type="float" office:value="0" calcext:value-type="float">
            <text:p>0</text:p>
          </table:table-cell>
          <table:table-cell table:formula="of:=HEX2DEC([.I176])" office:value-type="float" office:value="0" calcext:value-type="float">
            <text:p>0</text:p>
          </table:table-cell>
          <table:table-cell table:formula="of:=HEX2DEC([.J176])" office:value-type="float" office:value="0" calcext:value-type="float">
            <text:p>0</text:p>
          </table:table-cell>
          <table:table-cell table:formula="of:=HEX2DEC([.K176])" office:value-type="float" office:value="0" calcext:value-type="float">
            <text:p>0</text:p>
          </table:table-cell>
          <table:table-cell table:formula="of:=HEX2DEC([.L176])" office:value-type="float" office:value="0" calcext:value-type="float">
            <text:p>0</text:p>
          </table:table-cell>
          <table:table-cell table:formula="of:=HEX2DEC([.M176])" office:value-type="float" office:value="0" calcext:value-type="float">
            <text:p>0</text:p>
          </table:table-cell>
          <table:table-cell table:formula="of:=HEX2DEC([.N176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HAZARD WARNING SIGNAL PRESS</text:p>
          </table:table-cell>
          <table:table-cell office:value-type="string" calcext:value-type="string">
            <text:p>t1F62B1F2 </text:p>
          </table:table-cell>
          <table:table-cell table:style-name="ce6" table:formula="of:=IF([.B177]=&quot;&quot;;&quot;&quot;;MID([.B177];2;3))" office:value-type="string" office:string-value="1F6" calcext:value-type="string">
            <text:p>1F6</text:p>
          </table:table-cell>
          <table:table-cell table:formula="of:=MID([.B177];5;1)" office:value-type="string" office:string-value="2" calcext:value-type="string">
            <text:p>2</text:p>
          </table:table-cell>
          <table:table-cell table:formula="of:=MID([.B177];6;50)" office:value-type="string" office:string-value="B1F2 " calcext:value-type="string">
            <text:p>B1F2 </text:p>
          </table:table-cell>
          <table:table-cell table:formula="of:=MID([.$E177];1;2)" office:value-type="string" office:string-value="B1" calcext:value-type="string">
            <text:p>B1</text:p>
          </table:table-cell>
          <table:table-cell table:style-name="ce8" table:formula="of:=MID([.$E177];3;2)" office:value-type="string" office:string-value="F2" calcext:value-type="string">
            <text:p>F2</text:p>
          </table:table-cell>
          <table:table-cell table:style-name="ce8" table:number-columns-repeated="7"/>
          <table:table-cell table:formula="of:=CONCATENATE([.F177];&quot; &quot;;[.G177];&quot; &quot;;[.H177];&quot; &quot;;[.I177];&quot; &quot;;[.J177];&quot; &quot;;[.K177];&quot; &quot;;[.L177];&quot; &quot;;[.M177])" office:value-type="string" office:string-value="B1 F2      " calcext:value-type="string">
            <text:p>B1 F2 <text:s text:c="5"/></text:p>
          </table:table-cell>
          <table:table-cell table:formula="of:=HEX2DEC([.F177])" office:value-type="float" office:value="177" calcext:value-type="float">
            <text:p>177</text:p>
          </table:table-cell>
          <table:table-cell table:formula="of:=HEX2DEC([.G177])" office:value-type="float" office:value="242" calcext:value-type="float">
            <text:p>242</text:p>
          </table:table-cell>
          <table:table-cell table:formula="of:=HEX2DEC([.H177])" office:value-type="float" office:value="0" calcext:value-type="float">
            <text:p>0</text:p>
          </table:table-cell>
          <table:table-cell table:formula="of:=HEX2DEC([.I177])" office:value-type="float" office:value="0" calcext:value-type="float">
            <text:p>0</text:p>
          </table:table-cell>
          <table:table-cell table:formula="of:=HEX2DEC([.J177])" office:value-type="float" office:value="0" calcext:value-type="float">
            <text:p>0</text:p>
          </table:table-cell>
          <table:table-cell table:formula="of:=HEX2DEC([.K177])" office:value-type="float" office:value="0" calcext:value-type="float">
            <text:p>0</text:p>
          </table:table-cell>
          <table:table-cell table:formula="of:=HEX2DEC([.L177])" office:value-type="float" office:value="0" calcext:value-type="float">
            <text:p>0</text:p>
          </table:table-cell>
          <table:table-cell table:formula="of:=HEX2DEC([.M177])" office:value-type="float" office:value="0" calcext:value-type="float">
            <text:p>0</text:p>
          </table:table-cell>
          <table:table-cell table:formula="of:=HEX2DEC([.N177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HAZARD WARNING SIGNAL BLINKING ONCE</text:p>
          </table:table-cell>
          <table:table-cell office:value-type="string" calcext:value-type="string">
            <text:p>t1F62B1F1 </text:p>
          </table:table-cell>
          <table:table-cell table:style-name="ce6" table:formula="of:=IF([.B178]=&quot;&quot;;&quot;&quot;;MID([.B178];2;3))" office:value-type="string" office:string-value="1F6" calcext:value-type="string">
            <text:p>1F6</text:p>
          </table:table-cell>
          <table:table-cell table:formula="of:=MID([.B178];5;1)" office:value-type="string" office:string-value="2" calcext:value-type="string">
            <text:p>2</text:p>
          </table:table-cell>
          <table:table-cell table:formula="of:=MID([.B178];6;50)" office:value-type="string" office:string-value="B1F1 " calcext:value-type="string">
            <text:p>B1F1 </text:p>
          </table:table-cell>
          <table:table-cell table:formula="of:=MID([.$E178];1;2)" office:value-type="string" office:string-value="B1" calcext:value-type="string">
            <text:p>B1</text:p>
          </table:table-cell>
          <table:table-cell table:style-name="ce8" table:formula="of:=MID([.$E178];3;2)" office:value-type="string" office:string-value="F1" calcext:value-type="string">
            <text:p>F1</text:p>
          </table:table-cell>
          <table:table-cell table:style-name="ce8" table:number-columns-repeated="7"/>
          <table:table-cell table:formula="of:=CONCATENATE([.F178];&quot; &quot;;[.G178];&quot; &quot;;[.H178];&quot; &quot;;[.I178];&quot; &quot;;[.J178];&quot; &quot;;[.K178];&quot; &quot;;[.L178];&quot; &quot;;[.M178])" office:value-type="string" office:string-value="B1 F1      " calcext:value-type="string">
            <text:p>B1 F1 <text:s text:c="5"/></text:p>
          </table:table-cell>
          <table:table-cell table:formula="of:=HEX2DEC([.F178])" office:value-type="float" office:value="177" calcext:value-type="float">
            <text:p>177</text:p>
          </table:table-cell>
          <table:table-cell table:formula="of:=HEX2DEC([.G178])" office:value-type="float" office:value="241" calcext:value-type="float">
            <text:p>241</text:p>
          </table:table-cell>
          <table:table-cell table:formula="of:=HEX2DEC([.H178])" office:value-type="float" office:value="0" calcext:value-type="float">
            <text:p>0</text:p>
          </table:table-cell>
          <table:table-cell table:formula="of:=HEX2DEC([.I178])" office:value-type="float" office:value="0" calcext:value-type="float">
            <text:p>0</text:p>
          </table:table-cell>
          <table:table-cell table:formula="of:=HEX2DEC([.J178])" office:value-type="float" office:value="0" calcext:value-type="float">
            <text:p>0</text:p>
          </table:table-cell>
          <table:table-cell table:formula="of:=HEX2DEC([.K178])" office:value-type="float" office:value="0" calcext:value-type="float">
            <text:p>0</text:p>
          </table:table-cell>
          <table:table-cell table:formula="of:=HEX2DEC([.L178])" office:value-type="float" office:value="0" calcext:value-type="float">
            <text:p>0</text:p>
          </table:table-cell>
          <table:table-cell table:formula="of:=HEX2DEC([.M178])" office:value-type="float" office:value="0" calcext:value-type="float">
            <text:p>0</text:p>
          </table:table-cell>
          <table:table-cell table:formula="of:=HEX2DEC([.N178])" office:value-type="float" office:value="0" calcext:value-type="float">
            <text:p>0</text:p>
          </table:table-cell>
          <table:table-cell office:value-type="string" calcext:value-type="string">
            <text:p>Tacho Indicator only ! Can be used as POI warner !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AZARD WARNING SIGNAL BLINKING LEFT ONCE</text:p>
          </table:table-cell>
          <table:table-cell office:value-type="string" calcext:value-type="string">
            <text:p>t1F6291F2</text:p>
          </table:table-cell>
          <table:table-cell table:style-name="ce6" table:formula="of:=IF([.B179]=&quot;&quot;;&quot;&quot;;MID([.B179];2;3))" office:value-type="string" office:string-value="1F6" calcext:value-type="string">
            <text:p>1F6</text:p>
          </table:table-cell>
          <table:table-cell table:formula="of:=MID([.B179];5;1)" office:value-type="string" office:string-value="2" calcext:value-type="string">
            <text:p>2</text:p>
          </table:table-cell>
          <table:table-cell table:formula="of:=MID([.B179];6;50)" office:value-type="string" office:string-value="91F2" calcext:value-type="string">
            <text:p>91F2</text:p>
          </table:table-cell>
          <table:table-cell table:formula="of:=MID([.$E179];1;2)" office:value-type="string" office:string-value="91" calcext:value-type="string">
            <text:p>91</text:p>
          </table:table-cell>
          <table:table-cell table:style-name="ce8" table:formula="of:=MID([.$E179];3;2)" office:value-type="string" office:string-value="F2" calcext:value-type="string">
            <text:p>F2</text:p>
          </table:table-cell>
          <table:table-cell table:style-name="ce8" table:number-columns-repeated="7"/>
          <table:table-cell table:formula="of:=CONCATENATE([.F179];&quot; &quot;;[.G179];&quot; &quot;;[.H179];&quot; &quot;;[.I179];&quot; &quot;;[.J179];&quot; &quot;;[.K179];&quot; &quot;;[.L179];&quot; &quot;;[.M179])" office:value-type="string" office:string-value="91 F2      " calcext:value-type="string">
            <text:p>91 F2 <text:s text:c="5"/></text:p>
          </table:table-cell>
          <table:table-cell table:formula="of:=HEX2DEC([.F179])" office:value-type="float" office:value="145" calcext:value-type="float">
            <text:p>145</text:p>
          </table:table-cell>
          <table:table-cell table:formula="of:=HEX2DEC([.G179])" office:value-type="float" office:value="242" calcext:value-type="float">
            <text:p>242</text:p>
          </table:table-cell>
          <table:table-cell table:formula="of:=HEX2DEC([.H179])" office:value-type="float" office:value="0" calcext:value-type="float">
            <text:p>0</text:p>
          </table:table-cell>
          <table:table-cell table:formula="of:=HEX2DEC([.I179])" office:value-type="float" office:value="0" calcext:value-type="float">
            <text:p>0</text:p>
          </table:table-cell>
          <table:table-cell table:formula="of:=HEX2DEC([.J179])" office:value-type="float" office:value="0" calcext:value-type="float">
            <text:p>0</text:p>
          </table:table-cell>
          <table:table-cell table:formula="of:=HEX2DEC([.K179])" office:value-type="float" office:value="0" calcext:value-type="float">
            <text:p>0</text:p>
          </table:table-cell>
          <table:table-cell table:formula="of:=HEX2DEC([.L179])" office:value-type="float" office:value="0" calcext:value-type="float">
            <text:p>0</text:p>
          </table:table-cell>
          <table:table-cell table:formula="of:=HEX2DEC([.M179])" office:value-type="float" office:value="0" calcext:value-type="float">
            <text:p>0</text:p>
          </table:table-cell>
          <table:table-cell table:formula="of:=HEX2DEC([.N179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HAZARD WARNING SIGNAL BLINKING RIGHT ONCE</text:p>
          </table:table-cell>
          <table:table-cell office:value-type="string" calcext:value-type="string">
            <text:p>t1F62A1F2</text:p>
          </table:table-cell>
          <table:table-cell table:style-name="ce6" table:formula="of:=IF([.B180]=&quot;&quot;;&quot;&quot;;MID([.B180];2;3))" office:value-type="string" office:string-value="1F6" calcext:value-type="string">
            <text:p>1F6</text:p>
          </table:table-cell>
          <table:table-cell table:formula="of:=MID([.B180];5;1)" office:value-type="string" office:string-value="2" calcext:value-type="string">
            <text:p>2</text:p>
          </table:table-cell>
          <table:table-cell table:formula="of:=MID([.B180];6;50)" office:value-type="string" office:string-value="A1F2" calcext:value-type="string">
            <text:p>A1F2</text:p>
          </table:table-cell>
          <table:table-cell table:formula="of:=MID([.$E180];1;2)" office:value-type="string" office:string-value="A1" calcext:value-type="string">
            <text:p>A1</text:p>
          </table:table-cell>
          <table:table-cell table:style-name="ce8" table:formula="of:=MID([.$E180];3;2)" office:value-type="string" office:string-value="F2" calcext:value-type="string">
            <text:p>F2</text:p>
          </table:table-cell>
          <table:table-cell table:style-name="ce8" table:number-columns-repeated="7"/>
          <table:table-cell table:formula="of:=CONCATENATE([.F180];&quot; &quot;;[.G180];&quot; &quot;;[.H180];&quot; &quot;;[.I180];&quot; &quot;;[.J180];&quot; &quot;;[.K180];&quot; &quot;;[.L180];&quot; &quot;;[.M180])" office:value-type="string" office:string-value="A1 F2      " calcext:value-type="string">
            <text:p>A1 F2 <text:s text:c="5"/></text:p>
          </table:table-cell>
          <table:table-cell table:formula="of:=HEX2DEC([.F180])" office:value-type="float" office:value="161" calcext:value-type="float">
            <text:p>161</text:p>
          </table:table-cell>
          <table:table-cell table:formula="of:=HEX2DEC([.G180])" office:value-type="float" office:value="242" calcext:value-type="float">
            <text:p>242</text:p>
          </table:table-cell>
          <table:table-cell table:formula="of:=HEX2DEC([.H180])" office:value-type="float" office:value="0" calcext:value-type="float">
            <text:p>0</text:p>
          </table:table-cell>
          <table:table-cell table:formula="of:=HEX2DEC([.I180])" office:value-type="float" office:value="0" calcext:value-type="float">
            <text:p>0</text:p>
          </table:table-cell>
          <table:table-cell table:formula="of:=HEX2DEC([.J180])" office:value-type="float" office:value="0" calcext:value-type="float">
            <text:p>0</text:p>
          </table:table-cell>
          <table:table-cell table:formula="of:=HEX2DEC([.K180])" office:value-type="float" office:value="0" calcext:value-type="float">
            <text:p>0</text:p>
          </table:table-cell>
          <table:table-cell table:formula="of:=HEX2DEC([.L180])" office:value-type="float" office:value="0" calcext:value-type="float">
            <text:p>0</text:p>
          </table:table-cell>
          <table:table-cell table:formula="of:=HEX2DEC([.M180])" office:value-type="float" office:value="0" calcext:value-type="float">
            <text:p>0</text:p>
          </table:table-cell>
          <table:table-cell table:formula="of:=HEX2DEC([.N180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 table:formula="of:=IF([.B181]=&quot;&quot;;&quot;&quot;;MID([.B181];2;3))">
            <text:p/>
          </table:table-cell>
          <table:table-cell table:formula="of:=MID([.B181];5;1)">
            <text:p/>
          </table:table-cell>
          <table:table-cell table:formula="of:=MID([.B181];6;50)">
            <text:p/>
          </table:table-cell>
          <table:table-cell table:formula="of:=MID([.$E181];1;2)">
            <text:p/>
          </table:table-cell>
          <table:table-cell table:style-name="ce8" table:formula="of:=MID([.$E181];3;2)">
            <text:p/>
          </table:table-cell>
          <table:table-cell table:style-name="ce8" table:formula="of:=MID([.$E181];5;2)">
            <text:p/>
          </table:table-cell>
          <table:table-cell table:style-name="ce8" table:formula="of:=MID([.$E181];7;2)">
            <text:p/>
          </table:table-cell>
          <table:table-cell table:style-name="ce8" table:formula="of:=MID([.$E181];9;2)">
            <text:p/>
          </table:table-cell>
          <table:table-cell table:style-name="ce8" table:formula="of:=MID([.$E181];11;2)">
            <text:p/>
          </table:table-cell>
          <table:table-cell table:style-name="ce8" table:formula="of:=MID([.$E181];13;2)">
            <text:p/>
          </table:table-cell>
          <table:table-cell table:style-name="ce8" table:formula="of:=MID([.$E181];15;2)">
            <text:p/>
          </table:table-cell>
          <table:table-cell table:style-name="ce8"/>
          <table:table-cell table:formula="of:=CONCATENATE([.F181];&quot; &quot;;[.G181];&quot; &quot;;[.H181];&quot; &quot;;[.I181];&quot; &quot;;[.J181];&quot; &quot;;[.K181];&quot; &quot;;[.L181];&quot; &quot;;[.M181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4">
          <table:table-cell table:style-name="ce3" office:value-type="string" calcext:value-type="string">
            <text:p>REMOTE CONTROL</text:p>
          </table:table-cell>
          <table:table-cell/>
          <table:table-cell table:style-name="ce6" table:formula="of:=IF([.B182]=&quot;&quot;;&quot;&quot;;MID([.B182];2;3))">
            <text:p/>
          </table:table-cell>
          <table:table-cell table:formula="of:=MID([.B182];5;1)">
            <text:p/>
          </table:table-cell>
          <table:table-cell table:formula="of:=MID([.B182];6;50)">
            <text:p/>
          </table:table-cell>
          <table:table-cell table:formula="of:=MID([.$E182];1;2)">
            <text:p/>
          </table:table-cell>
          <table:table-cell table:style-name="ce8" table:formula="of:=MID([.$E182];3;2)">
            <text:p/>
          </table:table-cell>
          <table:table-cell table:style-name="ce8" table:formula="of:=MID([.$E182];5;2)">
            <text:p/>
          </table:table-cell>
          <table:table-cell table:style-name="ce8" table:formula="of:=MID([.$E182];7;2)">
            <text:p/>
          </table:table-cell>
          <table:table-cell table:style-name="ce8" table:formula="of:=MID([.$E182];9;2)">
            <text:p/>
          </table:table-cell>
          <table:table-cell table:style-name="ce8" table:formula="of:=MID([.$E182];11;2)">
            <text:p/>
          </table:table-cell>
          <table:table-cell table:style-name="ce8" table:formula="of:=MID([.$E182];13;2)">
            <text:p/>
          </table:table-cell>
          <table:table-cell table:style-name="ce8" table:formula="of:=MID([.$E182];15;2)">
            <text:p/>
          </table:table-cell>
          <table:table-cell table:style-name="ce8"/>
          <table:table-cell table:formula="of:=CONCATENATE([.F182];&quot; &quot;;[.G182];&quot; &quot;;[.H182];&quot; &quot;;[.I182];&quot; &quot;;[.J182];&quot; &quot;;[.K182];&quot; &quot;;[.L182];&quot; &quot;;[.M182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EMOTE CONTROL - NORMAL</text:p>
          </table:table-cell>
          <table:table-cell office:value-type="string" calcext:value-type="string">
            <text:p>t23A400DF40FF</text:p>
          </table:table-cell>
          <table:table-cell table:style-name="ce6" table:formula="of:=IF([.B183]=&quot;&quot;;&quot;&quot;;MID([.B183];2;3))" office:value-type="string" office:string-value="23A" calcext:value-type="string">
            <text:p>23A</text:p>
          </table:table-cell>
          <table:table-cell table:formula="of:=MID([.B183];5;1)" office:value-type="string" office:string-value="4" calcext:value-type="string">
            <text:p>4</text:p>
          </table:table-cell>
          <table:table-cell table:formula="of:=MID([.B183];6;50)" office:value-type="string" office:string-value="00DF40FF" calcext:value-type="string">
            <text:p>00DF40FF</text:p>
          </table:table-cell>
          <table:table-cell table:formula="of:=MID([.$E183];1;2)" office:value-type="string" office:string-value="00" calcext:value-type="string">
            <text:p>00</text:p>
          </table:table-cell>
          <table:table-cell table:style-name="ce8" table:formula="of:=MID([.$E183];3;2)" office:value-type="string" office:string-value="DF" calcext:value-type="string">
            <text:p>DF</text:p>
          </table:table-cell>
          <table:table-cell table:style-name="ce8" table:formula="of:=MID([.$E183];5;2)" office:value-type="string" office:string-value="40" calcext:value-type="string">
            <text:p>40</text:p>
          </table:table-cell>
          <table:table-cell table:style-name="ce8" table:formula="of:=MID([.$E183];7;2)" office:value-type="string" office:string-value="FF" calcext:value-type="string">
            <text:p>FF</text:p>
          </table:table-cell>
          <table:table-cell table:style-name="ce8" table:formula="of:=MID([.$E183];9;2)">
            <text:p/>
          </table:table-cell>
          <table:table-cell table:style-name="ce8" table:formula="of:=MID([.$E183];11;2)">
            <text:p/>
          </table:table-cell>
          <table:table-cell table:style-name="ce8" table:formula="of:=MID([.$E183];13;2)">
            <text:p/>
          </table:table-cell>
          <table:table-cell table:style-name="ce8" table:formula="of:=MID([.$E183];15;2)">
            <text:p/>
          </table:table-cell>
          <table:table-cell table:style-name="ce8"/>
          <table:table-cell table:formula="of:=CONCATENATE([.F183];&quot; &quot;;[.G183];&quot; &quot;;[.H183];&quot; &quot;;[.I183];&quot; &quot;;[.J183];&quot; &quot;;[.K183];&quot; &quot;;[.L183];&quot; &quot;;[.M183])" office:value-type="string" office:string-value="00 DF 40 FF    " calcext:value-type="string">
            <text:p>00 DF 40 FF <text:s text:c="3"/></text:p>
          </table:table-cell>
          <table:table-cell table:formula="of:=HEX2DEC([.F183])" office:value-type="float" office:value="0" calcext:value-type="float">
            <text:p>0</text:p>
          </table:table-cell>
          <table:table-cell table:formula="of:=HEX2DEC([.G183])" office:value-type="float" office:value="223" calcext:value-type="float">
            <text:p>223</text:p>
          </table:table-cell>
          <table:table-cell table:formula="of:=HEX2DEC([.H183])" office:value-type="float" office:value="64" calcext:value-type="float">
            <text:p>64</text:p>
          </table:table-cell>
          <table:table-cell table:formula="of:=HEX2DEC([.I183])" office:value-type="float" office:value="255" calcext:value-type="float">
            <text:p>255</text:p>
          </table:table-cell>
          <table:table-cell table:formula="of:=HEX2DEC([.J183])" office:value-type="float" office:value="0" calcext:value-type="float">
            <text:p>0</text:p>
          </table:table-cell>
          <table:table-cell table:formula="of:=HEX2DEC([.K183])" office:value-type="float" office:value="0" calcext:value-type="float">
            <text:p>0</text:p>
          </table:table-cell>
          <table:table-cell table:formula="of:=HEX2DEC([.L183])" office:value-type="float" office:value="0" calcext:value-type="float">
            <text:p>0</text:p>
          </table:table-cell>
          <table:table-cell table:formula="of:=HEX2DEC([.M183])" office:value-type="float" office:value="0" calcext:value-type="float">
            <text:p>0</text:p>
          </table:table-cell>
          <table:table-cell table:formula="of:=HEX2DEC([.N183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<text:s/>... Y A 500MS</text:p>
          </table:table-cell>
          <table:table-cell table:style-name="ce4" office:value-type="string" calcext:value-type="string">
            <text:p>t23A400CF00FF</text:p>
          </table:table-cell>
          <table:table-cell table:style-name="ce6" table:formula="of:=IF([.B184]=&quot;&quot;;&quot;&quot;;MID([.B184];2;3))" office:value-type="string" office:string-value="23A" calcext:value-type="string">
            <text:p>23A</text:p>
          </table:table-cell>
          <table:table-cell table:formula="of:=MID([.B184];5;1)" office:value-type="string" office:string-value="4" calcext:value-type="string">
            <text:p>4</text:p>
          </table:table-cell>
          <table:table-cell table:formula="of:=MID([.B184];6;50)" office:value-type="string" office:string-value="00CF00FF" calcext:value-type="string">
            <text:p>00CF00FF</text:p>
          </table:table-cell>
          <table:table-cell table:formula="of:=MID([.$E184];1;2)" office:value-type="string" office:string-value="00" calcext:value-type="string">
            <text:p>00</text:p>
          </table:table-cell>
          <table:table-cell table:style-name="ce8" table:formula="of:=MID([.$E184];3;2)" office:value-type="string" office:string-value="CF" calcext:value-type="string">
            <text:p>CF</text:p>
          </table:table-cell>
          <table:table-cell table:style-name="ce8" table:formula="of:=MID([.$E184];5;2)" office:value-type="string" office:string-value="00" calcext:value-type="string">
            <text:p>00</text:p>
          </table:table-cell>
          <table:table-cell table:style-name="ce8" table:formula="of:=MID([.$E184];7;2)" office:value-type="string" office:string-value="FF" calcext:value-type="string">
            <text:p>FF</text:p>
          </table:table-cell>
          <table:table-cell table:style-name="ce8" table:formula="of:=MID([.$E184];9;2)">
            <text:p/>
          </table:table-cell>
          <table:table-cell table:style-name="ce8" table:formula="of:=MID([.$E184];11;2)">
            <text:p/>
          </table:table-cell>
          <table:table-cell table:style-name="ce8" table:formula="of:=MID([.$E184];13;2)">
            <text:p/>
          </table:table-cell>
          <table:table-cell table:style-name="ce8" table:formula="of:=MID([.$E184];15;2)">
            <text:p/>
          </table:table-cell>
          <table:table-cell table:style-name="ce8"/>
          <table:table-cell table:formula="of:=CONCATENATE([.F184];&quot; &quot;;[.G184];&quot; &quot;;[.H184];&quot; &quot;;[.I184];&quot; &quot;;[.J184];&quot; &quot;;[.K184];&quot; &quot;;[.L184];&quot; &quot;;[.M184])" office:value-type="string" office:string-value="00 CF 00 FF    " calcext:value-type="string">
            <text:p>00 CF 00 FF <text:s text:c="3"/></text:p>
          </table:table-cell>
          <table:table-cell table:formula="of:=HEX2DEC([.F184])" office:value-type="float" office:value="0" calcext:value-type="float">
            <text:p>0</text:p>
          </table:table-cell>
          <table:table-cell table:formula="of:=HEX2DEC([.G184])" office:value-type="float" office:value="207" calcext:value-type="float">
            <text:p>207</text:p>
          </table:table-cell>
          <table:table-cell table:formula="of:=HEX2DEC([.H184])" office:value-type="float" office:value="0" calcext:value-type="float">
            <text:p>0</text:p>
          </table:table-cell>
          <table:table-cell table:formula="of:=HEX2DEC([.I184])" office:value-type="float" office:value="255" calcext:value-type="float">
            <text:p>255</text:p>
          </table:table-cell>
          <table:table-cell table:formula="of:=HEX2DEC([.J184])" office:value-type="float" office:value="0" calcext:value-type="float">
            <text:p>0</text:p>
          </table:table-cell>
          <table:table-cell table:formula="of:=HEX2DEC([.K184])" office:value-type="float" office:value="0" calcext:value-type="float">
            <text:p>0</text:p>
          </table:table-cell>
          <table:table-cell table:formula="of:=HEX2DEC([.L184])" office:value-type="float" office:value="0" calcext:value-type="float">
            <text:p>0</text:p>
          </table:table-cell>
          <table:table-cell table:formula="of:=HEX2DEC([.M184])" office:value-type="float" office:value="0" calcext:value-type="float">
            <text:p>0</text:p>
          </table:table-cell>
          <table:table-cell table:formula="of:=HEX2DEC([.N184])" office:value-type="float" office:value="0" calcext:value-type="float">
            <text:p>0</text:p>
          </table:table-cell>
          <table:table-cell office:value-type="string" calcext:value-type="string">
            <text:p>repeated...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EMOTE CONTROL - OPEN</text:p>
          </table:table-cell>
          <table:table-cell office:value-type="string" calcext:value-type="string">
            <text:p>t23A400CF01FF</text:p>
          </table:table-cell>
          <table:table-cell table:style-name="ce6" table:formula="of:=IF([.B185]=&quot;&quot;;&quot;&quot;;MID([.B185];2;3))" office:value-type="string" office:string-value="23A" calcext:value-type="string">
            <text:p>23A</text:p>
          </table:table-cell>
          <table:table-cell table:formula="of:=MID([.B185];5;1)" office:value-type="string" office:string-value="4" calcext:value-type="string">
            <text:p>4</text:p>
          </table:table-cell>
          <table:table-cell table:formula="of:=MID([.B185];6;50)" office:value-type="string" office:string-value="00CF01FF" calcext:value-type="string">
            <text:p>00CF01FF</text:p>
          </table:table-cell>
          <table:table-cell table:formula="of:=MID([.$E185];1;2)" office:value-type="string" office:string-value="00" calcext:value-type="string">
            <text:p>00</text:p>
          </table:table-cell>
          <table:table-cell table:style-name="ce8" table:formula="of:=MID([.$E185];3;2)" office:value-type="string" office:string-value="CF" calcext:value-type="string">
            <text:p>CF</text:p>
          </table:table-cell>
          <table:table-cell table:style-name="ce8" table:formula="of:=MID([.$E185];5;2)" office:value-type="string" office:string-value="01" calcext:value-type="string">
            <text:p>01</text:p>
          </table:table-cell>
          <table:table-cell table:style-name="ce8" table:formula="of:=MID([.$E185];7;2)" office:value-type="string" office:string-value="FF" calcext:value-type="string">
            <text:p>FF</text:p>
          </table:table-cell>
          <table:table-cell table:style-name="ce8" table:formula="of:=MID([.$E185];9;2)">
            <text:p/>
          </table:table-cell>
          <table:table-cell table:style-name="ce8" table:formula="of:=MID([.$E185];11;2)">
            <text:p/>
          </table:table-cell>
          <table:table-cell table:style-name="ce8" table:formula="of:=MID([.$E185];13;2)">
            <text:p/>
          </table:table-cell>
          <table:table-cell table:style-name="ce8" table:formula="of:=MID([.$E185];15;2)">
            <text:p/>
          </table:table-cell>
          <table:table-cell table:style-name="ce8"/>
          <table:table-cell table:formula="of:=CONCATENATE([.F185];&quot; &quot;;[.G185];&quot; &quot;;[.H185];&quot; &quot;;[.I185];&quot; &quot;;[.J185];&quot; &quot;;[.K185];&quot; &quot;;[.L185];&quot; &quot;;[.M185])" office:value-type="string" office:string-value="00 CF 01 FF    " calcext:value-type="string">
            <text:p>00 CF 01 FF <text:s text:c="3"/></text:p>
          </table:table-cell>
          <table:table-cell table:formula="of:=HEX2DEC([.F185])" office:value-type="float" office:value="0" calcext:value-type="float">
            <text:p>0</text:p>
          </table:table-cell>
          <table:table-cell table:formula="of:=HEX2DEC([.G185])" office:value-type="float" office:value="207" calcext:value-type="float">
            <text:p>207</text:p>
          </table:table-cell>
          <table:table-cell table:formula="of:=HEX2DEC([.H185])" office:value-type="float" office:value="1" calcext:value-type="float">
            <text:p>1</text:p>
          </table:table-cell>
          <table:table-cell table:formula="of:=HEX2DEC([.I185])" office:value-type="float" office:value="255" calcext:value-type="float">
            <text:p>255</text:p>
          </table:table-cell>
          <table:table-cell table:formula="of:=HEX2DEC([.J185])" office:value-type="float" office:value="0" calcext:value-type="float">
            <text:p>0</text:p>
          </table:table-cell>
          <table:table-cell table:formula="of:=HEX2DEC([.K185])" office:value-type="float" office:value="0" calcext:value-type="float">
            <text:p>0</text:p>
          </table:table-cell>
          <table:table-cell table:formula="of:=HEX2DEC([.L185])" office:value-type="float" office:value="0" calcext:value-type="float">
            <text:p>0</text:p>
          </table:table-cell>
          <table:table-cell table:formula="of:=HEX2DEC([.M185])" office:value-type="float" office:value="0" calcext:value-type="float">
            <text:p>0</text:p>
          </table:table-cell>
          <table:table-cell table:formula="of:=HEX2DEC([.N185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EMOTE CONTROL - CLOSE</text:p>
          </table:table-cell>
          <table:table-cell office:value-type="string" calcext:value-type="string">
            <text:p>t23A400DF40FF </text:p>
          </table:table-cell>
          <table:table-cell table:style-name="ce6" table:formula="of:=IF([.B186]=&quot;&quot;;&quot;&quot;;MID([.B186];2;3))" office:value-type="string" office:string-value="23A" calcext:value-type="string">
            <text:p>23A</text:p>
          </table:table-cell>
          <table:table-cell table:formula="of:=MID([.B186];5;1)" office:value-type="string" office:string-value="4" calcext:value-type="string">
            <text:p>4</text:p>
          </table:table-cell>
          <table:table-cell table:formula="of:=MID([.B186];6;50)" office:value-type="string" office:string-value="00DF40FF " calcext:value-type="string">
            <text:p>00DF40FF </text:p>
          </table:table-cell>
          <table:table-cell table:formula="of:=MID([.$E186];1;2)" office:value-type="string" office:string-value="00" calcext:value-type="string">
            <text:p>00</text:p>
          </table:table-cell>
          <table:table-cell table:style-name="ce8" table:formula="of:=MID([.$E186];3;2)" office:value-type="string" office:string-value="DF" calcext:value-type="string">
            <text:p>DF</text:p>
          </table:table-cell>
          <table:table-cell table:style-name="ce8" table:formula="of:=MID([.$E186];5;2)" office:value-type="string" office:string-value="40" calcext:value-type="string">
            <text:p>40</text:p>
          </table:table-cell>
          <table:table-cell table:style-name="ce8" table:formula="of:=MID([.$E186];7;2)" office:value-type="string" office:string-value="FF" calcext:value-type="string">
            <text:p>FF</text:p>
          </table:table-cell>
          <table:table-cell table:style-name="ce8" table:formula="of:=MID([.$E186];9;2)" office:value-type="string" office:string-value=" " calcext:value-type="string">
            <text:p><text:s/></text:p>
          </table:table-cell>
          <table:table-cell table:style-name="ce8" table:formula="of:=MID([.$E186];11;2)">
            <text:p/>
          </table:table-cell>
          <table:table-cell table:style-name="ce8" table:formula="of:=MID([.$E186];13;2)">
            <text:p/>
          </table:table-cell>
          <table:table-cell table:style-name="ce8" table:formula="of:=MID([.$E186];15;2)">
            <text:p/>
          </table:table-cell>
          <table:table-cell table:style-name="ce8"/>
          <table:table-cell table:formula="of:=CONCATENATE([.F186];&quot; &quot;;[.G186];&quot; &quot;;[.H186];&quot; &quot;;[.I186];&quot; &quot;;[.J186];&quot; &quot;;[.K186];&quot; &quot;;[.L186];&quot; &quot;;[.M186])" office:value-type="string" office:string-value="00 DF 40 FF     " calcext:value-type="string">
            <text:p>00 DF 40 FF <text:s text:c="4"/></text:p>
          </table:table-cell>
          <table:table-cell table:formula="of:=HEX2DEC([.F186])" office:value-type="float" office:value="0" calcext:value-type="float">
            <text:p>0</text:p>
          </table:table-cell>
          <table:table-cell table:formula="of:=HEX2DEC([.G186])" office:value-type="float" office:value="223" calcext:value-type="float">
            <text:p>223</text:p>
          </table:table-cell>
          <table:table-cell table:formula="of:=HEX2DEC([.H186])" office:value-type="float" office:value="64" calcext:value-type="float">
            <text:p>64</text:p>
          </table:table-cell>
          <table:table-cell table:formula="of:=HEX2DEC([.I186])" office:value-type="float" office:value="255" calcext:value-type="float">
            <text:p>255</text:p>
          </table:table-cell>
          <table:table-cell table:formula="of:=HEX2DEC([.J186])" office:value-type="string" office:string-value="" calcext:value-type="error">
            <text:p>Err:502</text:p>
          </table:table-cell>
          <table:table-cell table:formula="of:=HEX2DEC([.K186])" office:value-type="float" office:value="0" calcext:value-type="float">
            <text:p>0</text:p>
          </table:table-cell>
          <table:table-cell table:formula="of:=HEX2DEC([.L186])" office:value-type="float" office:value="0" calcext:value-type="float">
            <text:p>0</text:p>
          </table:table-cell>
          <table:table-cell table:formula="of:=HEX2DEC([.M186])" office:value-type="float" office:value="0" calcext:value-type="float">
            <text:p>0</text:p>
          </table:table-cell>
          <table:table-cell table:formula="of:=HEX2DEC([.N186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EMOTE CONTROL - TRUNK:</text:p>
          </table:table-cell>
          <table:table-cell/>
          <table:table-cell table:style-name="ce6"/>
          <table:table-cell table:formula="of:=MID([.B187];5;1)">
            <text:p/>
          </table:table-cell>
          <table:table-cell table:formula="of:=MID([.B187];6;50)">
            <text:p/>
          </table:table-cell>
          <table:table-cell table:formula="of:=MID([.$E187];1;2)">
            <text:p/>
          </table:table-cell>
          <table:table-cell table:style-name="ce8" table:formula="of:=MID([.$E187];3;2)">
            <text:p/>
          </table:table-cell>
          <table:table-cell table:style-name="ce8" table:formula="of:=MID([.$E187];5;2)">
            <text:p/>
          </table:table-cell>
          <table:table-cell table:style-name="ce8" table:formula="of:=MID([.$E187];7;2)">
            <text:p/>
          </table:table-cell>
          <table:table-cell table:style-name="ce8" table:formula="of:=MID([.$E187];9;2)">
            <text:p/>
          </table:table-cell>
          <table:table-cell table:style-name="ce8" table:formula="of:=MID([.$E187];11;2)">
            <text:p/>
          </table:table-cell>
          <table:table-cell table:style-name="ce8" table:formula="of:=MID([.$E187];13;2)">
            <text:p/>
          </table:table-cell>
          <table:table-cell table:style-name="ce8" table:formula="of:=MID([.$E187];15;2)">
            <text:p/>
          </table:table-cell>
          <table:table-cell table:style-name="ce8"/>
          <table:table-cell table:formula="of:=CONCATENATE([.F187];&quot; &quot;;[.G187];&quot; &quot;;[.H187];&quot; &quot;;[.I187];&quot; &quot;;[.J187];&quot; &quot;;[.K187];&quot; &quot;;[.L187];&quot; &quot;;[.M187])" office:value-type="string" office:string-value="       " calcext:value-type="string">
            <text:p><text:s text:c="7"/></text:p>
          </table:table-cell>
          <table:table-cell table:number-columns-repeated="9"/>
          <table:table-cell office:value-type="string" calcext:value-type="string">
            <text:p>tbd..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EMOTE CONTROL - ALARM:</text:p>
          </table:table-cell>
          <table:table-cell/>
          <table:table-cell table:style-name="ce6"/>
          <table:table-cell table:formula="of:=MID([.B188];5;1)">
            <text:p/>
          </table:table-cell>
          <table:table-cell table:formula="of:=MID([.B188];6;50)">
            <text:p/>
          </table:table-cell>
          <table:table-cell table:formula="of:=MID([.$E188];1;2)">
            <text:p/>
          </table:table-cell>
          <table:table-cell table:style-name="ce8" table:formula="of:=MID([.$E188];3;2)">
            <text:p/>
          </table:table-cell>
          <table:table-cell table:style-name="ce8" table:formula="of:=MID([.$E188];5;2)">
            <text:p/>
          </table:table-cell>
          <table:table-cell table:style-name="ce8" table:formula="of:=MID([.$E188];7;2)">
            <text:p/>
          </table:table-cell>
          <table:table-cell table:style-name="ce8" table:formula="of:=MID([.$E188];9;2)">
            <text:p/>
          </table:table-cell>
          <table:table-cell table:style-name="ce8" table:formula="of:=MID([.$E188];11;2)">
            <text:p/>
          </table:table-cell>
          <table:table-cell table:style-name="ce8" table:formula="of:=MID([.$E188];13;2)">
            <text:p/>
          </table:table-cell>
          <table:table-cell table:style-name="ce8" table:formula="of:=MID([.$E188];15;2)">
            <text:p/>
          </table:table-cell>
          <table:table-cell table:style-name="ce8"/>
          <table:table-cell table:formula="of:=CONCATENATE([.F188];&quot; &quot;;[.G188];&quot; &quot;;[.H188];&quot; &quot;;[.I188];&quot; &quot;;[.J188];&quot; &quot;;[.K188];&quot; &quot;;[.L188];&quot; &quot;;[.M188])" office:value-type="string" office:string-value="       " calcext:value-type="string">
            <text:p><text:s text:c="7"/></text:p>
          </table:table-cell>
          <table:table-cell table:number-columns-repeated="9"/>
          <table:table-cell office:value-type="string" calcext:value-type="string">
            <text:p>tbd..</text:p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6" table:formula="of:=IF([.B189]=&quot;&quot;;&quot;&quot;;MID([.B189];2;3))">
            <text:p/>
          </table:table-cell>
          <table:table-cell table:formula="of:=MID([.B189];5;1)">
            <text:p/>
          </table:table-cell>
          <table:table-cell table:formula="of:=MID([.B189];6;50)">
            <text:p/>
          </table:table-cell>
          <table:table-cell table:formula="of:=MID([.$E189];1;2)">
            <text:p/>
          </table:table-cell>
          <table:table-cell table:style-name="ce8" table:formula="of:=MID([.$E189];3;2)">
            <text:p/>
          </table:table-cell>
          <table:table-cell table:style-name="ce8" table:formula="of:=MID([.$E189];5;2)">
            <text:p/>
          </table:table-cell>
          <table:table-cell table:style-name="ce8" table:formula="of:=MID([.$E189];7;2)">
            <text:p/>
          </table:table-cell>
          <table:table-cell table:style-name="ce8" table:formula="of:=MID([.$E189];9;2)">
            <text:p/>
          </table:table-cell>
          <table:table-cell table:style-name="ce8" table:formula="of:=MID([.$E189];11;2)">
            <text:p/>
          </table:table-cell>
          <table:table-cell table:style-name="ce8" table:formula="of:=MID([.$E189];13;2)">
            <text:p/>
          </table:table-cell>
          <table:table-cell table:style-name="ce8" table:formula="of:=MID([.$E189];15;2)">
            <text:p/>
          </table:table-cell>
          <table:table-cell table:style-name="ce8"/>
          <table:table-cell table:formula="of:=CONCATENATE([.F189];&quot; &quot;;[.G189];&quot; &quot;;[.H189];&quot; &quot;;[.I189];&quot; &quot;;[.J189];&quot; &quot;;[.K189];&quot; &quot;;[.L189];&quot; &quot;;[.M189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5"/>
          <table:table-cell table:formula="of:=MID([.B190];5;1)">
            <text:p/>
          </table:table-cell>
          <table:table-cell table:formula="of:=MID([.B190];6;50)">
            <text:p/>
          </table:table-cell>
          <table:table-cell table:formula="of:=MID([.$E190];1;2)">
            <text:p/>
          </table:table-cell>
          <table:table-cell table:style-name="ce8" table:formula="of:=MID([.$E190];3;2)">
            <text:p/>
          </table:table-cell>
          <table:table-cell table:style-name="ce8" table:formula="of:=MID([.$E190];5;2)">
            <text:p/>
          </table:table-cell>
          <table:table-cell table:style-name="ce8" table:formula="of:=MID([.$E190];7;2)">
            <text:p/>
          </table:table-cell>
          <table:table-cell table:style-name="ce8" table:formula="of:=MID([.$E190];9;2)">
            <text:p/>
          </table:table-cell>
          <table:table-cell table:style-name="ce8" table:formula="of:=MID([.$E190];11;2)">
            <text:p/>
          </table:table-cell>
          <table:table-cell table:style-name="ce8" table:formula="of:=MID([.$E190];13;2)">
            <text:p/>
          </table:table-cell>
          <table:table-cell table:style-name="ce8" table:formula="of:=MID([.$E190];15;2)">
            <text:p/>
          </table:table-cell>
          <table:table-cell table:style-name="ce8"/>
          <table:table-cell table:formula="of:=CONCATENATE([.F190];&quot; &quot;;[.G190];&quot; &quot;;[.H190];&quot; &quot;;[.I190];&quot; &quot;;[.J190];&quot; &quot;;[.K190];&quot; &quot;;[.L190];&quot; &quot;;[.M190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4">
          <table:table-cell table:style-name="ce3" office:value-type="string" calcext:value-type="string">
            <text:p>Engine related</text:p>
          </table:table-cell>
          <table:table-cell/>
          <table:table-cell table:style-name="ce5"/>
          <table:table-cell table:formula="of:=MID([.B191];5;1)">
            <text:p/>
          </table:table-cell>
          <table:table-cell table:formula="of:=MID([.B191];6;50)">
            <text:p/>
          </table:table-cell>
          <table:table-cell table:formula="of:=MID([.$E191];1;2)">
            <text:p/>
          </table:table-cell>
          <table:table-cell table:style-name="ce8" table:formula="of:=MID([.$E191];3;2)">
            <text:p/>
          </table:table-cell>
          <table:table-cell table:style-name="ce8" table:formula="of:=MID([.$E191];5;2)">
            <text:p/>
          </table:table-cell>
          <table:table-cell table:style-name="ce8" table:formula="of:=MID([.$E191];7;2)">
            <text:p/>
          </table:table-cell>
          <table:table-cell table:style-name="ce8" table:formula="of:=MID([.$E191];9;2)">
            <text:p/>
          </table:table-cell>
          <table:table-cell table:style-name="ce8" table:formula="of:=MID([.$E191];11;2)">
            <text:p/>
          </table:table-cell>
          <table:table-cell table:style-name="ce8" table:formula="of:=MID([.$E191];13;2)">
            <text:p/>
          </table:table-cell>
          <table:table-cell table:style-name="ce8" table:formula="of:=MID([.$E191];15;2)">
            <text:p/>
          </table:table-cell>
          <table:table-cell table:style-name="ce8"/>
          <table:table-cell table:formula="of:=CONCATENATE([.F191];&quot; &quot;;[.G191];&quot; &quot;;[.H191];&quot; &quot;;[.I191];&quot; &quot;;[.J191];&quot; &quot;;[.K191];&quot; &quot;;[.L191];&quot; &quot;;[.M191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ngine start</text:p>
          </table:table-cell>
          <table:table-cell office:value-type="string" calcext:value-type="string">
            <text:p>t38E2F401</text:p>
          </table:table-cell>
          <table:table-cell table:style-name="ce6" table:formula="of:=IF([.B192]=&quot;&quot;;&quot;&quot;;MID([.B192];2;3))" office:value-type="string" office:string-value="38E" calcext:value-type="string">
            <text:p>38E</text:p>
          </table:table-cell>
          <table:table-cell table:formula="of:=MID([.B192];5;1)" office:value-type="string" office:string-value="2" calcext:value-type="string">
            <text:p>2</text:p>
          </table:table-cell>
          <table:table-cell table:formula="of:=MID([.B192];6;50)" office:value-type="string" office:string-value="F401" calcext:value-type="string">
            <text:p>F401</text:p>
          </table:table-cell>
          <table:table-cell table:formula="of:=MID([.$E192];1;2)" office:value-type="string" office:string-value="F4" calcext:value-type="string">
            <text:p>F4</text:p>
          </table:table-cell>
          <table:table-cell table:style-name="ce8" table:formula="of:=MID([.$E192];3;2)" office:value-type="string" office:string-value="01" calcext:value-type="string">
            <text:p>01</text:p>
          </table:table-cell>
          <table:table-cell table:style-name="ce8" table:formula="of:=MID([.$E192];5;2)">
            <text:p/>
          </table:table-cell>
          <table:table-cell table:style-name="ce8" table:formula="of:=MID([.$E192];7;2)">
            <text:p/>
          </table:table-cell>
          <table:table-cell table:style-name="ce8" table:formula="of:=MID([.$E192];9;2)">
            <text:p/>
          </table:table-cell>
          <table:table-cell table:style-name="ce8" table:formula="of:=MID([.$E192];11;2)">
            <text:p/>
          </table:table-cell>
          <table:table-cell table:style-name="ce8" table:formula="of:=MID([.$E192];13;2)">
            <text:p/>
          </table:table-cell>
          <table:table-cell table:style-name="ce8" table:formula="of:=MID([.$E192];15;2)">
            <text:p/>
          </table:table-cell>
          <table:table-cell table:style-name="ce8"/>
          <table:table-cell table:formula="of:=CONCATENATE([.F192];&quot; &quot;;[.G192];&quot; &quot;;[.H192];&quot; &quot;;[.I192];&quot; &quot;;[.J192];&quot; &quot;;[.K192];&quot; &quot;;[.L192];&quot; &quot;;[.M192])" office:value-type="string" office:string-value="F4 01      " calcext:value-type="string">
            <text:p>F4 01 <text:s text:c="5"/></text:p>
          </table:table-cell>
          <table:table-cell table:formula="of:=HEX2DEC([.F192])" office:value-type="float" office:value="244" calcext:value-type="float">
            <text:p>244</text:p>
          </table:table-cell>
          <table:table-cell table:formula="of:=HEX2DEC([.G192])" office:value-type="float" office:value="1" calcext:value-type="float">
            <text:p>1</text:p>
          </table:table-cell>
          <table:table-cell table:formula="of:=HEX2DEC([.H192])" office:value-type="float" office:value="0" calcext:value-type="float">
            <text:p>0</text:p>
          </table:table-cell>
          <table:table-cell table:formula="of:=HEX2DEC([.I192])" office:value-type="float" office:value="0" calcext:value-type="float">
            <text:p>0</text:p>
          </table:table-cell>
          <table:table-cell table:formula="of:=HEX2DEC([.J192])" office:value-type="float" office:value="0" calcext:value-type="float">
            <text:p>0</text:p>
          </table:table-cell>
          <table:table-cell table:formula="of:=HEX2DEC([.K192])" office:value-type="float" office:value="0" calcext:value-type="float">
            <text:p>0</text:p>
          </table:table-cell>
          <table:table-cell table:formula="of:=HEX2DEC([.L192])" office:value-type="float" office:value="0" calcext:value-type="float">
            <text:p>0</text:p>
          </table:table-cell>
          <table:table-cell table:formula="of:=HEX2DEC([.M192])" office:value-type="float" office:value="0" calcext:value-type="float">
            <text:p>0</text:p>
          </table:table-cell>
          <table:table-cell table:formula="of:=HEX2DEC([.N192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engine start</text:p>
          </table:table-cell>
          <table:table-cell office:value-type="string" calcext:value-type="string">
            <text:p>t3B6200FC</text:p>
          </table:table-cell>
          <table:table-cell table:style-name="ce6" table:formula="of:=IF([.B193]=&quot;&quot;;&quot;&quot;;MID([.B193];2;3))" office:value-type="string" office:string-value="3B6" calcext:value-type="string">
            <text:p>3B6</text:p>
          </table:table-cell>
          <table:table-cell table:formula="of:=MID([.B193];5;1)" office:value-type="string" office:string-value="2" calcext:value-type="string">
            <text:p>2</text:p>
          </table:table-cell>
          <table:table-cell table:formula="of:=MID([.B193];6;50)" office:value-type="string" office:string-value="00FC" calcext:value-type="string">
            <text:p>00FC</text:p>
          </table:table-cell>
          <table:table-cell table:formula="of:=MID([.$E193];1;2)" office:value-type="string" office:string-value="00" calcext:value-type="string">
            <text:p>00</text:p>
          </table:table-cell>
          <table:table-cell table:style-name="ce8" table:formula="of:=MID([.$E193];3;2)" office:value-type="string" office:string-value="FC" calcext:value-type="string">
            <text:p>FC</text:p>
          </table:table-cell>
          <table:table-cell table:style-name="ce8" table:formula="of:=MID([.$E193];5;2)">
            <text:p/>
          </table:table-cell>
          <table:table-cell table:style-name="ce8" table:formula="of:=MID([.$E193];7;2)">
            <text:p/>
          </table:table-cell>
          <table:table-cell table:style-name="ce8" table:formula="of:=MID([.$E193];9;2)">
            <text:p/>
          </table:table-cell>
          <table:table-cell table:style-name="ce8" table:formula="of:=MID([.$E193];11;2)">
            <text:p/>
          </table:table-cell>
          <table:table-cell table:style-name="ce8" table:formula="of:=MID([.$E193];13;2)">
            <text:p/>
          </table:table-cell>
          <table:table-cell table:style-name="ce8" table:formula="of:=MID([.$E193];15;2)">
            <text:p/>
          </table:table-cell>
          <table:table-cell table:style-name="ce8"/>
          <table:table-cell table:formula="of:=CONCATENATE([.F193];&quot; &quot;;[.G193];&quot; &quot;;[.H193];&quot; &quot;;[.I193];&quot; &quot;;[.J193];&quot; &quot;;[.K193];&quot; &quot;;[.L193];&quot; &quot;;[.M193])" office:value-type="string" office:string-value="00 FC      " calcext:value-type="string">
            <text:p>00 FC <text:s text:c="5"/></text:p>
          </table:table-cell>
          <table:table-cell table:formula="of:=HEX2DEC([.F193])" office:value-type="float" office:value="0" calcext:value-type="float">
            <text:p>0</text:p>
          </table:table-cell>
          <table:table-cell table:formula="of:=HEX2DEC([.G193])" office:value-type="float" office:value="252" calcext:value-type="float">
            <text:p>252</text:p>
          </table:table-cell>
          <table:table-cell table:formula="of:=HEX2DEC([.H193])" office:value-type="float" office:value="0" calcext:value-type="float">
            <text:p>0</text:p>
          </table:table-cell>
          <table:table-cell table:formula="of:=HEX2DEC([.I193])" office:value-type="float" office:value="0" calcext:value-type="float">
            <text:p>0</text:p>
          </table:table-cell>
          <table:table-cell table:formula="of:=HEX2DEC([.J193])" office:value-type="float" office:value="0" calcext:value-type="float">
            <text:p>0</text:p>
          </table:table-cell>
          <table:table-cell table:formula="of:=HEX2DEC([.K193])" office:value-type="float" office:value="0" calcext:value-type="float">
            <text:p>0</text:p>
          </table:table-cell>
          <table:table-cell table:formula="of:=HEX2DEC([.L193])" office:value-type="float" office:value="0" calcext:value-type="float">
            <text:p>0</text:p>
          </table:table-cell>
          <table:table-cell table:formula="of:=HEX2DEC([.M193])" office:value-type="float" office:value="0" calcext:value-type="float">
            <text:p>0</text:p>
          </table:table-cell>
          <table:table-cell table:formula="of:=HEX2DEC([.N193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engine start</text:p>
          </table:table-cell>
          <table:table-cell office:value-type="string" calcext:value-type="string">
            <text:p>t3B7200F4</text:p>
          </table:table-cell>
          <table:table-cell table:style-name="ce6" table:formula="of:=IF([.B194]=&quot;&quot;;&quot;&quot;;MID([.B194];2;3))" office:value-type="string" office:string-value="3B7" calcext:value-type="string">
            <text:p>3B7</text:p>
          </table:table-cell>
          <table:table-cell table:formula="of:=MID([.B194];5;1)" office:value-type="string" office:string-value="2" calcext:value-type="string">
            <text:p>2</text:p>
          </table:table-cell>
          <table:table-cell table:formula="of:=MID([.B194];6;50)" office:value-type="string" office:string-value="00F4" calcext:value-type="string">
            <text:p>00F4</text:p>
          </table:table-cell>
          <table:table-cell table:formula="of:=MID([.$E194];1;2)" office:value-type="string" office:string-value="00" calcext:value-type="string">
            <text:p>00</text:p>
          </table:table-cell>
          <table:table-cell table:style-name="ce8" table:formula="of:=MID([.$E194];3;2)" office:value-type="string" office:string-value="F4" calcext:value-type="string">
            <text:p>F4</text:p>
          </table:table-cell>
          <table:table-cell table:style-name="ce8" table:formula="of:=MID([.$E194];5;2)">
            <text:p/>
          </table:table-cell>
          <table:table-cell table:style-name="ce8" table:formula="of:=MID([.$E194];7;2)">
            <text:p/>
          </table:table-cell>
          <table:table-cell table:style-name="ce8" table:formula="of:=MID([.$E194];9;2)">
            <text:p/>
          </table:table-cell>
          <table:table-cell table:style-name="ce8" table:formula="of:=MID([.$E194];11;2)">
            <text:p/>
          </table:table-cell>
          <table:table-cell table:style-name="ce8" table:formula="of:=MID([.$E194];13;2)">
            <text:p/>
          </table:table-cell>
          <table:table-cell table:style-name="ce8" table:formula="of:=MID([.$E194];15;2)">
            <text:p/>
          </table:table-cell>
          <table:table-cell table:style-name="ce8"/>
          <table:table-cell table:formula="of:=CONCATENATE([.F194];&quot; &quot;;[.G194];&quot; &quot;;[.H194];&quot; &quot;;[.I194];&quot; &quot;;[.J194];&quot; &quot;;[.K194];&quot; &quot;;[.L194];&quot; &quot;;[.M194])" office:value-type="string" office:string-value="00 F4      " calcext:value-type="string">
            <text:p>00 F4 <text:s text:c="5"/></text:p>
          </table:table-cell>
          <table:table-cell table:formula="of:=HEX2DEC([.F194])" office:value-type="float" office:value="0" calcext:value-type="float">
            <text:p>0</text:p>
          </table:table-cell>
          <table:table-cell table:formula="of:=HEX2DEC([.G194])" office:value-type="float" office:value="244" calcext:value-type="float">
            <text:p>244</text:p>
          </table:table-cell>
          <table:table-cell table:formula="of:=HEX2DEC([.H194])" office:value-type="float" office:value="0" calcext:value-type="float">
            <text:p>0</text:p>
          </table:table-cell>
          <table:table-cell table:formula="of:=HEX2DEC([.I194])" office:value-type="float" office:value="0" calcext:value-type="float">
            <text:p>0</text:p>
          </table:table-cell>
          <table:table-cell table:formula="of:=HEX2DEC([.J194])" office:value-type="float" office:value="0" calcext:value-type="float">
            <text:p>0</text:p>
          </table:table-cell>
          <table:table-cell table:formula="of:=HEX2DEC([.K194])" office:value-type="float" office:value="0" calcext:value-type="float">
            <text:p>0</text:p>
          </table:table-cell>
          <table:table-cell table:formula="of:=HEX2DEC([.L194])" office:value-type="float" office:value="0" calcext:value-type="float">
            <text:p>0</text:p>
          </table:table-cell>
          <table:table-cell table:formula="of:=HEX2DEC([.M194])" office:value-type="float" office:value="0" calcext:value-type="float">
            <text:p>0</text:p>
          </table:table-cell>
          <table:table-cell table:formula="of:=HEX2DEC([.N194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engine start</text:p>
          </table:table-cell>
          <table:table-cell office:value-type="string" calcext:value-type="string">
            <text:p>t3B8200FC</text:p>
          </table:table-cell>
          <table:table-cell table:style-name="ce6" table:formula="of:=IF([.B195]=&quot;&quot;;&quot;&quot;;MID([.B195];2;3))" office:value-type="string" office:string-value="3B8" calcext:value-type="string">
            <text:p>3B8</text:p>
          </table:table-cell>
          <table:table-cell table:formula="of:=MID([.B195];5;1)" office:value-type="string" office:string-value="2" calcext:value-type="string">
            <text:p>2</text:p>
          </table:table-cell>
          <table:table-cell table:formula="of:=MID([.B195];6;50)" office:value-type="string" office:string-value="00FC" calcext:value-type="string">
            <text:p>00FC</text:p>
          </table:table-cell>
          <table:table-cell table:formula="of:=MID([.$E195];1;2)" office:value-type="string" office:string-value="00" calcext:value-type="string">
            <text:p>00</text:p>
          </table:table-cell>
          <table:table-cell table:style-name="ce8" table:formula="of:=MID([.$E195];3;2)" office:value-type="string" office:string-value="FC" calcext:value-type="string">
            <text:p>FC</text:p>
          </table:table-cell>
          <table:table-cell table:style-name="ce8" table:formula="of:=MID([.$E195];5;2)">
            <text:p/>
          </table:table-cell>
          <table:table-cell table:style-name="ce8" table:formula="of:=MID([.$E195];7;2)">
            <text:p/>
          </table:table-cell>
          <table:table-cell table:style-name="ce8" table:formula="of:=MID([.$E195];9;2)">
            <text:p/>
          </table:table-cell>
          <table:table-cell table:style-name="ce8" table:formula="of:=MID([.$E195];11;2)">
            <text:p/>
          </table:table-cell>
          <table:table-cell table:style-name="ce8" table:formula="of:=MID([.$E195];13;2)">
            <text:p/>
          </table:table-cell>
          <table:table-cell table:style-name="ce8" table:formula="of:=MID([.$E195];15;2)">
            <text:p/>
          </table:table-cell>
          <table:table-cell table:style-name="ce8"/>
          <table:table-cell table:formula="of:=CONCATENATE([.F195];&quot; &quot;;[.G195];&quot; &quot;;[.H195];&quot; &quot;;[.I195];&quot; &quot;;[.J195];&quot; &quot;;[.K195];&quot; &quot;;[.L195];&quot; &quot;;[.M195])" office:value-type="string" office:string-value="00 FC      " calcext:value-type="string">
            <text:p>00 FC <text:s text:c="5"/></text:p>
          </table:table-cell>
          <table:table-cell table:formula="of:=HEX2DEC([.F195])" office:value-type="float" office:value="0" calcext:value-type="float">
            <text:p>0</text:p>
          </table:table-cell>
          <table:table-cell table:formula="of:=HEX2DEC([.G195])" office:value-type="float" office:value="252" calcext:value-type="float">
            <text:p>252</text:p>
          </table:table-cell>
          <table:table-cell table:formula="of:=HEX2DEC([.H195])" office:value-type="float" office:value="0" calcext:value-type="float">
            <text:p>0</text:p>
          </table:table-cell>
          <table:table-cell table:formula="of:=HEX2DEC([.I195])" office:value-type="float" office:value="0" calcext:value-type="float">
            <text:p>0</text:p>
          </table:table-cell>
          <table:table-cell table:formula="of:=HEX2DEC([.J195])" office:value-type="float" office:value="0" calcext:value-type="float">
            <text:p>0</text:p>
          </table:table-cell>
          <table:table-cell table:formula="of:=HEX2DEC([.K195])" office:value-type="float" office:value="0" calcext:value-type="float">
            <text:p>0</text:p>
          </table:table-cell>
          <table:table-cell table:formula="of:=HEX2DEC([.L195])" office:value-type="float" office:value="0" calcext:value-type="float">
            <text:p>0</text:p>
          </table:table-cell>
          <table:table-cell table:formula="of:=HEX2DEC([.M195])" office:value-type="float" office:value="0" calcext:value-type="float">
            <text:p>0</text:p>
          </table:table-cell>
          <table:table-cell table:formula="of:=HEX2DEC([.N195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engine start</text:p>
          </table:table-cell>
          <table:table-cell office:value-type="string" calcext:value-type="string">
            <text:p>t3B9200F4</text:p>
          </table:table-cell>
          <table:table-cell table:style-name="ce6" table:formula="of:=IF([.B196]=&quot;&quot;;&quot;&quot;;MID([.B196];2;3))" office:value-type="string" office:string-value="3B9" calcext:value-type="string">
            <text:p>3B9</text:p>
          </table:table-cell>
          <table:table-cell table:formula="of:=MID([.B196];5;1)" office:value-type="string" office:string-value="2" calcext:value-type="string">
            <text:p>2</text:p>
          </table:table-cell>
          <table:table-cell table:formula="of:=MID([.B196];6;50)" office:value-type="string" office:string-value="00F4" calcext:value-type="string">
            <text:p>00F4</text:p>
          </table:table-cell>
          <table:table-cell table:formula="of:=MID([.$E196];1;2)" office:value-type="string" office:string-value="00" calcext:value-type="string">
            <text:p>00</text:p>
          </table:table-cell>
          <table:table-cell table:style-name="ce8" table:formula="of:=MID([.$E196];3;2)" office:value-type="string" office:string-value="F4" calcext:value-type="string">
            <text:p>F4</text:p>
          </table:table-cell>
          <table:table-cell table:style-name="ce8" table:formula="of:=MID([.$E196];5;2)">
            <text:p/>
          </table:table-cell>
          <table:table-cell table:style-name="ce8" table:formula="of:=MID([.$E196];7;2)">
            <text:p/>
          </table:table-cell>
          <table:table-cell table:style-name="ce8" table:formula="of:=MID([.$E196];9;2)">
            <text:p/>
          </table:table-cell>
          <table:table-cell table:style-name="ce8" table:formula="of:=MID([.$E196];11;2)">
            <text:p/>
          </table:table-cell>
          <table:table-cell table:style-name="ce8" table:formula="of:=MID([.$E196];13;2)">
            <text:p/>
          </table:table-cell>
          <table:table-cell table:style-name="ce8" table:formula="of:=MID([.$E196];15;2)">
            <text:p/>
          </table:table-cell>
          <table:table-cell table:style-name="ce8"/>
          <table:table-cell table:formula="of:=CONCATENATE([.F196];&quot; &quot;;[.G196];&quot; &quot;;[.H196];&quot; &quot;;[.I196];&quot; &quot;;[.J196];&quot; &quot;;[.K196];&quot; &quot;;[.L196];&quot; &quot;;[.M196])" office:value-type="string" office:string-value="00 F4      " calcext:value-type="string">
            <text:p>00 F4 <text:s text:c="5"/></text:p>
          </table:table-cell>
          <table:table-cell table:formula="of:=HEX2DEC([.F196])" office:value-type="float" office:value="0" calcext:value-type="float">
            <text:p>0</text:p>
          </table:table-cell>
          <table:table-cell table:formula="of:=HEX2DEC([.G196])" office:value-type="float" office:value="244" calcext:value-type="float">
            <text:p>244</text:p>
          </table:table-cell>
          <table:table-cell table:formula="of:=HEX2DEC([.H196])" office:value-type="float" office:value="0" calcext:value-type="float">
            <text:p>0</text:p>
          </table:table-cell>
          <table:table-cell table:formula="of:=HEX2DEC([.I196])" office:value-type="float" office:value="0" calcext:value-type="float">
            <text:p>0</text:p>
          </table:table-cell>
          <table:table-cell table:formula="of:=HEX2DEC([.J196])" office:value-type="float" office:value="0" calcext:value-type="float">
            <text:p>0</text:p>
          </table:table-cell>
          <table:table-cell table:formula="of:=HEX2DEC([.K196])" office:value-type="float" office:value="0" calcext:value-type="float">
            <text:p>0</text:p>
          </table:table-cell>
          <table:table-cell table:formula="of:=HEX2DEC([.L196])" office:value-type="float" office:value="0" calcext:value-type="float">
            <text:p>0</text:p>
          </table:table-cell>
          <table:table-cell table:formula="of:=HEX2DEC([.M196])" office:value-type="float" office:value="0" calcext:value-type="float">
            <text:p>0</text:p>
          </table:table-cell>
          <table:table-cell table:formula="of:=HEX2DEC([.N196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 table:formula="of:=IF([.B197]=&quot;&quot;;&quot;&quot;;MID([.B197];2;3))">
            <text:p/>
          </table:table-cell>
          <table:table-cell table:formula="of:=MID([.B197];5;1)">
            <text:p/>
          </table:table-cell>
          <table:table-cell table:formula="of:=MID([.B197];6;50)">
            <text:p/>
          </table:table-cell>
          <table:table-cell table:formula="of:=MID([.$E197];1;2)">
            <text:p/>
          </table:table-cell>
          <table:table-cell table:style-name="ce8" table:formula="of:=MID([.$E197];3;2)">
            <text:p/>
          </table:table-cell>
          <table:table-cell table:style-name="ce8" table:formula="of:=MID([.$E197];5;2)">
            <text:p/>
          </table:table-cell>
          <table:table-cell table:style-name="ce8" table:formula="of:=MID([.$E197];7;2)">
            <text:p/>
          </table:table-cell>
          <table:table-cell table:style-name="ce8" table:formula="of:=MID([.$E197];9;2)">
            <text:p/>
          </table:table-cell>
          <table:table-cell table:style-name="ce8" table:formula="of:=MID([.$E197];11;2)">
            <text:p/>
          </table:table-cell>
          <table:table-cell table:style-name="ce8" table:formula="of:=MID([.$E197];13;2)">
            <text:p/>
          </table:table-cell>
          <table:table-cell table:style-name="ce8" table:formula="of:=MID([.$E197];15;2)">
            <text:p/>
          </table:table-cell>
          <table:table-cell table:style-name="ce8"/>
          <table:table-cell table:formula="of:=CONCATENATE([.F197];&quot; &quot;;[.G197];&quot; &quot;;[.H197];&quot; &quot;;[.I197];&quot; &quot;;[.J197];&quot; &quot;;[.K197];&quot; &quot;;[.L197];&quot; &quot;;[.M197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ngine stop</text:p>
          </table:table-cell>
          <table:table-cell office:value-type="string" calcext:value-type="string">
            <text:p>t5A983006007017F16203</text:p>
          </table:table-cell>
          <table:table-cell table:style-name="ce6" table:formula="of:=IF([.B198]=&quot;&quot;;&quot;&quot;;MID([.B198];2;3))" office:value-type="string" office:string-value="5A9" calcext:value-type="string">
            <text:p>5A9</text:p>
          </table:table-cell>
          <table:table-cell table:formula="of:=MID([.B198];5;1)" office:value-type="string" office:string-value="8" calcext:value-type="string">
            <text:p>8</text:p>
          </table:table-cell>
          <table:table-cell table:formula="of:=MID([.B198];6;50)" office:value-type="string" office:string-value="3006007017F16203" calcext:value-type="string">
            <text:p>3006007017F16203</text:p>
          </table:table-cell>
          <table:table-cell table:formula="of:=MID([.$E198];1;2)" office:value-type="string" office:string-value="30" calcext:value-type="string">
            <text:p>30</text:p>
          </table:table-cell>
          <table:table-cell table:style-name="ce8" table:formula="of:=MID([.$E198];3;2)" office:value-type="string" office:string-value="06" calcext:value-type="string">
            <text:p>06</text:p>
          </table:table-cell>
          <table:table-cell table:style-name="ce8" table:formula="of:=MID([.$E198];5;2)" office:value-type="string" office:string-value="00" calcext:value-type="string">
            <text:p>00</text:p>
          </table:table-cell>
          <table:table-cell table:style-name="ce8" table:formula="of:=MID([.$E198];7;2)" office:value-type="string" office:string-value="70" calcext:value-type="string">
            <text:p>70</text:p>
          </table:table-cell>
          <table:table-cell table:style-name="ce8" table:formula="of:=MID([.$E198];9;2)" office:value-type="string" office:string-value="17" calcext:value-type="string">
            <text:p>17</text:p>
          </table:table-cell>
          <table:table-cell table:style-name="ce8" table:formula="of:=MID([.$E198];11;2)" office:value-type="string" office:string-value="F1" calcext:value-type="string">
            <text:p>F1</text:p>
          </table:table-cell>
          <table:table-cell table:style-name="ce8" table:formula="of:=MID([.$E198];13;2)" office:value-type="string" office:string-value="62" calcext:value-type="string">
            <text:p>62</text:p>
          </table:table-cell>
          <table:table-cell table:style-name="ce8" table:formula="of:=MID([.$E198];15;2)" office:value-type="string" office:string-value="03" calcext:value-type="string">
            <text:p>03</text:p>
          </table:table-cell>
          <table:table-cell table:style-name="ce8"/>
          <table:table-cell table:formula="of:=CONCATENATE([.F198];&quot; &quot;;[.G198];&quot; &quot;;[.H198];&quot; &quot;;[.I198];&quot; &quot;;[.J198];&quot; &quot;;[.K198];&quot; &quot;;[.L198];&quot; &quot;;[.M198])" office:value-type="string" office:string-value="30 06 00 70 17 F1 62 03" calcext:value-type="string">
            <text:p>30 06 00 70 17 F1 62 03</text:p>
          </table:table-cell>
          <table:table-cell table:formula="of:=HEX2DEC([.F198])" office:value-type="float" office:value="48" calcext:value-type="float">
            <text:p>48</text:p>
          </table:table-cell>
          <table:table-cell table:formula="of:=HEX2DEC([.G198])" office:value-type="float" office:value="6" calcext:value-type="float">
            <text:p>6</text:p>
          </table:table-cell>
          <table:table-cell table:formula="of:=HEX2DEC([.H198])" office:value-type="float" office:value="0" calcext:value-type="float">
            <text:p>0</text:p>
          </table:table-cell>
          <table:table-cell table:formula="of:=HEX2DEC([.I198])" office:value-type="float" office:value="112" calcext:value-type="float">
            <text:p>112</text:p>
          </table:table-cell>
          <table:table-cell table:formula="of:=HEX2DEC([.J198])" office:value-type="float" office:value="23" calcext:value-type="float">
            <text:p>23</text:p>
          </table:table-cell>
          <table:table-cell table:formula="of:=HEX2DEC([.K198])" office:value-type="float" office:value="241" calcext:value-type="float">
            <text:p>241</text:p>
          </table:table-cell>
          <table:table-cell table:formula="of:=HEX2DEC([.L198])" office:value-type="float" office:value="98" calcext:value-type="float">
            <text:p>98</text:p>
          </table:table-cell>
          <table:table-cell table:formula="of:=HEX2DEC([.M198])" office:value-type="float" office:value="3" calcext:value-type="float">
            <text:p>3</text:p>
          </table:table-cell>
          <table:table-cell table:formula="of:=HEX2DEC([.N198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engine stop</text:p>
          </table:table-cell>
          <table:table-cell office:value-type="string" calcext:value-type="string">
            <text:p>t5F88080600FE15015704</text:p>
          </table:table-cell>
          <table:table-cell table:style-name="ce6" table:formula="of:=IF([.B199]=&quot;&quot;;&quot;&quot;;MID([.B199];2;3))" office:value-type="string" office:string-value="5F8" calcext:value-type="string">
            <text:p>5F8</text:p>
          </table:table-cell>
          <table:table-cell table:formula="of:=MID([.B199];5;1)" office:value-type="string" office:string-value="8" calcext:value-type="string">
            <text:p>8</text:p>
          </table:table-cell>
          <table:table-cell table:formula="of:=MID([.B199];6;50)" office:value-type="string" office:string-value="080600FE15015704" calcext:value-type="string">
            <text:p>080600FE15015704</text:p>
          </table:table-cell>
          <table:table-cell table:formula="of:=MID([.$E199];1;2)" office:value-type="string" office:string-value="08" calcext:value-type="string">
            <text:p>08</text:p>
          </table:table-cell>
          <table:table-cell table:style-name="ce8" table:formula="of:=MID([.$E199];3;2)" office:value-type="string" office:string-value="06" calcext:value-type="string">
            <text:p>06</text:p>
          </table:table-cell>
          <table:table-cell table:style-name="ce8" table:formula="of:=MID([.$E199];5;2)" office:value-type="string" office:string-value="00" calcext:value-type="string">
            <text:p>00</text:p>
          </table:table-cell>
          <table:table-cell table:style-name="ce8" table:formula="of:=MID([.$E199];7;2)" office:value-type="string" office:string-value="FE" calcext:value-type="string">
            <text:p>FE</text:p>
          </table:table-cell>
          <table:table-cell table:style-name="ce8" table:formula="of:=MID([.$E199];9;2)" office:value-type="string" office:string-value="15" calcext:value-type="string">
            <text:p>15</text:p>
          </table:table-cell>
          <table:table-cell table:style-name="ce8" table:formula="of:=MID([.$E199];11;2)" office:value-type="string" office:string-value="01" calcext:value-type="string">
            <text:p>01</text:p>
          </table:table-cell>
          <table:table-cell table:style-name="ce8" table:formula="of:=MID([.$E199];13;2)" office:value-type="string" office:string-value="57" calcext:value-type="string">
            <text:p>57</text:p>
          </table:table-cell>
          <table:table-cell table:style-name="ce8" table:formula="of:=MID([.$E199];15;2)" office:value-type="string" office:string-value="04" calcext:value-type="string">
            <text:p>04</text:p>
          </table:table-cell>
          <table:table-cell table:style-name="ce8"/>
          <table:table-cell table:formula="of:=CONCATENATE([.F199];&quot; &quot;;[.G199];&quot; &quot;;[.H199];&quot; &quot;;[.I199];&quot; &quot;;[.J199];&quot; &quot;;[.K199];&quot; &quot;;[.L199];&quot; &quot;;[.M199])" office:value-type="string" office:string-value="08 06 00 FE 15 01 57 04" calcext:value-type="string">
            <text:p>08 06 00 FE 15 01 57 04</text:p>
          </table:table-cell>
          <table:table-cell table:formula="of:=HEX2DEC([.F199])" office:value-type="float" office:value="8" calcext:value-type="float">
            <text:p>8</text:p>
          </table:table-cell>
          <table:table-cell table:formula="of:=HEX2DEC([.G199])" office:value-type="float" office:value="6" calcext:value-type="float">
            <text:p>6</text:p>
          </table:table-cell>
          <table:table-cell table:formula="of:=HEX2DEC([.H199])" office:value-type="float" office:value="0" calcext:value-type="float">
            <text:p>0</text:p>
          </table:table-cell>
          <table:table-cell table:formula="of:=HEX2DEC([.I199])" office:value-type="float" office:value="254" calcext:value-type="float">
            <text:p>254</text:p>
          </table:table-cell>
          <table:table-cell table:formula="of:=HEX2DEC([.J199])" office:value-type="float" office:value="21" calcext:value-type="float">
            <text:p>21</text:p>
          </table:table-cell>
          <table:table-cell table:formula="of:=HEX2DEC([.K199])" office:value-type="float" office:value="1" calcext:value-type="float">
            <text:p>1</text:p>
          </table:table-cell>
          <table:table-cell table:formula="of:=HEX2DEC([.L199])" office:value-type="float" office:value="87" calcext:value-type="float">
            <text:p>87</text:p>
          </table:table-cell>
          <table:table-cell table:formula="of:=HEX2DEC([.M199])" office:value-type="float" office:value="4" calcext:value-type="float">
            <text:p>4</text:p>
          </table:table-cell>
          <table:table-cell table:formula="of:=HEX2DEC([.N199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style-name="ce4"/>
          <table:table-cell/>
          <table:table-cell table:style-name="ce5"/>
          <table:table-cell table:formula="of:=MID([.B200];5;1)">
            <text:p/>
          </table:table-cell>
          <table:table-cell table:formula="of:=MID([.B200];6;50)">
            <text:p/>
          </table:table-cell>
          <table:table-cell table:formula="of:=MID([.$E200];1;2)">
            <text:p/>
          </table:table-cell>
          <table:table-cell table:style-name="ce8" table:formula="of:=MID([.$E200];3;2)">
            <text:p/>
          </table:table-cell>
          <table:table-cell table:style-name="ce8" table:formula="of:=MID([.$E200];5;2)">
            <text:p/>
          </table:table-cell>
          <table:table-cell table:style-name="ce8" table:formula="of:=MID([.$E200];7;2)">
            <text:p/>
          </table:table-cell>
          <table:table-cell table:style-name="ce8" table:formula="of:=MID([.$E200];9;2)">
            <text:p/>
          </table:table-cell>
          <table:table-cell table:style-name="ce8" table:formula="of:=MID([.$E200];11;2)">
            <text:p/>
          </table:table-cell>
          <table:table-cell table:style-name="ce8" table:formula="of:=MID([.$E200];13;2)">
            <text:p/>
          </table:table-cell>
          <table:table-cell table:style-name="ce8" table:formula="of:=MID([.$E200];15;2)">
            <text:p/>
          </table:table-cell>
          <table:table-cell table:style-name="ce8"/>
          <table:table-cell table:formula="of:=CONCATENATE([.F200];&quot; &quot;;[.G200];&quot; &quot;;[.H200];&quot; &quot;;[.I200];&quot; &quot;;[.J200];&quot; &quot;;[.K200];&quot; &quot;;[.L200];&quot; &quot;;[.M200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table:style-name="ce4"/>
          <table:table-cell/>
          <table:table-cell table:style-name="ce5"/>
          <table:table-cell table:formula="of:=MID([.B201];5;1)">
            <text:p/>
          </table:table-cell>
          <table:table-cell table:formula="of:=MID([.B201];6;50)">
            <text:p/>
          </table:table-cell>
          <table:table-cell table:formula="of:=MID([.$E201];1;2)">
            <text:p/>
          </table:table-cell>
          <table:table-cell table:style-name="ce8" table:formula="of:=MID([.$E201];3;2)">
            <text:p/>
          </table:table-cell>
          <table:table-cell table:style-name="ce8" table:formula="of:=MID([.$E201];5;2)">
            <text:p/>
          </table:table-cell>
          <table:table-cell table:style-name="ce8" table:formula="of:=MID([.$E201];7;2)">
            <text:p/>
          </table:table-cell>
          <table:table-cell table:style-name="ce8" table:formula="of:=MID([.$E201];9;2)">
            <text:p/>
          </table:table-cell>
          <table:table-cell table:style-name="ce8" table:formula="of:=MID([.$E201];11;2)">
            <text:p/>
          </table:table-cell>
          <table:table-cell table:style-name="ce8" table:formula="of:=MID([.$E201];13;2)">
            <text:p/>
          </table:table-cell>
          <table:table-cell table:style-name="ce8" table:formula="of:=MID([.$E201];15;2)">
            <text:p/>
          </table:table-cell>
          <table:table-cell table:style-name="ce8"/>
          <table:table-cell table:formula="of:=CONCATENATE([.F201];&quot; &quot;;[.G201];&quot; &quot;;[.H201];&quot; &quot;;[.I201];&quot; &quot;;[.J201];&quot; &quot;;[.K201];&quot; &quot;;[.L201];&quot; &quot;;[.M201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gnition off</text:p>
          </table:table-cell>
          <table:table-cell office:value-type="string" calcext:value-type="string">
            <text:p>t20D505032A3506</text:p>
          </table:table-cell>
          <table:table-cell table:style-name="ce6" table:formula="of:=IF([.B202]=&quot;&quot;;&quot;&quot;;MID([.B202];2;3))" office:value-type="string" office:string-value="20D" calcext:value-type="string">
            <text:p>20D</text:p>
          </table:table-cell>
          <table:table-cell table:formula="of:=MID([.B202];5;1)" office:value-type="string" office:string-value="5" calcext:value-type="string">
            <text:p>5</text:p>
          </table:table-cell>
          <table:table-cell table:formula="of:=MID([.B202];6;50)" office:value-type="string" office:string-value="05032A3506" calcext:value-type="string">
            <text:p>05032A3506</text:p>
          </table:table-cell>
          <table:table-cell table:formula="of:=MID([.$E202];1;2)" office:value-type="string" office:string-value="05" calcext:value-type="string">
            <text:p>05</text:p>
          </table:table-cell>
          <table:table-cell table:style-name="ce8" table:formula="of:=MID([.$E202];3;2)" office:value-type="string" office:string-value="03" calcext:value-type="string">
            <text:p>03</text:p>
          </table:table-cell>
          <table:table-cell table:style-name="ce8" table:formula="of:=MID([.$E202];5;2)" office:value-type="string" office:string-value="2A" calcext:value-type="string">
            <text:p>2A</text:p>
          </table:table-cell>
          <table:table-cell table:style-name="ce8" table:formula="of:=MID([.$E202];7;2)" office:value-type="string" office:string-value="35" calcext:value-type="string">
            <text:p>35</text:p>
          </table:table-cell>
          <table:table-cell table:style-name="ce8" table:formula="of:=MID([.$E202];9;2)" office:value-type="string" office:string-value="06" calcext:value-type="string">
            <text:p>06</text:p>
          </table:table-cell>
          <table:table-cell table:style-name="ce8" table:formula="of:=MID([.$E202];11;2)">
            <text:p/>
          </table:table-cell>
          <table:table-cell table:style-name="ce8" table:formula="of:=MID([.$E202];13;2)">
            <text:p/>
          </table:table-cell>
          <table:table-cell table:style-name="ce8" table:formula="of:=MID([.$E202];15;2)">
            <text:p/>
          </table:table-cell>
          <table:table-cell table:style-name="ce8"/>
          <table:table-cell table:formula="of:=CONCATENATE([.F202];&quot; &quot;;[.G202];&quot; &quot;;[.H202];&quot; &quot;;[.I202];&quot; &quot;;[.J202];&quot; &quot;;[.K202];&quot; &quot;;[.L202];&quot; &quot;;[.M202])" office:value-type="string" office:string-value="05 03 2A 35 06   " calcext:value-type="string">
            <text:p>05 03 2A 35 06 <text:s text:c="2"/></text:p>
          </table:table-cell>
          <table:table-cell table:formula="of:=HEX2DEC([.F202])" office:value-type="float" office:value="5" calcext:value-type="float">
            <text:p>5</text:p>
          </table:table-cell>
          <table:table-cell table:formula="of:=HEX2DEC([.G202])" office:value-type="float" office:value="3" calcext:value-type="float">
            <text:p>3</text:p>
          </table:table-cell>
          <table:table-cell table:formula="of:=HEX2DEC([.H202])" office:value-type="float" office:value="42" calcext:value-type="float">
            <text:p>42</text:p>
          </table:table-cell>
          <table:table-cell table:formula="of:=HEX2DEC([.I202])" office:value-type="float" office:value="53" calcext:value-type="float">
            <text:p>53</text:p>
          </table:table-cell>
          <table:table-cell table:formula="of:=HEX2DEC([.J202])" office:value-type="float" office:value="6" calcext:value-type="float">
            <text:p>6</text:p>
          </table:table-cell>
          <table:table-cell table:formula="of:=HEX2DEC([.K202])" office:value-type="float" office:value="0" calcext:value-type="float">
            <text:p>0</text:p>
          </table:table-cell>
          <table:table-cell table:formula="of:=HEX2DEC([.L202])" office:value-type="float" office:value="0" calcext:value-type="float">
            <text:p>0</text:p>
          </table:table-cell>
          <table:table-cell table:formula="of:=HEX2DEC([.M202])" office:value-type="float" office:value="0" calcext:value-type="float">
            <text:p>0</text:p>
          </table:table-cell>
          <table:table-cell table:formula="of:=HEX2DEC([.N202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ignition off</text:p>
          </table:table-cell>
          <table:table-cell office:value-type="string" calcext:value-type="string">
            <text:p>t20D504032A3506</text:p>
          </table:table-cell>
          <table:table-cell table:style-name="ce6" table:formula="of:=IF([.B203]=&quot;&quot;;&quot;&quot;;MID([.B203];2;3))" office:value-type="string" office:string-value="20D" calcext:value-type="string">
            <text:p>20D</text:p>
          </table:table-cell>
          <table:table-cell table:formula="of:=MID([.B203];5;1)" office:value-type="string" office:string-value="5" calcext:value-type="string">
            <text:p>5</text:p>
          </table:table-cell>
          <table:table-cell table:formula="of:=MID([.B203];6;50)" office:value-type="string" office:string-value="04032A3506" calcext:value-type="string">
            <text:p>04032A3506</text:p>
          </table:table-cell>
          <table:table-cell table:formula="of:=MID([.$E203];1;2)" office:value-type="string" office:string-value="04" calcext:value-type="string">
            <text:p>04</text:p>
          </table:table-cell>
          <table:table-cell table:style-name="ce8" table:formula="of:=MID([.$E203];3;2)" office:value-type="string" office:string-value="03" calcext:value-type="string">
            <text:p>03</text:p>
          </table:table-cell>
          <table:table-cell table:style-name="ce8" table:formula="of:=MID([.$E203];5;2)" office:value-type="string" office:string-value="2A" calcext:value-type="string">
            <text:p>2A</text:p>
          </table:table-cell>
          <table:table-cell table:style-name="ce8" table:formula="of:=MID([.$E203];7;2)" office:value-type="string" office:string-value="35" calcext:value-type="string">
            <text:p>35</text:p>
          </table:table-cell>
          <table:table-cell table:style-name="ce8" table:formula="of:=MID([.$E203];9;2)" office:value-type="string" office:string-value="06" calcext:value-type="string">
            <text:p>06</text:p>
          </table:table-cell>
          <table:table-cell table:style-name="ce8" table:formula="of:=MID([.$E203];11;2)">
            <text:p/>
          </table:table-cell>
          <table:table-cell table:style-name="ce8" table:formula="of:=MID([.$E203];13;2)">
            <text:p/>
          </table:table-cell>
          <table:table-cell table:style-name="ce8" table:formula="of:=MID([.$E203];15;2)">
            <text:p/>
          </table:table-cell>
          <table:table-cell table:style-name="ce8"/>
          <table:table-cell table:formula="of:=CONCATENATE([.F203];&quot; &quot;;[.G203];&quot; &quot;;[.H203];&quot; &quot;;[.I203];&quot; &quot;;[.J203];&quot; &quot;;[.K203];&quot; &quot;;[.L203];&quot; &quot;;[.M203])" office:value-type="string" office:string-value="04 03 2A 35 06   " calcext:value-type="string">
            <text:p>04 03 2A 35 06 <text:s text:c="2"/></text:p>
          </table:table-cell>
          <table:table-cell table:formula="of:=HEX2DEC([.F203])" office:value-type="float" office:value="4" calcext:value-type="float">
            <text:p>4</text:p>
          </table:table-cell>
          <table:table-cell table:formula="of:=HEX2DEC([.G203])" office:value-type="float" office:value="3" calcext:value-type="float">
            <text:p>3</text:p>
          </table:table-cell>
          <table:table-cell table:formula="of:=HEX2DEC([.H203])" office:value-type="float" office:value="42" calcext:value-type="float">
            <text:p>42</text:p>
          </table:table-cell>
          <table:table-cell table:formula="of:=HEX2DEC([.I203])" office:value-type="float" office:value="53" calcext:value-type="float">
            <text:p>53</text:p>
          </table:table-cell>
          <table:table-cell table:formula="of:=HEX2DEC([.J203])" office:value-type="float" office:value="6" calcext:value-type="float">
            <text:p>6</text:p>
          </table:table-cell>
          <table:table-cell table:formula="of:=HEX2DEC([.K203])" office:value-type="float" office:value="0" calcext:value-type="float">
            <text:p>0</text:p>
          </table:table-cell>
          <table:table-cell table:formula="of:=HEX2DEC([.L203])" office:value-type="float" office:value="0" calcext:value-type="float">
            <text:p>0</text:p>
          </table:table-cell>
          <table:table-cell table:formula="of:=HEX2DEC([.M203])" office:value-type="float" office:value="0" calcext:value-type="float">
            <text:p>0</text:p>
          </table:table-cell>
          <table:table-cell table:formula="of:=HEX2DEC([.N203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/>
          <table:table-cell table:number-columns-repeated="3"/>
          <table:table-cell table:style-name="ce8" table:number-columns-repeated="8"/>
          <table:table-cell table:number-columns-repeated="1010"/>
        </table:table-row>
        <table:table-row table:style-name="ro4">
          <table:table-cell table:style-name="ce3" office:value-type="string" calcext:value-type="string">
            <text:p>TIME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t2F881617171E11D607F3</text:p>
          </table:table-cell>
          <table:table-cell table:style-name="ce6" table:formula="of:=IF([.B206]=&quot;&quot;;&quot;&quot;;MID([.B206];2;3))" office:value-type="string" office:string-value="2F8" calcext:value-type="string">
            <text:p>2F8</text:p>
          </table:table-cell>
          <table:table-cell table:formula="of:=MID([.B206];5;1)" office:value-type="string" office:string-value="8" calcext:value-type="string">
            <text:p>8</text:p>
          </table:table-cell>
          <table:table-cell table:formula="of:=MID([.B206];6;50)" office:value-type="string" office:string-value="1617171E11D607F3" calcext:value-type="string">
            <text:p>1617171E11D607F3</text:p>
          </table:table-cell>
          <table:table-cell table:formula="of:=MID([.$E206];1;2)" office:value-type="string" office:string-value="16" calcext:value-type="string">
            <text:p>16</text:p>
          </table:table-cell>
          <table:table-cell table:style-name="ce8" table:formula="of:=MID([.$E206];3;2)" office:value-type="string" office:string-value="17" calcext:value-type="string">
            <text:p>17</text:p>
          </table:table-cell>
          <table:table-cell table:style-name="ce8" table:formula="of:=MID([.$E206];5;2)" office:value-type="string" office:string-value="17" calcext:value-type="string">
            <text:p>17</text:p>
          </table:table-cell>
          <table:table-cell table:style-name="ce8" table:formula="of:=MID([.$E206];7;2)" office:value-type="string" office:string-value="1E" calcext:value-type="string">
            <text:p>1E</text:p>
          </table:table-cell>
          <table:table-cell table:style-name="ce8" table:formula="of:=MID([.$E206];9;2)" office:value-type="string" office:string-value="11" calcext:value-type="string">
            <text:p>11</text:p>
          </table:table-cell>
          <table:table-cell table:style-name="ce8" table:formula="of:=MID([.$E206];11;2)" office:value-type="string" office:string-value="D6" calcext:value-type="string">
            <text:p>D6</text:p>
          </table:table-cell>
          <table:table-cell table:style-name="ce8" table:formula="of:=MID([.$E206];13;2)" office:value-type="string" office:string-value="07" calcext:value-type="string">
            <text:p>07</text:p>
          </table:table-cell>
          <table:table-cell table:style-name="ce8" table:formula="of:=MID([.$E206];15;2)" office:value-type="string" office:string-value="F3" calcext:value-type="string">
            <text:p>F3</text:p>
          </table:table-cell>
          <table:table-cell table:style-name="ce8"/>
          <table:table-cell table:formula="of:=CONCATENATE([.F206];&quot; &quot;;[.G206];&quot; &quot;;[.H206];&quot; &quot;;[.I206];&quot; &quot;;[.J206];&quot; &quot;;[.K206];&quot; &quot;;[.L206];&quot; &quot;;[.M206])" office:value-type="string" office:string-value="16 17 17 1E 11 D6 07 F3" calcext:value-type="string">
            <text:p>16 17 17 1E 11 D6 07 F3</text:p>
          </table:table-cell>
          <table:table-cell table:style-name="ce10" table:formula="of:=HEX2DEC([.F206])" office:value-type="float" office:value="22" calcext:value-type="float">
            <text:p>22</text:p>
          </table:table-cell>
          <table:table-cell table:style-name="ce10" table:formula="of:=HEX2DEC([.G206])" office:value-type="float" office:value="23" calcext:value-type="float">
            <text:p>23</text:p>
          </table:table-cell>
          <table:table-cell table:formula="of:=HEX2DEC([.H206])" office:value-type="float" office:value="23" calcext:value-type="float">
            <text:p>23</text:p>
          </table:table-cell>
          <table:table-cell table:formula="of:=HEX2DEC([.I206])" office:value-type="float" office:value="30" calcext:value-type="float">
            <text:p>30</text:p>
          </table:table-cell>
          <table:table-cell table:formula="of:=HEX2DEC([.J206])" office:value-type="float" office:value="17" calcext:value-type="float">
            <text:p>17</text:p>
          </table:table-cell>
          <table:table-cell table:formula="of:=HEX2DEC([.K206])" office:value-type="float" office:value="214" calcext:value-type="float">
            <text:p>214</text:p>
          </table:table-cell>
          <table:table-cell table:formula="of:=HEX2DEC([.L206])" office:value-type="float" office:value="7" calcext:value-type="float">
            <text:p>7</text:p>
          </table:table-cell>
          <table:table-cell table:formula="of:=HEX2DEC([.M206])" office:value-type="float" office:value="243" calcext:value-type="float">
            <text:p>243</text:p>
          </table:table-cell>
          <table:table-cell table:formula="of:=HEX2DEC([.N206])" office:value-type="float" office:value="0" calcext:value-type="float">
            <text:p>0</text:p>
          </table:table-cell>
          <table:table-cell table:style-name="ce2" office:value-type="string" calcext:value-type="string">
            <text:p>TIME !!!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IME !!! <text:s/>23:13 am 31.1.2009</text:p>
          </table:table-cell>
          <table:table-cell office:value-type="string" calcext:value-type="string">
            <text:p>t2F88170D0A1F16D907F3</text:p>
          </table:table-cell>
          <table:table-cell table:style-name="ce6" table:formula="of:=IF([.B207]=&quot;&quot;;&quot;&quot;;MID([.B207];2;3))" office:value-type="string" office:string-value="2F8" calcext:value-type="string">
            <text:p>2F8</text:p>
          </table:table-cell>
          <table:table-cell table:formula="of:=MID([.B207];5;1)" office:value-type="string" office:string-value="8" calcext:value-type="string">
            <text:p>8</text:p>
          </table:table-cell>
          <table:table-cell table:formula="of:=MID([.B207];6;50)" office:value-type="string" office:string-value="170D0A1F16D907F3" calcext:value-type="string">
            <text:p>170D0A1F16D907F3</text:p>
          </table:table-cell>
          <table:table-cell table:formula="of:=MID([.$E207];1;2)" office:value-type="string" office:string-value="17" calcext:value-type="string">
            <text:p>17</text:p>
          </table:table-cell>
          <table:table-cell table:style-name="ce8" table:formula="of:=MID([.$E207];3;2)" office:value-type="string" office:string-value="0D" calcext:value-type="string">
            <text:p>0D</text:p>
          </table:table-cell>
          <table:table-cell table:style-name="ce8" table:formula="of:=MID([.$E207];5;2)" office:value-type="string" office:string-value="0A" calcext:value-type="string">
            <text:p>0A</text:p>
          </table:table-cell>
          <table:table-cell table:style-name="ce8" table:formula="of:=MID([.$E207];7;2)" office:value-type="string" office:string-value="1F" calcext:value-type="string">
            <text:p>1F</text:p>
          </table:table-cell>
          <table:table-cell table:style-name="ce8" table:formula="of:=MID([.$E207];9;2)" office:value-type="string" office:string-value="16" calcext:value-type="string">
            <text:p>16</text:p>
          </table:table-cell>
          <table:table-cell table:style-name="ce8" table:formula="of:=MID([.$E207];11;2)" office:value-type="string" office:string-value="D9" calcext:value-type="string">
            <text:p>D9</text:p>
          </table:table-cell>
          <table:table-cell table:style-name="ce8" table:formula="of:=MID([.$E207];13;2)" office:value-type="string" office:string-value="07" calcext:value-type="string">
            <text:p>07</text:p>
          </table:table-cell>
          <table:table-cell table:style-name="ce8" table:formula="of:=MID([.$E207];15;2)" office:value-type="string" office:string-value="F3" calcext:value-type="string">
            <text:p>F3</text:p>
          </table:table-cell>
          <table:table-cell table:style-name="ce8"/>
          <table:table-cell table:formula="of:=CONCATENATE([.F207];&quot; &quot;;[.G207];&quot; &quot;;[.H207];&quot; &quot;;[.I207];&quot; &quot;;[.J207];&quot; &quot;;[.K207];&quot; &quot;;[.L207];&quot; &quot;;[.M207])" office:value-type="string" office:string-value="17 0D 0A 1F 16 D9 07 F3" calcext:value-type="string">
            <text:p>17 0D 0A 1F 16 D9 07 F3</text:p>
          </table:table-cell>
          <table:table-cell table:style-name="ce10" table:formula="of:=HEX2DEC([.F207])" office:value-type="float" office:value="23" calcext:value-type="float">
            <text:p>23</text:p>
          </table:table-cell>
          <table:table-cell table:style-name="ce10" table:formula="of:=HEX2DEC([.G207])" office:value-type="float" office:value="13" calcext:value-type="float">
            <text:p>13</text:p>
          </table:table-cell>
          <table:table-cell table:formula="of:=HEX2DEC([.H207])" office:value-type="float" office:value="10" calcext:value-type="float">
            <text:p>10</text:p>
          </table:table-cell>
          <table:table-cell table:formula="of:=HEX2DEC([.I207])" office:value-type="float" office:value="31" calcext:value-type="float">
            <text:p>31</text:p>
          </table:table-cell>
          <table:table-cell table:formula="of:=HEX2DEC([.J207])" office:value-type="float" office:value="22" calcext:value-type="float">
            <text:p>22</text:p>
          </table:table-cell>
          <table:table-cell table:formula="of:=HEX2DEC([.K207])" office:value-type="float" office:value="217" calcext:value-type="float">
            <text:p>217</text:p>
          </table:table-cell>
          <table:table-cell table:formula="of:=HEX2DEC([.L207])" office:value-type="float" office:value="7" calcext:value-type="float">
            <text:p>7</text:p>
          </table:table-cell>
          <table:table-cell table:formula="of:=HEX2DEC([.M207])" office:value-type="float" office:value="243" calcext:value-type="float">
            <text:p>243</text:p>
          </table:table-cell>
          <table:table-cell table:formula="of:=HEX2DEC([.N207])" office:value-type="float" office:value="0" calcext:value-type="float">
            <text:p>0</text:p>
          </table:table-cell>
          <table:table-cell table:style-name="ce2" office:value-type="string" calcext:value-type="string">
            <text:p>TIME !!! <text:s/>23:13 am 31.1.200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IME !!! <text:s/>23:14 am 25.08.2008</text:p>
          </table:table-cell>
          <table:table-cell office:value-type="string" calcext:value-type="string">
            <text:p>t2F88170E0B1981D807F3</text:p>
          </table:table-cell>
          <table:table-cell table:style-name="ce6" table:formula="of:=IF([.B208]=&quot;&quot;;&quot;&quot;;MID([.B208];2;3))" office:value-type="string" office:string-value="2F8" calcext:value-type="string">
            <text:p>2F8</text:p>
          </table:table-cell>
          <table:table-cell table:formula="of:=MID([.B208];5;1)" office:value-type="string" office:string-value="8" calcext:value-type="string">
            <text:p>8</text:p>
          </table:table-cell>
          <table:table-cell table:formula="of:=MID([.B208];6;50)" office:value-type="string" office:string-value="170E0B1981D807F3" calcext:value-type="string">
            <text:p>170E0B1981D807F3</text:p>
          </table:table-cell>
          <table:table-cell table:formula="of:=MID([.$E208];1;2)" office:value-type="string" office:string-value="17" calcext:value-type="string">
            <text:p>17</text:p>
          </table:table-cell>
          <table:table-cell table:style-name="ce8" table:formula="of:=MID([.$E208];3;2)" office:value-type="string" office:string-value="0E" calcext:value-type="string">
            <text:p>0E</text:p>
          </table:table-cell>
          <table:table-cell table:style-name="ce8" table:formula="of:=MID([.$E208];5;2)" office:value-type="string" office:string-value="0B" calcext:value-type="string">
            <text:p>0B</text:p>
          </table:table-cell>
          <table:table-cell table:style-name="ce8" table:formula="of:=MID([.$E208];7;2)" office:value-type="string" office:string-value="19" calcext:value-type="string">
            <text:p>19</text:p>
          </table:table-cell>
          <table:table-cell table:style-name="ce8" table:formula="of:=MID([.$E208];9;2)" office:value-type="string" office:string-value="81" calcext:value-type="string">
            <text:p>81</text:p>
          </table:table-cell>
          <table:table-cell table:style-name="ce8" table:formula="of:=MID([.$E208];11;2)" office:value-type="string" office:string-value="D8" calcext:value-type="string">
            <text:p>D8</text:p>
          </table:table-cell>
          <table:table-cell table:style-name="ce8" table:formula="of:=MID([.$E208];13;2)" office:value-type="string" office:string-value="07" calcext:value-type="string">
            <text:p>07</text:p>
          </table:table-cell>
          <table:table-cell table:style-name="ce8" table:formula="of:=MID([.$E208];15;2)" office:value-type="string" office:string-value="F3" calcext:value-type="string">
            <text:p>F3</text:p>
          </table:table-cell>
          <table:table-cell table:style-name="ce8"/>
          <table:table-cell table:formula="of:=CONCATENATE([.F208];&quot; &quot;;[.G208];&quot; &quot;;[.H208];&quot; &quot;;[.I208];&quot; &quot;;[.J208];&quot; &quot;;[.K208];&quot; &quot;;[.L208];&quot; &quot;;[.M208])" office:value-type="string" office:string-value="17 0E 0B 19 81 D8 07 F3" calcext:value-type="string">
            <text:p>17 0E 0B 19 81 D8 07 F3</text:p>
          </table:table-cell>
          <table:table-cell table:style-name="ce10" table:formula="of:=HEX2DEC([.F208])" office:value-type="float" office:value="23" calcext:value-type="float">
            <text:p>23</text:p>
          </table:table-cell>
          <table:table-cell table:style-name="ce10" table:formula="of:=HEX2DEC([.G208])" office:value-type="float" office:value="14" calcext:value-type="float">
            <text:p>14</text:p>
          </table:table-cell>
          <table:table-cell table:formula="of:=HEX2DEC([.H208])" office:value-type="float" office:value="11" calcext:value-type="float">
            <text:p>11</text:p>
          </table:table-cell>
          <table:table-cell table:formula="of:=HEX2DEC([.I208])" office:value-type="float" office:value="25" calcext:value-type="float">
            <text:p>25</text:p>
          </table:table-cell>
          <table:table-cell table:formula="of:=HEX2DEC([.J208])" office:value-type="float" office:value="129" calcext:value-type="float">
            <text:p>129</text:p>
          </table:table-cell>
          <table:table-cell table:formula="of:=HEX2DEC([.K208])" office:value-type="float" office:value="216" calcext:value-type="float">
            <text:p>216</text:p>
          </table:table-cell>
          <table:table-cell table:formula="of:=HEX2DEC([.L208])" office:value-type="float" office:value="7" calcext:value-type="float">
            <text:p>7</text:p>
          </table:table-cell>
          <table:table-cell table:formula="of:=HEX2DEC([.M208])" office:value-type="float" office:value="243" calcext:value-type="float">
            <text:p>243</text:p>
          </table:table-cell>
          <table:table-cell table:formula="of:=HEX2DEC([.N208])" office:value-type="float" office:value="0" calcext:value-type="float">
            <text:p>0</text:p>
          </table:table-cell>
          <table:table-cell table:style-name="ce2" office:value-type="string" calcext:value-type="string">
            <text:p>TIME !!! <text:s/>23:14 am 25.08.200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IME !!! <text:s/>23:15 am 30.01.2009</text:p>
          </table:table-cell>
          <table:table-cell office:value-type="string" calcext:value-type="string">
            <text:p>t2F88170F0B1981D807F3</text:p>
          </table:table-cell>
          <table:table-cell table:style-name="ce6" table:formula="of:=IF([.B209]=&quot;&quot;;&quot;&quot;;MID([.B209];2;3))" office:value-type="string" office:string-value="2F8" calcext:value-type="string">
            <text:p>2F8</text:p>
          </table:table-cell>
          <table:table-cell table:formula="of:=MID([.B209];5;1)" office:value-type="string" office:string-value="8" calcext:value-type="string">
            <text:p>8</text:p>
          </table:table-cell>
          <table:table-cell table:formula="of:=MID([.B209];6;50)" office:value-type="string" office:string-value="170F0B1981D807F3" calcext:value-type="string">
            <text:p>170F0B1981D807F3</text:p>
          </table:table-cell>
          <table:table-cell table:formula="of:=MID([.$E209];1;2)" office:value-type="string" office:string-value="17" calcext:value-type="string">
            <text:p>17</text:p>
          </table:table-cell>
          <table:table-cell table:style-name="ce8" table:formula="of:=MID([.$E209];3;2)" office:value-type="string" office:string-value="0F" calcext:value-type="string">
            <text:p>0F</text:p>
          </table:table-cell>
          <table:table-cell table:style-name="ce8" table:formula="of:=MID([.$E209];5;2)" office:value-type="string" office:string-value="0B" calcext:value-type="string">
            <text:p>0B</text:p>
          </table:table-cell>
          <table:table-cell table:style-name="ce8" table:formula="of:=MID([.$E209];7;2)" office:value-type="string" office:string-value="19" calcext:value-type="string">
            <text:p>19</text:p>
          </table:table-cell>
          <table:table-cell table:style-name="ce8" table:formula="of:=MID([.$E209];9;2)" office:value-type="string" office:string-value="81" calcext:value-type="string">
            <text:p>81</text:p>
          </table:table-cell>
          <table:table-cell table:style-name="ce8" table:formula="of:=MID([.$E209];11;2)" office:value-type="string" office:string-value="D8" calcext:value-type="string">
            <text:p>D8</text:p>
          </table:table-cell>
          <table:table-cell table:style-name="ce8" table:formula="of:=MID([.$E209];13;2)" office:value-type="string" office:string-value="07" calcext:value-type="string">
            <text:p>07</text:p>
          </table:table-cell>
          <table:table-cell table:style-name="ce8" table:formula="of:=MID([.$E209];15;2)" office:value-type="string" office:string-value="F3" calcext:value-type="string">
            <text:p>F3</text:p>
          </table:table-cell>
          <table:table-cell table:style-name="ce8"/>
          <table:table-cell table:formula="of:=CONCATENATE([.F209];&quot; &quot;;[.G209];&quot; &quot;;[.H209];&quot; &quot;;[.I209];&quot; &quot;;[.J209];&quot; &quot;;[.K209];&quot; &quot;;[.L209];&quot; &quot;;[.M209])" office:value-type="string" office:string-value="17 0F 0B 19 81 D8 07 F3" calcext:value-type="string">
            <text:p>17 0F 0B 19 81 D8 07 F3</text:p>
          </table:table-cell>
          <table:table-cell table:style-name="ce10" table:formula="of:=HEX2DEC([.F209])" office:value-type="float" office:value="23" calcext:value-type="float">
            <text:p>23</text:p>
          </table:table-cell>
          <table:table-cell table:style-name="ce10" table:formula="of:=HEX2DEC([.G209])" office:value-type="float" office:value="15" calcext:value-type="float">
            <text:p>15</text:p>
          </table:table-cell>
          <table:table-cell table:formula="of:=HEX2DEC([.H209])" office:value-type="float" office:value="11" calcext:value-type="float">
            <text:p>11</text:p>
          </table:table-cell>
          <table:table-cell table:formula="of:=HEX2DEC([.I209])" office:value-type="float" office:value="25" calcext:value-type="float">
            <text:p>25</text:p>
          </table:table-cell>
          <table:table-cell table:formula="of:=HEX2DEC([.J209])" office:value-type="float" office:value="129" calcext:value-type="float">
            <text:p>129</text:p>
          </table:table-cell>
          <table:table-cell table:formula="of:=HEX2DEC([.K209])" office:value-type="float" office:value="216" calcext:value-type="float">
            <text:p>216</text:p>
          </table:table-cell>
          <table:table-cell table:formula="of:=HEX2DEC([.L209])" office:value-type="float" office:value="7" calcext:value-type="float">
            <text:p>7</text:p>
          </table:table-cell>
          <table:table-cell table:formula="of:=HEX2DEC([.M209])" office:value-type="float" office:value="243" calcext:value-type="float">
            <text:p>243</text:p>
          </table:table-cell>
          <table:table-cell table:formula="of:=HEX2DEC([.N209])" office:value-type="float" office:value="0" calcext:value-type="float">
            <text:p>0</text:p>
          </table:table-cell>
          <table:table-cell table:style-name="ce2" office:value-type="string" calcext:value-type="string">
            <text:p>TIME !!! <text:s/>23:15 am 30.01.2009</text:p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6" table:formula="of:=IF([.B210]=&quot;&quot;;&quot;&quot;;MID([.B210];2;3))">
            <text:p/>
          </table:table-cell>
          <table:table-cell table:formula="of:=MID([.B210];5;1)">
            <text:p/>
          </table:table-cell>
          <table:table-cell table:formula="of:=MID([.B210];6;50)">
            <text:p/>
          </table:table-cell>
          <table:table-cell table:formula="of:=MID([.$E210];1;2)">
            <text:p/>
          </table:table-cell>
          <table:table-cell table:style-name="ce8" table:formula="of:=MID([.$E210];3;2)">
            <text:p/>
          </table:table-cell>
          <table:table-cell table:style-name="ce8" table:formula="of:=MID([.$E210];5;2)">
            <text:p/>
          </table:table-cell>
          <table:table-cell table:style-name="ce8" table:formula="of:=MID([.$E210];7;2)">
            <text:p/>
          </table:table-cell>
          <table:table-cell table:style-name="ce8" table:formula="of:=MID([.$E210];9;2)">
            <text:p/>
          </table:table-cell>
          <table:table-cell table:style-name="ce8" table:formula="of:=MID([.$E210];11;2)">
            <text:p/>
          </table:table-cell>
          <table:table-cell table:style-name="ce8" table:formula="of:=MID([.$E210];13;2)">
            <text:p/>
          </table:table-cell>
          <table:table-cell table:style-name="ce8" table:formula="of:=MID([.$E210];15;2)">
            <text:p/>
          </table:table-cell>
          <table:table-cell table:style-name="ce8"/>
          <table:table-cell table:formula="of:=CONCATENATE([.F210];&quot; &quot;;[.G210];&quot; &quot;;[.H210];&quot; &quot;;[.I210];&quot; &quot;;[.J210];&quot; &quot;;[.K210];&quot; &quot;;[.L210];&quot; &quot;;[.M210])" office:value-type="string" office:string-value="       " calcext:value-type="string">
            <text:p><text:s text:c="7"/></text:p>
          </table:table-cell>
          <table:table-cell table:number-columns-repeated="9"/>
          <table:table-cell table:style-name="ce2"/>
          <table:table-cell table:number-columns-repeated="999"/>
        </table:table-row>
        <table:table-row table:style-name="ro2" table:number-rows-repeated="2">
          <table:table-cell table:number-columns-repeated="2"/>
          <table:table-cell table:style-name="ce6"/>
          <table:table-cell table:number-columns-repeated="3"/>
          <table:table-cell table:style-name="ce8" table:number-columns-repeated="8"/>
          <table:table-cell table:number-columns-repeated="10"/>
          <table:table-cell table:style-name="ce2"/>
          <table:table-cell table:number-columns-repeated="999"/>
        </table:table-row>
        <table:table-row table:style-name="ro4">
          <table:table-cell table:style-name="ce3" office:value-type="string" calcext:value-type="string">
            <text:p>GPS ???</text:p>
          </table:table-cell>
          <table:table-cell/>
          <table:table-cell table:style-name="ce6"/>
          <table:table-cell table:number-columns-repeated="3"/>
          <table:table-cell table:style-name="ce8" table:number-columns-repeated="8"/>
          <table:table-cell table:number-columns-repeated="10"/>
          <table:table-cell table:style-name="ce2"/>
          <table:table-cell table:number-columns-repeated="999"/>
        </table:table-row>
        <table:table-row table:style-name="ro2">
          <table:table-cell/>
          <table:table-cell table:style-name="ce4" office:value-type="string" calcext:value-type="string">
            <text:p>t0A886E70FF20001F0F07</text:p>
          </table:table-cell>
          <table:table-cell table:style-name="ce6" table:formula="of:=IF([.B214]=&quot;&quot;;&quot;&quot;;MID([.B214];2;3))" office:value-type="string" office:string-value="0A8" calcext:value-type="string">
            <text:p>0A8</text:p>
          </table:table-cell>
          <table:table-cell table:formula="of:=MID([.B214];5;1)" office:value-type="string" office:string-value="8" calcext:value-type="string">
            <text:p>8</text:p>
          </table:table-cell>
          <table:table-cell table:formula="of:=MID([.B214];6;50)" office:value-type="string" office:string-value="6E70FF20001F0F07" calcext:value-type="string">
            <text:p>6E70FF20001F0F07</text:p>
          </table:table-cell>
          <table:table-cell table:formula="of:=MID([.$E214];1;2)" office:value-type="string" office:string-value="6E" calcext:value-type="string">
            <text:p>6E</text:p>
          </table:table-cell>
          <table:table-cell table:style-name="ce8" table:formula="of:=MID([.$E214];3;2)" office:value-type="string" office:string-value="70" calcext:value-type="string">
            <text:p>70</text:p>
          </table:table-cell>
          <table:table-cell table:style-name="ce8" table:formula="of:=MID([.$E214];5;2)" office:value-type="string" office:string-value="FF" calcext:value-type="string">
            <text:p>FF</text:p>
          </table:table-cell>
          <table:table-cell table:style-name="ce8" table:formula="of:=MID([.$E214];7;2)" office:value-type="string" office:string-value="20" calcext:value-type="string">
            <text:p>20</text:p>
          </table:table-cell>
          <table:table-cell table:style-name="ce8" table:formula="of:=MID([.$E214];9;2)" office:value-type="string" office:string-value="00" calcext:value-type="string">
            <text:p>00</text:p>
          </table:table-cell>
          <table:table-cell table:style-name="ce8" table:formula="of:=MID([.$E214];11;2)" office:value-type="string" office:string-value="1F" calcext:value-type="string">
            <text:p>1F</text:p>
          </table:table-cell>
          <table:table-cell table:style-name="ce8" table:formula="of:=MID([.$E214];13;2)" office:value-type="string" office:string-value="0F" calcext:value-type="string">
            <text:p>0F</text:p>
          </table:table-cell>
          <table:table-cell table:style-name="ce8" table:formula="of:=MID([.$E214];15;2)" office:value-type="string" office:string-value="07" calcext:value-type="string">
            <text:p>07</text:p>
          </table:table-cell>
          <table:table-cell table:style-name="ce8"/>
          <table:table-cell table:formula="of:=CONCATENATE([.F214];&quot; &quot;;[.G214];&quot; &quot;;[.H214];&quot; &quot;;[.I214];&quot; &quot;;[.J214];&quot; &quot;;[.K214];&quot; &quot;;[.L214];&quot; &quot;;[.M214])" office:value-type="string" office:string-value="6E 70 FF 20 00 1F 0F 07" calcext:value-type="string">
            <text:p>6E 70 FF 20 00 1F 0F 07</text:p>
          </table:table-cell>
          <table:table-cell table:formula="of:=HEX2DEC([.F214])" office:value-type="float" office:value="110" calcext:value-type="float">
            <text:p>110</text:p>
          </table:table-cell>
          <table:table-cell table:formula="of:=HEX2DEC([.G214])" office:value-type="float" office:value="112" calcext:value-type="float">
            <text:p>112</text:p>
          </table:table-cell>
          <table:table-cell table:formula="of:=HEX2DEC([.H214])" office:value-type="float" office:value="255" calcext:value-type="float">
            <text:p>255</text:p>
          </table:table-cell>
          <table:table-cell table:formula="of:=HEX2DEC([.I214])" office:value-type="float" office:value="32" calcext:value-type="float">
            <text:p>32</text:p>
          </table:table-cell>
          <table:table-cell table:formula="of:=HEX2DEC([.J214])" office:value-type="float" office:value="0" calcext:value-type="float">
            <text:p>0</text:p>
          </table:table-cell>
          <table:table-cell table:formula="of:=HEX2DEC([.K214])" office:value-type="float" office:value="31" calcext:value-type="float">
            <text:p>31</text:p>
          </table:table-cell>
          <table:table-cell table:formula="of:=HEX2DEC([.L214])" office:value-type="float" office:value="15" calcext:value-type="float">
            <text:p>15</text:p>
          </table:table-cell>
          <table:table-cell table:formula="of:=HEX2DEC([.M214])" office:value-type="float" office:value="7" calcext:value-type="float">
            <text:p>7</text:p>
          </table:table-cell>
          <table:table-cell table:formula="of:=HEX2DEC([.N214])" office:value-type="float" office:value="0" calcext:value-type="float">
            <text:p>0</text:p>
          </table:table-cell>
          <table:table-cell table:style-name="ce2"/>
          <table:table-cell table:number-columns-repeated="999"/>
        </table:table-row>
        <table:table-row table:style-name="ro2">
          <table:table-cell office:value-type="string" calcext:value-type="string">
            <text:p>GPS ???</text:p>
          </table:table-cell>
          <table:table-cell office:value-type="string" calcext:value-type="string">
            <text:p>tAF4A2F0033013F0E321677</text:p>
          </table:table-cell>
          <table:table-cell table:style-name="ce6" table:formula="of:=IF([.B215]=&quot;&quot;;&quot;&quot;;MID([.B215];2;3))" office:value-type="string" office:string-value="AF4" calcext:value-type="string">
            <text:p>AF4</text:p>
          </table:table-cell>
          <table:table-cell table:formula="of:=MID([.B215];5;1)" office:value-type="string" office:string-value="A" calcext:value-type="string">
            <text:p>A</text:p>
          </table:table-cell>
          <table:table-cell table:formula="of:=MID([.B215];6;50)" office:value-type="string" office:string-value="2F0033013F0E321677" calcext:value-type="string">
            <text:p>2F0033013F0E321677</text:p>
          </table:table-cell>
          <table:table-cell table:formula="of:=MID([.$E215];1;2)" office:value-type="string" office:string-value="2F" calcext:value-type="string">
            <text:p>2F</text:p>
          </table:table-cell>
          <table:table-cell table:style-name="ce8" table:formula="of:=MID([.$E215];3;2)" office:value-type="string" office:string-value="00" calcext:value-type="string">
            <text:p>00</text:p>
          </table:table-cell>
          <table:table-cell table:style-name="ce8" table:formula="of:=MID([.$E215];5;2)" office:value-type="string" office:string-value="33" calcext:value-type="string">
            <text:p>33</text:p>
          </table:table-cell>
          <table:table-cell table:style-name="ce8" table:formula="of:=MID([.$E215];7;2)" office:value-type="string" office:string-value="01" calcext:value-type="string">
            <text:p>01</text:p>
          </table:table-cell>
          <table:table-cell table:style-name="ce8" table:formula="of:=MID([.$E215];9;2)" office:value-type="string" office:string-value="3F" calcext:value-type="string">
            <text:p>3F</text:p>
          </table:table-cell>
          <table:table-cell table:style-name="ce8" table:formula="of:=MID([.$E215];11;2)" office:value-type="string" office:string-value="0E" calcext:value-type="string">
            <text:p>0E</text:p>
          </table:table-cell>
          <table:table-cell table:style-name="ce8" table:formula="of:=MID([.$E215];13;2)" office:value-type="string" office:string-value="32" calcext:value-type="string">
            <text:p>32</text:p>
          </table:table-cell>
          <table:table-cell table:style-name="ce8" table:formula="of:=MID([.$E215];15;2)" office:value-type="string" office:string-value="16" calcext:value-type="string">
            <text:p>16</text:p>
          </table:table-cell>
          <table:table-cell table:style-name="ce8"/>
          <table:table-cell table:formula="of:=CONCATENATE([.F215];&quot; &quot;;[.G215];&quot; &quot;;[.H215];&quot; &quot;;[.I215];&quot; &quot;;[.J215];&quot; &quot;;[.K215];&quot; &quot;;[.L215];&quot; &quot;;[.M215])" office:value-type="string" office:string-value="2F 00 33 01 3F 0E 32 16" calcext:value-type="string">
            <text:p>2F 00 33 01 3F 0E 32 16</text:p>
          </table:table-cell>
          <table:table-cell table:formula="of:=HEX2DEC([.F215])" office:value-type="float" office:value="47" calcext:value-type="float">
            <text:p>47</text:p>
          </table:table-cell>
          <table:table-cell table:formula="of:=HEX2DEC([.G215])" office:value-type="float" office:value="0" calcext:value-type="float">
            <text:p>0</text:p>
          </table:table-cell>
          <table:table-cell table:formula="of:=HEX2DEC([.H215])" office:value-type="float" office:value="51" calcext:value-type="float">
            <text:p>51</text:p>
          </table:table-cell>
          <table:table-cell table:formula="of:=HEX2DEC([.I215])" office:value-type="float" office:value="1" calcext:value-type="float">
            <text:p>1</text:p>
          </table:table-cell>
          <table:table-cell table:formula="of:=HEX2DEC([.J215])" office:value-type="float" office:value="63" calcext:value-type="float">
            <text:p>63</text:p>
          </table:table-cell>
          <table:table-cell table:formula="of:=HEX2DEC([.K215])" office:value-type="float" office:value="14" calcext:value-type="float">
            <text:p>14</text:p>
          </table:table-cell>
          <table:table-cell table:formula="of:=HEX2DEC([.L215])" office:value-type="float" office:value="50" calcext:value-type="float">
            <text:p>50</text:p>
          </table:table-cell>
          <table:table-cell table:formula="of:=HEX2DEC([.M215])" office:value-type="float" office:value="22" calcext:value-type="float">
            <text:p>22</text:p>
          </table:table-cell>
          <table:table-cell table:formula="of:=HEX2DEC([.N215])" office:value-type="float" office:value="0" calcext:value-type="float">
            <text:p>0</text:p>
          </table:table-cell>
          <table:table-cell table:style-name="ce2" office:value-type="string" calcext:value-type="string">
            <text:p>GPS ???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tAF4A282D1C2B2332035DF74F2E</text:p>
          </table:table-cell>
          <table:table-cell table:style-name="ce6" table:formula="of:=IF([.B216]=&quot;&quot;;&quot;&quot;;MID([.B216];2;3))" office:value-type="string" office:string-value="AF4" calcext:value-type="string">
            <text:p>AF4</text:p>
          </table:table-cell>
          <table:table-cell table:formula="of:=MID([.B216];5;1)" office:value-type="string" office:string-value="A" calcext:value-type="string">
            <text:p>A</text:p>
          </table:table-cell>
          <table:table-cell table:formula="of:=MID([.B216];6;50)" office:value-type="string" office:string-value="282D1C2B2332035DF74F2E" calcext:value-type="string">
            <text:p>282D1C2B2332035DF74F2E</text:p>
          </table:table-cell>
          <table:table-cell table:formula="of:=MID([.$E216];1;2)" office:value-type="string" office:string-value="28" calcext:value-type="string">
            <text:p>28</text:p>
          </table:table-cell>
          <table:table-cell table:style-name="ce8" table:formula="of:=MID([.$E216];3;2)" office:value-type="string" office:string-value="2D" calcext:value-type="string">
            <text:p>2D</text:p>
          </table:table-cell>
          <table:table-cell table:style-name="ce8" table:formula="of:=MID([.$E216];5;2)" office:value-type="string" office:string-value="1C" calcext:value-type="string">
            <text:p>1C</text:p>
          </table:table-cell>
          <table:table-cell table:style-name="ce8" table:formula="of:=MID([.$E216];7;2)" office:value-type="string" office:string-value="2B" calcext:value-type="string">
            <text:p>2B</text:p>
          </table:table-cell>
          <table:table-cell table:style-name="ce8" table:formula="of:=MID([.$E216];9;2)" office:value-type="string" office:string-value="23" calcext:value-type="string">
            <text:p>23</text:p>
          </table:table-cell>
          <table:table-cell table:style-name="ce8" table:formula="of:=MID([.$E216];11;2)" office:value-type="string" office:string-value="32" calcext:value-type="string">
            <text:p>32</text:p>
          </table:table-cell>
          <table:table-cell table:style-name="ce8" table:formula="of:=MID([.$E216];13;2)" office:value-type="string" office:string-value="03" calcext:value-type="string">
            <text:p>03</text:p>
          </table:table-cell>
          <table:table-cell table:style-name="ce8" table:formula="of:=MID([.$E216];15;2)" office:value-type="string" office:string-value="5D" calcext:value-type="string">
            <text:p>5D</text:p>
          </table:table-cell>
          <table:table-cell table:style-name="ce8"/>
          <table:table-cell table:formula="of:=CONCATENATE([.F216];&quot; &quot;;[.G216];&quot; &quot;;[.H216];&quot; &quot;;[.I216];&quot; &quot;;[.J216];&quot; &quot;;[.K216];&quot; &quot;;[.L216];&quot; &quot;;[.M216])" office:value-type="string" office:string-value="28 2D 1C 2B 23 32 03 5D" calcext:value-type="string">
            <text:p>28 2D 1C 2B 23 32 03 5D</text:p>
          </table:table-cell>
          <table:table-cell table:formula="of:=HEX2DEC([.F216])" office:value-type="float" office:value="40" calcext:value-type="float">
            <text:p>40</text:p>
          </table:table-cell>
          <table:table-cell table:formula="of:=HEX2DEC([.G216])" office:value-type="float" office:value="45" calcext:value-type="float">
            <text:p>45</text:p>
          </table:table-cell>
          <table:table-cell table:formula="of:=HEX2DEC([.H216])" office:value-type="float" office:value="28" calcext:value-type="float">
            <text:p>28</text:p>
          </table:table-cell>
          <table:table-cell table:formula="of:=HEX2DEC([.I216])" office:value-type="float" office:value="43" calcext:value-type="float">
            <text:p>43</text:p>
          </table:table-cell>
          <table:table-cell table:formula="of:=HEX2DEC([.J216])" office:value-type="float" office:value="35" calcext:value-type="float">
            <text:p>35</text:p>
          </table:table-cell>
          <table:table-cell table:formula="of:=HEX2DEC([.K216])" office:value-type="float" office:value="50" calcext:value-type="float">
            <text:p>50</text:p>
          </table:table-cell>
          <table:table-cell table:formula="of:=HEX2DEC([.L216])" office:value-type="float" office:value="3" calcext:value-type="float">
            <text:p>3</text:p>
          </table:table-cell>
          <table:table-cell table:formula="of:=HEX2DEC([.M216])" office:value-type="float" office:value="93" calcext:value-type="float">
            <text:p>93</text:p>
          </table:table-cell>
          <table:table-cell table:formula="of:=HEX2DEC([.N216])" office:value-type="float" office:value="0" calcext:value-type="float">
            <text:p>0</text:p>
          </table:table-cell>
          <table:table-cell table:style-name="ce2"/>
          <table:table-cell table:number-columns-repeated="999"/>
        </table:table-row>
        <table:table-row table:style-name="ro2">
          <table:table-cell table:number-columns-repeated="2"/>
          <table:table-cell table:style-name="ce6" table:formula="of:=IF([.B217]=&quot;&quot;;&quot;&quot;;MID([.B217];2;3))">
            <text:p/>
          </table:table-cell>
          <table:table-cell table:formula="of:=MID([.B217];5;1)">
            <text:p/>
          </table:table-cell>
          <table:table-cell table:formula="of:=MID([.B217];6;50)">
            <text:p/>
          </table:table-cell>
          <table:table-cell table:formula="of:=MID([.$E217];1;2)">
            <text:p/>
          </table:table-cell>
          <table:table-cell table:style-name="ce8" table:formula="of:=MID([.$E217];3;2)">
            <text:p/>
          </table:table-cell>
          <table:table-cell table:style-name="ce8" table:formula="of:=MID([.$E217];5;2)">
            <text:p/>
          </table:table-cell>
          <table:table-cell table:style-name="ce8" table:formula="of:=MID([.$E217];7;2)">
            <text:p/>
          </table:table-cell>
          <table:table-cell table:style-name="ce8" table:formula="of:=MID([.$E217];9;2)">
            <text:p/>
          </table:table-cell>
          <table:table-cell table:style-name="ce8" table:formula="of:=MID([.$E217];11;2)">
            <text:p/>
          </table:table-cell>
          <table:table-cell table:style-name="ce8" table:formula="of:=MID([.$E217];13;2)">
            <text:p/>
          </table:table-cell>
          <table:table-cell table:style-name="ce8" table:formula="of:=MID([.$E217];15;2)">
            <text:p/>
          </table:table-cell>
          <table:table-cell table:style-name="ce8"/>
          <table:table-cell table:formula="of:=CONCATENATE([.F217];&quot; &quot;;[.G217];&quot; &quot;;[.H217];&quot; &quot;;[.I217];&quot; &quot;;[.J217];&quot; &quot;;[.K217];&quot; &quot;;[.L217];&quot; &quot;;[.M217])" office:value-type="string" office:string-value="       " calcext:value-type="string">
            <text:p><text:s text:c="7"/></text:p>
          </table:table-cell>
          <table:table-cell table:number-columns-repeated="9"/>
          <table:table-cell table:style-name="ce2"/>
          <table:table-cell table:number-columns-repeated="999"/>
        </table:table-row>
        <table:table-row table:style-name="ro2">
          <table:table-cell table:number-columns-repeated="2"/>
          <table:table-cell table:style-name="ce6" table:formula="of:=IF([.B218]=&quot;&quot;;&quot;&quot;;MID([.B218];2;3))">
            <text:p/>
          </table:table-cell>
          <table:table-cell table:formula="of:=MID([.B218];5;1)">
            <text:p/>
          </table:table-cell>
          <table:table-cell table:formula="of:=MID([.B218];6;50)">
            <text:p/>
          </table:table-cell>
          <table:table-cell table:formula="of:=MID([.$E218];1;2)">
            <text:p/>
          </table:table-cell>
          <table:table-cell table:style-name="ce8" table:formula="of:=MID([.$E218];3;2)">
            <text:p/>
          </table:table-cell>
          <table:table-cell table:style-name="ce8" table:formula="of:=MID([.$E218];5;2)">
            <text:p/>
          </table:table-cell>
          <table:table-cell table:style-name="ce8" table:formula="of:=MID([.$E218];7;2)">
            <text:p/>
          </table:table-cell>
          <table:table-cell table:style-name="ce8" table:formula="of:=MID([.$E218];9;2)">
            <text:p/>
          </table:table-cell>
          <table:table-cell table:style-name="ce8" table:formula="of:=MID([.$E218];11;2)">
            <text:p/>
          </table:table-cell>
          <table:table-cell table:style-name="ce8" table:formula="of:=MID([.$E218];13;2)">
            <text:p/>
          </table:table-cell>
          <table:table-cell table:style-name="ce8" table:formula="of:=MID([.$E218];15;2)">
            <text:p/>
          </table:table-cell>
          <table:table-cell table:style-name="ce8"/>
          <table:table-cell table:formula="of:=CONCATENATE([.F218];&quot; &quot;;[.G218];&quot; &quot;;[.H218];&quot; &quot;;[.I218];&quot; &quot;;[.J218];&quot; &quot;;[.K218];&quot; &quot;;[.L218];&quot; &quot;;[.M218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4">
          <table:table-cell table:style-name="ce3" office:value-type="string" calcext:value-type="string">
            <text:p>Windows buttons (in left door)</text:p>
          </table:table-cell>
          <table:table-cell/>
          <table:table-cell table:style-name="ce6" table:formula="of:=IF([.B219]=&quot;&quot;;&quot;&quot;;MID([.B219];2;3))">
            <text:p/>
          </table:table-cell>
          <table:table-cell table:formula="of:=MID([.B219];5;1)">
            <text:p/>
          </table:table-cell>
          <table:table-cell table:formula="of:=MID([.B219];6;50)">
            <text:p/>
          </table:table-cell>
          <table:table-cell table:formula="of:=MID([.$E219];1;2)">
            <text:p/>
          </table:table-cell>
          <table:table-cell table:style-name="ce8" table:formula="of:=MID([.$E219];3;2)">
            <text:p/>
          </table:table-cell>
          <table:table-cell table:style-name="ce8" table:formula="of:=MID([.$E219];5;2)">
            <text:p/>
          </table:table-cell>
          <table:table-cell table:style-name="ce8" table:formula="of:=MID([.$E219];7;2)">
            <text:p/>
          </table:table-cell>
          <table:table-cell table:style-name="ce8" table:formula="of:=MID([.$E219];9;2)">
            <text:p/>
          </table:table-cell>
          <table:table-cell table:style-name="ce8" table:formula="of:=MID([.$E219];11;2)">
            <text:p/>
          </table:table-cell>
          <table:table-cell table:style-name="ce8" table:formula="of:=MID([.$E219];13;2)">
            <text:p/>
          </table:table-cell>
          <table:table-cell table:style-name="ce8" table:formula="of:=MID([.$E219];15;2)">
            <text:p/>
          </table:table-cell>
          <table:table-cell table:style-name="ce8"/>
          <table:table-cell table:formula="of:=CONCATENATE([.F219];&quot; &quot;;[.G219];&quot; &quot;;[.H219];&quot; &quot;;[.I219];&quot; &quot;;[.J219];&quot; &quot;;[.K219];&quot; &quot;;[.L219];&quot; &quot;;[.M219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utton UP left front level 1</text:p>
          </table:table-cell>
          <table:table-cell office:value-type="string" calcext:value-type="string">
            <text:p>t0FA2C300</text:p>
          </table:table-cell>
          <table:table-cell table:style-name="ce6" table:formula="of:=IF([.B220]=&quot;&quot;;&quot;&quot;;MID([.B220];2;3))" office:value-type="string" office:string-value="0FA" calcext:value-type="string">
            <text:p>0FA</text:p>
          </table:table-cell>
          <table:table-cell table:formula="of:=MID([.B220];5;1)" office:value-type="string" office:string-value="2" calcext:value-type="string">
            <text:p>2</text:p>
          </table:table-cell>
          <table:table-cell table:formula="of:=MID([.B220];6;50)" office:value-type="string" office:string-value="C300" calcext:value-type="string">
            <text:p>C300</text:p>
          </table:table-cell>
          <table:table-cell table:formula="of:=MID([.$E220];1;2)" office:value-type="string" office:string-value="C3" calcext:value-type="string">
            <text:p>C3</text:p>
          </table:table-cell>
          <table:table-cell table:style-name="ce8" table:formula="of:=MID([.$E220];3;2)" office:value-type="string" office:string-value="00" calcext:value-type="string">
            <text:p>00</text:p>
          </table:table-cell>
          <table:table-cell table:style-name="ce8" table:formula="of:=MID([.$E220];5;2)">
            <text:p/>
          </table:table-cell>
          <table:table-cell table:style-name="ce8" table:formula="of:=MID([.$E220];7;2)">
            <text:p/>
          </table:table-cell>
          <table:table-cell table:style-name="ce8" table:formula="of:=MID([.$E220];9;2)">
            <text:p/>
          </table:table-cell>
          <table:table-cell table:style-name="ce8" table:formula="of:=MID([.$E220];11;2)">
            <text:p/>
          </table:table-cell>
          <table:table-cell table:style-name="ce8" table:formula="of:=MID([.$E220];13;2)">
            <text:p/>
          </table:table-cell>
          <table:table-cell table:style-name="ce8" table:formula="of:=MID([.$E220];15;2)">
            <text:p/>
          </table:table-cell>
          <table:table-cell table:style-name="ce8"/>
          <table:table-cell table:formula="of:=CONCATENATE([.F220];&quot; &quot;;[.G220];&quot; &quot;;[.H220];&quot; &quot;;[.I220];&quot; &quot;;[.J220];&quot; &quot;;[.K220];&quot; &quot;;[.L220];&quot; &quot;;[.M220])" office:value-type="string" office:string-value="C3 00      " calcext:value-type="string">
            <text:p>C3 00 <text:s text:c="5"/></text:p>
          </table:table-cell>
          <table:table-cell table:formula="of:=HEX2DEC([.F220])" office:value-type="float" office:value="195" calcext:value-type="float">
            <text:p>195</text:p>
          </table:table-cell>
          <table:table-cell table:formula="of:=HEX2DEC([.G220])" office:value-type="float" office:value="0" calcext:value-type="float">
            <text:p>0</text:p>
          </table:table-cell>
          <table:table-cell table:formula="of:=HEX2DEC([.H220])" office:value-type="float" office:value="0" calcext:value-type="float">
            <text:p>0</text:p>
          </table:table-cell>
          <table:table-cell table:formula="of:=HEX2DEC([.I220])" office:value-type="float" office:value="0" calcext:value-type="float">
            <text:p>0</text:p>
          </table:table-cell>
          <table:table-cell table:formula="of:=HEX2DEC([.J220])" office:value-type="float" office:value="0" calcext:value-type="float">
            <text:p>0</text:p>
          </table:table-cell>
          <table:table-cell table:formula="of:=HEX2DEC([.K220])" office:value-type="float" office:value="0" calcext:value-type="float">
            <text:p>0</text:p>
          </table:table-cell>
          <table:table-cell table:formula="of:=HEX2DEC([.L220])" office:value-type="float" office:value="0" calcext:value-type="float">
            <text:p>0</text:p>
          </table:table-cell>
          <table:table-cell table:formula="of:=HEX2DEC([.M220])" office:value-type="float" office:value="0" calcext:value-type="float">
            <text:p>0</text:p>
          </table:table-cell>
          <table:table-cell table:formula="of:=HEX2DEC([.N220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Button UP left fromt level 2</text:p>
          </table:table-cell>
          <table:table-cell office:value-type="string" calcext:value-type="string">
            <text:p>t0FA2C400</text:p>
          </table:table-cell>
          <table:table-cell table:style-name="ce6" table:formula="of:=IF([.B221]=&quot;&quot;;&quot;&quot;;MID([.B221];2;3))" office:value-type="string" office:string-value="0FA" calcext:value-type="string">
            <text:p>0FA</text:p>
          </table:table-cell>
          <table:table-cell table:formula="of:=MID([.B221];5;1)" office:value-type="string" office:string-value="2" calcext:value-type="string">
            <text:p>2</text:p>
          </table:table-cell>
          <table:table-cell table:formula="of:=MID([.B221];6;50)" office:value-type="string" office:string-value="C400" calcext:value-type="string">
            <text:p>C400</text:p>
          </table:table-cell>
          <table:table-cell table:formula="of:=MID([.$E221];1;2)" office:value-type="string" office:string-value="C4" calcext:value-type="string">
            <text:p>C4</text:p>
          </table:table-cell>
          <table:table-cell table:style-name="ce8" table:formula="of:=MID([.$E221];3;2)" office:value-type="string" office:string-value="00" calcext:value-type="string">
            <text:p>00</text:p>
          </table:table-cell>
          <table:table-cell table:style-name="ce8" table:formula="of:=MID([.$E221];5;2)">
            <text:p/>
          </table:table-cell>
          <table:table-cell table:style-name="ce8" table:formula="of:=MID([.$E221];7;2)">
            <text:p/>
          </table:table-cell>
          <table:table-cell table:style-name="ce8" table:formula="of:=MID([.$E221];9;2)">
            <text:p/>
          </table:table-cell>
          <table:table-cell table:style-name="ce8" table:formula="of:=MID([.$E221];11;2)">
            <text:p/>
          </table:table-cell>
          <table:table-cell table:style-name="ce8" table:formula="of:=MID([.$E221];13;2)">
            <text:p/>
          </table:table-cell>
          <table:table-cell table:style-name="ce8" table:formula="of:=MID([.$E221];15;2)">
            <text:p/>
          </table:table-cell>
          <table:table-cell table:style-name="ce8"/>
          <table:table-cell table:formula="of:=CONCATENATE([.F221];&quot; &quot;;[.G221];&quot; &quot;;[.H221];&quot; &quot;;[.I221];&quot; &quot;;[.J221];&quot; &quot;;[.K221];&quot; &quot;;[.L221];&quot; &quot;;[.M221])" office:value-type="string" office:string-value="C4 00      " calcext:value-type="string">
            <text:p>C4 00 <text:s text:c="5"/></text:p>
          </table:table-cell>
          <table:table-cell table:formula="of:=HEX2DEC([.F221])" office:value-type="float" office:value="196" calcext:value-type="float">
            <text:p>196</text:p>
          </table:table-cell>
          <table:table-cell table:formula="of:=HEX2DEC([.G221])" office:value-type="float" office:value="0" calcext:value-type="float">
            <text:p>0</text:p>
          </table:table-cell>
          <table:table-cell table:formula="of:=HEX2DEC([.H221])" office:value-type="float" office:value="0" calcext:value-type="float">
            <text:p>0</text:p>
          </table:table-cell>
          <table:table-cell table:formula="of:=HEX2DEC([.I221])" office:value-type="float" office:value="0" calcext:value-type="float">
            <text:p>0</text:p>
          </table:table-cell>
          <table:table-cell table:formula="of:=HEX2DEC([.J221])" office:value-type="float" office:value="0" calcext:value-type="float">
            <text:p>0</text:p>
          </table:table-cell>
          <table:table-cell table:formula="of:=HEX2DEC([.K221])" office:value-type="float" office:value="0" calcext:value-type="float">
            <text:p>0</text:p>
          </table:table-cell>
          <table:table-cell table:formula="of:=HEX2DEC([.L221])" office:value-type="float" office:value="0" calcext:value-type="float">
            <text:p>0</text:p>
          </table:table-cell>
          <table:table-cell table:formula="of:=HEX2DEC([.M221])" office:value-type="float" office:value="0" calcext:value-type="float">
            <text:p>0</text:p>
          </table:table-cell>
          <table:table-cell table:formula="of:=HEX2DEC([.N221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Button UP right fromt level 1</text:p>
          </table:table-cell>
          <table:table-cell office:value-type="string" calcext:value-type="string">
            <text:p>t0FA2D800</text:p>
          </table:table-cell>
          <table:table-cell table:style-name="ce6" table:formula="of:=IF([.B222]=&quot;&quot;;&quot;&quot;;MID([.B222];2;3))" office:value-type="string" office:string-value="0FA" calcext:value-type="string">
            <text:p>0FA</text:p>
          </table:table-cell>
          <table:table-cell table:formula="of:=MID([.B222];5;1)" office:value-type="string" office:string-value="2" calcext:value-type="string">
            <text:p>2</text:p>
          </table:table-cell>
          <table:table-cell table:formula="of:=MID([.B222];6;50)" office:value-type="string" office:string-value="D800" calcext:value-type="string">
            <text:p>D800</text:p>
          </table:table-cell>
          <table:table-cell table:formula="of:=MID([.$E222];1;2)" office:value-type="string" office:string-value="D8" calcext:value-type="string">
            <text:p>D8</text:p>
          </table:table-cell>
          <table:table-cell table:style-name="ce8" table:formula="of:=MID([.$E222];3;2)" office:value-type="string" office:string-value="00" calcext:value-type="string">
            <text:p>00</text:p>
          </table:table-cell>
          <table:table-cell table:style-name="ce8" table:formula="of:=MID([.$E222];5;2)">
            <text:p/>
          </table:table-cell>
          <table:table-cell table:style-name="ce8" table:formula="of:=MID([.$E222];7;2)">
            <text:p/>
          </table:table-cell>
          <table:table-cell table:style-name="ce8" table:formula="of:=MID([.$E222];9;2)">
            <text:p/>
          </table:table-cell>
          <table:table-cell table:style-name="ce8" table:formula="of:=MID([.$E222];11;2)">
            <text:p/>
          </table:table-cell>
          <table:table-cell table:style-name="ce8" table:formula="of:=MID([.$E222];13;2)">
            <text:p/>
          </table:table-cell>
          <table:table-cell table:style-name="ce8" table:formula="of:=MID([.$E222];15;2)">
            <text:p/>
          </table:table-cell>
          <table:table-cell table:style-name="ce8"/>
          <table:table-cell table:formula="of:=CONCATENATE([.F222];&quot; &quot;;[.G222];&quot; &quot;;[.H222];&quot; &quot;;[.I222];&quot; &quot;;[.J222];&quot; &quot;;[.K222];&quot; &quot;;[.L222];&quot; &quot;;[.M222])" office:value-type="string" office:string-value="D8 00      " calcext:value-type="string">
            <text:p>D8 00 <text:s text:c="5"/></text:p>
          </table:table-cell>
          <table:table-cell table:formula="of:=HEX2DEC([.F222])" office:value-type="float" office:value="216" calcext:value-type="float">
            <text:p>216</text:p>
          </table:table-cell>
          <table:table-cell table:formula="of:=HEX2DEC([.G222])" office:value-type="float" office:value="0" calcext:value-type="float">
            <text:p>0</text:p>
          </table:table-cell>
          <table:table-cell table:formula="of:=HEX2DEC([.H222])" office:value-type="float" office:value="0" calcext:value-type="float">
            <text:p>0</text:p>
          </table:table-cell>
          <table:table-cell table:formula="of:=HEX2DEC([.I222])" office:value-type="float" office:value="0" calcext:value-type="float">
            <text:p>0</text:p>
          </table:table-cell>
          <table:table-cell table:formula="of:=HEX2DEC([.J222])" office:value-type="float" office:value="0" calcext:value-type="float">
            <text:p>0</text:p>
          </table:table-cell>
          <table:table-cell table:formula="of:=HEX2DEC([.K222])" office:value-type="float" office:value="0" calcext:value-type="float">
            <text:p>0</text:p>
          </table:table-cell>
          <table:table-cell table:formula="of:=HEX2DEC([.L222])" office:value-type="float" office:value="0" calcext:value-type="float">
            <text:p>0</text:p>
          </table:table-cell>
          <table:table-cell table:formula="of:=HEX2DEC([.M222])" office:value-type="float" office:value="0" calcext:value-type="float">
            <text:p>0</text:p>
          </table:table-cell>
          <table:table-cell table:formula="of:=HEX2DEC([.N222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Button UP right fromt level 2</text:p>
          </table:table-cell>
          <table:table-cell office:value-type="string" calcext:value-type="string">
            <text:p>t0FA2E000</text:p>
          </table:table-cell>
          <table:table-cell table:style-name="ce6" table:formula="of:=IF([.B223]=&quot;&quot;;&quot;&quot;;MID([.B223];2;3))" office:value-type="string" office:string-value="0FA" calcext:value-type="string">
            <text:p>0FA</text:p>
          </table:table-cell>
          <table:table-cell table:formula="of:=MID([.B223];5;1)" office:value-type="string" office:string-value="2" calcext:value-type="string">
            <text:p>2</text:p>
          </table:table-cell>
          <table:table-cell table:formula="of:=MID([.B223];6;50)" office:value-type="string" office:string-value="E000" calcext:value-type="string">
            <text:p>E000</text:p>
          </table:table-cell>
          <table:table-cell table:formula="of:=MID([.$E223];1;2)" office:value-type="string" office:string-value="E0" calcext:value-type="string">
            <text:p>E0</text:p>
          </table:table-cell>
          <table:table-cell table:style-name="ce8" table:formula="of:=MID([.$E223];3;2)" office:value-type="string" office:string-value="00" calcext:value-type="string">
            <text:p>00</text:p>
          </table:table-cell>
          <table:table-cell table:style-name="ce8" table:formula="of:=MID([.$E223];5;2)">
            <text:p/>
          </table:table-cell>
          <table:table-cell table:style-name="ce8" table:formula="of:=MID([.$E223];7;2)">
            <text:p/>
          </table:table-cell>
          <table:table-cell table:style-name="ce8" table:formula="of:=MID([.$E223];9;2)">
            <text:p/>
          </table:table-cell>
          <table:table-cell table:style-name="ce8" table:formula="of:=MID([.$E223];11;2)">
            <text:p/>
          </table:table-cell>
          <table:table-cell table:style-name="ce8" table:formula="of:=MID([.$E223];13;2)">
            <text:p/>
          </table:table-cell>
          <table:table-cell table:style-name="ce8" table:formula="of:=MID([.$E223];15;2)">
            <text:p/>
          </table:table-cell>
          <table:table-cell table:style-name="ce8"/>
          <table:table-cell table:formula="of:=CONCATENATE([.F223];&quot; &quot;;[.G223];&quot; &quot;;[.H223];&quot; &quot;;[.I223];&quot; &quot;;[.J223];&quot; &quot;;[.K223];&quot; &quot;;[.L223];&quot; &quot;;[.M223])" office:value-type="string" office:string-value="E0 00      " calcext:value-type="string">
            <text:p>E0 00 <text:s text:c="5"/></text:p>
          </table:table-cell>
          <table:table-cell table:formula="of:=HEX2DEC([.F223])" office:value-type="float" office:value="224" calcext:value-type="float">
            <text:p>224</text:p>
          </table:table-cell>
          <table:table-cell table:formula="of:=HEX2DEC([.G223])" office:value-type="float" office:value="0" calcext:value-type="float">
            <text:p>0</text:p>
          </table:table-cell>
          <table:table-cell table:formula="of:=HEX2DEC([.H223])" office:value-type="float" office:value="0" calcext:value-type="float">
            <text:p>0</text:p>
          </table:table-cell>
          <table:table-cell table:formula="of:=HEX2DEC([.I223])" office:value-type="float" office:value="0" calcext:value-type="float">
            <text:p>0</text:p>
          </table:table-cell>
          <table:table-cell table:formula="of:=HEX2DEC([.J223])" office:value-type="float" office:value="0" calcext:value-type="float">
            <text:p>0</text:p>
          </table:table-cell>
          <table:table-cell table:formula="of:=HEX2DEC([.K223])" office:value-type="float" office:value="0" calcext:value-type="float">
            <text:p>0</text:p>
          </table:table-cell>
          <table:table-cell table:formula="of:=HEX2DEC([.L223])" office:value-type="float" office:value="0" calcext:value-type="float">
            <text:p>0</text:p>
          </table:table-cell>
          <table:table-cell table:formula="of:=HEX2DEC([.M223])" office:value-type="float" office:value="0" calcext:value-type="float">
            <text:p>0</text:p>
          </table:table-cell>
          <table:table-cell table:formula="of:=HEX2DEC([.N223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Button UP left rear level1</text:p>
          </table:table-cell>
          <table:table-cell office:value-type="string" calcext:value-type="string">
            <text:p>t0FA2C003</text:p>
          </table:table-cell>
          <table:table-cell table:style-name="ce6" table:formula="of:=IF([.B224]=&quot;&quot;;&quot;&quot;;MID([.B224];2;3))" office:value-type="string" office:string-value="0FA" calcext:value-type="string">
            <text:p>0FA</text:p>
          </table:table-cell>
          <table:table-cell table:formula="of:=MID([.B224];5;1)" office:value-type="string" office:string-value="2" calcext:value-type="string">
            <text:p>2</text:p>
          </table:table-cell>
          <table:table-cell table:formula="of:=MID([.B224];6;50)" office:value-type="string" office:string-value="C003" calcext:value-type="string">
            <text:p>C003</text:p>
          </table:table-cell>
          <table:table-cell table:formula="of:=MID([.$E224];1;2)" office:value-type="string" office:string-value="C0" calcext:value-type="string">
            <text:p>C0</text:p>
          </table:table-cell>
          <table:table-cell table:style-name="ce8" table:formula="of:=MID([.$E224];3;2)" office:value-type="string" office:string-value="03" calcext:value-type="string">
            <text:p>03</text:p>
          </table:table-cell>
          <table:table-cell table:style-name="ce8" table:formula="of:=MID([.$E224];5;2)">
            <text:p/>
          </table:table-cell>
          <table:table-cell table:style-name="ce8" table:formula="of:=MID([.$E224];7;2)">
            <text:p/>
          </table:table-cell>
          <table:table-cell table:style-name="ce8" table:formula="of:=MID([.$E224];9;2)">
            <text:p/>
          </table:table-cell>
          <table:table-cell table:style-name="ce8" table:formula="of:=MID([.$E224];11;2)">
            <text:p/>
          </table:table-cell>
          <table:table-cell table:style-name="ce8" table:formula="of:=MID([.$E224];13;2)">
            <text:p/>
          </table:table-cell>
          <table:table-cell table:style-name="ce8" table:formula="of:=MID([.$E224];15;2)">
            <text:p/>
          </table:table-cell>
          <table:table-cell table:style-name="ce8"/>
          <table:table-cell table:formula="of:=CONCATENATE([.F224];&quot; &quot;;[.G224];&quot; &quot;;[.H224];&quot; &quot;;[.I224];&quot; &quot;;[.J224];&quot; &quot;;[.K224];&quot; &quot;;[.L224];&quot; &quot;;[.M224])" office:value-type="string" office:string-value="C0 03      " calcext:value-type="string">
            <text:p>C0 03 <text:s text:c="5"/></text:p>
          </table:table-cell>
          <table:table-cell table:formula="of:=HEX2DEC([.F224])" office:value-type="float" office:value="192" calcext:value-type="float">
            <text:p>192</text:p>
          </table:table-cell>
          <table:table-cell table:formula="of:=HEX2DEC([.G224])" office:value-type="float" office:value="3" calcext:value-type="float">
            <text:p>3</text:p>
          </table:table-cell>
          <table:table-cell table:formula="of:=HEX2DEC([.H224])" office:value-type="float" office:value="0" calcext:value-type="float">
            <text:p>0</text:p>
          </table:table-cell>
          <table:table-cell table:formula="of:=HEX2DEC([.I224])" office:value-type="float" office:value="0" calcext:value-type="float">
            <text:p>0</text:p>
          </table:table-cell>
          <table:table-cell table:formula="of:=HEX2DEC([.J224])" office:value-type="float" office:value="0" calcext:value-type="float">
            <text:p>0</text:p>
          </table:table-cell>
          <table:table-cell table:formula="of:=HEX2DEC([.K224])" office:value-type="float" office:value="0" calcext:value-type="float">
            <text:p>0</text:p>
          </table:table-cell>
          <table:table-cell table:formula="of:=HEX2DEC([.L224])" office:value-type="float" office:value="0" calcext:value-type="float">
            <text:p>0</text:p>
          </table:table-cell>
          <table:table-cell table:formula="of:=HEX2DEC([.M224])" office:value-type="float" office:value="0" calcext:value-type="float">
            <text:p>0</text:p>
          </table:table-cell>
          <table:table-cell table:formula="of:=HEX2DEC([.N224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Button UP left rear llevel2</text:p>
          </table:table-cell>
          <table:table-cell office:value-type="string" calcext:value-type="string">
            <text:p>t0FA2C004</text:p>
          </table:table-cell>
          <table:table-cell table:style-name="ce6" table:formula="of:=IF([.B225]=&quot;&quot;;&quot;&quot;;MID([.B225];2;3))" office:value-type="string" office:string-value="0FA" calcext:value-type="string">
            <text:p>0FA</text:p>
          </table:table-cell>
          <table:table-cell table:formula="of:=MID([.B225];5;1)" office:value-type="string" office:string-value="2" calcext:value-type="string">
            <text:p>2</text:p>
          </table:table-cell>
          <table:table-cell table:formula="of:=MID([.B225];6;50)" office:value-type="string" office:string-value="C004" calcext:value-type="string">
            <text:p>C004</text:p>
          </table:table-cell>
          <table:table-cell table:formula="of:=MID([.$E225];1;2)" office:value-type="string" office:string-value="C0" calcext:value-type="string">
            <text:p>C0</text:p>
          </table:table-cell>
          <table:table-cell table:style-name="ce8" table:formula="of:=MID([.$E225];3;2)" office:value-type="string" office:string-value="04" calcext:value-type="string">
            <text:p>04</text:p>
          </table:table-cell>
          <table:table-cell table:style-name="ce8" table:formula="of:=MID([.$E225];5;2)">
            <text:p/>
          </table:table-cell>
          <table:table-cell table:style-name="ce8" table:formula="of:=MID([.$E225];7;2)">
            <text:p/>
          </table:table-cell>
          <table:table-cell table:style-name="ce8" table:formula="of:=MID([.$E225];9;2)">
            <text:p/>
          </table:table-cell>
          <table:table-cell table:style-name="ce8" table:formula="of:=MID([.$E225];11;2)">
            <text:p/>
          </table:table-cell>
          <table:table-cell table:style-name="ce8" table:formula="of:=MID([.$E225];13;2)">
            <text:p/>
          </table:table-cell>
          <table:table-cell table:style-name="ce8" table:formula="of:=MID([.$E225];15;2)">
            <text:p/>
          </table:table-cell>
          <table:table-cell table:style-name="ce8"/>
          <table:table-cell table:formula="of:=CONCATENATE([.F225];&quot; &quot;;[.G225];&quot; &quot;;[.H225];&quot; &quot;;[.I225];&quot; &quot;;[.J225];&quot; &quot;;[.K225];&quot; &quot;;[.L225];&quot; &quot;;[.M225])" office:value-type="string" office:string-value="C0 04      " calcext:value-type="string">
            <text:p>C0 04 <text:s text:c="5"/></text:p>
          </table:table-cell>
          <table:table-cell table:formula="of:=HEX2DEC([.F225])" office:value-type="float" office:value="192" calcext:value-type="float">
            <text:p>192</text:p>
          </table:table-cell>
          <table:table-cell table:formula="of:=HEX2DEC([.G225])" office:value-type="float" office:value="4" calcext:value-type="float">
            <text:p>4</text:p>
          </table:table-cell>
          <table:table-cell table:formula="of:=HEX2DEC([.H225])" office:value-type="float" office:value="0" calcext:value-type="float">
            <text:p>0</text:p>
          </table:table-cell>
          <table:table-cell table:formula="of:=HEX2DEC([.I225])" office:value-type="float" office:value="0" calcext:value-type="float">
            <text:p>0</text:p>
          </table:table-cell>
          <table:table-cell table:formula="of:=HEX2DEC([.J225])" office:value-type="float" office:value="0" calcext:value-type="float">
            <text:p>0</text:p>
          </table:table-cell>
          <table:table-cell table:formula="of:=HEX2DEC([.K225])" office:value-type="float" office:value="0" calcext:value-type="float">
            <text:p>0</text:p>
          </table:table-cell>
          <table:table-cell table:formula="of:=HEX2DEC([.L225])" office:value-type="float" office:value="0" calcext:value-type="float">
            <text:p>0</text:p>
          </table:table-cell>
          <table:table-cell table:formula="of:=HEX2DEC([.M225])" office:value-type="float" office:value="0" calcext:value-type="float">
            <text:p>0</text:p>
          </table:table-cell>
          <table:table-cell table:formula="of:=HEX2DEC([.N225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Button UP right rear level 1</text:p>
          </table:table-cell>
          <table:table-cell office:value-type="string" calcext:value-type="string">
            <text:p>t0FA2C018</text:p>
          </table:table-cell>
          <table:table-cell table:style-name="ce6" table:formula="of:=IF([.B226]=&quot;&quot;;&quot;&quot;;MID([.B226];2;3))" office:value-type="string" office:string-value="0FA" calcext:value-type="string">
            <text:p>0FA</text:p>
          </table:table-cell>
          <table:table-cell table:formula="of:=MID([.B226];5;1)" office:value-type="string" office:string-value="2" calcext:value-type="string">
            <text:p>2</text:p>
          </table:table-cell>
          <table:table-cell table:formula="of:=MID([.B226];6;50)" office:value-type="string" office:string-value="C018" calcext:value-type="string">
            <text:p>C018</text:p>
          </table:table-cell>
          <table:table-cell table:formula="of:=MID([.$E226];1;2)" office:value-type="string" office:string-value="C0" calcext:value-type="string">
            <text:p>C0</text:p>
          </table:table-cell>
          <table:table-cell table:style-name="ce8" table:formula="of:=MID([.$E226];3;2)" office:value-type="string" office:string-value="18" calcext:value-type="string">
            <text:p>18</text:p>
          </table:table-cell>
          <table:table-cell table:style-name="ce8" table:formula="of:=MID([.$E226];5;2)">
            <text:p/>
          </table:table-cell>
          <table:table-cell table:style-name="ce8" table:formula="of:=MID([.$E226];7;2)">
            <text:p/>
          </table:table-cell>
          <table:table-cell table:style-name="ce8" table:formula="of:=MID([.$E226];9;2)">
            <text:p/>
          </table:table-cell>
          <table:table-cell table:style-name="ce8" table:formula="of:=MID([.$E226];11;2)">
            <text:p/>
          </table:table-cell>
          <table:table-cell table:style-name="ce8" table:formula="of:=MID([.$E226];13;2)">
            <text:p/>
          </table:table-cell>
          <table:table-cell table:style-name="ce8" table:formula="of:=MID([.$E226];15;2)">
            <text:p/>
          </table:table-cell>
          <table:table-cell table:style-name="ce8"/>
          <table:table-cell table:formula="of:=CONCATENATE([.F226];&quot; &quot;;[.G226];&quot; &quot;;[.H226];&quot; &quot;;[.I226];&quot; &quot;;[.J226];&quot; &quot;;[.K226];&quot; &quot;;[.L226];&quot; &quot;;[.M226])" office:value-type="string" office:string-value="C0 18      " calcext:value-type="string">
            <text:p>C0 18 <text:s text:c="5"/></text:p>
          </table:table-cell>
          <table:table-cell table:formula="of:=HEX2DEC([.F226])" office:value-type="float" office:value="192" calcext:value-type="float">
            <text:p>192</text:p>
          </table:table-cell>
          <table:table-cell table:formula="of:=HEX2DEC([.G226])" office:value-type="float" office:value="24" calcext:value-type="float">
            <text:p>24</text:p>
          </table:table-cell>
          <table:table-cell table:formula="of:=HEX2DEC([.H226])" office:value-type="float" office:value="0" calcext:value-type="float">
            <text:p>0</text:p>
          </table:table-cell>
          <table:table-cell table:formula="of:=HEX2DEC([.I226])" office:value-type="float" office:value="0" calcext:value-type="float">
            <text:p>0</text:p>
          </table:table-cell>
          <table:table-cell table:formula="of:=HEX2DEC([.J226])" office:value-type="float" office:value="0" calcext:value-type="float">
            <text:p>0</text:p>
          </table:table-cell>
          <table:table-cell table:formula="of:=HEX2DEC([.K226])" office:value-type="float" office:value="0" calcext:value-type="float">
            <text:p>0</text:p>
          </table:table-cell>
          <table:table-cell table:formula="of:=HEX2DEC([.L226])" office:value-type="float" office:value="0" calcext:value-type="float">
            <text:p>0</text:p>
          </table:table-cell>
          <table:table-cell table:formula="of:=HEX2DEC([.M226])" office:value-type="float" office:value="0" calcext:value-type="float">
            <text:p>0</text:p>
          </table:table-cell>
          <table:table-cell table:formula="of:=HEX2DEC([.N226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Button UP right rear level 2</text:p>
          </table:table-cell>
          <table:table-cell office:value-type="string" calcext:value-type="string">
            <text:p>t0FA2C020</text:p>
          </table:table-cell>
          <table:table-cell table:style-name="ce6" table:formula="of:=IF([.B227]=&quot;&quot;;&quot;&quot;;MID([.B227];2;3))" office:value-type="string" office:string-value="0FA" calcext:value-type="string">
            <text:p>0FA</text:p>
          </table:table-cell>
          <table:table-cell table:formula="of:=MID([.B227];5;1)" office:value-type="string" office:string-value="2" calcext:value-type="string">
            <text:p>2</text:p>
          </table:table-cell>
          <table:table-cell table:formula="of:=MID([.B227];6;50)" office:value-type="string" office:string-value="C020" calcext:value-type="string">
            <text:p>C020</text:p>
          </table:table-cell>
          <table:table-cell table:formula="of:=MID([.$E227];1;2)" office:value-type="string" office:string-value="C0" calcext:value-type="string">
            <text:p>C0</text:p>
          </table:table-cell>
          <table:table-cell table:style-name="ce8" table:formula="of:=MID([.$E227];3;2)" office:value-type="string" office:string-value="20" calcext:value-type="string">
            <text:p>20</text:p>
          </table:table-cell>
          <table:table-cell table:style-name="ce8" table:formula="of:=MID([.$E227];5;2)">
            <text:p/>
          </table:table-cell>
          <table:table-cell table:style-name="ce8" table:formula="of:=MID([.$E227];7;2)">
            <text:p/>
          </table:table-cell>
          <table:table-cell table:style-name="ce8" table:formula="of:=MID([.$E227];9;2)">
            <text:p/>
          </table:table-cell>
          <table:table-cell table:style-name="ce8" table:formula="of:=MID([.$E227];11;2)">
            <text:p/>
          </table:table-cell>
          <table:table-cell table:style-name="ce8" table:formula="of:=MID([.$E227];13;2)">
            <text:p/>
          </table:table-cell>
          <table:table-cell table:style-name="ce8" table:formula="of:=MID([.$E227];15;2)">
            <text:p/>
          </table:table-cell>
          <table:table-cell table:style-name="ce8"/>
          <table:table-cell table:formula="of:=CONCATENATE([.F227];&quot; &quot;;[.G227];&quot; &quot;;[.H227];&quot; &quot;;[.I227];&quot; &quot;;[.J227];&quot; &quot;;[.K227];&quot; &quot;;[.L227];&quot; &quot;;[.M227])" office:value-type="string" office:string-value="C0 20      " calcext:value-type="string">
            <text:p>C0 20 <text:s text:c="5"/></text:p>
          </table:table-cell>
          <table:table-cell table:formula="of:=HEX2DEC([.F227])" office:value-type="float" office:value="192" calcext:value-type="float">
            <text:p>192</text:p>
          </table:table-cell>
          <table:table-cell table:formula="of:=HEX2DEC([.G227])" office:value-type="float" office:value="32" calcext:value-type="float">
            <text:p>32</text:p>
          </table:table-cell>
          <table:table-cell table:formula="of:=HEX2DEC([.H227])" office:value-type="float" office:value="0" calcext:value-type="float">
            <text:p>0</text:p>
          </table:table-cell>
          <table:table-cell table:formula="of:=HEX2DEC([.I227])" office:value-type="float" office:value="0" calcext:value-type="float">
            <text:p>0</text:p>
          </table:table-cell>
          <table:table-cell table:formula="of:=HEX2DEC([.J227])" office:value-type="float" office:value="0" calcext:value-type="float">
            <text:p>0</text:p>
          </table:table-cell>
          <table:table-cell table:formula="of:=HEX2DEC([.K227])" office:value-type="float" office:value="0" calcext:value-type="float">
            <text:p>0</text:p>
          </table:table-cell>
          <table:table-cell table:formula="of:=HEX2DEC([.L227])" office:value-type="float" office:value="0" calcext:value-type="float">
            <text:p>0</text:p>
          </table:table-cell>
          <table:table-cell table:formula="of:=HEX2DEC([.M227])" office:value-type="float" office:value="0" calcext:value-type="float">
            <text:p>0</text:p>
          </table:table-cell>
          <table:table-cell table:formula="of:=HEX2DEC([.N227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/>
          <table:table-cell table:number-columns-repeated="3"/>
          <table:table-cell table:style-name="ce8" table:number-columns-repeated="8"/>
          <table:table-cell table:number-columns-repeated="1010"/>
        </table:table-row>
        <table:table-row table:style-name="ro4">
          <table:table-cell table:style-name="ce3" office:value-type="string" calcext:value-type="string">
            <text:p>Windows stat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nster status hi li closed</text:p>
          </table:table-cell>
          <table:table-cell office:value-type="string" calcext:value-type="string">
            <text:p>t3B7200F0</text:p>
          </table:table-cell>
          <table:table-cell table:style-name="ce6" table:formula="of:=IF([.B230]=&quot;&quot;;&quot;&quot;;MID([.B230];2;3))" office:value-type="string" office:string-value="3B7" calcext:value-type="string">
            <text:p>3B7</text:p>
          </table:table-cell>
          <table:table-cell table:formula="of:=MID([.B230];5;1)" office:value-type="string" office:string-value="2" calcext:value-type="string">
            <text:p>2</text:p>
          </table:table-cell>
          <table:table-cell table:formula="of:=MID([.B230];6;50)" office:value-type="string" office:string-value="00F0" calcext:value-type="string">
            <text:p>00F0</text:p>
          </table:table-cell>
          <table:table-cell table:formula="of:=MID([.$E230];1;2)" office:value-type="string" office:string-value="00" calcext:value-type="string">
            <text:p>00</text:p>
          </table:table-cell>
          <table:table-cell table:style-name="ce8" table:formula="of:=MID([.$E230];3;2)" office:value-type="string" office:string-value="F0" calcext:value-type="string">
            <text:p>F0</text:p>
          </table:table-cell>
          <table:table-cell table:style-name="ce8" table:formula="of:=MID([.$E230];5;2)">
            <text:p/>
          </table:table-cell>
          <table:table-cell table:style-name="ce8" table:formula="of:=MID([.$E230];7;2)">
            <text:p/>
          </table:table-cell>
          <table:table-cell table:style-name="ce8" table:formula="of:=MID([.$E230];9;2)">
            <text:p/>
          </table:table-cell>
          <table:table-cell table:style-name="ce8" table:formula="of:=MID([.$E230];11;2)">
            <text:p/>
          </table:table-cell>
          <table:table-cell table:style-name="ce8" table:formula="of:=MID([.$E230];13;2)">
            <text:p/>
          </table:table-cell>
          <table:table-cell table:style-name="ce8" table:formula="of:=MID([.$E230];15;2)">
            <text:p/>
          </table:table-cell>
          <table:table-cell table:style-name="ce8"/>
          <table:table-cell table:formula="of:=CONCATENATE([.F230];&quot; &quot;;[.G230];&quot; &quot;;[.H230];&quot; &quot;;[.I230];&quot; &quot;;[.J230];&quot; &quot;;[.K230];&quot; &quot;;[.L230];&quot; &quot;;[.M230])" office:value-type="string" office:string-value="00 F0      " calcext:value-type="string">
            <text:p>00 F0 <text:s text:c="5"/></text:p>
          </table:table-cell>
          <table:table-cell table:formula="of:=HEX2DEC([.F230])" office:value-type="float" office:value="0" calcext:value-type="float">
            <text:p>0</text:p>
          </table:table-cell>
          <table:table-cell table:formula="of:=HEX2DEC([.G230])" office:value-type="float" office:value="240" calcext:value-type="float">
            <text:p>240</text:p>
          </table:table-cell>
          <table:table-cell table:formula="of:=HEX2DEC([.H230])" office:value-type="float" office:value="0" calcext:value-type="float">
            <text:p>0</text:p>
          </table:table-cell>
          <table:table-cell table:formula="of:=HEX2DEC([.I230])" office:value-type="float" office:value="0" calcext:value-type="float">
            <text:p>0</text:p>
          </table:table-cell>
          <table:table-cell table:formula="of:=HEX2DEC([.J230])" office:value-type="float" office:value="0" calcext:value-type="float">
            <text:p>0</text:p>
          </table:table-cell>
          <table:table-cell table:formula="of:=HEX2DEC([.K230])" office:value-type="float" office:value="0" calcext:value-type="float">
            <text:p>0</text:p>
          </table:table-cell>
          <table:table-cell table:formula="of:=HEX2DEC([.L230])" office:value-type="float" office:value="0" calcext:value-type="float">
            <text:p>0</text:p>
          </table:table-cell>
          <table:table-cell table:formula="of:=HEX2DEC([.M230])" office:value-type="float" office:value="0" calcext:value-type="float">
            <text:p>0</text:p>
          </table:table-cell>
          <table:table-cell table:formula="of:=HEX2DEC([.N230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Fenster status hi li open</text:p>
          </table:table-cell>
          <table:table-cell office:value-type="string" calcext:value-type="string">
            <text:p>t3B725BF2</text:p>
          </table:table-cell>
          <table:table-cell table:style-name="ce6" table:formula="of:=IF([.B231]=&quot;&quot;;&quot;&quot;;MID([.B231];2;3))" office:value-type="string" office:string-value="3B7" calcext:value-type="string">
            <text:p>3B7</text:p>
          </table:table-cell>
          <table:table-cell table:formula="of:=MID([.B231];5;1)" office:value-type="string" office:string-value="2" calcext:value-type="string">
            <text:p>2</text:p>
          </table:table-cell>
          <table:table-cell table:formula="of:=MID([.B231];6;50)" office:value-type="string" office:string-value="5BF2" calcext:value-type="string">
            <text:p>5BF2</text:p>
          </table:table-cell>
          <table:table-cell table:formula="of:=MID([.$E231];1;2)" office:value-type="string" office:string-value="5B" calcext:value-type="string">
            <text:p>5B</text:p>
          </table:table-cell>
          <table:table-cell table:style-name="ce8" table:formula="of:=MID([.$E231];3;2)" office:value-type="string" office:string-value="F2" calcext:value-type="string">
            <text:p>F2</text:p>
          </table:table-cell>
          <table:table-cell table:style-name="ce8" table:formula="of:=MID([.$E231];5;2)">
            <text:p/>
          </table:table-cell>
          <table:table-cell table:style-name="ce8" table:formula="of:=MID([.$E231];7;2)">
            <text:p/>
          </table:table-cell>
          <table:table-cell table:style-name="ce8" table:formula="of:=MID([.$E231];9;2)">
            <text:p/>
          </table:table-cell>
          <table:table-cell table:style-name="ce8" table:formula="of:=MID([.$E231];11;2)">
            <text:p/>
          </table:table-cell>
          <table:table-cell table:style-name="ce8" table:formula="of:=MID([.$E231];13;2)">
            <text:p/>
          </table:table-cell>
          <table:table-cell table:style-name="ce8" table:formula="of:=MID([.$E231];15;2)">
            <text:p/>
          </table:table-cell>
          <table:table-cell table:style-name="ce8"/>
          <table:table-cell table:formula="of:=CONCATENATE([.F231];&quot; &quot;;[.G231];&quot; &quot;;[.H231];&quot; &quot;;[.I231];&quot; &quot;;[.J231];&quot; &quot;;[.K231];&quot; &quot;;[.L231];&quot; &quot;;[.M231])" office:value-type="string" office:string-value="5B F2      " calcext:value-type="string">
            <text:p>5B F2 <text:s text:c="5"/></text:p>
          </table:table-cell>
          <table:table-cell table:formula="of:=HEX2DEC([.F231])" office:value-type="float" office:value="91" calcext:value-type="float">
            <text:p>91</text:p>
          </table:table-cell>
          <table:table-cell table:formula="of:=HEX2DEC([.G231])" office:value-type="float" office:value="242" calcext:value-type="float">
            <text:p>242</text:p>
          </table:table-cell>
          <table:table-cell table:formula="of:=HEX2DEC([.H231])" office:value-type="float" office:value="0" calcext:value-type="float">
            <text:p>0</text:p>
          </table:table-cell>
          <table:table-cell table:formula="of:=HEX2DEC([.I231])" office:value-type="float" office:value="0" calcext:value-type="float">
            <text:p>0</text:p>
          </table:table-cell>
          <table:table-cell table:formula="of:=HEX2DEC([.J231])" office:value-type="float" office:value="0" calcext:value-type="float">
            <text:p>0</text:p>
          </table:table-cell>
          <table:table-cell table:formula="of:=HEX2DEC([.K231])" office:value-type="float" office:value="0" calcext:value-type="float">
            <text:p>0</text:p>
          </table:table-cell>
          <table:table-cell table:formula="of:=HEX2DEC([.L231])" office:value-type="float" office:value="0" calcext:value-type="float">
            <text:p>0</text:p>
          </table:table-cell>
          <table:table-cell table:formula="of:=HEX2DEC([.M231])" office:value-type="float" office:value="0" calcext:value-type="float">
            <text:p>0</text:p>
          </table:table-cell>
          <table:table-cell table:formula="of:=HEX2DEC([.N231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/>
          <table:table-cell table:number-columns-repeated="3"/>
          <table:table-cell table:style-name="ce8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vo li closed</text:p>
          </table:table-cell>
          <table:table-cell office:value-type="string" calcext:value-type="string">
            <text:p>t3B6200FC</text:p>
          </table:table-cell>
          <table:table-cell table:style-name="ce6" table:formula="of:=IF([.B233]=&quot;&quot;;&quot;&quot;;MID([.B233];2;3))" office:value-type="string" office:string-value="3B6" calcext:value-type="string">
            <text:p>3B6</text:p>
          </table:table-cell>
          <table:table-cell table:formula="of:=MID([.B233];5;1)" office:value-type="string" office:string-value="2" calcext:value-type="string">
            <text:p>2</text:p>
          </table:table-cell>
          <table:table-cell table:formula="of:=MID([.B233];6;50)" office:value-type="string" office:string-value="00FC" calcext:value-type="string">
            <text:p>00FC</text:p>
          </table:table-cell>
          <table:table-cell table:formula="of:=MID([.$E233];1;2)" office:value-type="string" office:string-value="00" calcext:value-type="string">
            <text:p>00</text:p>
          </table:table-cell>
          <table:table-cell table:style-name="ce8" table:formula="of:=MID([.$E233];3;2)" office:value-type="string" office:string-value="FC" calcext:value-type="string">
            <text:p>FC</text:p>
          </table:table-cell>
          <table:table-cell table:style-name="ce8" table:formula="of:=MID([.$E233];5;2)">
            <text:p/>
          </table:table-cell>
          <table:table-cell table:style-name="ce8" table:formula="of:=MID([.$E233];7;2)">
            <text:p/>
          </table:table-cell>
          <table:table-cell table:style-name="ce8" table:formula="of:=MID([.$E233];9;2)">
            <text:p/>
          </table:table-cell>
          <table:table-cell table:style-name="ce8" table:formula="of:=MID([.$E233];11;2)">
            <text:p/>
          </table:table-cell>
          <table:table-cell table:style-name="ce8" table:formula="of:=MID([.$E233];13;2)">
            <text:p/>
          </table:table-cell>
          <table:table-cell table:style-name="ce8" table:formula="of:=MID([.$E233];15;2)">
            <text:p/>
          </table:table-cell>
          <table:table-cell table:style-name="ce8"/>
          <table:table-cell table:formula="of:=CONCATENATE([.F233];&quot; &quot;;[.G233];&quot; &quot;;[.H233];&quot; &quot;;[.I233];&quot; &quot;;[.J233];&quot; &quot;;[.K233];&quot; &quot;;[.L233];&quot; &quot;;[.M233])" office:value-type="string" office:string-value="00 FC      " calcext:value-type="string">
            <text:p>00 FC <text:s text:c="5"/></text:p>
          </table:table-cell>
          <table:table-cell table:formula="of:=HEX2DEC([.F233])" office:value-type="float" office:value="0" calcext:value-type="float">
            <text:p>0</text:p>
          </table:table-cell>
          <table:table-cell table:formula="of:=HEX2DEC([.G233])" office:value-type="float" office:value="252" calcext:value-type="float">
            <text:p>252</text:p>
          </table:table-cell>
          <table:table-cell table:formula="of:=HEX2DEC([.H233])" office:value-type="float" office:value="0" calcext:value-type="float">
            <text:p>0</text:p>
          </table:table-cell>
          <table:table-cell table:formula="of:=HEX2DEC([.I233])" office:value-type="float" office:value="0" calcext:value-type="float">
            <text:p>0</text:p>
          </table:table-cell>
          <table:table-cell table:formula="of:=HEX2DEC([.J233])" office:value-type="float" office:value="0" calcext:value-type="float">
            <text:p>0</text:p>
          </table:table-cell>
          <table:table-cell table:formula="of:=HEX2DEC([.K233])" office:value-type="float" office:value="0" calcext:value-type="float">
            <text:p>0</text:p>
          </table:table-cell>
          <table:table-cell table:formula="of:=HEX2DEC([.L233])" office:value-type="float" office:value="0" calcext:value-type="float">
            <text:p>0</text:p>
          </table:table-cell>
          <table:table-cell table:formula="of:=HEX2DEC([.M233])" office:value-type="float" office:value="0" calcext:value-type="float">
            <text:p>0</text:p>
          </table:table-cell>
          <table:table-cell table:formula="of:=HEX2DEC([.N233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vo li open</text:p>
          </table:table-cell>
          <table:table-cell office:value-type="string" calcext:value-type="string">
            <text:p>t3B6260FE</text:p>
          </table:table-cell>
          <table:table-cell table:style-name="ce6" table:formula="of:=IF([.B234]=&quot;&quot;;&quot;&quot;;MID([.B234];2;3))" office:value-type="string" office:string-value="3B6" calcext:value-type="string">
            <text:p>3B6</text:p>
          </table:table-cell>
          <table:table-cell table:formula="of:=MID([.B234];5;1)" office:value-type="string" office:string-value="2" calcext:value-type="string">
            <text:p>2</text:p>
          </table:table-cell>
          <table:table-cell table:formula="of:=MID([.B234];6;50)" office:value-type="string" office:string-value="60FE" calcext:value-type="string">
            <text:p>60FE</text:p>
          </table:table-cell>
          <table:table-cell table:formula="of:=MID([.$E234];1;2)" office:value-type="string" office:string-value="60" calcext:value-type="string">
            <text:p>60</text:p>
          </table:table-cell>
          <table:table-cell table:style-name="ce8" table:formula="of:=MID([.$E234];3;2)" office:value-type="string" office:string-value="FE" calcext:value-type="string">
            <text:p>FE</text:p>
          </table:table-cell>
          <table:table-cell table:style-name="ce8" table:formula="of:=MID([.$E234];5;2)">
            <text:p/>
          </table:table-cell>
          <table:table-cell table:style-name="ce8" table:formula="of:=MID([.$E234];7;2)">
            <text:p/>
          </table:table-cell>
          <table:table-cell table:style-name="ce8" table:formula="of:=MID([.$E234];9;2)">
            <text:p/>
          </table:table-cell>
          <table:table-cell table:style-name="ce8" table:formula="of:=MID([.$E234];11;2)">
            <text:p/>
          </table:table-cell>
          <table:table-cell table:style-name="ce8" table:formula="of:=MID([.$E234];13;2)">
            <text:p/>
          </table:table-cell>
          <table:table-cell table:style-name="ce8" table:formula="of:=MID([.$E234];15;2)">
            <text:p/>
          </table:table-cell>
          <table:table-cell table:style-name="ce8"/>
          <table:table-cell table:formula="of:=CONCATENATE([.F234];&quot; &quot;;[.G234];&quot; &quot;;[.H234];&quot; &quot;;[.I234];&quot; &quot;;[.J234];&quot; &quot;;[.K234];&quot; &quot;;[.L234];&quot; &quot;;[.M234])" office:value-type="string" office:string-value="60 FE      " calcext:value-type="string">
            <text:p>60 FE <text:s text:c="5"/></text:p>
          </table:table-cell>
          <table:table-cell table:formula="of:=HEX2DEC([.F234])" office:value-type="float" office:value="96" calcext:value-type="float">
            <text:p>96</text:p>
          </table:table-cell>
          <table:table-cell table:formula="of:=HEX2DEC([.G234])" office:value-type="float" office:value="254" calcext:value-type="float">
            <text:p>254</text:p>
          </table:table-cell>
          <table:table-cell table:formula="of:=HEX2DEC([.H234])" office:value-type="float" office:value="0" calcext:value-type="float">
            <text:p>0</text:p>
          </table:table-cell>
          <table:table-cell table:formula="of:=HEX2DEC([.I234])" office:value-type="float" office:value="0" calcext:value-type="float">
            <text:p>0</text:p>
          </table:table-cell>
          <table:table-cell table:formula="of:=HEX2DEC([.J234])" office:value-type="float" office:value="0" calcext:value-type="float">
            <text:p>0</text:p>
          </table:table-cell>
          <table:table-cell table:formula="of:=HEX2DEC([.K234])" office:value-type="float" office:value="0" calcext:value-type="float">
            <text:p>0</text:p>
          </table:table-cell>
          <table:table-cell table:formula="of:=HEX2DEC([.L234])" office:value-type="float" office:value="0" calcext:value-type="float">
            <text:p>0</text:p>
          </table:table-cell>
          <table:table-cell table:formula="of:=HEX2DEC([.M234])" office:value-type="float" office:value="0" calcext:value-type="float">
            <text:p>0</text:p>
          </table:table-cell>
          <table:table-cell table:formula="of:=HEX2DEC([.N234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o re open</text:p>
          </table:table-cell>
          <table:table-cell office:value-type="string" calcext:value-type="string">
            <text:p>t3B825EFE</text:p>
          </table:table-cell>
          <table:table-cell table:style-name="ce6" table:formula="of:=IF([.B236]=&quot;&quot;;&quot;&quot;;MID([.B236];2;3))" office:value-type="string" office:string-value="3B8" calcext:value-type="string">
            <text:p>3B8</text:p>
          </table:table-cell>
          <table:table-cell table:formula="of:=MID([.B236];5;1)" office:value-type="string" office:string-value="2" calcext:value-type="string">
            <text:p>2</text:p>
          </table:table-cell>
          <table:table-cell table:formula="of:=MID([.B236];6;50)" office:value-type="string" office:string-value="5EFE" calcext:value-type="string">
            <text:p>5EFE</text:p>
          </table:table-cell>
          <table:table-cell table:formula="of:=MID([.$E236];1;2)" office:value-type="string" office:string-value="5E" calcext:value-type="string">
            <text:p>5E</text:p>
          </table:table-cell>
          <table:table-cell table:style-name="ce8" table:formula="of:=MID([.$E236];3;2)" office:value-type="string" office:string-value="FE" calcext:value-type="string">
            <text:p>FE</text:p>
          </table:table-cell>
          <table:table-cell table:style-name="ce8" table:formula="of:=MID([.$E236];5;2)">
            <text:p/>
          </table:table-cell>
          <table:table-cell table:style-name="ce8" table:formula="of:=MID([.$E236];7;2)">
            <text:p/>
          </table:table-cell>
          <table:table-cell table:style-name="ce8" table:formula="of:=MID([.$E236];9;2)">
            <text:p/>
          </table:table-cell>
          <table:table-cell table:style-name="ce8" table:formula="of:=MID([.$E236];11;2)">
            <text:p/>
          </table:table-cell>
          <table:table-cell table:style-name="ce8" table:formula="of:=MID([.$E236];13;2)">
            <text:p/>
          </table:table-cell>
          <table:table-cell table:style-name="ce8" table:formula="of:=MID([.$E236];15;2)">
            <text:p/>
          </table:table-cell>
          <table:table-cell table:style-name="ce8"/>
          <table:table-cell table:formula="of:=CONCATENATE([.F236];&quot; &quot;;[.G236];&quot; &quot;;[.H236];&quot; &quot;;[.I236];&quot; &quot;;[.J236];&quot; &quot;;[.K236];&quot; &quot;;[.L236];&quot; &quot;;[.M236])" office:value-type="string" office:string-value="5E FE      " calcext:value-type="string">
            <text:p>5E FE <text:s text:c="5"/></text:p>
          </table:table-cell>
          <table:table-cell table:formula="of:=HEX2DEC([.F236])" office:value-type="float" office:value="94" calcext:value-type="float">
            <text:p>94</text:p>
          </table:table-cell>
          <table:table-cell table:formula="of:=HEX2DEC([.G236])" office:value-type="float" office:value="254" calcext:value-type="float">
            <text:p>254</text:p>
          </table:table-cell>
          <table:table-cell table:formula="of:=HEX2DEC([.H236])" office:value-type="float" office:value="0" calcext:value-type="float">
            <text:p>0</text:p>
          </table:table-cell>
          <table:table-cell table:formula="of:=HEX2DEC([.I236])" office:value-type="float" office:value="0" calcext:value-type="float">
            <text:p>0</text:p>
          </table:table-cell>
          <table:table-cell table:formula="of:=HEX2DEC([.J236])" office:value-type="float" office:value="0" calcext:value-type="float">
            <text:p>0</text:p>
          </table:table-cell>
          <table:table-cell table:formula="of:=HEX2DEC([.K236])" office:value-type="float" office:value="0" calcext:value-type="float">
            <text:p>0</text:p>
          </table:table-cell>
          <table:table-cell table:formula="of:=HEX2DEC([.L236])" office:value-type="float" office:value="0" calcext:value-type="float">
            <text:p>0</text:p>
          </table:table-cell>
          <table:table-cell table:formula="of:=HEX2DEC([.M236])" office:value-type="float" office:value="0" calcext:value-type="float">
            <text:p>0</text:p>
          </table:table-cell>
          <table:table-cell table:formula="of:=HEX2DEC([.N236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vo re closed</text:p>
          </table:table-cell>
          <table:table-cell office:value-type="string" calcext:value-type="string">
            <text:p>t3B8200FC</text:p>
          </table:table-cell>
          <table:table-cell table:style-name="ce6" table:formula="of:=IF([.B237]=&quot;&quot;;&quot;&quot;;MID([.B237];2;3))" office:value-type="string" office:string-value="3B8" calcext:value-type="string">
            <text:p>3B8</text:p>
          </table:table-cell>
          <table:table-cell table:formula="of:=MID([.B237];5;1)" office:value-type="string" office:string-value="2" calcext:value-type="string">
            <text:p>2</text:p>
          </table:table-cell>
          <table:table-cell table:formula="of:=MID([.B237];6;50)" office:value-type="string" office:string-value="00FC" calcext:value-type="string">
            <text:p>00FC</text:p>
          </table:table-cell>
          <table:table-cell table:formula="of:=MID([.$E237];1;2)" office:value-type="string" office:string-value="00" calcext:value-type="string">
            <text:p>00</text:p>
          </table:table-cell>
          <table:table-cell table:style-name="ce8" table:formula="of:=MID([.$E237];3;2)" office:value-type="string" office:string-value="FC" calcext:value-type="string">
            <text:p>FC</text:p>
          </table:table-cell>
          <table:table-cell table:style-name="ce8" table:formula="of:=MID([.$E237];5;2)">
            <text:p/>
          </table:table-cell>
          <table:table-cell table:style-name="ce8" table:formula="of:=MID([.$E237];7;2)">
            <text:p/>
          </table:table-cell>
          <table:table-cell table:style-name="ce8" table:formula="of:=MID([.$E237];9;2)">
            <text:p/>
          </table:table-cell>
          <table:table-cell table:style-name="ce8" table:formula="of:=MID([.$E237];11;2)">
            <text:p/>
          </table:table-cell>
          <table:table-cell table:style-name="ce8" table:formula="of:=MID([.$E237];13;2)">
            <text:p/>
          </table:table-cell>
          <table:table-cell table:style-name="ce8" table:formula="of:=MID([.$E237];15;2)">
            <text:p/>
          </table:table-cell>
          <table:table-cell table:style-name="ce8"/>
          <table:table-cell table:formula="of:=CONCATENATE([.F237];&quot; &quot;;[.G237];&quot; &quot;;[.H237];&quot; &quot;;[.I237];&quot; &quot;;[.J237];&quot; &quot;;[.K237];&quot; &quot;;[.L237];&quot; &quot;;[.M237])" office:value-type="string" office:string-value="00 FC      " calcext:value-type="string">
            <text:p>00 FC <text:s text:c="5"/></text:p>
          </table:table-cell>
          <table:table-cell table:formula="of:=HEX2DEC([.F237])" office:value-type="float" office:value="0" calcext:value-type="float">
            <text:p>0</text:p>
          </table:table-cell>
          <table:table-cell table:formula="of:=HEX2DEC([.G237])" office:value-type="float" office:value="252" calcext:value-type="float">
            <text:p>252</text:p>
          </table:table-cell>
          <table:table-cell table:formula="of:=HEX2DEC([.H237])" office:value-type="float" office:value="0" calcext:value-type="float">
            <text:p>0</text:p>
          </table:table-cell>
          <table:table-cell table:formula="of:=HEX2DEC([.I237])" office:value-type="float" office:value="0" calcext:value-type="float">
            <text:p>0</text:p>
          </table:table-cell>
          <table:table-cell table:formula="of:=HEX2DEC([.J237])" office:value-type="float" office:value="0" calcext:value-type="float">
            <text:p>0</text:p>
          </table:table-cell>
          <table:table-cell table:formula="of:=HEX2DEC([.K237])" office:value-type="float" office:value="0" calcext:value-type="float">
            <text:p>0</text:p>
          </table:table-cell>
          <table:table-cell table:formula="of:=HEX2DEC([.L237])" office:value-type="float" office:value="0" calcext:value-type="float">
            <text:p>0</text:p>
          </table:table-cell>
          <table:table-cell table:formula="of:=HEX2DEC([.M237])" office:value-type="float" office:value="0" calcext:value-type="float">
            <text:p>0</text:p>
          </table:table-cell>
          <table:table-cell table:formula="of:=HEX2DEC([.N237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i re open</text:p>
          </table:table-cell>
          <table:table-cell office:value-type="string" calcext:value-type="string">
            <text:p>t3B925CF2</text:p>
          </table:table-cell>
          <table:table-cell table:style-name="ce6" table:formula="of:=IF([.B239]=&quot;&quot;;&quot;&quot;;MID([.B239];2;3))" office:value-type="string" office:string-value="3B9" calcext:value-type="string">
            <text:p>3B9</text:p>
          </table:table-cell>
          <table:table-cell table:formula="of:=MID([.B239];5;1)" office:value-type="string" office:string-value="2" calcext:value-type="string">
            <text:p>2</text:p>
          </table:table-cell>
          <table:table-cell table:formula="of:=MID([.B239];6;50)" office:value-type="string" office:string-value="5CF2" calcext:value-type="string">
            <text:p>5CF2</text:p>
          </table:table-cell>
          <table:table-cell table:formula="of:=MID([.$E239];1;2)" office:value-type="string" office:string-value="5C" calcext:value-type="string">
            <text:p>5C</text:p>
          </table:table-cell>
          <table:table-cell table:style-name="ce8" table:formula="of:=MID([.$E239];3;2)" office:value-type="string" office:string-value="F2" calcext:value-type="string">
            <text:p>F2</text:p>
          </table:table-cell>
          <table:table-cell table:style-name="ce8" table:formula="of:=MID([.$E239];5;2)">
            <text:p/>
          </table:table-cell>
          <table:table-cell table:style-name="ce8" table:formula="of:=MID([.$E239];7;2)">
            <text:p/>
          </table:table-cell>
          <table:table-cell table:style-name="ce8" table:formula="of:=MID([.$E239];9;2)">
            <text:p/>
          </table:table-cell>
          <table:table-cell table:style-name="ce8" table:formula="of:=MID([.$E239];11;2)">
            <text:p/>
          </table:table-cell>
          <table:table-cell table:style-name="ce8" table:formula="of:=MID([.$E239];13;2)">
            <text:p/>
          </table:table-cell>
          <table:table-cell table:style-name="ce8" table:formula="of:=MID([.$E239];15;2)">
            <text:p/>
          </table:table-cell>
          <table:table-cell table:style-name="ce8"/>
          <table:table-cell table:formula="of:=CONCATENATE([.F239];&quot; &quot;;[.G239];&quot; &quot;;[.H239];&quot; &quot;;[.I239];&quot; &quot;;[.J239];&quot; &quot;;[.K239];&quot; &quot;;[.L239];&quot; &quot;;[.M239])" office:value-type="string" office:string-value="5C F2      " calcext:value-type="string">
            <text:p>5C F2 <text:s text:c="5"/></text:p>
          </table:table-cell>
          <table:table-cell table:formula="of:=HEX2DEC([.F239])" office:value-type="float" office:value="92" calcext:value-type="float">
            <text:p>92</text:p>
          </table:table-cell>
          <table:table-cell table:formula="of:=HEX2DEC([.G239])" office:value-type="float" office:value="242" calcext:value-type="float">
            <text:p>242</text:p>
          </table:table-cell>
          <table:table-cell table:formula="of:=HEX2DEC([.H239])" office:value-type="float" office:value="0" calcext:value-type="float">
            <text:p>0</text:p>
          </table:table-cell>
          <table:table-cell table:formula="of:=HEX2DEC([.I239])" office:value-type="float" office:value="0" calcext:value-type="float">
            <text:p>0</text:p>
          </table:table-cell>
          <table:table-cell table:formula="of:=HEX2DEC([.J239])" office:value-type="float" office:value="0" calcext:value-type="float">
            <text:p>0</text:p>
          </table:table-cell>
          <table:table-cell table:formula="of:=HEX2DEC([.K239])" office:value-type="float" office:value="0" calcext:value-type="float">
            <text:p>0</text:p>
          </table:table-cell>
          <table:table-cell table:formula="of:=HEX2DEC([.L239])" office:value-type="float" office:value="0" calcext:value-type="float">
            <text:p>0</text:p>
          </table:table-cell>
          <table:table-cell table:formula="of:=HEX2DEC([.M239])" office:value-type="float" office:value="0" calcext:value-type="float">
            <text:p>0</text:p>
          </table:table-cell>
          <table:table-cell table:formula="of:=HEX2DEC([.N239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hi re closed</text:p>
          </table:table-cell>
          <table:table-cell office:value-type="string" calcext:value-type="string">
            <text:p>t3B9200F0</text:p>
          </table:table-cell>
          <table:table-cell table:style-name="ce6" table:formula="of:=IF([.B240]=&quot;&quot;;&quot;&quot;;MID([.B240];2;3))" office:value-type="string" office:string-value="3B9" calcext:value-type="string">
            <text:p>3B9</text:p>
          </table:table-cell>
          <table:table-cell table:formula="of:=MID([.B240];5;1)" office:value-type="string" office:string-value="2" calcext:value-type="string">
            <text:p>2</text:p>
          </table:table-cell>
          <table:table-cell table:formula="of:=MID([.B240];6;50)" office:value-type="string" office:string-value="00F0" calcext:value-type="string">
            <text:p>00F0</text:p>
          </table:table-cell>
          <table:table-cell table:formula="of:=MID([.$E240];1;2)" office:value-type="string" office:string-value="00" calcext:value-type="string">
            <text:p>00</text:p>
          </table:table-cell>
          <table:table-cell table:style-name="ce8" table:formula="of:=MID([.$E240];3;2)" office:value-type="string" office:string-value="F0" calcext:value-type="string">
            <text:p>F0</text:p>
          </table:table-cell>
          <table:table-cell table:style-name="ce8" table:formula="of:=MID([.$E240];5;2)">
            <text:p/>
          </table:table-cell>
          <table:table-cell table:style-name="ce8" table:formula="of:=MID([.$E240];7;2)">
            <text:p/>
          </table:table-cell>
          <table:table-cell table:style-name="ce8" table:formula="of:=MID([.$E240];9;2)">
            <text:p/>
          </table:table-cell>
          <table:table-cell table:style-name="ce8" table:formula="of:=MID([.$E240];11;2)">
            <text:p/>
          </table:table-cell>
          <table:table-cell table:style-name="ce8" table:formula="of:=MID([.$E240];13;2)">
            <text:p/>
          </table:table-cell>
          <table:table-cell table:style-name="ce8" table:formula="of:=MID([.$E240];15;2)">
            <text:p/>
          </table:table-cell>
          <table:table-cell table:style-name="ce8"/>
          <table:table-cell table:formula="of:=CONCATENATE([.F240];&quot; &quot;;[.G240];&quot; &quot;;[.H240];&quot; &quot;;[.I240];&quot; &quot;;[.J240];&quot; &quot;;[.K240];&quot; &quot;;[.L240];&quot; &quot;;[.M240])" office:value-type="string" office:string-value="00 F0      " calcext:value-type="string">
            <text:p>00 F0 <text:s text:c="5"/></text:p>
          </table:table-cell>
          <table:table-cell table:formula="of:=HEX2DEC([.F240])" office:value-type="float" office:value="0" calcext:value-type="float">
            <text:p>0</text:p>
          </table:table-cell>
          <table:table-cell table:formula="of:=HEX2DEC([.G240])" office:value-type="float" office:value="240" calcext:value-type="float">
            <text:p>240</text:p>
          </table:table-cell>
          <table:table-cell table:formula="of:=HEX2DEC([.H240])" office:value-type="float" office:value="0" calcext:value-type="float">
            <text:p>0</text:p>
          </table:table-cell>
          <table:table-cell table:formula="of:=HEX2DEC([.I240])" office:value-type="float" office:value="0" calcext:value-type="float">
            <text:p>0</text:p>
          </table:table-cell>
          <table:table-cell table:formula="of:=HEX2DEC([.J240])" office:value-type="float" office:value="0" calcext:value-type="float">
            <text:p>0</text:p>
          </table:table-cell>
          <table:table-cell table:formula="of:=HEX2DEC([.K240])" office:value-type="float" office:value="0" calcext:value-type="float">
            <text:p>0</text:p>
          </table:table-cell>
          <table:table-cell table:formula="of:=HEX2DEC([.L240])" office:value-type="float" office:value="0" calcext:value-type="float">
            <text:p>0</text:p>
          </table:table-cell>
          <table:table-cell table:formula="of:=HEX2DEC([.M240])" office:value-type="float" office:value="0" calcext:value-type="float">
            <text:p>0</text:p>
          </table:table-cell>
          <table:table-cell table:formula="of:=HEX2DEC([.N240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 table:formula="of:=IF([.B241]=&quot;&quot;;&quot;&quot;;MID([.B241];2;3))">
            <text:p/>
          </table:table-cell>
          <table:table-cell table:formula="of:=MID([.B241];5;1)">
            <text:p/>
          </table:table-cell>
          <table:table-cell table:formula="of:=MID([.B241];6;50)">
            <text:p/>
          </table:table-cell>
          <table:table-cell table:formula="of:=MID([.$E241];1;2)">
            <text:p/>
          </table:table-cell>
          <table:table-cell table:style-name="ce8" table:formula="of:=MID([.$E241];3;2)">
            <text:p/>
          </table:table-cell>
          <table:table-cell table:style-name="ce8" table:formula="of:=MID([.$E241];5;2)">
            <text:p/>
          </table:table-cell>
          <table:table-cell table:style-name="ce8" table:formula="of:=MID([.$E241];7;2)">
            <text:p/>
          </table:table-cell>
          <table:table-cell table:style-name="ce8" table:formula="of:=MID([.$E241];9;2)">
            <text:p/>
          </table:table-cell>
          <table:table-cell table:style-name="ce8" table:formula="of:=MID([.$E241];11;2)">
            <text:p/>
          </table:table-cell>
          <table:table-cell table:style-name="ce8" table:formula="of:=MID([.$E241];13;2)">
            <text:p/>
          </table:table-cell>
          <table:table-cell table:style-name="ce8" table:formula="of:=MID([.$E241];15;2)">
            <text:p/>
          </table:table-cell>
          <table:table-cell table:style-name="ce8"/>
          <table:table-cell table:formula="of:=CONCATENATE([.F241];&quot; &quot;;[.G241];&quot; &quot;;[.H241];&quot; &quot;;[.I241];&quot; &quot;;[.J241];&quot; &quot;;[.K241];&quot; &quot;;[.L241];&quot; &quot;;[.M241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4">
          <table:table-cell table:style-name="ce3" office:value-type="string" calcext:value-type="string">
            <text:p>Light status</text:p>
          </table:table-cell>
          <table:table-cell/>
          <table:table-cell table:style-name="ce6" table:formula="of:=IF([.B242]=&quot;&quot;;&quot;&quot;;MID([.B242];2;3))">
            <text:p/>
          </table:table-cell>
          <table:table-cell table:formula="of:=MID([.B242];5;1)">
            <text:p/>
          </table:table-cell>
          <table:table-cell table:formula="of:=MID([.B242];6;50)">
            <text:p/>
          </table:table-cell>
          <table:table-cell table:formula="of:=MID([.$E242];1;2)">
            <text:p/>
          </table:table-cell>
          <table:table-cell table:style-name="ce8" table:formula="of:=MID([.$E242];3;2)">
            <text:p/>
          </table:table-cell>
          <table:table-cell table:style-name="ce8" table:formula="of:=MID([.$E242];5;2)">
            <text:p/>
          </table:table-cell>
          <table:table-cell table:style-name="ce8" table:formula="of:=MID([.$E242];7;2)">
            <text:p/>
          </table:table-cell>
          <table:table-cell table:style-name="ce8" table:formula="of:=MID([.$E242];9;2)">
            <text:p/>
          </table:table-cell>
          <table:table-cell table:style-name="ce8" table:formula="of:=MID([.$E242];11;2)">
            <text:p/>
          </table:table-cell>
          <table:table-cell table:style-name="ce8" table:formula="of:=MID([.$E242];13;2)">
            <text:p/>
          </table:table-cell>
          <table:table-cell table:style-name="ce8" table:formula="of:=MID([.$E242];15;2)">
            <text:p/>
          </table:table-cell>
          <table:table-cell table:style-name="ce8"/>
          <table:table-cell table:formula="of:=CONCATENATE([.F242];&quot; &quot;;[.G242];&quot; &quot;;[.H242];&quot; &quot;;[.I242];&quot; &quot;;[.J242];&quot; &quot;;[.K242];&quot; &quot;;[.L242];&quot; &quot;;[.M242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icht aus, keine Bremse</text:p>
          </table:table-cell>
          <table:table-cell table:style-name="ce4" office:value-type="string" calcext:value-type="string">
            <text:p>t21A30030FC</text:p>
          </table:table-cell>
          <table:table-cell table:style-name="ce6" table:formula="of:=IF([.B243]=&quot;&quot;;&quot;&quot;;MID([.B243];2;3))" office:value-type="string" office:string-value="21A" calcext:value-type="string">
            <text:p>21A</text:p>
          </table:table-cell>
          <table:table-cell table:formula="of:=MID([.B243];5;1)" office:value-type="string" office:string-value="3" calcext:value-type="string">
            <text:p>3</text:p>
          </table:table-cell>
          <table:table-cell table:formula="of:=MID([.B243];6;50)" office:value-type="string" office:string-value="0030FC" calcext:value-type="string">
            <text:p>0030FC</text:p>
          </table:table-cell>
          <table:table-cell table:formula="of:=MID([.$E243];1;2)" office:value-type="string" office:string-value="00" calcext:value-type="string">
            <text:p>00</text:p>
          </table:table-cell>
          <table:table-cell table:style-name="ce8" table:formula="of:=MID([.$E243];3;2)" office:value-type="string" office:string-value="30" calcext:value-type="string">
            <text:p>30</text:p>
          </table:table-cell>
          <table:table-cell table:style-name="ce8" table:formula="of:=MID([.$E243];5;2)" office:value-type="string" office:string-value="FC" calcext:value-type="string">
            <text:p>FC</text:p>
          </table:table-cell>
          <table:table-cell table:style-name="ce8" table:formula="of:=MID([.$E243];7;2)">
            <text:p/>
          </table:table-cell>
          <table:table-cell table:style-name="ce8" table:formula="of:=MID([.$E243];9;2)">
            <text:p/>
          </table:table-cell>
          <table:table-cell table:style-name="ce8" table:formula="of:=MID([.$E243];11;2)">
            <text:p/>
          </table:table-cell>
          <table:table-cell table:style-name="ce8" table:formula="of:=MID([.$E243];13;2)">
            <text:p/>
          </table:table-cell>
          <table:table-cell table:style-name="ce8" table:formula="of:=MID([.$E243];15;2)">
            <text:p/>
          </table:table-cell>
          <table:table-cell table:style-name="ce8"/>
          <table:table-cell table:formula="of:=CONCATENATE([.F243];&quot; &quot;;[.G243];&quot; &quot;;[.H243];&quot; &quot;;[.I243];&quot; &quot;;[.J243];&quot; &quot;;[.K243];&quot; &quot;;[.L243];&quot; &quot;;[.M243])" office:value-type="string" office:string-value="00 30 FC     " calcext:value-type="string">
            <text:p>00 30 FC <text:s text:c="4"/></text:p>
          </table:table-cell>
          <table:table-cell table:formula="of:=HEX2DEC([.F243])" office:value-type="float" office:value="0" calcext:value-type="float">
            <text:p>0</text:p>
          </table:table-cell>
          <table:table-cell table:formula="of:=HEX2DEC([.G243])" office:value-type="float" office:value="48" calcext:value-type="float">
            <text:p>48</text:p>
          </table:table-cell>
          <table:table-cell table:formula="of:=HEX2DEC([.H243])" office:value-type="float" office:value="252" calcext:value-type="float">
            <text:p>252</text:p>
          </table:table-cell>
          <table:table-cell table:formula="of:=HEX2DEC([.I243])" office:value-type="float" office:value="0" calcext:value-type="float">
            <text:p>0</text:p>
          </table:table-cell>
          <table:table-cell table:formula="of:=HEX2DEC([.J243])" office:value-type="float" office:value="0" calcext:value-type="float">
            <text:p>0</text:p>
          </table:table-cell>
          <table:table-cell table:formula="of:=HEX2DEC([.K243])" office:value-type="float" office:value="0" calcext:value-type="float">
            <text:p>0</text:p>
          </table:table-cell>
          <table:table-cell table:formula="of:=HEX2DEC([.L243])" office:value-type="float" office:value="0" calcext:value-type="float">
            <text:p>0</text:p>
          </table:table-cell>
          <table:table-cell table:formula="of:=HEX2DEC([.M243])" office:value-type="float" office:value="0" calcext:value-type="float">
            <text:p>0</text:p>
          </table:table-cell>
          <table:table-cell table:formula="of:=HEX2DEC([.N243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tandlicht, keine Bremse</text:p>
          </table:table-cell>
          <table:table-cell office:value-type="string" calcext:value-type="string">
            <text:p>t21A30432FC</text:p>
          </table:table-cell>
          <table:table-cell table:style-name="ce6" table:formula="of:=IF([.B244]=&quot;&quot;;&quot;&quot;;MID([.B244];2;3))" office:value-type="string" office:string-value="21A" calcext:value-type="string">
            <text:p>21A</text:p>
          </table:table-cell>
          <table:table-cell table:formula="of:=MID([.B244];5;1)" office:value-type="string" office:string-value="3" calcext:value-type="string">
            <text:p>3</text:p>
          </table:table-cell>
          <table:table-cell table:formula="of:=MID([.B244];6;50)" office:value-type="string" office:string-value="0432FC" calcext:value-type="string">
            <text:p>0432FC</text:p>
          </table:table-cell>
          <table:table-cell table:formula="of:=MID([.$E244];1;2)" office:value-type="string" office:string-value="04" calcext:value-type="string">
            <text:p>04</text:p>
          </table:table-cell>
          <table:table-cell table:style-name="ce8" table:formula="of:=MID([.$E244];3;2)" office:value-type="string" office:string-value="32" calcext:value-type="string">
            <text:p>32</text:p>
          </table:table-cell>
          <table:table-cell table:style-name="ce8" table:formula="of:=MID([.$E244];5;2)" office:value-type="string" office:string-value="FC" calcext:value-type="string">
            <text:p>FC</text:p>
          </table:table-cell>
          <table:table-cell table:style-name="ce8" table:formula="of:=MID([.$E244];7;2)">
            <text:p/>
          </table:table-cell>
          <table:table-cell table:style-name="ce8" table:formula="of:=MID([.$E244];9;2)">
            <text:p/>
          </table:table-cell>
          <table:table-cell table:style-name="ce8" table:formula="of:=MID([.$E244];11;2)">
            <text:p/>
          </table:table-cell>
          <table:table-cell table:style-name="ce8" table:formula="of:=MID([.$E244];13;2)">
            <text:p/>
          </table:table-cell>
          <table:table-cell table:style-name="ce8" table:formula="of:=MID([.$E244];15;2)">
            <text:p/>
          </table:table-cell>
          <table:table-cell table:style-name="ce8"/>
          <table:table-cell table:formula="of:=CONCATENATE([.F244];&quot; &quot;;[.G244];&quot; &quot;;[.H244];&quot; &quot;;[.I244];&quot; &quot;;[.J244];&quot; &quot;;[.K244];&quot; &quot;;[.L244];&quot; &quot;;[.M244])" office:value-type="string" office:string-value="04 32 FC     " calcext:value-type="string">
            <text:p>04 32 FC <text:s text:c="4"/></text:p>
          </table:table-cell>
          <table:table-cell table:formula="of:=HEX2DEC([.F244])" office:value-type="float" office:value="4" calcext:value-type="float">
            <text:p>4</text:p>
          </table:table-cell>
          <table:table-cell table:formula="of:=HEX2DEC([.G244])" office:value-type="float" office:value="50" calcext:value-type="float">
            <text:p>50</text:p>
          </table:table-cell>
          <table:table-cell table:formula="of:=HEX2DEC([.H244])" office:value-type="float" office:value="252" calcext:value-type="float">
            <text:p>252</text:p>
          </table:table-cell>
          <table:table-cell table:formula="of:=HEX2DEC([.I244])" office:value-type="float" office:value="0" calcext:value-type="float">
            <text:p>0</text:p>
          </table:table-cell>
          <table:table-cell table:formula="of:=HEX2DEC([.J244])" office:value-type="float" office:value="0" calcext:value-type="float">
            <text:p>0</text:p>
          </table:table-cell>
          <table:table-cell table:formula="of:=HEX2DEC([.K244])" office:value-type="float" office:value="0" calcext:value-type="float">
            <text:p>0</text:p>
          </table:table-cell>
          <table:table-cell table:formula="of:=HEX2DEC([.L244])" office:value-type="float" office:value="0" calcext:value-type="float">
            <text:p>0</text:p>
          </table:table-cell>
          <table:table-cell table:formula="of:=HEX2DEC([.M244])" office:value-type="float" office:value="0" calcext:value-type="float">
            <text:p>0</text:p>
          </table:table-cell>
          <table:table-cell table:formula="of:=HEX2DEC([.N244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Abblendlicht, keine Bremse</text:p>
          </table:table-cell>
          <table:table-cell office:value-type="string" calcext:value-type="string">
            <text:p>t21A30532FC</text:p>
          </table:table-cell>
          <table:table-cell table:style-name="ce6" table:formula="of:=IF([.B245]=&quot;&quot;;&quot;&quot;;MID([.B245];2;3))" office:value-type="string" office:string-value="21A" calcext:value-type="string">
            <text:p>21A</text:p>
          </table:table-cell>
          <table:table-cell table:formula="of:=MID([.B245];5;1)" office:value-type="string" office:string-value="3" calcext:value-type="string">
            <text:p>3</text:p>
          </table:table-cell>
          <table:table-cell table:formula="of:=MID([.B245];6;50)" office:value-type="string" office:string-value="0532FC" calcext:value-type="string">
            <text:p>0532FC</text:p>
          </table:table-cell>
          <table:table-cell table:formula="of:=MID([.$E245];1;2)" office:value-type="string" office:string-value="05" calcext:value-type="string">
            <text:p>05</text:p>
          </table:table-cell>
          <table:table-cell table:style-name="ce8" table:formula="of:=MID([.$E245];3;2)" office:value-type="string" office:string-value="32" calcext:value-type="string">
            <text:p>32</text:p>
          </table:table-cell>
          <table:table-cell table:style-name="ce8" table:formula="of:=MID([.$E245];5;2)" office:value-type="string" office:string-value="FC" calcext:value-type="string">
            <text:p>FC</text:p>
          </table:table-cell>
          <table:table-cell table:style-name="ce8" table:formula="of:=MID([.$E245];7;2)">
            <text:p/>
          </table:table-cell>
          <table:table-cell table:style-name="ce8" table:formula="of:=MID([.$E245];9;2)">
            <text:p/>
          </table:table-cell>
          <table:table-cell table:style-name="ce8" table:formula="of:=MID([.$E245];11;2)">
            <text:p/>
          </table:table-cell>
          <table:table-cell table:style-name="ce8" table:formula="of:=MID([.$E245];13;2)">
            <text:p/>
          </table:table-cell>
          <table:table-cell table:style-name="ce8" table:formula="of:=MID([.$E245];15;2)">
            <text:p/>
          </table:table-cell>
          <table:table-cell table:style-name="ce8"/>
          <table:table-cell table:formula="of:=CONCATENATE([.F245];&quot; &quot;;[.G245];&quot; &quot;;[.H245];&quot; &quot;;[.I245];&quot; &quot;;[.J245];&quot; &quot;;[.K245];&quot; &quot;;[.L245];&quot; &quot;;[.M245])" office:value-type="string" office:string-value="05 32 FC     " calcext:value-type="string">
            <text:p>05 32 FC <text:s text:c="4"/></text:p>
          </table:table-cell>
          <table:table-cell table:formula="of:=HEX2DEC([.F245])" office:value-type="float" office:value="5" calcext:value-type="float">
            <text:p>5</text:p>
          </table:table-cell>
          <table:table-cell table:formula="of:=HEX2DEC([.G245])" office:value-type="float" office:value="50" calcext:value-type="float">
            <text:p>50</text:p>
          </table:table-cell>
          <table:table-cell table:formula="of:=HEX2DEC([.H245])" office:value-type="float" office:value="252" calcext:value-type="float">
            <text:p>252</text:p>
          </table:table-cell>
          <table:table-cell table:formula="of:=HEX2DEC([.I245])" office:value-type="float" office:value="0" calcext:value-type="float">
            <text:p>0</text:p>
          </table:table-cell>
          <table:table-cell table:formula="of:=HEX2DEC([.J245])" office:value-type="float" office:value="0" calcext:value-type="float">
            <text:p>0</text:p>
          </table:table-cell>
          <table:table-cell table:formula="of:=HEX2DEC([.K245])" office:value-type="float" office:value="0" calcext:value-type="float">
            <text:p>0</text:p>
          </table:table-cell>
          <table:table-cell table:formula="of:=HEX2DEC([.L245])" office:value-type="float" office:value="0" calcext:value-type="float">
            <text:p>0</text:p>
          </table:table-cell>
          <table:table-cell table:formula="of:=HEX2DEC([.M245])" office:value-type="float" office:value="0" calcext:value-type="float">
            <text:p>0</text:p>
          </table:table-cell>
          <table:table-cell table:formula="of:=HEX2DEC([.N245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6" table:formula="of:=IF([.B246]=&quot;&quot;;&quot;&quot;;MID([.B246];2;3))">
            <text:p/>
          </table:table-cell>
          <table:table-cell table:formula="of:=MID([.B246];5;1)">
            <text:p/>
          </table:table-cell>
          <table:table-cell table:formula="of:=MID([.B246];6;50)">
            <text:p/>
          </table:table-cell>
          <table:table-cell table:formula="of:=MID([.$E246];1;2)">
            <text:p/>
          </table:table-cell>
          <table:table-cell table:style-name="ce8" table:formula="of:=MID([.$E246];3;2)">
            <text:p/>
          </table:table-cell>
          <table:table-cell table:style-name="ce8" table:formula="of:=MID([.$E246];5;2)">
            <text:p/>
          </table:table-cell>
          <table:table-cell table:style-name="ce8" table:formula="of:=MID([.$E246];7;2)">
            <text:p/>
          </table:table-cell>
          <table:table-cell table:style-name="ce8" table:formula="of:=MID([.$E246];9;2)">
            <text:p/>
          </table:table-cell>
          <table:table-cell table:style-name="ce8" table:formula="of:=MID([.$E246];11;2)">
            <text:p/>
          </table:table-cell>
          <table:table-cell table:style-name="ce8" table:formula="of:=MID([.$E246];13;2)">
            <text:p/>
          </table:table-cell>
          <table:table-cell table:style-name="ce8" table:formula="of:=MID([.$E246];15;2)">
            <text:p/>
          </table:table-cell>
          <table:table-cell table:style-name="ce8"/>
          <table:table-cell table:formula="of:=CONCATENATE([.F246];&quot; &quot;;[.G246];&quot; &quot;;[.H246];&quot; &quot;;[.I246];&quot; &quot;;[.J246];&quot; &quot;;[.K246];&quot; &quot;;[.L246];&quot; &quot;;[.M246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icht aus, Bremse</text:p>
          </table:table-cell>
          <table:table-cell office:value-type="string" calcext:value-type="string">
            <text:p>t21A38030FC</text:p>
          </table:table-cell>
          <table:table-cell table:style-name="ce6" table:formula="of:=IF([.B247]=&quot;&quot;;&quot;&quot;;MID([.B247];2;3))" office:value-type="string" office:string-value="21A" calcext:value-type="string">
            <text:p>21A</text:p>
          </table:table-cell>
          <table:table-cell table:formula="of:=MID([.B247];5;1)" office:value-type="string" office:string-value="3" calcext:value-type="string">
            <text:p>3</text:p>
          </table:table-cell>
          <table:table-cell table:formula="of:=MID([.B247];6;50)" office:value-type="string" office:string-value="8030FC" calcext:value-type="string">
            <text:p>8030FC</text:p>
          </table:table-cell>
          <table:table-cell table:formula="of:=MID([.$E247];1;2)" office:value-type="string" office:string-value="80" calcext:value-type="string">
            <text:p>80</text:p>
          </table:table-cell>
          <table:table-cell table:style-name="ce8" table:formula="of:=MID([.$E247];3;2)" office:value-type="string" office:string-value="30" calcext:value-type="string">
            <text:p>30</text:p>
          </table:table-cell>
          <table:table-cell table:style-name="ce8" table:formula="of:=MID([.$E247];5;2)" office:value-type="string" office:string-value="FC" calcext:value-type="string">
            <text:p>FC</text:p>
          </table:table-cell>
          <table:table-cell table:style-name="ce8" table:formula="of:=MID([.$E247];7;2)">
            <text:p/>
          </table:table-cell>
          <table:table-cell table:style-name="ce8" table:formula="of:=MID([.$E247];9;2)">
            <text:p/>
          </table:table-cell>
          <table:table-cell table:style-name="ce8" table:formula="of:=MID([.$E247];11;2)">
            <text:p/>
          </table:table-cell>
          <table:table-cell table:style-name="ce8" table:formula="of:=MID([.$E247];13;2)">
            <text:p/>
          </table:table-cell>
          <table:table-cell table:style-name="ce8" table:formula="of:=MID([.$E247];15;2)">
            <text:p/>
          </table:table-cell>
          <table:table-cell table:style-name="ce8"/>
          <table:table-cell table:formula="of:=CONCATENATE([.F247];&quot; &quot;;[.G247];&quot; &quot;;[.H247];&quot; &quot;;[.I247];&quot; &quot;;[.J247];&quot; &quot;;[.K247];&quot; &quot;;[.L247];&quot; &quot;;[.M247])" office:value-type="string" office:string-value="80 30 FC     " calcext:value-type="string">
            <text:p>80 30 FC <text:s text:c="4"/></text:p>
          </table:table-cell>
          <table:table-cell table:formula="of:=HEX2DEC([.F247])" office:value-type="float" office:value="128" calcext:value-type="float">
            <text:p>128</text:p>
          </table:table-cell>
          <table:table-cell table:formula="of:=HEX2DEC([.G247])" office:value-type="float" office:value="48" calcext:value-type="float">
            <text:p>48</text:p>
          </table:table-cell>
          <table:table-cell table:formula="of:=HEX2DEC([.H247])" office:value-type="float" office:value="252" calcext:value-type="float">
            <text:p>252</text:p>
          </table:table-cell>
          <table:table-cell table:formula="of:=HEX2DEC([.I247])" office:value-type="float" office:value="0" calcext:value-type="float">
            <text:p>0</text:p>
          </table:table-cell>
          <table:table-cell table:formula="of:=HEX2DEC([.J247])" office:value-type="float" office:value="0" calcext:value-type="float">
            <text:p>0</text:p>
          </table:table-cell>
          <table:table-cell table:formula="of:=HEX2DEC([.K247])" office:value-type="float" office:value="0" calcext:value-type="float">
            <text:p>0</text:p>
          </table:table-cell>
          <table:table-cell table:formula="of:=HEX2DEC([.L247])" office:value-type="float" office:value="0" calcext:value-type="float">
            <text:p>0</text:p>
          </table:table-cell>
          <table:table-cell table:formula="of:=HEX2DEC([.M247])" office:value-type="float" office:value="0" calcext:value-type="float">
            <text:p>0</text:p>
          </table:table-cell>
          <table:table-cell table:formula="of:=HEX2DEC([.N247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tandlicht Bremse</text:p>
          </table:table-cell>
          <table:table-cell office:value-type="string" calcext:value-type="string">
            <text:p>t21A38432FC</text:p>
          </table:table-cell>
          <table:table-cell table:style-name="ce6" table:formula="of:=IF([.B248]=&quot;&quot;;&quot;&quot;;MID([.B248];2;3))" office:value-type="string" office:string-value="21A" calcext:value-type="string">
            <text:p>21A</text:p>
          </table:table-cell>
          <table:table-cell table:formula="of:=MID([.B248];5;1)" office:value-type="string" office:string-value="3" calcext:value-type="string">
            <text:p>3</text:p>
          </table:table-cell>
          <table:table-cell table:formula="of:=MID([.B248];6;50)" office:value-type="string" office:string-value="8432FC" calcext:value-type="string">
            <text:p>8432FC</text:p>
          </table:table-cell>
          <table:table-cell table:formula="of:=MID([.$E248];1;2)" office:value-type="string" office:string-value="84" calcext:value-type="string">
            <text:p>84</text:p>
          </table:table-cell>
          <table:table-cell table:style-name="ce8" table:formula="of:=MID([.$E248];3;2)" office:value-type="string" office:string-value="32" calcext:value-type="string">
            <text:p>32</text:p>
          </table:table-cell>
          <table:table-cell table:style-name="ce8" table:formula="of:=MID([.$E248];5;2)" office:value-type="string" office:string-value="FC" calcext:value-type="string">
            <text:p>FC</text:p>
          </table:table-cell>
          <table:table-cell table:style-name="ce8" table:formula="of:=MID([.$E248];7;2)">
            <text:p/>
          </table:table-cell>
          <table:table-cell table:style-name="ce8" table:formula="of:=MID([.$E248];9;2)">
            <text:p/>
          </table:table-cell>
          <table:table-cell table:style-name="ce8" table:formula="of:=MID([.$E248];11;2)">
            <text:p/>
          </table:table-cell>
          <table:table-cell table:style-name="ce8" table:formula="of:=MID([.$E248];13;2)">
            <text:p/>
          </table:table-cell>
          <table:table-cell table:style-name="ce8" table:formula="of:=MID([.$E248];15;2)">
            <text:p/>
          </table:table-cell>
          <table:table-cell table:style-name="ce8"/>
          <table:table-cell table:formula="of:=CONCATENATE([.F248];&quot; &quot;;[.G248];&quot; &quot;;[.H248];&quot; &quot;;[.I248];&quot; &quot;;[.J248];&quot; &quot;;[.K248];&quot; &quot;;[.L248];&quot; &quot;;[.M248])" office:value-type="string" office:string-value="84 32 FC     " calcext:value-type="string">
            <text:p>84 32 FC <text:s text:c="4"/></text:p>
          </table:table-cell>
          <table:table-cell table:formula="of:=HEX2DEC([.F248])" office:value-type="float" office:value="132" calcext:value-type="float">
            <text:p>132</text:p>
          </table:table-cell>
          <table:table-cell table:formula="of:=HEX2DEC([.G248])" office:value-type="float" office:value="50" calcext:value-type="float">
            <text:p>50</text:p>
          </table:table-cell>
          <table:table-cell table:formula="of:=HEX2DEC([.H248])" office:value-type="float" office:value="252" calcext:value-type="float">
            <text:p>252</text:p>
          </table:table-cell>
          <table:table-cell table:formula="of:=HEX2DEC([.I248])" office:value-type="float" office:value="0" calcext:value-type="float">
            <text:p>0</text:p>
          </table:table-cell>
          <table:table-cell table:formula="of:=HEX2DEC([.J248])" office:value-type="float" office:value="0" calcext:value-type="float">
            <text:p>0</text:p>
          </table:table-cell>
          <table:table-cell table:formula="of:=HEX2DEC([.K248])" office:value-type="float" office:value="0" calcext:value-type="float">
            <text:p>0</text:p>
          </table:table-cell>
          <table:table-cell table:formula="of:=HEX2DEC([.L248])" office:value-type="float" office:value="0" calcext:value-type="float">
            <text:p>0</text:p>
          </table:table-cell>
          <table:table-cell table:formula="of:=HEX2DEC([.M248])" office:value-type="float" office:value="0" calcext:value-type="float">
            <text:p>0</text:p>
          </table:table-cell>
          <table:table-cell table:formula="of:=HEX2DEC([.N248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abb bremse</text:p>
          </table:table-cell>
          <table:table-cell office:value-type="string" calcext:value-type="string">
            <text:p>t21A38532FC</text:p>
          </table:table-cell>
          <table:table-cell table:style-name="ce6" table:formula="of:=IF([.B249]=&quot;&quot;;&quot;&quot;;MID([.B249];2;3))" office:value-type="string" office:string-value="21A" calcext:value-type="string">
            <text:p>21A</text:p>
          </table:table-cell>
          <table:table-cell table:formula="of:=MID([.B249];5;1)" office:value-type="string" office:string-value="3" calcext:value-type="string">
            <text:p>3</text:p>
          </table:table-cell>
          <table:table-cell table:formula="of:=MID([.B249];6;50)" office:value-type="string" office:string-value="8532FC" calcext:value-type="string">
            <text:p>8532FC</text:p>
          </table:table-cell>
          <table:table-cell table:formula="of:=MID([.$E249];1;2)" office:value-type="string" office:string-value="85" calcext:value-type="string">
            <text:p>85</text:p>
          </table:table-cell>
          <table:table-cell table:style-name="ce8" table:formula="of:=MID([.$E249];3;2)" office:value-type="string" office:string-value="32" calcext:value-type="string">
            <text:p>32</text:p>
          </table:table-cell>
          <table:table-cell table:style-name="ce8" table:formula="of:=MID([.$E249];5;2)" office:value-type="string" office:string-value="FC" calcext:value-type="string">
            <text:p>FC</text:p>
          </table:table-cell>
          <table:table-cell table:style-name="ce8" table:formula="of:=MID([.$E249];7;2)">
            <text:p/>
          </table:table-cell>
          <table:table-cell table:style-name="ce8" table:formula="of:=MID([.$E249];9;2)">
            <text:p/>
          </table:table-cell>
          <table:table-cell table:style-name="ce8" table:formula="of:=MID([.$E249];11;2)">
            <text:p/>
          </table:table-cell>
          <table:table-cell table:style-name="ce8" table:formula="of:=MID([.$E249];13;2)">
            <text:p/>
          </table:table-cell>
          <table:table-cell table:style-name="ce8" table:formula="of:=MID([.$E249];15;2)">
            <text:p/>
          </table:table-cell>
          <table:table-cell table:style-name="ce8"/>
          <table:table-cell table:formula="of:=CONCATENATE([.F249];&quot; &quot;;[.G249];&quot; &quot;;[.H249];&quot; &quot;;[.I249];&quot; &quot;;[.J249];&quot; &quot;;[.K249];&quot; &quot;;[.L249];&quot; &quot;;[.M249])" office:value-type="string" office:string-value="85 32 FC     " calcext:value-type="string">
            <text:p>85 32 FC <text:s text:c="4"/></text:p>
          </table:table-cell>
          <table:table-cell table:formula="of:=HEX2DEC([.F249])" office:value-type="float" office:value="133" calcext:value-type="float">
            <text:p>133</text:p>
          </table:table-cell>
          <table:table-cell table:formula="of:=HEX2DEC([.G249])" office:value-type="float" office:value="50" calcext:value-type="float">
            <text:p>50</text:p>
          </table:table-cell>
          <table:table-cell table:formula="of:=HEX2DEC([.H249])" office:value-type="float" office:value="252" calcext:value-type="float">
            <text:p>252</text:p>
          </table:table-cell>
          <table:table-cell table:formula="of:=HEX2DEC([.I249])" office:value-type="float" office:value="0" calcext:value-type="float">
            <text:p>0</text:p>
          </table:table-cell>
          <table:table-cell table:formula="of:=HEX2DEC([.J249])" office:value-type="float" office:value="0" calcext:value-type="float">
            <text:p>0</text:p>
          </table:table-cell>
          <table:table-cell table:formula="of:=HEX2DEC([.K249])" office:value-type="float" office:value="0" calcext:value-type="float">
            <text:p>0</text:p>
          </table:table-cell>
          <table:table-cell table:formula="of:=HEX2DEC([.L249])" office:value-type="float" office:value="0" calcext:value-type="float">
            <text:p>0</text:p>
          </table:table-cell>
          <table:table-cell table:formula="of:=HEX2DEC([.M249])" office:value-type="float" office:value="0" calcext:value-type="float">
            <text:p>0</text:p>
          </table:table-cell>
          <table:table-cell table:formula="of:=HEX2DEC([.N249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tandlicht und nebel vorn, keine bremse</text:p>
          </table:table-cell>
          <table:table-cell office:value-type="string" calcext:value-type="string">
            <text:p>t21A32432FC</text:p>
          </table:table-cell>
          <table:table-cell table:style-name="ce6" table:formula="of:=IF([.B251]=&quot;&quot;;&quot;&quot;;MID([.B251];2;3))" office:value-type="string" office:string-value="21A" calcext:value-type="string">
            <text:p>21A</text:p>
          </table:table-cell>
          <table:table-cell table:formula="of:=MID([.B251];5;1)" office:value-type="string" office:string-value="3" calcext:value-type="string">
            <text:p>3</text:p>
          </table:table-cell>
          <table:table-cell table:formula="of:=MID([.B251];6;50)" office:value-type="string" office:string-value="2432FC" calcext:value-type="string">
            <text:p>2432FC</text:p>
          </table:table-cell>
          <table:table-cell table:formula="of:=MID([.$E251];1;2)" office:value-type="string" office:string-value="24" calcext:value-type="string">
            <text:p>24</text:p>
          </table:table-cell>
          <table:table-cell table:style-name="ce8" table:formula="of:=MID([.$E251];3;2)" office:value-type="string" office:string-value="32" calcext:value-type="string">
            <text:p>32</text:p>
          </table:table-cell>
          <table:table-cell table:style-name="ce8" table:formula="of:=MID([.$E251];5;2)" office:value-type="string" office:string-value="FC" calcext:value-type="string">
            <text:p>FC</text:p>
          </table:table-cell>
          <table:table-cell table:style-name="ce8" table:formula="of:=MID([.$E251];7;2)">
            <text:p/>
          </table:table-cell>
          <table:table-cell table:style-name="ce8" table:formula="of:=MID([.$E251];9;2)">
            <text:p/>
          </table:table-cell>
          <table:table-cell table:style-name="ce8" table:formula="of:=MID([.$E251];11;2)">
            <text:p/>
          </table:table-cell>
          <table:table-cell table:style-name="ce8" table:formula="of:=MID([.$E251];13;2)">
            <text:p/>
          </table:table-cell>
          <table:table-cell table:style-name="ce8" table:formula="of:=MID([.$E251];15;2)">
            <text:p/>
          </table:table-cell>
          <table:table-cell table:style-name="ce8"/>
          <table:table-cell table:formula="of:=CONCATENATE([.F251];&quot; &quot;;[.G251];&quot; &quot;;[.H251];&quot; &quot;;[.I251];&quot; &quot;;[.J251];&quot; &quot;;[.K251];&quot; &quot;;[.L251];&quot; &quot;;[.M251])" office:value-type="string" office:string-value="24 32 FC     " calcext:value-type="string">
            <text:p>24 32 FC <text:s text:c="4"/></text:p>
          </table:table-cell>
          <table:table-cell table:formula="of:=HEX2DEC([.F251])" office:value-type="float" office:value="36" calcext:value-type="float">
            <text:p>36</text:p>
          </table:table-cell>
          <table:table-cell table:formula="of:=HEX2DEC([.G251])" office:value-type="float" office:value="50" calcext:value-type="float">
            <text:p>50</text:p>
          </table:table-cell>
          <table:table-cell table:formula="of:=HEX2DEC([.H251])" office:value-type="float" office:value="252" calcext:value-type="float">
            <text:p>252</text:p>
          </table:table-cell>
          <table:table-cell table:formula="of:=HEX2DEC([.I251])" office:value-type="float" office:value="0" calcext:value-type="float">
            <text:p>0</text:p>
          </table:table-cell>
          <table:table-cell table:formula="of:=HEX2DEC([.J251])" office:value-type="float" office:value="0" calcext:value-type="float">
            <text:p>0</text:p>
          </table:table-cell>
          <table:table-cell table:formula="of:=HEX2DEC([.K251])" office:value-type="float" office:value="0" calcext:value-type="float">
            <text:p>0</text:p>
          </table:table-cell>
          <table:table-cell table:formula="of:=HEX2DEC([.L251])" office:value-type="float" office:value="0" calcext:value-type="float">
            <text:p>0</text:p>
          </table:table-cell>
          <table:table-cell table:formula="of:=HEX2DEC([.M251])" office:value-type="float" office:value="0" calcext:value-type="float">
            <text:p>0</text:p>
          </table:table-cell>
          <table:table-cell table:formula="of:=HEX2DEC([.N251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tandlicht und nebel vorn, mit bremse</text:p>
          </table:table-cell>
          <table:table-cell office:value-type="string" calcext:value-type="string">
            <text:p>t21A3A432FC</text:p>
          </table:table-cell>
          <table:table-cell table:style-name="ce6" table:formula="of:=IF([.B252]=&quot;&quot;;&quot;&quot;;MID([.B252];2;3))" office:value-type="string" office:string-value="21A" calcext:value-type="string">
            <text:p>21A</text:p>
          </table:table-cell>
          <table:table-cell table:formula="of:=MID([.B252];5;1)" office:value-type="string" office:string-value="3" calcext:value-type="string">
            <text:p>3</text:p>
          </table:table-cell>
          <table:table-cell table:formula="of:=MID([.B252];6;50)" office:value-type="string" office:string-value="A432FC" calcext:value-type="string">
            <text:p>A432FC</text:p>
          </table:table-cell>
          <table:table-cell table:formula="of:=MID([.$E252];1;2)" office:value-type="string" office:string-value="A4" calcext:value-type="string">
            <text:p>A4</text:p>
          </table:table-cell>
          <table:table-cell table:style-name="ce8" table:formula="of:=MID([.$E252];3;2)" office:value-type="string" office:string-value="32" calcext:value-type="string">
            <text:p>32</text:p>
          </table:table-cell>
          <table:table-cell table:style-name="ce8" table:formula="of:=MID([.$E252];5;2)" office:value-type="string" office:string-value="FC" calcext:value-type="string">
            <text:p>FC</text:p>
          </table:table-cell>
          <table:table-cell table:style-name="ce8" table:formula="of:=MID([.$E252];7;2)">
            <text:p/>
          </table:table-cell>
          <table:table-cell table:style-name="ce8" table:formula="of:=MID([.$E252];9;2)">
            <text:p/>
          </table:table-cell>
          <table:table-cell table:style-name="ce8" table:formula="of:=MID([.$E252];11;2)">
            <text:p/>
          </table:table-cell>
          <table:table-cell table:style-name="ce8" table:formula="of:=MID([.$E252];13;2)">
            <text:p/>
          </table:table-cell>
          <table:table-cell table:style-name="ce8" table:formula="of:=MID([.$E252];15;2)">
            <text:p/>
          </table:table-cell>
          <table:table-cell table:style-name="ce8"/>
          <table:table-cell table:formula="of:=CONCATENATE([.F252];&quot; &quot;;[.G252];&quot; &quot;;[.H252];&quot; &quot;;[.I252];&quot; &quot;;[.J252];&quot; &quot;;[.K252];&quot; &quot;;[.L252];&quot; &quot;;[.M252])" office:value-type="string" office:string-value="A4 32 FC     " calcext:value-type="string">
            <text:p>A4 32 FC <text:s text:c="4"/></text:p>
          </table:table-cell>
          <table:table-cell table:formula="of:=HEX2DEC([.F252])" office:value-type="float" office:value="164" calcext:value-type="float">
            <text:p>164</text:p>
          </table:table-cell>
          <table:table-cell table:formula="of:=HEX2DEC([.G252])" office:value-type="float" office:value="50" calcext:value-type="float">
            <text:p>50</text:p>
          </table:table-cell>
          <table:table-cell table:formula="of:=HEX2DEC([.H252])" office:value-type="float" office:value="252" calcext:value-type="float">
            <text:p>252</text:p>
          </table:table-cell>
          <table:table-cell table:formula="of:=HEX2DEC([.I252])" office:value-type="float" office:value="0" calcext:value-type="float">
            <text:p>0</text:p>
          </table:table-cell>
          <table:table-cell table:formula="of:=HEX2DEC([.J252])" office:value-type="float" office:value="0" calcext:value-type="float">
            <text:p>0</text:p>
          </table:table-cell>
          <table:table-cell table:formula="of:=HEX2DEC([.K252])" office:value-type="float" office:value="0" calcext:value-type="float">
            <text:p>0</text:p>
          </table:table-cell>
          <table:table-cell table:formula="of:=HEX2DEC([.L252])" office:value-type="float" office:value="0" calcext:value-type="float">
            <text:p>0</text:p>
          </table:table-cell>
          <table:table-cell table:formula="of:=HEX2DEC([.M252])" office:value-type="float" office:value="0" calcext:value-type="float">
            <text:p>0</text:p>
          </table:table-cell>
          <table:table-cell table:formula="of:=HEX2DEC([.N252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tandlicht und beide Nebel, keine bremse</text:p>
          </table:table-cell>
          <table:table-cell office:value-type="string" calcext:value-type="string">
            <text:p>t21A36432FC</text:p>
          </table:table-cell>
          <table:table-cell table:style-name="ce6" table:formula="of:=IF([.B253]=&quot;&quot;;&quot;&quot;;MID([.B253];2;3))" office:value-type="string" office:string-value="21A" calcext:value-type="string">
            <text:p>21A</text:p>
          </table:table-cell>
          <table:table-cell table:formula="of:=MID([.B253];5;1)" office:value-type="string" office:string-value="3" calcext:value-type="string">
            <text:p>3</text:p>
          </table:table-cell>
          <table:table-cell table:formula="of:=MID([.B253];6;50)" office:value-type="string" office:string-value="6432FC" calcext:value-type="string">
            <text:p>6432FC</text:p>
          </table:table-cell>
          <table:table-cell table:formula="of:=MID([.$E253];1;2)" office:value-type="string" office:string-value="64" calcext:value-type="string">
            <text:p>64</text:p>
          </table:table-cell>
          <table:table-cell table:style-name="ce8" table:formula="of:=MID([.$E253];3;2)" office:value-type="string" office:string-value="32" calcext:value-type="string">
            <text:p>32</text:p>
          </table:table-cell>
          <table:table-cell table:style-name="ce8" table:formula="of:=MID([.$E253];5;2)" office:value-type="string" office:string-value="FC" calcext:value-type="string">
            <text:p>FC</text:p>
          </table:table-cell>
          <table:table-cell table:style-name="ce8" table:formula="of:=MID([.$E253];7;2)">
            <text:p/>
          </table:table-cell>
          <table:table-cell table:style-name="ce8" table:formula="of:=MID([.$E253];9;2)">
            <text:p/>
          </table:table-cell>
          <table:table-cell table:style-name="ce8" table:formula="of:=MID([.$E253];11;2)">
            <text:p/>
          </table:table-cell>
          <table:table-cell table:style-name="ce8" table:formula="of:=MID([.$E253];13;2)">
            <text:p/>
          </table:table-cell>
          <table:table-cell table:style-name="ce8" table:formula="of:=MID([.$E253];15;2)">
            <text:p/>
          </table:table-cell>
          <table:table-cell table:style-name="ce8"/>
          <table:table-cell table:formula="of:=CONCATENATE([.F253];&quot; &quot;;[.G253];&quot; &quot;;[.H253];&quot; &quot;;[.I253];&quot; &quot;;[.J253];&quot; &quot;;[.K253];&quot; &quot;;[.L253];&quot; &quot;;[.M253])" office:value-type="string" office:string-value="64 32 FC     " calcext:value-type="string">
            <text:p>64 32 FC <text:s text:c="4"/></text:p>
          </table:table-cell>
          <table:table-cell table:formula="of:=HEX2DEC([.F253])" office:value-type="float" office:value="100" calcext:value-type="float">
            <text:p>100</text:p>
          </table:table-cell>
          <table:table-cell table:formula="of:=HEX2DEC([.G253])" office:value-type="float" office:value="50" calcext:value-type="float">
            <text:p>50</text:p>
          </table:table-cell>
          <table:table-cell table:formula="of:=HEX2DEC([.H253])" office:value-type="float" office:value="252" calcext:value-type="float">
            <text:p>252</text:p>
          </table:table-cell>
          <table:table-cell table:formula="of:=HEX2DEC([.I253])" office:value-type="float" office:value="0" calcext:value-type="float">
            <text:p>0</text:p>
          </table:table-cell>
          <table:table-cell table:formula="of:=HEX2DEC([.J253])" office:value-type="float" office:value="0" calcext:value-type="float">
            <text:p>0</text:p>
          </table:table-cell>
          <table:table-cell table:formula="of:=HEX2DEC([.K253])" office:value-type="float" office:value="0" calcext:value-type="float">
            <text:p>0</text:p>
          </table:table-cell>
          <table:table-cell table:formula="of:=HEX2DEC([.L253])" office:value-type="float" office:value="0" calcext:value-type="float">
            <text:p>0</text:p>
          </table:table-cell>
          <table:table-cell table:formula="of:=HEX2DEC([.M253])" office:value-type="float" office:value="0" calcext:value-type="float">
            <text:p>0</text:p>
          </table:table-cell>
          <table:table-cell table:formula="of:=HEX2DEC([.N253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tandlicht und beide Nebel, mit bremse</text:p>
          </table:table-cell>
          <table:table-cell office:value-type="string" calcext:value-type="string">
            <text:p>t21A3E432FC</text:p>
          </table:table-cell>
          <table:table-cell table:style-name="ce6" table:formula="of:=IF([.B254]=&quot;&quot;;&quot;&quot;;MID([.B254];2;3))" office:value-type="string" office:string-value="21A" calcext:value-type="string">
            <text:p>21A</text:p>
          </table:table-cell>
          <table:table-cell table:formula="of:=MID([.B254];5;1)" office:value-type="string" office:string-value="3" calcext:value-type="string">
            <text:p>3</text:p>
          </table:table-cell>
          <table:table-cell table:formula="of:=MID([.B254];6;50)" office:value-type="string" office:string-value="E432FC" calcext:value-type="string">
            <text:p>E432FC</text:p>
          </table:table-cell>
          <table:table-cell table:formula="of:=MID([.$E254];1;2)" office:value-type="string" office:string-value="E4" calcext:value-type="string">
            <text:p>E4</text:p>
          </table:table-cell>
          <table:table-cell table:style-name="ce8" table:formula="of:=MID([.$E254];3;2)" office:value-type="string" office:string-value="32" calcext:value-type="string">
            <text:p>32</text:p>
          </table:table-cell>
          <table:table-cell table:style-name="ce8" table:formula="of:=MID([.$E254];5;2)" office:value-type="string" office:string-value="FC" calcext:value-type="string">
            <text:p>FC</text:p>
          </table:table-cell>
          <table:table-cell table:style-name="ce8" table:formula="of:=MID([.$E254];7;2)">
            <text:p/>
          </table:table-cell>
          <table:table-cell table:style-name="ce8" table:formula="of:=MID([.$E254];9;2)">
            <text:p/>
          </table:table-cell>
          <table:table-cell table:style-name="ce8" table:formula="of:=MID([.$E254];11;2)">
            <text:p/>
          </table:table-cell>
          <table:table-cell table:style-name="ce8" table:formula="of:=MID([.$E254];13;2)">
            <text:p/>
          </table:table-cell>
          <table:table-cell table:style-name="ce8" table:formula="of:=MID([.$E254];15;2)">
            <text:p/>
          </table:table-cell>
          <table:table-cell table:style-name="ce8"/>
          <table:table-cell table:formula="of:=CONCATENATE([.F254];&quot; &quot;;[.G254];&quot; &quot;;[.H254];&quot; &quot;;[.I254];&quot; &quot;;[.J254];&quot; &quot;;[.K254];&quot; &quot;;[.L254];&quot; &quot;;[.M254])" office:value-type="string" office:string-value="E4 32 FC     " calcext:value-type="string">
            <text:p>E4 32 FC <text:s text:c="4"/></text:p>
          </table:table-cell>
          <table:table-cell table:formula="of:=HEX2DEC([.F254])" office:value-type="float" office:value="228" calcext:value-type="float">
            <text:p>228</text:p>
          </table:table-cell>
          <table:table-cell table:formula="of:=HEX2DEC([.G254])" office:value-type="float" office:value="50" calcext:value-type="float">
            <text:p>50</text:p>
          </table:table-cell>
          <table:table-cell table:formula="of:=HEX2DEC([.H254])" office:value-type="float" office:value="252" calcext:value-type="float">
            <text:p>252</text:p>
          </table:table-cell>
          <table:table-cell table:formula="of:=HEX2DEC([.I254])" office:value-type="float" office:value="0" calcext:value-type="float">
            <text:p>0</text:p>
          </table:table-cell>
          <table:table-cell table:formula="of:=HEX2DEC([.J254])" office:value-type="float" office:value="0" calcext:value-type="float">
            <text:p>0</text:p>
          </table:table-cell>
          <table:table-cell table:formula="of:=HEX2DEC([.K254])" office:value-type="float" office:value="0" calcext:value-type="float">
            <text:p>0</text:p>
          </table:table-cell>
          <table:table-cell table:formula="of:=HEX2DEC([.L254])" office:value-type="float" office:value="0" calcext:value-type="float">
            <text:p>0</text:p>
          </table:table-cell>
          <table:table-cell table:formula="of:=HEX2DEC([.M254])" office:value-type="float" office:value="0" calcext:value-type="float">
            <text:p>0</text:p>
          </table:table-cell>
          <table:table-cell table:formula="of:=HEX2DEC([.N254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BB und nebel vorn, keine bremse</text:p>
          </table:table-cell>
          <table:table-cell office:value-type="string" calcext:value-type="string">
            <text:p>t21A32532FC</text:p>
          </table:table-cell>
          <table:table-cell table:style-name="ce6" table:formula="of:=IF([.B256]=&quot;&quot;;&quot;&quot;;MID([.B256];2;3))" office:value-type="string" office:string-value="21A" calcext:value-type="string">
            <text:p>21A</text:p>
          </table:table-cell>
          <table:table-cell table:formula="of:=MID([.B256];5;1)" office:value-type="string" office:string-value="3" calcext:value-type="string">
            <text:p>3</text:p>
          </table:table-cell>
          <table:table-cell table:formula="of:=MID([.B256];6;50)" office:value-type="string" office:string-value="2532FC" calcext:value-type="string">
            <text:p>2532FC</text:p>
          </table:table-cell>
          <table:table-cell table:formula="of:=MID([.$E256];1;2)" office:value-type="string" office:string-value="25" calcext:value-type="string">
            <text:p>25</text:p>
          </table:table-cell>
          <table:table-cell table:style-name="ce8" table:formula="of:=MID([.$E256];3;2)" office:value-type="string" office:string-value="32" calcext:value-type="string">
            <text:p>32</text:p>
          </table:table-cell>
          <table:table-cell table:style-name="ce8" table:formula="of:=MID([.$E256];5;2)" office:value-type="string" office:string-value="FC" calcext:value-type="string">
            <text:p>FC</text:p>
          </table:table-cell>
          <table:table-cell table:style-name="ce8" table:formula="of:=MID([.$E256];7;2)">
            <text:p/>
          </table:table-cell>
          <table:table-cell table:style-name="ce8" table:formula="of:=MID([.$E256];9;2)">
            <text:p/>
          </table:table-cell>
          <table:table-cell table:style-name="ce8" table:formula="of:=MID([.$E256];11;2)">
            <text:p/>
          </table:table-cell>
          <table:table-cell table:style-name="ce8" table:formula="of:=MID([.$E256];13;2)">
            <text:p/>
          </table:table-cell>
          <table:table-cell table:style-name="ce8" table:formula="of:=MID([.$E256];15;2)">
            <text:p/>
          </table:table-cell>
          <table:table-cell table:style-name="ce8"/>
          <table:table-cell table:formula="of:=CONCATENATE([.F256];&quot; &quot;;[.G256];&quot; &quot;;[.H256];&quot; &quot;;[.I256];&quot; &quot;;[.J256];&quot; &quot;;[.K256];&quot; &quot;;[.L256];&quot; &quot;;[.M256])" office:value-type="string" office:string-value="25 32 FC     " calcext:value-type="string">
            <text:p>25 32 FC <text:s text:c="4"/></text:p>
          </table:table-cell>
          <table:table-cell table:formula="of:=HEX2DEC([.F256])" office:value-type="float" office:value="37" calcext:value-type="float">
            <text:p>37</text:p>
          </table:table-cell>
          <table:table-cell table:formula="of:=HEX2DEC([.G256])" office:value-type="float" office:value="50" calcext:value-type="float">
            <text:p>50</text:p>
          </table:table-cell>
          <table:table-cell table:formula="of:=HEX2DEC([.H256])" office:value-type="float" office:value="252" calcext:value-type="float">
            <text:p>252</text:p>
          </table:table-cell>
          <table:table-cell table:formula="of:=HEX2DEC([.I256])" office:value-type="float" office:value="0" calcext:value-type="float">
            <text:p>0</text:p>
          </table:table-cell>
          <table:table-cell table:formula="of:=HEX2DEC([.J256])" office:value-type="float" office:value="0" calcext:value-type="float">
            <text:p>0</text:p>
          </table:table-cell>
          <table:table-cell table:formula="of:=HEX2DEC([.K256])" office:value-type="float" office:value="0" calcext:value-type="float">
            <text:p>0</text:p>
          </table:table-cell>
          <table:table-cell table:formula="of:=HEX2DEC([.L256])" office:value-type="float" office:value="0" calcext:value-type="float">
            <text:p>0</text:p>
          </table:table-cell>
          <table:table-cell table:formula="of:=HEX2DEC([.M256])" office:value-type="float" office:value="0" calcext:value-type="float">
            <text:p>0</text:p>
          </table:table-cell>
          <table:table-cell table:formula="of:=HEX2DEC([.N256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ABB und nebel vorn, mit bremse</text:p>
          </table:table-cell>
          <table:table-cell office:value-type="string" calcext:value-type="string">
            <text:p>t21A3A532FC</text:p>
          </table:table-cell>
          <table:table-cell table:style-name="ce6" table:formula="of:=IF([.B257]=&quot;&quot;;&quot;&quot;;MID([.B257];2;3))" office:value-type="string" office:string-value="21A" calcext:value-type="string">
            <text:p>21A</text:p>
          </table:table-cell>
          <table:table-cell table:formula="of:=MID([.B257];5;1)" office:value-type="string" office:string-value="3" calcext:value-type="string">
            <text:p>3</text:p>
          </table:table-cell>
          <table:table-cell table:formula="of:=MID([.B257];6;50)" office:value-type="string" office:string-value="A532FC" calcext:value-type="string">
            <text:p>A532FC</text:p>
          </table:table-cell>
          <table:table-cell table:formula="of:=MID([.$E257];1;2)" office:value-type="string" office:string-value="A5" calcext:value-type="string">
            <text:p>A5</text:p>
          </table:table-cell>
          <table:table-cell table:style-name="ce8" table:formula="of:=MID([.$E257];3;2)" office:value-type="string" office:string-value="32" calcext:value-type="string">
            <text:p>32</text:p>
          </table:table-cell>
          <table:table-cell table:style-name="ce8" table:formula="of:=MID([.$E257];5;2)" office:value-type="string" office:string-value="FC" calcext:value-type="string">
            <text:p>FC</text:p>
          </table:table-cell>
          <table:table-cell table:style-name="ce8" table:formula="of:=MID([.$E257];7;2)">
            <text:p/>
          </table:table-cell>
          <table:table-cell table:style-name="ce8" table:formula="of:=MID([.$E257];9;2)">
            <text:p/>
          </table:table-cell>
          <table:table-cell table:style-name="ce8" table:formula="of:=MID([.$E257];11;2)">
            <text:p/>
          </table:table-cell>
          <table:table-cell table:style-name="ce8" table:formula="of:=MID([.$E257];13;2)">
            <text:p/>
          </table:table-cell>
          <table:table-cell table:style-name="ce8" table:formula="of:=MID([.$E257];15;2)">
            <text:p/>
          </table:table-cell>
          <table:table-cell table:style-name="ce8"/>
          <table:table-cell table:formula="of:=CONCATENATE([.F257];&quot; &quot;;[.G257];&quot; &quot;;[.H257];&quot; &quot;;[.I257];&quot; &quot;;[.J257];&quot; &quot;;[.K257];&quot; &quot;;[.L257];&quot; &quot;;[.M257])" office:value-type="string" office:string-value="A5 32 FC     " calcext:value-type="string">
            <text:p>A5 32 FC <text:s text:c="4"/></text:p>
          </table:table-cell>
          <table:table-cell table:formula="of:=HEX2DEC([.F257])" office:value-type="float" office:value="165" calcext:value-type="float">
            <text:p>165</text:p>
          </table:table-cell>
          <table:table-cell table:formula="of:=HEX2DEC([.G257])" office:value-type="float" office:value="50" calcext:value-type="float">
            <text:p>50</text:p>
          </table:table-cell>
          <table:table-cell table:formula="of:=HEX2DEC([.H257])" office:value-type="float" office:value="252" calcext:value-type="float">
            <text:p>252</text:p>
          </table:table-cell>
          <table:table-cell table:formula="of:=HEX2DEC([.I257])" office:value-type="float" office:value="0" calcext:value-type="float">
            <text:p>0</text:p>
          </table:table-cell>
          <table:table-cell table:formula="of:=HEX2DEC([.J257])" office:value-type="float" office:value="0" calcext:value-type="float">
            <text:p>0</text:p>
          </table:table-cell>
          <table:table-cell table:formula="of:=HEX2DEC([.K257])" office:value-type="float" office:value="0" calcext:value-type="float">
            <text:p>0</text:p>
          </table:table-cell>
          <table:table-cell table:formula="of:=HEX2DEC([.L257])" office:value-type="float" office:value="0" calcext:value-type="float">
            <text:p>0</text:p>
          </table:table-cell>
          <table:table-cell table:formula="of:=HEX2DEC([.M257])" office:value-type="float" office:value="0" calcext:value-type="float">
            <text:p>0</text:p>
          </table:table-cell>
          <table:table-cell table:formula="of:=HEX2DEC([.N257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ABB und beide Nebel, keine bremse</text:p>
          </table:table-cell>
          <table:table-cell office:value-type="string" calcext:value-type="string">
            <text:p>t21A36532FC</text:p>
          </table:table-cell>
          <table:table-cell table:style-name="ce6" table:formula="of:=IF([.B258]=&quot;&quot;;&quot;&quot;;MID([.B258];2;3))" office:value-type="string" office:string-value="21A" calcext:value-type="string">
            <text:p>21A</text:p>
          </table:table-cell>
          <table:table-cell table:formula="of:=MID([.B258];5;1)" office:value-type="string" office:string-value="3" calcext:value-type="string">
            <text:p>3</text:p>
          </table:table-cell>
          <table:table-cell table:formula="of:=MID([.B258];6;50)" office:value-type="string" office:string-value="6532FC" calcext:value-type="string">
            <text:p>6532FC</text:p>
          </table:table-cell>
          <table:table-cell table:formula="of:=MID([.$E258];1;2)" office:value-type="string" office:string-value="65" calcext:value-type="string">
            <text:p>65</text:p>
          </table:table-cell>
          <table:table-cell table:style-name="ce8" table:formula="of:=MID([.$E258];3;2)" office:value-type="string" office:string-value="32" calcext:value-type="string">
            <text:p>32</text:p>
          </table:table-cell>
          <table:table-cell table:style-name="ce8" table:formula="of:=MID([.$E258];5;2)" office:value-type="string" office:string-value="FC" calcext:value-type="string">
            <text:p>FC</text:p>
          </table:table-cell>
          <table:table-cell table:style-name="ce8" table:formula="of:=MID([.$E258];7;2)">
            <text:p/>
          </table:table-cell>
          <table:table-cell table:style-name="ce8" table:formula="of:=MID([.$E258];9;2)">
            <text:p/>
          </table:table-cell>
          <table:table-cell table:style-name="ce8" table:formula="of:=MID([.$E258];11;2)">
            <text:p/>
          </table:table-cell>
          <table:table-cell table:style-name="ce8" table:formula="of:=MID([.$E258];13;2)">
            <text:p/>
          </table:table-cell>
          <table:table-cell table:style-name="ce8" table:formula="of:=MID([.$E258];15;2)">
            <text:p/>
          </table:table-cell>
          <table:table-cell table:style-name="ce8"/>
          <table:table-cell table:formula="of:=CONCATENATE([.F258];&quot; &quot;;[.G258];&quot; &quot;;[.H258];&quot; &quot;;[.I258];&quot; &quot;;[.J258];&quot; &quot;;[.K258];&quot; &quot;;[.L258];&quot; &quot;;[.M258])" office:value-type="string" office:string-value="65 32 FC     " calcext:value-type="string">
            <text:p>65 32 FC <text:s text:c="4"/></text:p>
          </table:table-cell>
          <table:table-cell table:formula="of:=HEX2DEC([.F258])" office:value-type="float" office:value="101" calcext:value-type="float">
            <text:p>101</text:p>
          </table:table-cell>
          <table:table-cell table:formula="of:=HEX2DEC([.G258])" office:value-type="float" office:value="50" calcext:value-type="float">
            <text:p>50</text:p>
          </table:table-cell>
          <table:table-cell table:formula="of:=HEX2DEC([.H258])" office:value-type="float" office:value="252" calcext:value-type="float">
            <text:p>252</text:p>
          </table:table-cell>
          <table:table-cell table:formula="of:=HEX2DEC([.I258])" office:value-type="float" office:value="0" calcext:value-type="float">
            <text:p>0</text:p>
          </table:table-cell>
          <table:table-cell table:formula="of:=HEX2DEC([.J258])" office:value-type="float" office:value="0" calcext:value-type="float">
            <text:p>0</text:p>
          </table:table-cell>
          <table:table-cell table:formula="of:=HEX2DEC([.K258])" office:value-type="float" office:value="0" calcext:value-type="float">
            <text:p>0</text:p>
          </table:table-cell>
          <table:table-cell table:formula="of:=HEX2DEC([.L258])" office:value-type="float" office:value="0" calcext:value-type="float">
            <text:p>0</text:p>
          </table:table-cell>
          <table:table-cell table:formula="of:=HEX2DEC([.M258])" office:value-type="float" office:value="0" calcext:value-type="float">
            <text:p>0</text:p>
          </table:table-cell>
          <table:table-cell table:formula="of:=HEX2DEC([.N258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ABB und beide Nebel, mit bremse</text:p>
          </table:table-cell>
          <table:table-cell office:value-type="string" calcext:value-type="string">
            <text:p>t21A3E532FC</text:p>
          </table:table-cell>
          <table:table-cell table:style-name="ce6" table:formula="of:=IF([.B259]=&quot;&quot;;&quot;&quot;;MID([.B259];2;3))" office:value-type="string" office:string-value="21A" calcext:value-type="string">
            <text:p>21A</text:p>
          </table:table-cell>
          <table:table-cell table:formula="of:=MID([.B259];5;1)" office:value-type="string" office:string-value="3" calcext:value-type="string">
            <text:p>3</text:p>
          </table:table-cell>
          <table:table-cell table:formula="of:=MID([.B259];6;50)" office:value-type="string" office:string-value="E532FC" calcext:value-type="string">
            <text:p>E532FC</text:p>
          </table:table-cell>
          <table:table-cell table:formula="of:=MID([.$E259];1;2)" office:value-type="string" office:string-value="E5" calcext:value-type="string">
            <text:p>E5</text:p>
          </table:table-cell>
          <table:table-cell table:style-name="ce8" table:formula="of:=MID([.$E259];3;2)" office:value-type="string" office:string-value="32" calcext:value-type="string">
            <text:p>32</text:p>
          </table:table-cell>
          <table:table-cell table:style-name="ce8" table:formula="of:=MID([.$E259];5;2)" office:value-type="string" office:string-value="FC" calcext:value-type="string">
            <text:p>FC</text:p>
          </table:table-cell>
          <table:table-cell table:style-name="ce8" table:formula="of:=MID([.$E259];7;2)">
            <text:p/>
          </table:table-cell>
          <table:table-cell table:style-name="ce8" table:formula="of:=MID([.$E259];9;2)">
            <text:p/>
          </table:table-cell>
          <table:table-cell table:style-name="ce8" table:formula="of:=MID([.$E259];11;2)">
            <text:p/>
          </table:table-cell>
          <table:table-cell table:style-name="ce8" table:formula="of:=MID([.$E259];13;2)">
            <text:p/>
          </table:table-cell>
          <table:table-cell table:style-name="ce8" table:formula="of:=MID([.$E259];15;2)">
            <text:p/>
          </table:table-cell>
          <table:table-cell table:style-name="ce8"/>
          <table:table-cell table:formula="of:=CONCATENATE([.F259];&quot; &quot;;[.G259];&quot; &quot;;[.H259];&quot; &quot;;[.I259];&quot; &quot;;[.J259];&quot; &quot;;[.K259];&quot; &quot;;[.L259];&quot; &quot;;[.M259])" office:value-type="string" office:string-value="E5 32 FC     " calcext:value-type="string">
            <text:p>E5 32 FC <text:s text:c="4"/></text:p>
          </table:table-cell>
          <table:table-cell table:formula="of:=HEX2DEC([.F259])" office:value-type="float" office:value="229" calcext:value-type="float">
            <text:p>229</text:p>
          </table:table-cell>
          <table:table-cell table:formula="of:=HEX2DEC([.G259])" office:value-type="float" office:value="50" calcext:value-type="float">
            <text:p>50</text:p>
          </table:table-cell>
          <table:table-cell table:formula="of:=HEX2DEC([.H259])" office:value-type="float" office:value="252" calcext:value-type="float">
            <text:p>252</text:p>
          </table:table-cell>
          <table:table-cell table:formula="of:=HEX2DEC([.I259])" office:value-type="float" office:value="0" calcext:value-type="float">
            <text:p>0</text:p>
          </table:table-cell>
          <table:table-cell table:formula="of:=HEX2DEC([.J259])" office:value-type="float" office:value="0" calcext:value-type="float">
            <text:p>0</text:p>
          </table:table-cell>
          <table:table-cell table:formula="of:=HEX2DEC([.K259])" office:value-type="float" office:value="0" calcext:value-type="float">
            <text:p>0</text:p>
          </table:table-cell>
          <table:table-cell table:formula="of:=HEX2DEC([.L259])" office:value-type="float" office:value="0" calcext:value-type="float">
            <text:p>0</text:p>
          </table:table-cell>
          <table:table-cell table:formula="of:=HEX2DEC([.M259])" office:value-type="float" office:value="0" calcext:value-type="float">
            <text:p>0</text:p>
          </table:table-cell>
          <table:table-cell table:formula="of:=HEX2DEC([.N259])" office:value-type="float" office:value="0" calcext:value-type="float">
            <text:p>0</text:p>
          </table:table-cell>
          <table:table-cell table:number-columns-repeated="100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3" office:value-type="string" calcext:value-type="string">
            <text:p>Transmission Status - source 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t3042C3FF</text:p>
          </table:table-cell>
          <table:table-cell table:style-name="ce6" table:formula="of:=IF([.B263]=&quot;&quot;;&quot;&quot;;MID([.B263];2;3))" office:value-type="string" office:string-value="304" calcext:value-type="string">
            <text:p>304</text:p>
          </table:table-cell>
          <table:table-cell table:formula="of:=MID([.B263];5;1)" office:value-type="string" office:string-value="2" calcext:value-type="string">
            <text:p>2</text:p>
          </table:table-cell>
          <table:table-cell table:formula="of:=MID([.B263];6;50)" office:value-type="string" office:string-value="C3FF" calcext:value-type="string">
            <text:p>C3FF</text:p>
          </table:table-cell>
          <table:table-cell table:formula="of:=MID([.$E263];1;2)" office:value-type="string" office:string-value="C3" calcext:value-type="string">
            <text:p>C3</text:p>
          </table:table-cell>
          <table:table-cell table:style-name="ce8" table:formula="of:=MID([.$E263];3;2)" office:value-type="string" office:string-value="FF" calcext:value-type="string">
            <text:p>FF</text:p>
          </table:table-cell>
          <table:table-cell table:style-name="ce8" table:formula="of:=MID([.$E263];5;2)">
            <text:p/>
          </table:table-cell>
          <table:table-cell table:style-name="ce8" table:formula="of:=MID([.$E263];7;2)">
            <text:p/>
          </table:table-cell>
          <table:table-cell table:style-name="ce8" table:formula="of:=MID([.$E263];9;2)">
            <text:p/>
          </table:table-cell>
          <table:table-cell table:style-name="ce8" table:formula="of:=MID([.$E263];11;2)">
            <text:p/>
          </table:table-cell>
          <table:table-cell table:style-name="ce8" table:formula="of:=MID([.$E263];13;2)">
            <text:p/>
          </table:table-cell>
          <table:table-cell table:style-name="ce8" table:formula="of:=MID([.$E263];15;2)">
            <text:p/>
          </table:table-cell>
          <table:table-cell table:style-name="ce8"/>
          <table:table-cell table:formula="of:=CONCATENATE([.F263];&quot; &quot;;[.G263];&quot; &quot;;[.H263];&quot; &quot;;[.I263];&quot; &quot;;[.J263];&quot; &quot;;[.K263];&quot; &quot;;[.L263];&quot; &quot;;[.M263])" office:value-type="string" office:string-value="C3 FF      " calcext:value-type="string">
            <text:p>C3 FF <text:s text:c="5"/></text:p>
          </table:table-cell>
          <table:table-cell table:formula="of:=HEX2DEC([.F263])" office:value-type="float" office:value="195" calcext:value-type="float">
            <text:p>195</text:p>
          </table:table-cell>
          <table:table-cell table:formula="of:=HEX2DEC([.G263])" office:value-type="float" office:value="255" calcext:value-type="float">
            <text:p>255</text:p>
          </table:table-cell>
          <table:table-cell table:formula="of:=HEX2DEC([.H263])" office:value-type="float" office:value="0" calcext:value-type="float">
            <text:p>0</text:p>
          </table:table-cell>
          <table:table-cell table:formula="of:=HEX2DEC([.I263])" office:value-type="float" office:value="0" calcext:value-type="float">
            <text:p>0</text:p>
          </table:table-cell>
          <table:table-cell table:formula="of:=HEX2DEC([.J263])" office:value-type="float" office:value="0" calcext:value-type="float">
            <text:p>0</text:p>
          </table:table-cell>
          <table:table-cell table:formula="of:=HEX2DEC([.K263])" office:value-type="float" office:value="0" calcext:value-type="float">
            <text:p>0</text:p>
          </table:table-cell>
          <table:table-cell table:formula="of:=HEX2DEC([.L263])" office:value-type="float" office:value="0" calcext:value-type="float">
            <text:p>0</text:p>
          </table:table-cell>
          <table:table-cell table:formula="of:=HEX2DEC([.M263])" office:value-type="float" office:value="0" calcext:value-type="float">
            <text:p>0</text:p>
          </table:table-cell>
          <table:table-cell table:formula="of:=HEX2DEC([.N263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N</text:p>
          </table:table-cell>
          <table:table-cell table:style-name="ce4" office:value-type="string" calcext:value-type="string">
            <text:p>t3042C1FF</text:p>
          </table:table-cell>
          <table:table-cell table:style-name="ce6" table:formula="of:=IF([.B264]=&quot;&quot;;&quot;&quot;;MID([.B264];2;3))" office:value-type="string" office:string-value="304" calcext:value-type="string">
            <text:p>304</text:p>
          </table:table-cell>
          <table:table-cell table:formula="of:=MID([.B264];5;1)" office:value-type="string" office:string-value="2" calcext:value-type="string">
            <text:p>2</text:p>
          </table:table-cell>
          <table:table-cell table:formula="of:=MID([.B264];6;50)" office:value-type="string" office:string-value="C1FF" calcext:value-type="string">
            <text:p>C1FF</text:p>
          </table:table-cell>
          <table:table-cell table:formula="of:=MID([.$E264];1;2)" office:value-type="string" office:string-value="C1" calcext:value-type="string">
            <text:p>C1</text:p>
          </table:table-cell>
          <table:table-cell table:style-name="ce8" table:formula="of:=MID([.$E264];3;2)" office:value-type="string" office:string-value="FF" calcext:value-type="string">
            <text:p>FF</text:p>
          </table:table-cell>
          <table:table-cell table:style-name="ce8" table:formula="of:=MID([.$E264];5;2)">
            <text:p/>
          </table:table-cell>
          <table:table-cell table:style-name="ce8" table:formula="of:=MID([.$E264];7;2)">
            <text:p/>
          </table:table-cell>
          <table:table-cell table:style-name="ce8" table:formula="of:=MID([.$E264];9;2)">
            <text:p/>
          </table:table-cell>
          <table:table-cell table:style-name="ce8" table:formula="of:=MID([.$E264];11;2)">
            <text:p/>
          </table:table-cell>
          <table:table-cell table:style-name="ce8" table:formula="of:=MID([.$E264];13;2)">
            <text:p/>
          </table:table-cell>
          <table:table-cell table:style-name="ce8" table:formula="of:=MID([.$E264];15;2)">
            <text:p/>
          </table:table-cell>
          <table:table-cell table:style-name="ce8"/>
          <table:table-cell table:formula="of:=CONCATENATE([.F264];&quot; &quot;;[.G264];&quot; &quot;;[.H264];&quot; &quot;;[.I264];&quot; &quot;;[.J264];&quot; &quot;;[.K264];&quot; &quot;;[.L264];&quot; &quot;;[.M264])" office:value-type="string" office:string-value="C1 FF      " calcext:value-type="string">
            <text:p>C1 FF <text:s text:c="5"/></text:p>
          </table:table-cell>
          <table:table-cell table:formula="of:=HEX2DEC([.F264])" office:value-type="float" office:value="193" calcext:value-type="float">
            <text:p>193</text:p>
          </table:table-cell>
          <table:table-cell table:formula="of:=HEX2DEC([.G264])" office:value-type="float" office:value="255" calcext:value-type="float">
            <text:p>255</text:p>
          </table:table-cell>
          <table:table-cell table:formula="of:=HEX2DEC([.H264])" office:value-type="float" office:value="0" calcext:value-type="float">
            <text:p>0</text:p>
          </table:table-cell>
          <table:table-cell table:formula="of:=HEX2DEC([.I264])" office:value-type="float" office:value="0" calcext:value-type="float">
            <text:p>0</text:p>
          </table:table-cell>
          <table:table-cell table:formula="of:=HEX2DEC([.J264])" office:value-type="float" office:value="0" calcext:value-type="float">
            <text:p>0</text:p>
          </table:table-cell>
          <table:table-cell table:formula="of:=HEX2DEC([.K264])" office:value-type="float" office:value="0" calcext:value-type="float">
            <text:p>0</text:p>
          </table:table-cell>
          <table:table-cell table:formula="of:=HEX2DEC([.L264])" office:value-type="float" office:value="0" calcext:value-type="float">
            <text:p>0</text:p>
          </table:table-cell>
          <table:table-cell table:formula="of:=HEX2DEC([.M264])" office:value-type="float" office:value="0" calcext:value-type="float">
            <text:p>0</text:p>
          </table:table-cell>
          <table:table-cell table:formula="of:=HEX2DEC([.N264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t3042C5FF</text:p>
          </table:table-cell>
          <table:table-cell table:style-name="ce6" table:formula="of:=IF([.B265]=&quot;&quot;;&quot;&quot;;MID([.B265];2;3))" office:value-type="string" office:string-value="304" calcext:value-type="string">
            <text:p>304</text:p>
          </table:table-cell>
          <table:table-cell table:formula="of:=MID([.B265];5;1)" office:value-type="string" office:string-value="2" calcext:value-type="string">
            <text:p>2</text:p>
          </table:table-cell>
          <table:table-cell table:formula="of:=MID([.B265];6;50)" office:value-type="string" office:string-value="C5FF" calcext:value-type="string">
            <text:p>C5FF</text:p>
          </table:table-cell>
          <table:table-cell table:formula="of:=MID([.$E265];1;2)" office:value-type="string" office:string-value="C5" calcext:value-type="string">
            <text:p>C5</text:p>
          </table:table-cell>
          <table:table-cell table:style-name="ce8" table:formula="of:=MID([.$E265];3;2)" office:value-type="string" office:string-value="FF" calcext:value-type="string">
            <text:p>FF</text:p>
          </table:table-cell>
          <table:table-cell table:style-name="ce8" table:formula="of:=MID([.$E265];5;2)">
            <text:p/>
          </table:table-cell>
          <table:table-cell table:style-name="ce8" table:formula="of:=MID([.$E265];7;2)">
            <text:p/>
          </table:table-cell>
          <table:table-cell table:style-name="ce8" table:formula="of:=MID([.$E265];9;2)">
            <text:p/>
          </table:table-cell>
          <table:table-cell table:style-name="ce8" table:formula="of:=MID([.$E265];11;2)">
            <text:p/>
          </table:table-cell>
          <table:table-cell table:style-name="ce8" table:formula="of:=MID([.$E265];13;2)">
            <text:p/>
          </table:table-cell>
          <table:table-cell table:style-name="ce8" table:formula="of:=MID([.$E265];15;2)">
            <text:p/>
          </table:table-cell>
          <table:table-cell table:style-name="ce8"/>
          <table:table-cell table:formula="of:=CONCATENATE([.F265];&quot; &quot;;[.G265];&quot; &quot;;[.H265];&quot; &quot;;[.I265];&quot; &quot;;[.J265];&quot; &quot;;[.K265];&quot; &quot;;[.L265];&quot; &quot;;[.M265])" office:value-type="string" office:string-value="C5 FF      " calcext:value-type="string">
            <text:p>C5 FF <text:s text:c="5"/></text:p>
          </table:table-cell>
          <table:table-cell table:formula="of:=HEX2DEC([.F265])" office:value-type="float" office:value="197" calcext:value-type="float">
            <text:p>197</text:p>
          </table:table-cell>
          <table:table-cell table:formula="of:=HEX2DEC([.G265])" office:value-type="float" office:value="255" calcext:value-type="float">
            <text:p>255</text:p>
          </table:table-cell>
          <table:table-cell table:formula="of:=HEX2DEC([.H265])" office:value-type="float" office:value="0" calcext:value-type="float">
            <text:p>0</text:p>
          </table:table-cell>
          <table:table-cell table:formula="of:=HEX2DEC([.I265])" office:value-type="float" office:value="0" calcext:value-type="float">
            <text:p>0</text:p>
          </table:table-cell>
          <table:table-cell table:formula="of:=HEX2DEC([.J265])" office:value-type="float" office:value="0" calcext:value-type="float">
            <text:p>0</text:p>
          </table:table-cell>
          <table:table-cell table:formula="of:=HEX2DEC([.K265])" office:value-type="float" office:value="0" calcext:value-type="float">
            <text:p>0</text:p>
          </table:table-cell>
          <table:table-cell table:formula="of:=HEX2DEC([.L265])" office:value-type="float" office:value="0" calcext:value-type="float">
            <text:p>0</text:p>
          </table:table-cell>
          <table:table-cell table:formula="of:=HEX2DEC([.M265])" office:value-type="float" office:value="0" calcext:value-type="float">
            <text:p>0</text:p>
          </table:table-cell>
          <table:table-cell table:formula="of:=HEX2DEC([.N265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it m erreicht</text:p>
          </table:table-cell>
          <table:table-cell office:value-type="string" calcext:value-type="string">
            <text:p>t3042C6FF</text:p>
          </table:table-cell>
          <table:table-cell table:style-name="ce6" table:formula="of:=IF([.B266]=&quot;&quot;;&quot;&quot;;MID([.B266];2;3))" office:value-type="string" office:string-value="304" calcext:value-type="string">
            <text:p>304</text:p>
          </table:table-cell>
          <table:table-cell table:formula="of:=MID([.B266];5;1)" office:value-type="string" office:string-value="2" calcext:value-type="string">
            <text:p>2</text:p>
          </table:table-cell>
          <table:table-cell table:formula="of:=MID([.B266];6;50)" office:value-type="string" office:string-value="C6FF" calcext:value-type="string">
            <text:p>C6FF</text:p>
          </table:table-cell>
          <table:table-cell table:formula="of:=MID([.$E266];1;2)" office:value-type="string" office:string-value="C6" calcext:value-type="string">
            <text:p>C6</text:p>
          </table:table-cell>
          <table:table-cell table:style-name="ce8" table:formula="of:=MID([.$E266];3;2)" office:value-type="string" office:string-value="FF" calcext:value-type="string">
            <text:p>FF</text:p>
          </table:table-cell>
          <table:table-cell table:style-name="ce8" table:formula="of:=MID([.$E266];5;2)">
            <text:p/>
          </table:table-cell>
          <table:table-cell table:style-name="ce8" table:formula="of:=MID([.$E266];7;2)">
            <text:p/>
          </table:table-cell>
          <table:table-cell table:style-name="ce8" table:formula="of:=MID([.$E266];9;2)">
            <text:p/>
          </table:table-cell>
          <table:table-cell table:style-name="ce8" table:formula="of:=MID([.$E266];11;2)">
            <text:p/>
          </table:table-cell>
          <table:table-cell table:style-name="ce8" table:formula="of:=MID([.$E266];13;2)">
            <text:p/>
          </table:table-cell>
          <table:table-cell table:style-name="ce8" table:formula="of:=MID([.$E266];15;2)">
            <text:p/>
          </table:table-cell>
          <table:table-cell table:style-name="ce8"/>
          <table:table-cell table:formula="of:=CONCATENATE([.F266];&quot; &quot;;[.G266];&quot; &quot;;[.H266];&quot; &quot;;[.I266];&quot; &quot;;[.J266];&quot; &quot;;[.K266];&quot; &quot;;[.L266];&quot; &quot;;[.M266])" office:value-type="string" office:string-value="C6 FF      " calcext:value-type="string">
            <text:p>C6 FF <text:s text:c="5"/></text:p>
          </table:table-cell>
          <table:table-cell table:formula="of:=HEX2DEC([.F266])" office:value-type="float" office:value="198" calcext:value-type="float">
            <text:p>198</text:p>
          </table:table-cell>
          <table:table-cell table:formula="of:=HEX2DEC([.G266])" office:value-type="float" office:value="255" calcext:value-type="float">
            <text:p>255</text:p>
          </table:table-cell>
          <table:table-cell table:formula="of:=HEX2DEC([.H266])" office:value-type="float" office:value="0" calcext:value-type="float">
            <text:p>0</text:p>
          </table:table-cell>
          <table:table-cell table:formula="of:=HEX2DEC([.I266])" office:value-type="float" office:value="0" calcext:value-type="float">
            <text:p>0</text:p>
          </table:table-cell>
          <table:table-cell table:formula="of:=HEX2DEC([.J266])" office:value-type="float" office:value="0" calcext:value-type="float">
            <text:p>0</text:p>
          </table:table-cell>
          <table:table-cell table:formula="of:=HEX2DEC([.K266])" office:value-type="float" office:value="0" calcext:value-type="float">
            <text:p>0</text:p>
          </table:table-cell>
          <table:table-cell table:formula="of:=HEX2DEC([.L266])" office:value-type="float" office:value="0" calcext:value-type="float">
            <text:p>0</text:p>
          </table:table-cell>
          <table:table-cell table:formula="of:=HEX2DEC([.M266])" office:value-type="float" office:value="0" calcext:value-type="float">
            <text:p>0</text:p>
          </table:table-cell>
          <table:table-cell table:formula="of:=HEX2DEC([.N266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it m erreicht</text:p>
          </table:table-cell>
          <table:table-cell office:value-type="string" calcext:value-type="string">
            <text:p>t3042C7FF</text:p>
          </table:table-cell>
          <table:table-cell table:style-name="ce6" table:formula="of:=IF([.B267]=&quot;&quot;;&quot;&quot;;MID([.B267];2;3))" office:value-type="string" office:string-value="304" calcext:value-type="string">
            <text:p>304</text:p>
          </table:table-cell>
          <table:table-cell table:formula="of:=MID([.B267];5;1)" office:value-type="string" office:string-value="2" calcext:value-type="string">
            <text:p>2</text:p>
          </table:table-cell>
          <table:table-cell table:formula="of:=MID([.B267];6;50)" office:value-type="string" office:string-value="C7FF" calcext:value-type="string">
            <text:p>C7FF</text:p>
          </table:table-cell>
          <table:table-cell table:formula="of:=MID([.$E267];1;2)" office:value-type="string" office:string-value="C7" calcext:value-type="string">
            <text:p>C7</text:p>
          </table:table-cell>
          <table:table-cell table:style-name="ce8" table:formula="of:=MID([.$E267];3;2)" office:value-type="string" office:string-value="FF" calcext:value-type="string">
            <text:p>FF</text:p>
          </table:table-cell>
          <table:table-cell table:style-name="ce8" table:formula="of:=MID([.$E267];5;2)">
            <text:p/>
          </table:table-cell>
          <table:table-cell table:style-name="ce8" table:formula="of:=MID([.$E267];7;2)">
            <text:p/>
          </table:table-cell>
          <table:table-cell table:style-name="ce8" table:formula="of:=MID([.$E267];9;2)">
            <text:p/>
          </table:table-cell>
          <table:table-cell table:style-name="ce8" table:formula="of:=MID([.$E267];11;2)">
            <text:p/>
          </table:table-cell>
          <table:table-cell table:style-name="ce8" table:formula="of:=MID([.$E267];13;2)">
            <text:p/>
          </table:table-cell>
          <table:table-cell table:style-name="ce8" table:formula="of:=MID([.$E267];15;2)">
            <text:p/>
          </table:table-cell>
          <table:table-cell table:style-name="ce8"/>
          <table:table-cell table:formula="of:=CONCATENATE([.F267];&quot; &quot;;[.G267];&quot; &quot;;[.H267];&quot; &quot;;[.I267];&quot; &quot;;[.J267];&quot; &quot;;[.K267];&quot; &quot;;[.L267];&quot; &quot;;[.M267])" office:value-type="string" office:string-value="C7 FF      " calcext:value-type="string">
            <text:p>C7 FF <text:s text:c="5"/></text:p>
          </table:table-cell>
          <table:table-cell table:formula="of:=HEX2DEC([.F267])" office:value-type="float" office:value="199" calcext:value-type="float">
            <text:p>199</text:p>
          </table:table-cell>
          <table:table-cell table:formula="of:=HEX2DEC([.G267])" office:value-type="float" office:value="255" calcext:value-type="float">
            <text:p>255</text:p>
          </table:table-cell>
          <table:table-cell table:formula="of:=HEX2DEC([.H267])" office:value-type="float" office:value="0" calcext:value-type="float">
            <text:p>0</text:p>
          </table:table-cell>
          <table:table-cell table:formula="of:=HEX2DEC([.I267])" office:value-type="float" office:value="0" calcext:value-type="float">
            <text:p>0</text:p>
          </table:table-cell>
          <table:table-cell table:formula="of:=HEX2DEC([.J267])" office:value-type="float" office:value="0" calcext:value-type="float">
            <text:p>0</text:p>
          </table:table-cell>
          <table:table-cell table:formula="of:=HEX2DEC([.K267])" office:value-type="float" office:value="0" calcext:value-type="float">
            <text:p>0</text:p>
          </table:table-cell>
          <table:table-cell table:formula="of:=HEX2DEC([.L267])" office:value-type="float" office:value="0" calcext:value-type="float">
            <text:p>0</text:p>
          </table:table-cell>
          <table:table-cell table:formula="of:=HEX2DEC([.M267])" office:value-type="float" office:value="0" calcext:value-type="float">
            <text:p>0</text:p>
          </table:table-cell>
          <table:table-cell table:formula="of:=HEX2DEC([.N267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</text:p>
          </table:table-cell>
          <table:table-cell table:style-name="ce4" office:value-type="string" calcext:value-type="string">
            <text:p>t3042C2FF</text:p>
          </table:table-cell>
          <table:table-cell table:style-name="ce6" table:formula="of:=IF([.B268]=&quot;&quot;;&quot;&quot;;MID([.B268];2;3))" office:value-type="string" office:string-value="304" calcext:value-type="string">
            <text:p>304</text:p>
          </table:table-cell>
          <table:table-cell table:formula="of:=MID([.B268];5;1)" office:value-type="string" office:string-value="2" calcext:value-type="string">
            <text:p>2</text:p>
          </table:table-cell>
          <table:table-cell table:formula="of:=MID([.B268];6;50)" office:value-type="string" office:string-value="C2FF" calcext:value-type="string">
            <text:p>C2FF</text:p>
          </table:table-cell>
          <table:table-cell table:formula="of:=MID([.$E268];1;2)" office:value-type="string" office:string-value="C2" calcext:value-type="string">
            <text:p>C2</text:p>
          </table:table-cell>
          <table:table-cell table:style-name="ce8" table:formula="of:=MID([.$E268];3;2)" office:value-type="string" office:string-value="FF" calcext:value-type="string">
            <text:p>FF</text:p>
          </table:table-cell>
          <table:table-cell table:style-name="ce8" table:formula="of:=MID([.$E268];5;2)">
            <text:p/>
          </table:table-cell>
          <table:table-cell table:style-name="ce8" table:formula="of:=MID([.$E268];7;2)">
            <text:p/>
          </table:table-cell>
          <table:table-cell table:style-name="ce8" table:formula="of:=MID([.$E268];9;2)">
            <text:p/>
          </table:table-cell>
          <table:table-cell table:style-name="ce8" table:formula="of:=MID([.$E268];11;2)">
            <text:p/>
          </table:table-cell>
          <table:table-cell table:style-name="ce8" table:formula="of:=MID([.$E268];13;2)">
            <text:p/>
          </table:table-cell>
          <table:table-cell table:style-name="ce8" table:formula="of:=MID([.$E268];15;2)">
            <text:p/>
          </table:table-cell>
          <table:table-cell table:style-name="ce8"/>
          <table:table-cell table:formula="of:=CONCATENATE([.F268];&quot; &quot;;[.G268];&quot; &quot;;[.H268];&quot; &quot;;[.I268];&quot; &quot;;[.J268];&quot; &quot;;[.K268];&quot; &quot;;[.L268];&quot; &quot;;[.M268])" office:value-type="string" office:string-value="C2 FF      " calcext:value-type="string">
            <text:p>C2 FF <text:s text:c="5"/></text:p>
          </table:table-cell>
          <table:table-cell table:formula="of:=HEX2DEC([.F268])" office:value-type="float" office:value="194" calcext:value-type="float">
            <text:p>194</text:p>
          </table:table-cell>
          <table:table-cell table:formula="of:=HEX2DEC([.G268])" office:value-type="float" office:value="255" calcext:value-type="float">
            <text:p>255</text:p>
          </table:table-cell>
          <table:table-cell table:formula="of:=HEX2DEC([.H268])" office:value-type="float" office:value="0" calcext:value-type="float">
            <text:p>0</text:p>
          </table:table-cell>
          <table:table-cell table:formula="of:=HEX2DEC([.I268])" office:value-type="float" office:value="0" calcext:value-type="float">
            <text:p>0</text:p>
          </table:table-cell>
          <table:table-cell table:formula="of:=HEX2DEC([.J268])" office:value-type="float" office:value="0" calcext:value-type="float">
            <text:p>0</text:p>
          </table:table-cell>
          <table:table-cell table:formula="of:=HEX2DEC([.K268])" office:value-type="float" office:value="0" calcext:value-type="float">
            <text:p>0</text:p>
          </table:table-cell>
          <table:table-cell table:formula="of:=HEX2DEC([.L268])" office:value-type="float" office:value="0" calcext:value-type="float">
            <text:p>0</text:p>
          </table:table-cell>
          <table:table-cell table:formula="of:=HEX2DEC([.M268])" office:value-type="float" office:value="0" calcext:value-type="float">
            <text:p>0</text:p>
          </table:table-cell>
          <table:table-cell table:formula="of:=HEX2DEC([.N268])" office:value-type="float" office:value="0" calcext:value-type="float">
            <text:p>0</text:p>
          </table:table-cell>
          <table:table-cell table:number-columns-repeated="100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3" office:value-type="string" calcext:value-type="string">
            <text:p>Transmission Status - source 2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t1D25E10Cxxxxxx <text:s/>(zB. <text:s text:c="2"/>8F3CF0)</text:p>
          </table:table-cell>
          <table:table-cell table:style-name="ce6" table:formula="of:=IF([.B272]=&quot;&quot;;&quot;&quot;;MID([.B272];2;3))" office:value-type="string" office:string-value="1D2" calcext:value-type="string">
            <text:p>1D2</text:p>
          </table:table-cell>
          <table:table-cell table:formula="of:=MID([.B272];5;1)" office:value-type="string" office:string-value="5" calcext:value-type="string">
            <text:p>5</text:p>
          </table:table-cell>
          <table:table-cell table:formula="of:=MID([.B272];6;50)" office:value-type="string" office:string-value="E10Cxxxxxx  (zB.   8F3CF0)" calcext:value-type="string">
            <text:p>E10Cxxxxxx <text:s/>(zB. <text:s text:c="2"/>8F3CF0)</text:p>
          </table:table-cell>
          <table:table-cell table:style-name="ce10" table:formula="of:=MID([.$E272];1;2)" office:value-type="string" office:string-value="E1" calcext:value-type="string">
            <text:p>E1</text:p>
          </table:table-cell>
          <table:table-cell table:style-name="ce11" table:formula="of:=MID([.$E272];3;2)" office:value-type="string" office:string-value="0C" calcext:value-type="string">
            <text:p>0C</text:p>
          </table:table-cell>
          <table:table-cell table:style-name="ce8" table:formula="of:=MID([.$E272];5;2)" office:value-type="string" office:string-value="xx" calcext:value-type="string">
            <text:p>xx</text:p>
          </table:table-cell>
          <table:table-cell table:style-name="ce8" table:formula="of:=MID([.$E272];7;2)" office:value-type="string" office:string-value="xx" calcext:value-type="string">
            <text:p>xx</text:p>
          </table:table-cell>
          <table:table-cell table:style-name="ce8" table:formula="of:=MID([.$E272];9;2)" office:value-type="string" office:string-value="xx" calcext:value-type="string">
            <text:p>xx</text:p>
          </table:table-cell>
          <table:table-cell table:style-name="ce8" table:formula="of:=MID([.$E272];11;2)" office:value-type="string" office:string-value="  " calcext:value-type="string">
            <text:p><text:s text:c="2"/></text:p>
          </table:table-cell>
          <table:table-cell table:style-name="ce8" table:formula="of:=MID([.$E272];13;2)" office:value-type="string" office:string-value="(z" calcext:value-type="string">
            <text:p>(z</text:p>
          </table:table-cell>
          <table:table-cell table:style-name="ce8" table:formula="of:=MID([.$E272];15;2)" office:value-type="string" office:string-value="B." calcext:value-type="string">
            <text:p>B.</text:p>
          </table:table-cell>
          <table:table-cell table:style-name="ce8"/>
          <table:table-cell table:formula="of:=CONCATENATE([.F272];&quot; &quot;;[.G272];&quot; &quot;;[.H272];&quot; &quot;;[.I272];&quot; &quot;;[.J272];&quot; &quot;;[.K272];&quot; &quot;;[.L272];&quot; &quot;;[.M272])" office:value-type="string" office:string-value="E1 0C xx xx xx    (z B." calcext:value-type="string">
            <text:p>E1 0C xx xx xx <text:s text:c="3"/>(z B.</text:p>
          </table:table-cell>
          <table:table-cell table:formula="of:=HEX2DEC([.F272])" office:value-type="float" office:value="225" calcext:value-type="float">
            <text:p>225</text:p>
          </table:table-cell>
          <table:table-cell table:formula="of:=HEX2DEC([.G272])" office:value-type="float" office:value="12" calcext:value-type="float">
            <text:p>12</text:p>
          </table:table-cell>
          <table:table-cell table:number-columns-repeated="6" office:value-type="string" calcext:value-type="string">
            <text:p>nn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t1D25E10C 8B1CF0</text:p>
          </table:table-cell>
          <table:table-cell table:style-name="ce6" table:formula="of:=IF([.B273]=&quot;&quot;;&quot;&quot;;MID([.B273];2;3))" office:value-type="string" office:string-value="1D2" calcext:value-type="string">
            <text:p>1D2</text:p>
          </table:table-cell>
          <table:table-cell table:formula="of:=MID([.B273];5;1)" office:value-type="string" office:string-value="5" calcext:value-type="string">
            <text:p>5</text:p>
          </table:table-cell>
          <table:table-cell table:formula="of:=MID([.B273];6;50)" office:value-type="string" office:string-value="E10C 8B1CF0" calcext:value-type="string">
            <text:p>E10C 8B1CF0</text:p>
          </table:table-cell>
          <table:table-cell table:style-name="ce10" table:formula="of:=MID([.$E273];1;2)" office:value-type="string" office:string-value="E1" calcext:value-type="string">
            <text:p>E1</text:p>
          </table:table-cell>
          <table:table-cell table:style-name="ce11" table:formula="of:=MID([.$E273];3;2)" office:value-type="string" office:string-value="0C" calcext:value-type="string">
            <text:p>0C</text:p>
          </table:table-cell>
          <table:table-cell table:style-name="ce8" table:formula="of:=MID([.$E273];5;2)" office:value-type="string" office:string-value=" 8" calcext:value-type="string">
            <text:p><text:s/>8</text:p>
          </table:table-cell>
          <table:table-cell table:style-name="ce8" table:formula="of:=MID([.$E273];7;2)" office:value-type="string" office:string-value="B1" calcext:value-type="string">
            <text:p>B1</text:p>
          </table:table-cell>
          <table:table-cell table:style-name="ce8" table:formula="of:=MID([.$E273];9;2)" office:value-type="string" office:string-value="CF" calcext:value-type="string">
            <text:p>CF</text:p>
          </table:table-cell>
          <table:table-cell table:style-name="ce8" table:formula="of:=MID([.$E273];11;2)" office:value-type="string" office:string-value="0" calcext:value-type="string">
            <text:p>0</text:p>
          </table:table-cell>
          <table:table-cell table:style-name="ce8" table:formula="of:=MID([.$E273];13;2)">
            <text:p/>
          </table:table-cell>
          <table:table-cell table:style-name="ce8" table:formula="of:=MID([.$E273];15;2)">
            <text:p/>
          </table:table-cell>
          <table:table-cell table:style-name="ce8"/>
          <table:table-cell table:formula="of:=CONCATENATE([.F273];&quot; &quot;;[.G273];&quot; &quot;;[.H273];&quot; &quot;;[.I273];&quot; &quot;;[.J273];&quot; &quot;;[.K273];&quot; &quot;;[.L273];&quot; &quot;;[.M273])" office:value-type="string" office:string-value="E1 0C  8 B1 CF 0  " calcext:value-type="string">
            <text:p>E1 0C <text:s/>8 B1 CF 0 <text:s/></text:p>
          </table:table-cell>
          <table:table-cell table:formula="of:=HEX2DEC([.F273])" office:value-type="float" office:value="225" calcext:value-type="float">
            <text:p>225</text:p>
          </table:table-cell>
          <table:table-cell table:formula="of:=HEX2DEC([.G273])" office:value-type="float" office:value="12" calcext:value-type="float">
            <text:p>12</text:p>
          </table:table-cell>
          <table:table-cell table:formula="of:=HEX2DEC([.H273])" office:value-type="string" office:string-value="" calcext:value-type="error">
            <text:p>Err:502</text:p>
          </table:table-cell>
          <table:table-cell table:formula="of:=HEX2DEC([.I273])" office:value-type="float" office:value="177" calcext:value-type="float">
            <text:p>177</text:p>
          </table:table-cell>
          <table:table-cell table:formula="of:=HEX2DEC([.J273])" office:value-type="float" office:value="207" calcext:value-type="float">
            <text:p>207</text:p>
          </table:table-cell>
          <table:table-cell table:formula="of:=HEX2DEC([.K273])" office:value-type="float" office:value="0" calcext:value-type="float">
            <text:p>0</text:p>
          </table:table-cell>
          <table:table-cell table:formula="of:=HEX2DEC([.L273])" office:value-type="float" office:value="0" calcext:value-type="float">
            <text:p>0</text:p>
          </table:table-cell>
          <table:table-cell table:formula="of:=HEX2DEC([.M273])" office:value-type="float" office:value="0" calcext:value-type="float">
            <text:p>0</text:p>
          </table:table-cell>
          <table:table-cell table:formula="of:=HEX2DEC([.N273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N</text:p>
          </table:table-cell>
          <table:table-cell table:style-name="ce4" office:value-type="string" calcext:value-type="string">
            <text:p>t1D25B40C 8B1CF0</text:p>
          </table:table-cell>
          <table:table-cell table:style-name="ce6" table:formula="of:=IF([.B274]=&quot;&quot;;&quot;&quot;;MID([.B274];2;3))" office:value-type="string" office:string-value="1D2" calcext:value-type="string">
            <text:p>1D2</text:p>
          </table:table-cell>
          <table:table-cell table:formula="of:=MID([.B274];5;1)" office:value-type="string" office:string-value="5" calcext:value-type="string">
            <text:p>5</text:p>
          </table:table-cell>
          <table:table-cell table:formula="of:=MID([.B274];6;50)" office:value-type="string" office:string-value="B40C 8B1CF0" calcext:value-type="string">
            <text:p>B40C 8B1CF0</text:p>
          </table:table-cell>
          <table:table-cell table:style-name="ce10" table:formula="of:=MID([.$E274];1;2)" office:value-type="string" office:string-value="B4" calcext:value-type="string">
            <text:p>B4</text:p>
          </table:table-cell>
          <table:table-cell table:style-name="ce11" table:formula="of:=MID([.$E274];3;2)" office:value-type="string" office:string-value="0C" calcext:value-type="string">
            <text:p>0C</text:p>
          </table:table-cell>
          <table:table-cell table:style-name="ce8" table:formula="of:=MID([.$E274];5;2)" office:value-type="string" office:string-value=" 8" calcext:value-type="string">
            <text:p><text:s/>8</text:p>
          </table:table-cell>
          <table:table-cell table:style-name="ce8" table:formula="of:=MID([.$E274];7;2)" office:value-type="string" office:string-value="B1" calcext:value-type="string">
            <text:p>B1</text:p>
          </table:table-cell>
          <table:table-cell table:style-name="ce8" table:formula="of:=MID([.$E274];9;2)" office:value-type="string" office:string-value="CF" calcext:value-type="string">
            <text:p>CF</text:p>
          </table:table-cell>
          <table:table-cell table:style-name="ce8" table:formula="of:=MID([.$E274];11;2)" office:value-type="string" office:string-value="0" calcext:value-type="string">
            <text:p>0</text:p>
          </table:table-cell>
          <table:table-cell table:style-name="ce8" table:formula="of:=MID([.$E274];13;2)">
            <text:p/>
          </table:table-cell>
          <table:table-cell table:style-name="ce8" table:formula="of:=MID([.$E274];15;2)">
            <text:p/>
          </table:table-cell>
          <table:table-cell table:style-name="ce8"/>
          <table:table-cell table:formula="of:=CONCATENATE([.F274];&quot; &quot;;[.G274];&quot; &quot;;[.H274];&quot; &quot;;[.I274];&quot; &quot;;[.J274];&quot; &quot;;[.K274];&quot; &quot;;[.L274];&quot; &quot;;[.M274])" office:value-type="string" office:string-value="B4 0C  8 B1 CF 0  " calcext:value-type="string">
            <text:p>B4 0C <text:s/>8 B1 CF 0 <text:s/></text:p>
          </table:table-cell>
          <table:table-cell table:formula="of:=HEX2DEC([.F274])" office:value-type="float" office:value="180" calcext:value-type="float">
            <text:p>180</text:p>
          </table:table-cell>
          <table:table-cell table:formula="of:=HEX2DEC([.G274])" office:value-type="float" office:value="12" calcext:value-type="float">
            <text:p>12</text:p>
          </table:table-cell>
          <table:table-cell table:formula="of:=HEX2DEC([.H274])" office:value-type="string" office:string-value="" calcext:value-type="error">
            <text:p>Err:502</text:p>
          </table:table-cell>
          <table:table-cell table:formula="of:=HEX2DEC([.I274])" office:value-type="float" office:value="177" calcext:value-type="float">
            <text:p>177</text:p>
          </table:table-cell>
          <table:table-cell table:formula="of:=HEX2DEC([.J274])" office:value-type="float" office:value="207" calcext:value-type="float">
            <text:p>207</text:p>
          </table:table-cell>
          <table:table-cell table:formula="of:=HEX2DEC([.K274])" office:value-type="float" office:value="0" calcext:value-type="float">
            <text:p>0</text:p>
          </table:table-cell>
          <table:table-cell table:formula="of:=HEX2DEC([.L274])" office:value-type="float" office:value="0" calcext:value-type="float">
            <text:p>0</text:p>
          </table:table-cell>
          <table:table-cell table:formula="of:=HEX2DEC([.M274])" office:value-type="float" office:value="0" calcext:value-type="float">
            <text:p>0</text:p>
          </table:table-cell>
          <table:table-cell table:formula="of:=HEX2DEC([.N274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D</text:p>
          </table:table-cell>
          <table:table-cell table:style-name="ce4" office:value-type="string" calcext:value-type="string">
            <text:p>t1D25780C8B1CF0</text:p>
          </table:table-cell>
          <table:table-cell table:style-name="ce6" table:formula="of:=IF([.B275]=&quot;&quot;;&quot;&quot;;MID([.B275];2;3))" office:value-type="string" office:string-value="1D2" calcext:value-type="string">
            <text:p>1D2</text:p>
          </table:table-cell>
          <table:table-cell table:formula="of:=MID([.B275];5;1)" office:value-type="string" office:string-value="5" calcext:value-type="string">
            <text:p>5</text:p>
          </table:table-cell>
          <table:table-cell table:formula="of:=MID([.B275];6;50)" office:value-type="string" office:string-value="780C8B1CF0" calcext:value-type="string">
            <text:p>780C8B1CF0</text:p>
          </table:table-cell>
          <table:table-cell table:style-name="ce10" table:formula="of:=MID([.$E275];1;2)" office:value-type="string" office:string-value="78" calcext:value-type="string">
            <text:p>78</text:p>
          </table:table-cell>
          <table:table-cell table:style-name="ce11" table:formula="of:=MID([.$E275];3;2)" office:value-type="string" office:string-value="0C" calcext:value-type="string">
            <text:p>0C</text:p>
          </table:table-cell>
          <table:table-cell table:style-name="ce8" table:formula="of:=MID([.$E275];5;2)" office:value-type="string" office:string-value="8B" calcext:value-type="string">
            <text:p>8B</text:p>
          </table:table-cell>
          <table:table-cell table:style-name="ce8" table:formula="of:=MID([.$E275];7;2)" office:value-type="string" office:string-value="1C" calcext:value-type="string">
            <text:p>1C</text:p>
          </table:table-cell>
          <table:table-cell table:style-name="ce8" table:formula="of:=MID([.$E275];9;2)" office:value-type="string" office:string-value="F0" calcext:value-type="string">
            <text:p>F0</text:p>
          </table:table-cell>
          <table:table-cell table:style-name="ce8" table:formula="of:=MID([.$E275];11;2)">
            <text:p/>
          </table:table-cell>
          <table:table-cell table:style-name="ce8" table:formula="of:=MID([.$E275];13;2)">
            <text:p/>
          </table:table-cell>
          <table:table-cell table:style-name="ce8" table:formula="of:=MID([.$E275];15;2)">
            <text:p/>
          </table:table-cell>
          <table:table-cell table:style-name="ce8"/>
          <table:table-cell table:formula="of:=CONCATENATE([.F275];&quot; &quot;;[.G275];&quot; &quot;;[.H275];&quot; &quot;;[.I275];&quot; &quot;;[.J275];&quot; &quot;;[.K275];&quot; &quot;;[.L275];&quot; &quot;;[.M275])" office:value-type="string" office:string-value="78 0C 8B 1C F0   " calcext:value-type="string">
            <text:p>78 0C 8B 1C F0 <text:s text:c="2"/></text:p>
          </table:table-cell>
          <table:table-cell table:formula="of:=HEX2DEC([.F275])" office:value-type="float" office:value="120" calcext:value-type="float">
            <text:p>120</text:p>
          </table:table-cell>
          <table:table-cell table:formula="of:=HEX2DEC([.G275])" office:value-type="float" office:value="12" calcext:value-type="float">
            <text:p>12</text:p>
          </table:table-cell>
          <table:table-cell table:formula="of:=HEX2DEC([.H275])" office:value-type="float" office:value="139" calcext:value-type="float">
            <text:p>139</text:p>
          </table:table-cell>
          <table:table-cell table:formula="of:=HEX2DEC([.I275])" office:value-type="float" office:value="28" calcext:value-type="float">
            <text:p>28</text:p>
          </table:table-cell>
          <table:table-cell table:formula="of:=HEX2DEC([.J275])" office:value-type="float" office:value="240" calcext:value-type="float">
            <text:p>240</text:p>
          </table:table-cell>
          <table:table-cell table:formula="of:=HEX2DEC([.K275])" office:value-type="float" office:value="0" calcext:value-type="float">
            <text:p>0</text:p>
          </table:table-cell>
          <table:table-cell table:formula="of:=HEX2DEC([.L275])" office:value-type="float" office:value="0" calcext:value-type="float">
            <text:p>0</text:p>
          </table:table-cell>
          <table:table-cell table:formula="of:=HEX2DEC([.M275])" office:value-type="float" office:value="0" calcext:value-type="float">
            <text:p>0</text:p>
          </table:table-cell>
          <table:table-cell table:formula="of:=HEX2DEC([.N275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t1D25D20C8D1CF0</text:p>
          </table:table-cell>
          <table:table-cell table:style-name="ce6" table:formula="of:=IF([.B276]=&quot;&quot;;&quot;&quot;;MID([.B276];2;3))" office:value-type="string" office:string-value="1D2" calcext:value-type="string">
            <text:p>1D2</text:p>
          </table:table-cell>
          <table:table-cell table:formula="of:=MID([.B276];5;1)" office:value-type="string" office:string-value="5" calcext:value-type="string">
            <text:p>5</text:p>
          </table:table-cell>
          <table:table-cell table:formula="of:=MID([.B276];6;50)" office:value-type="string" office:string-value="D20C8D1CF0" calcext:value-type="string">
            <text:p>D20C8D1CF0</text:p>
          </table:table-cell>
          <table:table-cell table:style-name="ce10" table:formula="of:=MID([.$E276];1;2)" office:value-type="string" office:string-value="D2" calcext:value-type="string">
            <text:p>D2</text:p>
          </table:table-cell>
          <table:table-cell table:style-name="ce11" table:formula="of:=MID([.$E276];3;2)" office:value-type="string" office:string-value="0C" calcext:value-type="string">
            <text:p>0C</text:p>
          </table:table-cell>
          <table:table-cell table:style-name="ce8" table:formula="of:=MID([.$E276];5;2)" office:value-type="string" office:string-value="8D" calcext:value-type="string">
            <text:p>8D</text:p>
          </table:table-cell>
          <table:table-cell table:style-name="ce8" table:formula="of:=MID([.$E276];7;2)" office:value-type="string" office:string-value="1C" calcext:value-type="string">
            <text:p>1C</text:p>
          </table:table-cell>
          <table:table-cell table:style-name="ce8" table:formula="of:=MID([.$E276];9;2)" office:value-type="string" office:string-value="F0" calcext:value-type="string">
            <text:p>F0</text:p>
          </table:table-cell>
          <table:table-cell table:style-name="ce8" table:formula="of:=MID([.$E276];11;2)">
            <text:p/>
          </table:table-cell>
          <table:table-cell table:style-name="ce8" table:formula="of:=MID([.$E276];13;2)">
            <text:p/>
          </table:table-cell>
          <table:table-cell table:style-name="ce8" table:formula="of:=MID([.$E276];15;2)">
            <text:p/>
          </table:table-cell>
          <table:table-cell table:style-name="ce8"/>
          <table:table-cell table:formula="of:=CONCATENATE([.F276];&quot; &quot;;[.G276];&quot; &quot;;[.H276];&quot; &quot;;[.I276];&quot; &quot;;[.J276];&quot; &quot;;[.K276];&quot; &quot;;[.L276];&quot; &quot;;[.M276])" office:value-type="string" office:string-value="D2 0C 8D 1C F0   " calcext:value-type="string">
            <text:p>D2 0C 8D 1C F0 <text:s text:c="2"/></text:p>
          </table:table-cell>
          <table:table-cell table:formula="of:=HEX2DEC([.F276])" office:value-type="float" office:value="210" calcext:value-type="float">
            <text:p>210</text:p>
          </table:table-cell>
          <table:table-cell table:formula="of:=HEX2DEC([.G276])" office:value-type="float" office:value="12" calcext:value-type="float">
            <text:p>12</text:p>
          </table:table-cell>
          <table:table-cell table:formula="of:=HEX2DEC([.H276])" office:value-type="float" office:value="141" calcext:value-type="float">
            <text:p>141</text:p>
          </table:table-cell>
          <table:table-cell table:formula="of:=HEX2DEC([.I276])" office:value-type="float" office:value="28" calcext:value-type="float">
            <text:p>28</text:p>
          </table:table-cell>
          <table:table-cell table:formula="of:=HEX2DEC([.J276])" office:value-type="float" office:value="240" calcext:value-type="float">
            <text:p>240</text:p>
          </table:table-cell>
          <table:table-cell table:formula="of:=HEX2DEC([.K276])" office:value-type="float" office:value="0" calcext:value-type="float">
            <text:p>0</text:p>
          </table:table-cell>
          <table:table-cell table:formula="of:=HEX2DEC([.L276])" office:value-type="float" office:value="0" calcext:value-type="float">
            <text:p>0</text:p>
          </table:table-cell>
          <table:table-cell table:formula="of:=HEX2DEC([.M276])" office:value-type="float" office:value="0" calcext:value-type="float">
            <text:p>0</text:p>
          </table:table-cell>
          <table:table-cell table:formula="of:=HEX2DEC([.N276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1</text:p>
          </table:table-cell>
          <table:table-cell table:style-name="ce4" office:value-type="string" calcext:value-type="string">
            <text:p>t1D25785C8B5CF2</text:p>
          </table:table-cell>
          <table:table-cell table:style-name="ce6" table:formula="of:=IF([.B277]=&quot;&quot;;&quot;&quot;;MID([.B277];2;3))" office:value-type="string" office:string-value="1D2" calcext:value-type="string">
            <text:p>1D2</text:p>
          </table:table-cell>
          <table:table-cell table:formula="of:=MID([.B277];5;1)" office:value-type="string" office:string-value="5" calcext:value-type="string">
            <text:p>5</text:p>
          </table:table-cell>
          <table:table-cell table:formula="of:=MID([.B277];6;50)" office:value-type="string" office:string-value="785C8B5CF2" calcext:value-type="string">
            <text:p>785C8B5CF2</text:p>
          </table:table-cell>
          <table:table-cell table:style-name="ce10" table:formula="of:=MID([.$E277];1;2)" office:value-type="string" office:string-value="78" calcext:value-type="string">
            <text:p>78</text:p>
          </table:table-cell>
          <table:table-cell table:style-name="ce11" table:formula="of:=MID([.$E277];3;2)" office:value-type="string" office:string-value="5C" calcext:value-type="string">
            <text:p>5C</text:p>
          </table:table-cell>
          <table:table-cell table:style-name="ce8" table:formula="of:=MID([.$E277];5;2)" office:value-type="string" office:string-value="8B" calcext:value-type="string">
            <text:p>8B</text:p>
          </table:table-cell>
          <table:table-cell table:style-name="ce8" table:formula="of:=MID([.$E277];7;2)" office:value-type="string" office:string-value="5C" calcext:value-type="string">
            <text:p>5C</text:p>
          </table:table-cell>
          <table:table-cell table:style-name="ce8" table:formula="of:=MID([.$E277];9;2)" office:value-type="string" office:string-value="F2" calcext:value-type="string">
            <text:p>F2</text:p>
          </table:table-cell>
          <table:table-cell table:style-name="ce8" table:formula="of:=MID([.$E277];11;2)">
            <text:p/>
          </table:table-cell>
          <table:table-cell table:style-name="ce8" table:formula="of:=MID([.$E277];13;2)">
            <text:p/>
          </table:table-cell>
          <table:table-cell table:style-name="ce8" table:formula="of:=MID([.$E277];15;2)">
            <text:p/>
          </table:table-cell>
          <table:table-cell table:style-name="ce8"/>
          <table:table-cell table:formula="of:=CONCATENATE([.F277];&quot; &quot;;[.G277];&quot; &quot;;[.H277];&quot; &quot;;[.I277];&quot; &quot;;[.J277];&quot; &quot;;[.K277];&quot; &quot;;[.L277];&quot; &quot;;[.M277])" office:value-type="string" office:string-value="78 5C 8B 5C F2   " calcext:value-type="string">
            <text:p>78 5C 8B 5C F2 <text:s text:c="2"/></text:p>
          </table:table-cell>
          <table:table-cell table:formula="of:=HEX2DEC([.F277])" office:value-type="float" office:value="120" calcext:value-type="float">
            <text:p>120</text:p>
          </table:table-cell>
          <table:table-cell table:formula="of:=HEX2DEC([.G277])" office:value-type="float" office:value="92" calcext:value-type="float">
            <text:p>92</text:p>
          </table:table-cell>
          <table:table-cell table:formula="of:=HEX2DEC([.H277])" office:value-type="float" office:value="139" calcext:value-type="float">
            <text:p>139</text:p>
          </table:table-cell>
          <table:table-cell table:formula="of:=HEX2DEC([.I277])" office:value-type="float" office:value="92" calcext:value-type="float">
            <text:p>92</text:p>
          </table:table-cell>
          <table:table-cell table:formula="of:=HEX2DEC([.J277])" office:value-type="float" office:value="242" calcext:value-type="float">
            <text:p>242</text:p>
          </table:table-cell>
          <table:table-cell table:formula="of:=HEX2DEC([.K277])" office:value-type="float" office:value="0" calcext:value-type="float">
            <text:p>0</text:p>
          </table:table-cell>
          <table:table-cell table:formula="of:=HEX2DEC([.L277])" office:value-type="float" office:value="0" calcext:value-type="float">
            <text:p>0</text:p>
          </table:table-cell>
          <table:table-cell table:formula="of:=HEX2DEC([.M277])" office:value-type="float" office:value="0" calcext:value-type="float">
            <text:p>0</text:p>
          </table:table-cell>
          <table:table-cell table:formula="of:=HEX2DEC([.N277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2</text:p>
          </table:table-cell>
          <table:table-cell table:style-name="ce4" office:value-type="string" calcext:value-type="string">
            <text:p>t1D25786C8B5CF2</text:p>
          </table:table-cell>
          <table:table-cell table:style-name="ce6" table:formula="of:=IF([.B278]=&quot;&quot;;&quot;&quot;;MID([.B278];2;3))" office:value-type="string" office:string-value="1D2" calcext:value-type="string">
            <text:p>1D2</text:p>
          </table:table-cell>
          <table:table-cell table:formula="of:=MID([.B278];5;1)" office:value-type="string" office:string-value="5" calcext:value-type="string">
            <text:p>5</text:p>
          </table:table-cell>
          <table:table-cell table:formula="of:=MID([.B278];6;50)" office:value-type="string" office:string-value="786C8B5CF2" calcext:value-type="string">
            <text:p>786C8B5CF2</text:p>
          </table:table-cell>
          <table:table-cell table:style-name="ce10" table:formula="of:=MID([.$E278];1;2)" office:value-type="string" office:string-value="78" calcext:value-type="string">
            <text:p>78</text:p>
          </table:table-cell>
          <table:table-cell table:style-name="ce11" table:formula="of:=MID([.$E278];3;2)" office:value-type="string" office:string-value="6C" calcext:value-type="string">
            <text:p>6C</text:p>
          </table:table-cell>
          <table:table-cell table:style-name="ce8" table:formula="of:=MID([.$E278];5;2)" office:value-type="string" office:string-value="8B" calcext:value-type="string">
            <text:p>8B</text:p>
          </table:table-cell>
          <table:table-cell table:style-name="ce8" table:formula="of:=MID([.$E278];7;2)" office:value-type="string" office:string-value="5C" calcext:value-type="string">
            <text:p>5C</text:p>
          </table:table-cell>
          <table:table-cell table:style-name="ce8" table:formula="of:=MID([.$E278];9;2)" office:value-type="string" office:string-value="F2" calcext:value-type="string">
            <text:p>F2</text:p>
          </table:table-cell>
          <table:table-cell table:style-name="ce8" table:formula="of:=MID([.$E278];11;2)">
            <text:p/>
          </table:table-cell>
          <table:table-cell table:style-name="ce8" table:formula="of:=MID([.$E278];13;2)">
            <text:p/>
          </table:table-cell>
          <table:table-cell table:style-name="ce8" table:formula="of:=MID([.$E278];15;2)">
            <text:p/>
          </table:table-cell>
          <table:table-cell table:style-name="ce8"/>
          <table:table-cell table:formula="of:=CONCATENATE([.F278];&quot; &quot;;[.G278];&quot; &quot;;[.H278];&quot; &quot;;[.I278];&quot; &quot;;[.J278];&quot; &quot;;[.K278];&quot; &quot;;[.L278];&quot; &quot;;[.M278])" office:value-type="string" office:string-value="78 6C 8B 5C F2   " calcext:value-type="string">
            <text:p>78 6C 8B 5C F2 <text:s text:c="2"/></text:p>
          </table:table-cell>
          <table:table-cell table:formula="of:=HEX2DEC([.F278])" office:value-type="float" office:value="120" calcext:value-type="float">
            <text:p>120</text:p>
          </table:table-cell>
          <table:table-cell table:formula="of:=HEX2DEC([.G278])" office:value-type="float" office:value="108" calcext:value-type="float">
            <text:p>108</text:p>
          </table:table-cell>
          <table:table-cell table:formula="of:=HEX2DEC([.H278])" office:value-type="float" office:value="139" calcext:value-type="float">
            <text:p>139</text:p>
          </table:table-cell>
          <table:table-cell table:formula="of:=HEX2DEC([.I278])" office:value-type="float" office:value="92" calcext:value-type="float">
            <text:p>92</text:p>
          </table:table-cell>
          <table:table-cell table:formula="of:=HEX2DEC([.J278])" office:value-type="float" office:value="242" calcext:value-type="float">
            <text:p>242</text:p>
          </table:table-cell>
          <table:table-cell table:formula="of:=HEX2DEC([.K278])" office:value-type="float" office:value="0" calcext:value-type="float">
            <text:p>0</text:p>
          </table:table-cell>
          <table:table-cell table:formula="of:=HEX2DEC([.L278])" office:value-type="float" office:value="0" calcext:value-type="float">
            <text:p>0</text:p>
          </table:table-cell>
          <table:table-cell table:formula="of:=HEX2DEC([.M278])" office:value-type="float" office:value="0" calcext:value-type="float">
            <text:p>0</text:p>
          </table:table-cell>
          <table:table-cell table:formula="of:=HEX2DEC([.N278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3</text:p>
          </table:table-cell>
          <table:table-cell table:style-name="ce4" office:value-type="string" calcext:value-type="string">
            <text:p>t1D25787C8B5CF2</text:p>
          </table:table-cell>
          <table:table-cell table:style-name="ce6" table:formula="of:=IF([.B279]=&quot;&quot;;&quot;&quot;;MID([.B279];2;3))" office:value-type="string" office:string-value="1D2" calcext:value-type="string">
            <text:p>1D2</text:p>
          </table:table-cell>
          <table:table-cell table:formula="of:=MID([.B279];5;1)" office:value-type="string" office:string-value="5" calcext:value-type="string">
            <text:p>5</text:p>
          </table:table-cell>
          <table:table-cell table:formula="of:=MID([.B279];6;50)" office:value-type="string" office:string-value="787C8B5CF2" calcext:value-type="string">
            <text:p>787C8B5CF2</text:p>
          </table:table-cell>
          <table:table-cell table:style-name="ce10" table:formula="of:=MID([.$E279];1;2)" office:value-type="string" office:string-value="78" calcext:value-type="string">
            <text:p>78</text:p>
          </table:table-cell>
          <table:table-cell table:style-name="ce11" table:formula="of:=MID([.$E279];3;2)" office:value-type="string" office:string-value="7C" calcext:value-type="string">
            <text:p>7C</text:p>
          </table:table-cell>
          <table:table-cell table:style-name="ce8" table:formula="of:=MID([.$E279];5;2)" office:value-type="string" office:string-value="8B" calcext:value-type="string">
            <text:p>8B</text:p>
          </table:table-cell>
          <table:table-cell table:style-name="ce8" table:formula="of:=MID([.$E279];7;2)" office:value-type="string" office:string-value="5C" calcext:value-type="string">
            <text:p>5C</text:p>
          </table:table-cell>
          <table:table-cell table:style-name="ce8" table:formula="of:=MID([.$E279];9;2)" office:value-type="string" office:string-value="F2" calcext:value-type="string">
            <text:p>F2</text:p>
          </table:table-cell>
          <table:table-cell table:style-name="ce8" table:formula="of:=MID([.$E279];11;2)">
            <text:p/>
          </table:table-cell>
          <table:table-cell table:style-name="ce8" table:formula="of:=MID([.$E279];13;2)">
            <text:p/>
          </table:table-cell>
          <table:table-cell table:style-name="ce8" table:formula="of:=MID([.$E279];15;2)">
            <text:p/>
          </table:table-cell>
          <table:table-cell table:style-name="ce8"/>
          <table:table-cell table:formula="of:=CONCATENATE([.F279];&quot; &quot;;[.G279];&quot; &quot;;[.H279];&quot; &quot;;[.I279];&quot; &quot;;[.J279];&quot; &quot;;[.K279];&quot; &quot;;[.L279];&quot; &quot;;[.M279])" office:value-type="string" office:string-value="78 7C 8B 5C F2   " calcext:value-type="string">
            <text:p>78 7C 8B 5C F2 <text:s text:c="2"/></text:p>
          </table:table-cell>
          <table:table-cell table:formula="of:=HEX2DEC([.F279])" office:value-type="float" office:value="120" calcext:value-type="float">
            <text:p>120</text:p>
          </table:table-cell>
          <table:table-cell table:formula="of:=HEX2DEC([.G279])" office:value-type="float" office:value="124" calcext:value-type="float">
            <text:p>124</text:p>
          </table:table-cell>
          <table:table-cell table:formula="of:=HEX2DEC([.H279])" office:value-type="float" office:value="139" calcext:value-type="float">
            <text:p>139</text:p>
          </table:table-cell>
          <table:table-cell table:formula="of:=HEX2DEC([.I279])" office:value-type="float" office:value="92" calcext:value-type="float">
            <text:p>92</text:p>
          </table:table-cell>
          <table:table-cell table:formula="of:=HEX2DEC([.J279])" office:value-type="float" office:value="242" calcext:value-type="float">
            <text:p>242</text:p>
          </table:table-cell>
          <table:table-cell table:formula="of:=HEX2DEC([.K279])" office:value-type="float" office:value="0" calcext:value-type="float">
            <text:p>0</text:p>
          </table:table-cell>
          <table:table-cell table:formula="of:=HEX2DEC([.L279])" office:value-type="float" office:value="0" calcext:value-type="float">
            <text:p>0</text:p>
          </table:table-cell>
          <table:table-cell table:formula="of:=HEX2DEC([.M279])" office:value-type="float" office:value="0" calcext:value-type="float">
            <text:p>0</text:p>
          </table:table-cell>
          <table:table-cell table:formula="of:=HEX2DEC([.N279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4</text:p>
          </table:table-cell>
          <table:table-cell table:style-name="ce4" office:value-type="string" calcext:value-type="string">
            <text:p>t1D25788C8B5CF2</text:p>
          </table:table-cell>
          <table:table-cell table:style-name="ce6" table:formula="of:=IF([.B280]=&quot;&quot;;&quot;&quot;;MID([.B280];2;3))" office:value-type="string" office:string-value="1D2" calcext:value-type="string">
            <text:p>1D2</text:p>
          </table:table-cell>
          <table:table-cell table:formula="of:=MID([.B280];5;1)" office:value-type="string" office:string-value="5" calcext:value-type="string">
            <text:p>5</text:p>
          </table:table-cell>
          <table:table-cell table:formula="of:=MID([.B280];6;50)" office:value-type="string" office:string-value="788C8B5CF2" calcext:value-type="string">
            <text:p>788C8B5CF2</text:p>
          </table:table-cell>
          <table:table-cell table:style-name="ce10" table:formula="of:=MID([.$E280];1;2)" office:value-type="string" office:string-value="78" calcext:value-type="string">
            <text:p>78</text:p>
          </table:table-cell>
          <table:table-cell table:style-name="ce11" table:formula="of:=MID([.$E280];3;2)" office:value-type="string" office:string-value="8C" calcext:value-type="string">
            <text:p>8C</text:p>
          </table:table-cell>
          <table:table-cell table:style-name="ce8" table:formula="of:=MID([.$E280];5;2)" office:value-type="string" office:string-value="8B" calcext:value-type="string">
            <text:p>8B</text:p>
          </table:table-cell>
          <table:table-cell table:style-name="ce8" table:formula="of:=MID([.$E280];7;2)" office:value-type="string" office:string-value="5C" calcext:value-type="string">
            <text:p>5C</text:p>
          </table:table-cell>
          <table:table-cell table:style-name="ce8" table:formula="of:=MID([.$E280];9;2)" office:value-type="string" office:string-value="F2" calcext:value-type="string">
            <text:p>F2</text:p>
          </table:table-cell>
          <table:table-cell table:style-name="ce8" table:formula="of:=MID([.$E280];11;2)">
            <text:p/>
          </table:table-cell>
          <table:table-cell table:style-name="ce8" table:formula="of:=MID([.$E280];13;2)">
            <text:p/>
          </table:table-cell>
          <table:table-cell table:style-name="ce8" table:formula="of:=MID([.$E280];15;2)">
            <text:p/>
          </table:table-cell>
          <table:table-cell table:style-name="ce8"/>
          <table:table-cell table:formula="of:=CONCATENATE([.F280];&quot; &quot;;[.G280];&quot; &quot;;[.H280];&quot; &quot;;[.I280];&quot; &quot;;[.J280];&quot; &quot;;[.K280];&quot; &quot;;[.L280];&quot; &quot;;[.M280])" office:value-type="string" office:string-value="78 8C 8B 5C F2   " calcext:value-type="string">
            <text:p>78 8C 8B 5C F2 <text:s text:c="2"/></text:p>
          </table:table-cell>
          <table:table-cell table:formula="of:=HEX2DEC([.F280])" office:value-type="float" office:value="120" calcext:value-type="float">
            <text:p>120</text:p>
          </table:table-cell>
          <table:table-cell table:formula="of:=HEX2DEC([.G280])" office:value-type="float" office:value="140" calcext:value-type="float">
            <text:p>140</text:p>
          </table:table-cell>
          <table:table-cell table:formula="of:=HEX2DEC([.H280])" office:value-type="float" office:value="139" calcext:value-type="float">
            <text:p>139</text:p>
          </table:table-cell>
          <table:table-cell table:formula="of:=HEX2DEC([.I280])" office:value-type="float" office:value="92" calcext:value-type="float">
            <text:p>92</text:p>
          </table:table-cell>
          <table:table-cell table:formula="of:=HEX2DEC([.J280])" office:value-type="float" office:value="242" calcext:value-type="float">
            <text:p>242</text:p>
          </table:table-cell>
          <table:table-cell table:formula="of:=HEX2DEC([.K280])" office:value-type="float" office:value="0" calcext:value-type="float">
            <text:p>0</text:p>
          </table:table-cell>
          <table:table-cell table:formula="of:=HEX2DEC([.L280])" office:value-type="float" office:value="0" calcext:value-type="float">
            <text:p>0</text:p>
          </table:table-cell>
          <table:table-cell table:formula="of:=HEX2DEC([.M280])" office:value-type="float" office:value="0" calcext:value-type="float">
            <text:p>0</text:p>
          </table:table-cell>
          <table:table-cell table:formula="of:=HEX2DEC([.N280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5</text:p>
          </table:table-cell>
          <table:table-cell table:style-name="ce4" office:value-type="string" calcext:value-type="string">
            <text:p>t1D25789C8B5CF2</text:p>
          </table:table-cell>
          <table:table-cell table:style-name="ce6" table:formula="of:=IF([.B281]=&quot;&quot;;&quot;&quot;;MID([.B281];2;3))" office:value-type="string" office:string-value="1D2" calcext:value-type="string">
            <text:p>1D2</text:p>
          </table:table-cell>
          <table:table-cell table:formula="of:=MID([.B281];5;1)" office:value-type="string" office:string-value="5" calcext:value-type="string">
            <text:p>5</text:p>
          </table:table-cell>
          <table:table-cell table:formula="of:=MID([.B281];6;50)" office:value-type="string" office:string-value="789C8B5CF2" calcext:value-type="string">
            <text:p>789C8B5CF2</text:p>
          </table:table-cell>
          <table:table-cell table:style-name="ce10" table:formula="of:=MID([.$E281];1;2)" office:value-type="string" office:string-value="78" calcext:value-type="string">
            <text:p>78</text:p>
          </table:table-cell>
          <table:table-cell table:style-name="ce11" table:formula="of:=MID([.$E281];3;2)" office:value-type="string" office:string-value="9C" calcext:value-type="string">
            <text:p>9C</text:p>
          </table:table-cell>
          <table:table-cell table:style-name="ce8" table:formula="of:=MID([.$E281];5;2)" office:value-type="string" office:string-value="8B" calcext:value-type="string">
            <text:p>8B</text:p>
          </table:table-cell>
          <table:table-cell table:style-name="ce8" table:formula="of:=MID([.$E281];7;2)" office:value-type="string" office:string-value="5C" calcext:value-type="string">
            <text:p>5C</text:p>
          </table:table-cell>
          <table:table-cell table:style-name="ce8" table:formula="of:=MID([.$E281];9;2)" office:value-type="string" office:string-value="F2" calcext:value-type="string">
            <text:p>F2</text:p>
          </table:table-cell>
          <table:table-cell table:style-name="ce8" table:formula="of:=MID([.$E281];11;2)">
            <text:p/>
          </table:table-cell>
          <table:table-cell table:style-name="ce8" table:formula="of:=MID([.$E281];13;2)">
            <text:p/>
          </table:table-cell>
          <table:table-cell table:style-name="ce8" table:formula="of:=MID([.$E281];15;2)">
            <text:p/>
          </table:table-cell>
          <table:table-cell table:style-name="ce8"/>
          <table:table-cell table:formula="of:=CONCATENATE([.F281];&quot; &quot;;[.G281];&quot; &quot;;[.H281];&quot; &quot;;[.I281];&quot; &quot;;[.J281];&quot; &quot;;[.K281];&quot; &quot;;[.L281];&quot; &quot;;[.M281])" office:value-type="string" office:string-value="78 9C 8B 5C F2   " calcext:value-type="string">
            <text:p>78 9C 8B 5C F2 <text:s text:c="2"/></text:p>
          </table:table-cell>
          <table:table-cell table:formula="of:=HEX2DEC([.F281])" office:value-type="float" office:value="120" calcext:value-type="float">
            <text:p>120</text:p>
          </table:table-cell>
          <table:table-cell table:formula="of:=HEX2DEC([.G281])" office:value-type="float" office:value="156" calcext:value-type="float">
            <text:p>156</text:p>
          </table:table-cell>
          <table:table-cell table:formula="of:=HEX2DEC([.H281])" office:value-type="float" office:value="139" calcext:value-type="float">
            <text:p>139</text:p>
          </table:table-cell>
          <table:table-cell table:formula="of:=HEX2DEC([.I281])" office:value-type="float" office:value="92" calcext:value-type="float">
            <text:p>92</text:p>
          </table:table-cell>
          <table:table-cell table:formula="of:=HEX2DEC([.J281])" office:value-type="float" office:value="242" calcext:value-type="float">
            <text:p>242</text:p>
          </table:table-cell>
          <table:table-cell table:formula="of:=HEX2DEC([.K281])" office:value-type="float" office:value="0" calcext:value-type="float">
            <text:p>0</text:p>
          </table:table-cell>
          <table:table-cell table:formula="of:=HEX2DEC([.L281])" office:value-type="float" office:value="0" calcext:value-type="float">
            <text:p>0</text:p>
          </table:table-cell>
          <table:table-cell table:formula="of:=HEX2DEC([.M281])" office:value-type="float" office:value="0" calcext:value-type="float">
            <text:p>0</text:p>
          </table:table-cell>
          <table:table-cell table:formula="of:=HEX2DEC([.N281]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6</text:p>
          </table:table-cell>
          <table:table-cell table:style-name="ce4" office:value-type="string" calcext:value-type="string">
            <text:p>t1D2578AC8B5CF2</text:p>
          </table:table-cell>
          <table:table-cell table:style-name="ce6" table:formula="of:=IF([.B282]=&quot;&quot;;&quot;&quot;;MID([.B282];2;3))" office:value-type="string" office:string-value="1D2" calcext:value-type="string">
            <text:p>1D2</text:p>
          </table:table-cell>
          <table:table-cell table:formula="of:=MID([.B282];5;1)" office:value-type="string" office:string-value="5" calcext:value-type="string">
            <text:p>5</text:p>
          </table:table-cell>
          <table:table-cell table:formula="of:=MID([.B282];6;50)" office:value-type="string" office:string-value="78AC8B5CF2" calcext:value-type="string">
            <text:p>78AC8B5CF2</text:p>
          </table:table-cell>
          <table:table-cell table:style-name="ce10" table:formula="of:=MID([.$E282];1;2)" office:value-type="string" office:string-value="78" calcext:value-type="string">
            <text:p>78</text:p>
          </table:table-cell>
          <table:table-cell table:style-name="ce11" table:formula="of:=MID([.$E282];3;2)" office:value-type="string" office:string-value="AC" calcext:value-type="string">
            <text:p>AC</text:p>
          </table:table-cell>
          <table:table-cell table:style-name="ce8" table:formula="of:=MID([.$E282];5;2)" office:value-type="string" office:string-value="8B" calcext:value-type="string">
            <text:p>8B</text:p>
          </table:table-cell>
          <table:table-cell table:style-name="ce8" table:formula="of:=MID([.$E282];7;2)" office:value-type="string" office:string-value="5C" calcext:value-type="string">
            <text:p>5C</text:p>
          </table:table-cell>
          <table:table-cell table:style-name="ce8" table:formula="of:=MID([.$E282];9;2)" office:value-type="string" office:string-value="F2" calcext:value-type="string">
            <text:p>F2</text:p>
          </table:table-cell>
          <table:table-cell table:style-name="ce8" table:formula="of:=MID([.$E282];11;2)">
            <text:p/>
          </table:table-cell>
          <table:table-cell table:style-name="ce8" table:formula="of:=MID([.$E282];13;2)">
            <text:p/>
          </table:table-cell>
          <table:table-cell table:style-name="ce8" table:formula="of:=MID([.$E282];15;2)">
            <text:p/>
          </table:table-cell>
          <table:table-cell table:style-name="ce8"/>
          <table:table-cell table:formula="of:=CONCATENATE([.F282];&quot; &quot;;[.G282];&quot; &quot;;[.H282];&quot; &quot;;[.I282];&quot; &quot;;[.J282];&quot; &quot;;[.K282];&quot; &quot;;[.L282];&quot; &quot;;[.M282])" office:value-type="string" office:string-value="78 AC 8B 5C F2   " calcext:value-type="string">
            <text:p>78 AC 8B 5C F2 <text:s text:c="2"/></text:p>
          </table:table-cell>
          <table:table-cell table:formula="of:=HEX2DEC([.F282])" office:value-type="float" office:value="120" calcext:value-type="float">
            <text:p>120</text:p>
          </table:table-cell>
          <table:table-cell table:formula="of:=HEX2DEC([.G282])" office:value-type="float" office:value="172" calcext:value-type="float">
            <text:p>172</text:p>
          </table:table-cell>
          <table:table-cell table:formula="of:=HEX2DEC([.H282])" office:value-type="float" office:value="139" calcext:value-type="float">
            <text:p>139</text:p>
          </table:table-cell>
          <table:table-cell table:formula="of:=HEX2DEC([.I282])" office:value-type="float" office:value="92" calcext:value-type="float">
            <text:p>92</text:p>
          </table:table-cell>
          <table:table-cell table:formula="of:=HEX2DEC([.J282])" office:value-type="float" office:value="242" calcext:value-type="float">
            <text:p>242</text:p>
          </table:table-cell>
          <table:table-cell table:formula="of:=HEX2DEC([.K282])" office:value-type="float" office:value="0" calcext:value-type="float">
            <text:p>0</text:p>
          </table:table-cell>
          <table:table-cell table:formula="of:=HEX2DEC([.L282])" office:value-type="float" office:value="0" calcext:value-type="float">
            <text:p>0</text:p>
          </table:table-cell>
          <table:table-cell table:formula="of:=HEX2DEC([.M282])" office:value-type="float" office:value="0" calcext:value-type="float">
            <text:p>0</text:p>
          </table:table-cell>
          <table:table-cell table:formula="of:=HEX2DEC([.N282])" office:value-type="float" office:value="0" calcext:value-type="float">
            <text:p>0</text:p>
          </table:table-cell>
          <table:table-cell table:number-columns-repeated="1000"/>
        </table:table-row>
        <table:table-row table:style-name="ro2" table:number-rows-repeated="10482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1" table:style-name="ta2">
        <table:table-column table:style-name="co13" table:number-columns-repeated="7" table:default-cell-style-name="ce2"/>
        <table:table-column table:style-name="co7" table:number-columns-repeated="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5" table:default-cell-style-name="ce16"/>
        <table:table-column table:style-name="co7" table:default-cell-style-name="ce16"/>
        <table:table-column table:style-name="co13" table:number-columns-repeated="242" table:default-cell-style-name="ce2"/>
        <table:table-column table:style-name="co13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F8</text:p>
          </table:table-cell>
          <table:table-cell table:style-name="ce8" office:value-type="string" calcext:value-type="string">
            <text:p>FF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string" calcext:value-type="string">
            <text:p>FC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formula="of:=[.D4]*16" office:value-type="float" office:value="65536" calcext:value-type="float">
            <text:p>65536</text:p>
          </table:table-cell>
          <table:table-cell table:formula="of:=[.E4]*16"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table:number-columns-repeated="1019"/>
        </table:table-row>
        <table:table-row table:style-name="ro2">
          <table:table-cell table:number-columns-repeated="10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2">
          <table:table-cell table:number-columns-repeated="7"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table:formula="of:=16*16*16*16*[.K5]" office:value-type="float" office:value="983040" calcext:value-type="float">
            <text:p>983040</text:p>
          </table:table-cell>
          <table:table-cell table:formula="of:=16*16*16*[.L6]" office:value-type="float" office:value="32768" calcext:value-type="float">
            <text:p>32768</text:p>
          </table:table-cell>
          <table:table-cell table:formula="of:=16*16*[.M6]" office:value-type="float" office:value="1792" calcext:value-type="float">
            <text:p>1792</text:p>
          </table:table-cell>
          <table:table-cell table:formula="of:=16*[.N5]"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SUM([.L8:.P8])" office:value-type="float" office:value="34812" calcext:value-type="float">
            <text:p>34812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table:number-columns-repeated="102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deen" table:style-name="ta3">
        <table:table-column table:style-name="co13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3" table:number-columns-repeated="252" table:default-cell-style-name="ce2"/>
        <table:table-column table:style-name="co13" table:number-columns-repeated="767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Idee 1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drive controller benutze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oraussetzung: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eim Umschalten auf PC - immer im Hauptmenue !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C checkt ob Hauptmenue verlassen wird und schlägt Alarm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enn code 1AA kommt und nicht^t1AA8F07F000000000000 macht CarX Alarm !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C checkt auch, ob idrive bewegt wirtd (drehen und click ok, aner nicht vorne hinten rechts links und die diagonalen !!!!</text:p>
          </table:table-cell>
          <table:table-cell table:number-columns-repeated="1022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1AA8F27F10010100107F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1AA8F27F10010200107F 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1AA8F27F10010300107F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1AA8F27F10010400107F 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1AA8F27F10010500107F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1AA8F27F10010600107F 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1AA8F27F10010100107F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1AA8F27F10010200107F 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1AA8F27F10010100107F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1AA8F27F10010200107F 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1AA8F27F10010100107F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BKStringGrid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B1A6AA</text:p>
          </table:table-cell>
          <table:table-cell table:style-name="ce6"/>
          <table:table-cell table:style-name="ce8" table:formula="of:=MID([.G40];5;1)">
            <text:p/>
          </table:table-cell>
          <table:table-cell table:formula="of:=MID([.G40];6;50)">
            <text:p/>
          </table:table-cell>
          <table:table-cell table:formula="of:=MID([.$E40];1;2)">
            <text:p/>
          </table:table-cell>
          <table:table-cell table:style-name="ce8" table:formula="of:=MID([.$E40];3;2)">
            <text:p/>
          </table:table-cell>
          <table:table-cell table:style-name="ce8" table:formula="of:=MID([.$E40];5;2)">
            <text:p/>
          </table:table-cell>
          <table:table-cell table:style-name="ce8" table:formula="of:=MID([.$E40];7;2)">
            <text:p/>
          </table:table-cell>
          <table:table-cell table:style-name="ce8" table:formula="of:=MID([.$E40];9;2)">
            <text:p/>
          </table:table-cell>
          <table:table-cell table:style-name="ce8" table:formula="of:=MID([.$E40];11;2)">
            <text:p/>
          </table:table-cell>
          <table:table-cell table:style-name="ce8" table:formula="of:=MID([.$E40];13;2)">
            <text:p/>
          </table:table-cell>
          <table:table-cell table:style-name="ce8" table:formula="of:=MID([.$E40];15;2)">
            <text:p/>
          </table:table-cell>
          <table:table-cell table:style-name="ce8"/>
          <table:table-cell table:style-name="ce16" table:formula="of:=CONCATENATE([.F44];&quot; &quot;;[.G44];&quot; &quot;;[.H44];&quot; &quot;;[.I44];&quot; &quot;;[.J44];&quot; &quot;;[.K44];&quot; &quot;;[.L44];&quot; &quot;;[.M44])" office:value-type="string" office:string-value="       " calcext:value-type="string">
            <text:p><text:s text:c="7"/>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AF4A2E1B213D095CF445DF52F0450D5CEB5CD86BE9452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6B8A9B7CF844D226FD37D134C3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B1A693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E1B2E023B153F1B350F4D19360F59FC61E568FA70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B1A69F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E1B122C182C0651D578C390B081D26627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B1A798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E043B1422092901132D0051EF570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B1A0A4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E05471D1B2D153516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B1A0A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E054BE654E97DADA79EBC88B889A98193ADC8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E95B1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F16340D390F25393805351F2E1178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E93AC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F1C132F27360E50D568EA7BD668FA45212528393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E9BBF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F04461A32035DE3400445112F14223C2723142257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E9BA5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F0448E46DFC4B150F21153FFD250D3DD76AC26D02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E84CC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F054BE760F1401E371D112D263B0D53DF55FE4B2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E84CD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F054819270C3414103614201B3259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E84C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F0549E453F859F171C082D17BDC45171E2443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E86C2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F0745192A3E112C3612270D3D132F1D370F34086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E86CC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F074BE452E275D65BD574D362F367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E86C8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F074FE551E077C982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E87BC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F0033013F0E321677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E87B8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F00370D45143CECA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E80B1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F0134023D0C341475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FEB68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82C2E024CEE4E110333112028390F51D572D0650A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FEB6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82C2C3AF85FC3642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F94A1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82D1C2B2332035DF74F2E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F95BF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82E162F0D321E0D0739192D0B2F5A</text:p>
          </table:table-cell>
          <table:table-cell table:number-columns-repeated="1022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F97B9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8282C3B163DE54226225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F97AC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8281B29173DE5421B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F91A2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82A1D311D2C0658D87DDF74C268C861F34EE6492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F84C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81D21371F2E123B1C</text:p>
          </table:table-cell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F86B3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81F12202E022E1A73</text:p>
          </table:table-cell>
          <table:table-cell table:number-columns-repeated="1022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F81C5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81A380E3A0F340A4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F81C1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81A3C1421380854D163DB700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F81CD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81A203C152A3A0066E969CA83D57CDC59E459E88D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F81B6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81A293A072B162839182C1623372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F81B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81A2F024212243632162E102E153DED60D2A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CE869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92D13211C2E123617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CE96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92E10262F0157E7A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CEA57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92F152F085FC39591B391A593A9BF6D2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CEA44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92F065AD87ED579E562E978C86EF8472327253146</text:p>
          </table:table-cell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CEB54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9282E053F0E321B1A2F4E</text:p>
          </table:table-cell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D91B5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A163408431A28342E004217250A36120C261E007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D9BA7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A18223E0A5BE972EC470552E046EA5FF14CE0432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D84C0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A193B1733045EFE112321361E31045ADA7FDD6A0F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D84C2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A19391531055FFF122C2E3BF92101293BF54EF08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D84C3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A193E123E13213DD76AE87EBC62CE7B95AF87A9C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D84CC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A193F133F152F0F01331126143BE740D26DC16C01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D84CD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A193C103C13213DD76AE87EBC62CE7B95AF87A9C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D84C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A193D113DE170CC47F958ED4CF35CCC47F9321C5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D84B3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A192E024EF34EEE61D368CA82D36AF075D170C4A9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D84BC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A192F034FF54C10023CF053FB4DE378FC59FB482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D84BD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A192C004CF34EEE61D368CA82D360FE7BDF62F67C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D84B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A192D014F1E34081A14280A421325383C183A0E63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D86C2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A1B391533045EFE11232136042B17332D073FE19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D86CC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A1B3F1331045EFE11232136042B3D00122C002257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D86C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A1B3D113F152F0F01331126143BE740D26DC16C01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D86CF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A1B223E0C22310D07391B28163DE542DC57EF5227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D86C9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A1B203C0A2F025AF44F0D5AD87EA28698AA82ACC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D86B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A1B2D014FF54D11033D1F3402290921330D210368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D86BF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A1B122E1D2C0757C964E67CBA60C069FB360E304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D87C3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A04461A290052EA65DF62F746ED52F669DB50F27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D87CB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A044EE26BFA49150F2123300E351D0D07390D373C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A96B2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B1735094114233A3E064411390F331713370F5B1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A96B3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B173A16320351FB78DC7FDC5BC061C944FE37195E</text:p>
          </table:table-cell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A9F94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B182B074312233531153708361D05253FF14AF47A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F8A9BB9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F4A2B04441830095FF673D76CD463C869C15CD66FD1A6</text:p>
          </table:table-cell>
          <table:table-cell table:number-columns-repeated="1022"/>
        </table:table-row>
        <table:table-row table:style-name="ro2" table:number-rows-repeated="10482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Unicode MS" svg:font-family="'Arial Unicode MS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30P0"/>
    </number:currency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text> </loext:text>
      <loext:fill-character> </loext:fill-character>
      <number:text>-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number:date-style style:name="N1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IE">
      <number:day number:style="long"/>
      <number:text>-</number:text>
      <number:month number:textual="true"/>
    </number:date-style>
    <number:date-style style:name="N10113" number:language="en" number:country="IE">
      <number:month number:textual="true"/>
      <number:text>-</number:text>
      <number:year/>
    </number:date-style>
    <number:time-style style:name="N10114" number:language="en" number:country="IE">
      <number:hours/>
      <number:text>:</number:text>
      <number:minutes number:style="long"/>
      <number:text> </number:text>
      <number:am-pm/>
    </number:time-style>
    <number:time-style style:name="N1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7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8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9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0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MW_20_CAN_20_Bus_20_Codes_20_V0.4" style:display-name="PageStyle_BMW CAN Bus Codes V0.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deen" style:display-name="PageStyle_Idee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stromo</meta:initial-creator>
    <meta:creation-date>2009-01-25T22:31:48</meta:creation-date>
    <dc:creator>Andreas Faltinek</dc:creator>
    <dc:date>2010-01-14T01:01:27</dc:date>
    <meta:document-statistic meta:table-count="3" meta:cell-count="5188" meta:object-count="0"/>
    <meta:generator>LibreOffice/5.1.6.2$Linux_X86_64 LibreOffice_project/10m0$Build-2</meta:generator>
  </office:meta>
</office:document-meta>
</file>